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www</text:p>
      <text:p text:style-name="Preformatted_20_Text">mail</text:p>
      <text:p text:style-name="Preformatted_20_Text">ftp</text:p>
      <text:p text:style-name="Preformatted_20_Text">localhost</text:p>
      <text:p text:style-name="Preformatted_20_Text">webmail</text:p>
      <text:p text:style-name="Preformatted_20_Text">smtp</text:p>
      <text:p text:style-name="Preformatted_20_Text">webdisk</text:p>
      <text:p text:style-name="Preformatted_20_Text">pop</text:p>
      <text:p text:style-name="Preformatted_20_Text">cpanel</text:p>
      <text:p text:style-name="Preformatted_20_Text">whm</text:p>
      <text:p text:style-name="Preformatted_20_Text">ns1</text:p>
      <text:p text:style-name="Preformatted_20_Text">ns2</text:p>
      <text:p text:style-name="Preformatted_20_Text">autodiscover</text:p>
      <text:p text:style-name="Preformatted_20_Text">autoconfig</text:p>
      <text:p text:style-name="Preformatted_20_Text">ns</text:p>
      <text:p text:style-name="Preformatted_20_Text">test</text:p>
      <text:p text:style-name="Preformatted_20_Text">m</text:p>
      <text:p text:style-name="Preformatted_20_Text">blog</text:p>
      <text:p text:style-name="Preformatted_20_Text">dev</text:p>
      <text:p text:style-name="Preformatted_20_Text">www2</text:p>
      <text:p text:style-name="Preformatted_20_Text">ns3</text:p>
      <text:p text:style-name="Preformatted_20_Text">pop3</text:p>
      <text:p text:style-name="Preformatted_20_Text">forum</text:p>
      <text:p text:style-name="Preformatted_20_Text">admin</text:p>
      <text:p text:style-name="Preformatted_20_Text">mail2</text:p>
      <text:p text:style-name="Preformatted_20_Text">vpn</text:p>
      <text:p text:style-name="Preformatted_20_Text">mx</text:p>
      <text:p text:style-name="Preformatted_20_Text">imap</text:p>
      <text:p text:style-name="Preformatted_20_Text">old</text:p>
      <text:p text:style-name="Preformatted_20_Text">new</text:p>
      <text:p text:style-name="Preformatted_20_Text">mobile</text:p>
      <text:p text:style-name="Preformatted_20_Text">mysql</text:p>
      <text:p text:style-name="Preformatted_20_Text">beta</text:p>
      <text:p text:style-name="Preformatted_20_Text">support</text:p>
      <text:p text:style-name="Preformatted_20_Text">cp</text:p>
      <text:p text:style-name="Preformatted_20_Text">secure</text:p>
      <text:p text:style-name="Preformatted_20_Text">shop</text:p>
      <text:p text:style-name="Preformatted_20_Text">demo</text:p>
      <text:p text:style-name="Preformatted_20_Text">dns2</text:p>
      <text:p text:style-name="Preformatted_20_Text">ns4</text:p>
      <text:p text:style-name="Preformatted_20_Text">dns1</text:p>
      <text:p text:style-name="Preformatted_20_Text">static</text:p>
      <text:p text:style-name="Preformatted_20_Text">lists</text:p>
      <text:p text:style-name="Preformatted_20_Text">web</text:p>
      <text:p text:style-name="Preformatted_20_Text">www1</text:p>
      <text:p text:style-name="Preformatted_20_Text">img</text:p>
      <text:p text:style-name="Preformatted_20_Text">news</text:p>
      <text:p text:style-name="Preformatted_20_Text">portal</text:p>
      <text:p text:style-name="Preformatted_20_Text">server</text:p>
      <text:p text:style-name="Preformatted_20_Text">wiki</text:p>
      <text:p text:style-name="Preformatted_20_Text">api</text:p>
      <text:p text:style-name="Preformatted_20_Text">media</text:p>
      <text:p text:style-name="Preformatted_20_Text">images</text:p>
      <text:p text:style-name="Preformatted_20_Text">www.blog</text:p>
      <text:p text:style-name="Preformatted_20_Text">backup</text:p>
      <text:p text:style-name="Preformatted_20_Text">dns</text:p>
      <text:p text:style-name="Preformatted_20_Text">sql</text:p>
      <text:p text:style-name="Preformatted_20_Text">intranet</text:p>
      <text:p text:style-name="Preformatted_20_Text">www.forum</text:p>
      <text:p text:style-name="Preformatted_20_Text">www.test</text:p>
      <text:p text:style-name="Preformatted_20_Text">stats</text:p>
      <text:p text:style-name="Preformatted_20_Text">host</text:p>
      <text:p text:style-name="Preformatted_20_Text">video</text:p>
      <text:p text:style-name="Preformatted_20_Text">mail1</text:p>
      <text:p text:style-name="Preformatted_20_Text"><text:soft-page-break/>mx1</text:p>
      <text:p text:style-name="Preformatted_20_Text">www3</text:p>
      <text:p text:style-name="Preformatted_20_Text">staging</text:p>
      <text:p text:style-name="Preformatted_20_Text">www.m</text:p>
      <text:p text:style-name="Preformatted_20_Text">sip</text:p>
      <text:p text:style-name="Preformatted_20_Text">chat</text:p>
      <text:p text:style-name="Preformatted_20_Text">search</text:p>
      <text:p text:style-name="Preformatted_20_Text">crm</text:p>
      <text:p text:style-name="Preformatted_20_Text">mx2</text:p>
      <text:p text:style-name="Preformatted_20_Text">ads</text:p>
      <text:p text:style-name="Preformatted_20_Text">ipv4</text:p>
      <text:p text:style-name="Preformatted_20_Text">remote</text:p>
      <text:p text:style-name="Preformatted_20_Text">email</text:p>
      <text:p text:style-name="Preformatted_20_Text">my</text:p>
      <text:p text:style-name="Preformatted_20_Text">wap</text:p>
      <text:p text:style-name="Preformatted_20_Text">svn</text:p>
      <text:p text:style-name="Preformatted_20_Text">store</text:p>
      <text:p text:style-name="Preformatted_20_Text">cms</text:p>
      <text:p text:style-name="Preformatted_20_Text">download</text:p>
      <text:p text:style-name="Preformatted_20_Text">proxy</text:p>
      <text:p text:style-name="Preformatted_20_Text">www.dev</text:p>
      <text:p text:style-name="Preformatted_20_Text">mssql</text:p>
      <text:p text:style-name="Preformatted_20_Text">apps</text:p>
      <text:p text:style-name="Preformatted_20_Text">dns3</text:p>
      <text:p text:style-name="Preformatted_20_Text">exchange</text:p>
      <text:p text:style-name="Preformatted_20_Text">mail3</text:p>
      <text:p text:style-name="Preformatted_20_Text">forums</text:p>
      <text:p text:style-name="Preformatted_20_Text">ns5</text:p>
      <text:p text:style-name="Preformatted_20_Text">db</text:p>
      <text:p text:style-name="Preformatted_20_Text">office</text:p>
      <text:p text:style-name="Preformatted_20_Text">live</text:p>
      <text:p text:style-name="Preformatted_20_Text">files</text:p>
      <text:p text:style-name="Preformatted_20_Text">info</text:p>
      <text:p text:style-name="Preformatted_20_Text">owa</text:p>
      <text:p text:style-name="Preformatted_20_Text">monitor</text:p>
      <text:p text:style-name="Preformatted_20_Text">helpdesk</text:p>
      <text:p text:style-name="Preformatted_20_Text">panel</text:p>
      <text:p text:style-name="Preformatted_20_Text">sms</text:p>
      <text:p text:style-name="Preformatted_20_Text">newsletter</text:p>
      <text:p text:style-name="Preformatted_20_Text">ftp2</text:p>
      <text:p text:style-name="Preformatted_20_Text">web1</text:p>
      <text:p text:style-name="Preformatted_20_Text">web2</text:p>
      <text:p text:style-name="Preformatted_20_Text">upload</text:p>
      <text:p text:style-name="Preformatted_20_Text">home</text:p>
      <text:p text:style-name="Preformatted_20_Text">bbs</text:p>
      <text:p text:style-name="Preformatted_20_Text">login</text:p>
      <text:p text:style-name="Preformatted_20_Text">app</text:p>
      <text:p text:style-name="Preformatted_20_Text">en</text:p>
      <text:p text:style-name="Preformatted_20_Text">blogs</text:p>
      <text:p text:style-name="Preformatted_20_Text">it</text:p>
      <text:p text:style-name="Preformatted_20_Text">cdn</text:p>
      <text:p text:style-name="Preformatted_20_Text">stage</text:p>
      <text:p text:style-name="Preformatted_20_Text">gw</text:p>
      <text:p text:style-name="Preformatted_20_Text">dns4</text:p>
      <text:p text:style-name="Preformatted_20_Text">www.demo</text:p>
      <text:p text:style-name="Preformatted_20_Text">ssl</text:p>
      <text:p text:style-name="Preformatted_20_Text">cn</text:p>
      <text:p text:style-name="Preformatted_20_Text">smtp2</text:p>
      <text:p text:style-name="Preformatted_20_Text">vps</text:p>
      <text:p text:style-name="Preformatted_20_Text">ns6</text:p>
      <text:p text:style-name="Preformatted_20_Text">relay</text:p>
      <text:p text:style-name="Preformatted_20_Text">online</text:p>
      <text:p text:style-name="Preformatted_20_Text">service</text:p>
      <text:p text:style-name="Preformatted_20_Text">test2</text:p>
      <text:p text:style-name="Preformatted_20_Text"><text:soft-page-break/>radio</text:p>
      <text:p text:style-name="Preformatted_20_Text">ntp</text:p>
      <text:p text:style-name="Preformatted_20_Text">library</text:p>
      <text:p text:style-name="Preformatted_20_Text">help</text:p>
      <text:p text:style-name="Preformatted_20_Text">www4</text:p>
      <text:p text:style-name="Preformatted_20_Text">members</text:p>
      <text:p text:style-name="Preformatted_20_Text">tv</text:p>
      <text:p text:style-name="Preformatted_20_Text">www.shop</text:p>
      <text:p text:style-name="Preformatted_20_Text">extranet</text:p>
      <text:p text:style-name="Preformatted_20_Text">hosting</text:p>
      <text:p text:style-name="Preformatted_20_Text">ldap</text:p>
      <text:p text:style-name="Preformatted_20_Text">services</text:p>
      <text:p text:style-name="Preformatted_20_Text">webdisk.blog</text:p>
      <text:p text:style-name="Preformatted_20_Text">s1</text:p>
      <text:p text:style-name="Preformatted_20_Text">i</text:p>
      <text:p text:style-name="Preformatted_20_Text">survey</text:p>
      <text:p text:style-name="Preformatted_20_Text">s</text:p>
      <text:p text:style-name="Preformatted_20_Text">www.mail</text:p>
      <text:p text:style-name="Preformatted_20_Text">www.new</text:p>
      <text:p text:style-name="Preformatted_20_Text">c-n7k-v03-01.rz</text:p>
      <text:p text:style-name="Preformatted_20_Text">data</text:p>
      <text:p text:style-name="Preformatted_20_Text">docs</text:p>
      <text:p text:style-name="Preformatted_20_Text">c-n7k-n04-01.rz</text:p>
      <text:p text:style-name="Preformatted_20_Text">ad</text:p>
      <text:p text:style-name="Preformatted_20_Text">legacy</text:p>
      <text:p text:style-name="Preformatted_20_Text">router</text:p>
      <text:p text:style-name="Preformatted_20_Text">de</text:p>
      <text:p text:style-name="Preformatted_20_Text">meet</text:p>
      <text:p text:style-name="Preformatted_20_Text">cs</text:p>
      <text:p text:style-name="Preformatted_20_Text">av</text:p>
      <text:p text:style-name="Preformatted_20_Text">sftp</text:p>
      <text:p text:style-name="Preformatted_20_Text">server1</text:p>
      <text:p text:style-name="Preformatted_20_Text">stat</text:p>
      <text:p text:style-name="Preformatted_20_Text">moodle</text:p>
      <text:p text:style-name="Preformatted_20_Text">facebook</text:p>
      <text:p text:style-name="Preformatted_20_Text">test1</text:p>
      <text:p text:style-name="Preformatted_20_Text">photo</text:p>
      <text:p text:style-name="Preformatted_20_Text">partner</text:p>
      <text:p text:style-name="Preformatted_20_Text">nagios</text:p>
      <text:p text:style-name="Preformatted_20_Text">mrtg</text:p>
      <text:p text:style-name="Preformatted_20_Text">s2</text:p>
      <text:p text:style-name="Preformatted_20_Text">mailadmin</text:p>
      <text:p text:style-name="Preformatted_20_Text">dev2</text:p>
      <text:p text:style-name="Preformatted_20_Text">ts</text:p>
      <text:p text:style-name="Preformatted_20_Text">autoconfig.blog</text:p>
      <text:p text:style-name="Preformatted_20_Text">autodiscover.blog</text:p>
      <text:p text:style-name="Preformatted_20_Text">games</text:p>
      <text:p text:style-name="Preformatted_20_Text">jobs</text:p>
      <text:p text:style-name="Preformatted_20_Text">image</text:p>
      <text:p text:style-name="Preformatted_20_Text">host2</text:p>
      <text:p text:style-name="Preformatted_20_Text">gateway</text:p>
      <text:p text:style-name="Preformatted_20_Text">preview</text:p>
      <text:p text:style-name="Preformatted_20_Text">www.support</text:p>
      <text:p text:style-name="Preformatted_20_Text">im</text:p>
      <text:p text:style-name="Preformatted_20_Text">ssh</text:p>
      <text:p text:style-name="Preformatted_20_Text">correo</text:p>
      <text:p text:style-name="Preformatted_20_Text">control</text:p>
      <text:p text:style-name="Preformatted_20_Text">ns0</text:p>
      <text:p text:style-name="Preformatted_20_Text">vpn2</text:p>
      <text:p text:style-name="Preformatted_20_Text">cloud</text:p>
      <text:p text:style-name="Preformatted_20_Text">archive</text:p>
      <text:p text:style-name="Preformatted_20_Text">citrix</text:p>
      <text:p text:style-name="Preformatted_20_Text">webdisk.m</text:p>
      <text:p text:style-name="Preformatted_20_Text">voip</text:p>
      <text:p text:style-name="Preformatted_20_Text"><text:soft-page-break/>connect</text:p>
      <text:p text:style-name="Preformatted_20_Text">game</text:p>
      <text:p text:style-name="Preformatted_20_Text">smtp1</text:p>
      <text:p text:style-name="Preformatted_20_Text">access</text:p>
      <text:p text:style-name="Preformatted_20_Text">lib</text:p>
      <text:p text:style-name="Preformatted_20_Text">www5</text:p>
      <text:p text:style-name="Preformatted_20_Text">gallery</text:p>
      <text:p text:style-name="Preformatted_20_Text">redmine</text:p>
      <text:p text:style-name="Preformatted_20_Text">es</text:p>
      <text:p text:style-name="Preformatted_20_Text">irc</text:p>
      <text:p text:style-name="Preformatted_20_Text">stream</text:p>
      <text:p text:style-name="Preformatted_20_Text">qa</text:p>
      <text:p text:style-name="Preformatted_20_Text">dl</text:p>
      <text:p text:style-name="Preformatted_20_Text">billing</text:p>
      <text:p text:style-name="Preformatted_20_Text">construtor</text:p>
      <text:p text:style-name="Preformatted_20_Text">lyncdiscover</text:p>
      <text:p text:style-name="Preformatted_20_Text">painel</text:p>
      <text:p text:style-name="Preformatted_20_Text">fr</text:p>
      <text:p text:style-name="Preformatted_20_Text">projects</text:p>
      <text:p text:style-name="Preformatted_20_Text">a</text:p>
      <text:p text:style-name="Preformatted_20_Text">pgsql</text:p>
      <text:p text:style-name="Preformatted_20_Text">mail4</text:p>
      <text:p text:style-name="Preformatted_20_Text">tools</text:p>
      <text:p text:style-name="Preformatted_20_Text">iphone</text:p>
      <text:p text:style-name="Preformatted_20_Text">server2</text:p>
      <text:p text:style-name="Preformatted_20_Text">dbadmin</text:p>
      <text:p text:style-name="Preformatted_20_Text">manage</text:p>
      <text:p text:style-name="Preformatted_20_Text">jabber</text:p>
      <text:p text:style-name="Preformatted_20_Text">music</text:p>
      <text:p text:style-name="Preformatted_20_Text">webmail2</text:p>
      <text:p text:style-name="Preformatted_20_Text">www.beta</text:p>
      <text:p text:style-name="Preformatted_20_Text">mailer</text:p>
      <text:p text:style-name="Preformatted_20_Text">phpmyadmin</text:p>
      <text:p text:style-name="Preformatted_20_Text">t</text:p>
      <text:p text:style-name="Preformatted_20_Text">reports</text:p>
      <text:p text:style-name="Preformatted_20_Text">rss</text:p>
      <text:p text:style-name="Preformatted_20_Text">pgadmin</text:p>
      <text:p text:style-name="Preformatted_20_Text">images2</text:p>
      <text:p text:style-name="Preformatted_20_Text">mx3</text:p>
      <text:p text:style-name="Preformatted_20_Text">www.webmail</text:p>
      <text:p text:style-name="Preformatted_20_Text">ws</text:p>
      <text:p text:style-name="Preformatted_20_Text">content</text:p>
      <text:p text:style-name="Preformatted_20_Text">sv</text:p>
      <text:p text:style-name="Preformatted_20_Text">web3</text:p>
      <text:p text:style-name="Preformatted_20_Text">community</text:p>
      <text:p text:style-name="Preformatted_20_Text">poczta</text:p>
      <text:p text:style-name="Preformatted_20_Text">www.mobile</text:p>
      <text:p text:style-name="Preformatted_20_Text">ftp1</text:p>
      <text:p text:style-name="Preformatted_20_Text">dialin</text:p>
      <text:p text:style-name="Preformatted_20_Text">us</text:p>
      <text:p text:style-name="Preformatted_20_Text">sp</text:p>
      <text:p text:style-name="Preformatted_20_Text">panelstats</text:p>
      <text:p text:style-name="Preformatted_20_Text">vip</text:p>
      <text:p text:style-name="Preformatted_20_Text">cacti</text:p>
      <text:p text:style-name="Preformatted_20_Text">s3</text:p>
      <text:p text:style-name="Preformatted_20_Text">alpha</text:p>
      <text:p text:style-name="Preformatted_20_Text">videos</text:p>
      <text:p text:style-name="Preformatted_20_Text">ns7</text:p>
      <text:p text:style-name="Preformatted_20_Text">promo</text:p>
      <text:p text:style-name="Preformatted_20_Text">testing</text:p>
      <text:p text:style-name="Preformatted_20_Text">sharepoint</text:p>
      <text:p text:style-name="Preformatted_20_Text">marketing</text:p>
      <text:p text:style-name="Preformatted_20_Text">sitedefender</text:p>
      <text:p text:style-name="Preformatted_20_Text">member</text:p>
      <text:p text:style-name="Preformatted_20_Text"><text:soft-page-break/>webdisk.dev</text:p>
      <text:p text:style-name="Preformatted_20_Text">emkt</text:p>
      <text:p text:style-name="Preformatted_20_Text">training</text:p>
      <text:p text:style-name="Preformatted_20_Text">edu</text:p>
      <text:p text:style-name="Preformatted_20_Text">autoconfig.m</text:p>
      <text:p text:style-name="Preformatted_20_Text">git</text:p>
      <text:p text:style-name="Preformatted_20_Text">autodiscover.m</text:p>
      <text:p text:style-name="Preformatted_20_Text">catalog</text:p>
      <text:p text:style-name="Preformatted_20_Text">webdisk.test</text:p>
      <text:p text:style-name="Preformatted_20_Text">job</text:p>
      <text:p text:style-name="Preformatted_20_Text">ww2</text:p>
      <text:p text:style-name="Preformatted_20_Text">www.news</text:p>
      <text:p text:style-name="Preformatted_20_Text">sandbox</text:p>
      <text:p text:style-name="Preformatted_20_Text">elearning</text:p>
      <text:p text:style-name="Preformatted_20_Text">fb</text:p>
      <text:p text:style-name="Preformatted_20_Text">webmail.cp</text:p>
      <text:p text:style-name="Preformatted_20_Text">downloads</text:p>
      <text:p text:style-name="Preformatted_20_Text">speedtest</text:p>
      <text:p text:style-name="Preformatted_20_Text">design</text:p>
      <text:p text:style-name="Preformatted_20_Text">staff</text:p>
      <text:p text:style-name="Preformatted_20_Text">master</text:p>
      <text:p text:style-name="Preformatted_20_Text">panelstatsmail</text:p>
      <text:p text:style-name="Preformatted_20_Text">v2</text:p>
      <text:p text:style-name="Preformatted_20_Text">db1</text:p>
      <text:p text:style-name="Preformatted_20_Text">mailserver</text:p>
      <text:p text:style-name="Preformatted_20_Text">builder.cp</text:p>
      <text:p text:style-name="Preformatted_20_Text">travel</text:p>
      <text:p text:style-name="Preformatted_20_Text">mirror</text:p>
      <text:p text:style-name="Preformatted_20_Text">ca</text:p>
      <text:p text:style-name="Preformatted_20_Text">sso</text:p>
      <text:p text:style-name="Preformatted_20_Text">tickets</text:p>
      <text:p text:style-name="Preformatted_20_Text">alumni</text:p>
      <text:p text:style-name="Preformatted_20_Text">sitebuilder</text:p>
      <text:p text:style-name="Preformatted_20_Text">www.admin</text:p>
      <text:p text:style-name="Preformatted_20_Text">auth</text:p>
      <text:p text:style-name="Preformatted_20_Text">jira</text:p>
      <text:p text:style-name="Preformatted_20_Text">ns8</text:p>
      <text:p text:style-name="Preformatted_20_Text">partners</text:p>
      <text:p text:style-name="Preformatted_20_Text">ml</text:p>
      <text:p text:style-name="Preformatted_20_Text">list</text:p>
      <text:p text:style-name="Preformatted_20_Text">images1</text:p>
      <text:p text:style-name="Preformatted_20_Text">club</text:p>
      <text:p text:style-name="Preformatted_20_Text">business</text:p>
      <text:p text:style-name="Preformatted_20_Text">update</text:p>
      <text:p text:style-name="Preformatted_20_Text">fw</text:p>
      <text:p text:style-name="Preformatted_20_Text">devel</text:p>
      <text:p text:style-name="Preformatted_20_Text">local</text:p>
      <text:p text:style-name="Preformatted_20_Text">wp</text:p>
      <text:p text:style-name="Preformatted_20_Text">streaming</text:p>
      <text:p text:style-name="Preformatted_20_Text">zeus</text:p>
      <text:p text:style-name="Preformatted_20_Text">images3</text:p>
      <text:p text:style-name="Preformatted_20_Text">adm</text:p>
      <text:p text:style-name="Preformatted_20_Text">img2</text:p>
      <text:p text:style-name="Preformatted_20_Text">gate</text:p>
      <text:p text:style-name="Preformatted_20_Text">pay</text:p>
      <text:p text:style-name="Preformatted_20_Text">file</text:p>
      <text:p text:style-name="Preformatted_20_Text">seo</text:p>
      <text:p text:style-name="Preformatted_20_Text">status</text:p>
      <text:p text:style-name="Preformatted_20_Text">share</text:p>
      <text:p text:style-name="Preformatted_20_Text">maps</text:p>
      <text:p text:style-name="Preformatted_20_Text">zimbra</text:p>
      <text:p text:style-name="Preformatted_20_Text">webdisk.forum</text:p>
      <text:p text:style-name="Preformatted_20_Text">trac</text:p>
      <text:p text:style-name="Preformatted_20_Text">oa</text:p>
      <text:p text:style-name="Preformatted_20_Text"><text:soft-page-break/>sales</text:p>
      <text:p text:style-name="Preformatted_20_Text">post</text:p>
      <text:p text:style-name="Preformatted_20_Text">events</text:p>
      <text:p text:style-name="Preformatted_20_Text">project</text:p>
      <text:p text:style-name="Preformatted_20_Text">xml</text:p>
      <text:p text:style-name="Preformatted_20_Text">wordpress</text:p>
      <text:p text:style-name="Preformatted_20_Text">images4</text:p>
      <text:p text:style-name="Preformatted_20_Text">main</text:p>
      <text:p text:style-name="Preformatted_20_Text">english</text:p>
      <text:p text:style-name="Preformatted_20_Text">e</text:p>
      <text:p text:style-name="Preformatted_20_Text">img1</text:p>
      <text:p text:style-name="Preformatted_20_Text">db2</text:p>
      <text:p text:style-name="Preformatted_20_Text">time</text:p>
      <text:p text:style-name="Preformatted_20_Text">redirect</text:p>
      <text:p text:style-name="Preformatted_20_Text">go</text:p>
      <text:p text:style-name="Preformatted_20_Text">bugs</text:p>
      <text:p text:style-name="Preformatted_20_Text">direct</text:p>
      <text:p text:style-name="Preformatted_20_Text">www6</text:p>
      <text:p text:style-name="Preformatted_20_Text">social</text:p>
      <text:p text:style-name="Preformatted_20_Text">www.old</text:p>
      <text:p text:style-name="Preformatted_20_Text">development</text:p>
      <text:p text:style-name="Preformatted_20_Text">calendar</text:p>
      <text:p text:style-name="Preformatted_20_Text">www.forums</text:p>
      <text:p text:style-name="Preformatted_20_Text">ru</text:p>
      <text:p text:style-name="Preformatted_20_Text">www.wiki</text:p>
      <text:p text:style-name="Preformatted_20_Text">monitoring</text:p>
      <text:p text:style-name="Preformatted_20_Text">hermes</text:p>
      <text:p text:style-name="Preformatted_20_Text">photos</text:p>
      <text:p text:style-name="Preformatted_20_Text">bb</text:p>
      <text:p text:style-name="Preformatted_20_Text">mx01</text:p>
      <text:p text:style-name="Preformatted_20_Text">mail5</text:p>
      <text:p text:style-name="Preformatted_20_Text">temp</text:p>
      <text:p text:style-name="Preformatted_20_Text">map</text:p>
      <text:p text:style-name="Preformatted_20_Text">ns10</text:p>
      <text:p text:style-name="Preformatted_20_Text">tracker</text:p>
      <text:p text:style-name="Preformatted_20_Text">sport</text:p>
      <text:p text:style-name="Preformatted_20_Text">uk</text:p>
      <text:p text:style-name="Preformatted_20_Text">hr</text:p>
      <text:p text:style-name="Preformatted_20_Text">autodiscover.test</text:p>
      <text:p text:style-name="Preformatted_20_Text">conference</text:p>
      <text:p text:style-name="Preformatted_20_Text">free</text:p>
      <text:p text:style-name="Preformatted_20_Text">autoconfig.test</text:p>
      <text:p text:style-name="Preformatted_20_Text">client</text:p>
      <text:p text:style-name="Preformatted_20_Text">vpn1</text:p>
      <text:p text:style-name="Preformatted_20_Text">autodiscover.dev</text:p>
      <text:p text:style-name="Preformatted_20_Text">b2b</text:p>
      <text:p text:style-name="Preformatted_20_Text">autoconfig.dev</text:p>
      <text:p text:style-name="Preformatted_20_Text">noc</text:p>
      <text:p text:style-name="Preformatted_20_Text">webconf</text:p>
      <text:p text:style-name="Preformatted_20_Text">ww</text:p>
      <text:p text:style-name="Preformatted_20_Text">payment</text:p>
      <text:p text:style-name="Preformatted_20_Text">firewall</text:p>
      <text:p text:style-name="Preformatted_20_Text">intra</text:p>
      <text:p text:style-name="Preformatted_20_Text">rt</text:p>
      <text:p text:style-name="Preformatted_20_Text">v</text:p>
      <text:p text:style-name="Preformatted_20_Text">clients</text:p>
      <text:p text:style-name="Preformatted_20_Text">www.store</text:p>
      <text:p text:style-name="Preformatted_20_Text">gis</text:p>
      <text:p text:style-name="Preformatted_20_Text">m2</text:p>
      <text:p text:style-name="Preformatted_20_Text">event</text:p>
      <text:p text:style-name="Preformatted_20_Text">origin</text:p>
      <text:p text:style-name="Preformatted_20_Text">site</text:p>
      <text:p text:style-name="Preformatted_20_Text">domain</text:p>
      <text:p text:style-name="Preformatted_20_Text">barracuda</text:p>
      <text:p text:style-name="Preformatted_20_Text"><text:soft-page-break/>link</text:p>
      <text:p text:style-name="Preformatted_20_Text">ns11</text:p>
      <text:p text:style-name="Preformatted_20_Text">internal</text:p>
      <text:p text:style-name="Preformatted_20_Text">dc</text:p>
      <text:p text:style-name="Preformatted_20_Text">smtp3</text:p>
      <text:p text:style-name="Preformatted_20_Text">zabbix</text:p>
      <text:p text:style-name="Preformatted_20_Text">mdm</text:p>
      <text:p text:style-name="Preformatted_20_Text">assets</text:p>
      <text:p text:style-name="Preformatted_20_Text">images6</text:p>
      <text:p text:style-name="Preformatted_20_Text">www.ads</text:p>
      <text:p text:style-name="Preformatted_20_Text">mars</text:p>
      <text:p text:style-name="Preformatted_20_Text">mail01</text:p>
      <text:p text:style-name="Preformatted_20_Text">pda</text:p>
      <text:p text:style-name="Preformatted_20_Text">images5</text:p>
      <text:p text:style-name="Preformatted_20_Text">c</text:p>
      <text:p text:style-name="Preformatted_20_Text">ns01</text:p>
      <text:p text:style-name="Preformatted_20_Text">tech</text:p>
      <text:p text:style-name="Preformatted_20_Text">ms</text:p>
      <text:p text:style-name="Preformatted_20_Text">images7</text:p>
      <text:p text:style-name="Preformatted_20_Text">autoconfig.forum</text:p>
      <text:p text:style-name="Preformatted_20_Text">public</text:p>
      <text:p text:style-name="Preformatted_20_Text">css</text:p>
      <text:p text:style-name="Preformatted_20_Text">autodiscover.forum</text:p>
      <text:p text:style-name="Preformatted_20_Text">webservices</text:p>
      <text:p text:style-name="Preformatted_20_Text">www.video</text:p>
      <text:p text:style-name="Preformatted_20_Text">web4</text:p>
      <text:p text:style-name="Preformatted_20_Text">orion</text:p>
      <text:p text:style-name="Preformatted_20_Text">pm</text:p>
      <text:p text:style-name="Preformatted_20_Text">fs</text:p>
      <text:p text:style-name="Preformatted_20_Text">w3</text:p>
      <text:p text:style-name="Preformatted_20_Text">student</text:p>
      <text:p text:style-name="Preformatted_20_Text">www.chat</text:p>
      <text:p text:style-name="Preformatted_20_Text">domains</text:p>
      <text:p text:style-name="Preformatted_20_Text">book</text:p>
      <text:p text:style-name="Preformatted_20_Text">lab</text:p>
      <text:p text:style-name="Preformatted_20_Text">o1.email</text:p>
      <text:p text:style-name="Preformatted_20_Text">server3</text:p>
      <text:p text:style-name="Preformatted_20_Text">img3</text:p>
      <text:p text:style-name="Preformatted_20_Text">kb</text:p>
      <text:p text:style-name="Preformatted_20_Text">faq</text:p>
      <text:p text:style-name="Preformatted_20_Text">health</text:p>
      <text:p text:style-name="Preformatted_20_Text">in</text:p>
      <text:p text:style-name="Preformatted_20_Text">board</text:p>
      <text:p text:style-name="Preformatted_20_Text">vod</text:p>
      <text:p text:style-name="Preformatted_20_Text">www.my</text:p>
      <text:p text:style-name="Preformatted_20_Text">cache</text:p>
      <text:p text:style-name="Preformatted_20_Text">atlas</text:p>
      <text:p text:style-name="Preformatted_20_Text">php</text:p>
      <text:p text:style-name="Preformatted_20_Text">images8</text:p>
      <text:p text:style-name="Preformatted_20_Text">wwww</text:p>
      <text:p text:style-name="Preformatted_20_Text">voip750101.pg6.sip</text:p>
      <text:p text:style-name="Preformatted_20_Text">cas</text:p>
      <text:p text:style-name="Preformatted_20_Text">origin-www</text:p>
      <text:p text:style-name="Preformatted_20_Text">cisco</text:p>
      <text:p text:style-name="Preformatted_20_Text">banner</text:p>
      <text:p text:style-name="Preformatted_20_Text">mercury</text:p>
      <text:p text:style-name="Preformatted_20_Text">w</text:p>
      <text:p text:style-name="Preformatted_20_Text">directory</text:p>
      <text:p text:style-name="Preformatted_20_Text">mailhost</text:p>
      <text:p text:style-name="Preformatted_20_Text">test3</text:p>
      <text:p text:style-name="Preformatted_20_Text">shopping</text:p>
      <text:p text:style-name="Preformatted_20_Text">webdisk.demo</text:p>
      <text:p text:style-name="Preformatted_20_Text">ip</text:p>
      <text:p text:style-name="Preformatted_20_Text">market</text:p>
      <text:p text:style-name="Preformatted_20_Text"><text:soft-page-break/>pbx</text:p>
      <text:p text:style-name="Preformatted_20_Text">careers</text:p>
      <text:p text:style-name="Preformatted_20_Text">auto</text:p>
      <text:p text:style-name="Preformatted_20_Text">idp</text:p>
      <text:p text:style-name="Preformatted_20_Text">ticket</text:p>
      <text:p text:style-name="Preformatted_20_Text">js</text:p>
      <text:p text:style-name="Preformatted_20_Text">ns9</text:p>
      <text:p text:style-name="Preformatted_20_Text">outlook</text:p>
      <text:p text:style-name="Preformatted_20_Text">MAIL</text:p>
      <text:p text:style-name="Preformatted_20_Text">foto</text:p>
      <text:p text:style-name="Preformatted_20_Text">www.en</text:p>
      <text:p text:style-name="Preformatted_20_Text">pro</text:p>
      <text:p text:style-name="Preformatted_20_Text">mantis</text:p>
      <text:p text:style-name="Preformatted_20_Text">spam</text:p>
      <text:p text:style-name="Preformatted_20_Text">movie</text:p>
      <text:p text:style-name="Preformatted_20_Text">s4</text:p>
      <text:p text:style-name="Preformatted_20_Text">lync</text:p>
      <text:p text:style-name="Preformatted_20_Text">jupiter</text:p>
      <text:p text:style-name="Preformatted_20_Text">dev1</text:p>
      <text:p text:style-name="Preformatted_20_Text">erp</text:p>
      <text:p text:style-name="Preformatted_20_Text">register</text:p>
      <text:p text:style-name="Preformatted_20_Text">adv</text:p>
      <text:p text:style-name="Preformatted_20_Text">b</text:p>
      <text:p text:style-name="Preformatted_20_Text">corp</text:p>
      <text:p text:style-name="Preformatted_20_Text">sc</text:p>
      <text:p text:style-name="Preformatted_20_Text">ns12</text:p>
      <text:p text:style-name="Preformatted_20_Text">images0</text:p>
      <text:p text:style-name="Preformatted_20_Text">enet1</text:p>
      <text:p text:style-name="Preformatted_20_Text">mobil</text:p>
      <text:p text:style-name="Preformatted_20_Text">lms</text:p>
      <text:p text:style-name="Preformatted_20_Text">net</text:p>
      <text:p text:style-name="Preformatted_20_Text">storage</text:p>
      <text:p text:style-name="Preformatted_20_Text">ss</text:p>
      <text:p text:style-name="Preformatted_20_Text">ns02</text:p>
      <text:p text:style-name="Preformatted_20_Text">work</text:p>
      <text:p text:style-name="Preformatted_20_Text">webcam</text:p>
      <text:p text:style-name="Preformatted_20_Text">www7</text:p>
      <text:p text:style-name="Preformatted_20_Text">report</text:p>
      <text:p text:style-name="Preformatted_20_Text">admin2</text:p>
      <text:p text:style-name="Preformatted_20_Text">p</text:p>
      <text:p text:style-name="Preformatted_20_Text">nl</text:p>
      <text:p text:style-name="Preformatted_20_Text">love</text:p>
      <text:p text:style-name="Preformatted_20_Text">pt</text:p>
      <text:p text:style-name="Preformatted_20_Text">manager</text:p>
      <text:p text:style-name="Preformatted_20_Text">d</text:p>
      <text:p text:style-name="Preformatted_20_Text">cc</text:p>
      <text:p text:style-name="Preformatted_20_Text">android</text:p>
      <text:p text:style-name="Preformatted_20_Text">linux</text:p>
      <text:p text:style-name="Preformatted_20_Text">reseller</text:p>
      <text:p text:style-name="Preformatted_20_Text">agent</text:p>
      <text:p text:style-name="Preformatted_20_Text">web01</text:p>
      <text:p text:style-name="Preformatted_20_Text">sslvpn</text:p>
      <text:p text:style-name="Preformatted_20_Text">n</text:p>
      <text:p text:style-name="Preformatted_20_Text">thumbs</text:p>
      <text:p text:style-name="Preformatted_20_Text">links</text:p>
      <text:p text:style-name="Preformatted_20_Text">mailing</text:p>
      <text:p text:style-name="Preformatted_20_Text">hotel</text:p>
      <text:p text:style-name="Preformatted_20_Text">pma</text:p>
      <text:p text:style-name="Preformatted_20_Text">press</text:p>
      <text:p text:style-name="Preformatted_20_Text">venus</text:p>
      <text:p text:style-name="Preformatted_20_Text">finance</text:p>
      <text:p text:style-name="Preformatted_20_Text">uesgh2x</text:p>
      <text:p text:style-name="Preformatted_20_Text">nms</text:p>
      <text:p text:style-name="Preformatted_20_Text">ds</text:p>
      <text:p text:style-name="Preformatted_20_Text"><text:soft-page-break/>joomla</text:p>
      <text:p text:style-name="Preformatted_20_Text">doc</text:p>
      <text:p text:style-name="Preformatted_20_Text">flash</text:p>
      <text:p text:style-name="Preformatted_20_Text">research</text:p>
      <text:p text:style-name="Preformatted_20_Text">dashboard</text:p>
      <text:p text:style-name="Preformatted_20_Text">track</text:p>
      <text:p text:style-name="Preformatted_20_Text">www.img</text:p>
      <text:p text:style-name="Preformatted_20_Text">x</text:p>
      <text:p text:style-name="Preformatted_20_Text">rs</text:p>
      <text:p text:style-name="Preformatted_20_Text">edge</text:p>
      <text:p text:style-name="Preformatted_20_Text">deliver</text:p>
      <text:p text:style-name="Preformatted_20_Text">sync</text:p>
      <text:p text:style-name="Preformatted_20_Text">oldmail</text:p>
      <text:p text:style-name="Preformatted_20_Text">da</text:p>
      <text:p text:style-name="Preformatted_20_Text">order</text:p>
      <text:p text:style-name="Preformatted_20_Text">eng</text:p>
      <text:p text:style-name="Preformatted_20_Text">testbrvps</text:p>
      <text:p text:style-name="Preformatted_20_Text">user</text:p>
      <text:p text:style-name="Preformatted_20_Text">radius</text:p>
      <text:p text:style-name="Preformatted_20_Text">star</text:p>
      <text:p text:style-name="Preformatted_20_Text">labs</text:p>
      <text:p text:style-name="Preformatted_20_Text">top</text:p>
      <text:p text:style-name="Preformatted_20_Text">srv1</text:p>
      <text:p text:style-name="Preformatted_20_Text">mailers</text:p>
      <text:p text:style-name="Preformatted_20_Text">mail6</text:p>
      <text:p text:style-name="Preformatted_20_Text">pub</text:p>
      <text:p text:style-name="Preformatted_20_Text">host3</text:p>
      <text:p text:style-name="Preformatted_20_Text">reg</text:p>
      <text:p text:style-name="Preformatted_20_Text">lb</text:p>
      <text:p text:style-name="Preformatted_20_Text">log</text:p>
      <text:p text:style-name="Preformatted_20_Text">books</text:p>
      <text:p text:style-name="Preformatted_20_Text">phoenix</text:p>
      <text:p text:style-name="Preformatted_20_Text">drupal</text:p>
      <text:p text:style-name="Preformatted_20_Text">affiliate</text:p>
      <text:p text:style-name="Preformatted_20_Text">www.wap</text:p>
      <text:p text:style-name="Preformatted_20_Text">webdisk.support</text:p>
      <text:p text:style-name="Preformatted_20_Text">www.secure</text:p>
      <text:p text:style-name="Preformatted_20_Text">cvs</text:p>
      <text:p text:style-name="Preformatted_20_Text">st</text:p>
      <text:p text:style-name="Preformatted_20_Text">wksta1</text:p>
      <text:p text:style-name="Preformatted_20_Text">saturn</text:p>
      <text:p text:style-name="Preformatted_20_Text">logos</text:p>
      <text:p text:style-name="Preformatted_20_Text">preprod</text:p>
      <text:p text:style-name="Preformatted_20_Text">m1</text:p>
      <text:p text:style-name="Preformatted_20_Text">backup2</text:p>
      <text:p text:style-name="Preformatted_20_Text">opac</text:p>
      <text:p text:style-name="Preformatted_20_Text">core</text:p>
      <text:p text:style-name="Preformatted_20_Text">vc</text:p>
      <text:p text:style-name="Preformatted_20_Text">mailgw</text:p>
      <text:p text:style-name="Preformatted_20_Text">pluto</text:p>
      <text:p text:style-name="Preformatted_20_Text">ar</text:p>
      <text:p text:style-name="Preformatted_20_Text">software</text:p>
      <text:p text:style-name="Preformatted_20_Text">jp</text:p>
      <text:p text:style-name="Preformatted_20_Text">srv</text:p>
      <text:p text:style-name="Preformatted_20_Text">newsite</text:p>
      <text:p text:style-name="Preformatted_20_Text">www.members</text:p>
      <text:p text:style-name="Preformatted_20_Text">openx</text:p>
      <text:p text:style-name="Preformatted_20_Text">otrs</text:p>
      <text:p text:style-name="Preformatted_20_Text">titan</text:p>
      <text:p text:style-name="Preformatted_20_Text">soft</text:p>
      <text:p text:style-name="Preformatted_20_Text">analytics</text:p>
      <text:p text:style-name="Preformatted_20_Text">code</text:p>
      <text:p text:style-name="Preformatted_20_Text">mp3</text:p>
      <text:p text:style-name="Preformatted_20_Text">sports</text:p>
      <text:p text:style-name="Preformatted_20_Text"><text:soft-page-break/>stg</text:p>
      <text:p text:style-name="Preformatted_20_Text">whois</text:p>
      <text:p text:style-name="Preformatted_20_Text">apollo</text:p>
      <text:p text:style-name="Preformatted_20_Text">web5</text:p>
      <text:p text:style-name="Preformatted_20_Text">ftp3</text:p>
      <text:p text:style-name="Preformatted_20_Text">www.download</text:p>
      <text:p text:style-name="Preformatted_20_Text">mm</text:p>
      <text:p text:style-name="Preformatted_20_Text">art</text:p>
      <text:p text:style-name="Preformatted_20_Text">host1</text:p>
      <text:p text:style-name="Preformatted_20_Text">www8</text:p>
      <text:p text:style-name="Preformatted_20_Text">www.radio</text:p>
      <text:p text:style-name="Preformatted_20_Text">demo2</text:p>
      <text:p text:style-name="Preformatted_20_Text">click</text:p>
      <text:p text:style-name="Preformatted_20_Text">smail</text:p>
      <text:p text:style-name="Preformatted_20_Text">w2</text:p>
      <text:p text:style-name="Preformatted_20_Text">feeds</text:p>
      <text:p text:style-name="Preformatted_20_Text">g</text:p>
      <text:p text:style-name="Preformatted_20_Text">education</text:p>
      <text:p text:style-name="Preformatted_20_Text">affiliates</text:p>
      <text:p text:style-name="Preformatted_20_Text">kvm</text:p>
      <text:p text:style-name="Preformatted_20_Text">sites</text:p>
      <text:p text:style-name="Preformatted_20_Text">mx4</text:p>
      <text:p text:style-name="Preformatted_20_Text">autoconfig.demo</text:p>
      <text:p text:style-name="Preformatted_20_Text">controlpanel</text:p>
      <text:p text:style-name="Preformatted_20_Text">autodiscover.demo</text:p>
      <text:p text:style-name="Preformatted_20_Text">tr</text:p>
      <text:p text:style-name="Preformatted_20_Text">ebook</text:p>
      <text:p text:style-name="Preformatted_20_Text">www.crm</text:p>
      <text:p text:style-name="Preformatted_20_Text">hn</text:p>
      <text:p text:style-name="Preformatted_20_Text">black</text:p>
      <text:p text:style-name="Preformatted_20_Text">mcp</text:p>
      <text:p text:style-name="Preformatted_20_Text">adserver</text:p>
      <text:p text:style-name="Preformatted_20_Text">www.staging</text:p>
      <text:p text:style-name="Preformatted_20_Text">static1</text:p>
      <text:p text:style-name="Preformatted_20_Text">webservice</text:p>
      <text:p text:style-name="Preformatted_20_Text">f</text:p>
      <text:p text:style-name="Preformatted_20_Text">develop</text:p>
      <text:p text:style-name="Preformatted_20_Text">sa</text:p>
      <text:p text:style-name="Preformatted_20_Text">katalog</text:p>
      <text:p text:style-name="Preformatted_20_Text">as</text:p>
      <text:p text:style-name="Preformatted_20_Text">smart</text:p>
      <text:p text:style-name="Preformatted_20_Text">pr</text:p>
      <text:p text:style-name="Preformatted_20_Text">account</text:p>
      <text:p text:style-name="Preformatted_20_Text">mon</text:p>
      <text:p text:style-name="Preformatted_20_Text">munin</text:p>
      <text:p text:style-name="Preformatted_20_Text">www.games</text:p>
      <text:p text:style-name="Preformatted_20_Text">www.media</text:p>
      <text:p text:style-name="Preformatted_20_Text">cam</text:p>
      <text:p text:style-name="Preformatted_20_Text">school</text:p>
      <text:p text:style-name="Preformatted_20_Text">r</text:p>
      <text:p text:style-name="Preformatted_20_Text">mc</text:p>
      <text:p text:style-name="Preformatted_20_Text">id</text:p>
      <text:p text:style-name="Preformatted_20_Text">network</text:p>
      <text:p text:style-name="Preformatted_20_Text">www.live</text:p>
      <text:p text:style-name="Preformatted_20_Text">forms</text:p>
      <text:p text:style-name="Preformatted_20_Text">math</text:p>
      <text:p text:style-name="Preformatted_20_Text">mb</text:p>
      <text:p text:style-name="Preformatted_20_Text">maintenance</text:p>
      <text:p text:style-name="Preformatted_20_Text">pic</text:p>
      <text:p text:style-name="Preformatted_20_Text">agk</text:p>
      <text:p text:style-name="Preformatted_20_Text">phone</text:p>
      <text:p text:style-name="Preformatted_20_Text">bt</text:p>
      <text:p text:style-name="Preformatted_20_Text">sm</text:p>
      <text:p text:style-name="Preformatted_20_Text">demo1</text:p>
      <text:p text:style-name="Preformatted_20_Text"><text:soft-page-break/>ns13</text:p>
      <text:p text:style-name="Preformatted_20_Text">tw</text:p>
      <text:p text:style-name="Preformatted_20_Text">ps</text:p>
      <text:p text:style-name="Preformatted_20_Text">dev3</text:p>
      <text:p text:style-name="Preformatted_20_Text">tracking</text:p>
      <text:p text:style-name="Preformatted_20_Text">green</text:p>
      <text:p text:style-name="Preformatted_20_Text">users</text:p>
      <text:p text:style-name="Preformatted_20_Text">int</text:p>
      <text:p text:style-name="Preformatted_20_Text">athena</text:p>
      <text:p text:style-name="Preformatted_20_Text">www.static</text:p>
      <text:p text:style-name="Preformatted_20_Text">www.info</text:p>
      <text:p text:style-name="Preformatted_20_Text">security</text:p>
      <text:p text:style-name="Preformatted_20_Text">mx02</text:p>
      <text:p text:style-name="Preformatted_20_Text">prod</text:p>
      <text:p text:style-name="Preformatted_20_Text">1</text:p>
      <text:p text:style-name="Preformatted_20_Text">team</text:p>
      <text:p text:style-name="Preformatted_20_Text">transfer</text:p>
      <text:p text:style-name="Preformatted_20_Text">www.facebook</text:p>
      <text:p text:style-name="Preformatted_20_Text">www10</text:p>
      <text:p text:style-name="Preformatted_20_Text">v1</text:p>
      <text:p text:style-name="Preformatted_20_Text">google</text:p>
      <text:p text:style-name="Preformatted_20_Text">proxy2</text:p>
      <text:p text:style-name="Preformatted_20_Text">feedback</text:p>
      <text:p text:style-name="Preformatted_20_Text">vpgk</text:p>
      <text:p text:style-name="Preformatted_20_Text">auction</text:p>
      <text:p text:style-name="Preformatted_20_Text">view</text:p>
      <text:p text:style-name="Preformatted_20_Text">biz</text:p>
      <text:p text:style-name="Preformatted_20_Text">vpproxy</text:p>
      <text:p text:style-name="Preformatted_20_Text">secure2</text:p>
      <text:p text:style-name="Preformatted_20_Text">www.it</text:p>
      <text:p text:style-name="Preformatted_20_Text">newmail</text:p>
      <text:p text:style-name="Preformatted_20_Text">sh</text:p>
      <text:p text:style-name="Preformatted_20_Text">mobi</text:p>
      <text:p text:style-name="Preformatted_20_Text">wm</text:p>
      <text:p text:style-name="Preformatted_20_Text">mailgate</text:p>
      <text:p text:style-name="Preformatted_20_Text">dms</text:p>
      <text:p text:style-name="Preformatted_20_Text">11192521404255</text:p>
      <text:p text:style-name="Preformatted_20_Text">autoconfig.support</text:p>
      <text:p text:style-name="Preformatted_20_Text">play</text:p>
      <text:p text:style-name="Preformatted_20_Text">11192521403954</text:p>
      <text:p text:style-name="Preformatted_20_Text">start</text:p>
      <text:p text:style-name="Preformatted_20_Text">life</text:p>
      <text:p text:style-name="Preformatted_20_Text">autodiscover.support</text:p>
      <text:p text:style-name="Preformatted_20_Text">antispam</text:p>
      <text:p text:style-name="Preformatted_20_Text">cm</text:p>
      <text:p text:style-name="Preformatted_20_Text">booking</text:p>
      <text:p text:style-name="Preformatted_20_Text">iris</text:p>
      <text:p text:style-name="Preformatted_20_Text">www.portal</text:p>
      <text:p text:style-name="Preformatted_20_Text">hq</text:p>
      <text:p text:style-name="Preformatted_20_Text">gc._msdcs</text:p>
      <text:p text:style-name="Preformatted_20_Text">neptune</text:p>
      <text:p text:style-name="Preformatted_20_Text">terminal</text:p>
      <text:p text:style-name="Preformatted_20_Text">vm</text:p>
      <text:p text:style-name="Preformatted_20_Text">pool</text:p>
      <text:p text:style-name="Preformatted_20_Text">gold</text:p>
      <text:p text:style-name="Preformatted_20_Text">gaia</text:p>
      <text:p text:style-name="Preformatted_20_Text">internet</text:p>
      <text:p text:style-name="Preformatted_20_Text">sklep</text:p>
      <text:p text:style-name="Preformatted_20_Text">ares</text:p>
      <text:p text:style-name="Preformatted_20_Text">poseidon</text:p>
      <text:p text:style-name="Preformatted_20_Text">relay2</text:p>
      <text:p text:style-name="Preformatted_20_Text">up</text:p>
      <text:p text:style-name="Preformatted_20_Text">resources</text:p>
      <text:p text:style-name="Preformatted_20_Text">is</text:p>
      <text:p text:style-name="Preformatted_20_Text"><text:soft-page-break/>mall</text:p>
      <text:p text:style-name="Preformatted_20_Text">traffic</text:p>
      <text:p text:style-name="Preformatted_20_Text">webdisk.mail</text:p>
      <text:p text:style-name="Preformatted_20_Text">www.api</text:p>
      <text:p text:style-name="Preformatted_20_Text">join</text:p>
      <text:p text:style-name="Preformatted_20_Text">smtp4</text:p>
      <text:p text:style-name="Preformatted_20_Text">www9</text:p>
      <text:p text:style-name="Preformatted_20_Text">w1</text:p>
      <text:p text:style-name="Preformatted_20_Text">upl</text:p>
      <text:p text:style-name="Preformatted_20_Text">ci</text:p>
      <text:p text:style-name="Preformatted_20_Text">gw2</text:p>
      <text:p text:style-name="Preformatted_20_Text">open</text:p>
      <text:p text:style-name="Preformatted_20_Text">audio</text:p>
      <text:p text:style-name="Preformatted_20_Text">fax</text:p>
      <text:p text:style-name="Preformatted_20_Text">alfa</text:p>
      <text:p text:style-name="Preformatted_20_Text">www.images</text:p>
      <text:p text:style-name="Preformatted_20_Text">alex</text:p>
      <text:p text:style-name="Preformatted_20_Text">spb</text:p>
      <text:p text:style-name="Preformatted_20_Text">xxx</text:p>
      <text:p text:style-name="Preformatted_20_Text">ac</text:p>
      <text:p text:style-name="Preformatted_20_Text">edm</text:p>
      <text:p text:style-name="Preformatted_20_Text">mailout</text:p>
      <text:p text:style-name="Preformatted_20_Text">webtest</text:p>
      <text:p text:style-name="Preformatted_20_Text">nfs01.jc</text:p>
      <text:p text:style-name="Preformatted_20_Text">me</text:p>
      <text:p text:style-name="Preformatted_20_Text">sun</text:p>
      <text:p text:style-name="Preformatted_20_Text">virtual</text:p>
      <text:p text:style-name="Preformatted_20_Text">spokes</text:p>
      <text:p text:style-name="Preformatted_20_Text">ns14</text:p>
      <text:p text:style-name="Preformatted_20_Text">webserver</text:p>
      <text:p text:style-name="Preformatted_20_Text">mysql2</text:p>
      <text:p text:style-name="Preformatted_20_Text">tour</text:p>
      <text:p text:style-name="Preformatted_20_Text">igk</text:p>
      <text:p text:style-name="Preformatted_20_Text">wifi</text:p>
      <text:p text:style-name="Preformatted_20_Text">pre</text:p>
      <text:p text:style-name="Preformatted_20_Text">abc</text:p>
      <text:p text:style-name="Preformatted_20_Text">corporate</text:p>
      <text:p text:style-name="Preformatted_20_Text">adfs</text:p>
      <text:p text:style-name="Preformatted_20_Text">srv2</text:p>
      <text:p text:style-name="Preformatted_20_Text">delta</text:p>
      <text:p text:style-name="Preformatted_20_Text">loopback</text:p>
      <text:p text:style-name="Preformatted_20_Text">magento</text:p>
      <text:p text:style-name="Preformatted_20_Text">br</text:p>
      <text:p text:style-name="Preformatted_20_Text">campus</text:p>
      <text:p text:style-name="Preformatted_20_Text">law</text:p>
      <text:p text:style-name="Preformatted_20_Text">global</text:p>
      <text:p text:style-name="Preformatted_20_Text">s5</text:p>
      <text:p text:style-name="Preformatted_20_Text">web6</text:p>
      <text:p text:style-name="Preformatted_20_Text">orange</text:p>
      <text:p text:style-name="Preformatted_20_Text">awstats</text:p>
      <text:p text:style-name="Preformatted_20_Text">static2</text:p>
      <text:p text:style-name="Preformatted_20_Text">learning</text:p>
      <text:p text:style-name="Preformatted_20_Text">www.seo</text:p>
      <text:p text:style-name="Preformatted_20_Text">china</text:p>
      <text:p text:style-name="Preformatted_20_Text">gs</text:p>
      <text:p text:style-name="Preformatted_20_Text">www.gallery</text:p>
      <text:p text:style-name="Preformatted_20_Text">tmp</text:p>
      <text:p text:style-name="Preformatted_20_Text">ezproxy</text:p>
      <text:p text:style-name="Preformatted_20_Text">darwin</text:p>
      <text:p text:style-name="Preformatted_20_Text">bi</text:p>
      <text:p text:style-name="Preformatted_20_Text">best</text:p>
      <text:p text:style-name="Preformatted_20_Text">mail02</text:p>
      <text:p text:style-name="Preformatted_20_Text">studio</text:p>
      <text:p text:style-name="Preformatted_20_Text">sd</text:p>
      <text:p text:style-name="Preformatted_20_Text"><text:soft-page-break/>signup</text:p>
      <text:p text:style-name="Preformatted_20_Text">dir</text:p>
      <text:p text:style-name="Preformatted_20_Text">server4</text:p>
      <text:p text:style-name="Preformatted_20_Text">archives</text:p>
      <text:p text:style-name="Preformatted_20_Text">golf</text:p>
      <text:p text:style-name="Preformatted_20_Text">omega</text:p>
      <text:p text:style-name="Preformatted_20_Text">vps2</text:p>
      <text:p text:style-name="Preformatted_20_Text">sg</text:p>
      <text:p text:style-name="Preformatted_20_Text">ns15</text:p>
      <text:p text:style-name="Preformatted_20_Text">win</text:p>
      <text:p text:style-name="Preformatted_20_Text">real</text:p>
      <text:p text:style-name="Preformatted_20_Text">www.stats</text:p>
      <text:p text:style-name="Preformatted_20_Text">c1</text:p>
      <text:p text:style-name="Preformatted_20_Text">eshop</text:p>
      <text:p text:style-name="Preformatted_20_Text">piwik</text:p>
      <text:p text:style-name="Preformatted_20_Text">geo</text:p>
      <text:p text:style-name="Preformatted_20_Text">mis</text:p>
      <text:p text:style-name="Preformatted_20_Text">proxy1</text:p>
      <text:p text:style-name="Preformatted_20_Text">web02</text:p>
      <text:p text:style-name="Preformatted_20_Text">pascal</text:p>
      <text:p text:style-name="Preformatted_20_Text">lb1</text:p>
      <text:p text:style-name="Preformatted_20_Text">app1</text:p>
      <text:p text:style-name="Preformatted_20_Text">mms</text:p>
      <text:p text:style-name="Preformatted_20_Text">apple</text:p>
      <text:p text:style-name="Preformatted_20_Text">confluence</text:p>
      <text:p text:style-name="Preformatted_20_Text">sns</text:p>
      <text:p text:style-name="Preformatted_20_Text">learn</text:p>
      <text:p text:style-name="Preformatted_20_Text">classifieds</text:p>
      <text:p text:style-name="Preformatted_20_Text">pics</text:p>
      <text:p text:style-name="Preformatted_20_Text">gw1</text:p>
      <text:p text:style-name="Preformatted_20_Text">www.cdn</text:p>
      <text:p text:style-name="Preformatted_20_Text">rp</text:p>
      <text:p text:style-name="Preformatted_20_Text">matrix</text:p>
      <text:p text:style-name="Preformatted_20_Text">repository</text:p>
      <text:p text:style-name="Preformatted_20_Text">updates</text:p>
      <text:p text:style-name="Preformatted_20_Text">se</text:p>
      <text:p text:style-name="Preformatted_20_Text">developer</text:p>
      <text:p text:style-name="Preformatted_20_Text">meeting</text:p>
      <text:p text:style-name="Preformatted_20_Text">twitter</text:p>
      <text:p text:style-name="Preformatted_20_Text">artemis</text:p>
      <text:p text:style-name="Preformatted_20_Text">au</text:p>
      <text:p text:style-name="Preformatted_20_Text">cat</text:p>
      <text:p text:style-name="Preformatted_20_Text">system</text:p>
      <text:p text:style-name="Preformatted_20_Text">ce</text:p>
      <text:p text:style-name="Preformatted_20_Text">ecommerce</text:p>
      <text:p text:style-name="Preformatted_20_Text">sys</text:p>
      <text:p text:style-name="Preformatted_20_Text">ra</text:p>
      <text:p text:style-name="Preformatted_20_Text">orders</text:p>
      <text:p text:style-name="Preformatted_20_Text">sugar</text:p>
      <text:p text:style-name="Preformatted_20_Text">ir</text:p>
      <text:p text:style-name="Preformatted_20_Text">wwwtest</text:p>
      <text:p text:style-name="Preformatted_20_Text">bugzilla</text:p>
      <text:p text:style-name="Preformatted_20_Text">listserv</text:p>
      <text:p text:style-name="Preformatted_20_Text">www.tv</text:p>
      <text:p text:style-name="Preformatted_20_Text">vote</text:p>
      <text:p text:style-name="Preformatted_20_Text">webmaster</text:p>
      <text:p text:style-name="Preformatted_20_Text">webdev</text:p>
      <text:p text:style-name="Preformatted_20_Text">sam</text:p>
      <text:p text:style-name="Preformatted_20_Text">www.de</text:p>
      <text:p text:style-name="Preformatted_20_Text">vps1</text:p>
      <text:p text:style-name="Preformatted_20_Text">contact</text:p>
      <text:p text:style-name="Preformatted_20_Text">galleries</text:p>
      <text:p text:style-name="Preformatted_20_Text">history</text:p>
      <text:p text:style-name="Preformatted_20_Text">journal</text:p>
      <text:p text:style-name="Preformatted_20_Text"><text:soft-page-break/>hotels</text:p>
      <text:p text:style-name="Preformatted_20_Text">www.newsletter</text:p>
      <text:p text:style-name="Preformatted_20_Text">podcast</text:p>
      <text:p text:style-name="Preformatted_20_Text">dating</text:p>
      <text:p text:style-name="Preformatted_20_Text">sub</text:p>
      <text:p text:style-name="Preformatted_20_Text">www.jobs</text:p>
      <text:p text:style-name="Preformatted_20_Text">www.intranet</text:p>
      <text:p text:style-name="Preformatted_20_Text">www.email</text:p>
      <text:p text:style-name="Preformatted_20_Text">mt</text:p>
      <text:p text:style-name="Preformatted_20_Text">science</text:p>
      <text:p text:style-name="Preformatted_20_Text">counter</text:p>
      <text:p text:style-name="Preformatted_20_Text">dns5</text:p>
      <text:p text:style-name="Preformatted_20_Text">2</text:p>
      <text:p text:style-name="Preformatted_20_Text">people</text:p>
      <text:p text:style-name="Preformatted_20_Text">ww3</text:p>
      <text:p text:style-name="Preformatted_20_Text">www.es</text:p>
      <text:p text:style-name="Preformatted_20_Text">ntp1</text:p>
      <text:p text:style-name="Preformatted_20_Text">vcenter</text:p>
      <text:p text:style-name="Preformatted_20_Text">test5</text:p>
      <text:p text:style-name="Preformatted_20_Text">radius1</text:p>
      <text:p text:style-name="Preformatted_20_Text">ocs</text:p>
      <text:p text:style-name="Preformatted_20_Text">power</text:p>
      <text:p text:style-name="Preformatted_20_Text">pg</text:p>
      <text:p text:style-name="Preformatted_20_Text">pl</text:p>
      <text:p text:style-name="Preformatted_20_Text">magazine</text:p>
      <text:p text:style-name="Preformatted_20_Text">sts</text:p>
      <text:p text:style-name="Preformatted_20_Text">fms</text:p>
      <text:p text:style-name="Preformatted_20_Text">customer</text:p>
      <text:p text:style-name="Preformatted_20_Text">wsus</text:p>
      <text:p text:style-name="Preformatted_20_Text">bill</text:p>
      <text:p text:style-name="Preformatted_20_Text">www.hosting</text:p>
      <text:p text:style-name="Preformatted_20_Text">vega</text:p>
      <text:p text:style-name="Preformatted_20_Text">nat</text:p>
      <text:p text:style-name="Preformatted_20_Text">sirius</text:p>
      <text:p text:style-name="Preformatted_20_Text">lg</text:p>
      <text:p text:style-name="Preformatted_20_Text">11285521401250</text:p>
      <text:p text:style-name="Preformatted_20_Text">sb</text:p>
      <text:p text:style-name="Preformatted_20_Text">hades</text:p>
      <text:p text:style-name="Preformatted_20_Text">students</text:p>
      <text:p text:style-name="Preformatted_20_Text">uat</text:p>
      <text:p text:style-name="Preformatted_20_Text">conf</text:p>
      <text:p text:style-name="Preformatted_20_Text">ap</text:p>
      <text:p text:style-name="Preformatted_20_Text">uxr4</text:p>
      <text:p text:style-name="Preformatted_20_Text">eu</text:p>
      <text:p text:style-name="Preformatted_20_Text">moon</text:p>
      <text:p text:style-name="Preformatted_20_Text">www.search</text:p>
      <text:p text:style-name="Preformatted_20_Text">checksrv</text:p>
      <text:p text:style-name="Preformatted_20_Text">hydra</text:p>
      <text:p text:style-name="Preformatted_20_Text">usa</text:p>
      <text:p text:style-name="Preformatted_20_Text">digital</text:p>
      <text:p text:style-name="Preformatted_20_Text">wireless</text:p>
      <text:p text:style-name="Preformatted_20_Text">banners</text:p>
      <text:p text:style-name="Preformatted_20_Text">md</text:p>
      <text:p text:style-name="Preformatted_20_Text">mysite</text:p>
      <text:p text:style-name="Preformatted_20_Text">webmail1</text:p>
      <text:p text:style-name="Preformatted_20_Text">windows</text:p>
      <text:p text:style-name="Preformatted_20_Text">traveler</text:p>
      <text:p text:style-name="Preformatted_20_Text">www.poczta</text:p>
      <text:p text:style-name="Preformatted_20_Text">hrm</text:p>
      <text:p text:style-name="Preformatted_20_Text">database</text:p>
      <text:p text:style-name="Preformatted_20_Text">mysql1</text:p>
      <text:p text:style-name="Preformatted_20_Text">inside</text:p>
      <text:p text:style-name="Preformatted_20_Text">debian</text:p>
      <text:p text:style-name="Preformatted_20_Text">pc</text:p>
      <text:p text:style-name="Preformatted_20_Text"><text:soft-page-break/>ask</text:p>
      <text:p text:style-name="Preformatted_20_Text">backend</text:p>
      <text:p text:style-name="Preformatted_20_Text">cz</text:p>
      <text:p text:style-name="Preformatted_20_Text">mx0</text:p>
      <text:p text:style-name="Preformatted_20_Text">mini</text:p>
      <text:p text:style-name="Preformatted_20_Text">autodiscover.mail</text:p>
      <text:p text:style-name="Preformatted_20_Text">rb</text:p>
      <text:p text:style-name="Preformatted_20_Text">webdisk.shop</text:p>
      <text:p text:style-name="Preformatted_20_Text">mba</text:p>
      <text:p text:style-name="Preformatted_20_Text">www.help</text:p>
      <text:p text:style-name="Preformatted_20_Text">www.sms</text:p>
      <text:p text:style-name="Preformatted_20_Text">test4</text:p>
      <text:p text:style-name="Preformatted_20_Text">dm</text:p>
      <text:p text:style-name="Preformatted_20_Text">subscribe</text:p>
      <text:p text:style-name="Preformatted_20_Text">sf</text:p>
      <text:p text:style-name="Preformatted_20_Text">passport</text:p>
      <text:p text:style-name="Preformatted_20_Text">red</text:p>
      <text:p text:style-name="Preformatted_20_Text">video2</text:p>
      <text:p text:style-name="Preformatted_20_Text">ag</text:p>
      <text:p text:style-name="Preformatted_20_Text">autoconfig.mail</text:p>
      <text:p text:style-name="Preformatted_20_Text">all.edge</text:p>
      <text:p text:style-name="Preformatted_20_Text">registration</text:p>
      <text:p text:style-name="Preformatted_20_Text">ns16</text:p>
      <text:p text:style-name="Preformatted_20_Text">camera</text:p>
      <text:p text:style-name="Preformatted_20_Text">myadmin</text:p>
      <text:p text:style-name="Preformatted_20_Text">ns20</text:p>
      <text:p text:style-name="Preformatted_20_Text">uxr3</text:p>
      <text:p text:style-name="Preformatted_20_Text">mta</text:p>
      <text:p text:style-name="Preformatted_20_Text">beauty</text:p>
      <text:p text:style-name="Preformatted_20_Text">fw1</text:p>
      <text:p text:style-name="Preformatted_20_Text">epaper</text:p>
      <text:p text:style-name="Preformatted_20_Text">central</text:p>
      <text:p text:style-name="Preformatted_20_Text">cert</text:p>
      <text:p text:style-name="Preformatted_20_Text">backoffice</text:p>
      <text:p text:style-name="Preformatted_20_Text">biblioteca</text:p>
      <text:p text:style-name="Preformatted_20_Text">mob</text:p>
      <text:p text:style-name="Preformatted_20_Text">about</text:p>
      <text:p text:style-name="Preformatted_20_Text">space</text:p>
      <text:p text:style-name="Preformatted_20_Text">movies</text:p>
      <text:p text:style-name="Preformatted_20_Text">u</text:p>
      <text:p text:style-name="Preformatted_20_Text">ms1</text:p>
      <text:p text:style-name="Preformatted_20_Text">ec</text:p>
      <text:p text:style-name="Preformatted_20_Text">forum2</text:p>
      <text:p text:style-name="Preformatted_20_Text">server5</text:p>
      <text:p text:style-name="Preformatted_20_Text">money</text:p>
      <text:p text:style-name="Preformatted_20_Text">radius2</text:p>
      <text:p text:style-name="Preformatted_20_Text">print</text:p>
      <text:p text:style-name="Preformatted_20_Text">ns18</text:p>
      <text:p text:style-name="Preformatted_20_Text">thunder</text:p>
      <text:p text:style-name="Preformatted_20_Text">nas</text:p>
      <text:p text:style-name="Preformatted_20_Text">ww1</text:p>
      <text:p text:style-name="Preformatted_20_Text">webdisk.webmail</text:p>
      <text:p text:style-name="Preformatted_20_Text">edit</text:p>
      <text:p text:style-name="Preformatted_20_Text">www.music</text:p>
      <text:p text:style-name="Preformatted_20_Text">planet</text:p>
      <text:p text:style-name="Preformatted_20_Text">m3</text:p>
      <text:p text:style-name="Preformatted_20_Text">vstagingnew</text:p>
      <text:p text:style-name="Preformatted_20_Text">app2</text:p>
      <text:p text:style-name="Preformatted_20_Text">repo</text:p>
      <text:p text:style-name="Preformatted_20_Text">prueba</text:p>
      <text:p text:style-name="Preformatted_20_Text">house</text:p>
      <text:p text:style-name="Preformatted_20_Text">ntp2</text:p>
      <text:p text:style-name="Preformatted_20_Text">dragon</text:p>
      <text:p text:style-name="Preformatted_20_Text">pandora</text:p>
      <text:p text:style-name="Preformatted_20_Text"><text:soft-page-break/>stock</text:p>
      <text:p text:style-name="Preformatted_20_Text">form</text:p>
      <text:p text:style-name="Preformatted_20_Text">pp</text:p>
      <text:p text:style-name="Preformatted_20_Text">www.sport</text:p>
      <text:p text:style-name="Preformatted_20_Text">physics</text:p>
      <text:p text:style-name="Preformatted_20_Text">food</text:p>
      <text:p text:style-name="Preformatted_20_Text">groups</text:p>
      <text:p text:style-name="Preformatted_20_Text">antivirus</text:p>
      <text:p text:style-name="Preformatted_20_Text">profile</text:p>
      <text:p text:style-name="Preformatted_20_Text">www.online</text:p>
      <text:p text:style-name="Preformatted_20_Text">stream2</text:p>
      <text:p text:style-name="Preformatted_20_Text">hp</text:p>
      <text:p text:style-name="Preformatted_20_Text">d1</text:p>
      <text:p text:style-name="Preformatted_20_Text">nhko1111</text:p>
      <text:p text:style-name="Preformatted_20_Text">logs</text:p>
      <text:p text:style-name="Preformatted_20_Text">eagle</text:p>
      <text:p text:style-name="Preformatted_20_Text">v3</text:p>
      <text:p text:style-name="Preformatted_20_Text">mail7</text:p>
      <text:p text:style-name="Preformatted_20_Text">gamma</text:p>
      <text:p text:style-name="Preformatted_20_Text">career</text:p>
      <text:p text:style-name="Preformatted_20_Text">vpn3</text:p>
      <text:p text:style-name="Preformatted_20_Text">ipad</text:p>
      <text:p text:style-name="Preformatted_20_Text">dom</text:p>
      <text:p text:style-name="Preformatted_20_Text">webdisk.store</text:p>
      <text:p text:style-name="Preformatted_20_Text">iptv</text:p>
      <text:p text:style-name="Preformatted_20_Text">www.promo</text:p>
      <text:p text:style-name="Preformatted_20_Text">hd</text:p>
      <text:p text:style-name="Preformatted_20_Text">mag</text:p>
      <text:p text:style-name="Preformatted_20_Text">box</text:p>
      <text:p text:style-name="Preformatted_20_Text">talk</text:p>
      <text:p text:style-name="Preformatted_20_Text">hera</text:p>
      <text:p text:style-name="Preformatted_20_Text">f1</text:p>
      <text:p text:style-name="Preformatted_20_Text">www.katalog</text:p>
      <text:p text:style-name="Preformatted_20_Text">syslog</text:p>
      <text:p text:style-name="Preformatted_20_Text">fashion</text:p>
      <text:p text:style-name="Preformatted_20_Text">t1</text:p>
      <text:p text:style-name="Preformatted_20_Text">2012</text:p>
      <text:p text:style-name="Preformatted_20_Text">soporte</text:p>
      <text:p text:style-name="Preformatted_20_Text">teste</text:p>
      <text:p text:style-name="Preformatted_20_Text">scripts</text:p>
      <text:p text:style-name="Preformatted_20_Text">welcome</text:p>
      <text:p text:style-name="Preformatted_20_Text">hk</text:p>
      <text:p text:style-name="Preformatted_20_Text">paris</text:p>
      <text:p text:style-name="Preformatted_20_Text">www.game</text:p>
      <text:p text:style-name="Preformatted_20_Text">multimedia</text:p>
      <text:p text:style-name="Preformatted_20_Text">neo</text:p>
      <text:p text:style-name="Preformatted_20_Text">beta2</text:p>
      <text:p text:style-name="Preformatted_20_Text">msg</text:p>
      <text:p text:style-name="Preformatted_20_Text">io</text:p>
      <text:p text:style-name="Preformatted_20_Text">portal2</text:p>
      <text:p text:style-name="Preformatted_20_Text">sky</text:p>
      <text:p text:style-name="Preformatted_20_Text">webdisk.beta</text:p>
      <text:p text:style-name="Preformatted_20_Text">web7</text:p>
      <text:p text:style-name="Preformatted_20_Text">exam</text:p>
      <text:p text:style-name="Preformatted_20_Text">cluster</text:p>
      <text:p text:style-name="Preformatted_20_Text">webdisk.new</text:p>
      <text:p text:style-name="Preformatted_20_Text">img4</text:p>
      <text:p text:style-name="Preformatted_20_Text">surveys</text:p>
      <text:p text:style-name="Preformatted_20_Text">webmail.controlpanel</text:p>
      <text:p text:style-name="Preformatted_20_Text">error</text:p>
      <text:p text:style-name="Preformatted_20_Text">private</text:p>
      <text:p text:style-name="Preformatted_20_Text">bo</text:p>
      <text:p text:style-name="Preformatted_20_Text">kids</text:p>
      <text:p text:style-name="Preformatted_20_Text">card</text:p>
      <text:p text:style-name="Preformatted_20_Text"><text:soft-page-break/>vmail</text:p>
      <text:p text:style-name="Preformatted_20_Text">switch</text:p>
      <text:p text:style-name="Preformatted_20_Text">messenger</text:p>
      <text:p text:style-name="Preformatted_20_Text">cal</text:p>
      <text:p text:style-name="Preformatted_20_Text">plus</text:p>
      <text:p text:style-name="Preformatted_20_Text">cars</text:p>
      <text:p text:style-name="Preformatted_20_Text">management</text:p>
      <text:p text:style-name="Preformatted_20_Text">feed</text:p>
      <text:p text:style-name="Preformatted_20_Text">xmpp</text:p>
      <text:p text:style-name="Preformatted_20_Text">ns51</text:p>
      <text:p text:style-name="Preformatted_20_Text">premium</text:p>
      <text:p text:style-name="Preformatted_20_Text">www.apps</text:p>
      <text:p text:style-name="Preformatted_20_Text">backup1</text:p>
      <text:p text:style-name="Preformatted_20_Text">asp</text:p>
      <text:p text:style-name="Preformatted_20_Text">ns52</text:p>
      <text:p text:style-name="Preformatted_20_Text">website</text:p>
      <text:p text:style-name="Preformatted_20_Text">pos</text:p>
      <text:p text:style-name="Preformatted_20_Text">lb2</text:p>
      <text:p text:style-name="Preformatted_20_Text">www.foto</text:p>
      <text:p text:style-name="Preformatted_20_Text">ws1</text:p>
      <text:p text:style-name="Preformatted_20_Text">domino</text:p>
      <text:p text:style-name="Preformatted_20_Text">mailman</text:p>
      <text:p text:style-name="Preformatted_20_Text">asterisk</text:p>
      <text:p text:style-name="Preformatted_20_Text">weather</text:p>
      <text:p text:style-name="Preformatted_20_Text">max</text:p>
      <text:p text:style-name="Preformatted_20_Text">ma</text:p>
      <text:p text:style-name="Preformatted_20_Text">node1</text:p>
      <text:p text:style-name="Preformatted_20_Text">webapps</text:p>
      <text:p text:style-name="Preformatted_20_Text">white</text:p>
      <text:p text:style-name="Preformatted_20_Text">ns17</text:p>
      <text:p text:style-name="Preformatted_20_Text">cdn2</text:p>
      <text:p text:style-name="Preformatted_20_Text">dealer</text:p>
      <text:p text:style-name="Preformatted_20_Text">pms</text:p>
      <text:p text:style-name="Preformatted_20_Text">tg</text:p>
      <text:p text:style-name="Preformatted_20_Text">gps</text:p>
      <text:p text:style-name="Preformatted_20_Text">www.travel</text:p>
      <text:p text:style-name="Preformatted_20_Text">listas</text:p>
      <text:p text:style-name="Preformatted_20_Text">Chelyabinsk-RNOC-RR02.BACKBONE</text:p>
      <text:p text:style-name="Preformatted_20_Text">hub</text:p>
      <text:p text:style-name="Preformatted_20_Text">demo3</text:p>
      <text:p text:style-name="Preformatted_20_Text">minecraft</text:p>
      <text:p text:style-name="Preformatted_20_Text">ns22</text:p>
      <text:p text:style-name="Preformatted_20_Text">HW70F395EB456E</text:p>
      <text:p text:style-name="Preformatted_20_Text">dns01</text:p>
      <text:p text:style-name="Preformatted_20_Text">wpad</text:p>
      <text:p text:style-name="Preformatted_20_Text">nm</text:p>
      <text:p text:style-name="Preformatted_20_Text">ch</text:p>
      <text:p text:style-name="Preformatted_20_Text">www.catalog</text:p>
      <text:p text:style-name="Preformatted_20_Text">ns21</text:p>
      <text:p text:style-name="Preformatted_20_Text">web03</text:p>
      <text:p text:style-name="Preformatted_20_Text">www.videos</text:p>
      <text:p text:style-name="Preformatted_20_Text">rc</text:p>
      <text:p text:style-name="Preformatted_20_Text">www.web</text:p>
      <text:p text:style-name="Preformatted_20_Text">gemini</text:p>
      <text:p text:style-name="Preformatted_20_Text">bm</text:p>
      <text:p text:style-name="Preformatted_20_Text">lp</text:p>
      <text:p text:style-name="Preformatted_20_Text">pdf</text:p>
      <text:p text:style-name="Preformatted_20_Text">webapp</text:p>
      <text:p text:style-name="Preformatted_20_Text">noticias</text:p>
      <text:p text:style-name="Preformatted_20_Text">myaccount</text:p>
      <text:p text:style-name="Preformatted_20_Text">sql1</text:p>
      <text:p text:style-name="Preformatted_20_Text">hercules</text:p>
      <text:p text:style-name="Preformatted_20_Text">ct</text:p>
      <text:p text:style-name="Preformatted_20_Text">fc</text:p>
      <text:p text:style-name="Preformatted_20_Text"><text:soft-page-break/>mail11</text:p>
      <text:p text:style-name="Preformatted_20_Text">pptp</text:p>
      <text:p text:style-name="Preformatted_20_Text">contest</text:p>
      <text:p text:style-name="Preformatted_20_Text">www.us</text:p>
      <text:p text:style-name="Preformatted_20_Text">msk</text:p>
      <text:p text:style-name="Preformatted_20_Text">widget</text:p>
      <text:p text:style-name="Preformatted_20_Text">study</text:p>
      <text:p text:style-name="Preformatted_20_Text">11290521402560</text:p>
      <text:p text:style-name="Preformatted_20_Text">posta</text:p>
      <text:p text:style-name="Preformatted_20_Text">ee</text:p>
      <text:p text:style-name="Preformatted_20_Text">realestate</text:p>
      <text:p text:style-name="Preformatted_20_Text">out</text:p>
      <text:p text:style-name="Preformatted_20_Text">galaxy</text:p>
      <text:p text:style-name="Preformatted_20_Text">kms</text:p>
      <text:p text:style-name="Preformatted_20_Text">thor</text:p>
      <text:p text:style-name="Preformatted_20_Text">world</text:p>
      <text:p text:style-name="Preformatted_20_Text">webdisk.mobile</text:p>
      <text:p text:style-name="Preformatted_20_Text">www.test2</text:p>
      <text:p text:style-name="Preformatted_20_Text">base</text:p>
      <text:p text:style-name="Preformatted_20_Text">cd</text:p>
      <text:p text:style-name="Preformatted_20_Text">relay1</text:p>
      <text:p text:style-name="Preformatted_20_Text">taurus</text:p>
      <text:p text:style-name="Preformatted_20_Text">cgi</text:p>
      <text:p text:style-name="Preformatted_20_Text">www0</text:p>
      <text:p text:style-name="Preformatted_20_Text">res</text:p>
      <text:p text:style-name="Preformatted_20_Text">d2</text:p>
      <text:p text:style-name="Preformatted_20_Text">intern</text:p>
      <text:p text:style-name="Preformatted_20_Text">c2</text:p>
      <text:p text:style-name="Preformatted_20_Text">webdav</text:p>
      <text:p text:style-name="Preformatted_20_Text">mail10</text:p>
      <text:p text:style-name="Preformatted_20_Text">robot</text:p>
      <text:p text:style-name="Preformatted_20_Text">vcs</text:p>
      <text:p text:style-name="Preformatted_20_Text">am</text:p>
      <text:p text:style-name="Preformatted_20_Text">dns02</text:p>
      <text:p text:style-name="Preformatted_20_Text">group</text:p>
      <text:p text:style-name="Preformatted_20_Text">silver</text:p>
      <text:p text:style-name="Preformatted_20_Text">www.dl</text:p>
      <text:p text:style-name="Preformatted_20_Text">adsl</text:p>
      <text:p text:style-name="Preformatted_20_Text">ids</text:p>
      <text:p text:style-name="Preformatted_20_Text">ex</text:p>
      <text:p text:style-name="Preformatted_20_Text">ariel</text:p>
      <text:p text:style-name="Preformatted_20_Text">i2</text:p>
      <text:p text:style-name="Preformatted_20_Text">trade</text:p>
      <text:p text:style-name="Preformatted_20_Text">ims</text:p>
      <text:p text:style-name="Preformatted_20_Text">king</text:p>
      <text:p text:style-name="Preformatted_20_Text">www.fr</text:p>
      <text:p text:style-name="Preformatted_20_Text">sistemas</text:p>
      <text:p text:style-name="Preformatted_20_Text">ecard</text:p>
      <text:p text:style-name="Preformatted_20_Text">themes</text:p>
      <text:p text:style-name="Preformatted_20_Text">builder.controlpanel</text:p>
      <text:p text:style-name="Preformatted_20_Text">blue</text:p>
      <text:p text:style-name="Preformatted_20_Text">z</text:p>
      <text:p text:style-name="Preformatted_20_Text">securemail</text:p>
      <text:p text:style-name="Preformatted_20_Text">www-test</text:p>
      <text:p text:style-name="Preformatted_20_Text">wmail</text:p>
      <text:p text:style-name="Preformatted_20_Text">123</text:p>
      <text:p text:style-name="Preformatted_20_Text">sonic</text:p>
      <text:p text:style-name="Preformatted_20_Text">netflow</text:p>
      <text:p text:style-name="Preformatted_20_Text">enterprise</text:p>
      <text:p text:style-name="Preformatted_20_Text">extra</text:p>
      <text:p text:style-name="Preformatted_20_Text">webdesign</text:p>
      <text:p text:style-name="Preformatted_20_Text">reporting</text:p>
      <text:p text:style-name="Preformatted_20_Text">libguides</text:p>
      <text:p text:style-name="Preformatted_20_Text">oldsite</text:p>
      <text:p text:style-name="Preformatted_20_Text"><text:soft-page-break/>autodiscover.secure</text:p>
      <text:p text:style-name="Preformatted_20_Text">check</text:p>
      <text:p text:style-name="Preformatted_20_Text">webdisk.secure</text:p>
      <text:p text:style-name="Preformatted_20_Text">luna</text:p>
      <text:p text:style-name="Preformatted_20_Text">www11</text:p>
      <text:p text:style-name="Preformatted_20_Text">down</text:p>
      <text:p text:style-name="Preformatted_20_Text">odin</text:p>
      <text:p text:style-name="Preformatted_20_Text">ent</text:p>
      <text:p text:style-name="Preformatted_20_Text">web10</text:p>
      <text:p text:style-name="Preformatted_20_Text">international</text:p>
      <text:p text:style-name="Preformatted_20_Text">fw2</text:p>
      <text:p text:style-name="Preformatted_20_Text">leo</text:p>
      <text:p text:style-name="Preformatted_20_Text">pegasus</text:p>
      <text:p text:style-name="Preformatted_20_Text">mailbox</text:p>
      <text:p text:style-name="Preformatted_20_Text">aaa</text:p>
      <text:p text:style-name="Preformatted_20_Text">com</text:p>
      <text:p text:style-name="Preformatted_20_Text">acs</text:p>
      <text:p text:style-name="Preformatted_20_Text">vdi</text:p>
      <text:p text:style-name="Preformatted_20_Text">inventory</text:p>
      <text:p text:style-name="Preformatted_20_Text">simple</text:p>
      <text:p text:style-name="Preformatted_20_Text">e-learning</text:p>
      <text:p text:style-name="Preformatted_20_Text">fire</text:p>
      <text:p text:style-name="Preformatted_20_Text">cb</text:p>
      <text:p text:style-name="Preformatted_20_Text">WWW</text:p>
      <text:p text:style-name="Preformatted_20_Text">edi</text:p>
      <text:p text:style-name="Preformatted_20_Text">rsc</text:p>
      <text:p text:style-name="Preformatted_20_Text">yellow</text:p>
      <text:p text:style-name="Preformatted_20_Text">www.sklep</text:p>
      <text:p text:style-name="Preformatted_20_Text">www.social</text:p>
      <text:p text:style-name="Preformatted_20_Text">webmail.cpanel</text:p>
      <text:p text:style-name="Preformatted_20_Text">act</text:p>
      <text:p text:style-name="Preformatted_20_Text">bc</text:p>
      <text:p text:style-name="Preformatted_20_Text">portfolio</text:p>
      <text:p text:style-name="Preformatted_20_Text">hb</text:p>
      <text:p text:style-name="Preformatted_20_Text">smtp01</text:p>
      <text:p text:style-name="Preformatted_20_Text">cafe</text:p>
      <text:p text:style-name="Preformatted_20_Text">nexus</text:p>
      <text:p text:style-name="Preformatted_20_Text">www.edu</text:p>
      <text:p text:style-name="Preformatted_20_Text">ping</text:p>
      <text:p text:style-name="Preformatted_20_Text">movil</text:p>
      <text:p text:style-name="Preformatted_20_Text">as2</text:p>
      <text:p text:style-name="Preformatted_20_Text">builder.control</text:p>
      <text:p text:style-name="Preformatted_20_Text">autoconfig.secure</text:p>
      <text:p text:style-name="Preformatted_20_Text">payments</text:p>
      <text:p text:style-name="Preformatted_20_Text">cdn1</text:p>
      <text:p text:style-name="Preformatted_20_Text">srv3</text:p>
      <text:p text:style-name="Preformatted_20_Text">openvpn</text:p>
      <text:p text:style-name="Preformatted_20_Text">tm</text:p>
      <text:p text:style-name="Preformatted_20_Text">cisco-capwap-controller</text:p>
      <text:p text:style-name="Preformatted_20_Text">dolphin</text:p>
      <text:p text:style-name="Preformatted_20_Text">webmail3</text:p>
      <text:p text:style-name="Preformatted_20_Text">minerva</text:p>
      <text:p text:style-name="Preformatted_20_Text">co</text:p>
      <text:p text:style-name="Preformatted_20_Text">wwwold</text:p>
      <text:p text:style-name="Preformatted_20_Text">hotspot</text:p>
      <text:p text:style-name="Preformatted_20_Text">super</text:p>
      <text:p text:style-name="Preformatted_20_Text">products</text:p>
      <text:p text:style-name="Preformatted_20_Text">nova</text:p>
      <text:p text:style-name="Preformatted_20_Text">r1</text:p>
      <text:p text:style-name="Preformatted_20_Text">blackberry</text:p>
      <text:p text:style-name="Preformatted_20_Text">mike</text:p>
      <text:p text:style-name="Preformatted_20_Text">pe</text:p>
      <text:p text:style-name="Preformatted_20_Text">acc</text:p>
      <text:p text:style-name="Preformatted_20_Text">lion</text:p>
      <text:p text:style-name="Preformatted_20_Text"><text:soft-page-break/>tp</text:p>
      <text:p text:style-name="Preformatted_20_Text">tiger</text:p>
      <text:p text:style-name="Preformatted_20_Text">stream1</text:p>
      <text:p text:style-name="Preformatted_20_Text">www12</text:p>
      <text:p text:style-name="Preformatted_20_Text">admin1</text:p>
      <text:p text:style-name="Preformatted_20_Text">mx5</text:p>
      <text:p text:style-name="Preformatted_20_Text">server01</text:p>
      <text:p text:style-name="Preformatted_20_Text">webdisk.forums</text:p>
      <text:p text:style-name="Preformatted_20_Text">notes</text:p>
      <text:p text:style-name="Preformatted_20_Text">suporte</text:p>
      <text:p text:style-name="Preformatted_20_Text">focus</text:p>
      <text:p text:style-name="Preformatted_20_Text">km</text:p>
      <text:p text:style-name="Preformatted_20_Text">speed</text:p>
      <text:p text:style-name="Preformatted_20_Text">rd</text:p>
      <text:p text:style-name="Preformatted_20_Text">lyncweb</text:p>
      <text:p text:style-name="Preformatted_20_Text">builder.cpanel</text:p>
      <text:p text:style-name="Preformatted_20_Text">pa</text:p>
      <text:p text:style-name="Preformatted_20_Text">mx10</text:p>
      <text:p text:style-name="Preformatted_20_Text">www.files</text:p>
      <text:p text:style-name="Preformatted_20_Text">fi</text:p>
      <text:p text:style-name="Preformatted_20_Text">konkurs</text:p>
      <text:p text:style-name="Preformatted_20_Text">broadcast</text:p>
      <text:p text:style-name="Preformatted_20_Text">a1</text:p>
      <text:p text:style-name="Preformatted_20_Text">build</text:p>
      <text:p text:style-name="Preformatted_20_Text">earth</text:p>
      <text:p text:style-name="Preformatted_20_Text">webhost</text:p>
      <text:p text:style-name="Preformatted_20_Text">www.blogs</text:p>
      <text:p text:style-name="Preformatted_20_Text">aurora</text:p>
      <text:p text:style-name="Preformatted_20_Text">review</text:p>
      <text:p text:style-name="Preformatted_20_Text">mg</text:p>
      <text:p text:style-name="Preformatted_20_Text">license</text:p>
      <text:p text:style-name="Preformatted_20_Text">homer</text:p>
      <text:p text:style-name="Preformatted_20_Text">servicedesk</text:p>
      <text:p text:style-name="Preformatted_20_Text">webcon</text:p>
      <text:p text:style-name="Preformatted_20_Text">db01</text:p>
      <text:p text:style-name="Preformatted_20_Text">dns6</text:p>
      <text:p text:style-name="Preformatted_20_Text">cfd297</text:p>
      <text:p text:style-name="Preformatted_20_Text">spider</text:p>
      <text:p text:style-name="Preformatted_20_Text">expo</text:p>
      <text:p text:style-name="Preformatted_20_Text">newsletters</text:p>
      <text:p text:style-name="Preformatted_20_Text">h</text:p>
      <text:p text:style-name="Preformatted_20_Text">ems</text:p>
      <text:p text:style-name="Preformatted_20_Text">city</text:p>
      <text:p text:style-name="Preformatted_20_Text">lotus</text:p>
      <text:p text:style-name="Preformatted_20_Text">fun</text:p>
      <text:p text:style-name="Preformatted_20_Text">autoconfig.webmail</text:p>
      <text:p text:style-name="Preformatted_20_Text">statistics</text:p>
      <text:p text:style-name="Preformatted_20_Text">ams</text:p>
      <text:p text:style-name="Preformatted_20_Text">all.videocdn</text:p>
      <text:p text:style-name="Preformatted_20_Text">autodiscover.shop</text:p>
      <text:p text:style-name="Preformatted_20_Text">autoconfig.shop</text:p>
      <text:p text:style-name="Preformatted_20_Text">tfs</text:p>
      <text:p text:style-name="Preformatted_20_Text">www.billing</text:p>
      <text:p text:style-name="Preformatted_20_Text">happy</text:p>
      <text:p text:style-name="Preformatted_20_Text">cl</text:p>
      <text:p text:style-name="Preformatted_20_Text">sigma</text:p>
      <text:p text:style-name="Preformatted_20_Text">jwc</text:p>
      <text:p text:style-name="Preformatted_20_Text">dream</text:p>
      <text:p text:style-name="Preformatted_20_Text">sv2</text:p>
      <text:p text:style-name="Preformatted_20_Text">wms</text:p>
      <text:p text:style-name="Preformatted_20_Text">one</text:p>
      <text:p text:style-name="Preformatted_20_Text">ls</text:p>
      <text:p text:style-name="Preformatted_20_Text">europa</text:p>
      <text:p text:style-name="Preformatted_20_Text">ldap2</text:p>
      <text:p text:style-name="Preformatted_20_Text"><text:soft-page-break/>a4</text:p>
      <text:p text:style-name="Preformatted_20_Text">merlin</text:p>
      <text:p text:style-name="Preformatted_20_Text">buy</text:p>
      <text:p text:style-name="Preformatted_20_Text">web11</text:p>
      <text:p text:style-name="Preformatted_20_Text">dk</text:p>
      <text:p text:style-name="Preformatted_20_Text">autodiscover.webmail</text:p>
      <text:p text:style-name="Preformatted_20_Text">ro</text:p>
      <text:p text:style-name="Preformatted_20_Text">widgets</text:p>
      <text:p text:style-name="Preformatted_20_Text">sql2</text:p>
      <text:p text:style-name="Preformatted_20_Text">mysql3</text:p>
      <text:p text:style-name="Preformatted_20_Text">gmail</text:p>
      <text:p text:style-name="Preformatted_20_Text">selfservice</text:p>
      <text:p text:style-name="Preformatted_20_Text">sdc</text:p>
      <text:p text:style-name="Preformatted_20_Text">tt</text:p>
      <text:p text:style-name="Preformatted_20_Text">mailrelay</text:p>
      <text:p text:style-name="Preformatted_20_Text">a.ns</text:p>
      <text:p text:style-name="Preformatted_20_Text">ns19</text:p>
      <text:p text:style-name="Preformatted_20_Text">webstats</text:p>
      <text:p text:style-name="Preformatted_20_Text">plesk</text:p>
      <text:p text:style-name="Preformatted_20_Text">nsk</text:p>
      <text:p text:style-name="Preformatted_20_Text">test6</text:p>
      <text:p text:style-name="Preformatted_20_Text">class</text:p>
      <text:p text:style-name="Preformatted_20_Text">agenda</text:p>
      <text:p text:style-name="Preformatted_20_Text">adam</text:p>
      <text:p text:style-name="Preformatted_20_Text">german</text:p>
      <text:p text:style-name="Preformatted_20_Text">www.v2</text:p>
      <text:p text:style-name="Preformatted_20_Text">renew</text:p>
      <text:p text:style-name="Preformatted_20_Text">car</text:p>
      <text:p text:style-name="Preformatted_20_Text">correio</text:p>
      <text:p text:style-name="Preformatted_20_Text">bk</text:p>
      <text:p text:style-name="Preformatted_20_Text">db3</text:p>
      <text:p text:style-name="Preformatted_20_Text">voice</text:p>
      <text:p text:style-name="Preformatted_20_Text">sentry</text:p>
      <text:p text:style-name="Preformatted_20_Text">alt</text:p>
      <text:p text:style-name="Preformatted_20_Text">demeter</text:p>
      <text:p text:style-name="Preformatted_20_Text">www.projects</text:p>
      <text:p text:style-name="Preformatted_20_Text">mail8</text:p>
      <text:p text:style-name="Preformatted_20_Text">bounce</text:p>
      <text:p text:style-name="Preformatted_20_Text">tc</text:p>
      <text:p text:style-name="Preformatted_20_Text">oldwww</text:p>
      <text:p text:style-name="Preformatted_20_Text">www.directory</text:p>
      <text:p text:style-name="Preformatted_20_Text">uploads</text:p>
      <text:p text:style-name="Preformatted_20_Text">carbon</text:p>
      <text:p text:style-name="Preformatted_20_Text">all</text:p>
      <text:p text:style-name="Preformatted_20_Text">mark</text:p>
      <text:p text:style-name="Preformatted_20_Text">bbb</text:p>
      <text:p text:style-name="Preformatted_20_Text">eco</text:p>
      <text:p text:style-name="Preformatted_20_Text">3g</text:p>
      <text:p text:style-name="Preformatted_20_Text">testmail</text:p>
      <text:p text:style-name="Preformatted_20_Text">ms2</text:p>
      <text:p text:style-name="Preformatted_20_Text">node2</text:p>
      <text:p text:style-name="Preformatted_20_Text">template</text:p>
      <text:p text:style-name="Preformatted_20_Text">andromeda</text:p>
      <text:p text:style-name="Preformatted_20_Text">www.photo</text:p>
      <text:p text:style-name="Preformatted_20_Text">media2</text:p>
      <text:p text:style-name="Preformatted_20_Text">articles</text:p>
      <text:p text:style-name="Preformatted_20_Text">yoda</text:p>
      <text:p text:style-name="Preformatted_20_Text">sec</text:p>
      <text:p text:style-name="Preformatted_20_Text">active</text:p>
      <text:p text:style-name="Preformatted_20_Text">nemesis</text:p>
      <text:p text:style-name="Preformatted_20_Text">autoconfig.new</text:p>
      <text:p text:style-name="Preformatted_20_Text">autodiscover.new</text:p>
      <text:p text:style-name="Preformatted_20_Text">push</text:p>
      <text:p text:style-name="Preformatted_20_Text">enews</text:p>
      <text:p text:style-name="Preformatted_20_Text"><text:soft-page-break/>advertising</text:p>
      <text:p text:style-name="Preformatted_20_Text">mail9</text:p>
      <text:p text:style-name="Preformatted_20_Text">api2</text:p>
      <text:p text:style-name="Preformatted_20_Text">david</text:p>
      <text:p text:style-name="Preformatted_20_Text">source</text:p>
      <text:p text:style-name="Preformatted_20_Text">kino</text:p>
      <text:p text:style-name="Preformatted_20_Text">prime</text:p>
      <text:p text:style-name="Preformatted_20_Text">o</text:p>
      <text:p text:style-name="Preformatted_20_Text">vb</text:p>
      <text:p text:style-name="Preformatted_20_Text">testsite</text:p>
      <text:p text:style-name="Preformatted_20_Text">fm</text:p>
      <text:p text:style-name="Preformatted_20_Text">c4anvn3</text:p>
      <text:p text:style-name="Preformatted_20_Text">samara</text:p>
      <text:p text:style-name="Preformatted_20_Text">reklama</text:p>
      <text:p text:style-name="Preformatted_20_Text">made.by</text:p>
      <text:p text:style-name="Preformatted_20_Text">sis</text:p>
      <text:p text:style-name="Preformatted_20_Text">q</text:p>
      <text:p text:style-name="Preformatted_20_Text">mp</text:p>
      <text:p text:style-name="Preformatted_20_Text">newton</text:p>
      <text:p text:style-name="Preformatted_20_Text">elearn</text:p>
      <text:p text:style-name="Preformatted_20_Text">autodiscover.beta</text:p>
      <text:p text:style-name="Preformatted_20_Text">cursos</text:p>
      <text:p text:style-name="Preformatted_20_Text">filter</text:p>
      <text:p text:style-name="Preformatted_20_Text">autoconfig.beta</text:p>
      <text:p text:style-name="Preformatted_20_Text">news2</text:p>
      <text:p text:style-name="Preformatted_20_Text">mf</text:p>
      <text:p text:style-name="Preformatted_20_Text">ubuntu</text:p>
      <text:p text:style-name="Preformatted_20_Text">ed</text:p>
      <text:p text:style-name="Preformatted_20_Text">zs</text:p>
      <text:p text:style-name="Preformatted_20_Text">a.mx</text:p>
      <text:p text:style-name="Preformatted_20_Text">center</text:p>
      <text:p text:style-name="Preformatted_20_Text">www.sandbox</text:p>
      <text:p text:style-name="Preformatted_20_Text">img5</text:p>
      <text:p text:style-name="Preformatted_20_Text">translate</text:p>
      <text:p text:style-name="Preformatted_20_Text">webmail.control</text:p>
      <text:p text:style-name="Preformatted_20_Text">mail0</text:p>
      <text:p text:style-name="Preformatted_20_Text">smtp02</text:p>
      <text:p text:style-name="Preformatted_20_Text">s6</text:p>
      <text:p text:style-name="Preformatted_20_Text">dallas</text:p>
      <text:p text:style-name="Preformatted_20_Text">bob</text:p>
      <text:p text:style-name="Preformatted_20_Text">autoconfig.store</text:p>
      <text:p text:style-name="Preformatted_20_Text">stu</text:p>
      <text:p text:style-name="Preformatted_20_Text">recruit</text:p>
      <text:p text:style-name="Preformatted_20_Text">mailtest</text:p>
      <text:p text:style-name="Preformatted_20_Text">reviews</text:p>
      <text:p text:style-name="Preformatted_20_Text">autodiscover.store</text:p>
      <text:p text:style-name="Preformatted_20_Text">2011</text:p>
      <text:p text:style-name="Preformatted_20_Text">www.iphone</text:p>
      <text:p text:style-name="Preformatted_20_Text">fp</text:p>
      <text:p text:style-name="Preformatted_20_Text">d3</text:p>
      <text:p text:style-name="Preformatted_20_Text">rdp</text:p>
      <text:p text:style-name="Preformatted_20_Text">www.design</text:p>
      <text:p text:style-name="Preformatted_20_Text">test7</text:p>
      <text:p text:style-name="Preformatted_20_Text">bg</text:p>
      <text:p text:style-name="Preformatted_20_Text">console</text:p>
      <text:p text:style-name="Preformatted_20_Text">outbound</text:p>
      <text:p text:style-name="Preformatted_20_Text">jpkc</text:p>
      <text:p text:style-name="Preformatted_20_Text">ext</text:p>
      <text:p text:style-name="Preformatted_20_Text">invest</text:p>
      <text:p text:style-name="Preformatted_20_Text">web8</text:p>
      <text:p text:style-name="Preformatted_20_Text">testvb</text:p>
      <text:p text:style-name="Preformatted_20_Text">vm1</text:p>
      <text:p text:style-name="Preformatted_20_Text">family</text:p>
      <text:p text:style-name="Preformatted_20_Text">insurance</text:p>
      <text:p text:style-name="Preformatted_20_Text"><text:soft-page-break/>atlanta</text:p>
      <text:p text:style-name="Preformatted_20_Text">aqua</text:p>
      <text:p text:style-name="Preformatted_20_Text">film</text:p>
      <text:p text:style-name="Preformatted_20_Text">dp</text:p>
      <text:p text:style-name="Preformatted_20_Text">ws2</text:p>
      <text:p text:style-name="Preformatted_20_Text">webdisk.cdn</text:p>
      <text:p text:style-name="Preformatted_20_Text">www.wordpress</text:p>
      <text:p text:style-name="Preformatted_20_Text">webdisk.news</text:p>
      <text:p text:style-name="Preformatted_20_Text">at</text:p>
      <text:p text:style-name="Preformatted_20_Text">ocean</text:p>
      <text:p text:style-name="Preformatted_20_Text">dr</text:p>
      <text:p text:style-name="Preformatted_20_Text">yahoo</text:p>
      <text:p text:style-name="Preformatted_20_Text">s8</text:p>
      <text:p text:style-name="Preformatted_20_Text">host2123</text:p>
      <text:p text:style-name="Preformatted_20_Text">libra</text:p>
      <text:p text:style-name="Preformatted_20_Text">rose</text:p>
      <text:p text:style-name="Preformatted_20_Text">cloud1</text:p>
      <text:p text:style-name="Preformatted_20_Text">album</text:p>
      <text:p text:style-name="Preformatted_20_Text">3</text:p>
      <text:p text:style-name="Preformatted_20_Text">antares</text:p>
      <text:p text:style-name="Preformatted_20_Text">www.a</text:p>
      <text:p text:style-name="Preformatted_20_Text">ipv6</text:p>
      <text:p text:style-name="Preformatted_20_Text">bridge</text:p>
      <text:p text:style-name="Preformatted_20_Text">demos</text:p>
      <text:p text:style-name="Preformatted_20_Text">cabinet</text:p>
      <text:p text:style-name="Preformatted_20_Text">crl</text:p>
      <text:p text:style-name="Preformatted_20_Text">old2</text:p>
      <text:p text:style-name="Preformatted_20_Text">angel</text:p>
      <text:p text:style-name="Preformatted_20_Text">cis</text:p>
      <text:p text:style-name="Preformatted_20_Text">www.panel</text:p>
      <text:p text:style-name="Preformatted_20_Text">isis</text:p>
      <text:p text:style-name="Preformatted_20_Text">s7</text:p>
      <text:p text:style-name="Preformatted_20_Text">guide</text:p>
      <text:p text:style-name="Preformatted_20_Text">webinar</text:p>
      <text:p text:style-name="Preformatted_20_Text">pop2</text:p>
      <text:p text:style-name="Preformatted_20_Text">cdn101</text:p>
      <text:p text:style-name="Preformatted_20_Text">company</text:p>
      <text:p text:style-name="Preformatted_20_Text">express</text:p>
      <text:p text:style-name="Preformatted_20_Text">special</text:p>
      <text:p text:style-name="Preformatted_20_Text">loki</text:p>
      <text:p text:style-name="Preformatted_20_Text">accounts</text:p>
      <text:p text:style-name="Preformatted_20_Text">video1</text:p>
      <text:p text:style-name="Preformatted_20_Text">expert</text:p>
      <text:p text:style-name="Preformatted_20_Text">clientes</text:p>
      <text:p text:style-name="Preformatted_20_Text">p1</text:p>
      <text:p text:style-name="Preformatted_20_Text">loja</text:p>
      <text:p text:style-name="Preformatted_20_Text">blog2</text:p>
      <text:p text:style-name="Preformatted_20_Text">img6</text:p>
      <text:p text:style-name="Preformatted_20_Text">l</text:p>
      <text:p text:style-name="Preformatted_20_Text">mail12</text:p>
      <text:p text:style-name="Preformatted_20_Text">style</text:p>
      <text:p text:style-name="Preformatted_20_Text">hcm</text:p>
      <text:p text:style-name="Preformatted_20_Text">s11</text:p>
      <text:p text:style-name="Preformatted_20_Text">mobile2</text:p>
      <text:p text:style-name="Preformatted_20_Text">triton</text:p>
      <text:p text:style-name="Preformatted_20_Text">s12</text:p>
      <text:p text:style-name="Preformatted_20_Text">kr</text:p>
      <text:p text:style-name="Preformatted_20_Text">www.links</text:p>
      <text:p text:style-name="Preformatted_20_Text">s13</text:p>
      <text:p text:style-name="Preformatted_20_Text">friends</text:p>
      <text:p text:style-name="Preformatted_20_Text">www.office</text:p>
      <text:p text:style-name="Preformatted_20_Text">shadow</text:p>
      <text:p text:style-name="Preformatted_20_Text">mymail</text:p>
      <text:p text:style-name="Preformatted_20_Text">autoconfig.forums</text:p>
      <text:p text:style-name="Preformatted_20_Text"><text:soft-page-break/>ns03</text:p>
      <text:p text:style-name="Preformatted_20_Text">neu</text:p>
      <text:p text:style-name="Preformatted_20_Text">autodiscover.forums</text:p>
      <text:p text:style-name="Preformatted_20_Text">www.home</text:p>
      <text:p text:style-name="Preformatted_20_Text">root</text:p>
      <text:p text:style-name="Preformatted_20_Text">upgrade</text:p>
      <text:p text:style-name="Preformatted_20_Text">puppet</text:p>
      <text:p text:style-name="Preformatted_20_Text">storm</text:p>
      <text:p text:style-name="Preformatted_20_Text">www.service</text:p>
      <text:p text:style-name="Preformatted_20_Text">isp</text:p>
      <text:p text:style-name="Preformatted_20_Text">get</text:p>
      <text:p text:style-name="Preformatted_20_Text">foro</text:p>
      <text:p text:style-name="Preformatted_20_Text">mytest</text:p>
      <text:p text:style-name="Preformatted_20_Text">test10</text:p>
      <text:p text:style-name="Preformatted_20_Text">desktop</text:p>
      <text:p text:style-name="Preformatted_20_Text">po</text:p>
      <text:p text:style-name="Preformatted_20_Text">mac</text:p>
      <text:p text:style-name="Preformatted_20_Text">www.member</text:p>
      <text:p text:style-name="Preformatted_20_Text">ph</text:p>
      <text:p text:style-name="Preformatted_20_Text">blackboard</text:p>
      <text:p text:style-name="Preformatted_20_Text">dspace</text:p>
      <text:p text:style-name="Preformatted_20_Text">dev01</text:p>
      <text:p text:style-name="Preformatted_20_Text">ftp4</text:p>
      <text:p text:style-name="Preformatted_20_Text">testwww</text:p>
      <text:p text:style-name="Preformatted_20_Text">presse</text:p>
      <text:p text:style-name="Preformatted_20_Text">ldap1</text:p>
      <text:p text:style-name="Preformatted_20_Text">rock</text:p>
      <text:p text:style-name="Preformatted_20_Text">wow</text:p>
      <text:p text:style-name="Preformatted_20_Text">sw</text:p>
      <text:p text:style-name="Preformatted_20_Text">msn</text:p>
      <text:p text:style-name="Preformatted_20_Text">mas</text:p>
      <text:p text:style-name="Preformatted_20_Text">scm</text:p>
      <text:p text:style-name="Preformatted_20_Text">its</text:p>
      <text:p text:style-name="Preformatted_20_Text">vision</text:p>
      <text:p text:style-name="Preformatted_20_Text">tms</text:p>
      <text:p text:style-name="Preformatted_20_Text">www.wp</text:p>
      <text:p text:style-name="Preformatted_20_Text">hyperion</text:p>
      <text:p text:style-name="Preformatted_20_Text">nic</text:p>
      <text:p text:style-name="Preformatted_20_Text">html</text:p>
      <text:p text:style-name="Preformatted_20_Text">sale</text:p>
      <text:p text:style-name="Preformatted_20_Text">isp-caledon.cit</text:p>
      <text:p text:style-name="Preformatted_20_Text">www.go</text:p>
      <text:p text:style-name="Preformatted_20_Text">do</text:p>
      <text:p text:style-name="Preformatted_20_Text">media1</text:p>
      <text:p text:style-name="Preformatted_20_Text">web9</text:p>
      <text:p text:style-name="Preformatted_20_Text">ua</text:p>
      <text:p text:style-name="Preformatted_20_Text">energy</text:p>
      <text:p text:style-name="Preformatted_20_Text">helios</text:p>
      <text:p text:style-name="Preformatted_20_Text">chicago</text:p>
      <text:p text:style-name="Preformatted_20_Text">webftp</text:p>
      <text:p text:style-name="Preformatted_20_Text">i1</text:p>
      <text:p text:style-name="Preformatted_20_Text">commerce</text:p>
      <text:p text:style-name="Preformatted_20_Text">www.ru</text:p>
      <text:p text:style-name="Preformatted_20_Text">union</text:p>
      <text:p text:style-name="Preformatted_20_Text">netmon</text:p>
      <text:p text:style-name="Preformatted_20_Text">audit</text:p>
      <text:p text:style-name="Preformatted_20_Text">vm2</text:p>
      <text:p text:style-name="Preformatted_20_Text">mailx</text:p>
      <text:p text:style-name="Preformatted_20_Text">web12</text:p>
      <text:p text:style-name="Preformatted_20_Text">painelstats</text:p>
      <text:p text:style-name="Preformatted_20_Text">sol</text:p>
      <text:p text:style-name="Preformatted_20_Text">z-hn.nhac</text:p>
      <text:p text:style-name="Preformatted_20_Text">kvm2</text:p>
      <text:p text:style-name="Preformatted_20_Text">chris</text:p>
      <text:p text:style-name="Preformatted_20_Text"><text:soft-page-break/>www.board</text:p>
      <text:p text:style-name="Preformatted_20_Text">apache</text:p>
      <text:p text:style-name="Preformatted_20_Text">tube</text:p>
      <text:p text:style-name="Preformatted_20_Text">marvin</text:p>
      <text:p text:style-name="Preformatted_20_Text">bug</text:p>
      <text:p text:style-name="Preformatted_20_Text">external</text:p>
      <text:p text:style-name="Preformatted_20_Text">pki</text:p>
      <text:p text:style-name="Preformatted_20_Text">viper</text:p>
      <text:p text:style-name="Preformatted_20_Text">webadmin</text:p>
      <text:p text:style-name="Preformatted_20_Text">production</text:p>
      <text:p text:style-name="Preformatted_20_Text">r2</text:p>
      <text:p text:style-name="Preformatted_20_Text">win2</text:p>
      <text:p text:style-name="Preformatted_20_Text">vpstun</text:p>
      <text:p text:style-name="Preformatted_20_Text">mx03</text:p>
      <text:p text:style-name="Preformatted_20_Text">ios</text:p>
      <text:p text:style-name="Preformatted_20_Text">www.uk</text:p>
      <text:p text:style-name="Preformatted_20_Text">smile</text:p>
      <text:p text:style-name="Preformatted_20_Text">www.fb</text:p>
      <text:p text:style-name="Preformatted_20_Text">aa</text:p>
      <text:p text:style-name="Preformatted_20_Text">www13</text:p>
      <text:p text:style-name="Preformatted_20_Text">trinity</text:p>
      <text:p text:style-name="Preformatted_20_Text">www.upload</text:p>
      <text:p text:style-name="Preformatted_20_Text">www.testing</text:p>
      <text:p text:style-name="Preformatted_20_Text">amazon</text:p>
      <text:p text:style-name="Preformatted_20_Text">hosting2</text:p>
      <text:p text:style-name="Preformatted_20_Text">bip</text:p>
      <text:p text:style-name="Preformatted_20_Text">mw</text:p>
      <text:p text:style-name="Preformatted_20_Text">www.health</text:p>
      <text:p text:style-name="Preformatted_20_Text">india</text:p>
      <text:p text:style-name="Preformatted_20_Text">web04</text:p>
      <text:p text:style-name="Preformatted_20_Text">rainbow</text:p>
      <text:p text:style-name="Preformatted_20_Text">cisco-lwapp-controller</text:p>
      <text:p text:style-name="Preformatted_20_Text">uranus</text:p>
      <text:p text:style-name="Preformatted_20_Text">qr</text:p>
      <text:p text:style-name="Preformatted_20_Text">domaindnszones</text:p>
      <text:p text:style-name="Preformatted_20_Text">editor</text:p>
      <text:p text:style-name="Preformatted_20_Text">www.stage</text:p>
      <text:p text:style-name="Preformatted_20_Text">manual</text:p>
      <text:p text:style-name="Preformatted_20_Text">nice</text:p>
      <text:p text:style-name="Preformatted_20_Text">robin</text:p>
      <text:p text:style-name="Preformatted_20_Text">gandalf</text:p>
      <text:p text:style-name="Preformatted_20_Text">j</text:p>
      <text:p text:style-name="Preformatted_20_Text">buzz</text:p>
      <text:p text:style-name="Preformatted_20_Text">password</text:p>
      <text:p text:style-name="Preformatted_20_Text">autoconfig.mobile</text:p>
      <text:p text:style-name="Preformatted_20_Text">gb</text:p>
      <text:p text:style-name="Preformatted_20_Text">idea</text:p>
      <text:p text:style-name="Preformatted_20_Text">eva</text:p>
      <text:p text:style-name="Preformatted_20_Text">www.i</text:p>
      <text:p text:style-name="Preformatted_20_Text">server6</text:p>
      <text:p text:style-name="Preformatted_20_Text">www.job</text:p>
      <text:p text:style-name="Preformatted_20_Text">results</text:p>
      <text:p text:style-name="Preformatted_20_Text">www.test1</text:p>
      <text:p text:style-name="Preformatted_20_Text">maya</text:p>
      <text:p text:style-name="Preformatted_20_Text">pix</text:p>
      <text:p text:style-name="Preformatted_20_Text">www.cn</text:p>
      <text:p text:style-name="Preformatted_20_Text">gz</text:p>
      <text:p text:style-name="Preformatted_20_Text">th</text:p>
      <text:p text:style-name="Preformatted_20_Text">www.lib</text:p>
      <text:p text:style-name="Preformatted_20_Text">autodiscover.mobile</text:p>
      <text:p text:style-name="Preformatted_20_Text">b1</text:p>
      <text:p text:style-name="Preformatted_20_Text">horus</text:p>
      <text:p text:style-name="Preformatted_20_Text">zero</text:p>
      <text:p text:style-name="Preformatted_20_Text">sv1</text:p>
      <text:p text:style-name="Preformatted_20_Text"><text:soft-page-break/>wptest</text:p>
      <text:p text:style-name="Preformatted_20_Text">cart</text:p>
      <text:p text:style-name="Preformatted_20_Text">brain</text:p>
      <text:p text:style-name="Preformatted_20_Text">mbox</text:p>
      <text:p text:style-name="Preformatted_20_Text">bd</text:p>
      <text:p text:style-name="Preformatted_20_Text">tester</text:p>
      <text:p text:style-name="Preformatted_20_Text">fotos</text:p>
      <text:p text:style-name="Preformatted_20_Text">ess</text:p>
      <text:p text:style-name="Preformatted_20_Text">ns31</text:p>
      <text:p text:style-name="Preformatted_20_Text">blogx.dev</text:p>
      <text:p text:style-name="Preformatted_20_Text">ceres</text:p>
      <text:p text:style-name="Preformatted_20_Text">gatekeeper</text:p>
      <text:p text:style-name="Preformatted_20_Text">csr</text:p>
      <text:p text:style-name="Preformatted_20_Text">www.cs</text:p>
      <text:p text:style-name="Preformatted_20_Text">sakura</text:p>
      <text:p text:style-name="Preformatted_20_Text">chef</text:p>
      <text:p text:style-name="Preformatted_20_Text">parking</text:p>
      <text:p text:style-name="Preformatted_20_Text">idc</text:p>
      <text:p text:style-name="Preformatted_20_Text">desarrollo</text:p>
      <text:p text:style-name="Preformatted_20_Text">mirrors</text:p>
      <text:p text:style-name="Preformatted_20_Text">sunny</text:p>
      <text:p text:style-name="Preformatted_20_Text">kvm1</text:p>
      <text:p text:style-name="Preformatted_20_Text">prtg</text:p>
      <text:p text:style-name="Preformatted_20_Text">mo</text:p>
      <text:p text:style-name="Preformatted_20_Text">dns0</text:p>
      <text:p text:style-name="Preformatted_20_Text">chaos</text:p>
      <text:p text:style-name="Preformatted_20_Text">avatar</text:p>
      <text:p text:style-name="Preformatted_20_Text">alice</text:p>
      <text:p text:style-name="Preformatted_20_Text">task</text:p>
      <text:p text:style-name="Preformatted_20_Text">www.app</text:p>
      <text:p text:style-name="Preformatted_20_Text">dev4</text:p>
      <text:p text:style-name="Preformatted_20_Text">sl</text:p>
      <text:p text:style-name="Preformatted_20_Text">sugarcrm</text:p>
      <text:p text:style-name="Preformatted_20_Text">youtube</text:p>
      <text:p text:style-name="Preformatted_20_Text">ic-vss6509-gw</text:p>
      <text:p text:style-name="Preformatted_20_Text">simon</text:p>
      <text:p text:style-name="Preformatted_20_Text">m4</text:p>
      <text:p text:style-name="Preformatted_20_Text">dexter</text:p>
      <text:p text:style-name="Preformatted_20_Text">crystal</text:p>
      <text:p text:style-name="Preformatted_20_Text">terra</text:p>
      <text:p text:style-name="Preformatted_20_Text">fa</text:p>
      <text:p text:style-name="Preformatted_20_Text">server7</text:p>
      <text:p text:style-name="Preformatted_20_Text">journals</text:p>
      <text:p text:style-name="Preformatted_20_Text">iron</text:p>
      <text:p text:style-name="Preformatted_20_Text">uc</text:p>
      <text:p text:style-name="Preformatted_20_Text">pruebas</text:p>
      <text:p text:style-name="Preformatted_20_Text">magic</text:p>
      <text:p text:style-name="Preformatted_20_Text">ead</text:p>
      <text:p text:style-name="Preformatted_20_Text">www.helpdesk</text:p>
      <text:p text:style-name="Preformatted_20_Text">4</text:p>
      <text:p text:style-name="Preformatted_20_Text">server10</text:p>
      <text:p text:style-name="Preformatted_20_Text">computer</text:p>
      <text:p text:style-name="Preformatted_20_Text">galileo</text:p>
      <text:p text:style-name="Preformatted_20_Text">delivery</text:p>
      <text:p text:style-name="Preformatted_20_Text">aff</text:p>
      <text:p text:style-name="Preformatted_20_Text">aries</text:p>
      <text:p text:style-name="Preformatted_20_Text">www.development</text:p>
      <text:p text:style-name="Preformatted_20_Text">el</text:p>
      <text:p text:style-name="Preformatted_20_Text">livechat</text:p>
      <text:p text:style-name="Preformatted_20_Text">host4</text:p>
      <text:p text:style-name="Preformatted_20_Text">static3</text:p>
      <text:p text:style-name="Preformatted_20_Text">www.free</text:p>
      <text:p text:style-name="Preformatted_20_Text">sk</text:p>
      <text:p text:style-name="Preformatted_20_Text">puma</text:p>
      <text:p text:style-name="Preformatted_20_Text"><text:soft-page-break/>coffee</text:p>
      <text:p text:style-name="Preformatted_20_Text">gh</text:p>
      <text:p text:style-name="Preformatted_20_Text">java</text:p>
      <text:p text:style-name="Preformatted_20_Text">fish</text:p>
      <text:p text:style-name="Preformatted_20_Text">templates</text:p>
      <text:p text:style-name="Preformatted_20_Text">tarbaby</text:p>
      <text:p text:style-name="Preformatted_20_Text">mtest</text:p>
      <text:p text:style-name="Preformatted_20_Text">light</text:p>
      <text:p text:style-name="Preformatted_20_Text">www.link</text:p>
      <text:p text:style-name="Preformatted_20_Text">sas</text:p>
      <text:p text:style-name="Preformatted_20_Text">poll</text:p>
      <text:p text:style-name="Preformatted_20_Text">director</text:p>
      <text:p text:style-name="Preformatted_20_Text">destiny</text:p>
      <text:p text:style-name="Preformatted_20_Text">aquarius</text:p>
      <text:p text:style-name="Preformatted_20_Text">vps3</text:p>
      <text:p text:style-name="Preformatted_20_Text">bravo</text:p>
      <text:p text:style-name="Preformatted_20_Text">freedom</text:p>
      <text:p text:style-name="Preformatted_20_Text">boutique</text:p>
      <text:p text:style-name="Preformatted_20_Text">lite</text:p>
      <text:p text:style-name="Preformatted_20_Text">ns25</text:p>
      <text:p text:style-name="Preformatted_20_Text">shop2</text:p>
      <text:p text:style-name="Preformatted_20_Text">ic</text:p>
      <text:p text:style-name="Preformatted_20_Text">foundation</text:p>
      <text:p text:style-name="Preformatted_20_Text">cw</text:p>
      <text:p text:style-name="Preformatted_20_Text">ras</text:p>
      <text:p text:style-name="Preformatted_20_Text">park</text:p>
      <text:p text:style-name="Preformatted_20_Text">next</text:p>
      <text:p text:style-name="Preformatted_20_Text">diana</text:p>
      <text:p text:style-name="Preformatted_20_Text">secure1</text:p>
      <text:p text:style-name="Preformatted_20_Text">k</text:p>
      <text:p text:style-name="Preformatted_20_Text">euro</text:p>
      <text:p text:style-name="Preformatted_20_Text">managedomain</text:p>
      <text:p text:style-name="Preformatted_20_Text">castor</text:p>
      <text:p text:style-name="Preformatted_20_Text">www-old</text:p>
      <text:p text:style-name="Preformatted_20_Text">charon</text:p>
      <text:p text:style-name="Preformatted_20_Text">nas1</text:p>
      <text:p text:style-name="Preformatted_20_Text">la</text:p>
      <text:p text:style-name="Preformatted_20_Text">jw</text:p>
      <text:p text:style-name="Preformatted_20_Text">s10</text:p>
      <text:p text:style-name="Preformatted_20_Text">web13</text:p>
      <text:p text:style-name="Preformatted_20_Text">mxbackup2</text:p>
      <text:p text:style-name="Preformatted_20_Text">europe</text:p>
      <text:p text:style-name="Preformatted_20_Text">oasis</text:p>
      <text:p text:style-name="Preformatted_20_Text">donate</text:p>
      <text:p text:style-name="Preformatted_20_Text">s9</text:p>
      <text:p text:style-name="Preformatted_20_Text">ftps</text:p>
      <text:p text:style-name="Preformatted_20_Text">falcon</text:p>
      <text:p text:style-name="Preformatted_20_Text">DomainDnsZones</text:p>
      <text:p text:style-name="Preformatted_20_Text">depot</text:p>
      <text:p text:style-name="Preformatted_20_Text">NS1</text:p>
      <text:p text:style-name="Preformatted_20_Text">genesis</text:p>
      <text:p text:style-name="Preformatted_20_Text">mysql4</text:p>
      <text:p text:style-name="Preformatted_20_Text">rms</text:p>
      <text:p text:style-name="Preformatted_20_Text">ns30</text:p>
      <text:p text:style-name="Preformatted_20_Text">www.drupal</text:p>
      <text:p text:style-name="Preformatted_20_Text">wholesale</text:p>
      <text:p text:style-name="Preformatted_20_Text">ForestDnsZones</text:p>
      <text:p text:style-name="Preformatted_20_Text">www.alumni</text:p>
      <text:p text:style-name="Preformatted_20_Text">marketplace</text:p>
      <text:p text:style-name="Preformatted_20_Text">tesla</text:p>
      <text:p text:style-name="Preformatted_20_Text">statistik</text:p>
      <text:p text:style-name="Preformatted_20_Text">country</text:p>
      <text:p text:style-name="Preformatted_20_Text">imap4</text:p>
      <text:p text:style-name="Preformatted_20_Text">brand</text:p>
      <text:p text:style-name="Preformatted_20_Text"><text:soft-page-break/>gift</text:p>
      <text:p text:style-name="Preformatted_20_Text">shell</text:p>
      <text:p text:style-name="Preformatted_20_Text">www.dev2</text:p>
      <text:p text:style-name="Preformatted_20_Text">apply</text:p>
      <text:p text:style-name="Preformatted_20_Text">forestdnszones</text:p>
      <text:p text:style-name="Preformatted_20_Text">nc</text:p>
      <text:p text:style-name="Preformatted_20_Text">kronos</text:p>
      <text:p text:style-name="Preformatted_20_Text">epsilon</text:p>
      <text:p text:style-name="Preformatted_20_Text">testserver</text:p>
      <text:p text:style-name="Preformatted_20_Text">smtp-out</text:p>
      <text:p text:style-name="Preformatted_20_Text">pictures</text:p>
      <text:p text:style-name="Preformatted_20_Text">autos</text:p>
      <text:p text:style-name="Preformatted_20_Text">org</text:p>
      <text:p text:style-name="Preformatted_20_Text">mysql5</text:p>
      <text:p text:style-name="Preformatted_20_Text">france</text:p>
      <text:p text:style-name="Preformatted_20_Text">shared</text:p>
      <text:p text:style-name="Preformatted_20_Text">cf</text:p>
      <text:p text:style-name="Preformatted_20_Text">sos</text:p>
      <text:p text:style-name="Preformatted_20_Text">stun</text:p>
      <text:p text:style-name="Preformatted_20_Text">channel</text:p>
      <text:p text:style-name="Preformatted_20_Text">2013</text:p>
      <text:p text:style-name="Preformatted_20_Text">moto</text:p>
      <text:p text:style-name="Preformatted_20_Text">pw</text:p>
      <text:p text:style-name="Preformatted_20_Text">oc.pool</text:p>
      <text:p text:style-name="Preformatted_20_Text">eu.pool</text:p>
      <text:p text:style-name="Preformatted_20_Text">na.pool</text:p>
      <text:p text:style-name="Preformatted_20_Text">cams</text:p>
      <text:p text:style-name="Preformatted_20_Text">www.auto</text:p>
      <text:p text:style-name="Preformatted_20_Text">pi</text:p>
      <text:p text:style-name="Preformatted_20_Text">image2</text:p>
      <text:p text:style-name="Preformatted_20_Text">test8</text:p>
      <text:p text:style-name="Preformatted_20_Text">hi</text:p>
      <text:p text:style-name="Preformatted_20_Text">casino</text:p>
      <text:p text:style-name="Preformatted_20_Text">magazin</text:p>
      <text:p text:style-name="Preformatted_20_Text">wwwhost-roe001</text:p>
      <text:p text:style-name="Preformatted_20_Text">z-hcm.nhac</text:p>
      <text:p text:style-name="Preformatted_20_Text">trial</text:p>
      <text:p text:style-name="Preformatted_20_Text">cam1</text:p>
      <text:p text:style-name="Preformatted_20_Text">victor</text:p>
      <text:p text:style-name="Preformatted_20_Text">sig</text:p>
      <text:p text:style-name="Preformatted_20_Text">ctrl</text:p>
      <text:p text:style-name="Preformatted_20_Text">wwwhost-ox001</text:p>
      <text:p text:style-name="Preformatted_20_Text">weblog</text:p>
      <text:p text:style-name="Preformatted_20_Text">rds</text:p>
      <text:p text:style-name="Preformatted_20_Text">first</text:p>
      <text:p text:style-name="Preformatted_20_Text">farm</text:p>
      <text:p text:style-name="Preformatted_20_Text">whatsup</text:p>
      <text:p text:style-name="Preformatted_20_Text">panda</text:p>
      <text:p text:style-name="Preformatted_20_Text">dummy</text:p>
      <text:p text:style-name="Preformatted_20_Text">stream.origin</text:p>
      <text:p text:style-name="Preformatted_20_Text">canada</text:p>
      <text:p text:style-name="Preformatted_20_Text">wc</text:p>
      <text:p text:style-name="Preformatted_20_Text">flv</text:p>
      <text:p text:style-name="Preformatted_20_Text">www.top</text:p>
      <text:p text:style-name="Preformatted_20_Text">emerald</text:p>
      <text:p text:style-name="Preformatted_20_Text">sim</text:p>
      <text:p text:style-name="Preformatted_20_Text">ace</text:p>
      <text:p text:style-name="Preformatted_20_Text">sap</text:p>
      <text:p text:style-name="Preformatted_20_Text">ga</text:p>
      <text:p text:style-name="Preformatted_20_Text">bank</text:p>
      <text:p text:style-name="Preformatted_20_Text">et</text:p>
      <text:p text:style-name="Preformatted_20_Text">soap</text:p>
      <text:p text:style-name="Preformatted_20_Text">guest</text:p>
      <text:p text:style-name="Preformatted_20_Text">mdev</text:p>
      <text:p text:style-name="Preformatted_20_Text"><text:soft-page-break/>www.client</text:p>
      <text:p text:style-name="Preformatted_20_Text">www.partner</text:p>
      <text:p text:style-name="Preformatted_20_Text">easy</text:p>
      <text:p text:style-name="Preformatted_20_Text">st1</text:p>
      <text:p text:style-name="Preformatted_20_Text">webvpn</text:p>
      <text:p text:style-name="Preformatted_20_Text">baby</text:p>
      <text:p text:style-name="Preformatted_20_Text">s14</text:p>
      <text:p text:style-name="Preformatted_20_Text">delivery.a</text:p>
      <text:p text:style-name="Preformatted_20_Text">wwwhost-port001</text:p>
      <text:p text:style-name="Preformatted_20_Text">hideip</text:p>
      <text:p text:style-name="Preformatted_20_Text">graphics</text:p>
      <text:p text:style-name="Preformatted_20_Text">webshop</text:p>
      <text:p text:style-name="Preformatted_20_Text">catalogue</text:p>
      <text:p text:style-name="Preformatted_20_Text">tom</text:p>
      <text:p text:style-name="Preformatted_20_Text">rm</text:p>
      <text:p text:style-name="Preformatted_20_Text">perm</text:p>
      <text:p text:style-name="Preformatted_20_Text">www.ad</text:p>
      <text:p text:style-name="Preformatted_20_Text">ad1</text:p>
      <text:p text:style-name="Preformatted_20_Text">mail03</text:p>
      <text:p text:style-name="Preformatted_20_Text">www.sports</text:p>
      <text:p text:style-name="Preformatted_20_Text">water</text:p>
      <text:p text:style-name="Preformatted_20_Text">intranet2</text:p>
      <text:p text:style-name="Preformatted_20_Text">autodiscover.news</text:p>
      <text:p text:style-name="Preformatted_20_Text">bj</text:p>
      <text:p text:style-name="Preformatted_20_Text">nsb</text:p>
      <text:p text:style-name="Preformatted_20_Text">charge</text:p>
      <text:p text:style-name="Preformatted_20_Text">export</text:p>
      <text:p text:style-name="Preformatted_20_Text">testweb</text:p>
      <text:p text:style-name="Preformatted_20_Text">sample</text:p>
      <text:p text:style-name="Preformatted_20_Text">quit</text:p>
      <text:p text:style-name="Preformatted_20_Text">proxy3</text:p>
      <text:p text:style-name="Preformatted_20_Text">email2</text:p>
      <text:p text:style-name="Preformatted_20_Text">b2</text:p>
      <text:p text:style-name="Preformatted_20_Text">servicios</text:p>
      <text:p text:style-name="Preformatted_20_Text">novo</text:p>
      <text:p text:style-name="Preformatted_20_Text">new2</text:p>
      <text:p text:style-name="Preformatted_20_Text">meta</text:p>
      <text:p text:style-name="Preformatted_20_Text">secure3</text:p>
      <text:p text:style-name="Preformatted_20_Text">ajax</text:p>
      <text:p text:style-name="Preformatted_20_Text">autoconfig.news</text:p>
      <text:p text:style-name="Preformatted_20_Text">ghost</text:p>
      <text:p text:style-name="Preformatted_20_Text">www.cp</text:p>
      <text:p text:style-name="Preformatted_20_Text">good</text:p>
      <text:p text:style-name="Preformatted_20_Text">bookstore</text:p>
      <text:p text:style-name="Preformatted_20_Text">kiwi</text:p>
      <text:p text:style-name="Preformatted_20_Text">ft</text:p>
      <text:p text:style-name="Preformatted_20_Text">demo4</text:p>
      <text:p text:style-name="Preformatted_20_Text">www.archive</text:p>
      <text:p text:style-name="Preformatted_20_Text">squid</text:p>
      <text:p text:style-name="Preformatted_20_Text">publish</text:p>
      <text:p text:style-name="Preformatted_20_Text">west</text:p>
      <text:p text:style-name="Preformatted_20_Text">football</text:p>
      <text:p text:style-name="Preformatted_20_Text">printer</text:p>
      <text:p text:style-name="Preformatted_20_Text">cv</text:p>
      <text:p text:style-name="Preformatted_20_Text">ny</text:p>
      <text:p text:style-name="Preformatted_20_Text">boss</text:p>
      <text:p text:style-name="Preformatted_20_Text">smtp5</text:p>
      <text:p text:style-name="Preformatted_20_Text">rsync</text:p>
      <text:p text:style-name="Preformatted_20_Text">sip2</text:p>
      <text:p text:style-name="Preformatted_20_Text">ks</text:p>
      <text:p text:style-name="Preformatted_20_Text">leon</text:p>
      <text:p text:style-name="Preformatted_20_Text">a3</text:p>
      <text:p text:style-name="Preformatted_20_Text">mta1</text:p>
      <text:p text:style-name="Preformatted_20_Text">epay</text:p>
      <text:p text:style-name="Preformatted_20_Text"><text:soft-page-break/>tst</text:p>
      <text:p text:style-name="Preformatted_20_Text">mgmt</text:p>
      <text:p text:style-name="Preformatted_20_Text">deals</text:p>
      <text:p text:style-name="Preformatted_20_Text">dropbox</text:p>
      <text:p text:style-name="Preformatted_20_Text">www.books</text:p>
      <text:p text:style-name="Preformatted_20_Text">2010</text:p>
      <text:p text:style-name="Preformatted_20_Text">torrent</text:p>
      <text:p text:style-name="Preformatted_20_Text">webdisk.ads</text:p>
      <text:p text:style-name="Preformatted_20_Text">mx6</text:p>
      <text:p text:style-name="Preformatted_20_Text">www.art</text:p>
      <text:p text:style-name="Preformatted_20_Text">chem</text:p>
      <text:p text:style-name="Preformatted_20_Text">iproxy</text:p>
      <text:p text:style-name="Preformatted_20_Text">www.pay</text:p>
      <text:p text:style-name="Preformatted_20_Text">anime</text:p>
      <text:p text:style-name="Preformatted_20_Text">ccc</text:p>
      <text:p text:style-name="Preformatted_20_Text">anna</text:p>
      <text:p text:style-name="Preformatted_20_Text">ns23</text:p>
      <text:p text:style-name="Preformatted_20_Text">hs</text:p>
      <text:p text:style-name="Preformatted_20_Text">cg</text:p>
      <text:p text:style-name="Preformatted_20_Text">acm</text:p>
      <text:p text:style-name="Preformatted_20_Text">pollux</text:p>
      <text:p text:style-name="Preformatted_20_Text">lt</text:p>
      <text:p text:style-name="Preformatted_20_Text">meteo</text:p>
      <text:p text:style-name="Preformatted_20_Text">owncloud</text:p>
      <text:p text:style-name="Preformatted_20_Text">andrew</text:p>
      <text:p text:style-name="Preformatted_20_Text">v4</text:p>
      <text:p text:style-name="Preformatted_20_Text">www-dev</text:p>
      <text:p text:style-name="Preformatted_20_Text">oxygen</text:p>
      <text:p text:style-name="Preformatted_20_Text">jaguar</text:p>
      <text:p text:style-name="Preformatted_20_Text">panther</text:p>
      <text:p text:style-name="Preformatted_20_Text">personal</text:p>
      <text:p text:style-name="Preformatted_20_Text">ab</text:p>
      <text:p text:style-name="Preformatted_20_Text">dcp</text:p>
      <text:p text:style-name="Preformatted_20_Text">med</text:p>
      <text:p text:style-name="Preformatted_20_Text">www.joomla</text:p>
      <text:p text:style-name="Preformatted_20_Text">john</text:p>
      <text:p text:style-name="Preformatted_20_Text">watson</text:p>
      <text:p text:style-name="Preformatted_20_Text">motor</text:p>
      <text:p text:style-name="Preformatted_20_Text">mails</text:p>
      <text:p text:style-name="Preformatted_20_Text">kiev</text:p>
      <text:p text:style-name="Preformatted_20_Text">asia</text:p>
      <text:p text:style-name="Preformatted_20_Text">campaign</text:p>
      <text:p text:style-name="Preformatted_20_Text">win1</text:p>
      <text:p text:style-name="Preformatted_20_Text">cards</text:p>
      <text:p text:style-name="Preformatted_20_Text">fantasy</text:p>
      <text:p text:style-name="Preformatted_20_Text">tj</text:p>
      <text:p text:style-name="Preformatted_20_Text">martin</text:p>
      <text:p text:style-name="Preformatted_20_Text">helium</text:p>
      <text:p text:style-name="Preformatted_20_Text">nfs</text:p>
      <text:p text:style-name="Preformatted_20_Text">ads2</text:p>
      <text:p text:style-name="Preformatted_20_Text">script</text:p>
      <text:p text:style-name="Preformatted_20_Text">anubis</text:p>
      <text:p text:style-name="Preformatted_20_Text">imail</text:p>
      <text:p text:style-name="Preformatted_20_Text">cp2</text:p>
      <text:p text:style-name="Preformatted_20_Text">mk</text:p>
      <text:p text:style-name="Preformatted_20_Text">bw</text:p>
      <text:p text:style-name="Preformatted_20_Text">em</text:p>
      <text:p text:style-name="Preformatted_20_Text">creative</text:p>
      <text:p text:style-name="Preformatted_20_Text">www.elearning</text:p>
      <text:p text:style-name="Preformatted_20_Text">ad2</text:p>
      <text:p text:style-name="Preformatted_20_Text">stars</text:p>
      <text:p text:style-name="Preformatted_20_Text">discovery</text:p>
      <text:p text:style-name="Preformatted_20_Text">friend</text:p>
      <text:p text:style-name="Preformatted_20_Text">reservations</text:p>
      <text:p text:style-name="Preformatted_20_Text"><text:soft-page-break/>buffalo</text:p>
      <text:p text:style-name="Preformatted_20_Text">cdp</text:p>
      <text:p text:style-name="Preformatted_20_Text">uxs2r</text:p>
      <text:p text:style-name="Preformatted_20_Text">atom</text:p>
      <text:p text:style-name="Preformatted_20_Text">cosmos</text:p>
      <text:p text:style-name="Preformatted_20_Text">www.business</text:p>
      <text:p text:style-name="Preformatted_20_Text">a2</text:p>
      <text:p text:style-name="Preformatted_20_Text">xcb</text:p>
      <text:p text:style-name="Preformatted_20_Text">allegro</text:p>
      <text:p text:style-name="Preformatted_20_Text">om</text:p>
      <text:p text:style-name="Preformatted_20_Text">ufa</text:p>
      <text:p text:style-name="Preformatted_20_Text">dw</text:p>
      <text:p text:style-name="Preformatted_20_Text">cool</text:p>
      <text:p text:style-name="Preformatted_20_Text">files2</text:p>
      <text:p text:style-name="Preformatted_20_Text">webdisk.chat</text:p>
      <text:p text:style-name="Preformatted_20_Text">ford</text:p>
      <text:p text:style-name="Preformatted_20_Text">oma</text:p>
      <text:p text:style-name="Preformatted_20_Text">zzb</text:p>
      <text:p text:style-name="Preformatted_20_Text">staging2</text:p>
      <text:p text:style-name="Preformatted_20_Text">texas</text:p>
      <text:p text:style-name="Preformatted_20_Text">ib</text:p>
      <text:p text:style-name="Preformatted_20_Text">cwc</text:p>
      <text:p text:style-name="Preformatted_20_Text">aphrodite</text:p>
      <text:p text:style-name="Preformatted_20_Text">re</text:p>
      <text:p text:style-name="Preformatted_20_Text">spark</text:p>
      <text:p text:style-name="Preformatted_20_Text">www.ftp</text:p>
      <text:p text:style-name="Preformatted_20_Text">oscar</text:p>
      <text:p text:style-name="Preformatted_20_Text">atlantis</text:p>
      <text:p text:style-name="Preformatted_20_Text">osiris</text:p>
      <text:p text:style-name="Preformatted_20_Text">os</text:p>
      <text:p text:style-name="Preformatted_20_Text">m5</text:p>
      <text:p text:style-name="Preformatted_20_Text">dl1</text:p>
      <text:p text:style-name="Preformatted_20_Text">www.shopping</text:p>
      <text:p text:style-name="Preformatted_20_Text">ice</text:p>
      <text:p text:style-name="Preformatted_20_Text">beta1</text:p>
      <text:p text:style-name="Preformatted_20_Text">mcu</text:p>
      <text:p text:style-name="Preformatted_20_Text">inter</text:p>
      <text:p text:style-name="Preformatted_20_Text">interface</text:p>
      <text:p text:style-name="Preformatted_20_Text">gm</text:p>
      <text:p text:style-name="Preformatted_20_Text">kiosk</text:p>
      <text:p text:style-name="Preformatted_20_Text">so</text:p>
      <text:p text:style-name="Preformatted_20_Text">dss</text:p>
      <text:p text:style-name="Preformatted_20_Text">www.survey</text:p>
      <text:p text:style-name="Preformatted_20_Text">customers</text:p>
      <text:p text:style-name="Preformatted_20_Text">fx</text:p>
      <text:p text:style-name="Preformatted_20_Text">nsa</text:p>
      <text:p text:style-name="Preformatted_20_Text">csg</text:p>
      <text:p text:style-name="Preformatted_20_Text">mi</text:p>
      <text:p text:style-name="Preformatted_20_Text">url</text:p>
      <text:p text:style-name="Preformatted_20_Text">dl2</text:p>
      <text:p text:style-name="Preformatted_20_Text">NS2</text:p>
      <text:p text:style-name="Preformatted_20_Text">show</text:p>
      <text:p text:style-name="Preformatted_20_Text">www.classifieds</text:p>
      <text:p text:style-name="Preformatted_20_Text">mexico</text:p>
      <text:p text:style-name="Preformatted_20_Text">knowledge</text:p>
      <text:p text:style-name="Preformatted_20_Text">frank</text:p>
      <text:p text:style-name="Preformatted_20_Text">tests</text:p>
      <text:p text:style-name="Preformatted_20_Text">accounting</text:p>
      <text:p text:style-name="Preformatted_20_Text">krasnodar</text:p>
      <text:p text:style-name="Preformatted_20_Text">um</text:p>
      <text:p text:style-name="Preformatted_20_Text">hc</text:p>
      <text:p text:style-name="Preformatted_20_Text">www.nl</text:p>
      <text:p text:style-name="Preformatted_20_Text">echo</text:p>
      <text:p text:style-name="Preformatted_20_Text">property</text:p>
      <text:p text:style-name="Preformatted_20_Text"><text:soft-page-break/>gms</text:p>
      <text:p text:style-name="Preformatted_20_Text">london</text:p>
      <text:p text:style-name="Preformatted_20_Text">www.clients</text:p>
      <text:p text:style-name="Preformatted_20_Text">academy</text:p>
      <text:p text:style-name="Preformatted_20_Text">cyber</text:p>
      <text:p text:style-name="Preformatted_20_Text">www.english</text:p>
      <text:p text:style-name="Preformatted_20_Text">museum</text:p>
      <text:p text:style-name="Preformatted_20_Text">poker</text:p>
      <text:p text:style-name="Preformatted_20_Text">www.downloads</text:p>
      <text:p text:style-name="Preformatted_20_Text">gp</text:p>
      <text:p text:style-name="Preformatted_20_Text">cr</text:p>
      <text:p text:style-name="Preformatted_20_Text">arch</text:p>
      <text:p text:style-name="Preformatted_20_Text">gd</text:p>
      <text:p text:style-name="Preformatted_20_Text">virgo</text:p>
      <text:p text:style-name="Preformatted_20_Text">si</text:p>
      <text:p text:style-name="Preformatted_20_Text">smtp-relay</text:p>
      <text:p text:style-name="Preformatted_20_Text">ipc</text:p>
      <text:p text:style-name="Preformatted_20_Text">gay</text:p>
      <text:p text:style-name="Preformatted_20_Text">gg</text:p>
      <text:p text:style-name="Preformatted_20_Text">oracle</text:p>
      <text:p text:style-name="Preformatted_20_Text">ruby</text:p>
      <text:p text:style-name="Preformatted_20_Text">grid</text:p>
      <text:p text:style-name="Preformatted_20_Text">web05</text:p>
      <text:p text:style-name="Preformatted_20_Text">i3</text:p>
      <text:p text:style-name="Preformatted_20_Text">tool</text:p>
      <text:p text:style-name="Preformatted_20_Text">bulk</text:p>
      <text:p text:style-name="Preformatted_20_Text">jazz</text:p>
      <text:p text:style-name="Preformatted_20_Text">price</text:p>
      <text:p text:style-name="Preformatted_20_Text">pan</text:p>
      <text:p text:style-name="Preformatted_20_Text">webdisk.admin</text:p>
      <text:p text:style-name="Preformatted_20_Text">agora</text:p>
      <text:p text:style-name="Preformatted_20_Text">w4</text:p>
      <text:p text:style-name="Preformatted_20_Text">mv</text:p>
      <text:p text:style-name="Preformatted_20_Text">www.moodle</text:p>
      <text:p text:style-name="Preformatted_20_Text">phantom</text:p>
      <text:p text:style-name="Preformatted_20_Text">web14</text:p>
      <text:p text:style-name="Preformatted_20_Text">radius.auth</text:p>
      <text:p text:style-name="Preformatted_20_Text">voyager</text:p>
      <text:p text:style-name="Preformatted_20_Text">mint</text:p>
      <text:p text:style-name="Preformatted_20_Text">einstein</text:p>
      <text:p text:style-name="Preformatted_20_Text">wedding</text:p>
      <text:p text:style-name="Preformatted_20_Text">sqladmin</text:p>
      <text:p text:style-name="Preformatted_20_Text">cam2</text:p>
      <text:p text:style-name="Preformatted_20_Text">autodiscover.chat</text:p>
      <text:p text:style-name="Preformatted_20_Text">trans</text:p>
      <text:p text:style-name="Preformatted_20_Text">che</text:p>
      <text:p text:style-name="Preformatted_20_Text">bp</text:p>
      <text:p text:style-name="Preformatted_20_Text">dsl</text:p>
      <text:p text:style-name="Preformatted_20_Text">kazan</text:p>
      <text:p text:style-name="Preformatted_20_Text">autoconfig.chat</text:p>
      <text:p text:style-name="Preformatted_20_Text">al</text:p>
      <text:p text:style-name="Preformatted_20_Text">pearl</text:p>
      <text:p text:style-name="Preformatted_20_Text">transport</text:p>
      <text:p text:style-name="Preformatted_20_Text">lm</text:p>
      <text:p text:style-name="Preformatted_20_Text">h1</text:p>
      <text:p text:style-name="Preformatted_20_Text">condor</text:p>
      <text:p text:style-name="Preformatted_20_Text">homes</text:p>
      <text:p text:style-name="Preformatted_20_Text">air</text:p>
      <text:p text:style-name="Preformatted_20_Text">stargate</text:p>
      <text:p text:style-name="Preformatted_20_Text">ai</text:p>
      <text:p text:style-name="Preformatted_20_Text">www.www2</text:p>
      <text:p text:style-name="Preformatted_20_Text">hot</text:p>
      <text:p text:style-name="Preformatted_20_Text">paul</text:p>
      <text:p text:style-name="Preformatted_20_Text">np</text:p>
      <text:p text:style-name="Preformatted_20_Text"><text:soft-page-break/>kp</text:p>
      <text:p text:style-name="Preformatted_20_Text">engine</text:p>
      <text:p text:style-name="Preformatted_20_Text">ts3</text:p>
      <text:p text:style-name="Preformatted_20_Text">nano</text:p>
      <text:p text:style-name="Preformatted_20_Text">testtest</text:p>
      <text:p text:style-name="Preformatted_20_Text">sss</text:p>
      <text:p text:style-name="Preformatted_20_Text">james</text:p>
      <text:p text:style-name="Preformatted_20_Text">gk</text:p>
      <text:p text:style-name="Preformatted_20_Text">ep</text:p>
      <text:p text:style-name="Preformatted_20_Text">ox</text:p>
      <text:p text:style-name="Preformatted_20_Text">tomcat</text:p>
      <text:p text:style-name="Preformatted_20_Text">ns32</text:p>
      <text:p text:style-name="Preformatted_20_Text">sametime</text:p>
      <text:p text:style-name="Preformatted_20_Text">tornado</text:p>
      <text:p text:style-name="Preformatted_20_Text">e1</text:p>
      <text:p text:style-name="Preformatted_20_Text">s16</text:p>
      <text:p text:style-name="Preformatted_20_Text">quantum</text:p>
      <text:p text:style-name="Preformatted_20_Text">slave</text:p>
      <text:p text:style-name="Preformatted_20_Text">shark</text:p>
      <text:p text:style-name="Preformatted_20_Text">autoconfig.cdn</text:p>
      <text:p text:style-name="Preformatted_20_Text">www.love</text:p>
      <text:p text:style-name="Preformatted_20_Text">backup3</text:p>
      <text:p text:style-name="Preformatted_20_Text">webdisk.wiki</text:p>
      <text:p text:style-name="Preformatted_20_Text">altair</text:p>
      <text:p text:style-name="Preformatted_20_Text">youth</text:p>
      <text:p text:style-name="Preformatted_20_Text">keys</text:p>
      <text:p text:style-name="Preformatted_20_Text">site2</text:p>
      <text:p text:style-name="Preformatted_20_Text">server11</text:p>
      <text:p text:style-name="Preformatted_20_Text">phobos</text:p>
      <text:p text:style-name="Preformatted_20_Text">common</text:p>
      <text:p text:style-name="Preformatted_20_Text">autodiscover.cdn</text:p>
      <text:p text:style-name="Preformatted_20_Text">key</text:p>
      <text:p text:style-name="Preformatted_20_Text">test9</text:p>
      <text:p text:style-name="Preformatted_20_Text">core2</text:p>
      <text:p text:style-name="Preformatted_20_Text">snoopy</text:p>
      <text:p text:style-name="Preformatted_20_Text">lisa</text:p>
      <text:p text:style-name="Preformatted_20_Text">soccer</text:p>
      <text:p text:style-name="Preformatted_20_Text">tld</text:p>
      <text:p text:style-name="Preformatted_20_Text">biblio</text:p>
      <text:p text:style-name="Preformatted_20_Text">sex</text:p>
      <text:p text:style-name="Preformatted_20_Text">fast</text:p>
      <text:p text:style-name="Preformatted_20_Text">train</text:p>
      <text:p text:style-name="Preformatted_20_Text">www.software</text:p>
      <text:p text:style-name="Preformatted_20_Text">credit</text:p>
      <text:p text:style-name="Preformatted_20_Text">p2</text:p>
      <text:p text:style-name="Preformatted_20_Text">cbf1</text:p>
      <text:p text:style-name="Preformatted_20_Text">ns24</text:p>
      <text:p text:style-name="Preformatted_20_Text">mailin</text:p>
      <text:p text:style-name="Preformatted_20_Text">dj</text:p>
      <text:p text:style-name="Preformatted_20_Text">www.community</text:p>
      <text:p text:style-name="Preformatted_20_Text">www-a</text:p>
      <text:p text:style-name="Preformatted_20_Text">www-b</text:p>
      <text:p text:style-name="Preformatted_20_Text">smtps</text:p>
      <text:p text:style-name="Preformatted_20_Text">victoria</text:p>
      <text:p text:style-name="Preformatted_20_Text">www.docs</text:p>
      <text:p text:style-name="Preformatted_20_Text">cherry</text:p>
      <text:p text:style-name="Preformatted_20_Text">cisl-murcia.cit</text:p>
      <text:p text:style-name="Preformatted_20_Text">border</text:p>
      <text:p text:style-name="Preformatted_20_Text">test11</text:p>
      <text:p text:style-name="Preformatted_20_Text">nemo</text:p>
      <text:p text:style-name="Preformatted_20_Text">pass</text:p>
      <text:p text:style-name="Preformatted_20_Text">mta2</text:p>
      <text:p text:style-name="Preformatted_20_Text">911</text:p>
      <text:p text:style-name="Preformatted_20_Text">xen</text:p>
      <text:p text:style-name="Preformatted_20_Text"><text:soft-page-break/>hg</text:p>
      <text:p text:style-name="Preformatted_20_Text">be</text:p>
      <text:p text:style-name="Preformatted_20_Text">wa</text:p>
      <text:p text:style-name="Preformatted_20_Text">web16</text:p>
      <text:p text:style-name="Preformatted_20_Text">biologie</text:p>
      <text:p text:style-name="Preformatted_20_Text">bes</text:p>
      <text:p text:style-name="Preformatted_20_Text">fred</text:p>
      <text:p text:style-name="Preformatted_20_Text">turbo</text:p>
      <text:p text:style-name="Preformatted_20_Text">biology</text:p>
      <text:p text:style-name="Preformatted_20_Text">indigo</text:p>
      <text:p text:style-name="Preformatted_20_Text">plan</text:p>
      <text:p text:style-name="Preformatted_20_Text">www.stat</text:p>
      <text:p text:style-name="Preformatted_20_Text">hosting1</text:p>
      <text:p text:style-name="Preformatted_20_Text">pilot</text:p>
      <text:p text:style-name="Preformatted_20_Text">www.club</text:p>
      <text:p text:style-name="Preformatted_20_Text">diamond</text:p>
      <text:p text:style-name="Preformatted_20_Text">www.vip</text:p>
      <text:p text:style-name="Preformatted_20_Text">cp1</text:p>
      <text:p text:style-name="Preformatted_20_Text">ics</text:p>
      <text:p text:style-name="Preformatted_20_Text">www.library</text:p>
      <text:p text:style-name="Preformatted_20_Text">autoconfig.admin</text:p>
      <text:p text:style-name="Preformatted_20_Text">japan</text:p>
      <text:p text:style-name="Preformatted_20_Text">autodiscover.admin</text:p>
      <text:p text:style-name="Preformatted_20_Text">quiz</text:p>
      <text:p text:style-name="Preformatted_20_Text">laptop</text:p>
      <text:p text:style-name="Preformatted_20_Text">todo</text:p>
      <text:p text:style-name="Preformatted_20_Text">cdc</text:p>
      <text:p text:style-name="Preformatted_20_Text">mkt</text:p>
      <text:p text:style-name="Preformatted_20_Text">mu</text:p>
      <text:p text:style-name="Preformatted_20_Text">dhcp.pilsnet</text:p>
      <text:p text:style-name="Preformatted_20_Text">dot</text:p>
      <text:p text:style-name="Preformatted_20_Text">xenon</text:p>
      <text:p text:style-name="Preformatted_20_Text">CSR21.net</text:p>
      <text:p text:style-name="Preformatted_20_Text">horizon</text:p>
      <text:p text:style-name="Preformatted_20_Text">vp</text:p>
      <text:p text:style-name="Preformatted_20_Text">centos</text:p>
      <text:p text:style-name="Preformatted_20_Text">inf</text:p>
      <text:p text:style-name="Preformatted_20_Text">wolf</text:p>
      <text:p text:style-name="Preformatted_20_Text">mr</text:p>
      <text:p text:style-name="Preformatted_20_Text">fusion</text:p>
      <text:p text:style-name="Preformatted_20_Text">retail</text:p>
      <text:p text:style-name="Preformatted_20_Text">logo</text:p>
      <text:p text:style-name="Preformatted_20_Text">line</text:p>
      <text:p text:style-name="Preformatted_20_Text">11</text:p>
      <text:p text:style-name="Preformatted_20_Text">sr</text:p>
      <text:p text:style-name="Preformatted_20_Text">shorturl</text:p>
      <text:p text:style-name="Preformatted_20_Text">speedy</text:p>
      <text:p text:style-name="Preformatted_20_Text">webct</text:p>
      <text:p text:style-name="Preformatted_20_Text">omsk</text:p>
      <text:p text:style-name="Preformatted_20_Text">dns7</text:p>
      <text:p text:style-name="Preformatted_20_Text">ebooks</text:p>
      <text:p text:style-name="Preformatted_20_Text">apc</text:p>
      <text:p text:style-name="Preformatted_20_Text">rus</text:p>
      <text:p text:style-name="Preformatted_20_Text">landing</text:p>
      <text:p text:style-name="Preformatted_20_Text">pluton</text:p>
      <text:p text:style-name="Preformatted_20_Text">www.pda</text:p>
      <text:p text:style-name="Preformatted_20_Text">w5</text:p>
      <text:p text:style-name="Preformatted_20_Text">san</text:p>
      <text:p text:style-name="Preformatted_20_Text">course</text:p>
      <text:p text:style-name="Preformatted_20_Text">aws</text:p>
      <text:p text:style-name="Preformatted_20_Text">uxs1r</text:p>
      <text:p text:style-name="Preformatted_20_Text">spirit</text:p>
      <text:p text:style-name="Preformatted_20_Text">ts2</text:p>
      <text:p text:style-name="Preformatted_20_Text">srv4</text:p>
      <text:p text:style-name="Preformatted_20_Text"><text:soft-page-break/>classic</text:p>
      <text:p text:style-name="Preformatted_20_Text">webdisk.staging</text:p>
      <text:p text:style-name="Preformatted_20_Text">g1</text:p>
      <text:p text:style-name="Preformatted_20_Text">ops</text:p>
      <text:p text:style-name="Preformatted_20_Text">comm</text:p>
      <text:p text:style-name="Preformatted_20_Text">bs</text:p>
      <text:p text:style-name="Preformatted_20_Text">sage</text:p>
      <text:p text:style-name="Preformatted_20_Text">innovation</text:p>
      <text:p text:style-name="Preformatted_20_Text">dynamic</text:p>
      <text:p text:style-name="Preformatted_20_Text">www.www</text:p>
      <text:p text:style-name="Preformatted_20_Text">resellers</text:p>
      <text:p text:style-name="Preformatted_20_Text">resource</text:p>
      <text:p text:style-name="Preformatted_20_Text">colo</text:p>
      <text:p text:style-name="Preformatted_20_Text">test01</text:p>
      <text:p text:style-name="Preformatted_20_Text">swift</text:p>
      <text:p text:style-name="Preformatted_20_Text">bms</text:p>
      <text:p text:style-name="Preformatted_20_Text">metro</text:p>
      <text:p text:style-name="Preformatted_20_Text">s15</text:p>
      <text:p text:style-name="Preformatted_20_Text">vn</text:p>
      <text:p text:style-name="Preformatted_20_Text">callcenter</text:p>
      <text:p text:style-name="Preformatted_20_Text">www.in</text:p>
      <text:p text:style-name="Preformatted_20_Text">scc</text:p>
      <text:p text:style-name="Preformatted_20_Text">jerry</text:p>
      <text:p text:style-name="Preformatted_20_Text">site1</text:p>
      <text:p text:style-name="Preformatted_20_Text">profiles</text:p>
      <text:p text:style-name="Preformatted_20_Text">penguin</text:p>
      <text:p text:style-name="Preformatted_20_Text">sps</text:p>
      <text:p text:style-name="Preformatted_20_Text">mail13</text:p>
      <text:p text:style-name="Preformatted_20_Text">portail</text:p>
      <text:p text:style-name="Preformatted_20_Text">faculty</text:p>
      <text:p text:style-name="Preformatted_20_Text">eis</text:p>
      <text:p text:style-name="Preformatted_20_Text">rr</text:p>
      <text:p text:style-name="Preformatted_20_Text">mh</text:p>
      <text:p text:style-name="Preformatted_20_Text">count</text:p>
      <text:p text:style-name="Preformatted_20_Text">psi</text:p>
      <text:p text:style-name="Preformatted_20_Text">florida</text:p>
      <text:p text:style-name="Preformatted_20_Text">mango</text:p>
      <text:p text:style-name="Preformatted_20_Text">maple</text:p>
      <text:p text:style-name="Preformatted_20_Text">ssltest</text:p>
      <text:p text:style-name="Preformatted_20_Text">cloud2</text:p>
      <text:p text:style-name="Preformatted_20_Text">general</text:p>
      <text:p text:style-name="Preformatted_20_Text">www.tickets</text:p>
      <text:p text:style-name="Preformatted_20_Text">maxwell</text:p>
      <text:p text:style-name="Preformatted_20_Text">web15</text:p>
      <text:p text:style-name="Preformatted_20_Text">familiar</text:p>
      <text:p text:style-name="Preformatted_20_Text">arc</text:p>
      <text:p text:style-name="Preformatted_20_Text">axis</text:p>
      <text:p text:style-name="Preformatted_20_Text">ng</text:p>
      <text:p text:style-name="Preformatted_20_Text">admissions</text:p>
      <text:p text:style-name="Preformatted_20_Text">dedicated</text:p>
      <text:p text:style-name="Preformatted_20_Text">cash</text:p>
      <text:p text:style-name="Preformatted_20_Text">nsc</text:p>
      <text:p text:style-name="Preformatted_20_Text">www.qa</text:p>
      <text:p text:style-name="Preformatted_20_Text">tea</text:p>
      <text:p text:style-name="Preformatted_20_Text">tpmsqr01</text:p>
      <text:p text:style-name="Preformatted_20_Text">rnd</text:p>
      <text:p text:style-name="Preformatted_20_Text">jocuri</text:p>
      <text:p text:style-name="Preformatted_20_Text">office2</text:p>
      <text:p text:style-name="Preformatted_20_Text">mario</text:p>
      <text:p text:style-name="Preformatted_20_Text">xen2</text:p>
      <text:p text:style-name="Preformatted_20_Text">mradm.letter</text:p>
      <text:p text:style-name="Preformatted_20_Text">cwa</text:p>
      <text:p text:style-name="Preformatted_20_Text">ninja</text:p>
      <text:p text:style-name="Preformatted_20_Text">amur</text:p>
      <text:p text:style-name="Preformatted_20_Text"><text:soft-page-break/>core1</text:p>
      <text:p text:style-name="Preformatted_20_Text">miami</text:p>
      <text:p text:style-name="Preformatted_20_Text">www.sales</text:p>
      <text:p text:style-name="Preformatted_20_Text">cerberus</text:p>
      <text:p text:style-name="Preformatted_20_Text">ixhash</text:p>
      <text:p text:style-name="Preformatted_20_Text">ie</text:p>
      <text:p text:style-name="Preformatted_20_Text">action</text:p>
      <text:p text:style-name="Preformatted_20_Text">daisy</text:p>
      <text:p text:style-name="Preformatted_20_Text">spf</text:p>
      <text:p text:style-name="Preformatted_20_Text">p3</text:p>
      <text:p text:style-name="Preformatted_20_Text">junior</text:p>
      <text:p text:style-name="Preformatted_20_Text">oss</text:p>
      <text:p text:style-name="Preformatted_20_Text">pw.openvpn</text:p>
      <text:p text:style-name="Preformatted_20_Text">alt-host</text:p>
      <text:p text:style-name="Preformatted_20_Text">fromwl</text:p>
      <text:p text:style-name="Preformatted_20_Text">nobl</text:p>
      <text:p text:style-name="Preformatted_20_Text">isphosts</text:p>
      <text:p text:style-name="Preformatted_20_Text">ns26</text:p>
      <text:p text:style-name="Preformatted_20_Text">helomatch</text:p>
      <text:p text:style-name="Preformatted_20_Text">test123</text:p>
      <text:p text:style-name="Preformatted_20_Text">tftp</text:p>
      <text:p text:style-name="Preformatted_20_Text">webaccess</text:p>
      <text:p text:style-name="Preformatted_20_Text">tienda</text:p>
      <text:p text:style-name="Preformatted_20_Text">hostkarma</text:p>
      <text:p text:style-name="Preformatted_20_Text">lv</text:p>
      <text:p text:style-name="Preformatted_20_Text">freemaildomains</text:p>
      <text:p text:style-name="Preformatted_20_Text">sbc</text:p>
      <text:p text:style-name="Preformatted_20_Text">testbed</text:p>
      <text:p text:style-name="Preformatted_20_Text">bart</text:p>
      <text:p text:style-name="Preformatted_20_Text">ironport</text:p>
      <text:p text:style-name="Preformatted_20_Text">server8</text:p>
      <text:p text:style-name="Preformatted_20_Text">dh</text:p>
      <text:p text:style-name="Preformatted_20_Text">crm2</text:p>
      <text:p text:style-name="Preformatted_20_Text">watch</text:p>
      <text:p text:style-name="Preformatted_20_Text">skynet</text:p>
      <text:p text:style-name="Preformatted_20_Text">miss</text:p>
      <text:p text:style-name="Preformatted_20_Text">dante</text:p>
      <text:p text:style-name="Preformatted_20_Text">www.affiliates</text:p>
      <text:p text:style-name="Preformatted_20_Text">legal</text:p>
      <text:p text:style-name="Preformatted_20_Text">www.ip</text:p>
      <text:p text:style-name="Preformatted_20_Text">telecom</text:p>
      <text:p text:style-name="Preformatted_20_Text">dt</text:p>
      <text:p text:style-name="Preformatted_20_Text">blog1</text:p>
      <text:p text:style-name="Preformatted_20_Text">webdisk.email</text:p>
      <text:p text:style-name="Preformatted_20_Text">ip-us</text:p>
      <text:p text:style-name="Preformatted_20_Text">pixel</text:p>
      <text:p text:style-name="Preformatted_20_Text">www.t</text:p>
      <text:p text:style-name="Preformatted_20_Text">dnswl</text:p>
      <text:p text:style-name="Preformatted_20_Text">korea</text:p>
      <text:p text:style-name="Preformatted_20_Text">insight</text:p>
      <text:p text:style-name="Preformatted_20_Text">dd</text:p>
      <text:p text:style-name="Preformatted_20_Text">www.rss</text:p>
      <text:p text:style-name="Preformatted_20_Text">testbl</text:p>
      <text:p text:style-name="Preformatted_20_Text">www01</text:p>
      <text:p text:style-name="Preformatted_20_Text">auth-hack</text:p>
      <text:p text:style-name="Preformatted_20_Text">www.cms</text:p>
      <text:p text:style-name="Preformatted_20_Text">abuse-report</text:p>
      <text:p text:style-name="Preformatted_20_Text">pb</text:p>
      <text:p text:style-name="Preformatted_20_Text">casa</text:p>
      <text:p text:style-name="Preformatted_20_Text">eval</text:p>
      <text:p text:style-name="Preformatted_20_Text">bio</text:p>
      <text:p text:style-name="Preformatted_20_Text">app3</text:p>
      <text:p text:style-name="Preformatted_20_Text">cobra</text:p>
      <text:p text:style-name="Preformatted_20_Text">www.ar</text:p>
      <text:p text:style-name="Preformatted_20_Text"><text:soft-page-break/>solo</text:p>
      <text:p text:style-name="Preformatted_20_Text">wall</text:p>
      <text:p text:style-name="Preformatted_20_Text">oc</text:p>
      <text:p text:style-name="Preformatted_20_Text">dc1</text:p>
      <text:p text:style-name="Preformatted_20_Text">beast</text:p>
      <text:p text:style-name="Preformatted_20_Text">george</text:p>
      <text:p text:style-name="Preformatted_20_Text">eureka</text:p>
      <text:p text:style-name="Preformatted_20_Text">sit</text:p>
      <text:p text:style-name="Preformatted_20_Text">demo5</text:p>
      <text:p text:style-name="Preformatted_20_Text">holiday</text:p>
      <text:p text:style-name="Preformatted_20_Text">webhosting</text:p>
      <text:p text:style-name="Preformatted_20_Text">srv01</text:p>
      <text:p text:style-name="Preformatted_20_Text">router2</text:p>
      <text:p text:style-name="Preformatted_20_Text">ssp</text:p>
      <text:p text:style-name="Preformatted_20_Text">server9</text:p>
      <text:p text:style-name="Preformatted_20_Text">quotes</text:p>
      <text:p text:style-name="Preformatted_20_Text">eclipse</text:p>
      <text:p text:style-name="Preformatted_20_Text">entertainment</text:p>
      <text:p text:style-name="Preformatted_20_Text">kc</text:p>
      <text:p text:style-name="Preformatted_20_Text">m0</text:p>
      <text:p text:style-name="Preformatted_20_Text">af</text:p>
      <text:p text:style-name="Preformatted_20_Text">cpa</text:p>
      <text:p text:style-name="Preformatted_20_Text">pc.jura-gw1</text:p>
      <text:p text:style-name="Preformatted_20_Text">fox</text:p>
      <text:p text:style-name="Preformatted_20_Text">deal</text:p>
      <text:p text:style-name="Preformatted_20_Text">dav</text:p>
      <text:p text:style-name="Preformatted_20_Text">www.training</text:p>
      <text:p text:style-name="Preformatted_20_Text">webdisk.old</text:p>
      <text:p text:style-name="Preformatted_20_Text">host5</text:p>
      <text:p text:style-name="Preformatted_20_Text">mix</text:p>
      <text:p text:style-name="Preformatted_20_Text">vendor</text:p>
      <text:p text:style-name="Preformatted_20_Text">uni</text:p>
      <text:p text:style-name="Preformatted_20_Text">mypage</text:p>
      <text:p text:style-name="Preformatted_20_Text">spa</text:p>
      <text:p text:style-name="Preformatted_20_Text">soa</text:p>
      <text:p text:style-name="Preformatted_20_Text">aura</text:p>
      <text:p text:style-name="Preformatted_20_Text">ref</text:p>
      <text:p text:style-name="Preformatted_20_Text">arm</text:p>
      <text:p text:style-name="Preformatted_20_Text">dam</text:p>
      <text:p text:style-name="Preformatted_20_Text">config</text:p>
      <text:p text:style-name="Preformatted_20_Text">austin</text:p>
      <text:p text:style-name="Preformatted_20_Text">aproxy</text:p>
      <text:p text:style-name="Preformatted_20_Text">developers</text:p>
      <text:p text:style-name="Preformatted_20_Text">cms2</text:p>
      <text:p text:style-name="Preformatted_20_Text">www15</text:p>
      <text:p text:style-name="Preformatted_20_Text">women</text:p>
      <text:p text:style-name="Preformatted_20_Text">wwwcache</text:p>
      <text:p text:style-name="Preformatted_20_Text">abs</text:p>
      <text:p text:style-name="Preformatted_20_Text">testportal</text:p>
      <text:p text:style-name="Preformatted_20_Text">inet</text:p>
      <text:p text:style-name="Preformatted_20_Text">gt</text:p>
      <text:p text:style-name="Preformatted_20_Text">testshop</text:p>
      <text:p text:style-name="Preformatted_20_Text">g2</text:p>
      <text:p text:style-name="Preformatted_20_Text">www.ca</text:p>
      <text:p text:style-name="Preformatted_20_Text">pinnacle</text:p>
      <text:p text:style-name="Preformatted_20_Text">support2</text:p>
      <text:p text:style-name="Preformatted_20_Text">sunrise</text:p>
      <text:p text:style-name="Preformatted_20_Text">snake</text:p>
      <text:p text:style-name="Preformatted_20_Text">www-new</text:p>
      <text:p text:style-name="Preformatted_20_Text">patch</text:p>
      <text:p text:style-name="Preformatted_20_Text">lk</text:p>
      <text:p text:style-name="Preformatted_20_Text">sv3</text:p>
      <text:p text:style-name="Preformatted_20_Text">b.ns</text:p>
      <text:p text:style-name="Preformatted_20_Text">python</text:p>
      <text:p text:style-name="Preformatted_20_Text"><text:soft-page-break/>starwars</text:p>
      <text:p text:style-name="Preformatted_20_Text">cube</text:p>
      <text:p text:style-name="Preformatted_20_Text">sj</text:p>
      <text:p text:style-name="Preformatted_20_Text">s0</text:p>
      <text:p text:style-name="Preformatted_20_Text">gc</text:p>
      <text:p text:style-name="Preformatted_20_Text">stud</text:p>
      <text:p text:style-name="Preformatted_20_Text">micro</text:p>
      <text:p text:style-name="Preformatted_20_Text">webstore</text:p>
      <text:p text:style-name="Preformatted_20_Text">coupon</text:p>
      <text:p text:style-name="Preformatted_20_Text">perseus</text:p>
      <text:p text:style-name="Preformatted_20_Text">maestro</text:p>
      <text:p text:style-name="Preformatted_20_Text">router1</text:p>
      <text:p text:style-name="Preformatted_20_Text">hawk</text:p>
      <text:p text:style-name="Preformatted_20_Text">pf</text:p>
      <text:p text:style-name="Preformatted_20_Text">h2</text:p>
      <text:p text:style-name="Preformatted_20_Text">www.soft</text:p>
      <text:p text:style-name="Preformatted_20_Text">dns8</text:p>
      <text:p text:style-name="Preformatted_20_Text">fly</text:p>
      <text:p text:style-name="Preformatted_20_Text">unicorn</text:p>
      <text:p text:style-name="Preformatted_20_Text">sat</text:p>
      <text:p text:style-name="Preformatted_20_Text">na</text:p>
      <text:p text:style-name="Preformatted_20_Text">xyz</text:p>
      <text:p text:style-name="Preformatted_20_Text">df</text:p>
      <text:p text:style-name="Preformatted_20_Text">lynx</text:p>
      <text:p text:style-name="Preformatted_20_Text">activate</text:p>
      <text:p text:style-name="Preformatted_20_Text">sitemap</text:p>
      <text:p text:style-name="Preformatted_20_Text">t2</text:p>
      <text:p text:style-name="Preformatted_20_Text">cats</text:p>
      <text:p text:style-name="Preformatted_20_Text">mmm</text:p>
      <text:p text:style-name="Preformatted_20_Text">volgograd</text:p>
      <text:p text:style-name="Preformatted_20_Text">test12</text:p>
      <text:p text:style-name="Preformatted_20_Text">sendmail</text:p>
      <text:p text:style-name="Preformatted_20_Text">hardware</text:p>
      <text:p text:style-name="Preformatted_20_Text">ara</text:p>
      <text:p text:style-name="Preformatted_20_Text">import</text:p>
      <text:p text:style-name="Preformatted_20_Text">ces</text:p>
      <text:p text:style-name="Preformatted_20_Text">cinema</text:p>
      <text:p text:style-name="Preformatted_20_Text">arena</text:p>
      <text:p text:style-name="Preformatted_20_Text">text</text:p>
      <text:p text:style-name="Preformatted_20_Text">a5</text:p>
      <text:p text:style-name="Preformatted_20_Text">astro</text:p>
      <text:p text:style-name="Preformatted_20_Text">doctor</text:p>
      <text:p text:style-name="Preformatted_20_Text">casper</text:p>
      <text:p text:style-name="Preformatted_20_Text">smc</text:p>
      <text:p text:style-name="Preformatted_20_Text">voronezh</text:p>
      <text:p text:style-name="Preformatted_20_Text">eric</text:p>
      <text:p text:style-name="Preformatted_20_Text">agency</text:p>
      <text:p text:style-name="Preformatted_20_Text">wf</text:p>
      <text:p text:style-name="Preformatted_20_Text">avia</text:p>
      <text:p text:style-name="Preformatted_20_Text">platinum</text:p>
      <text:p text:style-name="Preformatted_20_Text">butler</text:p>
      <text:p text:style-name="Preformatted_20_Text">yjs</text:p>
      <text:p text:style-name="Preformatted_20_Text">hospital</text:p>
      <text:p text:style-name="Preformatted_20_Text">nursing</text:p>
      <text:p text:style-name="Preformatted_20_Text">admin3</text:p>
      <text:p text:style-name="Preformatted_20_Text">pd</text:p>
      <text:p text:style-name="Preformatted_20_Text">safety</text:p>
      <text:p text:style-name="Preformatted_20_Text">teszt</text:p>
      <text:p text:style-name="Preformatted_20_Text">tk</text:p>
      <text:p text:style-name="Preformatted_20_Text">s20</text:p>
      <text:p text:style-name="Preformatted_20_Text">moscow</text:p>
      <text:p text:style-name="Preformatted_20_Text">karen</text:p>
      <text:p text:style-name="Preformatted_20_Text">cse</text:p>
      <text:p text:style-name="Preformatted_20_Text">messages</text:p>
      <text:p text:style-name="Preformatted_20_Text"><text:soft-page-break/>www.adserver</text:p>
      <text:p text:style-name="Preformatted_20_Text">asa</text:p>
      <text:p text:style-name="Preformatted_20_Text">eros</text:p>
      <text:p text:style-name="Preformatted_20_Text">www.server</text:p>
      <text:p text:style-name="Preformatted_20_Text">player</text:p>
      <text:p text:style-name="Preformatted_20_Text">raptor</text:p>
      <text:p text:style-name="Preformatted_20_Text">documents</text:p>
      <text:p text:style-name="Preformatted_20_Text">srv5</text:p>
      <text:p text:style-name="Preformatted_20_Text">www.photos</text:p>
      <text:p text:style-name="Preformatted_20_Text">xb</text:p>
      <text:p text:style-name="Preformatted_20_Text">example</text:p>
      <text:p text:style-name="Preformatted_20_Text">culture</text:p>
      <text:p text:style-name="Preformatted_20_Text">demo6</text:p>
      <text:p text:style-name="Preformatted_20_Text">dev5</text:p>
      <text:p text:style-name="Preformatted_20_Text">jc</text:p>
      <text:p text:style-name="Preformatted_20_Text">ict</text:p>
      <text:p text:style-name="Preformatted_20_Text">back</text:p>
      <text:p text:style-name="Preformatted_20_Text">p2p</text:p>
      <text:p text:style-name="Preformatted_20_Text">stuff</text:p>
      <text:p text:style-name="Preformatted_20_Text">wb</text:p>
      <text:p text:style-name="Preformatted_20_Text">ccs</text:p>
      <text:p text:style-name="Preformatted_20_Text">su</text:p>
      <text:p text:style-name="Preformatted_20_Text">webinars</text:p>
      <text:p text:style-name="Preformatted_20_Text">kt</text:p>
      <text:p text:style-name="Preformatted_20_Text">hope</text:p>
      <text:p text:style-name="Preformatted_20_Text">http</text:p>
      <text:p text:style-name="Preformatted_20_Text">try</text:p>
      <text:p text:style-name="Preformatted_20_Text">tel</text:p>
      <text:p text:style-name="Preformatted_20_Text">m9</text:p>
      <text:p text:style-name="Preformatted_20_Text">newyork</text:p>
      <text:p text:style-name="Preformatted_20_Text">gov</text:p>
      <text:p text:style-name="Preformatted_20_Text">www.marketing</text:p>
      <text:p text:style-name="Preformatted_20_Text">relax</text:p>
      <text:p text:style-name="Preformatted_20_Text">setup</text:p>
      <text:p text:style-name="Preformatted_20_Text">fileserver</text:p>
      <text:p text:style-name="Preformatted_20_Text">moodle2</text:p>
      <text:p text:style-name="Preformatted_20_Text">courses</text:p>
      <text:p text:style-name="Preformatted_20_Text">annuaire</text:p>
      <text:p text:style-name="Preformatted_20_Text">fresh</text:p>
      <text:p text:style-name="Preformatted_20_Text">www.status</text:p>
      <text:p text:style-name="Preformatted_20_Text">rpc</text:p>
      <text:p text:style-name="Preformatted_20_Text">zeta</text:p>
      <text:p text:style-name="Preformatted_20_Text">ibank</text:p>
      <text:p text:style-name="Preformatted_20_Text">helm</text:p>
      <text:p text:style-name="Preformatted_20_Text">autodiscover.ads</text:p>
      <text:p text:style-name="Preformatted_20_Text">mailgateway</text:p>
      <text:p text:style-name="Preformatted_20_Text">integration</text:p>
      <text:p text:style-name="Preformatted_20_Text">viking</text:p>
      <text:p text:style-name="Preformatted_20_Text">metrics</text:p>
      <text:p text:style-name="Preformatted_20_Text">c.ns.e</text:p>
      <text:p text:style-name="Preformatted_20_Text">webdisk.video</text:p>
      <text:p text:style-name="Preformatted_20_Text">www.host</text:p>
      <text:p text:style-name="Preformatted_20_Text">tasks</text:p>
      <text:p text:style-name="Preformatted_20_Text">monster</text:p>
      <text:p text:style-name="Preformatted_20_Text">firefly</text:p>
      <text:p text:style-name="Preformatted_20_Text">icq</text:p>
      <text:p text:style-name="Preformatted_20_Text">saratov</text:p>
      <text:p text:style-name="Preformatted_20_Text">www.book</text:p>
      <text:p text:style-name="Preformatted_20_Text">smtp-out-01</text:p>
      <text:p text:style-name="Preformatted_20_Text">tourism</text:p>
      <text:p text:style-name="Preformatted_20_Text">dz</text:p>
      <text:p text:style-name="Preformatted_20_Text">zt</text:p>
      <text:p text:style-name="Preformatted_20_Text">daniel</text:p>
      <text:p text:style-name="Preformatted_20_Text">roundcube</text:p>
      <text:p text:style-name="Preformatted_20_Text"><text:soft-page-break/>paper</text:p>
      <text:p text:style-name="Preformatted_20_Text">24</text:p>
      <text:p text:style-name="Preformatted_20_Text">sus</text:p>
      <text:p text:style-name="Preformatted_20_Text">splash</text:p>
      <text:p text:style-name="Preformatted_20_Text">zzz</text:p>
      <text:p text:style-name="Preformatted_20_Text">10</text:p>
      <text:p text:style-name="Preformatted_20_Text">chat2</text:p>
      <text:p text:style-name="Preformatted_20_Text">autoconfig.ads</text:p>
      <text:p text:style-name="Preformatted_20_Text">mailhub</text:p>
      <text:p text:style-name="Preformatted_20_Text">neon</text:p>
      <text:p text:style-name="Preformatted_20_Text">message</text:p>
      <text:p text:style-name="Preformatted_20_Text">seattle</text:p>
      <text:p text:style-name="Preformatted_20_Text">ftp5</text:p>
      <text:p text:style-name="Preformatted_20_Text">port</text:p>
      <text:p text:style-name="Preformatted_20_Text">solutions</text:p>
      <text:p text:style-name="Preformatted_20_Text">offers</text:p>
      <text:p text:style-name="Preformatted_20_Text">seth</text:p>
      <text:p text:style-name="Preformatted_20_Text">server02</text:p>
      <text:p text:style-name="Preformatted_20_Text">peter</text:p>
      <text:p text:style-name="Preformatted_20_Text">ns29</text:p>
      <text:p text:style-name="Preformatted_20_Text">maillist</text:p>
      <text:p text:style-name="Preformatted_20_Text">www.konkurs</text:p>
      <text:p text:style-name="Preformatted_20_Text">d.ns.e</text:p>
      <text:p text:style-name="Preformatted_20_Text">toto</text:p>
      <text:p text:style-name="Preformatted_20_Text">guides</text:p>
      <text:p text:style-name="Preformatted_20_Text">ae</text:p>
      <text:p text:style-name="Preformatted_20_Text">healthcare</text:p>
      <text:p text:style-name="Preformatted_20_Text">ssc</text:p>
      <text:p text:style-name="Preformatted_20_Text">mproxy</text:p>
      <text:p text:style-name="Preformatted_20_Text">metis</text:p>
      <text:p text:style-name="Preformatted_20_Text">estore</text:p>
      <text:p text:style-name="Preformatted_20_Text">mailsrv</text:p>
      <text:p text:style-name="Preformatted_20_Text">singapore</text:p>
      <text:p text:style-name="Preformatted_20_Text">hm</text:p>
      <text:p text:style-name="Preformatted_20_Text">medusa</text:p>
      <text:p text:style-name="Preformatted_20_Text">bl</text:p>
      <text:p text:style-name="Preformatted_20_Text">bz</text:p>
      <text:p text:style-name="Preformatted_20_Text">i5</text:p>
      <text:p text:style-name="Preformatted_20_Text">dan</text:p>
      <text:p text:style-name="Preformatted_20_Text">thomas</text:p>
      <text:p text:style-name="Preformatted_20_Text">exchbhlan5</text:p>
      <text:p text:style-name="Preformatted_20_Text">alert</text:p>
      <text:p text:style-name="Preformatted_20_Text">www.spb</text:p>
      <text:p text:style-name="Preformatted_20_Text">st2</text:p>
      <text:p text:style-name="Preformatted_20_Text">www.tools</text:p>
      <text:p text:style-name="Preformatted_20_Text">rigel</text:p>
      <text:p text:style-name="Preformatted_20_Text">e.ns.e</text:p>
      <text:p text:style-name="Preformatted_20_Text">kvm3</text:p>
      <text:p text:style-name="Preformatted_20_Text">astun</text:p>
      <text:p text:style-name="Preformatted_20_Text">trk</text:p>
      <text:p text:style-name="Preformatted_20_Text">www.law</text:p>
      <text:p text:style-name="Preformatted_20_Text">qavgatekeeper</text:p>
      <text:p text:style-name="Preformatted_20_Text">collab</text:p>
      <text:p text:style-name="Preformatted_20_Text">styx</text:p>
      <text:p text:style-name="Preformatted_20_Text">webboard</text:p>
      <text:p text:style-name="Preformatted_20_Text">cag</text:p>
      <text:p text:style-name="Preformatted_20_Text">www.student</text:p>
      <text:p text:style-name="Preformatted_20_Text">galeria</text:p>
      <text:p text:style-name="Preformatted_20_Text">checkout</text:p>
      <text:p text:style-name="Preformatted_20_Text">gestion</text:p>
      <text:p text:style-name="Preformatted_20_Text">mailgate2</text:p>
      <text:p text:style-name="Preformatted_20_Text">draco</text:p>
      <text:p text:style-name="Preformatted_20_Text">n2</text:p>
      <text:p text:style-name="Preformatted_20_Text">berlin</text:p>
      <text:p text:style-name="Preformatted_20_Text"><text:soft-page-break/>touch</text:p>
      <text:p text:style-name="Preformatted_20_Text">seminar</text:p>
      <text:p text:style-name="Preformatted_20_Text">olympus</text:p>
      <text:p text:style-name="Preformatted_20_Text">qavmgk</text:p>
      <text:p text:style-name="Preformatted_20_Text">f.ns.e</text:p>
      <text:p text:style-name="Preformatted_20_Text">intl</text:p>
      <text:p text:style-name="Preformatted_20_Text">stats2</text:p>
      <text:p text:style-name="Preformatted_20_Text">plato</text:p>
      <text:p text:style-name="Preformatted_20_Text">send</text:p>
      <text:p text:style-name="Preformatted_20_Text">idm</text:p>
      <text:p text:style-name="Preformatted_20_Text">m7</text:p>
      <text:p text:style-name="Preformatted_20_Text">mx7</text:p>
      <text:p text:style-name="Preformatted_20_Text">m6</text:p>
      <text:p text:style-name="Preformatted_20_Text">coco</text:p>
      <text:p text:style-name="Preformatted_20_Text">denver</text:p>
      <text:p text:style-name="Preformatted_20_Text">s32</text:p>
      <text:p text:style-name="Preformatted_20_Text">toronto</text:p>
      <text:p text:style-name="Preformatted_20_Text">abuse</text:p>
      <text:p text:style-name="Preformatted_20_Text">dn</text:p>
      <text:p text:style-name="Preformatted_20_Text">sophos</text:p>
      <text:p text:style-name="Preformatted_20_Text">bear</text:p>
      <text:p text:style-name="Preformatted_20_Text">logistics</text:p>
      <text:p text:style-name="Preformatted_20_Text">cancer</text:p>
      <text:p text:style-name="Preformatted_20_Text">s24</text:p>
      <text:p text:style-name="Preformatted_20_Text">r25</text:p>
      <text:p text:style-name="Preformatted_20_Text">s22</text:p>
      <text:p text:style-name="Preformatted_20_Text">install</text:p>
      <text:p text:style-name="Preformatted_20_Text">istun</text:p>
      <text:p text:style-name="Preformatted_20_Text">itc</text:p>
      <text:p text:style-name="Preformatted_20_Text">oberon</text:p>
      <text:p text:style-name="Preformatted_20_Text">cps</text:p>
      <text:p text:style-name="Preformatted_20_Text">paypal</text:p>
      <text:p text:style-name="Preformatted_20_Text">7</text:p>
      <text:p text:style-name="Preformatted_20_Text">mail-out</text:p>
      <text:p text:style-name="Preformatted_20_Text">portal1</text:p>
      <text:p text:style-name="Preformatted_20_Text">case</text:p>
      <text:p text:style-name="Preformatted_20_Text">hideip-usa</text:p>
      <text:p text:style-name="Preformatted_20_Text">f3</text:p>
      <text:p text:style-name="Preformatted_20_Text">pcstun</text:p>
      <text:p text:style-name="Preformatted_20_Text">ip-usa</text:p>
      <text:p text:style-name="Preformatted_20_Text">warehouse</text:p>
      <text:p text:style-name="Preformatted_20_Text">webcast</text:p>
      <text:p text:style-name="Preformatted_20_Text">ds1</text:p>
      <text:p text:style-name="Preformatted_20_Text">bn</text:p>
      <text:p text:style-name="Preformatted_20_Text">rest</text:p>
      <text:p text:style-name="Preformatted_20_Text">logger</text:p>
      <text:p text:style-name="Preformatted_20_Text">marina</text:p>
      <text:p text:style-name="Preformatted_20_Text">tula</text:p>
      <text:p text:style-name="Preformatted_20_Text">vebstage3</text:p>
      <text:p text:style-name="Preformatted_20_Text">webdisk.static</text:p>
      <text:p text:style-name="Preformatted_20_Text">infinity</text:p>
      <text:p text:style-name="Preformatted_20_Text">polaris</text:p>
      <text:p text:style-name="Preformatted_20_Text">koko</text:p>
      <text:p text:style-name="Preformatted_20_Text">praca</text:p>
      <text:p text:style-name="Preformatted_20_Text">fl</text:p>
      <text:p text:style-name="Preformatted_20_Text">packages</text:p>
      <text:p text:style-name="Preformatted_20_Text">mstun</text:p>
      <text:p text:style-name="Preformatted_20_Text">www.staff</text:p>
      <text:p text:style-name="Preformatted_20_Text">sunshine</text:p>
      <text:p text:style-name="Preformatted_20_Text">mirror1</text:p>
      <text:p text:style-name="Preformatted_20_Text">jeff</text:p>
      <text:p text:style-name="Preformatted_20_Text">mailservers</text:p>
      <text:p text:style-name="Preformatted_20_Text">jenkins</text:p>
      <text:p text:style-name="Preformatted_20_Text">administration</text:p>
      <text:p text:style-name="Preformatted_20_Text"><text:soft-page-break/>mlr-all</text:p>
      <text:p text:style-name="Preformatted_20_Text">blade</text:p>
      <text:p text:style-name="Preformatted_20_Text">qagatekeeper</text:p>
      <text:p text:style-name="Preformatted_20_Text">cdn3</text:p>
      <text:p text:style-name="Preformatted_20_Text">aria</text:p>
      <text:p text:style-name="Preformatted_20_Text">vulcan</text:p>
      <text:p text:style-name="Preformatted_20_Text">party</text:p>
      <text:p text:style-name="Preformatted_20_Text">fz</text:p>
      <text:p text:style-name="Preformatted_20_Text">luke</text:p>
      <text:p text:style-name="Preformatted_20_Text">stc</text:p>
      <text:p text:style-name="Preformatted_20_Text">mds</text:p>
      <text:p text:style-name="Preformatted_20_Text">advance</text:p>
      <text:p text:style-name="Preformatted_20_Text">andy</text:p>
      <text:p text:style-name="Preformatted_20_Text">subversion</text:p>
      <text:p text:style-name="Preformatted_20_Text">deco</text:p>
      <text:p text:style-name="Preformatted_20_Text">99</text:p>
      <text:p text:style-name="Preformatted_20_Text">diemthi</text:p>
      <text:p text:style-name="Preformatted_20_Text">liberty</text:p>
      <text:p text:style-name="Preformatted_20_Text">read</text:p>
      <text:p text:style-name="Preformatted_20_Text">smtprelayout</text:p>
      <text:p text:style-name="Preformatted_20_Text">fitness</text:p>
      <text:p text:style-name="Preformatted_20_Text">vs</text:p>
      <text:p text:style-name="Preformatted_20_Text">dhcp.zmml</text:p>
      <text:p text:style-name="Preformatted_20_Text">tsg</text:p>
      <text:p text:style-name="Preformatted_20_Text">www.pt</text:p>
      <text:p text:style-name="Preformatted_20_Text">win3</text:p>
      <text:p text:style-name="Preformatted_20_Text">davinci</text:p>
      <text:p text:style-name="Preformatted_20_Text">two</text:p>
      <text:p text:style-name="Preformatted_20_Text">stella</text:p>
      <text:p text:style-name="Preformatted_20_Text">itsupport</text:p>
      <text:p text:style-name="Preformatted_20_Text">az</text:p>
      <text:p text:style-name="Preformatted_20_Text">ns27</text:p>
      <text:p text:style-name="Preformatted_20_Text">hyper</text:p>
      <text:p text:style-name="Preformatted_20_Text">m10</text:p>
      <text:p text:style-name="Preformatted_20_Text">drm</text:p>
      <text:p text:style-name="Preformatted_20_Text">vhost</text:p>
      <text:p text:style-name="Preformatted_20_Text">mir</text:p>
      <text:p text:style-name="Preformatted_20_Text">webspace</text:p>
      <text:p text:style-name="Preformatted_20_Text">mail.test</text:p>
      <text:p text:style-name="Preformatted_20_Text">argon</text:p>
      <text:p text:style-name="Preformatted_20_Text">hamster</text:p>
      <text:p text:style-name="Preformatted_20_Text">livehelp</text:p>
      <text:p text:style-name="Preformatted_20_Text">2009</text:p>
      <text:p text:style-name="Preformatted_20_Text">bwc</text:p>
      <text:p text:style-name="Preformatted_20_Text">man</text:p>
      <text:p text:style-name="Preformatted_20_Text">ada</text:p>
      <text:p text:style-name="Preformatted_20_Text">exp</text:p>
      <text:p text:style-name="Preformatted_20_Text">metal</text:p>
      <text:p text:style-name="Preformatted_20_Text">pk</text:p>
      <text:p text:style-name="Preformatted_20_Text">msp</text:p>
      <text:p text:style-name="Preformatted_20_Text">hotline</text:p>
      <text:p text:style-name="Preformatted_20_Text">article</text:p>
      <text:p text:style-name="Preformatted_20_Text">twiki</text:p>
      <text:p text:style-name="Preformatted_20_Text">gl</text:p>
      <text:p text:style-name="Preformatted_20_Text">hybrid</text:p>
      <text:p text:style-name="Preformatted_20_Text">www.login</text:p>
      <text:p text:style-name="Preformatted_20_Text">cbf8</text:p>
      <text:p text:style-name="Preformatted_20_Text">sandy</text:p>
      <text:p text:style-name="Preformatted_20_Text">anywhere</text:p>
      <text:p text:style-name="Preformatted_20_Text">sorry</text:p>
      <text:p text:style-name="Preformatted_20_Text">enter</text:p>
      <text:p text:style-name="Preformatted_20_Text">east</text:p>
      <text:p text:style-name="Preformatted_20_Text">islam</text:p>
      <text:p text:style-name="Preformatted_20_Text">www.map</text:p>
      <text:p text:style-name="Preformatted_20_Text"><text:soft-page-break/>quote</text:p>
      <text:p text:style-name="Preformatted_20_Text">op</text:p>
      <text:p text:style-name="Preformatted_20_Text">tb</text:p>
      <text:p text:style-name="Preformatted_20_Text">zh</text:p>
      <text:p text:style-name="Preformatted_20_Text">euro2012</text:p>
      <text:p text:style-name="Preformatted_20_Text">hestia</text:p>
      <text:p text:style-name="Preformatted_20_Text">rwhois</text:p>
      <text:p text:style-name="Preformatted_20_Text">mail04</text:p>
      <text:p text:style-name="Preformatted_20_Text">schedule</text:p>
      <text:p text:style-name="Preformatted_20_Text">ww5</text:p>
      <text:p text:style-name="Preformatted_20_Text">servidor</text:p>
      <text:p text:style-name="Preformatted_20_Text">m</text:p>
      <text:p text:style-name="Preformatted_20_Text">ivan</text:p>
      <text:p text:style-name="Preformatted_20_Text">serenity</text:p>
      <text:p text:style-name="Preformatted_20_Text">dave</text:p>
      <text:p text:style-name="Preformatted_20_Text">mobile1</text:p>
      <text:p text:style-name="Preformatted_20_Text">ok</text:p>
      <text:p text:style-name="Preformatted_20_Text">lc</text:p>
      <text:p text:style-name="Preformatted_20_Text">synergy</text:p>
      <text:p text:style-name="Preformatted_20_Text">myspace</text:p>
      <text:p text:style-name="Preformatted_20_Text">sipexternal</text:p>
      <text:p text:style-name="Preformatted_20_Text">marc</text:p>
      <text:p text:style-name="Preformatted_20_Text">bird</text:p>
      <text:p text:style-name="Preformatted_20_Text">rio</text:p>
      <text:p text:style-name="Preformatted_20_Text">www.1</text:p>
      <text:p text:style-name="Preformatted_20_Text">debug</text:p>
      <text:p text:style-name="Preformatted_20_Text">houston</text:p>
      <text:p text:style-name="Preformatted_20_Text">pdc</text:p>
      <text:p text:style-name="Preformatted_20_Text">www.xxx</text:p>
      <text:p text:style-name="Preformatted_20_Text">news1</text:p>
      <text:p text:style-name="Preformatted_20_Text">ha</text:p>
      <text:p text:style-name="Preformatted_20_Text">mirage</text:p>
      <text:p text:style-name="Preformatted_20_Text">fe</text:p>
      <text:p text:style-name="Preformatted_20_Text">jade</text:p>
      <text:p text:style-name="Preformatted_20_Text">roger</text:p>
      <text:p text:style-name="Preformatted_20_Text">ava</text:p>
      <text:p text:style-name="Preformatted_20_Text">topaz</text:p>
      <text:p text:style-name="Preformatted_20_Text">a.ns.e</text:p>
      <text:p text:style-name="Preformatted_20_Text">madrid</text:p>
      <text:p text:style-name="Preformatted_20_Text">kh</text:p>
      <text:p text:style-name="Preformatted_20_Text">charlotte</text:p>
      <text:p text:style-name="Preformatted_20_Text">download2</text:p>
      <text:p text:style-name="Preformatted_20_Text">elite</text:p>
      <text:p text:style-name="Preformatted_20_Text">tenders</text:p>
      <text:p text:style-name="Preformatted_20_Text">pacs</text:p>
      <text:p text:style-name="Preformatted_20_Text">cap</text:p>
      <text:p text:style-name="Preformatted_20_Text">fs1</text:p>
      <text:p text:style-name="Preformatted_20_Text">myweb</text:p>
      <text:p text:style-name="Preformatted_20_Text">calvin</text:p>
      <text:p text:style-name="Preformatted_20_Text">extreme</text:p>
      <text:p text:style-name="Preformatted_20_Text">typo3</text:p>
      <text:p text:style-name="Preformatted_20_Text">dealers</text:p>
      <text:p text:style-name="Preformatted_20_Text">cds</text:p>
      <text:p text:style-name="Preformatted_20_Text">grace</text:p>
      <text:p text:style-name="Preformatted_20_Text">webchat</text:p>
      <text:p text:style-name="Preformatted_20_Text">comet</text:p>
      <text:p text:style-name="Preformatted_20_Text">www.maps</text:p>
      <text:p text:style-name="Preformatted_20_Text">ranking</text:p>
      <text:p text:style-name="Preformatted_20_Text">hawaii</text:p>
      <text:p text:style-name="Preformatted_20_Text">postoffice</text:p>
      <text:p text:style-name="Preformatted_20_Text">arts</text:p>
      <text:p text:style-name="Preformatted_20_Text">b.ns.e</text:p>
      <text:p text:style-name="Preformatted_20_Text">president</text:p>
      <text:p text:style-name="Preformatted_20_Text">matrixstats</text:p>
      <text:p text:style-name="Preformatted_20_Text"><text:soft-page-break/>www.s</text:p>
      <text:p text:style-name="Preformatted_20_Text">eden</text:p>
      <text:p text:style-name="Preformatted_20_Text">com-services-vip</text:p>
      <text:p text:style-name="Preformatted_20_Text">www.pics</text:p>
      <text:p text:style-name="Preformatted_20_Text">il</text:p>
      <text:p text:style-name="Preformatted_20_Text">solar</text:p>
      <text:p text:style-name="Preformatted_20_Text">www.loja</text:p>
      <text:p text:style-name="Preformatted_20_Text">gr</text:p>
      <text:p text:style-name="Preformatted_20_Text">ns50</text:p>
      <text:p text:style-name="Preformatted_20_Text">svc</text:p>
      <text:p text:style-name="Preformatted_20_Text">backups</text:p>
      <text:p text:style-name="Preformatted_20_Text">sq</text:p>
      <text:p text:style-name="Preformatted_20_Text">pinky</text:p>
      <text:p text:style-name="Preformatted_20_Text">jwgl</text:p>
      <text:p text:style-name="Preformatted_20_Text">controller</text:p>
      <text:p text:style-name="Preformatted_20_Text">www.up</text:p>
      <text:p text:style-name="Preformatted_20_Text">sn</text:p>
      <text:p text:style-name="Preformatted_20_Text">medical</text:p>
      <text:p text:style-name="Preformatted_20_Text">spamfilter</text:p>
      <text:p text:style-name="Preformatted_20_Text">prova</text:p>
      <text:p text:style-name="Preformatted_20_Text">membership</text:p>
      <text:p text:style-name="Preformatted_20_Text">dc2</text:p>
      <text:p text:style-name="Preformatted_20_Text">www.press</text:p>
      <text:p text:style-name="Preformatted_20_Text">csc</text:p>
      <text:p text:style-name="Preformatted_20_Text">gry</text:p>
      <text:p text:style-name="Preformatted_20_Text">drweb</text:p>
      <text:p text:style-name="Preformatted_20_Text">web17</text:p>
      <text:p text:style-name="Preformatted_20_Text">f2</text:p>
      <text:p text:style-name="Preformatted_20_Text">nora</text:p>
      <text:p text:style-name="Preformatted_20_Text">monitor1</text:p>
      <text:p text:style-name="Preformatted_20_Text">calypso</text:p>
      <text:p text:style-name="Preformatted_20_Text">nebula</text:p>
      <text:p text:style-name="Preformatted_20_Text">lyris</text:p>
      <text:p text:style-name="Preformatted_20_Text">penarth.cit</text:p>
      <text:p text:style-name="Preformatted_20_Text">www.mp3</text:p>
      <text:p text:style-name="Preformatted_20_Text">ssl1</text:p>
      <text:p text:style-name="Preformatted_20_Text">ns34</text:p>
      <text:p text:style-name="Preformatted_20_Text">ns35</text:p>
      <text:p text:style-name="Preformatted_20_Text">mel</text:p>
      <text:p text:style-name="Preformatted_20_Text">as1</text:p>
      <text:p text:style-name="Preformatted_20_Text">www.x</text:p>
      <text:p text:style-name="Preformatted_20_Text">cricket</text:p>
      <text:p text:style-name="Preformatted_20_Text">ns2.cl.bellsouth.net</text:p>
      <text:p text:style-name="Preformatted_20_Text">georgia</text:p>
      <text:p text:style-name="Preformatted_20_Text">callisto</text:p>
      <text:p text:style-name="Preformatted_20_Text">exch</text:p>
      <text:p text:style-name="Preformatted_20_Text">s21</text:p>
      <text:p text:style-name="Preformatted_20_Text">eip</text:p>
      <text:p text:style-name="Preformatted_20_Text">cctv</text:p>
      <text:p text:style-name="Preformatted_20_Text">lucy</text:p>
      <text:p text:style-name="Preformatted_20_Text">bmw</text:p>
      <text:p text:style-name="Preformatted_20_Text">s23</text:p>
      <text:p text:style-name="Preformatted_20_Text">sem</text:p>
      <text:p text:style-name="Preformatted_20_Text">mira</text:p>
      <text:p text:style-name="Preformatted_20_Text">search2</text:p>
      <text:p text:style-name="Preformatted_20_Text">ftp.blog</text:p>
      <text:p text:style-name="Preformatted_20_Text">realty</text:p>
      <text:p text:style-name="Preformatted_20_Text">ftp.m</text:p>
      <text:p text:style-name="Preformatted_20_Text">www.hrm</text:p>
      <text:p text:style-name="Preformatted_20_Text">patrick</text:p>
      <text:p text:style-name="Preformatted_20_Text">find</text:p>
      <text:p text:style-name="Preformatted_20_Text">tcs</text:p>
      <text:p text:style-name="Preformatted_20_Text">ts1</text:p>
      <text:p text:style-name="Preformatted_20_Text">smtp6</text:p>
      <text:p text:style-name="Preformatted_20_Text"><text:soft-page-break/>lan</text:p>
      <text:p text:style-name="Preformatted_20_Text">image1</text:p>
      <text:p text:style-name="Preformatted_20_Text">csi</text:p>
      <text:p text:style-name="Preformatted_20_Text">nissan</text:p>
      <text:p text:style-name="Preformatted_20_Text">sjc</text:p>
      <text:p text:style-name="Preformatted_20_Text">sme</text:p>
      <text:p text:style-name="Preformatted_20_Text">stone</text:p>
      <text:p text:style-name="Preformatted_20_Text">model</text:p>
      <text:p text:style-name="Preformatted_20_Text">gitlab</text:p>
      <text:p text:style-name="Preformatted_20_Text">spanish</text:p>
      <text:p text:style-name="Preformatted_20_Text">michael</text:p>
      <text:p text:style-name="Preformatted_20_Text">remote2</text:p>
      <text:p text:style-name="Preformatted_20_Text">www.pro</text:p>
      <text:p text:style-name="Preformatted_20_Text">s17</text:p>
      <text:p text:style-name="Preformatted_20_Text">m.dev</text:p>
      <text:p text:style-name="Preformatted_20_Text">www.soporte</text:p>
      <text:p text:style-name="Preformatted_20_Text">checkrelay</text:p>
      <text:p text:style-name="Preformatted_20_Text">dino</text:p>
      <text:p text:style-name="Preformatted_20_Text">woman</text:p>
      <text:p text:style-name="Preformatted_20_Text">aragorn</text:p>
      <text:p text:style-name="Preformatted_20_Text">index</text:p>
      <text:p text:style-name="Preformatted_20_Text">zj</text:p>
      <text:p text:style-name="Preformatted_20_Text">documentation</text:p>
      <text:p text:style-name="Preformatted_20_Text">felix</text:p>
      <text:p text:style-name="Preformatted_20_Text">www.events</text:p>
      <text:p text:style-name="Preformatted_20_Text">www.au</text:p>
      <text:p text:style-name="Preformatted_20_Text">adult</text:p>
      <text:p text:style-name="Preformatted_20_Text">coupons</text:p>
      <text:p text:style-name="Preformatted_20_Text">imp</text:p>
      <text:p text:style-name="Preformatted_20_Text">oz</text:p>
      <text:p text:style-name="Preformatted_20_Text">www.themes</text:p>
      <text:p text:style-name="Preformatted_20_Text">charlie</text:p>
      <text:p text:style-name="Preformatted_20_Text">rostov</text:p>
      <text:p text:style-name="Preformatted_20_Text">smtpout</text:p>
      <text:p text:style-name="Preformatted_20_Text">www.faq</text:p>
      <text:p text:style-name="Preformatted_20_Text">ff</text:p>
      <text:p text:style-name="Preformatted_20_Text">fortune</text:p>
      <text:p text:style-name="Preformatted_20_Text">vm3</text:p>
      <text:p text:style-name="Preformatted_20_Text">vms</text:p>
      <text:p text:style-name="Preformatted_20_Text">sbs</text:p>
      <text:p text:style-name="Preformatted_20_Text">stores</text:p>
      <text:p text:style-name="Preformatted_20_Text">teamspeak</text:p>
      <text:p text:style-name="Preformatted_20_Text">w6</text:p>
      <text:p text:style-name="Preformatted_20_Text">jason</text:p>
      <text:p text:style-name="Preformatted_20_Text">tennis</text:p>
      <text:p text:style-name="Preformatted_20_Text">nt</text:p>
      <text:p text:style-name="Preformatted_20_Text">shine</text:p>
      <text:p text:style-name="Preformatted_20_Text">pad</text:p>
      <text:p text:style-name="Preformatted_20_Text">www.mobil</text:p>
      <text:p text:style-name="Preformatted_20_Text">s25</text:p>
      <text:p text:style-name="Preformatted_20_Text">woody</text:p>
      <text:p text:style-name="Preformatted_20_Text">technology</text:p>
      <text:p text:style-name="Preformatted_20_Text">cj</text:p>
      <text:p text:style-name="Preformatted_20_Text">visio</text:p>
      <text:p text:style-name="Preformatted_20_Text">renewal</text:p>
      <text:p text:style-name="Preformatted_20_Text">www.c</text:p>
      <text:p text:style-name="Preformatted_20_Text">webdisk.es</text:p>
      <text:p text:style-name="Preformatted_20_Text">secret</text:p>
      <text:p text:style-name="Preformatted_20_Text">host6</text:p>
      <text:p text:style-name="Preformatted_20_Text">www.fun</text:p>
      <text:p text:style-name="Preformatted_20_Text">polls</text:p>
      <text:p text:style-name="Preformatted_20_Text">web06</text:p>
      <text:p text:style-name="Preformatted_20_Text">turkey</text:p>
      <text:p text:style-name="Preformatted_20_Text">www.hotel</text:p>
      <text:p text:style-name="Preformatted_20_Text"><text:soft-page-break/>ecom</text:p>
      <text:p text:style-name="Preformatted_20_Text">tours</text:p>
      <text:p text:style-name="Preformatted_20_Text">ns1.viviotech.net</text:p>
      <text:p text:style-name="Preformatted_20_Text">product</text:p>
      <text:p text:style-name="Preformatted_20_Text">ns2.viviotech.net</text:p>
      <text:p text:style-name="Preformatted_20_Text">www.reseller</text:p>
      <text:p text:style-name="Preformatted_20_Text">indiana</text:p>
      <text:p text:style-name="Preformatted_20_Text">mercedes</text:p>
      <text:p text:style-name="Preformatted_20_Text">target</text:p>
      <text:p text:style-name="Preformatted_20_Text">load</text:p>
      <text:p text:style-name="Preformatted_20_Text">area</text:p>
      <text:p text:style-name="Preformatted_20_Text">mysqladmin</text:p>
      <text:p text:style-name="Preformatted_20_Text">don</text:p>
      <text:p text:style-name="Preformatted_20_Text">dodo</text:p>
      <text:p text:style-name="Preformatted_20_Text">sentinel</text:p>
      <text:p text:style-name="Preformatted_20_Text">webdisk.img</text:p>
      <text:p text:style-name="Preformatted_20_Text">websites</text:p>
      <text:p text:style-name="Preformatted_20_Text">www.dir</text:p>
      <text:p text:style-name="Preformatted_20_Text">honey</text:p>
      <text:p text:style-name="Preformatted_20_Text">asdf</text:p>
      <text:p text:style-name="Preformatted_20_Text">spring</text:p>
      <text:p text:style-name="Preformatted_20_Text">tag</text:p>
      <text:p text:style-name="Preformatted_20_Text">astra</text:p>
      <text:p text:style-name="Preformatted_20_Text">monkey</text:p>
      <text:p text:style-name="Preformatted_20_Text">ns28</text:p>
      <text:p text:style-name="Preformatted_20_Text">ben</text:p>
      <text:p text:style-name="Preformatted_20_Text">www22</text:p>
      <text:p text:style-name="Preformatted_20_Text">www.journal</text:p>
      <text:p text:style-name="Preformatted_20_Text">eas</text:p>
      <text:p text:style-name="Preformatted_20_Text">www.tw</text:p>
      <text:p text:style-name="Preformatted_20_Text">tor</text:p>
      <text:p text:style-name="Preformatted_20_Text">page</text:p>
      <text:p text:style-name="Preformatted_20_Text">www.bugs</text:p>
      <text:p text:style-name="Preformatted_20_Text">medias</text:p>
      <text:p text:style-name="Preformatted_20_Text">www17</text:p>
      <text:p text:style-name="Preformatted_20_Text">toledo</text:p>
      <text:p text:style-name="Preformatted_20_Text">vip2</text:p>
      <text:p text:style-name="Preformatted_20_Text">land</text:p>
      <text:p text:style-name="Preformatted_20_Text">sistema</text:p>
      <text:p text:style-name="Preformatted_20_Text">win4</text:p>
      <text:p text:style-name="Preformatted_20_Text">dell</text:p>
      <text:p text:style-name="Preformatted_20_Text">unsubscribe</text:p>
      <text:p text:style-name="Preformatted_20_Text">gsa</text:p>
      <text:p text:style-name="Preformatted_20_Text">spot</text:p>
      <text:p text:style-name="Preformatted_20_Text">fin</text:p>
      <text:p text:style-name="Preformatted_20_Text">sapphire</text:p>
      <text:p text:style-name="Preformatted_20_Text">ul-cat6506-gw</text:p>
      <text:p text:style-name="Preformatted_20_Text">www.ns1</text:p>
      <text:p text:style-name="Preformatted_20_Text">bell</text:p>
      <text:p text:style-name="Preformatted_20_Text">cod</text:p>
      <text:p text:style-name="Preformatted_20_Text">lady</text:p>
      <text:p text:style-name="Preformatted_20_Text">www.eng</text:p>
      <text:p text:style-name="Preformatted_20_Text">click3</text:p>
      <text:p text:style-name="Preformatted_20_Text">pps</text:p>
      <text:p text:style-name="Preformatted_20_Text">c3</text:p>
      <text:p text:style-name="Preformatted_20_Text">registrar</text:p>
      <text:p text:style-name="Preformatted_20_Text">websrv</text:p>
      <text:p text:style-name="Preformatted_20_Text">database2</text:p>
      <text:p text:style-name="Preformatted_20_Text">prometheus</text:p>
      <text:p text:style-name="Preformatted_20_Text">atm</text:p>
      <text:p text:style-name="Preformatted_20_Text">www.samara</text:p>
      <text:p text:style-name="Preformatted_20_Text">api1</text:p>
      <text:p text:style-name="Preformatted_20_Text">edison</text:p>
      <text:p text:style-name="Preformatted_20_Text">mega</text:p>
      <text:p text:style-name="Preformatted_20_Text"><text:soft-page-break/>cobalt</text:p>
      <text:p text:style-name="Preformatted_20_Text">eos</text:p>
      <text:p text:style-name="Preformatted_20_Text">db02</text:p>
      <text:p text:style-name="Preformatted_20_Text">sympa</text:p>
      <text:p text:style-name="Preformatted_20_Text">dv</text:p>
      <text:p text:style-name="Preformatted_20_Text">webdisk.games</text:p>
      <text:p text:style-name="Preformatted_20_Text">coop</text:p>
      <text:p text:style-name="Preformatted_20_Text">50</text:p>
      <text:p text:style-name="Preformatted_20_Text">blackhole</text:p>
      <text:p text:style-name="Preformatted_20_Text">3d</text:p>
      <text:p text:style-name="Preformatted_20_Text">cma</text:p>
      <text:p text:style-name="Preformatted_20_Text">ehr</text:p>
      <text:p text:style-name="Preformatted_20_Text">db5</text:p>
      <text:p text:style-name="Preformatted_20_Text">etc</text:p>
      <text:p text:style-name="Preformatted_20_Text">www14</text:p>
      <text:p text:style-name="Preformatted_20_Text">opera</text:p>
      <text:p text:style-name="Preformatted_20_Text">zoom</text:p>
      <text:p text:style-name="Preformatted_20_Text">realmedia</text:p>
      <text:p text:style-name="Preformatted_20_Text">french</text:p>
      <text:p text:style-name="Preformatted_20_Text">cmc</text:p>
      <text:p text:style-name="Preformatted_20_Text">shanghai</text:p>
      <text:p text:style-name="Preformatted_20_Text">ns33</text:p>
      <text:p text:style-name="Preformatted_20_Text">batman</text:p>
      <text:p text:style-name="Preformatted_20_Text">ifolder</text:p>
      <text:p text:style-name="Preformatted_20_Text">ns61</text:p>
      <text:p text:style-name="Preformatted_20_Text">alexander</text:p>
      <text:p text:style-name="Preformatted_20_Text">song</text:p>
      <text:p text:style-name="Preformatted_20_Text">proto</text:p>
      <text:p text:style-name="Preformatted_20_Text">cs2</text:p>
      <text:p text:style-name="Preformatted_20_Text">homologacao</text:p>
      <text:p text:style-name="Preformatted_20_Text">ips</text:p>
      <text:p text:style-name="Preformatted_20_Text">vanilla</text:p>
      <text:p text:style-name="Preformatted_20_Text">legend</text:p>
      <text:p text:style-name="Preformatted_20_Text">webmail.hosting</text:p>
      <text:p text:style-name="Preformatted_20_Text">chat1</text:p>
      <text:p text:style-name="Preformatted_20_Text">www.mx</text:p>
      <text:p text:style-name="Preformatted_20_Text">coral</text:p>
      <text:p text:style-name="Preformatted_20_Text">tim</text:p>
      <text:p text:style-name="Preformatted_20_Text">maxim</text:p>
      <text:p text:style-name="Preformatted_20_Text">admission</text:p>
      <text:p text:style-name="Preformatted_20_Text">iso</text:p>
      <text:p text:style-name="Preformatted_20_Text">psy</text:p>
      <text:p text:style-name="Preformatted_20_Text">progress</text:p>
      <text:p text:style-name="Preformatted_20_Text">shms2</text:p>
      <text:p text:style-name="Preformatted_20_Text">monitor2</text:p>
      <text:p text:style-name="Preformatted_20_Text">lp2</text:p>
      <text:p text:style-name="Preformatted_20_Text">thankyou</text:p>
      <text:p text:style-name="Preformatted_20_Text">issues</text:p>
      <text:p text:style-name="Preformatted_20_Text">cultura</text:p>
      <text:p text:style-name="Preformatted_20_Text">xyh</text:p>
      <text:p text:style-name="Preformatted_20_Text">speedtest2</text:p>
      <text:p text:style-name="Preformatted_20_Text">dirac</text:p>
      <text:p text:style-name="Preformatted_20_Text">www.research</text:p>
      <text:p text:style-name="Preformatted_20_Text">webs</text:p>
      <text:p text:style-name="Preformatted_20_Text">e2</text:p>
      <text:p text:style-name="Preformatted_20_Text">save</text:p>
      <text:p text:style-name="Preformatted_20_Text">deploy</text:p>
      <text:p text:style-name="Preformatted_20_Text">emarketing</text:p>
      <text:p text:style-name="Preformatted_20_Text">jm</text:p>
      <text:p text:style-name="Preformatted_20_Text">nn</text:p>
      <text:p text:style-name="Preformatted_20_Text">alfresco</text:p>
      <text:p text:style-name="Preformatted_20_Text">chronos</text:p>
      <text:p text:style-name="Preformatted_20_Text">pisces</text:p>
      <text:p text:style-name="Preformatted_20_Text">database1</text:p>
      <text:p text:style-name="Preformatted_20_Text"><text:soft-page-break/>reservation</text:p>
      <text:p text:style-name="Preformatted_20_Text">xena</text:p>
      <text:p text:style-name="Preformatted_20_Text">des</text:p>
      <text:p text:style-name="Preformatted_20_Text">directorio</text:p>
      <text:p text:style-name="Preformatted_20_Text">shms1</text:p>
      <text:p text:style-name="Preformatted_20_Text">pet</text:p>
      <text:p text:style-name="Preformatted_20_Text">sauron</text:p>
      <text:p text:style-name="Preformatted_20_Text">ups</text:p>
      <text:p text:style-name="Preformatted_20_Text">www.feedback</text:p>
      <text:p text:style-name="Preformatted_20_Text">www.usa</text:p>
      <text:p text:style-name="Preformatted_20_Text">teacher</text:p>
      <text:p text:style-name="Preformatted_20_Text">www.magento</text:p>
      <text:p text:style-name="Preformatted_20_Text">nis</text:p>
      <text:p text:style-name="Preformatted_20_Text">ftp01</text:p>
      <text:p text:style-name="Preformatted_20_Text">baza</text:p>
      <text:p text:style-name="Preformatted_20_Text">kjc</text:p>
      <text:p text:style-name="Preformatted_20_Text">roma</text:p>
      <text:p text:style-name="Preformatted_20_Text">contests</text:p>
      <text:p text:style-name="Preformatted_20_Text">delphi</text:p>
      <text:p text:style-name="Preformatted_20_Text">purple</text:p>
      <text:p text:style-name="Preformatted_20_Text">oak</text:p>
      <text:p text:style-name="Preformatted_20_Text">win5</text:p>
      <text:p text:style-name="Preformatted_20_Text">violet</text:p>
      <text:p text:style-name="Preformatted_20_Text">www.newsite</text:p>
      <text:p text:style-name="Preformatted_20_Text">deportes</text:p>
      <text:p text:style-name="Preformatted_20_Text">www.work</text:p>
      <text:p text:style-name="Preformatted_20_Text">musica</text:p>
      <text:p text:style-name="Preformatted_20_Text">s29</text:p>
      <text:p text:style-name="Preformatted_20_Text">autoconfig.es</text:p>
      <text:p text:style-name="Preformatted_20_Text">identity</text:p>
      <text:p text:style-name="Preformatted_20_Text">www.fashion</text:p>
      <text:p text:style-name="Preformatted_20_Text">forest</text:p>
      <text:p text:style-name="Preformatted_20_Text">flr-all</text:p>
      <text:p text:style-name="Preformatted_20_Text">www.german</text:p>
      <text:p text:style-name="Preformatted_20_Text">lead</text:p>
      <text:p text:style-name="Preformatted_20_Text">front</text:p>
      <text:p text:style-name="Preformatted_20_Text">rabota</text:p>
      <text:p text:style-name="Preformatted_20_Text">mysql7</text:p>
      <text:p text:style-name="Preformatted_20_Text">jack</text:p>
      <text:p text:style-name="Preformatted_20_Text">vladimir</text:p>
      <text:p text:style-name="Preformatted_20_Text">search1</text:p>
      <text:p text:style-name="Preformatted_20_Text">ns3.cl.bellsouth.net</text:p>
      <text:p text:style-name="Preformatted_20_Text">promotion</text:p>
      <text:p text:style-name="Preformatted_20_Text">plaza</text:p>
      <text:p text:style-name="Preformatted_20_Text">devtest</text:p>
      <text:p text:style-name="Preformatted_20_Text">cookie</text:p>
      <text:p text:style-name="Preformatted_20_Text">eris</text:p>
      <text:p text:style-name="Preformatted_20_Text">webdisk.images</text:p>
      <text:p text:style-name="Preformatted_20_Text">atc</text:p>
      <text:p text:style-name="Preformatted_20_Text">autodiscover.es</text:p>
      <text:p text:style-name="Preformatted_20_Text">lucky</text:p>
      <text:p text:style-name="Preformatted_20_Text">juno</text:p>
      <text:p text:style-name="Preformatted_20_Text">brown</text:p>
      <text:p text:style-name="Preformatted_20_Text">rs2</text:p>
      <text:p text:style-name="Preformatted_20_Text">www16</text:p>
      <text:p text:style-name="Preformatted_20_Text">bpm</text:p>
      <text:p text:style-name="Preformatted_20_Text">www.director</text:p>
      <text:p text:style-name="Preformatted_20_Text">victory</text:p>
      <text:p text:style-name="Preformatted_20_Text">fenix</text:p>
      <text:p text:style-name="Preformatted_20_Text">rich</text:p>
      <text:p text:style-name="Preformatted_20_Text">tokyo</text:p>
      <text:p text:style-name="Preformatted_20_Text">ns36</text:p>
      <text:p text:style-name="Preformatted_20_Text">src</text:p>
      <text:p text:style-name="Preformatted_20_Text">12</text:p>
      <text:p text:style-name="Preformatted_20_Text"><text:soft-page-break/>milk</text:p>
      <text:p text:style-name="Preformatted_20_Text">ssl2</text:p>
      <text:p text:style-name="Preformatted_20_Text">notify</text:p>
      <text:p text:style-name="Preformatted_20_Text">no</text:p>
      <text:p text:style-name="Preformatted_20_Text">livestream</text:p>
      <text:p text:style-name="Preformatted_20_Text">pink</text:p>
      <text:p text:style-name="Preformatted_20_Text">sony</text:p>
      <text:p text:style-name="Preformatted_20_Text">vps4</text:p>
      <text:p text:style-name="Preformatted_20_Text">scan</text:p>
      <text:p text:style-name="Preformatted_20_Text">wwws</text:p>
      <text:p text:style-name="Preformatted_20_Text">ovpn</text:p>
      <text:p text:style-name="Preformatted_20_Text">deimos</text:p>
      <text:p text:style-name="Preformatted_20_Text">smokeping</text:p>
      <text:p text:style-name="Preformatted_20_Text">va</text:p>
      <text:p text:style-name="Preformatted_20_Text">n7pdjh4</text:p>
      <text:p text:style-name="Preformatted_20_Text">lyncav</text:p>
      <text:p text:style-name="Preformatted_20_Text">webdisk.directory</text:p>
      <text:p text:style-name="Preformatted_20_Text">interactive</text:p>
      <text:p text:style-name="Preformatted_20_Text">request</text:p>
      <text:p text:style-name="Preformatted_20_Text">apt</text:p>
      <text:p text:style-name="Preformatted_20_Text">partnerapi</text:p>
      <text:p text:style-name="Preformatted_20_Text">albert</text:p>
      <text:p text:style-name="Preformatted_20_Text">cs1</text:p>
      <text:p text:style-name="Preformatted_20_Text">ns62</text:p>
      <text:p text:style-name="Preformatted_20_Text">bus</text:p>
      <text:p text:style-name="Preformatted_20_Text">young</text:p>
      <text:p text:style-name="Preformatted_20_Text">sina</text:p>
      <text:p text:style-name="Preformatted_20_Text">police</text:p>
      <text:p text:style-name="Preformatted_20_Text">workflow</text:p>
      <text:p text:style-name="Preformatted_20_Text">asset</text:p>
      <text:p text:style-name="Preformatted_20_Text">lasvegas</text:p>
      <text:p text:style-name="Preformatted_20_Text">saga</text:p>
      <text:p text:style-name="Preformatted_20_Text">p4</text:p>
      <text:p text:style-name="Preformatted_20_Text">www.image</text:p>
      <text:p text:style-name="Preformatted_20_Text">dag</text:p>
      <text:p text:style-name="Preformatted_20_Text">crazy</text:p>
      <text:p text:style-name="Preformatted_20_Text">colorado</text:p>
      <text:p text:style-name="Preformatted_20_Text">webtrends</text:p>
      <text:p text:style-name="Preformatted_20_Text">buscador</text:p>
      <text:p text:style-name="Preformatted_20_Text">hongkong</text:p>
      <text:p text:style-name="Preformatted_20_Text">rank</text:p>
      <text:p text:style-name="Preformatted_20_Text">reserve</text:p>
      <text:p text:style-name="Preformatted_20_Text">autoconfig.wiki</text:p>
      <text:p text:style-name="Preformatted_20_Text">autodiscover.wiki</text:p>
      <text:p text:style-name="Preformatted_20_Text">nginx</text:p>
      <text:p text:style-name="Preformatted_20_Text">hu</text:p>
      <text:p text:style-name="Preformatted_20_Text">melbourne</text:p>
      <text:p text:style-name="Preformatted_20_Text">zm</text:p>
      <text:p text:style-name="Preformatted_20_Text">toolbar</text:p>
      <text:p text:style-name="Preformatted_20_Text">cx</text:p>
      <text:p text:style-name="Preformatted_20_Text">samsung</text:p>
      <text:p text:style-name="Preformatted_20_Text">bender</text:p>
      <text:p text:style-name="Preformatted_20_Text">safe</text:p>
      <text:p text:style-name="Preformatted_20_Text">nb</text:p>
      <text:p text:style-name="Preformatted_20_Text">jjc</text:p>
      <text:p text:style-name="Preformatted_20_Text">dps</text:p>
      <text:p text:style-name="Preformatted_20_Text">ap1</text:p>
      <text:p text:style-name="Preformatted_20_Text">win7</text:p>
      <text:p text:style-name="Preformatted_20_Text">wl</text:p>
      <text:p text:style-name="Preformatted_20_Text">diendan</text:p>
      <text:p text:style-name="Preformatted_20_Text">www.preview</text:p>
      <text:p text:style-name="Preformatted_20_Text">vt</text:p>
      <text:p text:style-name="Preformatted_20_Text">kalender</text:p>
      <text:p text:style-name="Preformatted_20_Text">testforum</text:p>
      <text:p text:style-name="Preformatted_20_Text"><text:soft-page-break/>exmail</text:p>
      <text:p text:style-name="Preformatted_20_Text">wizard</text:p>
      <text:p text:style-name="Preformatted_20_Text">qq</text:p>
      <text:p text:style-name="Preformatted_20_Text">www.film</text:p>
      <text:p text:style-name="Preformatted_20_Text">xxgk</text:p>
      <text:p text:style-name="Preformatted_20_Text">www.gold</text:p>
      <text:p text:style-name="Preformatted_20_Text">irkutsk</text:p>
      <text:p text:style-name="Preformatted_20_Text">dis</text:p>
      <text:p text:style-name="Preformatted_20_Text">zenoss</text:p>
      <text:p text:style-name="Preformatted_20_Text">wine</text:p>
      <text:p text:style-name="Preformatted_20_Text">data1</text:p>
      <text:p text:style-name="Preformatted_20_Text">remus</text:p>
      <text:p text:style-name="Preformatted_20_Text">kelly</text:p>
      <text:p text:style-name="Preformatted_20_Text">stalker</text:p>
      <text:p text:style-name="Preformatted_20_Text">autoconfig.old</text:p>
      <text:p text:style-name="Preformatted_20_Text">everest</text:p>
      <text:p text:style-name="Preformatted_20_Text">ftp.test</text:p>
      <text:p text:style-name="Preformatted_20_Text">spain</text:p>
      <text:p text:style-name="Preformatted_20_Text">autodiscover.old</text:p>
      <text:p text:style-name="Preformatted_20_Text">obs</text:p>
      <text:p text:style-name="Preformatted_20_Text">ocw</text:p>
      <text:p text:style-name="Preformatted_20_Text">icare</text:p>
      <text:p text:style-name="Preformatted_20_Text">ideas</text:p>
      <text:p text:style-name="Preformatted_20_Text">mozart</text:p>
      <text:p text:style-name="Preformatted_20_Text">willow</text:p>
      <text:p text:style-name="Preformatted_20_Text">demo7</text:p>
      <text:p text:style-name="Preformatted_20_Text">compass</text:p>
      <text:p text:style-name="Preformatted_20_Text">japanese</text:p>
      <text:p text:style-name="Preformatted_20_Text">octopus</text:p>
      <text:p text:style-name="Preformatted_20_Text">prestige</text:p>
      <text:p text:style-name="Preformatted_20_Text">dash</text:p>
      <text:p text:style-name="Preformatted_20_Text">argos</text:p>
      <text:p text:style-name="Preformatted_20_Text">forum1</text:p>
      <text:p text:style-name="Preformatted_20_Text">img7</text:p>
      <text:p text:style-name="Preformatted_20_Text">webdisk.download</text:p>
      <text:p text:style-name="Preformatted_20_Text">mysql01</text:p>
      <text:p text:style-name="Preformatted_20_Text">joe</text:p>
      <text:p text:style-name="Preformatted_20_Text">flex</text:p>
      <text:p text:style-name="Preformatted_20_Text">redir</text:p>
      <text:p text:style-name="Preformatted_20_Text">viva</text:p>
      <text:p text:style-name="Preformatted_20_Text">ge</text:p>
      <text:p text:style-name="Preformatted_20_Text">mod</text:p>
      <text:p text:style-name="Preformatted_20_Text">postfix</text:p>
      <text:p text:style-name="Preformatted_20_Text">www.p</text:p>
      <text:p text:style-name="Preformatted_20_Text">imagine</text:p>
      <text:p text:style-name="Preformatted_20_Text">moss</text:p>
      <text:p text:style-name="Preformatted_20_Text">whmcs</text:p>
      <text:p text:style-name="Preformatted_20_Text">quicktime</text:p>
      <text:p text:style-name="Preformatted_20_Text">rtr</text:p>
      <text:p text:style-name="Preformatted_20_Text">ds2</text:p>
      <text:p text:style-name="Preformatted_20_Text">future</text:p>
      <text:p text:style-name="Preformatted_20_Text">y</text:p>
      <text:p text:style-name="Preformatted_20_Text">sv4</text:p>
      <text:p text:style-name="Preformatted_20_Text">opt</text:p>
      <text:p text:style-name="Preformatted_20_Text">mse</text:p>
      <text:p text:style-name="Preformatted_20_Text">selene</text:p>
      <text:p text:style-name="Preformatted_20_Text">mail21</text:p>
      <text:p text:style-name="Preformatted_20_Text">dns11</text:p>
      <text:p text:style-name="Preformatted_20_Text">server12</text:p>
      <text:p text:style-name="Preformatted_20_Text">invoice</text:p>
      <text:p text:style-name="Preformatted_20_Text">clicks</text:p>
      <text:p text:style-name="Preformatted_20_Text">imgs</text:p>
      <text:p text:style-name="Preformatted_20_Text">xen1</text:p>
      <text:p text:style-name="Preformatted_20_Text">mail14</text:p>
      <text:p text:style-name="Preformatted_20_Text"><text:soft-page-break/>www20</text:p>
      <text:p text:style-name="Preformatted_20_Text">cit</text:p>
      <text:p text:style-name="Preformatted_20_Text">web08</text:p>
      <text:p text:style-name="Preformatted_20_Text">gw3</text:p>
      <text:p text:style-name="Preformatted_20_Text">mysql6</text:p>
      <text:p text:style-name="Preformatted_20_Text">zp</text:p>
      <text:p text:style-name="Preformatted_20_Text">www.life</text:p>
      <text:p text:style-name="Preformatted_20_Text">leads</text:p>
      <text:p text:style-name="Preformatted_20_Text">cnc</text:p>
      <text:p text:style-name="Preformatted_20_Text">bonus</text:p>
      <text:p text:style-name="Preformatted_20_Text">web18</text:p>
      <text:p text:style-name="Preformatted_20_Text">sia</text:p>
      <text:p text:style-name="Preformatted_20_Text">flowers</text:p>
      <text:p text:style-name="Preformatted_20_Text">diary</text:p>
      <text:p text:style-name="Preformatted_20_Text">s30</text:p>
      <text:p text:style-name="Preformatted_20_Text">proton</text:p>
      <text:p text:style-name="Preformatted_20_Text">s28</text:p>
      <text:p text:style-name="Preformatted_20_Text">puzzle</text:p>
      <text:p text:style-name="Preformatted_20_Text">s27</text:p>
      <text:p text:style-name="Preformatted_20_Text">r2d2</text:p>
      <text:p text:style-name="Preformatted_20_Text">orel</text:p>
      <text:p text:style-name="Preformatted_20_Text">eo</text:p>
      <text:p text:style-name="Preformatted_20_Text">toyota</text:p>
      <text:p text:style-name="Preformatted_20_Text">front2</text:p>
      <text:p text:style-name="Preformatted_20_Text">www.pl</text:p>
      <text:p text:style-name="Preformatted_20_Text">descargas</text:p>
      <text:p text:style-name="Preformatted_20_Text">msa</text:p>
      <text:p text:style-name="Preformatted_20_Text">esx2</text:p>
      <text:p text:style-name="Preformatted_20_Text">challenge</text:p>
      <text:p text:style-name="Preformatted_20_Text">turing</text:p>
      <text:p text:style-name="Preformatted_20_Text">emma</text:p>
      <text:p text:style-name="Preformatted_20_Text">mailgw2</text:p>
      <text:p text:style-name="Preformatted_20_Text">elections</text:p>
      <text:p text:style-name="Preformatted_20_Text">www.education</text:p>
      <text:p text:style-name="Preformatted_20_Text">relay3</text:p>
      <text:p text:style-name="Preformatted_20_Text">s31</text:p>
      <text:p text:style-name="Preformatted_20_Text">www.mba</text:p>
      <text:p text:style-name="Preformatted_20_Text">postfixadmin</text:p>
      <text:p text:style-name="Preformatted_20_Text">ged</text:p>
      <text:p text:style-name="Preformatted_20_Text">scorpion</text:p>
      <text:p text:style-name="Preformatted_20_Text">hollywood</text:p>
      <text:p text:style-name="Preformatted_20_Text">foo</text:p>
      <text:p text:style-name="Preformatted_20_Text">holly</text:p>
      <text:p text:style-name="Preformatted_20_Text">bamboo</text:p>
      <text:p text:style-name="Preformatted_20_Text">civil</text:p>
      <text:p text:style-name="Preformatted_20_Text">vita</text:p>
      <text:p text:style-name="Preformatted_20_Text">lincoln</text:p>
      <text:p text:style-name="Preformatted_20_Text">webdisk.media</text:p>
      <text:p text:style-name="Preformatted_20_Text">story</text:p>
      <text:p text:style-name="Preformatted_20_Text">ht</text:p>
      <text:p text:style-name="Preformatted_20_Text">adonis</text:p>
      <text:p text:style-name="Preformatted_20_Text">serv</text:p>
      <text:p text:style-name="Preformatted_20_Text">voicemail</text:p>
      <text:p text:style-name="Preformatted_20_Text">ef</text:p>
      <text:p text:style-name="Preformatted_20_Text">mx11</text:p>
      <text:p text:style-name="Preformatted_20_Text">picard</text:p>
      <text:p text:style-name="Preformatted_20_Text">c3po</text:p>
      <text:p text:style-name="Preformatted_20_Text">helix</text:p>
      <text:p text:style-name="Preformatted_20_Text">apis</text:p>
      <text:p text:style-name="Preformatted_20_Text">housing</text:p>
      <text:p text:style-name="Preformatted_20_Text">uptime</text:p>
      <text:p text:style-name="Preformatted_20_Text">bet</text:p>
      <text:p text:style-name="Preformatted_20_Text">phpbb</text:p>
      <text:p text:style-name="Preformatted_20_Text">contents</text:p>
      <text:p text:style-name="Preformatted_20_Text"><text:soft-page-break/>rent</text:p>
      <text:p text:style-name="Preformatted_20_Text">www.hk</text:p>
      <text:p text:style-name="Preformatted_20_Text">vela</text:p>
      <text:p text:style-name="Preformatted_20_Text">surf</text:p>
      <text:p text:style-name="Preformatted_20_Text">summer</text:p>
      <text:p text:style-name="Preformatted_20_Text">CSR11.net</text:p>
      <text:p text:style-name="Preformatted_20_Text">beijing</text:p>
      <text:p text:style-name="Preformatted_20_Text">bingo</text:p>
      <text:p text:style-name="Preformatted_20_Text">www.jp</text:p>
      <text:p text:style-name="Preformatted_20_Text">edocs</text:p>
      <text:p text:style-name="Preformatted_20_Text">mailserver2</text:p>
      <text:p text:style-name="Preformatted_20_Text">chip</text:p>
      <text:p text:style-name="Preformatted_20_Text">static4</text:p>
      <text:p text:style-name="Preformatted_20_Text">ecology</text:p>
      <text:p text:style-name="Preformatted_20_Text">engineering</text:p>
      <text:p text:style-name="Preformatted_20_Text">tomsk</text:p>
      <text:p text:style-name="Preformatted_20_Text">iss</text:p>
      <text:p text:style-name="Preformatted_20_Text">CSR12.net</text:p>
      <text:p text:style-name="Preformatted_20_Text">s26</text:p>
      <text:p text:style-name="Preformatted_20_Text">utility</text:p>
      <text:p text:style-name="Preformatted_20_Text">pac</text:p>
      <text:p text:style-name="Preformatted_20_Text">ky</text:p>
      <text:p text:style-name="Preformatted_20_Text">visa</text:p>
      <text:p text:style-name="Preformatted_20_Text">ta</text:p>
      <text:p text:style-name="Preformatted_20_Text">web22</text:p>
      <text:p text:style-name="Preformatted_20_Text">ernie</text:p>
      <text:p text:style-name="Preformatted_20_Text">fis</text:p>
      <text:p text:style-name="Preformatted_20_Text">content2</text:p>
      <text:p text:style-name="Preformatted_20_Text">eduroam</text:p>
      <text:p text:style-name="Preformatted_20_Text">youraccount</text:p>
      <text:p text:style-name="Preformatted_20_Text">playground</text:p>
      <text:p text:style-name="Preformatted_20_Text">paradise</text:p>
      <text:p text:style-name="Preformatted_20_Text">server22</text:p>
      <text:p text:style-name="Preformatted_20_Text">rad</text:p>
      <text:p text:style-name="Preformatted_20_Text">domaincp</text:p>
      <text:p text:style-name="Preformatted_20_Text">ppc</text:p>
      <text:p text:style-name="Preformatted_20_Text">autodiscover.video</text:p>
      <text:p text:style-name="Preformatted_20_Text">date</text:p>
      <text:p text:style-name="Preformatted_20_Text">f5</text:p>
      <text:p text:style-name="Preformatted_20_Text">openfire</text:p>
      <text:p text:style-name="Preformatted_20_Text">mail.blog</text:p>
      <text:p text:style-name="Preformatted_20_Text">i4</text:p>
      <text:p text:style-name="Preformatted_20_Text">www.reklama</text:p>
      <text:p text:style-name="Preformatted_20_Text">etools</text:p>
      <text:p text:style-name="Preformatted_20_Text">ftptest</text:p>
      <text:p text:style-name="Preformatted_20_Text">default</text:p>
      <text:p text:style-name="Preformatted_20_Text">kaluga</text:p>
      <text:p text:style-name="Preformatted_20_Text">shop1</text:p>
      <text:p text:style-name="Preformatted_20_Text">mmc</text:p>
      <text:p text:style-name="Preformatted_20_Text">1c</text:p>
      <text:p text:style-name="Preformatted_20_Text">server15</text:p>
      <text:p text:style-name="Preformatted_20_Text">autoconfig.video</text:p>
      <text:p text:style-name="Preformatted_20_Text">ve</text:p>
      <text:p text:style-name="Preformatted_20_Text">www21</text:p>
      <text:p text:style-name="Preformatted_20_Text">impact</text:p>
      <text:p text:style-name="Preformatted_20_Text">laura</text:p>
      <text:p text:style-name="Preformatted_20_Text">qmail</text:p>
      <text:p text:style-name="Preformatted_20_Text">fuji</text:p>
      <text:p text:style-name="Preformatted_20_Text">CSR31.net</text:p>
      <text:p text:style-name="Preformatted_20_Text">archer</text:p>
      <text:p text:style-name="Preformatted_20_Text">robo</text:p>
      <text:p text:style-name="Preformatted_20_Text">shiva</text:p>
      <text:p text:style-name="Preformatted_20_Text">tps</text:p>
      <text:p text:style-name="Preformatted_20_Text">www.eu</text:p>
      <text:p text:style-name="Preformatted_20_Text"><text:soft-page-break/>ivr</text:p>
      <text:p text:style-name="Preformatted_20_Text">foros</text:p>
      <text:p text:style-name="Preformatted_20_Text">ebay</text:p>
      <text:p text:style-name="Preformatted_20_Text">www.dom</text:p>
      <text:p text:style-name="Preformatted_20_Text">lime</text:p>
      <text:p text:style-name="Preformatted_20_Text">mail20</text:p>
      <text:p text:style-name="Preformatted_20_Text">b3</text:p>
      <text:p text:style-name="Preformatted_20_Text">wss</text:p>
      <text:p text:style-name="Preformatted_20_Text">vietnam</text:p>
      <text:p text:style-name="Preformatted_20_Text">cable</text:p>
      <text:p text:style-name="Preformatted_20_Text">webdisk.crm</text:p>
      <text:p text:style-name="Preformatted_20_Text">x1</text:p>
      <text:p text:style-name="Preformatted_20_Text">sochi</text:p>
      <text:p text:style-name="Preformatted_20_Text">vsp</text:p>
      <text:p text:style-name="Preformatted_20_Text">www.partners</text:p>
      <text:p text:style-name="Preformatted_20_Text">polladmin</text:p>
      <text:p text:style-name="Preformatted_20_Text">maia</text:p>
      <text:p text:style-name="Preformatted_20_Text">fund</text:p>
      <text:p text:style-name="Preformatted_20_Text">asterix</text:p>
      <text:p text:style-name="Preformatted_20_Text">c4</text:p>
      <text:p text:style-name="Preformatted_20_Text">www.articles</text:p>
      <text:p text:style-name="Preformatted_20_Text">fwallow</text:p>
      <text:p text:style-name="Preformatted_20_Text">all-nodes</text:p>
      <text:p text:style-name="Preformatted_20_Text">mcs</text:p>
      <text:p text:style-name="Preformatted_20_Text">esp</text:p>
      <text:p text:style-name="Preformatted_20_Text">helena</text:p>
      <text:p text:style-name="Preformatted_20_Text">doors</text:p>
      <text:p text:style-name="Preformatted_20_Text">atrium</text:p>
      <text:p text:style-name="Preformatted_20_Text">www.school</text:p>
      <text:p text:style-name="Preformatted_20_Text">popo</text:p>
      <text:p text:style-name="Preformatted_20_Text">myhome</text:p>
      <text:p text:style-name="Preformatted_20_Text">www.demo2</text:p>
      <text:p text:style-name="Preformatted_20_Text">s18</text:p>
      <text:p text:style-name="Preformatted_20_Text">autoconfig.email</text:p>
      <text:p text:style-name="Preformatted_20_Text">columbus</text:p>
      <text:p text:style-name="Preformatted_20_Text">autodiscover.email</text:p>
      <text:p text:style-name="Preformatted_20_Text">ns60</text:p>
      <text:p text:style-name="Preformatted_20_Text">abo</text:p>
      <text:p text:style-name="Preformatted_20_Text">classified</text:p>
      <text:p text:style-name="Preformatted_20_Text">sphinx</text:p>
      <text:p text:style-name="Preformatted_20_Text">kg</text:p>
      <text:p text:style-name="Preformatted_20_Text">gate2</text:p>
      <text:p text:style-name="Preformatted_20_Text">xg</text:p>
      <text:p text:style-name="Preformatted_20_Text">cronos</text:p>
      <text:p text:style-name="Preformatted_20_Text">chemistry</text:p>
      <text:p text:style-name="Preformatted_20_Text">navi</text:p>
      <text:p text:style-name="Preformatted_20_Text">arwen</text:p>
      <text:p text:style-name="Preformatted_20_Text">parts</text:p>
      <text:p text:style-name="Preformatted_20_Text">comics</text:p>
      <text:p text:style-name="Preformatted_20_Text">www.movies</text:p>
      <text:p text:style-name="Preformatted_20_Text">www.services</text:p>
      <text:p text:style-name="Preformatted_20_Text">sad</text:p>
      <text:p text:style-name="Preformatted_20_Text">krasnoyarsk</text:p>
      <text:p text:style-name="Preformatted_20_Text">h3</text:p>
      <text:p text:style-name="Preformatted_20_Text">virus</text:p>
      <text:p text:style-name="Preformatted_20_Text">hasp</text:p>
      <text:p text:style-name="Preformatted_20_Text">bid</text:p>
      <text:p text:style-name="Preformatted_20_Text">step</text:p>
      <text:p text:style-name="Preformatted_20_Text">reklam</text:p>
      <text:p text:style-name="Preformatted_20_Text">bruno</text:p>
      <text:p text:style-name="Preformatted_20_Text">w7</text:p>
      <text:p text:style-name="Preformatted_20_Text">cleveland</text:p>
      <text:p text:style-name="Preformatted_20_Text">toko</text:p>
      <text:p text:style-name="Preformatted_20_Text">cruise</text:p>
      <text:p text:style-name="Preformatted_20_Text"><text:soft-page-break/>p80.pool</text:p>
      <text:p text:style-name="Preformatted_20_Text">agri</text:p>
      <text:p text:style-name="Preformatted_20_Text">leonardo</text:p>
      <text:p text:style-name="Preformatted_20_Text">hokkaido</text:p>
      <text:p text:style-name="Preformatted_20_Text">pages</text:p>
      <text:p text:style-name="Preformatted_20_Text">rental</text:p>
      <text:p text:style-name="Preformatted_20_Text">www.jocuri</text:p>
      <text:p text:style-name="Preformatted_20_Text">fs2</text:p>
      <text:p text:style-name="Preformatted_20_Text">ipv4.pool</text:p>
      <text:p text:style-name="Preformatted_20_Text">wise</text:p>
      <text:p text:style-name="Preformatted_20_Text">ha.pool</text:p>
      <text:p text:style-name="Preformatted_20_Text">routernet</text:p>
      <text:p text:style-name="Preformatted_20_Text">leopard</text:p>
      <text:p text:style-name="Preformatted_20_Text">mumbai</text:p>
      <text:p text:style-name="Preformatted_20_Text">canvas</text:p>
      <text:p text:style-name="Preformatted_20_Text">cq</text:p>
      <text:p text:style-name="Preformatted_20_Text">m8</text:p>
      <text:p text:style-name="Preformatted_20_Text">mercurio</text:p>
      <text:p text:style-name="Preformatted_20_Text">www.br</text:p>
      <text:p text:style-name="Preformatted_20_Text">subset.pool</text:p>
      <text:p text:style-name="Preformatted_20_Text">cake</text:p>
      <text:p text:style-name="Preformatted_20_Text">vivaldi</text:p>
      <text:p text:style-name="Preformatted_20_Text">graph</text:p>
      <text:p text:style-name="Preformatted_20_Text">ld</text:p>
      <text:p text:style-name="Preformatted_20_Text">rec</text:p>
      <text:p text:style-name="Preformatted_20_Text">www.temp</text:p>
      <text:p text:style-name="Preformatted_20_Text">CISCO-LWAPP-CONTROLLER</text:p>
      <text:p text:style-name="Preformatted_20_Text">bach</text:p>
      <text:p text:style-name="Preformatted_20_Text">melody</text:p>
      <text:p text:style-name="Preformatted_20_Text">cygnus</text:p>
      <text:p text:style-name="Preformatted_20_Text">www.charge</text:p>
      <text:p text:style-name="Preformatted_20_Text">mercure</text:p>
      <text:p text:style-name="Preformatted_20_Text">program</text:p>
      <text:p text:style-name="Preformatted_20_Text">beer</text:p>
      <text:p text:style-name="Preformatted_20_Text">scorpio</text:p>
      <text:p text:style-name="Preformatted_20_Text">upload2</text:p>
      <text:p text:style-name="Preformatted_20_Text">siemens</text:p>
      <text:p text:style-name="Preformatted_20_Text">lipetsk</text:p>
      <text:p text:style-name="Preformatted_20_Text">barnaul</text:p>
      <text:p text:style-name="Preformatted_20_Text">dialup</text:p>
      <text:p text:style-name="Preformatted_20_Text">mssql2</text:p>
      <text:p text:style-name="Preformatted_20_Text">eve</text:p>
      <text:p text:style-name="Preformatted_20_Text">moe</text:p>
      <text:p text:style-name="Preformatted_20_Text">nyc</text:p>
      <text:p text:style-name="Preformatted_20_Text">www.s1</text:p>
      <text:p text:style-name="Preformatted_20_Text">mailgw1</text:p>
      <text:p text:style-name="Preformatted_20_Text">student1</text:p>
      <text:p text:style-name="Preformatted_20_Text">universe</text:p>
      <text:p text:style-name="Preformatted_20_Text">dhcp1</text:p>
      <text:p text:style-name="Preformatted_20_Text">lp1</text:p>
      <text:p text:style-name="Preformatted_20_Text">builder</text:p>
      <text:p text:style-name="Preformatted_20_Text">bacula</text:p>
      <text:p text:style-name="Preformatted_20_Text">ww4</text:p>
      <text:p text:style-name="Preformatted_20_Text">www.movil</text:p>
      <text:p text:style-name="Preformatted_20_Text">ns42</text:p>
      <text:p text:style-name="Preformatted_20_Text">assist</text:p>
      <text:p text:style-name="Preformatted_20_Text">microsoft</text:p>
      <text:p text:style-name="Preformatted_20_Text">www.careers</text:p>
      <text:p text:style-name="Preformatted_20_Text">rex</text:p>
      <text:p text:style-name="Preformatted_20_Text">dhcp</text:p>
      <text:p text:style-name="Preformatted_20_Text">automotive</text:p>
      <text:p text:style-name="Preformatted_20_Text">edgar</text:p>
      <text:p text:style-name="Preformatted_20_Text">designer</text:p>
      <text:p text:style-name="Preformatted_20_Text">servers</text:p>
      <text:p text:style-name="Preformatted_20_Text"><text:soft-page-break/>spock</text:p>
      <text:p text:style-name="Preformatted_20_Text">jose</text:p>
      <text:p text:style-name="Preformatted_20_Text">webdisk.projects</text:p>
      <text:p text:style-name="Preformatted_20_Text">err</text:p>
      <text:p text:style-name="Preformatted_20_Text">arthur</text:p>
      <text:p text:style-name="Preformatted_20_Text">nike</text:p>
      <text:p text:style-name="Preformatted_20_Text">frog</text:p>
      <text:p text:style-name="Preformatted_20_Text">stocks</text:p>
      <text:p text:style-name="Preformatted_20_Text">pns</text:p>
      <text:p text:style-name="Preformatted_20_Text">ns41</text:p>
      <text:p text:style-name="Preformatted_20_Text">dbs</text:p>
      <text:p text:style-name="Preformatted_20_Text">scanner</text:p>
      <text:p text:style-name="Preformatted_20_Text">hunter</text:p>
      <text:p text:style-name="Preformatted_20_Text">vk</text:p>
      <text:p text:style-name="Preformatted_20_Text">communication</text:p>
      <text:p text:style-name="Preformatted_20_Text">donald</text:p>
      <text:p text:style-name="Preformatted_20_Text">power1</text:p>
      <text:p text:style-name="Preformatted_20_Text">wcm</text:p>
      <text:p text:style-name="Preformatted_20_Text">esx1</text:p>
      <text:p text:style-name="Preformatted_20_Text">hal</text:p>
      <text:p text:style-name="Preformatted_20_Text">salsa</text:p>
      <text:p text:style-name="Preformatted_20_Text">mst</text:p>
      <text:p text:style-name="Preformatted_20_Text">seed</text:p>
      <text:p text:style-name="Preformatted_20_Text">sz</text:p>
      <text:p text:style-name="Preformatted_20_Text">nz</text:p>
      <text:p text:style-name="Preformatted_20_Text">proba</text:p>
      <text:p text:style-name="Preformatted_20_Text">yx</text:p>
      <text:p text:style-name="Preformatted_20_Text">smp</text:p>
      <text:p text:style-name="Preformatted_20_Text">bot</text:p>
      <text:p text:style-name="Preformatted_20_Text">eee</text:p>
      <text:p text:style-name="Preformatted_20_Text">solr</text:p>
      <text:p text:style-name="Preformatted_20_Text">by</text:p>
      <text:p text:style-name="Preformatted_20_Text">face</text:p>
      <text:p text:style-name="Preformatted_20_Text">hydrogen</text:p>
      <text:p text:style-name="Preformatted_20_Text">contacts</text:p>
      <text:p text:style-name="Preformatted_20_Text">ars</text:p>
      <text:p text:style-name="Preformatted_20_Text">samples</text:p>
      <text:p text:style-name="Preformatted_20_Text">newweb</text:p>
      <text:p text:style-name="Preformatted_20_Text">eprints</text:p>
      <text:p text:style-name="Preformatted_20_Text">ctx</text:p>
      <text:p text:style-name="Preformatted_20_Text">noname</text:p>
      <text:p text:style-name="Preformatted_20_Text">portaltest</text:p>
      <text:p text:style-name="Preformatted_20_Text">door</text:p>
      <text:p text:style-name="Preformatted_20_Text">kim</text:p>
      <text:p text:style-name="Preformatted_20_Text">v28</text:p>
      <text:p text:style-name="Preformatted_20_Text">wcs</text:p>
      <text:p text:style-name="Preformatted_20_Text">ats</text:p>
      <text:p text:style-name="Preformatted_20_Text">zakaz</text:p>
      <text:p text:style-name="Preformatted_20_Text">polycom</text:p>
      <text:p text:style-name="Preformatted_20_Text">chelyabinsk</text:p>
      <text:p text:style-name="Preformatted_20_Text">host7</text:p>
      <text:p text:style-name="Preformatted_20_Text">www.b2b</text:p>
      <text:p text:style-name="Preformatted_20_Text">xray</text:p>
      <text:p text:style-name="Preformatted_20_Text">td</text:p>
      <text:p text:style-name="Preformatted_20_Text">ttt</text:p>
      <text:p text:style-name="Preformatted_20_Text">secure4</text:p>
      <text:p text:style-name="Preformatted_20_Text">recruitment</text:p>
      <text:p text:style-name="Preformatted_20_Text">molly</text:p>
      <text:p text:style-name="Preformatted_20_Text">humor</text:p>
      <text:p text:style-name="Preformatted_20_Text">sexy</text:p>
      <text:p text:style-name="Preformatted_20_Text">care</text:p>
      <text:p text:style-name="Preformatted_20_Text">vr</text:p>
      <text:p text:style-name="Preformatted_20_Text">cyclops</text:p>
      <text:p text:style-name="Preformatted_20_Text">bar</text:p>
      <text:p text:style-name="Preformatted_20_Text"><text:soft-page-break/>newserver</text:p>
      <text:p text:style-name="Preformatted_20_Text">desk</text:p>
      <text:p text:style-name="Preformatted_20_Text">rogue</text:p>
      <text:p text:style-name="Preformatted_20_Text">linux2</text:p>
      <text:p text:style-name="Preformatted_20_Text">ns40</text:p>
      <text:p text:style-name="Preformatted_20_Text">alerts</text:p>
      <text:p text:style-name="Preformatted_20_Text">dvd</text:p>
      <text:p text:style-name="Preformatted_20_Text">bsc</text:p>
      <text:p text:style-name="Preformatted_20_Text">mec</text:p>
      <text:p text:style-name="Preformatted_20_Text">20</text:p>
      <text:p text:style-name="Preformatted_20_Text">m.test</text:p>
      <text:p text:style-name="Preformatted_20_Text">eye</text:p>
      <text:p text:style-name="Preformatted_20_Text">www.monitor</text:p>
      <text:p text:style-name="Preformatted_20_Text">solaris</text:p>
      <text:p text:style-name="Preformatted_20_Text">webportal</text:p>
      <text:p text:style-name="Preformatted_20_Text">goto</text:p>
      <text:p text:style-name="Preformatted_20_Text">kappa</text:p>
      <text:p text:style-name="Preformatted_20_Text">lifestyle</text:p>
      <text:p text:style-name="Preformatted_20_Text">miki</text:p>
      <text:p text:style-name="Preformatted_20_Text">maria</text:p>
      <text:p text:style-name="Preformatted_20_Text">www.site</text:p>
      <text:p text:style-name="Preformatted_20_Text">catalogo</text:p>
      <text:p text:style-name="Preformatted_20_Text">2008</text:p>
      <text:p text:style-name="Preformatted_20_Text">empire</text:p>
      <text:p text:style-name="Preformatted_20_Text">satellite</text:p>
      <text:p text:style-name="Preformatted_20_Text">losangeles</text:p>
      <text:p text:style-name="Preformatted_20_Text">radar</text:p>
      <text:p text:style-name="Preformatted_20_Text">img01</text:p>
      <text:p text:style-name="Preformatted_20_Text">n1</text:p>
      <text:p text:style-name="Preformatted_20_Text">ais</text:p>
      <text:p text:style-name="Preformatted_20_Text">www.hotels</text:p>
      <text:p text:style-name="Preformatted_20_Text">wlan</text:p>
      <text:p text:style-name="Preformatted_20_Text">romulus</text:p>
      <text:p text:style-name="Preformatted_20_Text">vader</text:p>
      <text:p text:style-name="Preformatted_20_Text">odyssey</text:p>
      <text:p text:style-name="Preformatted_20_Text">bali</text:p>
      <text:p text:style-name="Preformatted_20_Text">night</text:p>
      <text:p text:style-name="Preformatted_20_Text">c5</text:p>
      <text:p text:style-name="Preformatted_20_Text">wave</text:p>
      <text:p text:style-name="Preformatted_20_Text">soul</text:p>
      <text:p text:style-name="Preformatted_20_Text">nimbus</text:p>
      <text:p text:style-name="Preformatted_20_Text">rachel</text:p>
      <text:p text:style-name="Preformatted_20_Text">proyectos</text:p>
      <text:p text:style-name="Preformatted_20_Text">jy</text:p>
      <text:p text:style-name="Preformatted_20_Text">submit</text:p>
      <text:p text:style-name="Preformatted_20_Text">hosting3</text:p>
      <text:p text:style-name="Preformatted_20_Text">server13</text:p>
      <text:p text:style-name="Preformatted_20_Text">d7</text:p>
      <text:p text:style-name="Preformatted_20_Text">extras</text:p>
      <text:p text:style-name="Preformatted_20_Text">australia</text:p>
      <text:p text:style-name="Preformatted_20_Text">filme</text:p>
      <text:p text:style-name="Preformatted_20_Text">tutor</text:p>
      <text:p text:style-name="Preformatted_20_Text">fileshare</text:p>
      <text:p text:style-name="Preformatted_20_Text">heart</text:p>
      <text:p text:style-name="Preformatted_20_Text">kirov</text:p>
      <text:p text:style-name="Preformatted_20_Text">www.android</text:p>
      <text:p text:style-name="Preformatted_20_Text">hosted</text:p>
      <text:p text:style-name="Preformatted_20_Text">jojo</text:p>
      <text:p text:style-name="Preformatted_20_Text">tango</text:p>
      <text:p text:style-name="Preformatted_20_Text">janus</text:p>
      <text:p text:style-name="Preformatted_20_Text">vesta</text:p>
      <text:p text:style-name="Preformatted_20_Text">www18</text:p>
      <text:p text:style-name="Preformatted_20_Text">new1</text:p>
      <text:p text:style-name="Preformatted_20_Text">webdisk.radio</text:p>
      <text:p text:style-name="Preformatted_20_Text"><text:soft-page-break/>comunidad</text:p>
      <text:p text:style-name="Preformatted_20_Text">xy</text:p>
      <text:p text:style-name="Preformatted_20_Text">candy</text:p>
      <text:p text:style-name="Preformatted_20_Text">smg</text:p>
      <text:p text:style-name="Preformatted_20_Text">pai</text:p>
      <text:p text:style-name="Preformatted_20_Text">tuan</text:p>
      <text:p text:style-name="Preformatted_20_Text">gauss</text:p>
      <text:p text:style-name="Preformatted_20_Text">ao</text:p>
      <text:p text:style-name="Preformatted_20_Text">yaroslavl</text:p>
      <text:p text:style-name="Preformatted_20_Text">alma</text:p>
      <text:p text:style-name="Preformatted_20_Text">lpse</text:p>
      <text:p text:style-name="Preformatted_20_Text">hyundai</text:p>
      <text:p text:style-name="Preformatted_20_Text">ja</text:p>
      <text:p text:style-name="Preformatted_20_Text">genius</text:p>
      <text:p text:style-name="Preformatted_20_Text">ti</text:p>
      <text:p text:style-name="Preformatted_20_Text">ski</text:p>
      <text:p text:style-name="Preformatted_20_Text">asgard</text:p>
      <text:p text:style-name="Preformatted_20_Text">www.id</text:p>
      <text:p text:style-name="Preformatted_20_Text">rh</text:p>
      <text:p text:style-name="Preformatted_20_Text">imagenes</text:p>
      <text:p text:style-name="Preformatted_20_Text">kerberos</text:p>
      <text:p text:style-name="Preformatted_20_Text">www.d</text:p>
      <text:p text:style-name="Preformatted_20_Text">peru</text:p>
      <text:p text:style-name="Preformatted_20_Text">mcq-media-01.iutnb</text:p>
      <text:p text:style-name="Preformatted_20_Text">azmoon</text:p>
      <text:p text:style-name="Preformatted_20_Text">srv6</text:p>
      <text:p text:style-name="Preformatted_20_Text">ig</text:p>
      <text:p text:style-name="Preformatted_20_Text">frodo</text:p>
      <text:p text:style-name="Preformatted_20_Text">afisha</text:p>
      <text:p text:style-name="Preformatted_20_Text">25</text:p>
      <text:p text:style-name="Preformatted_20_Text">factory</text:p>
      <text:p text:style-name="Preformatted_20_Text">winter</text:p>
      <text:p text:style-name="Preformatted_20_Text">harmony</text:p>
      <text:p text:style-name="Preformatted_20_Text">netlab</text:p>
      <text:p text:style-name="Preformatted_20_Text">chance</text:p>
      <text:p text:style-name="Preformatted_20_Text">sca</text:p>
      <text:p text:style-name="Preformatted_20_Text">arabic</text:p>
      <text:p text:style-name="Preformatted_20_Text">hack</text:p>
      <text:p text:style-name="Preformatted_20_Text">raven</text:p>
      <text:p text:style-name="Preformatted_20_Text">mobility</text:p>
      <text:p text:style-name="Preformatted_20_Text">naruto</text:p>
      <text:p text:style-name="Preformatted_20_Text">alba</text:p>
      <text:p text:style-name="Preformatted_20_Text">anunturi</text:p>
      <text:p text:style-name="Preformatted_20_Text">obelix</text:p>
      <text:p text:style-name="Preformatted_20_Text">libproxy</text:p>
      <text:p text:style-name="Preformatted_20_Text">forward</text:p>
      <text:p text:style-name="Preformatted_20_Text">tts</text:p>
      <text:p text:style-name="Preformatted_20_Text">autodiscover.static</text:p>
      <text:p text:style-name="Preformatted_20_Text">bookmark</text:p>
      <text:p text:style-name="Preformatted_20_Text">www.galeria</text:p>
      <text:p text:style-name="Preformatted_20_Text">subs</text:p>
      <text:p text:style-name="Preformatted_20_Text">ba</text:p>
      <text:p text:style-name="Preformatted_20_Text">testblog</text:p>
      <text:p text:style-name="Preformatted_20_Text">apex</text:p>
      <text:p text:style-name="Preformatted_20_Text">sante</text:p>
      <text:p text:style-name="Preformatted_20_Text">dora</text:p>
      <text:p text:style-name="Preformatted_20_Text">construction</text:p>
      <text:p text:style-name="Preformatted_20_Text">wolverine</text:p>
      <text:p text:style-name="Preformatted_20_Text">autoconfig.static</text:p>
      <text:p text:style-name="Preformatted_20_Text">ofertas</text:p>
      <text:p text:style-name="Preformatted_20_Text">call</text:p>
      <text:p text:style-name="Preformatted_20_Text">lds</text:p>
      <text:p text:style-name="Preformatted_20_Text">ns45</text:p>
      <text:p text:style-name="Preformatted_20_Text">www.project</text:p>
      <text:p text:style-name="Preformatted_20_Text"><text:soft-page-break/>gogo</text:p>
      <text:p text:style-name="Preformatted_20_Text">russia</text:p>
      <text:p text:style-name="Preformatted_20_Text">vc1</text:p>
      <text:p text:style-name="Preformatted_20_Text">chemie</text:p>
      <text:p text:style-name="Preformatted_20_Text">h4</text:p>
      <text:p text:style-name="Preformatted_20_Text">15</text:p>
      <text:p text:style-name="Preformatted_20_Text">dvr</text:p>
      <text:p text:style-name="Preformatted_20_Text">tunnel</text:p>
      <text:p text:style-name="Preformatted_20_Text">5</text:p>
      <text:p text:style-name="Preformatted_20_Text">kepler</text:p>
      <text:p text:style-name="Preformatted_20_Text">ant</text:p>
      <text:p text:style-name="Preformatted_20_Text">indonesia</text:p>
      <text:p text:style-name="Preformatted_20_Text">dnn</text:p>
      <text:p text:style-name="Preformatted_20_Text">picture</text:p>
      <text:p text:style-name="Preformatted_20_Text">encuestas</text:p>
      <text:p text:style-name="Preformatted_20_Text">vl</text:p>
      <text:p text:style-name="Preformatted_20_Text">discover</text:p>
      <text:p text:style-name="Preformatted_20_Text">lotto</text:p>
      <text:p text:style-name="Preformatted_20_Text">swf</text:p>
      <text:p text:style-name="Preformatted_20_Text">ash</text:p>
      <text:p text:style-name="Preformatted_20_Text">pride</text:p>
      <text:p text:style-name="Preformatted_20_Text">web21</text:p>
      <text:p text:style-name="Preformatted_20_Text">www.ask</text:p>
      <text:p text:style-name="Preformatted_20_Text">dev-www</text:p>
      <text:p text:style-name="Preformatted_20_Text">uma</text:p>
      <text:p text:style-name="Preformatted_20_Text">cluster1</text:p>
      <text:p text:style-name="Preformatted_20_Text">ring</text:p>
      <text:p text:style-name="Preformatted_20_Text">novosibirsk</text:p>
      <text:p text:style-name="Preformatted_20_Text">mailold</text:p>
      <text:p text:style-name="Preformatted_20_Text">extern</text:p>
      <text:p text:style-name="Preformatted_20_Text">tutorials</text:p>
      <text:p text:style-name="Preformatted_20_Text">mobilemail</text:p>
      <text:p text:style-name="Preformatted_20_Text">www.2</text:p>
      <text:p text:style-name="Preformatted_20_Text">kultur</text:p>
      <text:p text:style-name="Preformatted_20_Text">hacker</text:p>
      <text:p text:style-name="Preformatted_20_Text">imc</text:p>
      <text:p text:style-name="Preformatted_20_Text">www.contact</text:p>
      <text:p text:style-name="Preformatted_20_Text">rsa</text:p>
      <text:p text:style-name="Preformatted_20_Text">mailer1</text:p>
      <text:p text:style-name="Preformatted_20_Text">cupid</text:p>
      <text:p text:style-name="Preformatted_20_Text">member2</text:p>
      <text:p text:style-name="Preformatted_20_Text">testy</text:p>
      <text:p text:style-name="Preformatted_20_Text">systems</text:p>
      <text:p text:style-name="Preformatted_20_Text">add</text:p>
      <text:p text:style-name="Preformatted_20_Text">mail.m</text:p>
      <text:p text:style-name="Preformatted_20_Text">dnstest</text:p>
      <text:p text:style-name="Preformatted_20_Text">webdisk.facebook</text:p>
      <text:p text:style-name="Preformatted_20_Text">mama</text:p>
      <text:p text:style-name="Preformatted_20_Text">hello</text:p>
      <text:p text:style-name="Preformatted_20_Text">phil</text:p>
      <text:p text:style-name="Preformatted_20_Text">ns101</text:p>
      <text:p text:style-name="Preformatted_20_Text">bh</text:p>
      <text:p text:style-name="Preformatted_20_Text">sasa</text:p>
      <text:p text:style-name="Preformatted_20_Text">pc1</text:p>
      <text:p text:style-name="Preformatted_20_Text">nana</text:p>
      <text:p text:style-name="Preformatted_20_Text">owa2</text:p>
      <text:p text:style-name="Preformatted_20_Text">www.cd</text:p>
      <text:p text:style-name="Preformatted_20_Text">compras</text:p>
      <text:p text:style-name="Preformatted_20_Text">webdisk.en</text:p>
      <text:p text:style-name="Preformatted_20_Text">corona</text:p>
      <text:p text:style-name="Preformatted_20_Text">vista</text:p>
      <text:p text:style-name="Preformatted_20_Text">awards</text:p>
      <text:p text:style-name="Preformatted_20_Text">sp1</text:p>
      <text:p text:style-name="Preformatted_20_Text">mz</text:p>
      <text:p text:style-name="Preformatted_20_Text"><text:soft-page-break/>iota</text:p>
      <text:p text:style-name="Preformatted_20_Text">elvis</text:p>
      <text:p text:style-name="Preformatted_20_Text">cross</text:p>
      <text:p text:style-name="Preformatted_20_Text">audi</text:p>
      <text:p text:style-name="Preformatted_20_Text">test02</text:p>
      <text:p text:style-name="Preformatted_20_Text">murmansk</text:p>
      <text:p text:style-name="Preformatted_20_Text">www.demos</text:p>
      <text:p text:style-name="Preformatted_20_Text">gta</text:p>
      <text:p text:style-name="Preformatted_20_Text">autoconfig.directory</text:p>
      <text:p text:style-name="Preformatted_20_Text">argo</text:p>
      <text:p text:style-name="Preformatted_20_Text">dhcp2</text:p>
      <text:p text:style-name="Preformatted_20_Text">www.db</text:p>
      <text:p text:style-name="Preformatted_20_Text">www.php</text:p>
      <text:p text:style-name="Preformatted_20_Text">diy</text:p>
      <text:p text:style-name="Preformatted_20_Text">ws3</text:p>
      <text:p text:style-name="Preformatted_20_Text">mediaserver</text:p>
      <text:p text:style-name="Preformatted_20_Text">autodiscover.directory</text:p>
      <text:p text:style-name="Preformatted_20_Text">ncc</text:p>
      <text:p text:style-name="Preformatted_20_Text">www.nsk</text:p>
      <text:p text:style-name="Preformatted_20_Text">present</text:p>
      <text:p text:style-name="Preformatted_20_Text">tgp</text:p>
      <text:p text:style-name="Preformatted_20_Text">itv</text:p>
      <text:p text:style-name="Preformatted_20_Text">investor</text:p>
      <text:p text:style-name="Preformatted_20_Text">pps00</text:p>
      <text:p text:style-name="Preformatted_20_Text">jakarta</text:p>
      <text:p text:style-name="Preformatted_20_Text">boston</text:p>
      <text:p text:style-name="Preformatted_20_Text">www.bb</text:p>
      <text:p text:style-name="Preformatted_20_Text">spare</text:p>
      <text:p text:style-name="Preformatted_20_Text">if</text:p>
      <text:p text:style-name="Preformatted_20_Text">sar</text:p>
      <text:p text:style-name="Preformatted_20_Text">win11</text:p>
      <text:p text:style-name="Preformatted_20_Text">rhea</text:p>
      <text:p text:style-name="Preformatted_20_Text">conferences</text:p>
      <text:p text:style-name="Preformatted_20_Text">inbox</text:p>
      <text:p text:style-name="Preformatted_20_Text">videoconf</text:p>
      <text:p text:style-name="Preformatted_20_Text">tsweb</text:p>
      <text:p text:style-name="Preformatted_20_Text">www.xml</text:p>
      <text:p text:style-name="Preformatted_20_Text">twr1</text:p>
      <text:p text:style-name="Preformatted_20_Text">jx</text:p>
      <text:p text:style-name="Preformatted_20_Text">apps2</text:p>
      <text:p text:style-name="Preformatted_20_Text">glass</text:p>
      <text:p text:style-name="Preformatted_20_Text">monit</text:p>
      <text:p text:style-name="Preformatted_20_Text">pets</text:p>
      <text:p text:style-name="Preformatted_20_Text">server20</text:p>
      <text:p text:style-name="Preformatted_20_Text">wap2</text:p>
      <text:p text:style-name="Preformatted_20_Text">s35</text:p>
      <text:p text:style-name="Preformatted_20_Text">anketa</text:p>
      <text:p text:style-name="Preformatted_20_Text">www.dav75.users</text:p>
      <text:p text:style-name="Preformatted_20_Text">anhTH</text:p>
      <text:p text:style-name="Preformatted_20_Text">montana</text:p>
      <text:p text:style-name="Preformatted_20_Text">sierracharlie.users</text:p>
      <text:p text:style-name="Preformatted_20_Text">sp2</text:p>
      <text:p text:style-name="Preformatted_20_Text">parents</text:p>
      <text:p text:style-name="Preformatted_20_Text">evolution</text:p>
      <text:p text:style-name="Preformatted_20_Text">anthony</text:p>
      <text:p text:style-name="Preformatted_20_Text">www.noc</text:p>
      <text:p text:style-name="Preformatted_20_Text">yeni</text:p>
      <text:p text:style-name="Preformatted_20_Text">nokia</text:p>
      <text:p text:style-name="Preformatted_20_Text">www.sa</text:p>
      <text:p text:style-name="Preformatted_20_Text">gobbit.users</text:p>
      <text:p text:style-name="Preformatted_20_Text">ns2a</text:p>
      <text:p text:style-name="Preformatted_20_Text">za</text:p>
      <text:p text:style-name="Preformatted_20_Text">www.domains</text:p>
      <text:p text:style-name="Preformatted_20_Text">ultra</text:p>
      <text:p text:style-name="Preformatted_20_Text"><text:soft-page-break/>rebecca.users</text:p>
      <text:p text:style-name="Preformatted_20_Text">dmz</text:p>
      <text:p text:style-name="Preformatted_20_Text">orca</text:p>
      <text:p text:style-name="Preformatted_20_Text">dav75.users</text:p>
      <text:p text:style-name="Preformatted_20_Text">std</text:p>
      <text:p text:style-name="Preformatted_20_Text">ev</text:p>
      <text:p text:style-name="Preformatted_20_Text">firmware</text:p>
      <text:p text:style-name="Preformatted_20_Text">ece</text:p>
      <text:p text:style-name="Preformatted_20_Text">primary</text:p>
      <text:p text:style-name="Preformatted_20_Text">sao</text:p>
      <text:p text:style-name="Preformatted_20_Text">mina</text:p>
      <text:p text:style-name="Preformatted_20_Text">web23</text:p>
      <text:p text:style-name="Preformatted_20_Text">ast</text:p>
      <text:p text:style-name="Preformatted_20_Text">sms2</text:p>
      <text:p text:style-name="Preformatted_20_Text">www.hfccourse.users</text:p>
      <text:p text:style-name="Preformatted_20_Text">www.v28</text:p>
      <text:p text:style-name="Preformatted_20_Text">formacion</text:p>
      <text:p text:style-name="Preformatted_20_Text">web20</text:p>
      <text:p text:style-name="Preformatted_20_Text">ist</text:p>
      <text:p text:style-name="Preformatted_20_Text">wind</text:p>
      <text:p text:style-name="Preformatted_20_Text">opensource</text:p>
      <text:p text:style-name="Preformatted_20_Text">www.test2.users</text:p>
      <text:p text:style-name="Preformatted_20_Text">e3</text:p>
      <text:p text:style-name="Preformatted_20_Text">clifford.users</text:p>
      <text:p text:style-name="Preformatted_20_Text">xsc</text:p>
      <text:p text:style-name="Preformatted_20_Text">sw1</text:p>
      <text:p text:style-name="Preformatted_20_Text">www.play</text:p>
      <text:p text:style-name="Preformatted_20_Text">www.tech</text:p>
      <text:p text:style-name="Preformatted_20_Text">dns12</text:p>
      <text:p text:style-name="Preformatted_20_Text">offline</text:p>
      <text:p text:style-name="Preformatted_20_Text">vds</text:p>
      <text:p text:style-name="Preformatted_20_Text">xhtml</text:p>
      <text:p text:style-name="Preformatted_20_Text">steve</text:p>
      <text:p text:style-name="Preformatted_20_Text">mail.forum</text:p>
      <text:p text:style-name="Preformatted_20_Text">www.rebecca.users</text:p>
      <text:p text:style-name="Preformatted_20_Text">hobbit</text:p>
      <text:p text:style-name="Preformatted_20_Text">marge</text:p>
      <text:p text:style-name="Preformatted_20_Text">www.sierracharlie.users</text:p>
      <text:p text:style-name="Preformatted_20_Text">dart</text:p>
      <text:p text:style-name="Preformatted_20_Text">samba</text:p>
      <text:p text:style-name="Preformatted_20_Text">core3</text:p>
      <text:p text:style-name="Preformatted_20_Text">devil</text:p>
      <text:p text:style-name="Preformatted_20_Text">server18</text:p>
      <text:p text:style-name="Preformatted_20_Text">lbtest</text:p>
      <text:p text:style-name="Preformatted_20_Text">mail05</text:p>
      <text:p text:style-name="Preformatted_20_Text">sara</text:p>
      <text:p text:style-name="Preformatted_20_Text">alex.users</text:p>
      <text:p text:style-name="Preformatted_20_Text">www.demwunz.users</text:p>
      <text:p text:style-name="Preformatted_20_Text">www23</text:p>
      <text:p text:style-name="Preformatted_20_Text">vegas</text:p>
      <text:p text:style-name="Preformatted_20_Text">italia</text:p>
      <text:p text:style-name="Preformatted_20_Text">ez</text:p>
      <text:p text:style-name="Preformatted_20_Text">gollum</text:p>
      <text:p text:style-name="Preformatted_20_Text">test2.users</text:p>
      <text:p text:style-name="Preformatted_20_Text">hfccourse.users</text:p>
      <text:p text:style-name="Preformatted_20_Text">ana</text:p>
      <text:p text:style-name="Preformatted_20_Text">prof</text:p>
      <text:p text:style-name="Preformatted_20_Text">www.pluslatex.users</text:p>
      <text:p text:style-name="Preformatted_20_Text">mxs</text:p>
      <text:p text:style-name="Preformatted_20_Text">dance</text:p>
      <text:p text:style-name="Preformatted_20_Text">avalon</text:p>
      <text:p text:style-name="Preformatted_20_Text">pidlabelling.users</text:p>
      <text:p text:style-name="Preformatted_20_Text">dubious.users</text:p>
      <text:p text:style-name="Preformatted_20_Text">webdisk.search</text:p>
      <text:p text:style-name="Preformatted_20_Text"><text:soft-page-break/>query</text:p>
      <text:p text:style-name="Preformatted_20_Text">clientweb</text:p>
      <text:p text:style-name="Preformatted_20_Text">www.voodoodigital.users</text:p>
      <text:p text:style-name="Preformatted_20_Text">pharmacy</text:p>
      <text:p text:style-name="Preformatted_20_Text">denis</text:p>
      <text:p text:style-name="Preformatted_20_Text">chi</text:p>
      <text:p text:style-name="Preformatted_20_Text">seven</text:p>
      <text:p text:style-name="Preformatted_20_Text">animal</text:p>
      <text:p text:style-name="Preformatted_20_Text">cas1</text:p>
      <text:p text:style-name="Preformatted_20_Text">s19</text:p>
      <text:p text:style-name="Preformatted_20_Text">di</text:p>
      <text:p text:style-name="Preformatted_20_Text">autoconfig.images</text:p>
      <text:p text:style-name="Preformatted_20_Text">www.speedtest</text:p>
      <text:p text:style-name="Preformatted_20_Text">yes</text:p>
      <text:p text:style-name="Preformatted_20_Text">autodiscover.images</text:p>
      <text:p text:style-name="Preformatted_20_Text">www.galleries</text:p>
      <text:p text:style-name="Preformatted_20_Text">econ</text:p>
      <text:p text:style-name="Preformatted_20_Text">www.flash</text:p>
      <text:p text:style-name="Preformatted_20_Text">www.clifford.users</text:p>
      <text:p text:style-name="Preformatted_20_Text">ln</text:p>
      <text:p text:style-name="Preformatted_20_Text">origin-images</text:p>
      <text:p text:style-name="Preformatted_20_Text">www.adrian.users</text:p>
      <text:p text:style-name="Preformatted_20_Text">snow</text:p>
      <text:p text:style-name="Preformatted_20_Text">cad</text:p>
      <text:p text:style-name="Preformatted_20_Text">voyage</text:p>
      <text:p text:style-name="Preformatted_20_Text">www.pidlabelling.users</text:p>
      <text:p text:style-name="Preformatted_20_Text">cameras</text:p>
      <text:p text:style-name="Preformatted_20_Text">volga</text:p>
      <text:p text:style-name="Preformatted_20_Text">wallace</text:p>
      <text:p text:style-name="Preformatted_20_Text">guardian</text:p>
      <text:p text:style-name="Preformatted_20_Text">rpm</text:p>
      <text:p text:style-name="Preformatted_20_Text">mpa</text:p>
      <text:p text:style-name="Preformatted_20_Text">flower</text:p>
      <text:p text:style-name="Preformatted_20_Text">prince</text:p>
      <text:p text:style-name="Preformatted_20_Text">exodus</text:p>
      <text:p text:style-name="Preformatted_20_Text">mine</text:p>
      <text:p text:style-name="Preformatted_20_Text">mailings</text:p>
      <text:p text:style-name="Preformatted_20_Text">cbf3</text:p>
      <text:p text:style-name="Preformatted_20_Text">www.gsgou.users</text:p>
      <text:p text:style-name="Preformatted_20_Text">wellness</text:p>
      <text:p text:style-name="Preformatted_20_Text">tank</text:p>
      <text:p text:style-name="Preformatted_20_Text">vip1</text:p>
      <text:p text:style-name="Preformatted_20_Text">name</text:p>
      <text:p text:style-name="Preformatted_20_Text">bigbrother</text:p>
      <text:p text:style-name="Preformatted_20_Text">forex</text:p>
      <text:p text:style-name="Preformatted_20_Text">rugby</text:p>
      <text:p text:style-name="Preformatted_20_Text">webdisk.sms</text:p>
      <text:p text:style-name="Preformatted_20_Text">graduate</text:p>
      <text:p text:style-name="Preformatted_20_Text">webdisk.videos</text:p>
      <text:p text:style-name="Preformatted_20_Text">adrian</text:p>
      <text:p text:style-name="Preformatted_20_Text">mic</text:p>
      <text:p text:style-name="Preformatted_20_Text">13</text:p>
      <text:p text:style-name="Preformatted_20_Text">firma</text:p>
      <text:p text:style-name="Preformatted_20_Text">www.dubious.users</text:p>
      <text:p text:style-name="Preformatted_20_Text">windu</text:p>
      <text:p text:style-name="Preformatted_20_Text">hit</text:p>
      <text:p text:style-name="Preformatted_20_Text">www.alex.users</text:p>
      <text:p text:style-name="Preformatted_20_Text">dcc</text:p>
      <text:p text:style-name="Preformatted_20_Text">wagner</text:p>
      <text:p text:style-name="Preformatted_20_Text">launch</text:p>
      <text:p text:style-name="Preformatted_20_Text">gizmo</text:p>
      <text:p text:style-name="Preformatted_20_Text">d4</text:p>
      <text:p text:style-name="Preformatted_20_Text">rma</text:p>
      <text:p text:style-name="Preformatted_20_Text">betterday.users</text:p>
      <text:p text:style-name="Preformatted_20_Text"><text:soft-page-break/>yamato</text:p>
      <text:p text:style-name="Preformatted_20_Text">bee</text:p>
      <text:p text:style-name="Preformatted_20_Text">pcgk</text:p>
      <text:p text:style-name="Preformatted_20_Text">gifts</text:p>
      <text:p text:style-name="Preformatted_20_Text">home1</text:p>
      <text:p text:style-name="Preformatted_20_Text">www.team</text:p>
      <text:p text:style-name="Preformatted_20_Text">cms1</text:p>
      <text:p text:style-name="Preformatted_20_Text">www.gobbit.users</text:p>
      <text:p text:style-name="Preformatted_20_Text">skyline</text:p>
      <text:p text:style-name="Preformatted_20_Text">ogloszenia</text:p>
      <text:p text:style-name="Preformatted_20_Text">www.betterday.users</text:p>
      <text:p text:style-name="Preformatted_20_Text">www.data</text:p>
      <text:p text:style-name="Preformatted_20_Text">river</text:p>
      <text:p text:style-name="Preformatted_20_Text">eproc</text:p>
      <text:p text:style-name="Preformatted_20_Text">acme</text:p>
      <text:p text:style-name="Preformatted_20_Text">demwunz.users</text:p>
      <text:p text:style-name="Preformatted_20_Text">nyx</text:p>
      <text:p text:style-name="Preformatted_20_Text">cloudflare-resolve-to</text:p>
      <text:p text:style-name="Preformatted_20_Text">you</text:p>
      <text:p text:style-name="Preformatted_20_Text">sci</text:p>
      <text:p text:style-name="Preformatted_20_Text">virtual2</text:p>
      <text:p text:style-name="Preformatted_20_Text">drive</text:p>
      <text:p text:style-name="Preformatted_20_Text">sh2</text:p>
      <text:p text:style-name="Preformatted_20_Text">toolbox</text:p>
      <text:p text:style-name="Preformatted_20_Text">lemon</text:p>
      <text:p text:style-name="Preformatted_20_Text">hans</text:p>
      <text:p text:style-name="Preformatted_20_Text">psp</text:p>
      <text:p text:style-name="Preformatted_20_Text">goofy</text:p>
      <text:p text:style-name="Preformatted_20_Text">fsimg</text:p>
      <text:p text:style-name="Preformatted_20_Text">lambda</text:p>
      <text:p text:style-name="Preformatted_20_Text">ns55</text:p>
      <text:p text:style-name="Preformatted_20_Text">vancouver</text:p>
      <text:p text:style-name="Preformatted_20_Text">hkps.pool</text:p>
      <text:p text:style-name="Preformatted_20_Text">adrian.users</text:p>
      <text:p text:style-name="Preformatted_20_Text">ns39</text:p>
      <text:p text:style-name="Preformatted_20_Text">voodoodigital.users</text:p>
      <text:p text:style-name="Preformatted_20_Text">kz</text:p>
      <text:p text:style-name="Preformatted_20_Text">ns1a</text:p>
      <text:p text:style-name="Preformatted_20_Text">delivery.b</text:p>
      <text:p text:style-name="Preformatted_20_Text">turismo</text:p>
      <text:p text:style-name="Preformatted_20_Text">cactus</text:p>
      <text:p text:style-name="Preformatted_20_Text">pluslatex.users</text:p>
      <text:p text:style-name="Preformatted_20_Text">lithium</text:p>
      <text:p text:style-name="Preformatted_20_Text">euclid</text:p>
      <text:p text:style-name="Preformatted_20_Text">quality</text:p>
      <text:p text:style-name="Preformatted_20_Text">gsgou.users</text:p>
      <text:p text:style-name="Preformatted_20_Text">onyx</text:p>
      <text:p text:style-name="Preformatted_20_Text">db4</text:p>
      <text:p text:style-name="Preformatted_20_Text">www.domain</text:p>
      <text:p text:style-name="Preformatted_20_Text">persephone</text:p>
      <text:p text:style-name="Preformatted_20_Text">validclick</text:p>
      <text:p text:style-name="Preformatted_20_Text">elibrary</text:p>
      <text:p text:style-name="Preformatted_20_Text">www.ts</text:p>
      <text:p text:style-name="Preformatted_20_Text">panama</text:p>
      <text:p text:style-name="Preformatted_20_Text">www.wholesale</text:p>
      <text:p text:style-name="Preformatted_20_Text">ui</text:p>
      <text:p text:style-name="Preformatted_20_Text">rpg</text:p>
      <text:p text:style-name="Preformatted_20_Text">www.ssl</text:p>
      <text:p text:style-name="Preformatted_20_Text">xenapp</text:p>
      <text:p text:style-name="Preformatted_20_Text">exit</text:p>
      <text:p text:style-name="Preformatted_20_Text">marcus</text:p>
      <text:p text:style-name="Preformatted_20_Text">phd</text:p>
      <text:p text:style-name="Preformatted_20_Text">l2tp-us</text:p>
      <text:p text:style-name="Preformatted_20_Text">cas2</text:p>
      <text:p text:style-name="Preformatted_20_Text"><text:soft-page-break/>rapid</text:p>
      <text:p text:style-name="Preformatted_20_Text">advert</text:p>
      <text:p text:style-name="Preformatted_20_Text">malotedigital</text:p>
      <text:p text:style-name="Preformatted_20_Text">bluesky</text:p>
      <text:p text:style-name="Preformatted_20_Text">fortuna</text:p>
      <text:p text:style-name="Preformatted_20_Text">chief</text:p>
      <text:p text:style-name="Preformatted_20_Text">streamer</text:p>
      <text:p text:style-name="Preformatted_20_Text">salud</text:p>
      <text:p text:style-name="Preformatted_20_Text">web19</text:p>
      <text:p text:style-name="Preformatted_20_Text">stage2</text:p>
      <text:p text:style-name="Preformatted_20_Text">members2</text:p>
      <text:p text:style-name="Preformatted_20_Text">www.sc</text:p>
      <text:p text:style-name="Preformatted_20_Text">alaska</text:p>
      <text:p text:style-name="Preformatted_20_Text">spectrum</text:p>
      <text:p text:style-name="Preformatted_20_Text">broker</text:p>
      <text:p text:style-name="Preformatted_20_Text">oxford</text:p>
      <text:p text:style-name="Preformatted_20_Text">jb</text:p>
      <text:p text:style-name="Preformatted_20_Text">jim</text:p>
      <text:p text:style-name="Preformatted_20_Text">cheetah</text:p>
      <text:p text:style-name="Preformatted_20_Text">sofia</text:p>
      <text:p text:style-name="Preformatted_20_Text">webdisk.client</text:p>
      <text:p text:style-name="Preformatted_20_Text">nero</text:p>
      <text:p text:style-name="Preformatted_20_Text">rain</text:p>
      <text:p text:style-name="Preformatted_20_Text">crux</text:p>
      <text:p text:style-name="Preformatted_20_Text">mls</text:p>
      <text:p text:style-name="Preformatted_20_Text">mrtg2</text:p>
      <text:p text:style-name="Preformatted_20_Text">repair</text:p>
      <text:p text:style-name="Preformatted_20_Text">meteor</text:p>
      <text:p text:style-name="Preformatted_20_Text">samurai</text:p>
      <text:p text:style-name="Preformatted_20_Text">kvm4</text:p>
      <text:p text:style-name="Preformatted_20_Text">ural</text:p>
      <text:p text:style-name="Preformatted_20_Text">destek</text:p>
      <text:p text:style-name="Preformatted_20_Text">pcs</text:p>
      <text:p text:style-name="Preformatted_20_Text">mig</text:p>
      <text:p text:style-name="Preformatted_20_Text">unity</text:p>
      <text:p text:style-name="Preformatted_20_Text">reporter</text:p>
      <text:p text:style-name="Preformatted_20_Text">ftp-eu</text:p>
      <text:p text:style-name="Preformatted_20_Text">cache2</text:p>
      <text:p text:style-name="Preformatted_20_Text">van</text:p>
      <text:p text:style-name="Preformatted_20_Text">smtp10</text:p>
      <text:p text:style-name="Preformatted_20_Text">nod</text:p>
      <text:p text:style-name="Preformatted_20_Text">chocolate</text:p>
      <text:p text:style-name="Preformatted_20_Text">collections</text:p>
      <text:p text:style-name="Preformatted_20_Text">kitchen</text:p>
      <text:p text:style-name="Preformatted_20_Text">rocky</text:p>
      <text:p text:style-name="Preformatted_20_Text">pedro</text:p>
      <text:p text:style-name="Preformatted_20_Text">sophia</text:p>
      <text:p text:style-name="Preformatted_20_Text">st3</text:p>
      <text:p text:style-name="Preformatted_20_Text">nelson</text:p>
      <text:p text:style-name="Preformatted_20_Text">ak</text:p>
      <text:p text:style-name="Preformatted_20_Text">jl</text:p>
      <text:p text:style-name="Preformatted_20_Text">slim</text:p>
      <text:p text:style-name="Preformatted_20_Text">wap1</text:p>
      <text:p text:style-name="Preformatted_20_Text">sora</text:p>
      <text:p text:style-name="Preformatted_20_Text">migration</text:p>
      <text:p text:style-name="Preformatted_20_Text">www.india</text:p>
      <text:p text:style-name="Preformatted_20_Text">ns04</text:p>
      <text:p text:style-name="Preformatted_20_Text">ns37</text:p>
      <text:p text:style-name="Preformatted_20_Text">ums</text:p>
      <text:p text:style-name="Preformatted_20_Text">www.labs</text:p>
      <text:p text:style-name="Preformatted_20_Text">blah</text:p>
      <text:p text:style-name="Preformatted_20_Text">adimg</text:p>
      <text:p text:style-name="Preformatted_20_Text">yp</text:p>
      <text:p text:style-name="Preformatted_20_Text">db6</text:p>
      <text:p text:style-name="Preformatted_20_Text"><text:soft-page-break/>xtreme</text:p>
      <text:p text:style-name="Preformatted_20_Text">groupware</text:p>
      <text:p text:style-name="Preformatted_20_Text">collection</text:p>
      <text:p text:style-name="Preformatted_20_Text">blackbox</text:p>
      <text:p text:style-name="Preformatted_20_Text">sender</text:p>
      <text:p text:style-name="Preformatted_20_Text">t4</text:p>
      <text:p text:style-name="Preformatted_20_Text">college</text:p>
      <text:p text:style-name="Preformatted_20_Text">kevin</text:p>
      <text:p text:style-name="Preformatted_20_Text">vd</text:p>
      <text:p text:style-name="Preformatted_20_Text">eventos</text:p>
      <text:p text:style-name="Preformatted_20_Text">tags</text:p>
      <text:p text:style-name="Preformatted_20_Text">us2</text:p>
      <text:p text:style-name="Preformatted_20_Text">macduff</text:p>
      <text:p text:style-name="Preformatted_20_Text">wwwnew</text:p>
      <text:p text:style-name="Preformatted_20_Text">publicapi</text:p>
      <text:p text:style-name="Preformatted_20_Text">web24</text:p>
      <text:p text:style-name="Preformatted_20_Text">jasper</text:p>
      <text:p text:style-name="Preformatted_20_Text">vladivostok</text:p>
      <text:p text:style-name="Preformatted_20_Text">tender</text:p>
      <text:p text:style-name="Preformatted_20_Text">premier</text:p>
      <text:p text:style-name="Preformatted_20_Text">tele</text:p>
      <text:p text:style-name="Preformatted_20_Text">wwwdev</text:p>
      <text:p text:style-name="Preformatted_20_Text">www.pr</text:p>
      <text:p text:style-name="Preformatted_20_Text">postmaster</text:p>
      <text:p text:style-name="Preformatted_20_Text">haber</text:p>
      <text:p text:style-name="Preformatted_20_Text">zen</text:p>
      <text:p text:style-name="Preformatted_20_Text">nj</text:p>
      <text:p text:style-name="Preformatted_20_Text">rap</text:p>
      <text:p text:style-name="Preformatted_20_Text">planning</text:p>
      <text:p text:style-name="Preformatted_20_Text">domain2</text:p>
      <text:p text:style-name="Preformatted_20_Text">veronica</text:p>
      <text:p text:style-name="Preformatted_20_Text">isa</text:p>
      <text:p text:style-name="Preformatted_20_Text">www.vb</text:p>
      <text:p text:style-name="Preformatted_20_Text">lamp</text:p>
      <text:p text:style-name="Preformatted_20_Text">goldmine</text:p>
      <text:p text:style-name="Preformatted_20_Text">www.geo</text:p>
      <text:p text:style-name="Preformatted_20_Text">www.math</text:p>
      <text:p text:style-name="Preformatted_20_Text">mcc</text:p>
      <text:p text:style-name="Preformatted_20_Text">www.ua</text:p>
      <text:p text:style-name="Preformatted_20_Text">vera</text:p>
      <text:p text:style-name="Preformatted_20_Text">nav</text:p>
      <text:p text:style-name="Preformatted_20_Text">nas2</text:p>
      <text:p text:style-name="Preformatted_20_Text">autoconfig.staging</text:p>
      <text:p text:style-name="Preformatted_20_Text">s33</text:p>
      <text:p text:style-name="Preformatted_20_Text">boards</text:p>
      <text:p text:style-name="Preformatted_20_Text">thumb</text:p>
      <text:p text:style-name="Preformatted_20_Text">autodiscover.staging</text:p>
      <text:p text:style-name="Preformatted_20_Text">carmen</text:p>
      <text:p text:style-name="Preformatted_20_Text">ferrari.fortwayne.com</text:p>
      <text:p text:style-name="Preformatted_20_Text">jordan.fortwayne.com</text:p>
      <text:p text:style-name="Preformatted_20_Text">quatro.oweb.com</text:p>
      <text:p text:style-name="Preformatted_20_Text">gazeta</text:p>
      <text:p text:style-name="Preformatted_20_Text">www.test3</text:p>
      <text:p text:style-name="Preformatted_20_Text">manga</text:p>
      <text:p text:style-name="Preformatted_20_Text">techno</text:p>
      <text:p text:style-name="Preformatted_20_Text">vm0</text:p>
      <text:p text:style-name="Preformatted_20_Text">vector</text:p>
      <text:p text:style-name="Preformatted_20_Text">hiphop</text:p>
      <text:p text:style-name="Preformatted_20_Text">www.bbs</text:p>
      <text:p text:style-name="Preformatted_20_Text">rootservers</text:p>
      <text:p text:style-name="Preformatted_20_Text">dean</text:p>
      <text:p text:style-name="Preformatted_20_Text">www.ms</text:p>
      <text:p text:style-name="Preformatted_20_Text">win12</text:p>
      <text:p text:style-name="Preformatted_20_Text">dreamer</text:p>
      <text:p text:style-name="Preformatted_20_Text"><text:soft-page-break/>alexandra</text:p>
      <text:p text:style-name="Preformatted_20_Text">smtp03</text:p>
      <text:p text:style-name="Preformatted_20_Text">jackson</text:p>
      <text:p text:style-name="Preformatted_20_Text">wing</text:p>
      <text:p text:style-name="Preformatted_20_Text">ldap3</text:p>
      <text:p text:style-name="Preformatted_20_Text">www.webmaster</text:p>
      <text:p text:style-name="Preformatted_20_Text">hobby</text:p>
      <text:p text:style-name="Preformatted_20_Text">men</text:p>
      <text:p text:style-name="Preformatted_20_Text">cook</text:p>
      <text:p text:style-name="Preformatted_20_Text">ns70</text:p>
      <text:p text:style-name="Preformatted_20_Text">olivia</text:p>
      <text:p text:style-name="Preformatted_20_Text">tampa</text:p>
      <text:p text:style-name="Preformatted_20_Text">kiss</text:p>
      <text:p text:style-name="Preformatted_20_Text">nevada</text:p>
      <text:p text:style-name="Preformatted_20_Text">live2</text:p>
      <text:p text:style-name="Preformatted_20_Text">computers</text:p>
      <text:p text:style-name="Preformatted_20_Text">tina</text:p>
      <text:p text:style-name="Preformatted_20_Text">festival</text:p>
      <text:p text:style-name="Preformatted_20_Text">bunny</text:p>
      <text:p text:style-name="Preformatted_20_Text">jump</text:p>
      <text:p text:style-name="Preformatted_20_Text">military</text:p>
      <text:p text:style-name="Preformatted_20_Text">fj</text:p>
      <text:p text:style-name="Preformatted_20_Text">kira</text:p>
      <text:p text:style-name="Preformatted_20_Text">pacific</text:p>
      <text:p text:style-name="Preformatted_20_Text">gonzo</text:p>
      <text:p text:style-name="Preformatted_20_Text">ftp.dev</text:p>
      <text:p text:style-name="Preformatted_20_Text">svpn</text:p>
      <text:p text:style-name="Preformatted_20_Text">serial</text:p>
      <text:p text:style-name="Preformatted_20_Text">webster</text:p>
      <text:p text:style-name="Preformatted_20_Text">www.pe</text:p>
      <text:p text:style-name="Preformatted_20_Text">s204</text:p>
      <text:p text:style-name="Preformatted_20_Text">romania</text:p>
      <text:p text:style-name="Preformatted_20_Text">gamers</text:p>
      <text:p text:style-name="Preformatted_20_Text">guru</text:p>
      <text:p text:style-name="Preformatted_20_Text">sh1</text:p>
      <text:p text:style-name="Preformatted_20_Text">lewis</text:p>
      <text:p text:style-name="Preformatted_20_Text">pablo</text:p>
      <text:p text:style-name="Preformatted_20_Text">yoshi</text:p>
      <text:p text:style-name="Preformatted_20_Text">lego</text:p>
      <text:p text:style-name="Preformatted_20_Text">divine</text:p>
      <text:p text:style-name="Preformatted_20_Text">italy</text:p>
      <text:p text:style-name="Preformatted_20_Text">wallpapers</text:p>
      <text:p text:style-name="Preformatted_20_Text">nd</text:p>
      <text:p text:style-name="Preformatted_20_Text">myfiles</text:p>
      <text:p text:style-name="Preformatted_20_Text">neptun</text:p>
      <text:p text:style-name="Preformatted_20_Text">www.world</text:p>
      <text:p text:style-name="Preformatted_20_Text">convert</text:p>
      <text:p text:style-name="Preformatted_20_Text">www.cloud</text:p>
      <text:p text:style-name="Preformatted_20_Text">proteus</text:p>
      <text:p text:style-name="Preformatted_20_Text">medicine</text:p>
      <text:p text:style-name="Preformatted_20_Text">bak</text:p>
      <text:p text:style-name="Preformatted_20_Text">lista</text:p>
      <text:p text:style-name="Preformatted_20_Text">dy</text:p>
      <text:p text:style-name="Preformatted_20_Text">rhino</text:p>
      <text:p text:style-name="Preformatted_20_Text">dione</text:p>
      <text:p text:style-name="Preformatted_20_Text">sip1</text:p>
      <text:p text:style-name="Preformatted_20_Text">california</text:p>
      <text:p text:style-name="Preformatted_20_Text">100</text:p>
      <text:p text:style-name="Preformatted_20_Text">cosmic</text:p>
      <text:p text:style-name="Preformatted_20_Text">electronics</text:p>
      <text:p text:style-name="Preformatted_20_Text">openid</text:p>
      <text:p text:style-name="Preformatted_20_Text">csm</text:p>
      <text:p text:style-name="Preformatted_20_Text">adm2</text:p>
      <text:p text:style-name="Preformatted_20_Text">soleil</text:p>
      <text:p text:style-name="Preformatted_20_Text"><text:soft-page-break/>disco</text:p>
      <text:p text:style-name="Preformatted_20_Text">www.pp</text:p>
      <text:p text:style-name="Preformatted_20_Text">xmail</text:p>
      <text:p text:style-name="Preformatted_20_Text">www.movie</text:p>
      <text:p text:style-name="Preformatted_20_Text">pioneer</text:p>
      <text:p text:style-name="Preformatted_20_Text">phplist</text:p>
      <text:p text:style-name="Preformatted_20_Text">elephant</text:p>
      <text:p text:style-name="Preformatted_20_Text">ftp6</text:p>
      <text:p text:style-name="Preformatted_20_Text">depo</text:p>
      <text:p text:style-name="Preformatted_20_Text">icon</text:p>
      <text:p text:style-name="Preformatted_20_Text">www.ns2</text:p>
      <text:p text:style-name="Preformatted_20_Text">www.youtube</text:p>
      <text:p text:style-name="Preformatted_20_Text">ota</text:p>
      <text:p text:style-name="Preformatted_20_Text">capacitacion</text:p>
      <text:p text:style-name="Preformatted_20_Text">mailfilter</text:p>
      <text:p text:style-name="Preformatted_20_Text">switch1</text:p>
      <text:p text:style-name="Preformatted_20_Text">ryazan</text:p>
      <text:p text:style-name="Preformatted_20_Text">auth2</text:p>
      <text:p text:style-name="Preformatted_20_Text">paynow</text:p>
      <text:p text:style-name="Preformatted_20_Text">webtv</text:p>
      <text:p text:style-name="Preformatted_20_Text">pas</text:p>
      <text:p text:style-name="Preformatted_20_Text">www.v3</text:p>
      <text:p text:style-name="Preformatted_20_Text">storage1</text:p>
      <text:p text:style-name="Preformatted_20_Text">rs1</text:p>
      <text:p text:style-name="Preformatted_20_Text">sakai</text:p>
      <text:p text:style-name="Preformatted_20_Text">pim</text:p>
      <text:p text:style-name="Preformatted_20_Text">vcse</text:p>
      <text:p text:style-name="Preformatted_20_Text">ko</text:p>
      <text:p text:style-name="Preformatted_20_Text">oem</text:p>
      <text:p text:style-name="Preformatted_20_Text">theme</text:p>
      <text:p text:style-name="Preformatted_20_Text">tumblr</text:p>
      <text:p text:style-name="Preformatted_20_Text">smtp0</text:p>
      <text:p text:style-name="Preformatted_20_Text">server14</text:p>
      <text:p text:style-name="Preformatted_20_Text">lala</text:p>
      <text:p text:style-name="Preformatted_20_Text">storage2</text:p>
      <text:p text:style-name="Preformatted_20_Text">k2</text:p>
      <text:p text:style-name="Preformatted_20_Text">ecm</text:p>
      <text:p text:style-name="Preformatted_20_Text">moo</text:p>
      <text:p text:style-name="Preformatted_20_Text">can</text:p>
      <text:p text:style-name="Preformatted_20_Text">imode</text:p>
      <text:p text:style-name="Preformatted_20_Text">webdisk.gallery</text:p>
      <text:p text:style-name="Preformatted_20_Text">webdisk.jobs</text:p>
      <text:p text:style-name="Preformatted_20_Text">howard</text:p>
      <text:p text:style-name="Preformatted_20_Text">mes</text:p>
      <text:p text:style-name="Preformatted_20_Text">eservices</text:p>
      <text:p text:style-name="Preformatted_20_Text">noah</text:p>
      <text:p text:style-name="Preformatted_20_Text">support1</text:p>
      <text:p text:style-name="Preformatted_20_Text">soc</text:p>
      <text:p text:style-name="Preformatted_20_Text">gamer</text:p>
      <text:p text:style-name="Preformatted_20_Text">ekb</text:p>
      <text:p text:style-name="Preformatted_20_Text">marco</text:p>
      <text:p text:style-name="Preformatted_20_Text">information</text:p>
      <text:p text:style-name="Preformatted_20_Text">heaven</text:p>
      <text:p text:style-name="Preformatted_20_Text">ty</text:p>
      <text:p text:style-name="Preformatted_20_Text">kursk</text:p>
      <text:p text:style-name="Preformatted_20_Text">wilson</text:p>
      <text:p text:style-name="Preformatted_20_Text">webdisk.wp</text:p>
      <text:p text:style-name="Preformatted_20_Text">freebsd</text:p>
      <text:p text:style-name="Preformatted_20_Text">phones</text:p>
      <text:p text:style-name="Preformatted_20_Text">void</text:p>
      <text:p text:style-name="Preformatted_20_Text">esx3</text:p>
      <text:p text:style-name="Preformatted_20_Text">empleo</text:p>
      <text:p text:style-name="Preformatted_20_Text">aida</text:p>
      <text:p text:style-name="Preformatted_20_Text">s01</text:p>
      <text:p text:style-name="Preformatted_20_Text"><text:soft-page-break/>apc1</text:p>
      <text:p text:style-name="Preformatted_20_Text">mysites</text:p>
      <text:p text:style-name="Preformatted_20_Text">www.kazan</text:p>
      <text:p text:style-name="Preformatted_20_Text">calc</text:p>
      <text:p text:style-name="Preformatted_20_Text">barney</text:p>
      <text:p text:style-name="Preformatted_20_Text">prohome</text:p>
      <text:p text:style-name="Preformatted_20_Text">fd</text:p>
      <text:p text:style-name="Preformatted_20_Text">kenny</text:p>
      <text:p text:style-name="Preformatted_20_Text">www.filme</text:p>
      <text:p text:style-name="Preformatted_20_Text">ebill</text:p>
      <text:p text:style-name="Preformatted_20_Text">d6</text:p>
      <text:p text:style-name="Preformatted_20_Text">era</text:p>
      <text:p text:style-name="Preformatted_20_Text">big</text:p>
      <text:p text:style-name="Preformatted_20_Text">goodluck</text:p>
      <text:p text:style-name="Preformatted_20_Text">rdns2</text:p>
      <text:p text:style-name="Preformatted_20_Text">everything</text:p>
      <text:p text:style-name="Preformatted_20_Text">ns43</text:p>
      <text:p text:style-name="Preformatted_20_Text">monty</text:p>
      <text:p text:style-name="Preformatted_20_Text">bib</text:p>
      <text:p text:style-name="Preformatted_20_Text">clip</text:p>
      <text:p text:style-name="Preformatted_20_Text">alf</text:p>
      <text:p text:style-name="Preformatted_20_Text">quran</text:p>
      <text:p text:style-name="Preformatted_20_Text">aim</text:p>
      <text:p text:style-name="Preformatted_20_Text">logon</text:p>
      <text:p text:style-name="Preformatted_20_Text">wg</text:p>
      <text:p text:style-name="Preformatted_20_Text">rabbit</text:p>
      <text:p text:style-name="Preformatted_20_Text">ntp3</text:p>
      <text:p text:style-name="Preformatted_20_Text">upc</text:p>
      <text:p text:style-name="Preformatted_20_Text">www.stream</text:p>
      <text:p text:style-name="Preformatted_20_Text">www.ogloszenia</text:p>
      <text:p text:style-name="Preformatted_20_Text">abcd</text:p>
      <text:p text:style-name="Preformatted_20_Text">autodiscover.en</text:p>
      <text:p text:style-name="Preformatted_20_Text">blogger</text:p>
      <text:p text:style-name="Preformatted_20_Text">pepper</text:p>
      <text:p text:style-name="Preformatted_20_Text">autoconfig.en</text:p>
      <text:p text:style-name="Preformatted_20_Text">stat1</text:p>
      <text:p text:style-name="Preformatted_20_Text">jf</text:p>
      <text:p text:style-name="Preformatted_20_Text">smtp7</text:p>
      <text:p text:style-name="Preformatted_20_Text">video3</text:p>
      <text:p text:style-name="Preformatted_20_Text">eposta</text:p>
      <text:p text:style-name="Preformatted_20_Text">cache1</text:p>
      <text:p text:style-name="Preformatted_20_Text">ekaterinburg</text:p>
      <text:p text:style-name="Preformatted_20_Text">talent</text:p>
      <text:p text:style-name="Preformatted_20_Text">jewelry</text:p>
      <text:p text:style-name="Preformatted_20_Text">ecs</text:p>
      <text:p text:style-name="Preformatted_20_Text">beta3</text:p>
      <text:p text:style-name="Preformatted_20_Text">www.proxy</text:p>
      <text:p text:style-name="Preformatted_20_Text">zsb</text:p>
      <text:p text:style-name="Preformatted_20_Text">44</text:p>
      <text:p text:style-name="Preformatted_20_Text">ww6</text:p>
      <text:p text:style-name="Preformatted_20_Text">nautilus</text:p>
      <text:p text:style-name="Preformatted_20_Text">angels</text:p>
      <text:p text:style-name="Preformatted_20_Text">servicos</text:p>
      <text:p text:style-name="Preformatted_20_Text">smpp</text:p>
      <text:p text:style-name="Preformatted_20_Text">we</text:p>
      <text:p text:style-name="Preformatted_20_Text">siga</text:p>
      <text:p text:style-name="Preformatted_20_Text">magnolia</text:p>
      <text:p text:style-name="Preformatted_20_Text">smt</text:p>
      <text:p text:style-name="Preformatted_20_Text">maverick</text:p>
      <text:p text:style-name="Preformatted_20_Text">franchise</text:p>
      <text:p text:style-name="Preformatted_20_Text">dev.m</text:p>
      <text:p text:style-name="Preformatted_20_Text">webdisk.info</text:p>
      <text:p text:style-name="Preformatted_20_Text">penza</text:p>
      <text:p text:style-name="Preformatted_20_Text">shrek</text:p>
      <text:p text:style-name="Preformatted_20_Text"><text:soft-page-break/>faraday</text:p>
      <text:p text:style-name="Preformatted_20_Text">s123</text:p>
      <text:p text:style-name="Preformatted_20_Text">aleph</text:p>
      <text:p text:style-name="Preformatted_20_Text">vnc</text:p>
      <text:p text:style-name="Preformatted_20_Text">chinese</text:p>
      <text:p text:style-name="Preformatted_20_Text">glpi</text:p>
      <text:p text:style-name="Preformatted_20_Text">unix</text:p>
      <text:p text:style-name="Preformatted_20_Text">leto</text:p>
      <text:p text:style-name="Preformatted_20_Text">win10</text:p>
      <text:p text:style-name="Preformatted_20_Text">answers</text:p>
      <text:p text:style-name="Preformatted_20_Text">att</text:p>
      <text:p text:style-name="Preformatted_20_Text">webtools</text:p>
      <text:p text:style-name="Preformatted_20_Text">sunset</text:p>
      <text:p text:style-name="Preformatted_20_Text">extranet2</text:p>
      <text:p text:style-name="Preformatted_20_Text">kirk</text:p>
      <text:p text:style-name="Preformatted_20_Text">mitsubishi</text:p>
      <text:p text:style-name="Preformatted_20_Text">ppp</text:p>
      <text:p text:style-name="Preformatted_20_Text">cargo</text:p>
      <text:p text:style-name="Preformatted_20_Text">comercial</text:p>
      <text:p text:style-name="Preformatted_20_Text">balancer</text:p>
      <text:p text:style-name="Preformatted_20_Text">aire</text:p>
      <text:p text:style-name="Preformatted_20_Text">karma</text:p>
      <text:p text:style-name="Preformatted_20_Text">emergency</text:p>
      <text:p text:style-name="Preformatted_20_Text">zy</text:p>
      <text:p text:style-name="Preformatted_20_Text">dtc</text:p>
      <text:p text:style-name="Preformatted_20_Text">asb</text:p>
      <text:p text:style-name="Preformatted_20_Text">win8</text:p>
      <text:p text:style-name="Preformatted_20_Text">walker</text:p>
      <text:p text:style-name="Preformatted_20_Text">cougar</text:p>
      <text:p text:style-name="Preformatted_20_Text">autodiscover.videos</text:p>
      <text:p text:style-name="Preformatted_20_Text">bugtracker</text:p>
      <text:p text:style-name="Preformatted_20_Text">autoconfig.videos</text:p>
      <text:p text:style-name="Preformatted_20_Text">icm</text:p>
      <text:p text:style-name="Preformatted_20_Text">tap</text:p>
      <text:p text:style-name="Preformatted_20_Text">nuevo</text:p>
      <text:p text:style-name="Preformatted_20_Text">ganymede</text:p>
      <text:p text:style-name="Preformatted_20_Text">cell</text:p>
      <text:p text:style-name="Preformatted_20_Text">www02</text:p>
      <text:p text:style-name="Preformatted_20_Text">ticketing</text:p>
      <text:p text:style-name="Preformatted_20_Text">nature</text:p>
      <text:p text:style-name="Preformatted_20_Text">brazil</text:p>
      <text:p text:style-name="Preformatted_20_Text">www.alex</text:p>
      <text:p text:style-name="Preformatted_20_Text">troy</text:p>
      <text:p text:style-name="Preformatted_20_Text">avatars</text:p>
      <text:p text:style-name="Preformatted_20_Text">aspire</text:p>
      <text:p text:style-name="Preformatted_20_Text">custom</text:p>
      <text:p text:style-name="Preformatted_20_Text">www.mm</text:p>
      <text:p text:style-name="Preformatted_20_Text">ebiz</text:p>
      <text:p text:style-name="Preformatted_20_Text">www.twitter</text:p>
      <text:p text:style-name="Preformatted_20_Text">kong</text:p>
      <text:p text:style-name="Preformatted_20_Text">beagle</text:p>
      <text:p text:style-name="Preformatted_20_Text">chess</text:p>
      <text:p text:style-name="Preformatted_20_Text">ilias</text:p>
      <text:p text:style-name="Preformatted_20_Text">codex</text:p>
      <text:p text:style-name="Preformatted_20_Text">camel</text:p>
      <text:p text:style-name="Preformatted_20_Text">crc</text:p>
      <text:p text:style-name="Preformatted_20_Text">microsite</text:p>
      <text:p text:style-name="Preformatted_20_Text">mlm</text:p>
      <text:p text:style-name="Preformatted_20_Text">autoconfig.crm</text:p>
      <text:p text:style-name="Preformatted_20_Text">o2</text:p>
      <text:p text:style-name="Preformatted_20_Text">human</text:p>
      <text:p text:style-name="Preformatted_20_Text">ken</text:p>
      <text:p text:style-name="Preformatted_20_Text">sonicwall</text:p>
      <text:p text:style-name="Preformatted_20_Text">biznes</text:p>
      <text:p text:style-name="Preformatted_20_Text"><text:soft-page-break/>pec</text:p>
      <text:p text:style-name="Preformatted_20_Text">flow</text:p>
      <text:p text:style-name="Preformatted_20_Text">autoreply</text:p>
      <text:p text:style-name="Preformatted_20_Text">tips</text:p>
      <text:p text:style-name="Preformatted_20_Text">little</text:p>
      <text:p text:style-name="Preformatted_20_Text">autodiscover.crm</text:p>
      <text:p text:style-name="Preformatted_20_Text">hardcore</text:p>
      <text:p text:style-name="Preformatted_20_Text">egypt</text:p>
      <text:p text:style-name="Preformatted_20_Text">ryan</text:p>
      <text:p text:style-name="Preformatted_20_Text">doska</text:p>
      <text:p text:style-name="Preformatted_20_Text">mumble</text:p>
      <text:p text:style-name="Preformatted_20_Text">s34</text:p>
      <text:p text:style-name="Preformatted_20_Text">pds</text:p>
      <text:p text:style-name="Preformatted_20_Text">platon</text:p>
      <text:p text:style-name="Preformatted_20_Text">demo8</text:p>
      <text:p text:style-name="Preformatted_20_Text">total</text:p>
      <text:p text:style-name="Preformatted_20_Text">ug</text:p>
      <text:p text:style-name="Preformatted_20_Text">das</text:p>
      <text:p text:style-name="Preformatted_20_Text">gx</text:p>
      <text:p text:style-name="Preformatted_20_Text">just</text:p>
      <text:p text:style-name="Preformatted_20_Text">tec</text:p>
      <text:p text:style-name="Preformatted_20_Text">archiv</text:p>
      <text:p text:style-name="Preformatted_20_Text">ul</text:p>
      <text:p text:style-name="Preformatted_20_Text">craft</text:p>
      <text:p text:style-name="Preformatted_20_Text">franklin</text:p>
      <text:p text:style-name="Preformatted_20_Text">speedtest1</text:p>
      <text:p text:style-name="Preformatted_20_Text">rep</text:p>
      <text:p text:style-name="Preformatted_20_Text">supplier</text:p>
      <text:p text:style-name="Preformatted_20_Text">crime</text:p>
      <text:p text:style-name="Preformatted_20_Text">mail-relay</text:p>
      <text:p text:style-name="Preformatted_20_Text">luigi</text:p>
      <text:p text:style-name="Preformatted_20_Text">saruman</text:p>
      <text:p text:style-name="Preformatted_20_Text">defiant</text:p>
      <text:p text:style-name="Preformatted_20_Text">rome</text:p>
      <text:p text:style-name="Preformatted_20_Text">tempo</text:p>
      <text:p text:style-name="Preformatted_20_Text">sr2</text:p>
      <text:p text:style-name="Preformatted_20_Text">tempest</text:p>
      <text:p text:style-name="Preformatted_20_Text">azure</text:p>
      <text:p text:style-name="Preformatted_20_Text">horse</text:p>
      <text:p text:style-name="Preformatted_20_Text">pliki</text:p>
      <text:p text:style-name="Preformatted_20_Text">barracuda2</text:p>
      <text:p text:style-name="Preformatted_20_Text">www.gis</text:p>
      <text:p text:style-name="Preformatted_20_Text">cuba</text:p>
      <text:p text:style-name="Preformatted_20_Text">adslnat-curridabat-128</text:p>
      <text:p text:style-name="Preformatted_20_Text">aw</text:p>
      <text:p text:style-name="Preformatted_20_Text">test13</text:p>
      <text:p text:style-name="Preformatted_20_Text">box1</text:p>
      <text:p text:style-name="Preformatted_20_Text">aaaa</text:p>
      <text:p text:style-name="Preformatted_20_Text">x2</text:p>
      <text:p text:style-name="Preformatted_20_Text">exchbhlan3</text:p>
      <text:p text:style-name="Preformatted_20_Text">sv6</text:p>
      <text:p text:style-name="Preformatted_20_Text">disk</text:p>
      <text:p text:style-name="Preformatted_20_Text">enquete</text:p>
      <text:p text:style-name="Preformatted_20_Text">eta</text:p>
      <text:p text:style-name="Preformatted_20_Text">vm4</text:p>
      <text:p text:style-name="Preformatted_20_Text">deep</text:p>
      <text:p text:style-name="Preformatted_20_Text">mx12</text:p>
      <text:p text:style-name="Preformatted_20_Text">s111</text:p>
      <text:p text:style-name="Preformatted_20_Text">budget</text:p>
      <text:p text:style-name="Preformatted_20_Text">arizona</text:p>
      <text:p text:style-name="Preformatted_20_Text">autodiscover.media</text:p>
      <text:p text:style-name="Preformatted_20_Text">ya</text:p>
      <text:p text:style-name="Preformatted_20_Text">webmin</text:p>
      <text:p text:style-name="Preformatted_20_Text">fisto</text:p>
      <text:p text:style-name="Preformatted_20_Text"><text:soft-page-break/>orbit</text:p>
      <text:p text:style-name="Preformatted_20_Text">bean</text:p>
      <text:p text:style-name="Preformatted_20_Text">mail07</text:p>
      <text:p text:style-name="Preformatted_20_Text">autoconfig.media</text:p>
      <text:p text:style-name="Preformatted_20_Text">berry</text:p>
      <text:p text:style-name="Preformatted_20_Text">jg</text:p>
      <text:p text:style-name="Preformatted_20_Text">www.money</text:p>
      <text:p text:style-name="Preformatted_20_Text">store1</text:p>
      <text:p text:style-name="Preformatted_20_Text">sydney</text:p>
      <text:p text:style-name="Preformatted_20_Text">kraken</text:p>
      <text:p text:style-name="Preformatted_20_Text">author</text:p>
      <text:p text:style-name="Preformatted_20_Text">diablo</text:p>
      <text:p text:style-name="Preformatted_20_Text">wwwww</text:p>
      <text:p text:style-name="Preformatted_20_Text">word</text:p>
      <text:p text:style-name="Preformatted_20_Text">www.gmail</text:p>
      <text:p text:style-name="Preformatted_20_Text">www.tienda</text:p>
      <text:p text:style-name="Preformatted_20_Text">samp</text:p>
      <text:p text:style-name="Preformatted_20_Text">golden</text:p>
      <text:p text:style-name="Preformatted_20_Text">travian</text:p>
      <text:p text:style-name="Preformatted_20_Text">www.cat</text:p>
      <text:p text:style-name="Preformatted_20_Text">www.biz</text:p>
      <text:p text:style-name="Preformatted_20_Text">54</text:p>
      <text:p text:style-name="Preformatted_20_Text">demo10</text:p>
      <text:p text:style-name="Preformatted_20_Text">bambi</text:p>
      <text:p text:style-name="Preformatted_20_Text">ivanovo</text:p>
      <text:p text:style-name="Preformatted_20_Text">big5</text:p>
      <text:p text:style-name="Preformatted_20_Text">egitim</text:p>
      <text:p text:style-name="Preformatted_20_Text">he</text:p>
      <text:p text:style-name="Preformatted_20_Text">UNREGISTERED.zmc</text:p>
      <text:p text:style-name="Preformatted_20_Text">amanda</text:p>
      <text:p text:style-name="Preformatted_20_Text">orchid</text:p>
      <text:p text:style-name="Preformatted_20_Text">kit</text:p>
      <text:p text:style-name="Preformatted_20_Text">rmr1</text:p>
      <text:p text:style-name="Preformatted_20_Text">richard</text:p>
      <text:p text:style-name="Preformatted_20_Text">offer</text:p>
      <text:p text:style-name="Preformatted_20_Text">edge1</text:p>
      <text:p text:style-name="Preformatted_20_Text">germany</text:p>
      <text:p text:style-name="Preformatted_20_Text">tristan</text:p>
      <text:p text:style-name="Preformatted_20_Text">seguro</text:p>
      <text:p text:style-name="Preformatted_20_Text">kyc</text:p>
      <text:p text:style-name="Preformatted_20_Text">maths</text:p>
      <text:p text:style-name="Preformatted_20_Text">columbia</text:p>
      <text:p text:style-name="Preformatted_20_Text">steven</text:p>
      <text:p text:style-name="Preformatted_20_Text">wings</text:p>
      <text:p text:style-name="Preformatted_20_Text">www.sg</text:p>
      <text:p text:style-name="Preformatted_20_Text">ns38</text:p>
      <text:p text:style-name="Preformatted_20_Text">grand</text:p>
      <text:p text:style-name="Preformatted_20_Text">tver</text:p>
      <text:p text:style-name="Preformatted_20_Text">natasha</text:p>
      <text:p text:style-name="Preformatted_20_Text">r3</text:p>
      <text:p text:style-name="Preformatted_20_Text">www.tour</text:p>
      <text:p text:style-name="Preformatted_20_Text">pdns</text:p>
      <text:p text:style-name="Preformatted_20_Text">m11</text:p>
      <text:p text:style-name="Preformatted_20_Text">dweb</text:p>
      <text:p text:style-name="Preformatted_20_Text">nurse</text:p>
      <text:p text:style-name="Preformatted_20_Text">dsp</text:p>
      <text:p text:style-name="Preformatted_20_Text">www.market</text:p>
      <text:p text:style-name="Preformatted_20_Text">meme</text:p>
      <text:p text:style-name="Preformatted_20_Text">www.food</text:p>
      <text:p text:style-name="Preformatted_20_Text">moda</text:p>
      <text:p text:style-name="Preformatted_20_Text">ns44</text:p>
      <text:p text:style-name="Preformatted_20_Text">mps</text:p>
      <text:p text:style-name="Preformatted_20_Text">jgdw</text:p>
      <text:p text:style-name="Preformatted_20_Text">m.stage</text:p>
      <text:p text:style-name="Preformatted_20_Text"><text:soft-page-break/>bdsm</text:p>
      <text:p text:style-name="Preformatted_20_Text">mech</text:p>
      <text:p text:style-name="Preformatted_20_Text">rosa</text:p>
      <text:p text:style-name="Preformatted_20_Text">sx</text:p>
      <text:p text:style-name="Preformatted_20_Text">tardis</text:p>
      <text:p text:style-name="Preformatted_20_Text">domreg</text:p>
      <text:p text:style-name="Preformatted_20_Text">eugene</text:p>
      <text:p text:style-name="Preformatted_20_Text">home2</text:p>
      <text:p text:style-name="Preformatted_20_Text">vpn01</text:p>
      <text:p text:style-name="Preformatted_20_Text">scott</text:p>
      <text:p text:style-name="Preformatted_20_Text">excel</text:p>
      <text:p text:style-name="Preformatted_20_Text">lyncdiscoverinternal</text:p>
      <text:p text:style-name="Preformatted_20_Text">ncs</text:p>
      <text:p text:style-name="Preformatted_20_Text">pagos</text:p>
      <text:p text:style-name="Preformatted_20_Text">recovery</text:p>
      <text:p text:style-name="Preformatted_20_Text">bastion</text:p>
      <text:p text:style-name="Preformatted_20_Text">wwwx</text:p>
      <text:p text:style-name="Preformatted_20_Text">spectre</text:p>
      <text:p text:style-name="Preformatted_20_Text">static.origin</text:p>
      <text:p text:style-name="Preformatted_20_Text">quizadmin</text:p>
      <text:p text:style-name="Preformatted_20_Text">www.abc</text:p>
      <text:p text:style-name="Preformatted_20_Text">ulyanovsk</text:p>
      <text:p text:style-name="Preformatted_20_Text">test-www</text:p>
      <text:p text:style-name="Preformatted_20_Text">deneb</text:p>
      <text:p text:style-name="Preformatted_20_Text">www.learn</text:p>
      <text:p text:style-name="Preformatted_20_Text">nagano</text:p>
      <text:p text:style-name="Preformatted_20_Text">bronx</text:p>
      <text:p text:style-name="Preformatted_20_Text">ils</text:p>
      <text:p text:style-name="Preformatted_20_Text">mother</text:p>
      <text:p text:style-name="Preformatted_20_Text">defender</text:p>
      <text:p text:style-name="Preformatted_20_Text">stavropol</text:p>
      <text:p text:style-name="Preformatted_20_Text">g3</text:p>
      <text:p text:style-name="Preformatted_20_Text">lol</text:p>
      <text:p text:style-name="Preformatted_20_Text">nf</text:p>
      <text:p text:style-name="Preformatted_20_Text">caldera</text:p>
      <text:p text:style-name="Preformatted_20_Text">cfd185</text:p>
      <text:p text:style-name="Preformatted_20_Text">tommy</text:p>
      <text:p text:style-name="Preformatted_20_Text">think</text:p>
      <text:p text:style-name="Preformatted_20_Text">thebest</text:p>
      <text:p text:style-name="Preformatted_20_Text">girls</text:p>
      <text:p text:style-name="Preformatted_20_Text">consulting</text:p>
      <text:p text:style-name="Preformatted_20_Text">owl</text:p>
      <text:p text:style-name="Preformatted_20_Text">newsroom</text:p>
      <text:p text:style-name="Preformatted_20_Text">us.m</text:p>
      <text:p text:style-name="Preformatted_20_Text">hpc</text:p>
      <text:p text:style-name="Preformatted_20_Text">ss1</text:p>
      <text:p text:style-name="Preformatted_20_Text">dist</text:p>
      <text:p text:style-name="Preformatted_20_Text">valentine</text:p>
      <text:p text:style-name="Preformatted_20_Text">9</text:p>
      <text:p text:style-name="Preformatted_20_Text">pumpkin</text:p>
      <text:p text:style-name="Preformatted_20_Text">queens</text:p>
      <text:p text:style-name="Preformatted_20_Text">watchdog</text:p>
      <text:p text:style-name="Preformatted_20_Text">serv1</text:p>
      <text:p text:style-name="Preformatted_20_Text">web07</text:p>
      <text:p text:style-name="Preformatted_20_Text">pmo</text:p>
      <text:p text:style-name="Preformatted_20_Text">gsm</text:p>
      <text:p text:style-name="Preformatted_20_Text">spam1</text:p>
      <text:p text:style-name="Preformatted_20_Text">geoip</text:p>
      <text:p text:style-name="Preformatted_20_Text">test03</text:p>
      <text:p text:style-name="Preformatted_20_Text">ftp.forum</text:p>
      <text:p text:style-name="Preformatted_20_Text">server19</text:p>
      <text:p text:style-name="Preformatted_20_Text">www.update</text:p>
      <text:p text:style-name="Preformatted_20_Text">tac</text:p>
      <text:p text:style-name="Preformatted_20_Text">vlad</text:p>
      <text:p text:style-name="Preformatted_20_Text"><text:soft-page-break/>saprouter</text:p>
      <text:p text:style-name="Preformatted_20_Text">lions</text:p>
      <text:p text:style-name="Preformatted_20_Text">lider</text:p>
      <text:p text:style-name="Preformatted_20_Text">zion</text:p>
      <text:p text:style-name="Preformatted_20_Text">c6</text:p>
      <text:p text:style-name="Preformatted_20_Text">palm</text:p>
      <text:p text:style-name="Preformatted_20_Text">ukr</text:p>
      <text:p text:style-name="Preformatted_20_Text">amsterdam</text:p>
      <text:p text:style-name="Preformatted_20_Text">html5</text:p>
      <text:p text:style-name="Preformatted_20_Text">wd</text:p>
      <text:p text:style-name="Preformatted_20_Text">estadisticas</text:p>
      <text:p text:style-name="Preformatted_20_Text">blast</text:p>
      <text:p text:style-name="Preformatted_20_Text">phys</text:p>
      <text:p text:style-name="Preformatted_20_Text">rsm</text:p>
      <text:p text:style-name="Preformatted_20_Text">70</text:p>
      <text:p text:style-name="Preformatted_20_Text">vvv</text:p>
      <text:p text:style-name="Preformatted_20_Text">kris</text:p>
      <text:p text:style-name="Preformatted_20_Text">agro</text:p>
      <text:p text:style-name="Preformatted_20_Text">msn-smtp-out</text:p>
      <text:p text:style-name="Preformatted_20_Text">labor</text:p>
      <text:p text:style-name="Preformatted_20_Text">universal</text:p>
      <text:p text:style-name="Preformatted_20_Text">gapps</text:p>
      <text:p text:style-name="Preformatted_20_Text">futbol</text:p>
      <text:p text:style-name="Preformatted_20_Text">baltimore</text:p>
      <text:p text:style-name="Preformatted_20_Text">wt</text:p>
      <text:p text:style-name="Preformatted_20_Text">avto</text:p>
      <text:p text:style-name="Preformatted_20_Text">workshop</text:p>
      <text:p text:style-name="Preformatted_20_Text">www.ufa</text:p>
      <text:p text:style-name="Preformatted_20_Text">boom</text:p>
      <text:p text:style-name="Preformatted_20_Text">autodiscover.jobs</text:p>
      <text:p text:style-name="Preformatted_20_Text">unknown</text:p>
      <text:p text:style-name="Preformatted_20_Text">alliance</text:p>
      <text:p text:style-name="Preformatted_20_Text">www.svn</text:p>
      <text:p text:style-name="Preformatted_20_Text">duke</text:p>
      <text:p text:style-name="Preformatted_20_Text">kita</text:p>
      <text:p text:style-name="Preformatted_20_Text">tic</text:p>
      <text:p text:style-name="Preformatted_20_Text">killer</text:p>
      <text:p text:style-name="Preformatted_20_Text">ip176-194</text:p>
      <text:p text:style-name="Preformatted_20_Text">millenium</text:p>
      <text:p text:style-name="Preformatted_20_Text">garfield</text:p>
      <text:p text:style-name="Preformatted_20_Text">assets2</text:p>
      <text:p text:style-name="Preformatted_20_Text">auctions</text:p>
      <text:p text:style-name="Preformatted_20_Text">point</text:p>
      <text:p text:style-name="Preformatted_20_Text">russian</text:p>
      <text:p text:style-name="Preformatted_20_Text">suzuki</text:p>
      <text:p text:style-name="Preformatted_20_Text">clinic</text:p>
      <text:p text:style-name="Preformatted_20_Text">lyncedge</text:p>
      <text:p text:style-name="Preformatted_20_Text">www.tr</text:p>
      <text:p text:style-name="Preformatted_20_Text">la2</text:p>
      <text:p text:style-name="Preformatted_20_Text">oldwebmail</text:p>
      <text:p text:style-name="Preformatted_20_Text">shipping</text:p>
      <text:p text:style-name="Preformatted_20_Text">informatica</text:p>
      <text:p text:style-name="Preformatted_20_Text">age</text:p>
      <text:p text:style-name="Preformatted_20_Text">gfx</text:p>
      <text:p text:style-name="Preformatted_20_Text">ipsec</text:p>
      <text:p text:style-name="Preformatted_20_Text">lina</text:p>
      <text:p text:style-name="Preformatted_20_Text">autoconfig.jobs</text:p>
      <text:p text:style-name="Preformatted_20_Text">zoo</text:p>
      <text:p text:style-name="Preformatted_20_Text">splunk</text:p>
      <text:p text:style-name="Preformatted_20_Text">sy</text:p>
      <text:p text:style-name="Preformatted_20_Text">urban</text:p>
      <text:p text:style-name="Preformatted_20_Text">fornax</text:p>
      <text:p text:style-name="Preformatted_20_Text">www.dating</text:p>
      <text:p text:style-name="Preformatted_20_Text">clock</text:p>
      <text:p text:style-name="Preformatted_20_Text"><text:soft-page-break/>balder</text:p>
      <text:p text:style-name="Preformatted_20_Text">steam</text:p>
      <text:p text:style-name="Preformatted_20_Text">ut</text:p>
      <text:p text:style-name="Preformatted_20_Text">zz</text:p>
      <text:p text:style-name="Preformatted_20_Text">washington</text:p>
      <text:p text:style-name="Preformatted_20_Text">lightning</text:p>
      <text:p text:style-name="Preformatted_20_Text">fiona</text:p>
      <text:p text:style-name="Preformatted_20_Text">im2</text:p>
      <text:p text:style-name="Preformatted_20_Text">enigma</text:p>
      <text:p text:style-name="Preformatted_20_Text">fdc</text:p>
      <text:p text:style-name="Preformatted_20_Text">zx</text:p>
      <text:p text:style-name="Preformatted_20_Text">sami</text:p>
      <text:p text:style-name="Preformatted_20_Text">eg</text:p>
      <text:p text:style-name="Preformatted_20_Text">cyclone</text:p>
      <text:p text:style-name="Preformatted_20_Text">acacia</text:p>
      <text:p text:style-name="Preformatted_20_Text">yb</text:p>
      <text:p text:style-name="Preformatted_20_Text">nps</text:p>
      <text:p text:style-name="Preformatted_20_Text">update2</text:p>
      <text:p text:style-name="Preformatted_20_Text">loco</text:p>
      <text:p text:style-name="Preformatted_20_Text">discuss</text:p>
      <text:p text:style-name="Preformatted_20_Text">s50</text:p>
      <text:p text:style-name="Preformatted_20_Text">kurgan</text:p>
      <text:p text:style-name="Preformatted_20_Text">smith</text:p>
      <text:p text:style-name="Preformatted_20_Text">plant</text:p>
      <text:p text:style-name="Preformatted_20_Text">lux</text:p>
      <text:p text:style-name="Preformatted_20_Text">www.kino</text:p>
      <text:p text:style-name="Preformatted_20_Text">www.extranet</text:p>
      <text:p text:style-name="Preformatted_20_Text">gas</text:p>
      <text:p text:style-name="Preformatted_20_Text">psychologie</text:p>
      <text:p text:style-name="Preformatted_20_Text">01</text:p>
      <text:p text:style-name="Preformatted_20_Text">s02</text:p>
      <text:p text:style-name="Preformatted_20_Text">cy</text:p>
      <text:p text:style-name="Preformatted_20_Text">modem</text:p>
      <text:p text:style-name="Preformatted_20_Text">station</text:p>
      <text:p text:style-name="Preformatted_20_Text">www.reg</text:p>
      <text:p text:style-name="Preformatted_20_Text">zip</text:p>
      <text:p text:style-name="Preformatted_20_Text">boa</text:p>
      <text:p text:style-name="Preformatted_20_Text">www.co</text:p>
      <text:p text:style-name="Preformatted_20_Text">mx04</text:p>
      <text:p text:style-name="Preformatted_20_Text">openerp</text:p>
      <text:p text:style-name="Preformatted_20_Text">bounces</text:p>
      <text:p text:style-name="Preformatted_20_Text">dodge</text:p>
      <text:p text:style-name="Preformatted_20_Text">paula</text:p>
      <text:p text:style-name="Preformatted_20_Text">meetings</text:p>
      <text:p text:style-name="Preformatted_20_Text">firmy</text:p>
      <text:p text:style-name="Preformatted_20_Text">web26</text:p>
      <text:p text:style-name="Preformatted_20_Text">xz</text:p>
      <text:p text:style-name="Preformatted_20_Text">utm</text:p>
      <text:p text:style-name="Preformatted_20_Text">s40</text:p>
      <text:p text:style-name="Preformatted_20_Text">panorama</text:p>
      <text:p text:style-name="Preformatted_20_Text">CISCO-CAPWAP-CONTROLLER</text:p>
      <text:p text:style-name="Preformatted_20_Text">photon</text:p>
      <text:p text:style-name="Preformatted_20_Text">vas</text:p>
      <text:p text:style-name="Preformatted_20_Text">war</text:p>
      <text:p text:style-name="Preformatted_20_Text">marte</text:p>
      <text:p text:style-name="Preformatted_20_Text">gateway2</text:p>
      <text:p text:style-name="Preformatted_20_Text">tss</text:p>
      <text:p text:style-name="Preformatted_20_Text">anton</text:p>
      <text:p text:style-name="Preformatted_20_Text">hirlevel</text:p>
      <text:p text:style-name="Preformatted_20_Text">winner</text:p>
      <text:p text:style-name="Preformatted_20_Text">fbapps</text:p>
      <text:p text:style-name="Preformatted_20_Text">vologda</text:p>
      <text:p text:style-name="Preformatted_20_Text">arcadia</text:p>
      <text:p text:style-name="Preformatted_20_Text">www.cc</text:p>
      <text:p text:style-name="Preformatted_20_Text"><text:soft-page-break/>util</text:p>
      <text:p text:style-name="Preformatted_20_Text">16</text:p>
      <text:p text:style-name="Preformatted_20_Text">tyumen</text:p>
      <text:p text:style-name="Preformatted_20_Text">desire</text:p>
      <text:p text:style-name="Preformatted_20_Text">perl</text:p>
      <text:p text:style-name="Preformatted_20_Text">princess</text:p>
      <text:p text:style-name="Preformatted_20_Text">papa</text:p>
      <text:p text:style-name="Preformatted_20_Text">like</text:p>
      <text:p text:style-name="Preformatted_20_Text">matt</text:p>
      <text:p text:style-name="Preformatted_20_Text">sgs</text:p>
      <text:p text:style-name="Preformatted_20_Text">datacenter</text:p>
      <text:p text:style-name="Preformatted_20_Text">atlantic</text:p>
      <text:p text:style-name="Preformatted_20_Text">maine</text:p>
      <text:p text:style-name="Preformatted_20_Text">tech1</text:p>
      <text:p text:style-name="Preformatted_20_Text">ias</text:p>
      <text:p text:style-name="Preformatted_20_Text">vintage</text:p>
      <text:p text:style-name="Preformatted_20_Text">linux1</text:p>
      <text:p text:style-name="Preformatted_20_Text">gzs</text:p>
      <text:p text:style-name="Preformatted_20_Text">cip</text:p>
      <text:p text:style-name="Preformatted_20_Text">keith</text:p>
      <text:p text:style-name="Preformatted_20_Text">carpediem</text:p>
      <text:p text:style-name="Preformatted_20_Text">serv2</text:p>
      <text:p text:style-name="Preformatted_20_Text">dreams</text:p>
      <text:p text:style-name="Preformatted_20_Text">front1</text:p>
      <text:p text:style-name="Preformatted_20_Text">lyncaccess</text:p>
      <text:p text:style-name="Preformatted_20_Text">fh</text:p>
      <text:p text:style-name="Preformatted_20_Text">mailer2</text:p>
      <text:p text:style-name="Preformatted_20_Text">www.chem</text:p>
      <text:p text:style-name="Preformatted_20_Text">natural</text:p>
      <text:p text:style-name="Preformatted_20_Text">student2</text:p>
      <text:p text:style-name="Preformatted_20_Text">sailing</text:p>
      <text:p text:style-name="Preformatted_20_Text">radio1</text:p>
      <text:p text:style-name="Preformatted_20_Text">models</text:p>
      <text:p text:style-name="Preformatted_20_Text">evo</text:p>
      <text:p text:style-name="Preformatted_20_Text">tcm</text:p>
      <text:p text:style-name="Preformatted_20_Text">bike</text:p>
      <text:p text:style-name="Preformatted_20_Text">bancuri</text:p>
      <text:p text:style-name="Preformatted_20_Text">baseball</text:p>
      <text:p text:style-name="Preformatted_20_Text">manuals</text:p>
      <text:p text:style-name="Preformatted_20_Text">img8</text:p>
      <text:p text:style-name="Preformatted_20_Text">imap1</text:p>
      <text:p text:style-name="Preformatted_20_Text">oldweb</text:p>
      <text:p text:style-name="Preformatted_20_Text">smtpgw</text:p>
      <text:p text:style-name="Preformatted_20_Text">pulsar</text:p>
      <text:p text:style-name="Preformatted_20_Text">reader</text:p>
      <text:p text:style-name="Preformatted_20_Text">will</text:p>
      <text:p text:style-name="Preformatted_20_Text">stream3</text:p>
      <text:p text:style-name="Preformatted_20_Text">oliver</text:p>
      <text:p text:style-name="Preformatted_20_Text">mail15</text:p>
      <text:p text:style-name="Preformatted_20_Text">lulu</text:p>
      <text:p text:style-name="Preformatted_20_Text">dyn</text:p>
      <text:p text:style-name="Preformatted_20_Text">bandwidth</text:p>
      <text:p text:style-name="Preformatted_20_Text">messaging</text:p>
      <text:p text:style-name="Preformatted_20_Text">us1</text:p>
      <text:p text:style-name="Preformatted_20_Text">ibm</text:p>
      <text:p text:style-name="Preformatted_20_Text">idaho</text:p>
      <text:p text:style-name="Preformatted_20_Text">camping</text:p>
      <text:p text:style-name="Preformatted_20_Text">verify</text:p>
      <text:p text:style-name="Preformatted_20_Text">seg</text:p>
      <text:p text:style-name="Preformatted_20_Text">vs1</text:p>
      <text:p text:style-name="Preformatted_20_Text">autodiscover.sms</text:p>
      <text:p text:style-name="Preformatted_20_Text">blade1</text:p>
      <text:p text:style-name="Preformatted_20_Text">blade2</text:p>
      <text:p text:style-name="Preformatted_20_Text">leda</text:p>
      <text:p text:style-name="Preformatted_20_Text"><text:soft-page-break/>mail17</text:p>
      <text:p text:style-name="Preformatted_20_Text">horo</text:p>
      <text:p text:style-name="Preformatted_20_Text">testdrive</text:p>
      <text:p text:style-name="Preformatted_20_Text">diet</text:p>
      <text:p text:style-name="Preformatted_20_Text">www.start</text:p>
      <text:p text:style-name="Preformatted_20_Text">mp1</text:p>
      <text:p text:style-name="Preformatted_20_Text">claims</text:p>
      <text:p text:style-name="Preformatted_20_Text">te</text:p>
      <text:p text:style-name="Preformatted_20_Text">gcc</text:p>
      <text:p text:style-name="Preformatted_20_Text">www.whois</text:p>
      <text:p text:style-name="Preformatted_20_Text">nieuwsbrief</text:p>
      <text:p text:style-name="Preformatted_20_Text">xeon</text:p>
      <text:p text:style-name="Preformatted_20_Text">eternity</text:p>
      <text:p text:style-name="Preformatted_20_Text">greetings</text:p>
      <text:p text:style-name="Preformatted_20_Text">data2</text:p>
      <text:p text:style-name="Preformatted_20_Text">asf</text:p>
      <text:p text:style-name="Preformatted_20_Text">autoconfig.sms</text:p>
      <text:p text:style-name="Preformatted_20_Text">kemerovo</text:p>
      <text:p text:style-name="Preformatted_20_Text">olga</text:p>
      <text:p text:style-name="Preformatted_20_Text">haha</text:p>
      <text:p text:style-name="Preformatted_20_Text">ecc</text:p>
      <text:p text:style-name="Preformatted_20_Text">prestashop</text:p>
      <text:p text:style-name="Preformatted_20_Text">rps</text:p>
      <text:p text:style-name="Preformatted_20_Text">img0</text:p>
      <text:p text:style-name="Preformatted_20_Text">olimp</text:p>
      <text:p text:style-name="Preformatted_20_Text">biotech</text:p>
      <text:p text:style-name="Preformatted_20_Text">qa1</text:p>
      <text:p text:style-name="Preformatted_20_Text">swan</text:p>
      <text:p text:style-name="Preformatted_20_Text">bsd</text:p>
      <text:p text:style-name="Preformatted_20_Text">webdisk.sandbox</text:p>
      <text:p text:style-name="Preformatted_20_Text">sanantonio</text:p>
      <text:p text:style-name="Preformatted_20_Text">dental</text:p>
      <text:p text:style-name="Preformatted_20_Text">www.acc</text:p>
      <text:p text:style-name="Preformatted_20_Text">zmail</text:p>
      <text:p text:style-name="Preformatted_20_Text">statics</text:p>
      <text:p text:style-name="Preformatted_20_Text">ns102</text:p>
      <text:p text:style-name="Preformatted_20_Text">39</text:p>
      <text:p text:style-name="Preformatted_20_Text">idb</text:p>
      <text:p text:style-name="Preformatted_20_Text">h5</text:p>
      <text:p text:style-name="Preformatted_20_Text">connect2</text:p>
      <text:p text:style-name="Preformatted_20_Text">jd</text:p>
      <text:p text:style-name="Preformatted_20_Text">christian</text:p>
      <text:p text:style-name="Preformatted_20_Text">luxury</text:p>
      <text:p text:style-name="Preformatted_20_Text">ten</text:p>
      <text:p text:style-name="Preformatted_20_Text">bbtest</text:p>
      <text:p text:style-name="Preformatted_20_Text">blogtest</text:p>
      <text:p text:style-name="Preformatted_20_Text">self</text:p>
      <text:p text:style-name="Preformatted_20_Text">www.green</text:p>
      <text:p text:style-name="Preformatted_20_Text">forumtest</text:p>
      <text:p text:style-name="Preformatted_20_Text">olive</text:p>
      <text:p text:style-name="Preformatted_20_Text">www.lab</text:p>
      <text:p text:style-name="Preformatted_20_Text">ns63</text:p>
      <text:p text:style-name="Preformatted_20_Text">freebies</text:p>
      <text:p text:style-name="Preformatted_20_Text">ns64</text:p>
      <text:p text:style-name="Preformatted_20_Text">www.g</text:p>
      <text:p text:style-name="Preformatted_20_Text">jake</text:p>
      <text:p text:style-name="Preformatted_20_Text">www.plus</text:p>
      <text:p text:style-name="Preformatted_20_Text">ejournal</text:p>
      <text:p text:style-name="Preformatted_20_Text">letter</text:p>
      <text:p text:style-name="Preformatted_20_Text">works</text:p>
      <text:p text:style-name="Preformatted_20_Text">peach</text:p>
      <text:p text:style-name="Preformatted_20_Text">spoon</text:p>
      <text:p text:style-name="Preformatted_20_Text">sie</text:p>
      <text:p text:style-name="Preformatted_20_Text">lx</text:p>
      <text:p text:style-name="Preformatted_20_Text"><text:soft-page-break/>aol</text:p>
      <text:p text:style-name="Preformatted_20_Text">baobab</text:p>
      <text:p text:style-name="Preformatted_20_Text">tv2</text:p>
      <text:p text:style-name="Preformatted_20_Text">edge2</text:p>
      <text:p text:style-name="Preformatted_20_Text">sign</text:p>
      <text:p text:style-name="Preformatted_20_Text">webdisk.help</text:p>
      <text:p text:style-name="Preformatted_20_Text">www.mobi</text:p>
      <text:p text:style-name="Preformatted_20_Text">php5</text:p>
      <text:p text:style-name="Preformatted_20_Text">webdata</text:p>
      <text:p text:style-name="Preformatted_20_Text">award</text:p>
      <text:p text:style-name="Preformatted_20_Text">gf</text:p>
      <text:p text:style-name="Preformatted_20_Text">rg</text:p>
      <text:p text:style-name="Preformatted_20_Text">lily</text:p>
      <text:p text:style-name="Preformatted_20_Text">ricky</text:p>
      <text:p text:style-name="Preformatted_20_Text">pico</text:p>
      <text:p text:style-name="Preformatted_20_Text">nod32</text:p>
      <text:p text:style-name="Preformatted_20_Text">opus</text:p>
      <text:p text:style-name="Preformatted_20_Text">sandiego</text:p>
      <text:p text:style-name="Preformatted_20_Text">emploi</text:p>
      <text:p text:style-name="Preformatted_20_Text">sfa</text:p>
      <text:p text:style-name="Preformatted_20_Text">application</text:p>
      <text:p text:style-name="Preformatted_20_Text">comment</text:p>
      <text:p text:style-name="Preformatted_20_Text">autodiscover.search</text:p>
      <text:p text:style-name="Preformatted_20_Text">www.se</text:p>
      <text:p text:style-name="Preformatted_20_Text">recherche</text:p>
      <text:p text:style-name="Preformatted_20_Text">africa</text:p>
      <text:p text:style-name="Preformatted_20_Text">webdisk.members</text:p>
      <text:p text:style-name="Preformatted_20_Text">multi</text:p>
      <text:p text:style-name="Preformatted_20_Text">wood</text:p>
      <text:p text:style-name="Preformatted_20_Text">xx</text:p>
      <text:p text:style-name="Preformatted_20_Text">fan</text:p>
      <text:p text:style-name="Preformatted_20_Text">reverse</text:p>
      <text:p text:style-name="Preformatted_20_Text">missouri</text:p>
      <text:p text:style-name="Preformatted_20_Text">zinc</text:p>
      <text:p text:style-name="Preformatted_20_Text">brutus</text:p>
      <text:p text:style-name="Preformatted_20_Text">lolo</text:p>
      <text:p text:style-name="Preformatted_20_Text">imap2</text:p>
      <text:p text:style-name="Preformatted_20_Text">www.windows</text:p>
      <text:p text:style-name="Preformatted_20_Text">aaron</text:p>
      <text:p text:style-name="Preformatted_20_Text">webdisk.wordpress</text:p>
      <text:p text:style-name="Preformatted_20_Text">create</text:p>
      <text:p text:style-name="Preformatted_20_Text">bis</text:p>
      <text:p text:style-name="Preformatted_20_Text">aps</text:p>
      <text:p text:style-name="Preformatted_20_Text">xp</text:p>
      <text:p text:style-name="Preformatted_20_Text">outlet</text:p>
      <text:p text:style-name="Preformatted_20_Text">www.cpanel</text:p>
      <text:p text:style-name="Preformatted_20_Text">bloom</text:p>
      <text:p text:style-name="Preformatted_20_Text">6</text:p>
      <text:p text:style-name="Preformatted_20_Text">ni</text:p>
      <text:p text:style-name="Preformatted_20_Text">www.vestibular</text:p>
      <text:p text:style-name="Preformatted_20_Text">webdisk.billing</text:p>
      <text:p text:style-name="Preformatted_20_Text">roman</text:p>
      <text:p text:style-name="Preformatted_20_Text">myshop</text:p>
      <text:p text:style-name="Preformatted_20_Text">joyce</text:p>
      <text:p text:style-name="Preformatted_20_Text">qb</text:p>
      <text:p text:style-name="Preformatted_20_Text">walter</text:p>
      <text:p text:style-name="Preformatted_20_Text">www.hr</text:p>
      <text:p text:style-name="Preformatted_20_Text">fisher</text:p>
      <text:p text:style-name="Preformatted_20_Text">daily</text:p>
      <text:p text:style-name="Preformatted_20_Text">webdisk.files</text:p>
      <text:p text:style-name="Preformatted_20_Text">michelle</text:p>
      <text:p text:style-name="Preformatted_20_Text">musik</text:p>
      <text:p text:style-name="Preformatted_20_Text">sic</text:p>
      <text:p text:style-name="Preformatted_20_Text">taiwan</text:p>
      <text:p text:style-name="Preformatted_20_Text"><text:soft-page-break/>jewel</text:p>
      <text:p text:style-name="Preformatted_20_Text">inbound</text:p>
      <text:p text:style-name="Preformatted_20_Text">trio</text:p>
      <text:p text:style-name="Preformatted_20_Text">mts</text:p>
      <text:p text:style-name="Preformatted_20_Text">dog</text:p>
      <text:p text:style-name="Preformatted_20_Text">mustang</text:p>
      <text:p text:style-name="Preformatted_20_Text">specials</text:p>
      <text:p text:style-name="Preformatted_20_Text">www.forms</text:p>
      <text:p text:style-name="Preformatted_20_Text">crew</text:p>
      <text:p text:style-name="Preformatted_20_Text">tes</text:p>
      <text:p text:style-name="Preformatted_20_Text">www.med</text:p>
      <text:p text:style-name="Preformatted_20_Text">elib</text:p>
      <text:p text:style-name="Preformatted_20_Text">testes</text:p>
      <text:p text:style-name="Preformatted_20_Text">richmond</text:p>
      <text:p text:style-name="Preformatted_20_Text">autodiscover.travel</text:p>
      <text:p text:style-name="Preformatted_20_Text">mccoy</text:p>
      <text:p text:style-name="Preformatted_20_Text">aquila</text:p>
      <text:p text:style-name="Preformatted_20_Text">www.saratov</text:p>
      <text:p text:style-name="Preformatted_20_Text">bts</text:p>
      <text:p text:style-name="Preformatted_20_Text">hornet</text:p>
      <text:p text:style-name="Preformatted_20_Text">election</text:p>
      <text:p text:style-name="Preformatted_20_Text">test22</text:p>
      <text:p text:style-name="Preformatted_20_Text">kaliningrad</text:p>
      <text:p text:style-name="Preformatted_20_Text">listes</text:p>
      <text:p text:style-name="Preformatted_20_Text">tx</text:p>
      <text:p text:style-name="Preformatted_20_Text">webdisk.travel</text:p>
      <text:p text:style-name="Preformatted_20_Text">onepiece</text:p>
      <text:p text:style-name="Preformatted_20_Text">bryan</text:p>
      <text:p text:style-name="Preformatted_20_Text">saas</text:p>
      <text:p text:style-name="Preformatted_20_Text">opel</text:p>
      <text:p text:style-name="Preformatted_20_Text">florence</text:p>
      <text:p text:style-name="Preformatted_20_Text">blacklist</text:p>
      <text:p text:style-name="Preformatted_20_Text">skin</text:p>
      <text:p text:style-name="Preformatted_20_Text">workspace</text:p>
      <text:p text:style-name="Preformatted_20_Text">theta</text:p>
      <text:p text:style-name="Preformatted_20_Text">notebook</text:p>
      <text:p text:style-name="Preformatted_20_Text">freddy</text:p>
      <text:p text:style-name="Preformatted_20_Text">elmo</text:p>
      <text:p text:style-name="Preformatted_20_Text">www.webdesign</text:p>
      <text:p text:style-name="Preformatted_20_Text">autoconfig.travel</text:p>
      <text:p text:style-name="Preformatted_20_Text">sql3</text:p>
      <text:p text:style-name="Preformatted_20_Text">faith</text:p>
      <text:p text:style-name="Preformatted_20_Text">cody</text:p>
      <text:p text:style-name="Preformatted_20_Text">nuke</text:p>
      <text:p text:style-name="Preformatted_20_Text">memphis</text:p>
      <text:p text:style-name="Preformatted_20_Text">chrome</text:p>
      <text:p text:style-name="Preformatted_20_Text">douglas</text:p>
      <text:p text:style-name="Preformatted_20_Text">www24</text:p>
      <text:p text:style-name="Preformatted_20_Text">autoconfig.search</text:p>
      <text:p text:style-name="Preformatted_20_Text">www.analytics</text:p>
      <text:p text:style-name="Preformatted_20_Text">forge</text:p>
      <text:p text:style-name="Preformatted_20_Text">gloria</text:p>
      <text:p text:style-name="Preformatted_20_Text">harry</text:p>
      <text:p text:style-name="Preformatted_20_Text">birmingham</text:p>
      <text:p text:style-name="Preformatted_20_Text">zebra</text:p>
      <text:p text:style-name="Preformatted_20_Text">www.123</text:p>
      <text:p text:style-name="Preformatted_20_Text">laguna</text:p>
      <text:p text:style-name="Preformatted_20_Text">lamour</text:p>
      <text:p text:style-name="Preformatted_20_Text">igor</text:p>
      <text:p text:style-name="Preformatted_20_Text">brs</text:p>
      <text:p text:style-name="Preformatted_20_Text">polar</text:p>
      <text:p text:style-name="Preformatted_20_Text">lancaster</text:p>
      <text:p text:style-name="Preformatted_20_Text">webdisk.portal</text:p>
      <text:p text:style-name="Preformatted_20_Text">autoconfig.img</text:p>
      <text:p text:style-name="Preformatted_20_Text"><text:soft-page-break/>autodiscover.img</text:p>
      <text:p text:style-name="Preformatted_20_Text">other</text:p>
      <text:p text:style-name="Preformatted_20_Text">www19</text:p>
      <text:p text:style-name="Preformatted_20_Text">srs</text:p>
      <text:p text:style-name="Preformatted_20_Text">gala</text:p>
      <text:p text:style-name="Preformatted_20_Text">crown</text:p>
      <text:p text:style-name="Preformatted_20_Text">v5</text:p>
      <text:p text:style-name="Preformatted_20_Text">fbl</text:p>
      <text:p text:style-name="Preformatted_20_Text">sherlock</text:p>
      <text:p text:style-name="Preformatted_20_Text">remedy</text:p>
      <text:p text:style-name="Preformatted_20_Text">gw-ndh</text:p>
      <text:p text:style-name="Preformatted_20_Text">mushroom</text:p>
      <text:p text:style-name="Preformatted_20_Text">mysql8</text:p>
      <text:p text:style-name="Preformatted_20_Text">sv5</text:p>
      <text:p text:style-name="Preformatted_20_Text">csp</text:p>
      <text:p text:style-name="Preformatted_20_Text">marathon</text:p>
      <text:p text:style-name="Preformatted_20_Text">kent</text:p>
      <text:p text:style-name="Preformatted_20_Text">critical</text:p>
      <text:p text:style-name="Preformatted_20_Text">dls</text:p>
      <text:p text:style-name="Preformatted_20_Text">capricorn</text:p>
      <text:p text:style-name="Preformatted_20_Text">standby</text:p>
      <text:p text:style-name="Preformatted_20_Text">test15</text:p>
      <text:p text:style-name="Preformatted_20_Text">www.portfolio</text:p>
      <text:p text:style-name="Preformatted_20_Text">savannah</text:p>
      <text:p text:style-name="Preformatted_20_Text">img13</text:p>
      <text:p text:style-name="Preformatted_20_Text">veritas</text:p>
      <text:p text:style-name="Preformatted_20_Text">move</text:p>
      <text:p text:style-name="Preformatted_20_Text">rating</text:p>
      <text:p text:style-name="Preformatted_20_Text">sound</text:p>
      <text:p text:style-name="Preformatted_20_Text">zephyr</text:p>
      <text:p text:style-name="Preformatted_20_Text">download1</text:p>
      <text:p text:style-name="Preformatted_20_Text">www.ticket</text:p>
      <text:p text:style-name="Preformatted_20_Text">exchange-imap.its</text:p>
      <text:p text:style-name="Preformatted_20_Text">b5</text:p>
      <text:p text:style-name="Preformatted_20_Text">andrea</text:p>
      <text:p text:style-name="Preformatted_20_Text">dds</text:p>
      <text:p text:style-name="Preformatted_20_Text">epm</text:p>
      <text:p text:style-name="Preformatted_20_Text">banana</text:p>
      <text:p text:style-name="Preformatted_20_Text">smartphone</text:p>
      <text:p text:style-name="Preformatted_20_Text">nicolas</text:p>
      <text:p text:style-name="Preformatted_20_Text">phpadmin</text:p>
      <text:p text:style-name="Preformatted_20_Text">www.subscribe</text:p>
      <text:p text:style-name="Preformatted_20_Text">prototype</text:p>
      <text:p text:style-name="Preformatted_20_Text">experts</text:p>
      <text:p text:style-name="Preformatted_20_Text">mgk</text:p>
      <text:p text:style-name="Preformatted_20_Text">newforum</text:p>
      <text:p text:style-name="Preformatted_20_Text">result</text:p>
      <text:p text:style-name="Preformatted_20_Text">www.prueba</text:p>
      <text:p text:style-name="Preformatted_20_Text">cbf2</text:p>
      <text:p text:style-name="Preformatted_20_Text">s114</text:p>
      <text:p text:style-name="Preformatted_20_Text">spp</text:p>
      <text:p text:style-name="Preformatted_20_Text">trident</text:p>
      <text:p text:style-name="Preformatted_20_Text">mirror2</text:p>
      <text:p text:style-name="Preformatted_20_Text">s112</text:p>
      <text:p text:style-name="Preformatted_20_Text">sonia</text:p>
      <text:p text:style-name="Preformatted_20_Text">nnov</text:p>
      <text:p text:style-name="Preformatted_20_Text">www.china</text:p>
      <text:p text:style-name="Preformatted_20_Text">alabama</text:p>
      <text:p text:style-name="Preformatted_20_Text">photogallery</text:p>
      <text:p text:style-name="Preformatted_20_Text">blackjack</text:p>
      <text:p text:style-name="Preformatted_20_Text">lex</text:p>
      <text:p text:style-name="Preformatted_20_Text">hathor</text:p>
      <text:p text:style-name="Preformatted_20_Text">inc</text:p>
      <text:p text:style-name="Preformatted_20_Text">xmas</text:p>
      <text:p text:style-name="Preformatted_20_Text"><text:soft-page-break/>tulip</text:p>
      <text:p text:style-name="Preformatted_20_Text">and</text:p>
      <text:p text:style-name="Preformatted_20_Text">common-sw1</text:p>
      <text:p text:style-name="Preformatted_20_Text">betty</text:p>
      <text:p text:style-name="Preformatted_20_Text">vo</text:p>
      <text:p text:style-name="Preformatted_20_Text">www.msk</text:p>
      <text:p text:style-name="Preformatted_20_Text">pc2</text:p>
      <text:p text:style-name="Preformatted_20_Text">schools</text:p>
      <text:p text:style-name="Preformatted_20_Text">s102</text:p>
      <text:p text:style-name="Preformatted_20_Text">pittsburgh</text:p>
      <text:p text:style-name="Preformatted_20_Text">s101</text:p>
      <text:p text:style-name="Preformatted_20_Text">rw</text:p>
      <text:p text:style-name="Preformatted_20_Text">ozone</text:p>
      <text:p text:style-name="Preformatted_20_Text">common-sw2</text:p>
      <text:p text:style-name="Preformatted_20_Text">ragnarok</text:p>
      <text:p text:style-name="Preformatted_20_Text">venezuela</text:p>
      <text:p text:style-name="Preformatted_20_Text">ntp0</text:p>
      <text:p text:style-name="Preformatted_20_Text">osaka</text:p>
      <text:p text:style-name="Preformatted_20_Text">wx</text:p>
      <text:p text:style-name="Preformatted_20_Text">the</text:p>
      <text:p text:style-name="Preformatted_20_Text">www.register</text:p>
      <text:p text:style-name="Preformatted_20_Text">wh</text:p>
      <text:p text:style-name="Preformatted_20_Text">common-sw</text:p>
      <text:p text:style-name="Preformatted_20_Text">privacy</text:p>
      <text:p text:style-name="Preformatted_20_Text">promos</text:p>
      <text:p text:style-name="Preformatted_20_Text">prov2</text:p>
      <text:p text:style-name="Preformatted_20_Text">c.ns.emailvision.net</text:p>
      <text:p text:style-name="Preformatted_20_Text">88</text:p>
      <text:p text:style-name="Preformatted_20_Text">oyun</text:p>
      <text:p text:style-name="Preformatted_20_Text">alexandria</text:p>
      <text:p text:style-name="Preformatted_20_Text">second</text:p>
      <text:p text:style-name="Preformatted_20_Text">router-b</text:p>
      <text:p text:style-name="Preformatted_20_Text">kentucky</text:p>
      <text:p text:style-name="Preformatted_20_Text">nickel</text:p>
      <text:p text:style-name="Preformatted_20_Text">www.physics</text:p>
      <text:p text:style-name="Preformatted_20_Text">wsb</text:p>
      <text:p text:style-name="Preformatted_20_Text">bruce</text:p>
      <text:p text:style-name="Preformatted_20_Text">www.connect</text:p>
      <text:p text:style-name="Preformatted_20_Text">cc1</text:p>
      <text:p text:style-name="Preformatted_20_Text">www.history</text:p>
      <text:p text:style-name="Preformatted_20_Text">bert</text:p>
      <text:p text:style-name="Preformatted_20_Text">graphite</text:p>
      <text:p text:style-name="Preformatted_20_Text">nina</text:p>
      <text:p text:style-name="Preformatted_20_Text">ck</text:p>
      <text:p text:style-name="Preformatted_20_Text">kq</text:p>
      <text:p text:style-name="Preformatted_20_Text">cmts1-all.gw</text:p>
      <text:p text:style-name="Preformatted_20_Text">mickey</text:p>
      <text:p text:style-name="Preformatted_20_Text">goods</text:p>
      <text:p text:style-name="Preformatted_20_Text">was</text:p>
      <text:p text:style-name="Preformatted_20_Text">ramses</text:p>
      <text:p text:style-name="Preformatted_20_Text">teach</text:p>
      <text:p text:style-name="Preformatted_20_Text">on</text:p>
      <text:p text:style-name="Preformatted_20_Text">helen</text:p>
      <text:p text:style-name="Preformatted_20_Text">mng</text:p>
      <text:p text:style-name="Preformatted_20_Text">dotnet</text:p>
      <text:p text:style-name="Preformatted_20_Text">amir</text:p>
      <text:p text:style-name="Preformatted_20_Text">ptc</text:p>
      <text:p text:style-name="Preformatted_20_Text">nucleus</text:p>
      <text:p text:style-name="Preformatted_20_Text">prm</text:p>
      <text:p text:style-name="Preformatted_20_Text">pogoda</text:p>
      <text:p text:style-name="Preformatted_20_Text">frontend</text:p>
      <text:p text:style-name="Preformatted_20_Text">rails</text:p>
      <text:p text:style-name="Preformatted_20_Text">liga</text:p>
      <text:p text:style-name="Preformatted_20_Text">outgoing</text:p>
      <text:p text:style-name="Preformatted_20_Text"><text:soft-page-break/>thumbnails</text:p>
      <text:p text:style-name="Preformatted_20_Text">ins</text:p>
      <text:p text:style-name="Preformatted_20_Text">ggg</text:p>
      <text:p text:style-name="Preformatted_20_Text">listen</text:p>
      <text:p text:style-name="Preformatted_20_Text">scs</text:p>
      <text:p text:style-name="Preformatted_20_Text">dark</text:p>
      <text:p text:style-name="Preformatted_20_Text">sav</text:p>
      <text:p text:style-name="Preformatted_20_Text">redaktion</text:p>
      <text:p text:style-name="Preformatted_20_Text">viewer</text:p>
      <text:p text:style-name="Preformatted_20_Text">files1</text:p>
      <text:p text:style-name="Preformatted_20_Text">parker</text:p>
      <text:p text:style-name="Preformatted_20_Text">shib</text:p>
      <text:p text:style-name="Preformatted_20_Text">chandra</text:p>
      <text:p text:style-name="Preformatted_20_Text">mapa</text:p>
      <text:p text:style-name="Preformatted_20_Text">cartoon</text:p>
      <text:p text:style-name="Preformatted_20_Text">admin.test</text:p>
      <text:p text:style-name="Preformatted_20_Text">mad</text:p>
      <text:p text:style-name="Preformatted_20_Text">mail25</text:p>
      <text:p text:style-name="Preformatted_20_Text">webdisk.www2</text:p>
      <text:p text:style-name="Preformatted_20_Text">crossroads</text:p>
      <text:p text:style-name="Preformatted_20_Text">webserver2</text:p>
      <text:p text:style-name="Preformatted_20_Text">www.file</text:p>
      <text:p text:style-name="Preformatted_20_Text">da2</text:p>
      <text:p text:style-name="Preformatted_20_Text">gratis</text:p>
      <text:p text:style-name="Preformatted_20_Text">upd</text:p>
      <text:p text:style-name="Preformatted_20_Text">momo</text:p>
      <text:p text:style-name="Preformatted_20_Text">lost</text:p>
      <text:p text:style-name="Preformatted_20_Text">vps5</text:p>
      <text:p text:style-name="Preformatted_20_Text">chelsea</text:p>
      <text:p text:style-name="Preformatted_20_Text">ironman</text:p>
      <text:p text:style-name="Preformatted_20_Text">hive</text:p>
      <text:p text:style-name="Preformatted_20_Text">gadget</text:p>
      <text:p text:style-name="Preformatted_20_Text">cfd307</text:p>
      <text:p text:style-name="Preformatted_20_Text">alan</text:p>
      <text:p text:style-name="Preformatted_20_Text">sm1</text:p>
      <text:p text:style-name="Preformatted_20_Text">kansas</text:p>
      <text:p text:style-name="Preformatted_20_Text">stat2</text:p>
      <text:p text:style-name="Preformatted_20_Text">morpheus</text:p>
      <text:p text:style-name="Preformatted_20_Text">mail18</text:p>
      <text:p text:style-name="Preformatted_20_Text">bleach</text:p>
      <text:p text:style-name="Preformatted_20_Text">joy</text:p>
      <text:p text:style-name="Preformatted_20_Text">solomon</text:p>
      <text:p text:style-name="Preformatted_20_Text">imgup-lb</text:p>
      <text:p text:style-name="Preformatted_20_Text">jk</text:p>
      <text:p text:style-name="Preformatted_20_Text">hammer</text:p>
      <text:p text:style-name="Preformatted_20_Text">ea</text:p>
      <text:p text:style-name="Preformatted_20_Text">honda</text:p>
      <text:p text:style-name="Preformatted_20_Text">omar</text:p>
      <text:p text:style-name="Preformatted_20_Text">trust</text:p>
      <text:p text:style-name="Preformatted_20_Text">nino</text:p>
      <text:p text:style-name="Preformatted_20_Text">img9</text:p>
      <text:p text:style-name="Preformatted_20_Text">webmasters</text:p>
      <text:p text:style-name="Preformatted_20_Text">mona</text:p>
      <text:p text:style-name="Preformatted_20_Text">imaps</text:p>
      <text:p text:style-name="Preformatted_20_Text">www.backup</text:p>
      <text:p text:style-name="Preformatted_20_Text">wsp</text:p>
      <text:p text:style-name="Preformatted_20_Text">registro</text:p>
      <text:p text:style-name="Preformatted_20_Text">cooper</text:p>
      <text:p text:style-name="Preformatted_20_Text">uniform</text:p>
      <text:p text:style-name="Preformatted_20_Text">q3</text:p>
      <text:p text:style-name="Preformatted_20_Text">betav2</text:p>
      <text:p text:style-name="Preformatted_20_Text">magellan</text:p>
      <text:p text:style-name="Preformatted_20_Text">ris</text:p>
      <text:p text:style-name="Preformatted_20_Text">poetry</text:p>
      <text:p text:style-name="Preformatted_20_Text"><text:soft-page-break/>clio</text:p>
      <text:p text:style-name="Preformatted_20_Text">metropolis</text:p>
      <text:p text:style-name="Preformatted_20_Text">teen</text:p>
      <text:p text:style-name="Preformatted_20_Text">phonebook</text:p>
      <text:p text:style-name="Preformatted_20_Text">app5</text:p>
      <text:p text:style-name="Preformatted_20_Text">www.bank</text:p>
      <text:p text:style-name="Preformatted_20_Text">brilliant</text:p>
      <text:p text:style-name="Preformatted_20_Text">underground</text:p>
      <text:p text:style-name="Preformatted_20_Text">hero</text:p>
      <text:p text:style-name="Preformatted_20_Text">s51</text:p>
      <text:p text:style-name="Preformatted_20_Text">amber</text:p>
      <text:p text:style-name="Preformatted_20_Text">www.f</text:p>
      <text:p text:style-name="Preformatted_20_Text">orlando</text:p>
      <text:p text:style-name="Preformatted_20_Text">autodiscover.wp</text:p>
      <text:p text:style-name="Preformatted_20_Text">server21</text:p>
      <text:p text:style-name="Preformatted_20_Text">autoconfig.games</text:p>
      <text:p text:style-name="Preformatted_20_Text">pop1</text:p>
      <text:p text:style-name="Preformatted_20_Text">sean</text:p>
      <text:p text:style-name="Preformatted_20_Text">autoconfig.wp</text:p>
      <text:p text:style-name="Preformatted_20_Text">forever</text:p>
      <text:p text:style-name="Preformatted_20_Text">ism</text:p>
      <text:p text:style-name="Preformatted_20_Text">www.studio</text:p>
      <text:p text:style-name="Preformatted_20_Text">app4</text:p>
      <text:p text:style-name="Preformatted_20_Text">yum</text:p>
      <text:p text:style-name="Preformatted_20_Text">fermat</text:p>
      <text:p text:style-name="Preformatted_20_Text">demosite</text:p>
      <text:p text:style-name="Preformatted_20_Text">sea</text:p>
      <text:p text:style-name="Preformatted_20_Text">celebrity</text:p>
      <text:p text:style-name="Preformatted_20_Text">autodiscover.games</text:p>
      <text:p text:style-name="Preformatted_20_Text">testadmin</text:p>
      <text:p text:style-name="Preformatted_20_Text">les</text:p>
      <text:p text:style-name="Preformatted_20_Text">www.realestate</text:p>
      <text:p text:style-name="Preformatted_20_Text">demo01</text:p>
      <text:p text:style-name="Preformatted_20_Text">msm</text:p>
      <text:p text:style-name="Preformatted_20_Text">mediacenter</text:p>
      <text:p text:style-name="Preformatted_20_Text">jxjy</text:p>
      <text:p text:style-name="Preformatted_20_Text">holidays</text:p>
      <text:p text:style-name="Preformatted_20_Text">ahmed</text:p>
      <text:p text:style-name="Preformatted_20_Text">stlouis</text:p>
      <text:p text:style-name="Preformatted_20_Text">bilbo</text:p>
      <text:p text:style-name="Preformatted_20_Text">coupang4</text:p>
      <text:p text:style-name="Preformatted_20_Text">fb12</text:p>
      <text:p text:style-name="Preformatted_20_Text">wlan-switch</text:p>
      <text:p text:style-name="Preformatted_20_Text">21</text:p>
      <text:p text:style-name="Preformatted_20_Text">offsite</text:p>
      <text:p text:style-name="Preformatted_20_Text">fluffy</text:p>
      <text:p text:style-name="Preformatted_20_Text">joker</text:p>
      <text:p text:style-name="Preformatted_20_Text">arcade</text:p>
      <text:p text:style-name="Preformatted_20_Text">cielo</text:p>
      <text:p text:style-name="Preformatted_20_Text">17</text:p>
      <text:p text:style-name="Preformatted_20_Text">server16</text:p>
      <text:p text:style-name="Preformatted_20_Text">mss</text:p>
      <text:p text:style-name="Preformatted_20_Text">wonder</text:p>
      <text:p text:style-name="Preformatted_20_Text">smolensk</text:p>
      <text:p text:style-name="Preformatted_20_Text">dg</text:p>
      <text:p text:style-name="Preformatted_20_Text">esc</text:p>
      <text:p text:style-name="Preformatted_20_Text">w8</text:p>
      <text:p text:style-name="Preformatted_20_Text">www.aa</text:p>
      <text:p text:style-name="Preformatted_20_Text">none</text:p>
      <text:p text:style-name="Preformatted_20_Text">breeze</text:p>
      <text:p text:style-name="Preformatted_20_Text">nba</text:p>
      <text:p text:style-name="Preformatted_20_Text">toys</text:p>
      <text:p text:style-name="Preformatted_20_Text">fakalipit-mbp.cit</text:p>
      <text:p text:style-name="Preformatted_20_Text">nss</text:p>
      <text:p text:style-name="Preformatted_20_Text"><text:soft-page-break/>gen</text:p>
      <text:p text:style-name="Preformatted_20_Text">tmg</text:p>
      <text:p text:style-name="Preformatted_20_Text">www.perm</text:p>
      <text:p text:style-name="Preformatted_20_Text">fishing</text:p>
      <text:p text:style-name="Preformatted_20_Text">ldapauth</text:p>
      <text:p text:style-name="Preformatted_20_Text">cup</text:p>
      <text:p text:style-name="Preformatted_20_Text">dhl</text:p>
      <text:p text:style-name="Preformatted_20_Text">www.join</text:p>
      <text:p text:style-name="Preformatted_20_Text">eps</text:p>
      <text:p text:style-name="Preformatted_20_Text">dove</text:p>
      <text:p text:style-name="Preformatted_20_Text">tuning</text:p>
      <text:p text:style-name="Preformatted_20_Text">conference.jabber</text:p>
      <text:p text:style-name="Preformatted_20_Text">liste</text:p>
      <text:p text:style-name="Preformatted_20_Text">smtptest</text:p>
      <text:p text:style-name="Preformatted_20_Text">webstat</text:p>
      <text:p text:style-name="Preformatted_20_Text">www.beauty</text:p>
      <text:p text:style-name="Preformatted_20_Text">files3</text:p>
      <text:p text:style-name="Preformatted_20_Text">resolver1</text:p>
      <text:p text:style-name="Preformatted_20_Text">revolution</text:p>
      <text:p text:style-name="Preformatted_20_Text">jacksonville</text:p>
      <text:p text:style-name="Preformatted_20_Text">www.aff</text:p>
      <text:p text:style-name="Preformatted_20_Text">pv</text:p>
      <text:p text:style-name="Preformatted_20_Text">webdisk.tv</text:p>
      <text:p text:style-name="Preformatted_20_Text">ia</text:p>
      <text:p text:style-name="Preformatted_20_Text">fog</text:p>
      <text:p text:style-name="Preformatted_20_Text">mason</text:p>
      <text:p text:style-name="Preformatted_20_Text">odessa</text:p>
      <text:p text:style-name="Preformatted_20_Text">www.kb</text:p>
      <text:p text:style-name="Preformatted_20_Text">webdisk.newsletter</text:p>
      <text:p text:style-name="Preformatted_20_Text">im1</text:p>
      <text:p text:style-name="Preformatted_20_Text">iweb</text:p>
      <text:p text:style-name="Preformatted_20_Text">tower</text:p>
      <text:p text:style-name="Preformatted_20_Text">memo</text:p>
      <text:p text:style-name="Preformatted_20_Text">emperor</text:p>
      <text:p text:style-name="Preformatted_20_Text">financial</text:p>
      <text:p text:style-name="Preformatted_20_Text">stm</text:p>
      <text:p text:style-name="Preformatted_20_Text">newwww</text:p>
      <text:p text:style-name="Preformatted_20_Text">chel</text:p>
      <text:p text:style-name="Preformatted_20_Text">supernova</text:p>
      <text:p text:style-name="Preformatted_20_Text">c8</text:p>
      <text:p text:style-name="Preformatted_20_Text">rai</text:p>
      <text:p text:style-name="Preformatted_20_Text">hannibal</text:p>
      <text:p text:style-name="Preformatted_20_Text">lava</text:p>
      <text:p text:style-name="Preformatted_20_Text">www.manager</text:p>
      <text:p text:style-name="Preformatted_20_Text">caesar</text:p>
      <text:p text:style-name="Preformatted_20_Text">ssb</text:p>
      <text:p text:style-name="Preformatted_20_Text">www.az</text:p>
      <text:p text:style-name="Preformatted_20_Text">ftp7</text:p>
      <text:p text:style-name="Preformatted_20_Text">itunes</text:p>
      <text:p text:style-name="Preformatted_20_Text">julia</text:p>
      <text:p text:style-name="Preformatted_20_Text">worldcup</text:p>
      <text:p text:style-name="Preformatted_20_Text">whatever</text:p>
      <text:p text:style-name="Preformatted_20_Text">alpha1</text:p>
      <text:p text:style-name="Preformatted_20_Text">tablet</text:p>
      <text:p text:style-name="Preformatted_20_Text">grad</text:p>
      <text:p text:style-name="Preformatted_20_Text">tony</text:p>
      <text:p text:style-name="Preformatted_20_Text">14</text:p>
      <text:p text:style-name="Preformatted_20_Text">18</text:p>
      <text:p text:style-name="Preformatted_20_Text">memory</text:p>
      <text:p text:style-name="Preformatted_20_Text">jeu</text:p>
      <text:p text:style-name="Preformatted_20_Text">anuncios</text:p>
      <text:p text:style-name="Preformatted_20_Text">smtp11</text:p>
      <text:p text:style-name="Preformatted_20_Text">colocation</text:p>
      <text:p text:style-name="Preformatted_20_Text">clean</text:p>
      <text:p text:style-name="Preformatted_20_Text"><text:soft-page-break/>anh</text:p>
      <text:p text:style-name="Preformatted_20_Text">crash</text:p>
      <text:p text:style-name="Preformatted_20_Text">ppm</text:p>
      <text:p text:style-name="Preformatted_20_Text">www.ct</text:p>
      <text:p text:style-name="Preformatted_20_Text">www.cards</text:p>
      <text:p text:style-name="Preformatted_20_Text">sti</text:p>
      <text:p text:style-name="Preformatted_20_Text">est</text:p>
      <text:p text:style-name="Preformatted_20_Text">goat</text:p>
      <text:p text:style-name="Preformatted_20_Text">sg1</text:p>
      <text:p text:style-name="Preformatted_20_Text">etherpad</text:p>
      <text:p text:style-name="Preformatted_20_Text">37</text:p>
      <text:p text:style-name="Preformatted_20_Text">aplicaciones</text:p>
      <text:p text:style-name="Preformatted_20_Text">www.webinar</text:p>
      <text:p text:style-name="Preformatted_20_Text">thai</text:p>
      <text:p text:style-name="Preformatted_20_Text">iceman</text:p>
      <text:p text:style-name="Preformatted_20_Text">mass</text:p>
      <text:p text:style-name="Preformatted_20_Text">hqjt</text:p>
      <text:p text:style-name="Preformatted_20_Text">region</text:p>
      <text:p text:style-name="Preformatted_20_Text">itech</text:p>
      <text:p text:style-name="Preformatted_20_Text">1234</text:p>
      <text:p text:style-name="Preformatted_20_Text">demo11</text:p>
      <text:p text:style-name="Preformatted_20_Text">www.ic</text:p>
      <text:p text:style-name="Preformatted_20_Text">orenburg</text:p>
      <text:p text:style-name="Preformatted_20_Text">cron</text:p>
      <text:p text:style-name="Preformatted_20_Text">autoconfig.info</text:p>
      <text:p text:style-name="Preformatted_20_Text">autodiscover.info</text:p>
      <text:p text:style-name="Preformatted_20_Text">reset</text:p>
      <text:p text:style-name="Preformatted_20_Text">amis</text:p>
      <text:p text:style-name="Preformatted_20_Text">optimus</text:p>
      <text:p text:style-name="Preformatted_20_Text">electra</text:p>
      <text:p text:style-name="Preformatted_20_Text">bitrix</text:p>
      <text:p text:style-name="Preformatted_20_Text">bolt</text:p>
      <text:p text:style-name="Preformatted_20_Text">mrs</text:p>
      <text:p text:style-name="Preformatted_20_Text">look</text:p>
      <text:p text:style-name="Preformatted_20_Text">thanatos</text:p>
      <text:p text:style-name="Preformatted_20_Text">wowza</text:p>
      <text:p text:style-name="Preformatted_20_Text">istanbul</text:p>
      <text:p text:style-name="Preformatted_20_Text">www.banners</text:p>
      <text:p text:style-name="Preformatted_20_Text">https</text:p>
      <text:p text:style-name="Preformatted_20_Text">timesheet</text:p>
      <text:p text:style-name="Preformatted_20_Text">www.s2</text:p>
      <text:p text:style-name="Preformatted_20_Text">ibs</text:p>
      <text:p text:style-name="Preformatted_20_Text">lupus</text:p>
      <text:p text:style-name="Preformatted_20_Text">nutrition</text:p>
      <text:p text:style-name="Preformatted_20_Text">return</text:p>
      <text:p text:style-name="Preformatted_20_Text">www.ph</text:p>
      <text:p text:style-name="Preformatted_20_Text">s36</text:p>
      <text:p text:style-name="Preformatted_20_Text">www.ir</text:p>
      <text:p text:style-name="Preformatted_20_Text">projetos</text:p>
      <text:p text:style-name="Preformatted_20_Text">america</text:p>
      <text:p text:style-name="Preformatted_20_Text">cirrus</text:p>
      <text:p text:style-name="Preformatted_20_Text">tax</text:p>
      <text:p text:style-name="Preformatted_20_Text">trash</text:p>
      <text:p text:style-name="Preformatted_20_Text">msc</text:p>
      <text:p text:style-name="Preformatted_20_Text">cep</text:p>
      <text:p text:style-name="Preformatted_20_Text">www.control</text:p>
      <text:p text:style-name="Preformatted_20_Text">da1</text:p>
      <text:p text:style-name="Preformatted_20_Text">api-test</text:p>
      <text:p text:style-name="Preformatted_20_Text">www.bt</text:p>
      <text:p text:style-name="Preformatted_20_Text">adams</text:p>
      <text:p text:style-name="Preformatted_20_Text">xserve</text:p>
      <text:p text:style-name="Preformatted_20_Text">www.dealer</text:p>
      <text:p text:style-name="Preformatted_20_Text">orient</text:p>
      <text:p text:style-name="Preformatted_20_Text">retro</text:p>
      <text:p text:style-name="Preformatted_20_Text"><text:soft-page-break/>www.krasnodar</text:p>
      <text:p text:style-name="Preformatted_20_Text">your</text:p>
      <text:p text:style-name="Preformatted_20_Text">anderson</text:p>
      <text:p text:style-name="Preformatted_20_Text">www.internet</text:p>
      <text:p text:style-name="Preformatted_20_Text">gts</text:p>
      <text:p text:style-name="Preformatted_20_Text">hits</text:p>
      <text:p text:style-name="Preformatted_20_Text">pat</text:p>
      <text:p text:style-name="Preformatted_20_Text">payroll</text:p>
      <text:p text:style-name="Preformatted_20_Text">oblivion</text:p>
      <text:p text:style-name="Preformatted_20_Text">notice</text:p>
      <text:p text:style-name="Preformatted_20_Text">andre</text:p>
      <text:p text:style-name="Preformatted_20_Text">dany</text:p>
      <text:p text:style-name="Preformatted_20_Text">portland</text:p>
      <text:p text:style-name="Preformatted_20_Text">applications</text:p>
      <text:p text:style-name="Preformatted_20_Text">mailin11mx</text:p>
      <text:p text:style-name="Preformatted_20_Text">www.google</text:p>
      <text:p text:style-name="Preformatted_20_Text">nr</text:p>
      <text:p text:style-name="Preformatted_20_Text">photography</text:p>
      <text:p text:style-name="Preformatted_20_Text">xxxx</text:p>
      <text:p text:style-name="Preformatted_20_Text">concept</text:p>
      <text:p text:style-name="Preformatted_20_Text">masters</text:p>
      <text:p text:style-name="Preformatted_20_Text">c.ns.email</text:p>
      <text:p text:style-name="Preformatted_20_Text">startrek</text:p>
      <text:p text:style-name="Preformatted_20_Text">mailin10mx</text:p>
      <text:p text:style-name="Preformatted_20_Text">l2</text:p>
      <text:p text:style-name="Preformatted_20_Text">host11</text:p>
      <text:p text:style-name="Preformatted_20_Text">alpha2</text:p>
      <text:p text:style-name="Preformatted_20_Text">vmailin02mx</text:p>
      <text:p text:style-name="Preformatted_20_Text">cic</text:p>
      <text:p text:style-name="Preformatted_20_Text">d.ns.email</text:p>
      <text:p text:style-name="Preformatted_20_Text">pomoc</text:p>
      <text:p text:style-name="Preformatted_20_Text">melon</text:p>
      <text:p text:style-name="Preformatted_20_Text">provisioning</text:p>
      <text:p text:style-name="Preformatted_20_Text">gx2</text:p>
      <text:p text:style-name="Preformatted_20_Text">egov</text:p>
      <text:p text:style-name="Preformatted_20_Text">ranger</text:p>
      <text:p text:style-name="Preformatted_20_Text">pod</text:p>
      <text:p text:style-name="Preformatted_20_Text">CSR41.net</text:p>
      <text:p text:style-name="Preformatted_20_Text">otto</text:p>
      <text:p text:style-name="Preformatted_20_Text">pj</text:p>
      <text:p text:style-name="Preformatted_20_Text">godzilla</text:p>
      <text:p text:style-name="Preformatted_20_Text">www.house</text:p>
      <text:p text:style-name="Preformatted_20_Text">mgw</text:p>
      <text:p text:style-name="Preformatted_20_Text">web30</text:p>
      <text:p text:style-name="Preformatted_20_Text">mail.demo</text:p>
      <text:p text:style-name="Preformatted_20_Text">spc</text:p>
      <text:p text:style-name="Preformatted_20_Text">univer</text:p>
      <text:p text:style-name="Preformatted_20_Text">eweb</text:p>
      <text:p text:style-name="Preformatted_20_Text">beacon</text:p>
      <text:p text:style-name="Preformatted_20_Text">merchant</text:p>
      <text:p text:style-name="Preformatted_20_Text">exclusive</text:p>
      <text:p text:style-name="Preformatted_20_Text">sensor</text:p>
      <text:p text:style-name="Preformatted_20_Text">imagens</text:p>
      <text:p text:style-name="Preformatted_20_Text">bu</text:p>
      <text:p text:style-name="Preformatted_20_Text">pathfinder</text:p>
      <text:p text:style-name="Preformatted_20_Text">oops</text:p>
      <text:p text:style-name="Preformatted_20_Text">tnt</text:p>
      <text:p text:style-name="Preformatted_20_Text">srv11</text:p>
      <text:p text:style-name="Preformatted_20_Text">mage</text:p>
      <text:p text:style-name="Preformatted_20_Text">fernando</text:p>
      <text:p text:style-name="Preformatted_20_Text">urchin</text:p>
      <text:p text:style-name="Preformatted_20_Text">detroit</text:p>
      <text:p text:style-name="Preformatted_20_Text">cetus</text:p>
      <text:p text:style-name="Preformatted_20_Text">daemon</text:p>
      <text:p text:style-name="Preformatted_20_Text"><text:soft-page-break/>irk</text:p>
      <text:p text:style-name="Preformatted_20_Text">seneca</text:p>
      <text:p text:style-name="Preformatted_20_Text">summit</text:p>
      <text:p text:style-name="Preformatted_20_Text">chimera</text:p>
      <text:p text:style-name="Preformatted_20_Text">nadia</text:p>
      <text:p text:style-name="Preformatted_20_Text">disney</text:p>
      <text:p text:style-name="Preformatted_20_Text">crane</text:p>
      <text:p text:style-name="Preformatted_20_Text">cleo</text:p>
      <text:p text:style-name="Preformatted_20_Text">sahara</text:p>
      <text:p text:style-name="Preformatted_20_Text">cartman</text:p>
      <text:p text:style-name="Preformatted_20_Text">b.mx</text:p>
      <text:p text:style-name="Preformatted_20_Text">hls</text:p>
      <text:p text:style-name="Preformatted_20_Text">px</text:p>
      <text:p text:style-name="Preformatted_20_Text">warren</text:p>
      <text:p text:style-name="Preformatted_20_Text">spam2</text:p>
      <text:p text:style-name="Preformatted_20_Text">scooter</text:p>
      <text:p text:style-name="Preformatted_20_Text">mailin13mx</text:p>
      <text:p text:style-name="Preformatted_20_Text">e.ns.email</text:p>
      <text:p text:style-name="Preformatted_20_Text">smarthost</text:p>
      <text:p text:style-name="Preformatted_20_Text">tlc</text:p>
      <text:p text:style-name="Preformatted_20_Text">vmailin01mx</text:p>
      <text:p text:style-name="Preformatted_20_Text">mailin16mx</text:p>
      <text:p text:style-name="Preformatted_20_Text">onix</text:p>
      <text:p text:style-name="Preformatted_20_Text">kite</text:p>
      <text:p text:style-name="Preformatted_20_Text">jeep</text:p>
      <text:p text:style-name="Preformatted_20_Text">www.internal</text:p>
      <text:p text:style-name="Preformatted_20_Text">www.b</text:p>
      <text:p text:style-name="Preformatted_20_Text">ax</text:p>
      <text:p text:style-name="Preformatted_20_Text">torrents</text:p>
      <text:p text:style-name="Preformatted_20_Text">mailin15mx</text:p>
      <text:p text:style-name="Preformatted_20_Text">mailserver1</text:p>
      <text:p text:style-name="Preformatted_20_Text">totem</text:p>
      <text:p text:style-name="Preformatted_20_Text">anh-mobileTH</text:p>
      <text:p text:style-name="Preformatted_20_Text">ttc</text:p>
      <text:p text:style-name="Preformatted_20_Text">polo</text:p>
      <text:p text:style-name="Preformatted_20_Text">w10</text:p>
      <text:p text:style-name="Preformatted_20_Text">otp</text:p>
      <text:p text:style-name="Preformatted_20_Text">mailin14mx</text:p>
      <text:p text:style-name="Preformatted_20_Text">ojs</text:p>
      <text:p text:style-name="Preformatted_20_Text">ksp</text:p>
      <text:p text:style-name="Preformatted_20_Text">webdisk.apps</text:p>
      <text:p text:style-name="Preformatted_20_Text">kyoto</text:p>
      <text:p text:style-name="Preformatted_20_Text">university</text:p>
      <text:p text:style-name="Preformatted_20_Text">academico</text:p>
      <text:p text:style-name="Preformatted_20_Text">pension</text:p>
      <text:p text:style-name="Preformatted_20_Text">www.remote</text:p>
      <text:p text:style-name="Preformatted_20_Text">cast</text:p>
      <text:p text:style-name="Preformatted_20_Text">ns91</text:p>
      <text:p text:style-name="Preformatted_20_Text">mailin12mx</text:p>
      <text:p text:style-name="Preformatted_20_Text">www.h</text:p>
      <text:p text:style-name="Preformatted_20_Text">cbs</text:p>
      <text:p text:style-name="Preformatted_20_Text">facilities</text:p>
      <text:p text:style-name="Preformatted_20_Text">ads1</text:p>
      <text:p text:style-name="Preformatted_20_Text">ns92</text:p>
      <text:p text:style-name="Preformatted_20_Text">publisher</text:p>
      <text:p text:style-name="Preformatted_20_Text">lunar</text:p>
      <text:p text:style-name="Preformatted_20_Text">esd</text:p>
      <text:p text:style-name="Preformatted_20_Text">trip</text:p>
      <text:p text:style-name="Preformatted_20_Text">sac</text:p>
      <text:p text:style-name="Preformatted_20_Text">ot</text:p>
      <text:p text:style-name="Preformatted_20_Text">william</text:p>
      <text:p text:style-name="Preformatted_20_Text">serwis</text:p>
      <text:p text:style-name="Preformatted_20_Text">stk</text:p>
      <text:p text:style-name="Preformatted_20_Text">oj</text:p>
      <text:p text:style-name="Preformatted_20_Text"><text:soft-page-break/>dragonfly</text:p>
      <text:p text:style-name="Preformatted_20_Text">b.ns.email</text:p>
      <text:p text:style-name="Preformatted_20_Text">a.ns.email</text:p>
      <text:p text:style-name="Preformatted_20_Text">dsa</text:p>
      <text:p text:style-name="Preformatted_20_Text">advertise</text:p>
      <text:p text:style-name="Preformatted_20_Text">s45</text:p>
      <text:p text:style-name="Preformatted_20_Text">yz</text:p>
      <text:p text:style-name="Preformatted_20_Text">www.lists</text:p>
      <text:p text:style-name="Preformatted_20_Text">resume</text:p>
      <text:p text:style-name="Preformatted_20_Text">t3</text:p>
      <text:p text:style-name="Preformatted_20_Text">s47</text:p>
      <text:p text:style-name="Preformatted_20_Text">redesign</text:p>
      <text:p text:style-name="Preformatted_20_Text">toy</text:p>
      <text:p text:style-name="Preformatted_20_Text">pelican</text:p>
      <text:p text:style-name="Preformatted_20_Text">popgate</text:p>
      <text:p text:style-name="Preformatted_20_Text">www.ap</text:p>
      <text:p text:style-name="Preformatted_20_Text">plasma</text:p>
      <text:p text:style-name="Preformatted_20_Text">rocket</text:p>
      <text:p text:style-name="Preformatted_20_Text">patty</text:p>
      <text:p text:style-name="Preformatted_20_Text">srv8</text:p>
      <text:p text:style-name="Preformatted_20_Text">pizza</text:p>
      <text:p text:style-name="Preformatted_20_Text">dmt</text:p>
      <text:p text:style-name="Preformatted_20_Text">asd</text:p>
      <text:p text:style-name="Preformatted_20_Text">srv7</text:p>
      <text:p text:style-name="Preformatted_20_Text">bulgaria</text:p>
      <text:p text:style-name="Preformatted_20_Text">svn2</text:p>
      <text:p text:style-name="Preformatted_20_Text">drivers</text:p>
      <text:p text:style-name="Preformatted_20_Text">ventas</text:p>
      <text:p text:style-name="Preformatted_20_Text">www.pc</text:p>
      <text:p text:style-name="Preformatted_20_Text">animation</text:p>
      <text:p text:style-name="Preformatted_20_Text">monica</text:p>
      <text:p text:style-name="Preformatted_20_Text">santiago</text:p>
      <text:p text:style-name="Preformatted_20_Text">tucson</text:p>
      <text:p text:style-name="Preformatted_20_Text">mary</text:p>
      <text:p text:style-name="Preformatted_20_Text">wm2</text:p>
      <text:p text:style-name="Preformatted_20_Text">salem</text:p>
      <text:p text:style-name="Preformatted_20_Text">linda</text:p>
      <text:p text:style-name="Preformatted_20_Text">tamil</text:p>
      <text:p text:style-name="Preformatted_20_Text">armstrong</text:p>
      <text:p text:style-name="Preformatted_20_Text">79</text:p>
      <text:p text:style-name="Preformatted_20_Text">norman</text:p>
      <text:p text:style-name="Preformatted_20_Text">quartz</text:p>
      <text:p text:style-name="Preformatted_20_Text">scheduler</text:p>
      <text:p text:style-name="Preformatted_20_Text">socrates</text:p>
      <text:p text:style-name="Preformatted_20_Text">regist</text:p>
      <text:p text:style-name="Preformatted_20_Text">server24</text:p>
      <text:p text:style-name="Preformatted_20_Text">MX</text:p>
      <text:p text:style-name="Preformatted_20_Text">campusvirtual</text:p>
      <text:p text:style-name="Preformatted_20_Text">ip4</text:p>
      <text:p text:style-name="Preformatted_20_Text">alien</text:p>
      <text:p text:style-name="Preformatted_20_Text">www.dev3</text:p>
      <text:p text:style-name="Preformatted_20_Text">www.vps</text:p>
      <text:p text:style-name="Preformatted_20_Text">ip1</text:p>
      <text:p text:style-name="Preformatted_20_Text">misc</text:p>
      <text:p text:style-name="Preformatted_20_Text">capella</text:p>
      <text:p text:style-name="Preformatted_20_Text">www.mike</text:p>
      <text:p text:style-name="Preformatted_20_Text">www.pruebas</text:p>
      <text:p text:style-name="Preformatted_20_Text">sion</text:p>
      <text:p text:style-name="Preformatted_20_Text">testdb</text:p>
      <text:p text:style-name="Preformatted_20_Text">nat2</text:p>
      <text:p text:style-name="Preformatted_20_Text">www.am</text:p>
      <text:p text:style-name="Preformatted_20_Text">anc</text:p>
      <text:p text:style-name="Preformatted_20_Text">mapas</text:p>
      <text:p text:style-name="Preformatted_20_Text">zombie</text:p>
      <text:p text:style-name="Preformatted_20_Text"><text:soft-page-break/>cac</text:p>
      <text:p text:style-name="Preformatted_20_Text">nikita</text:p>
      <text:p text:style-name="Preformatted_20_Text">freestyle</text:p>
      <text:p text:style-name="Preformatted_20_Text">dude</text:p>
      <text:p text:style-name="Preformatted_20_Text">rail</text:p>
      <text:p text:style-name="Preformatted_20_Text">rea</text:p>
      <text:p text:style-name="Preformatted_20_Text">ran</text:p>
      <text:p text:style-name="Preformatted_20_Text">s103</text:p>
      <text:p text:style-name="Preformatted_20_Text">s104</text:p>
      <text:p text:style-name="Preformatted_20_Text">sarah</text:p>
      <text:p text:style-name="Preformatted_20_Text">webm</text:p>
      <text:p text:style-name="Preformatted_20_Text">mazda</text:p>
      <text:p text:style-name="Preformatted_20_Text">claire</text:p>
      <text:p text:style-name="Preformatted_20_Text">esx4</text:p>
      <text:p text:style-name="Preformatted_20_Text">mail22</text:p>
      <text:p text:style-name="Preformatted_20_Text">paste</text:p>
      <text:p text:style-name="Preformatted_20_Text">hy</text:p>
      <text:p text:style-name="Preformatted_20_Text">s106</text:p>
      <text:p text:style-name="Preformatted_20_Text">nh</text:p>
      <text:p text:style-name="Preformatted_20_Text">elara</text:p>
      <text:p text:style-name="Preformatted_20_Text">mail23</text:p>
      <text:p text:style-name="Preformatted_20_Text">vod2</text:p>
      <text:p text:style-name="Preformatted_20_Text">autodiscover.projects</text:p>
      <text:p text:style-name="Preformatted_20_Text">lineage</text:p>
      <text:p text:style-name="Preformatted_20_Text">s107</text:p>
      <text:p text:style-name="Preformatted_20_Text">f.ns.email</text:p>
      <text:p text:style-name="Preformatted_20_Text">egw</text:p>
      <text:p text:style-name="Preformatted_20_Text">apollon</text:p>
      <text:p text:style-name="Preformatted_20_Text">s108</text:p>
      <text:p text:style-name="Preformatted_20_Text">s109</text:p>
      <text:p text:style-name="Preformatted_20_Text">cyrus</text:p>
      <text:p text:style-name="Preformatted_20_Text">recruiter</text:p>
      <text:p text:style-name="Preformatted_20_Text">autoconfig.projects</text:p>
      <text:p text:style-name="Preformatted_20_Text">mahara</text:p>
      <text:p text:style-name="Preformatted_20_Text">chopin</text:p>
      <text:p text:style-name="Preformatted_20_Text">fat</text:p>
      <text:p text:style-name="Preformatted_20_Text">emp</text:p>
      <text:p text:style-name="Preformatted_20_Text">titanium</text:p>
      <text:p text:style-name="Preformatted_20_Text">www.bip</text:p>
      <text:p text:style-name="Preformatted_20_Text">chili</text:p>
      <text:p text:style-name="Preformatted_20_Text">cumulus</text:p>
      <text:p text:style-name="Preformatted_20_Text">blues</text:p>
      <text:p text:style-name="Preformatted_20_Text">u2</text:p>
      <text:p text:style-name="Preformatted_20_Text">iam</text:p>
      <text:p text:style-name="Preformatted_20_Text">donna</text:p>
      <text:p text:style-name="Preformatted_20_Text">delivery.swid</text:p>
      <text:p text:style-name="Preformatted_20_Text">amy</text:p>
      <text:p text:style-name="Preformatted_20_Text">campaigns</text:p>
      <text:p text:style-name="Preformatted_20_Text">wstest</text:p>
      <text:p text:style-name="Preformatted_20_Text">cms3</text:p>
      <text:p text:style-name="Preformatted_20_Text">webeoc</text:p>
      <text:p text:style-name="Preformatted_20_Text">basic</text:p>
      <text:p text:style-name="Preformatted_20_Text">uag</text:p>
      <text:p text:style-name="Preformatted_20_Text">vip3</text:p>
      <text:p text:style-name="Preformatted_20_Text">xl</text:p>
      <text:p text:style-name="Preformatted_20_Text">roberto</text:p>
      <text:p text:style-name="Preformatted_20_Text">karriere</text:p>
      <text:p text:style-name="Preformatted_20_Text">pirates</text:p>
      <text:p text:style-name="Preformatted_20_Text">helpme</text:p>
      <text:p text:style-name="Preformatted_20_Text">economy</text:p>
      <text:p text:style-name="Preformatted_20_Text">www.moto</text:p>
      <text:p text:style-name="Preformatted_20_Text">www.corp</text:p>
      <text:p text:style-name="Preformatted_20_Text">nirvana</text:p>
      <text:p text:style-name="Preformatted_20_Text">35</text:p>
      <text:p text:style-name="Preformatted_20_Text"><text:soft-page-break/>iklan</text:p>
      <text:p text:style-name="Preformatted_20_Text">commercial</text:p>
      <text:p text:style-name="Preformatted_20_Text">rooster</text:p>
      <text:p text:style-name="Preformatted_20_Text">cbf7</text:p>
      <text:p text:style-name="Preformatted_20_Text">bkp</text:p>
      <text:p text:style-name="Preformatted_20_Text">ns53</text:p>
      <text:p text:style-name="Preformatted_20_Text">webdisk.iphone</text:p>
      <text:p text:style-name="Preformatted_20_Text">canon</text:p>
      <text:p text:style-name="Preformatted_20_Text">test.www</text:p>
      <text:p text:style-name="Preformatted_20_Text">www.super</text:p>
      <text:p text:style-name="Preformatted_20_Text">dts</text:p>
      <text:p text:style-name="Preformatted_20_Text">gforge</text:p>
      <text:p text:style-name="Preformatted_20_Text">jam</text:p>
      <text:p text:style-name="Preformatted_20_Text">adtest</text:p>
      <text:p text:style-name="Preformatted_20_Text">cedar</text:p>
      <text:p text:style-name="Preformatted_20_Text">wns1</text:p>
      <text:p text:style-name="Preformatted_20_Text">superman</text:p>
      <text:p text:style-name="Preformatted_20_Text">autoconfig.facebook</text:p>
      <text:p text:style-name="Preformatted_20_Text">ns66</text:p>
      <text:p text:style-name="Preformatted_20_Text">esx</text:p>
      <text:p text:style-name="Preformatted_20_Text">tv1</text:p>
      <text:p text:style-name="Preformatted_20_Text">karta</text:p>
      <text:p text:style-name="Preformatted_20_Text">chile</text:p>
      <text:p text:style-name="Preformatted_20_Text">dotproject</text:p>
      <text:p text:style-name="Preformatted_20_Text">ted</text:p>
      <text:p text:style-name="Preformatted_20_Text">usuarios</text:p>
      <text:p text:style-name="Preformatted_20_Text">relaunch</text:p>
      <text:p text:style-name="Preformatted_20_Text">ismtp</text:p>
      <text:p text:style-name="Preformatted_20_Text">49</text:p>
      <text:p text:style-name="Preformatted_20_Text">israel</text:p>
      <text:p text:style-name="Preformatted_20_Text">www.click</text:p>
      <text:p text:style-name="Preformatted_20_Text">s110</text:p>
      <text:p text:style-name="Preformatted_20_Text">www.st</text:p>
      <text:p text:style-name="Preformatted_20_Text">www.teste</text:p>
      <text:p text:style-name="Preformatted_20_Text">images.a</text:p>
      <text:p text:style-name="Preformatted_20_Text">official</text:p>
      <text:p text:style-name="Preformatted_20_Text">autodiscover.facebook</text:p>
      <text:p text:style-name="Preformatted_20_Text">hentai</text:p>
      <text:p text:style-name="Preformatted_20_Text">bss</text:p>
      <text:p text:style-name="Preformatted_20_Text">dali</text:p>
      <text:p text:style-name="Preformatted_20_Text">sparky</text:p>
      <text:p text:style-name="Preformatted_20_Text">www.car</text:p>
      <text:p text:style-name="Preformatted_20_Text">cosmo</text:p>
      <text:p text:style-name="Preformatted_20_Text">emm</text:p>
      <text:p text:style-name="Preformatted_20_Text">digit</text:p>
      <text:p text:style-name="Preformatted_20_Text">landmark</text:p>
      <text:p text:style-name="Preformatted_20_Text">crs</text:p>
      <text:p text:style-name="Preformatted_20_Text">s208</text:p>
      <text:p text:style-name="Preformatted_20_Text">www.com</text:p>
      <text:p text:style-name="Preformatted_20_Text">voipA075</text:p>
      <text:p text:style-name="Preformatted_20_Text">voipA019</text:p>
      <text:p text:style-name="Preformatted_20_Text">standard</text:p>
      <text:p text:style-name="Preformatted_20_Text">myworld</text:p>
      <text:p text:style-name="Preformatted_20_Text">brasil</text:p>
      <text:p text:style-name="Preformatted_20_Text">voipA062</text:p>
      <text:p text:style-name="Preformatted_20_Text">megatron</text:p>
      <text:p text:style-name="Preformatted_20_Text">voipA04A</text:p>
      <text:p text:style-name="Preformatted_20_Text">groupwise</text:p>
      <text:p text:style-name="Preformatted_20_Text">voipA07E</text:p>
      <text:p text:style-name="Preformatted_20_Text">ns72</text:p>
      <text:p text:style-name="Preformatted_20_Text">byron</text:p>
      <text:p text:style-name="Preformatted_20_Text">voipA03F</text:p>
      <text:p text:style-name="Preformatted_20_Text">img02</text:p>
      <text:p text:style-name="Preformatted_20_Text">voipA029</text:p>
      <text:p text:style-name="Preformatted_20_Text"><text:soft-page-break/>amos</text:p>
      <text:p text:style-name="Preformatted_20_Text">voipA079</text:p>
      <text:p text:style-name="Preformatted_20_Text">s125</text:p>
      <text:p text:style-name="Preformatted_20_Text">voipA04D</text:p>
      <text:p text:style-name="Preformatted_20_Text">bam</text:p>
      <text:p text:style-name="Preformatted_20_Text">voipA017</text:p>
      <text:p text:style-name="Preformatted_20_Text">ns58</text:p>
      <text:p text:style-name="Preformatted_20_Text">voipA03D</text:p>
      <text:p text:style-name="Preformatted_20_Text">s124</text:p>
      <text:p text:style-name="Preformatted_20_Text">voipA03C</text:p>
      <text:p text:style-name="Preformatted_20_Text">colossus</text:p>
      <text:p text:style-name="Preformatted_20_Text">oregon</text:p>
      <text:p text:style-name="Preformatted_20_Text">filemaker</text:p>
      <text:p text:style-name="Preformatted_20_Text">amethyst</text:p>
      <text:p text:style-name="Preformatted_20_Text">wp1</text:p>
      <text:p text:style-name="Preformatted_20_Text">webdisk.member</text:p>
      <text:p text:style-name="Preformatted_20_Text">voipA03A</text:p>
      <text:p text:style-name="Preformatted_20_Text">projekt</text:p>
      <text:p text:style-name="Preformatted_20_Text">opa</text:p>
      <text:p text:style-name="Preformatted_20_Text">n1.eu.cdn</text:p>
      <text:p text:style-name="Preformatted_20_Text">www-origin</text:p>
      <text:p text:style-name="Preformatted_20_Text">tattoo</text:p>
      <text:p text:style-name="Preformatted_20_Text">driver</text:p>
      <text:p text:style-name="Preformatted_20_Text">voipA038</text:p>
      <text:p text:style-name="Preformatted_20_Text">rdns1</text:p>
      <text:p text:style-name="Preformatted_20_Text">s121</text:p>
      <text:p text:style-name="Preformatted_20_Text">voipA031</text:p>
      <text:p text:style-name="Preformatted_20_Text">voipA035</text:p>
      <text:p text:style-name="Preformatted_20_Text">voipA02F</text:p>
      <text:p text:style-name="Preformatted_20_Text">solution</text:p>
      <text:p text:style-name="Preformatted_20_Text">freehost</text:p>
      <text:p text:style-name="Preformatted_20_Text">s119</text:p>
      <text:p text:style-name="Preformatted_20_Text">mx20</text:p>
      <text:p text:style-name="Preformatted_20_Text">robert</text:p>
      <text:p text:style-name="Preformatted_20_Text">s116</text:p>
      <text:p text:style-name="Preformatted_20_Text">queen</text:p>
      <text:p text:style-name="Preformatted_20_Text">www.magazin</text:p>
      <text:p text:style-name="Preformatted_20_Text">acesso</text:p>
      <text:p text:style-name="Preformatted_20_Text">voipA040</text:p>
      <text:p text:style-name="Preformatted_20_Text">riot</text:p>
      <text:p text:style-name="Preformatted_20_Text">temp2</text:p>
      <text:p text:style-name="Preformatted_20_Text">voipA05E</text:p>
      <text:p text:style-name="Preformatted_20_Text">www.sale</text:p>
      <text:p text:style-name="Preformatted_20_Text">www.praca</text:p>
      <text:p text:style-name="Preformatted_20_Text">voipA039</text:p>
      <text:p text:style-name="Preformatted_20_Text">taylor</text:p>
      <text:p text:style-name="Preformatted_20_Text">www.bm</text:p>
      <text:p text:style-name="Preformatted_20_Text">grs</text:p>
      <text:p text:style-name="Preformatted_20_Text">aruba-master</text:p>
      <text:p text:style-name="Preformatted_20_Text">voipA047</text:p>
      <text:p text:style-name="Preformatted_20_Text">s113</text:p>
      <text:p text:style-name="Preformatted_20_Text">yoyo</text:p>
      <text:p text:style-name="Preformatted_20_Text">flora</text:p>
      <text:p text:style-name="Preformatted_20_Text">www.voronezh</text:p>
      <text:p text:style-name="Preformatted_20_Text">verdi</text:p>
      <text:p text:style-name="Preformatted_20_Text">yc</text:p>
      <text:p text:style-name="Preformatted_20_Text">euler</text:p>
      <text:p text:style-name="Preformatted_20_Text">pooh</text:p>
      <text:p text:style-name="Preformatted_20_Text">voipA02E</text:p>
      <text:p text:style-name="Preformatted_20_Text">gy</text:p>
      <text:p text:style-name="Preformatted_20_Text">smtp8</text:p>
      <text:p text:style-name="Preformatted_20_Text">voipA02D</text:p>
      <text:p text:style-name="Preformatted_20_Text">voipA02C</text:p>
      <text:p text:style-name="Preformatted_20_Text">iec</text:p>
      <text:p text:style-name="Preformatted_20_Text"><text:soft-page-break/>114</text:p>
      <text:p text:style-name="Preformatted_20_Text">voipA037</text:p>
      <text:p text:style-name="Preformatted_20_Text">quest</text:p>
      <text:p text:style-name="Preformatted_20_Text">mail30</text:p>
      <text:p text:style-name="Preformatted_20_Text">www.vpn</text:p>
      <text:p text:style-name="Preformatted_20_Text">j2</text:p>
      <text:p text:style-name="Preformatted_20_Text">mail26</text:p>
      <text:p text:style-name="Preformatted_20_Text">voipA02A</text:p>
      <text:p text:style-name="Preformatted_20_Text">origen-www</text:p>
      <text:p text:style-name="Preformatted_20_Text">server17</text:p>
      <text:p text:style-name="Preformatted_20_Text">voip1</text:p>
      <text:p text:style-name="Preformatted_20_Text">ws4</text:p>
      <text:p text:style-name="Preformatted_20_Text">voipA04C</text:p>
      <text:p text:style-name="Preformatted_20_Text">voipA036</text:p>
      <text:p text:style-name="Preformatted_20_Text">browser</text:p>
      <text:p text:style-name="Preformatted_20_Text">j1</text:p>
      <text:p text:style-name="Preformatted_20_Text">voipA073</text:p>
      <text:p text:style-name="Preformatted_20_Text">release</text:p>
      <text:p text:style-name="Preformatted_20_Text">voipA072</text:p>
      <text:p text:style-name="Preformatted_20_Text">s105</text:p>
      <text:p text:style-name="Preformatted_20_Text">voipA048</text:p>
      <text:p text:style-name="Preformatted_20_Text">voipA071</text:p>
      <text:p text:style-name="Preformatted_20_Text">mail16</text:p>
      <text:p text:style-name="Preformatted_20_Text">koala</text:p>
      <text:p text:style-name="Preformatted_20_Text">server23</text:p>
      <text:p text:style-name="Preformatted_20_Text">voipA01F</text:p>
      <text:p text:style-name="Preformatted_20_Text">srilanka</text:p>
      <text:p text:style-name="Preformatted_20_Text">voipA04E</text:p>
      <text:p text:style-name="Preformatted_20_Text">soma</text:p>
      <text:p text:style-name="Preformatted_20_Text">ws-lon-oauth1</text:p>
      <text:p text:style-name="Preformatted_20_Text">voipA01D</text:p>
      <text:p text:style-name="Preformatted_20_Text">voipA049</text:p>
      <text:p text:style-name="Preformatted_20_Text">voipA04F</text:p>
      <text:p text:style-name="Preformatted_20_Text">f4</text:p>
      <text:p text:style-name="Preformatted_20_Text">blitz</text:p>
      <text:p text:style-name="Preformatted_20_Text">cine</text:p>
      <text:p text:style-name="Preformatted_20_Text">host8</text:p>
      <text:p text:style-name="Preformatted_20_Text">voipA05A</text:p>
      <text:p text:style-name="Preformatted_20_Text">zb</text:p>
      <text:p text:style-name="Preformatted_20_Text">voipA060</text:p>
      <text:p text:style-name="Preformatted_20_Text">eportal</text:p>
      <text:p text:style-name="Preformatted_20_Text">voipA034</text:p>
      <text:p text:style-name="Preformatted_20_Text">h6</text:p>
      <text:p text:style-name="Preformatted_20_Text">voipA033</text:p>
      <text:p text:style-name="Preformatted_20_Text">voipA032</text:p>
      <text:p text:style-name="Preformatted_20_Text">digi</text:p>
      <text:p text:style-name="Preformatted_20_Text">voipA030</text:p>
      <text:p text:style-name="Preformatted_20_Text">service3</text:p>
      <text:p text:style-name="Preformatted_20_Text">joshua</text:p>
      <text:p text:style-name="Preformatted_20_Text">carlos</text:p>
      <text:p text:style-name="Preformatted_20_Text">projets</text:p>
      <text:p text:style-name="Preformatted_20_Text">kitty</text:p>
      <text:p text:style-name="Preformatted_20_Text">cloud9</text:p>
      <text:p text:style-name="Preformatted_20_Text">mailinglist</text:p>
      <text:p text:style-name="Preformatted_20_Text">moonlight</text:p>
      <text:p text:style-name="Preformatted_20_Text">webdisk.link</text:p>
      <text:p text:style-name="Preformatted_20_Text">voipA05B</text:p>
      <text:p text:style-name="Preformatted_20_Text">www25</text:p>
      <text:p text:style-name="Preformatted_20_Text">ina</text:p>
      <text:p text:style-name="Preformatted_20_Text">discount</text:p>
      <text:p text:style-name="Preformatted_20_Text">irc.sac</text:p>
      <text:p text:style-name="Preformatted_20_Text">voipA028</text:p>
      <text:p text:style-name="Preformatted_20_Text">csa</text:p>
      <text:p text:style-name="Preformatted_20_Text">stories</text:p>
      <text:p text:style-name="Preformatted_20_Text"><text:soft-page-break/>voipA05C</text:p>
      <text:p text:style-name="Preformatted_20_Text">parfum</text:p>
      <text:p text:style-name="Preformatted_20_Text">voipA06A</text:p>
      <text:p text:style-name="Preformatted_20_Text">voipA01C</text:p>
      <text:p text:style-name="Preformatted_20_Text">www.local</text:p>
      <text:p text:style-name="Preformatted_20_Text">voipA01B</text:p>
      <text:p text:style-name="Preformatted_20_Text">voipA06C</text:p>
      <text:p text:style-name="Preformatted_20_Text">voipA027</text:p>
      <text:p text:style-name="Preformatted_20_Text">nag</text:p>
      <text:p text:style-name="Preformatted_20_Text">www.sl</text:p>
      <text:p text:style-name="Preformatted_20_Text">robin.exseed</text:p>
      <text:p text:style-name="Preformatted_20_Text">voipA06D</text:p>
      <text:p text:style-name="Preformatted_20_Text">voipA06E</text:p>
      <text:p text:style-name="Preformatted_20_Text">voipA026</text:p>
      <text:p text:style-name="Preformatted_20_Text">voipA06F</text:p>
      <text:p text:style-name="Preformatted_20_Text">www.magazine</text:p>
      <text:p text:style-name="Preformatted_20_Text">wis</text:p>
      <text:p text:style-name="Preformatted_20_Text">voipA07A</text:p>
      <text:p text:style-name="Preformatted_20_Text">voipA025</text:p>
      <text:p text:style-name="Preformatted_20_Text">benny</text:p>
      <text:p text:style-name="Preformatted_20_Text">rcs</text:p>
      <text:p text:style-name="Preformatted_20_Text">minsk</text:p>
      <text:p text:style-name="Preformatted_20_Text">voipA064</text:p>
      <text:p text:style-name="Preformatted_20_Text">vps7</text:p>
      <text:p text:style-name="Preformatted_20_Text">stash</text:p>
      <text:p text:style-name="Preformatted_20_Text">image3</text:p>
      <text:p text:style-name="Preformatted_20_Text">noc2</text:p>
      <text:p text:style-name="Preformatted_20_Text">www.canada</text:p>
      <text:p text:style-name="Preformatted_20_Text">smi</text:p>
      <text:p text:style-name="Preformatted_20_Text">voipA059</text:p>
      <text:p text:style-name="Preformatted_20_Text">voipA065</text:p>
      <text:p text:style-name="Preformatted_20_Text">webdisk.classifieds</text:p>
      <text:p text:style-name="Preformatted_20_Text">note</text:p>
      <text:p text:style-name="Preformatted_20_Text">voipA024</text:p>
      <text:p text:style-name="Preformatted_20_Text">maggie</text:p>
      <text:p text:style-name="Preformatted_20_Text">planetarium</text:p>
      <text:p text:style-name="Preformatted_20_Text">luis</text:p>
      <text:p text:style-name="Preformatted_20_Text">voipA01A</text:p>
      <text:p text:style-name="Preformatted_20_Text">socialmedia</text:p>
      <text:p text:style-name="Preformatted_20_Text">voipA023</text:p>
      <text:p text:style-name="Preformatted_20_Text">sweet</text:p>
      <text:p text:style-name="Preformatted_20_Text">rmt</text:p>
      <text:p text:style-name="Preformatted_20_Text">cmt</text:p>
      <text:p text:style-name="Preformatted_20_Text">serena</text:p>
      <text:p text:style-name="Preformatted_20_Text">collaboration</text:p>
      <text:p text:style-name="Preformatted_20_Text">ftpmini</text:p>
      <text:p text:style-name="Preformatted_20_Text">esxi</text:p>
      <text:p text:style-name="Preformatted_20_Text">www.advertising</text:p>
      <text:p text:style-name="Preformatted_20_Text">webadvisor</text:p>
      <text:p text:style-name="Preformatted_20_Text">m.demo</text:p>
      <text:p text:style-name="Preformatted_20_Text">psychology</text:p>
      <text:p text:style-name="Preformatted_20_Text">graphs</text:p>
      <text:p text:style-name="Preformatted_20_Text">ly</text:p>
      <text:p text:style-name="Preformatted_20_Text">ppa</text:p>
      <text:p text:style-name="Preformatted_20_Text">voipA063</text:p>
      <text:p text:style-name="Preformatted_20_Text">networks</text:p>
      <text:p text:style-name="Preformatted_20_Text">s48</text:p>
      <text:p text:style-name="Preformatted_20_Text">pub2</text:p>
      <text:p text:style-name="Preformatted_20_Text">power2</text:p>
      <text:p text:style-name="Preformatted_20_Text">greece</text:p>
      <text:p text:style-name="Preformatted_20_Text">xoap</text:p>
      <text:p text:style-name="Preformatted_20_Text">sib</text:p>
      <text:p text:style-name="Preformatted_20_Text">carla</text:p>
      <text:p text:style-name="Preformatted_20_Text">voipA061</text:p>
      <text:p text:style-name="Preformatted_20_Text"><text:soft-page-break/>rts</text:p>
      <text:p text:style-name="Preformatted_20_Text">voipA058</text:p>
      <text:p text:style-name="Preformatted_20_Text">branch</text:p>
      <text:p text:style-name="Preformatted_20_Text">mediawiki</text:p>
      <text:p text:style-name="Preformatted_20_Text">clark</text:p>
      <text:p text:style-name="Preformatted_20_Text">twin</text:p>
      <text:p text:style-name="Preformatted_20_Text">b4</text:p>
      <text:p text:style-name="Preformatted_20_Text">web25</text:p>
      <text:p text:style-name="Preformatted_20_Text">pty11165b</text:p>
      <text:p text:style-name="Preformatted_20_Text">lighthouse</text:p>
      <text:p text:style-name="Preformatted_20_Text">voipA066</text:p>
      <text:p text:style-name="Preformatted_20_Text">voipA057</text:p>
      <text:p text:style-name="Preformatted_20_Text">webmeeting</text:p>
      <text:p text:style-name="Preformatted_20_Text">brian</text:p>
      <text:p text:style-name="Preformatted_20_Text">ircip</text:p>
      <text:p text:style-name="Preformatted_20_Text">www.conference</text:p>
      <text:p text:style-name="Preformatted_20_Text">web27</text:p>
      <text:p text:style-name="Preformatted_20_Text">ocsp</text:p>
      <text:p text:style-name="Preformatted_20_Text">uranium</text:p>
      <text:p text:style-name="Preformatted_20_Text">autodiscover.billing</text:p>
      <text:p text:style-name="Preformatted_20_Text">marley</text:p>
      <text:p text:style-name="Preformatted_20_Text">correoweb</text:p>
      <text:p text:style-name="Preformatted_20_Text">fc2</text:p>
      <text:p text:style-name="Preformatted_20_Text">fiesta</text:p>
      <text:p text:style-name="Preformatted_20_Text">velocity</text:p>
      <text:p text:style-name="Preformatted_20_Text">sanatate</text:p>
      <text:p text:style-name="Preformatted_20_Text">ac2</text:p>
      <text:p text:style-name="Preformatted_20_Text">dentist</text:p>
      <text:p text:style-name="Preformatted_20_Text">u1</text:p>
      <text:p text:style-name="Preformatted_20_Text">techsupport</text:p>
      <text:p text:style-name="Preformatted_20_Text">endpoint</text:p>
      <text:p text:style-name="Preformatted_20_Text">vestibular</text:p>
      <text:p text:style-name="Preformatted_20_Text">voipA022</text:p>
      <text:p text:style-name="Preformatted_20_Text">clone</text:p>
      <text:p text:style-name="Preformatted_20_Text">frontpage</text:p>
      <text:p text:style-name="Preformatted_20_Text">www.turystyka</text:p>
      <text:p text:style-name="Preformatted_20_Text">samuel</text:p>
      <text:p text:style-name="Preformatted_20_Text">aws-smail</text:p>
      <text:p text:style-name="Preformatted_20_Text">gabriel</text:p>
      <text:p text:style-name="Preformatted_20_Text">bookings</text:p>
      <text:p text:style-name="Preformatted_20_Text">webdisk.stage</text:p>
      <text:p text:style-name="Preformatted_20_Text">b7</text:p>
      <text:p text:style-name="Preformatted_20_Text">enroll</text:p>
      <text:p text:style-name="Preformatted_20_Text">wmt</text:p>
      <text:p text:style-name="Preformatted_20_Text">anonymous</text:p>
      <text:p text:style-name="Preformatted_20_Text">ali</text:p>
      <text:p text:style-name="Preformatted_20_Text">yukon</text:p>
      <text:p text:style-name="Preformatted_20_Text">gw.bnsc</text:p>
      <text:p text:style-name="Preformatted_20_Text">wikitest</text:p>
      <text:p text:style-name="Preformatted_20_Text">bv</text:p>
      <text:p text:style-name="Preformatted_20_Text">tutorial</text:p>
      <text:p text:style-name="Preformatted_20_Text">zaphod</text:p>
      <text:p text:style-name="Preformatted_20_Text">voipA056</text:p>
      <text:p text:style-name="Preformatted_20_Text">voipA067</text:p>
      <text:p text:style-name="Preformatted_20_Text">maint</text:p>
      <text:p text:style-name="Preformatted_20_Text">voipA01E</text:p>
      <text:p text:style-name="Preformatted_20_Text">tau</text:p>
      <text:p text:style-name="Preformatted_20_Text">voipA055</text:p>
      <text:p text:style-name="Preformatted_20_Text">ren</text:p>
      <text:p text:style-name="Preformatted_20_Text">atl</text:p>
      <text:p text:style-name="Preformatted_20_Text">nat-pool</text:p>
      <text:p text:style-name="Preformatted_20_Text">voipA021</text:p>
      <text:p text:style-name="Preformatted_20_Text">voipA054</text:p>
      <text:p text:style-name="Preformatted_20_Text">turystyka</text:p>
      <text:p text:style-name="Preformatted_20_Text"><text:soft-page-break/>voipA020</text:p>
      <text:p text:style-name="Preformatted_20_Text">comic</text:p>
      <text:p text:style-name="Preformatted_20_Text">voipA053</text:p>
      <text:p text:style-name="Preformatted_20_Text">voipA052</text:p>
      <text:p text:style-name="Preformatted_20_Text">infonet</text:p>
      <text:p text:style-name="Preformatted_20_Text">she</text:p>
      <text:p text:style-name="Preformatted_20_Text">as400</text:p>
      <text:p text:style-name="Preformatted_20_Text">autoconfig.billing</text:p>
      <text:p text:style-name="Preformatted_20_Text">voipA070</text:p>
      <text:p text:style-name="Preformatted_20_Text">babylon</text:p>
      <text:p text:style-name="Preformatted_20_Text">voipA018</text:p>
      <text:p text:style-name="Preformatted_20_Text">lee</text:p>
      <text:p text:style-name="Preformatted_20_Text">www.trade</text:p>
      <text:p text:style-name="Preformatted_20_Text">badger</text:p>
      <text:p text:style-name="Preformatted_20_Text">nospam</text:p>
      <text:p text:style-name="Preformatted_20_Text">srv12</text:p>
      <text:p text:style-name="Preformatted_20_Text">www.kr</text:p>
      <text:p text:style-name="Preformatted_20_Text">chase</text:p>
      <text:p text:style-name="Preformatted_20_Text">srvc67</text:p>
      <text:p text:style-name="Preformatted_20_Text">icc</text:p>
      <text:p text:style-name="Preformatted_20_Text">moderator</text:p>
      <text:p text:style-name="Preformatted_20_Text">stark</text:p>
      <text:p text:style-name="Preformatted_20_Text">voipA074</text:p>
      <text:p text:style-name="Preformatted_20_Text">mail-2</text:p>
      <text:p text:style-name="Preformatted_20_Text">henry</text:p>
      <text:p text:style-name="Preformatted_20_Text">m-test</text:p>
      <text:p text:style-name="Preformatted_20_Text">oud</text:p>
      <text:p text:style-name="Preformatted_20_Text">vincent</text:p>
      <text:p text:style-name="Preformatted_20_Text">lyra</text:p>
      <text:p text:style-name="Preformatted_20_Text">skinner</text:p>
      <text:p text:style-name="Preformatted_20_Text">guard</text:p>
      <text:p text:style-name="Preformatted_20_Text">sphere</text:p>
      <text:p text:style-name="Preformatted_20_Text">balance</text:p>
      <text:p text:style-name="Preformatted_20_Text">voipA016</text:p>
      <text:p text:style-name="Preformatted_20_Text">lara</text:p>
      <text:p text:style-name="Preformatted_20_Text">srvc52</text:p>
      <text:p text:style-name="Preformatted_20_Text">dogs</text:p>
      <text:p text:style-name="Preformatted_20_Text">voipA051</text:p>
      <text:p text:style-name="Preformatted_20_Text">voipA02B</text:p>
      <text:p text:style-name="Preformatted_20_Text">antonio</text:p>
      <text:p text:style-name="Preformatted_20_Text">silicon</text:p>
      <text:p text:style-name="Preformatted_20_Text">srvc47</text:p>
      <text:p text:style-name="Preformatted_20_Text">olympic</text:p>
      <text:p text:style-name="Preformatted_20_Text">kings</text:p>
      <text:p text:style-name="Preformatted_20_Text">activesync</text:p>
      <text:p text:style-name="Preformatted_20_Text">triumph</text:p>
      <text:p text:style-name="Preformatted_20_Text">www.freedom</text:p>
      <text:p text:style-name="Preformatted_20_Text">lena</text:p>
      <text:p text:style-name="Preformatted_20_Text">solarwinds</text:p>
      <text:p text:style-name="Preformatted_20_Text">voipA015</text:p>
      <text:p text:style-name="Preformatted_20_Text">xerox</text:p>
      <text:p text:style-name="Preformatted_20_Text">voipA014</text:p>
      <text:p text:style-name="Preformatted_20_Text">riverside</text:p>
      <text:p text:style-name="Preformatted_20_Text">gx4</text:p>
      <text:p text:style-name="Preformatted_20_Text">cdb</text:p>
      <text:p text:style-name="Preformatted_20_Text">to</text:p>
      <text:p text:style-name="Preformatted_20_Text">voipA013</text:p>
      <text:p text:style-name="Preformatted_20_Text">vault</text:p>
      <text:p text:style-name="Preformatted_20_Text">fisheye</text:p>
      <text:p text:style-name="Preformatted_20_Text">tron</text:p>
      <text:p text:style-name="Preformatted_20_Text">29</text:p>
      <text:p text:style-name="Preformatted_20_Text">chevrolet</text:p>
      <text:p text:style-name="Preformatted_20_Text">square</text:p>
      <text:p text:style-name="Preformatted_20_Text">srvc42</text:p>
      <text:p text:style-name="Preformatted_20_Text"><text:soft-page-break/>bbs1</text:p>
      <text:p text:style-name="Preformatted_20_Text">dollar</text:p>
      <text:p text:style-name="Preformatted_20_Text">adnet</text:p>
      <text:p text:style-name="Preformatted_20_Text">voipA012</text:p>
      <text:p text:style-name="Preformatted_20_Text">voipA011</text:p>
      <text:p text:style-name="Preformatted_20_Text">south</text:p>
      <text:p text:style-name="Preformatted_20_Text">ccm</text:p>
      <text:p text:style-name="Preformatted_20_Text">hamilton</text:p>
      <text:p text:style-name="Preformatted_20_Text">srvc57</text:p>
      <text:p text:style-name="Preformatted_20_Text">prepaid</text:p>
      <text:p text:style-name="Preformatted_20_Text">voipA010</text:p>
      <text:p text:style-name="Preformatted_20_Text">kairos</text:p>
      <text:p text:style-name="Preformatted_20_Text">intel</text:p>
      <text:p text:style-name="Preformatted_20_Text">login2</text:p>
      <text:p text:style-name="Preformatted_20_Text">creditcard</text:p>
      <text:p text:style-name="Preformatted_20_Text">eportfolio</text:p>
      <text:p text:style-name="Preformatted_20_Text">rproxy</text:p>
      <text:p text:style-name="Preformatted_20_Text">alfred</text:p>
      <text:p text:style-name="Preformatted_20_Text">sce</text:p>
      <text:p text:style-name="Preformatted_20_Text">nat1</text:p>
      <text:p text:style-name="Preformatted_20_Text">riga</text:p>
      <text:p text:style-name="Preformatted_20_Text">blogdev</text:p>
      <text:p text:style-name="Preformatted_20_Text">voipA076</text:p>
      <text:p text:style-name="Preformatted_20_Text">itchy</text:p>
      <text:p text:style-name="Preformatted_20_Text">newsletter2</text:p>
      <text:p text:style-name="Preformatted_20_Text">voipA041</text:p>
      <text:p text:style-name="Preformatted_20_Text">gx3</text:p>
      <text:p text:style-name="Preformatted_20_Text">gx1</text:p>
      <text:p text:style-name="Preformatted_20_Text">www.tmp</text:p>
      <text:p text:style-name="Preformatted_20_Text">voipA050</text:p>
      <text:p text:style-name="Preformatted_20_Text">romeo</text:p>
      <text:p text:style-name="Preformatted_20_Text">nara</text:p>
      <text:p text:style-name="Preformatted_20_Text">legolas</text:p>
      <text:p text:style-name="Preformatted_20_Text">pol</text:p>
      <text:p text:style-name="Preformatted_20_Text">ical</text:p>
      <text:p text:style-name="Preformatted_20_Text">christmas</text:p>
      <text:p text:style-name="Preformatted_20_Text">webmailtest</text:p>
      <text:p text:style-name="Preformatted_20_Text">vw</text:p>
      <text:p text:style-name="Preformatted_20_Text">voipA07B</text:p>
      <text:p text:style-name="Preformatted_20_Text">portals</text:p>
      <text:p text:style-name="Preformatted_20_Text">envios</text:p>
      <text:p text:style-name="Preformatted_20_Text">sandbox2</text:p>
      <text:p text:style-name="Preformatted_20_Text">amateur</text:p>
      <text:p text:style-name="Preformatted_20_Text">autoconfig.www2</text:p>
      <text:p text:style-name="Preformatted_20_Text">voipA07C</text:p>
      <text:p text:style-name="Preformatted_20_Text">voipA077</text:p>
      <text:p text:style-name="Preformatted_20_Text">emily</text:p>
      <text:p text:style-name="Preformatted_20_Text">umwelt</text:p>
      <text:p text:style-name="Preformatted_20_Text">shops</text:p>
      <text:p text:style-name="Preformatted_20_Text">starnet</text:p>
      <text:p text:style-name="Preformatted_20_Text">www.mc</text:p>
      <text:p text:style-name="Preformatted_20_Text">elena</text:p>
      <text:p text:style-name="Preformatted_20_Text">s03</text:p>
      <text:p text:style-name="Preformatted_20_Text">bnet</text:p>
      <text:p text:style-name="Preformatted_20_Text">srvc62</text:p>
      <text:p text:style-name="Preformatted_20_Text">lazarus</text:p>
      <text:p text:style-name="Preformatted_20_Text">daphne</text:p>
      <text:p text:style-name="Preformatted_20_Text">www.investor</text:p>
      <text:p text:style-name="Preformatted_20_Text">autodiscover.www2</text:p>
      <text:p text:style-name="Preformatted_20_Text">voipA042</text:p>
      <text:p text:style-name="Preformatted_20_Text">illusion</text:p>
      <text:p text:style-name="Preformatted_20_Text">ah</text:p>
      <text:p text:style-name="Preformatted_20_Text">newlife</text:p>
      <text:p text:style-name="Preformatted_20_Text">www.th</text:p>
      <text:p text:style-name="Preformatted_20_Text"><text:soft-page-break/>equinox</text:p>
      <text:p text:style-name="Preformatted_20_Text">www.agent</text:p>
      <text:p text:style-name="Preformatted_20_Text">tz</text:p>
      <text:p text:style-name="Preformatted_20_Text">milano</text:p>
      <text:p text:style-name="Preformatted_20_Text">presence</text:p>
      <text:p text:style-name="Preformatted_20_Text">autoconfig.tv</text:p>
      <text:p text:style-name="Preformatted_20_Text">voipA078</text:p>
      <text:p text:style-name="Preformatted_20_Text">novi</text:p>
      <text:p text:style-name="Preformatted_20_Text">pretty</text:p>
      <text:p text:style-name="Preformatted_20_Text">basil</text:p>
      <text:p text:style-name="Preformatted_20_Text">dcs</text:p>
      <text:p text:style-name="Preformatted_20_Text">agencias</text:p>
      <text:p text:style-name="Preformatted_20_Text">voipA03B</text:p>
      <text:p text:style-name="Preformatted_20_Text">venom</text:p>
      <text:p text:style-name="Preformatted_20_Text">erato</text:p>
      <text:p text:style-name="Preformatted_20_Text">ata</text:p>
      <text:p text:style-name="Preformatted_20_Text">voipA03E</text:p>
      <text:p text:style-name="Preformatted_20_Text">sipac</text:p>
      <text:p text:style-name="Preformatted_20_Text">programs</text:p>
      <text:p text:style-name="Preformatted_20_Text">myftp</text:p>
      <text:p text:style-name="Preformatted_20_Text">a.ns.emailvision.net</text:p>
      <text:p text:style-name="Preformatted_20_Text">testdns</text:p>
      <text:p text:style-name="Preformatted_20_Text">gray</text:p>
      <text:p text:style-name="Preformatted_20_Text">autodiscover.tv</text:p>
      <text:p text:style-name="Preformatted_20_Text">horde</text:p>
      <text:p text:style-name="Preformatted_20_Text">b.ns.emailvision.net</text:p>
      <text:p text:style-name="Preformatted_20_Text">hideip-uk</text:p>
      <text:p text:style-name="Preformatted_20_Text">d.ns.emailvision.net</text:p>
      <text:p text:style-name="Preformatted_20_Text">manuel</text:p>
      <text:p text:style-name="Preformatted_20_Text">www.adv</text:p>
      <text:p text:style-name="Preformatted_20_Text">voipA046</text:p>
      <text:p text:style-name="Preformatted_20_Text">thailand</text:p>
      <text:p text:style-name="Preformatted_20_Text">www.women</text:p>
      <text:p text:style-name="Preformatted_20_Text">arnold</text:p>
      <text:p text:style-name="Preformatted_20_Text">demo12</text:p>
      <text:p text:style-name="Preformatted_20_Text">styles</text:p>
      <text:p text:style-name="Preformatted_20_Text">frost</text:p>
      <text:p text:style-name="Preformatted_20_Text">voipA04B</text:p>
      <text:p text:style-name="Preformatted_20_Text">therapists</text:p>
      <text:p text:style-name="Preformatted_20_Text">apc2</text:p>
      <text:p text:style-name="Preformatted_20_Text">hugo</text:p>
      <text:p text:style-name="Preformatted_20_Text">epp</text:p>
      <text:p text:style-name="Preformatted_20_Text">gal</text:p>
      <text:p text:style-name="Preformatted_20_Text">gin</text:p>
      <text:p text:style-name="Preformatted_20_Text">wlc</text:p>
      <text:p text:style-name="Preformatted_20_Text">autodiscover.members</text:p>
      <text:p text:style-name="Preformatted_20_Text">nevis</text:p>
      <text:p text:style-name="Preformatted_20_Text">mart</text:p>
      <text:p text:style-name="Preformatted_20_Text">voipA045</text:p>
      <text:p text:style-name="Preformatted_20_Text">nitrogen</text:p>
      <text:p text:style-name="Preformatted_20_Text">autoconfig.members</text:p>
      <text:p text:style-name="Preformatted_20_Text">lxy</text:p>
      <text:p text:style-name="Preformatted_20_Text">zone</text:p>
      <text:p text:style-name="Preformatted_20_Text">voipA068</text:p>
      <text:p text:style-name="Preformatted_20_Text">s201</text:p>
      <text:p text:style-name="Preformatted_20_Text">ibook</text:p>
      <text:p text:style-name="Preformatted_20_Text">aprisostg</text:p>
      <text:p text:style-name="Preformatted_20_Text">validation</text:p>
      <text:p text:style-name="Preformatted_20_Text">voipA043</text:p>
      <text:p text:style-name="Preformatted_20_Text">tpm</text:p>
      <text:p text:style-name="Preformatted_20_Text">www.tula</text:p>
      <text:p text:style-name="Preformatted_20_Text">bluebird</text:p>
      <text:p text:style-name="Preformatted_20_Text">www.access</text:p>
      <text:p text:style-name="Preformatted_20_Text">0</text:p>
      <text:p text:style-name="Preformatted_20_Text"><text:soft-page-break/>voipA069</text:p>
      <text:p text:style-name="Preformatted_20_Text">death</text:p>
      <text:p text:style-name="Preformatted_20_Text">8</text:p>
      <text:p text:style-name="Preformatted_20_Text">justin</text:p>
      <text:p text:style-name="Preformatted_20_Text">www.innovation</text:p>
      <text:p text:style-name="Preformatted_20_Text">faust</text:p>
      <text:p text:style-name="Preformatted_20_Text">www.banner</text:p>
      <text:p text:style-name="Preformatted_20_Text">www.md</text:p>
      <text:p text:style-name="Preformatted_20_Text">gals</text:p>
      <text:p text:style-name="Preformatted_20_Text">staging.secure</text:p>
      <text:p text:style-name="Preformatted_20_Text">int.www</text:p>
      <text:p text:style-name="Preformatted_20_Text">int.api</text:p>
      <text:p text:style-name="Preformatted_20_Text">pn</text:p>
      <text:p text:style-name="Preformatted_20_Text">www.share</text:p>
      <text:p text:style-name="Preformatted_20_Text">mylife</text:p>
      <text:p text:style-name="Preformatted_20_Text">ipod</text:p>
      <text:p text:style-name="Preformatted_20_Text">piano</text:p>
      <text:p text:style-name="Preformatted_20_Text">wns2</text:p>
      <text:p text:style-name="Preformatted_20_Text">pulse</text:p>
      <text:p text:style-name="Preformatted_20_Text">voipA05D</text:p>
      <text:p text:style-name="Preformatted_20_Text">ltx</text:p>
      <text:p text:style-name="Preformatted_20_Text">voipA07F</text:p>
      <text:p text:style-name="Preformatted_20_Text">lj</text:p>
      <text:p text:style-name="Preformatted_20_Text">jwxt</text:p>
      <text:p text:style-name="Preformatted_20_Text">19</text:p>
      <text:p text:style-name="Preformatted_20_Text">klm</text:p>
      <text:p text:style-name="Preformatted_20_Text">voipA05F</text:p>
      <text:p text:style-name="Preformatted_20_Text">cie</text:p>
      <text:p text:style-name="Preformatted_20_Text">voipA044</text:p>
      <text:p text:style-name="Preformatted_20_Text">c7</text:p>
      <text:p text:style-name="Preformatted_20_Text">voipA06B</text:p>
      <text:p text:style-name="Preformatted_20_Text">1000</text:p>
      <text:p text:style-name="Preformatted_20_Text">smtp12</text:p>
      <text:p text:style-name="Preformatted_20_Text">liquid</text:p>
      <text:p text:style-name="Preformatted_20_Text">collector</text:p>
      <text:p text:style-name="Preformatted_20_Text">jokes</text:p>
      <text:p text:style-name="Preformatted_20_Text">evasys</text:p>
      <text:p text:style-name="Preformatted_20_Text">emailmarketing</text:p>
      <text:p text:style-name="Preformatted_20_Text">voipA07D</text:p>
      <text:p text:style-name="Preformatted_20_Text">royal</text:p>
      <text:p text:style-name="Preformatted_20_Text">observium</text:p>
      <text:p text:style-name="Preformatted_20_Text">node3</text:p>
      <text:p text:style-name="Preformatted_20_Text">vis</text:p>
      <text:p text:style-name="Preformatted_20_Text">iks</text:p>
      <text:p text:style-name="Preformatted_20_Text">www.affiliate</text:p>
      <text:p text:style-name="Preformatted_20_Text">inferno</text:p>
      <text:p text:style-name="Preformatted_20_Text">drac</text:p>
      <text:p text:style-name="Preformatted_20_Text">bella</text:p>
      <text:p text:style-name="Preformatted_20_Text">ieee</text:p>
      <text:p text:style-name="Preformatted_20_Text">fran</text:p>
      <text:p text:style-name="Preformatted_20_Text">comp</text:p>
      <text:p text:style-name="Preformatted_20_Text">warszawa</text:p>
      <text:p text:style-name="Preformatted_20_Text">async</text:p>
      <text:p text:style-name="Preformatted_20_Text">stl</text:p>
      <text:p text:style-name="Preformatted_20_Text">wpb</text:p>
      <text:p text:style-name="Preformatted_20_Text">nagios2</text:p>
      <text:p text:style-name="Preformatted_20_Text">linkedin</text:p>
      <text:p text:style-name="Preformatted_20_Text">mars2</text:p>
      <text:p text:style-name="Preformatted_20_Text">kei</text:p>
      <text:p text:style-name="Preformatted_20_Text">geography</text:p>
      <text:p text:style-name="Preformatted_20_Text">www.david</text:p>
      <text:p text:style-name="Preformatted_20_Text">apolo</text:p>
      <text:p text:style-name="Preformatted_20_Text">razor</text:p>
      <text:p text:style-name="Preformatted_20_Text">infinite</text:p>
      <text:p text:style-name="Preformatted_20_Text"><text:soft-page-break/>lucifer</text:p>
      <text:p text:style-name="Preformatted_20_Text">w9</text:p>
      <text:p text:style-name="Preformatted_20_Text">48</text:p>
      <text:p text:style-name="Preformatted_20_Text">bgs</text:p>
      <text:p text:style-name="Preformatted_20_Text">tzb</text:p>
      <text:p text:style-name="Preformatted_20_Text">dennis</text:p>
      <text:p text:style-name="Preformatted_20_Text">cs3</text:p>
      <text:p text:style-name="Preformatted_20_Text">sls</text:p>
      <text:p text:style-name="Preformatted_20_Text">fhg</text:p>
      <text:p text:style-name="Preformatted_20_Text">qs</text:p>
      <text:p text:style-name="Preformatted_20_Text">gina</text:p>
      <text:p text:style-name="Preformatted_20_Text">boris</text:p>
      <text:p text:style-name="Preformatted_20_Text">hps</text:p>
      <text:p text:style-name="Preformatted_20_Text">randy</text:p>
      <text:p text:style-name="Preformatted_20_Text">catalyst</text:p>
      <text:p text:style-name="Preformatted_20_Text">random</text:p>
      <text:p text:style-name="Preformatted_20_Text">www.soccer</text:p>
      <text:p text:style-name="Preformatted_20_Text">con</text:p>
      <text:p text:style-name="Preformatted_20_Text">ani</text:p>
      <text:p text:style-name="Preformatted_20_Text">players</text:p>
      <text:p text:style-name="Preformatted_20_Text">troll</text:p>
      <text:p text:style-name="Preformatted_20_Text">ruben</text:p>
      <text:p text:style-name="Preformatted_20_Text">amg</text:p>
      <text:p text:style-name="Preformatted_20_Text">immigration</text:p>
      <text:p text:style-name="Preformatted_20_Text">vanessa</text:p>
      <text:p text:style-name="Preformatted_20_Text">synapse</text:p>
      <text:p text:style-name="Preformatted_20_Text">izhevsk</text:p>
      <text:p text:style-name="Preformatted_20_Text">hikari</text:p>
      <text:p text:style-name="Preformatted_20_Text">pri</text:p>
      <text:p text:style-name="Preformatted_20_Text">bryansk</text:p>
      <text:p text:style-name="Preformatted_20_Text">lw</text:p>
      <text:p text:style-name="Preformatted_20_Text">calcium</text:p>
      <text:p text:style-name="Preformatted_20_Text">gsc</text:p>
      <text:p text:style-name="Preformatted_20_Text">nashville</text:p>
      <text:p text:style-name="Preformatted_20_Text">nor</text:p>
      <text:p text:style-name="Preformatted_20_Text">pskov</text:p>
      <text:p text:style-name="Preformatted_20_Text">chita</text:p>
      <text:p text:style-name="Preformatted_20_Text">img11</text:p>
      <text:p text:style-name="Preformatted_20_Text">turtle</text:p>
      <text:p text:style-name="Preformatted_20_Text">philadelphia</text:p>
      <text:p text:style-name="Preformatted_20_Text">scoreboard</text:p>
      <text:p text:style-name="Preformatted_20_Text">loghost</text:p>
      <text:p text:style-name="Preformatted_20_Text">redes</text:p>
      <text:p text:style-name="Preformatted_20_Text">ws01</text:p>
      <text:p text:style-name="Preformatted_20_Text">prov</text:p>
      <text:p text:style-name="Preformatted_20_Text">akira</text:p>
      <text:p text:style-name="Preformatted_20_Text">uy</text:p>
      <text:p text:style-name="Preformatted_20_Text">malaysia</text:p>
      <text:p text:style-name="Preformatted_20_Text">lovely</text:p>
      <text:p text:style-name="Preformatted_20_Text">bond</text:p>
      <text:p text:style-name="Preformatted_20_Text">yuri</text:p>
      <text:p text:style-name="Preformatted_20_Text">prism</text:p>
      <text:p text:style-name="Preformatted_20_Text">jun</text:p>
      <text:p text:style-name="Preformatted_20_Text">goldfish</text:p>
      <text:p text:style-name="Preformatted_20_Text">brandon</text:p>
      <text:p text:style-name="Preformatted_20_Text">steel</text:p>
      <text:p text:style-name="Preformatted_20_Text">www.review</text:p>
      <text:p text:style-name="Preformatted_20_Text">ora</text:p>
      <text:p text:style-name="Preformatted_20_Text">ami</text:p>
      <text:p text:style-name="Preformatted_20_Text">corpmail</text:p>
      <text:p text:style-name="Preformatted_20_Text">demo9</text:p>
      <text:p text:style-name="Preformatted_20_Text">romance</text:p>
      <text:p text:style-name="Preformatted_20_Text">www.sex</text:p>
      <text:p text:style-name="Preformatted_20_Text">www.track</text:p>
      <text:p text:style-name="Preformatted_20_Text"><text:soft-page-break/>mmp</text:p>
      <text:p text:style-name="Preformatted_20_Text">fk</text:p>
      <text:p text:style-name="Preformatted_20_Text">mentor</text:p>
      <text:p text:style-name="Preformatted_20_Text">butterfly</text:p>
      <text:p text:style-name="Preformatted_20_Text">communications</text:p>
      <text:p text:style-name="Preformatted_20_Text">nao</text:p>
      <text:p text:style-name="Preformatted_20_Text">www.talk</text:p>
      <text:p text:style-name="Preformatted_20_Text">mem</text:p>
      <text:p text:style-name="Preformatted_20_Text">short</text:p>
      <text:p text:style-name="Preformatted_20_Text">www.anunturi</text:p>
      <text:p text:style-name="Preformatted_20_Text">mssql3</text:p>
      <text:p text:style-name="Preformatted_20_Text">s53</text:p>
      <text:p text:style-name="Preformatted_20_Text">jennifer</text:p>
      <text:p text:style-name="Preformatted_20_Text">tito</text:p>
      <text:p text:style-name="Preformatted_20_Text">stitch</text:p>
      <text:p text:style-name="Preformatted_20_Text">www.ss</text:p>
      <text:p text:style-name="Preformatted_20_Text">ods</text:p>
      <text:p text:style-name="Preformatted_20_Text">bigbang</text:p>
      <text:p text:style-name="Preformatted_20_Text">www.intra</text:p>
      <text:p text:style-name="Preformatted_20_Text">sdo</text:p>
      <text:p text:style-name="Preformatted_20_Text">moa</text:p>
      <text:p text:style-name="Preformatted_20_Text">streams</text:p>
      <text:p text:style-name="Preformatted_20_Text">kav</text:p>
      <text:p text:style-name="Preformatted_20_Text">room</text:p>
      <text:p text:style-name="Preformatted_20_Text">gastro</text:p>
      <text:p text:style-name="Preformatted_20_Text">mat</text:p>
      <text:p text:style-name="Preformatted_20_Text">barbara</text:p>
      <text:p text:style-name="Preformatted_20_Text">epo</text:p>
      <text:p text:style-name="Preformatted_20_Text">morris</text:p>
      <text:p text:style-name="Preformatted_20_Text">jabba</text:p>
      <text:p text:style-name="Preformatted_20_Text">dl3</text:p>
      <text:p text:style-name="Preformatted_20_Text">peace</text:p>
      <text:p text:style-name="Preformatted_20_Text">win6</text:p>
      <text:p text:style-name="Preformatted_20_Text">bologna</text:p>
      <text:p text:style-name="Preformatted_20_Text">alpine</text:p>
      <text:p text:style-name="Preformatted_20_Text">benjamin</text:p>
      <text:p text:style-name="Preformatted_20_Text">experience</text:p>
      <text:p text:style-name="Preformatted_20_Text">mtg</text:p>
      <text:p text:style-name="Preformatted_20_Text">srv9</text:p>
      <text:p text:style-name="Preformatted_20_Text">www.ecommerce</text:p>
      <text:p text:style-name="Preformatted_20_Text">indian</text:p>
      <text:p text:style-name="Preformatted_20_Text">wilma</text:p>
      <text:p text:style-name="Preformatted_20_Text">photoshop</text:p>
      <text:p text:style-name="Preformatted_20_Text">teens</text:p>
      <text:p text:style-name="Preformatted_20_Text">er</text:p>
      <text:p text:style-name="Preformatted_20_Text">www.e</text:p>
      <text:p text:style-name="Preformatted_20_Text">pine</text:p>
      <text:p text:style-name="Preformatted_20_Text">mortgage</text:p>
      <text:p text:style-name="Preformatted_20_Text">espace</text:p>
      <text:p text:style-name="Preformatted_20_Text">wish</text:p>
      <text:p text:style-name="Preformatted_20_Text">ob</text:p>
      <text:p text:style-name="Preformatted_20_Text">darkstar</text:p>
      <text:p text:style-name="Preformatted_20_Text">winwin</text:p>
      <text:p text:style-name="Preformatted_20_Text">nx</text:p>
      <text:p text:style-name="Preformatted_20_Text">cam3</text:p>
      <text:p text:style-name="Preformatted_20_Text">dota</text:p>
      <text:p text:style-name="Preformatted_20_Text">b12</text:p>
      <text:p text:style-name="Preformatted_20_Text">color</text:p>
      <text:p text:style-name="Preformatted_20_Text">marie</text:p>
      <text:p text:style-name="Preformatted_20_Text">www.happy</text:p>
      <text:p text:style-name="Preformatted_20_Text">server27</text:p>
      <text:p text:style-name="Preformatted_20_Text">architecture</text:p>
      <text:p text:style-name="Preformatted_20_Text">okinawa</text:p>
      <text:p text:style-name="Preformatted_20_Text">jess</text:p>
      <text:p text:style-name="Preformatted_20_Text"><text:soft-page-break/>itest</text:p>
      <text:p text:style-name="Preformatted_20_Text">ns48</text:p>
      <text:p text:style-name="Preformatted_20_Text">xj</text:p>
      <text:p text:style-name="Preformatted_20_Text">fine</text:p>
      <text:p text:style-name="Preformatted_20_Text">admins</text:p>
      <text:p text:style-name="Preformatted_20_Text">flux</text:p>
      <text:p text:style-name="Preformatted_20_Text">basket</text:p>
      <text:p text:style-name="Preformatted_20_Text">profiler</text:p>
      <text:p text:style-name="Preformatted_20_Text">athens</text:p>
      <text:p text:style-name="Preformatted_20_Text">nest</text:p>
      <text:p text:style-name="Preformatted_20_Text">bison</text:p>
      <text:p text:style-name="Preformatted_20_Text">roadrunner</text:p>
      <text:p text:style-name="Preformatted_20_Text">mobileapp</text:p>
      <text:p text:style-name="Preformatted_20_Text">neko</text:p>
      <text:p text:style-name="Preformatted_20_Text">img170</text:p>
      <text:p text:style-name="Preformatted_20_Text">charity</text:p>
      <text:p text:style-name="Preformatted_20_Text">file2</text:p>
      <text:p text:style-name="Preformatted_20_Text">apptest</text:p>
      <text:p text:style-name="Preformatted_20_Text">showroom</text:p>
      <text:p text:style-name="Preformatted_20_Text">lima</text:p>
      <text:p text:style-name="Preformatted_20_Text">www.gry</text:p>
      <text:p text:style-name="Preformatted_20_Text">zoe</text:p>
      <text:p text:style-name="Preformatted_20_Text">arrakis</text:p>
      <text:p text:style-name="Preformatted_20_Text">rss0</text:p>
      <text:p text:style-name="Preformatted_20_Text">howto</text:p>
      <text:p text:style-name="Preformatted_20_Text">aikido</text:p>
      <text:p text:style-name="Preformatted_20_Text">vps6</text:p>
      <text:p text:style-name="Preformatted_20_Text">operator</text:p>
      <text:p text:style-name="Preformatted_20_Text">rv</text:p>
      <text:p text:style-name="Preformatted_20_Text">sasuke</text:p>
      <text:p text:style-name="Preformatted_20_Text">modules</text:p>
      <text:p text:style-name="Preformatted_20_Text">sniper</text:p>
      <text:p text:style-name="Preformatted_20_Text">www.pm</text:p>
      <text:p text:style-name="Preformatted_20_Text">armani</text:p>
      <text:p text:style-name="Preformatted_20_Text">webdisk.dev2</text:p>
      <text:p text:style-name="Preformatted_20_Text">sms1</text:p>
      <text:p text:style-name="Preformatted_20_Text">www.wm</text:p>
      <text:p text:style-name="Preformatted_20_Text">ddd</text:p>
      <text:p text:style-name="Preformatted_20_Text">vtiger</text:p>
      <text:p text:style-name="Preformatted_20_Text">yam</text:p>
      <text:p text:style-name="Preformatted_20_Text">employment</text:p>
      <text:p text:style-name="Preformatted_20_Text">sir</text:p>
      <text:p text:style-name="Preformatted_20_Text">paintball</text:p>
      <text:p text:style-name="Preformatted_20_Text">proj</text:p>
      <text:p text:style-name="Preformatted_20_Text">mgt</text:p>
      <text:p text:style-name="Preformatted_20_Text">soso</text:p>
      <text:p text:style-name="Preformatted_20_Text">aldebaran</text:p>
      <text:p text:style-name="Preformatted_20_Text">bim</text:p>
      <text:p text:style-name="Preformatted_20_Text">loto</text:p>
      <text:p text:style-name="Preformatted_20_Text">ron</text:p>
      <text:p text:style-name="Preformatted_20_Text">xml2</text:p>
      <text:p text:style-name="Preformatted_20_Text">oslo</text:p>
      <text:p text:style-name="Preformatted_20_Text">pic2</text:p>
      <text:p text:style-name="Preformatted_20_Text">snap</text:p>
      <text:p text:style-name="Preformatted_20_Text">msdnaa</text:p>
      <text:p text:style-name="Preformatted_20_Text">promotions</text:p>
      <text:p text:style-name="Preformatted_20_Text">devadmin</text:p>
      <text:p text:style-name="Preformatted_20_Text">alta-gsw</text:p>
      <text:p text:style-name="Preformatted_20_Text">viajes</text:p>
      <text:p text:style-name="Preformatted_20_Text">ram</text:p>
      <text:p text:style-name="Preformatted_20_Text">agents</text:p>
      <text:p text:style-name="Preformatted_20_Text">bash</text:p>
      <text:p text:style-name="Preformatted_20_Text">memberpbp</text:p>
      <text:p text:style-name="Preformatted_20_Text">api3</text:p>
      <text:p text:style-name="Preformatted_20_Text"><text:soft-page-break/>taxi</text:p>
      <text:p text:style-name="Preformatted_20_Text">frontier</text:p>
      <text:p text:style-name="Preformatted_20_Text">yuyu</text:p>
      <text:p text:style-name="Preformatted_20_Text">34</text:p>
      <text:p text:style-name="Preformatted_20_Text">reading</text:p>
      <text:p text:style-name="Preformatted_20_Text">vm02</text:p>
      <text:p text:style-name="Preformatted_20_Text">venture</text:p>
      <text:p text:style-name="Preformatted_20_Text">beheer</text:p>
      <text:p text:style-name="Preformatted_20_Text">hz</text:p>
      <text:p text:style-name="Preformatted_20_Text">tf</text:p>
      <text:p text:style-name="Preformatted_20_Text">sierra-db</text:p>
      <text:p text:style-name="Preformatted_20_Text">hulk</text:p>
      <text:p text:style-name="Preformatted_20_Text">plugin</text:p>
      <text:p text:style-name="Preformatted_20_Text">ns05</text:p>
      <text:p text:style-name="Preformatted_20_Text">www.science</text:p>
      <text:p text:style-name="Preformatted_20_Text">samson</text:p>
      <text:p text:style-name="Preformatted_20_Text">espanol</text:p>
      <text:p text:style-name="Preformatted_20_Text">arsenal</text:p>
      <text:p text:style-name="Preformatted_20_Text">cpanel2</text:p>
      <text:p text:style-name="Preformatted_20_Text">vadim</text:p>
      <text:p text:style-name="Preformatted_20_Text">lord</text:p>
      <text:p text:style-name="Preformatted_20_Text">trend</text:p>
      <text:p text:style-name="Preformatted_20_Text">brest</text:p>
      <text:p text:style-name="Preformatted_20_Text">lesbian</text:p>
      <text:p text:style-name="Preformatted_20_Text">avs</text:p>
      <text:p text:style-name="Preformatted_20_Text">empresas</text:p>
      <text:p text:style-name="Preformatted_20_Text">xavier</text:p>
      <text:p text:style-name="Preformatted_20_Text">flamingo</text:p>
      <text:p text:style-name="Preformatted_20_Text">nas3</text:p>
      <text:p text:style-name="Preformatted_20_Text">alive</text:p>
      <text:p text:style-name="Preformatted_20_Text">cname</text:p>
      <text:p text:style-name="Preformatted_20_Text">jss</text:p>
      <text:p text:style-name="Preformatted_20_Text">amd</text:p>
      <text:p text:style-name="Preformatted_20_Text">terminator</text:p>
      <text:p text:style-name="Preformatted_20_Text">newworld</text:p>
      <text:p text:style-name="Preformatted_20_Text">cpe</text:p>
      <text:p text:style-name="Preformatted_20_Text">professional</text:p>
      <text:p text:style-name="Preformatted_20_Text">visit</text:p>
      <text:p text:style-name="Preformatted_20_Text">www.ee</text:p>
      <text:p text:style-name="Preformatted_20_Text">spm</text:p>
      <text:p text:style-name="Preformatted_20_Text">presta</text:p>
      <text:p text:style-name="Preformatted_20_Text">yellowpages</text:p>
      <text:p text:style-name="Preformatted_20_Text">block</text:p>
      <text:p text:style-name="Preformatted_20_Text">rosemary</text:p>
      <text:p text:style-name="Preformatted_20_Text">ns65</text:p>
      <text:p text:style-name="Preformatted_20_Text">goblin</text:p>
      <text:p text:style-name="Preformatted_20_Text">educ</text:p>
      <text:p text:style-name="Preformatted_20_Text">piter</text:p>
      <text:p text:style-name="Preformatted_20_Text">crow</text:p>
      <text:p text:style-name="Preformatted_20_Text">zenith</text:p>
      <text:p text:style-name="Preformatted_20_Text">46</text:p>
      <text:p text:style-name="Preformatted_20_Text">sabrina</text:p>
      <text:p text:style-name="Preformatted_20_Text">voip2</text:p>
      <text:p text:style-name="Preformatted_20_Text">jet</text:p>
      <text:p text:style-name="Preformatted_20_Text">img14</text:p>
      <text:p text:style-name="Preformatted_20_Text">nebraska</text:p>
      <text:p text:style-name="Preformatted_20_Text">i0</text:p>
      <text:p text:style-name="Preformatted_20_Text">adidas</text:p>
      <text:p text:style-name="Preformatted_20_Text">afrodita</text:p>
      <text:p text:style-name="Preformatted_20_Text">i6</text:p>
      <text:p text:style-name="Preformatted_20_Text">gimli</text:p>
      <text:p text:style-name="Preformatted_20_Text">bara</text:p>
      <text:p text:style-name="Preformatted_20_Text">treehouse</text:p>
      <text:p text:style-name="Preformatted_20_Text">solid</text:p>
      <text:p text:style-name="Preformatted_20_Text"><text:soft-page-break/>51</text:p>
      <text:p text:style-name="Preformatted_20_Text">valiant</text:p>
      <text:p text:style-name="Preformatted_20_Text">vm5</text:p>
      <text:p text:style-name="Preformatted_20_Text">michigan</text:p>
      <text:p text:style-name="Preformatted_20_Text">embed</text:p>
      <text:p text:style-name="Preformatted_20_Text">limesurvey</text:p>
      <text:p text:style-name="Preformatted_20_Text">sc2</text:p>
      <text:p text:style-name="Preformatted_20_Text">rossi</text:p>
      <text:p text:style-name="Preformatted_20_Text">www.friends</text:p>
      <text:p text:style-name="Preformatted_20_Text">xoxo</text:p>
      <text:p text:style-name="Preformatted_20_Text">meetingplace</text:p>
      <text:p text:style-name="Preformatted_20_Text">god</text:p>
      <text:p text:style-name="Preformatted_20_Text">www.family</text:p>
      <text:p text:style-name="Preformatted_20_Text">s122</text:p>
      <text:p text:style-name="Preformatted_20_Text">img03</text:p>
      <text:p text:style-name="Preformatted_20_Text">licensing</text:p>
      <text:p text:style-name="Preformatted_20_Text">petra</text:p>
      <text:p text:style-name="Preformatted_20_Text">s118</text:p>
      <text:p text:style-name="Preformatted_20_Text">www.traffic</text:p>
      <text:p text:style-name="Preformatted_20_Text">www.ford</text:p>
      <text:p text:style-name="Preformatted_20_Text">s117</text:p>
      <text:p text:style-name="Preformatted_20_Text">see</text:p>
      <text:p text:style-name="Preformatted_20_Text">trunk</text:p>
      <text:p text:style-name="Preformatted_20_Text">mystery</text:p>
      <text:p text:style-name="Preformatted_20_Text">www.golf</text:p>
      <text:p text:style-name="Preformatted_20_Text">s115</text:p>
      <text:p text:style-name="Preformatted_20_Text">mail19</text:p>
      <text:p text:style-name="Preformatted_20_Text">els</text:p>
      <text:p text:style-name="Preformatted_20_Text">mail33</text:p>
      <text:p text:style-name="Preformatted_20_Text">crimea</text:p>
      <text:p text:style-name="Preformatted_20_Text">x3</text:p>
      <text:p text:style-name="Preformatted_20_Text">informer</text:p>
      <text:p text:style-name="Preformatted_20_Text">publicidad</text:p>
      <text:p text:style-name="Preformatted_20_Text">www.clientes</text:p>
      <text:p text:style-name="Preformatted_20_Text">birthday</text:p>
      <text:p text:style-name="Preformatted_20_Text">livesupport</text:p>
      <text:p text:style-name="Preformatted_20_Text">trance</text:p>
      <text:p text:style-name="Preformatted_20_Text">www.biblioteca</text:p>
      <text:p text:style-name="Preformatted_20_Text">mail24</text:p>
      <text:p text:style-name="Preformatted_20_Text">ms3</text:p>
      <text:p text:style-name="Preformatted_20_Text">bbm</text:p>
      <text:p text:style-name="Preformatted_20_Text">lcs</text:p>
      <text:p text:style-name="Preformatted_20_Text">abraham</text:p>
      <text:p text:style-name="Preformatted_20_Text">jonas</text:p>
      <text:p text:style-name="Preformatted_20_Text">stephanie</text:p>
      <text:p text:style-name="Preformatted_20_Text">salam</text:p>
      <text:p text:style-name="Preformatted_20_Text">sws</text:p>
      <text:p text:style-name="Preformatted_20_Text">www.tm</text:p>
      <text:p text:style-name="Preformatted_20_Text">juan</text:p>
      <text:p text:style-name="Preformatted_20_Text">rage</text:p>
      <text:p text:style-name="Preformatted_20_Text">battle</text:p>
      <text:p text:style-name="Preformatted_20_Text">rdc</text:p>
      <text:p text:style-name="Preformatted_20_Text">timeclock</text:p>
      <text:p text:style-name="Preformatted_20_Text">kat</text:p>
      <text:p text:style-name="Preformatted_20_Text">dna</text:p>
      <text:p text:style-name="Preformatted_20_Text">bit</text:p>
      <text:p text:style-name="Preformatted_20_Text">force</text:p>
      <text:p text:style-name="Preformatted_20_Text">winnie</text:p>
      <text:p text:style-name="Preformatted_20_Text">liverpool</text:p>
      <text:p text:style-name="Preformatted_20_Text">static5</text:p>
      <text:p text:style-name="Preformatted_20_Text">beaker</text:p>
      <text:p text:style-name="Preformatted_20_Text">lit</text:p>
      <text:p text:style-name="Preformatted_20_Text">service2</text:p>
      <text:p text:style-name="Preformatted_20_Text">spica</text:p>
      <text:p text:style-name="Preformatted_20_Text"><text:soft-page-break/>advertiser</text:p>
      <text:p text:style-name="Preformatted_20_Text">salon</text:p>
      <text:p text:style-name="Preformatted_20_Text">yo</text:p>
      <text:p text:style-name="Preformatted_20_Text">fichiers</text:p>
      <text:p text:style-name="Preformatted_20_Text">prov1</text:p>
      <text:p text:style-name="Preformatted_20_Text">ecards</text:p>
      <text:p text:style-name="Preformatted_20_Text">autodiscover.wordpress</text:p>
      <text:p text:style-name="Preformatted_20_Text">publishing</text:p>
      <text:p text:style-name="Preformatted_20_Text">captcha</text:p>
      <text:p text:style-name="Preformatted_20_Text">podcasts</text:p>
      <text:p text:style-name="Preformatted_20_Text">org-www</text:p>
      <text:p text:style-name="Preformatted_20_Text">orc</text:p>
      <text:p text:style-name="Preformatted_20_Text">uploader</text:p>
      <text:p text:style-name="Preformatted_20_Text">web33</text:p>
      <text:p text:style-name="Preformatted_20_Text">ek-cat6506-gw</text:p>
      <text:p text:style-name="Preformatted_20_Text">krang</text:p>
      <text:p text:style-name="Preformatted_20_Text">dani</text:p>
      <text:p text:style-name="Preformatted_20_Text">fotografia</text:p>
      <text:p text:style-name="Preformatted_20_Text">orb</text:p>
      <text:p text:style-name="Preformatted_20_Text">sitesearch</text:p>
      <text:p text:style-name="Preformatted_20_Text">livestats</text:p>
      <text:p text:style-name="Preformatted_20_Text">www.ro</text:p>
      <text:p text:style-name="Preformatted_20_Text">pantera</text:p>
      <text:p text:style-name="Preformatted_20_Text">www.ac</text:p>
      <text:p text:style-name="Preformatted_20_Text">autoconfig.wordpress</text:p>
      <text:p text:style-name="Preformatted_20_Text">milan</text:p>
      <text:p text:style-name="Preformatted_20_Text">classes</text:p>
      <text:p text:style-name="Preformatted_20_Text">neutron</text:p>
      <text:p text:style-name="Preformatted_20_Text">dcms</text:p>
      <text:p text:style-name="Preformatted_20_Text">www30</text:p>
      <text:p text:style-name="Preformatted_20_Text">beethoven</text:p>
      <text:p text:style-name="Preformatted_20_Text">mail36</text:p>
      <text:p text:style-name="Preformatted_20_Text">accommodation</text:p>
      <text:p text:style-name="Preformatted_20_Text">macbook</text:p>
      <text:p text:style-name="Preformatted_20_Text">ap2</text:p>
      <text:p text:style-name="Preformatted_20_Text">testa</text:p>
      <text:p text:style-name="Preformatted_20_Text">webprint</text:p>
      <text:p text:style-name="Preformatted_20_Text">dewey</text:p>
      <text:p text:style-name="Preformatted_20_Text">crmdev</text:p>
      <text:p text:style-name="Preformatted_20_Text">qc</text:p>
      <text:p text:style-name="Preformatted_20_Text">society</text:p>
      <text:p text:style-name="Preformatted_20_Text">psycho</text:p>
      <text:p text:style-name="Preformatted_20_Text">jacob</text:p>
      <text:p text:style-name="Preformatted_20_Text">knowledgebase</text:p>
      <text:p text:style-name="Preformatted_20_Text">vg</text:p>
      <text:p text:style-name="Preformatted_20_Text">cem</text:p>
      <text:p text:style-name="Preformatted_20_Text">s221</text:p>
      <text:p text:style-name="Preformatted_20_Text">s216</text:p>
      <text:p text:style-name="Preformatted_20_Text">raovat</text:p>
      <text:p text:style-name="Preformatted_20_Text">tara</text:p>
      <text:p text:style-name="Preformatted_20_Text">lea</text:p>
      <text:p text:style-name="Preformatted_20_Text">observer</text:p>
      <text:p text:style-name="Preformatted_20_Text">andrei</text:p>
      <text:p text:style-name="Preformatted_20_Text">elsa</text:p>
      <text:p text:style-name="Preformatted_20_Text">css1</text:p>
      <text:p text:style-name="Preformatted_20_Text">chs</text:p>
      <text:p text:style-name="Preformatted_20_Text">homepage</text:p>
      <text:p text:style-name="Preformatted_20_Text">www.ec</text:p>
      <text:p text:style-name="Preformatted_20_Text">aloha</text:p>
      <text:p text:style-name="Preformatted_20_Text">spartan</text:p>
      <text:p text:style-name="Preformatted_20_Text">cs16</text:p>
      <text:p text:style-name="Preformatted_20_Text">zdrowie</text:p>
      <text:p text:style-name="Preformatted_20_Text">dual</text:p>
      <text:p text:style-name="Preformatted_20_Text">spin</text:p>
      <text:p text:style-name="Preformatted_20_Text"><text:soft-page-break/>iis</text:p>
      <text:p text:style-name="Preformatted_20_Text">ec2</text:p>
      <text:p text:style-name="Preformatted_20_Text">trace</text:p>
      <text:p text:style-name="Preformatted_20_Text">compare</text:p>
      <text:p text:style-name="Preformatted_20_Text">photo2</text:p>
      <text:p text:style-name="Preformatted_20_Text">ica</text:p>
      <text:p text:style-name="Preformatted_20_Text">badboy</text:p>
      <text:p text:style-name="Preformatted_20_Text">gourmet</text:p>
      <text:p text:style-name="Preformatted_20_Text">obsidian</text:p>
      <text:p text:style-name="Preformatted_20_Text">cpc</text:p>
      <text:p text:style-name="Preformatted_20_Text">mode</text:p>
      <text:p text:style-name="Preformatted_20_Text">april</text:p>
      <text:p text:style-name="Preformatted_20_Text">yuki</text:p>
      <text:p text:style-name="Preformatted_20_Text">onlineshop</text:p>
      <text:p text:style-name="Preformatted_20_Text">www.volgograd</text:p>
      <text:p text:style-name="Preformatted_20_Text">umfrage</text:p>
      <text:p text:style-name="Preformatted_20_Text">admin.dev</text:p>
      <text:p text:style-name="Preformatted_20_Text">siteadmin</text:p>
      <text:p text:style-name="Preformatted_20_Text">phptest</text:p>
      <text:p text:style-name="Preformatted_20_Text">som</text:p>
      <text:p text:style-name="Preformatted_20_Text">mani</text:p>
      <text:p text:style-name="Preformatted_20_Text">atendimento</text:p>
      <text:p text:style-name="Preformatted_20_Text">pagerank</text:p>
      <text:p text:style-name="Preformatted_20_Text">olivier</text:p>
      <text:p text:style-name="Preformatted_20_Text">www.gay</text:p>
      <text:p text:style-name="Preformatted_20_Text">fbapp</text:p>
      <text:p text:style-name="Preformatted_20_Text">www.redmine</text:p>
      <text:p text:style-name="Preformatted_20_Text">o2.email</text:p>
      <text:p text:style-name="Preformatted_20_Text">newdesign</text:p>
      <text:p text:style-name="Preformatted_20_Text">s207</text:p>
      <text:p text:style-name="Preformatted_20_Text">ssd</text:p>
      <text:p text:style-name="Preformatted_20_Text">suppliers</text:p>
      <text:p text:style-name="Preformatted_20_Text">helsinki</text:p>
      <text:p text:style-name="Preformatted_20_Text">cheese</text:p>
      <text:p text:style-name="Preformatted_20_Text">test19</text:p>
      <text:p text:style-name="Preformatted_20_Text">www.as</text:p>
      <text:p text:style-name="Preformatted_20_Text">s203</text:p>
      <text:p text:style-name="Preformatted_20_Text">27</text:p>
      <text:p text:style-name="Preformatted_20_Text">autodiscover.radio</text:p>
      <text:p text:style-name="Preformatted_20_Text">ne</text:p>
      <text:p text:style-name="Preformatted_20_Text">financeiro</text:p>
      <text:p text:style-name="Preformatted_20_Text">www.sp</text:p>
      <text:p text:style-name="Preformatted_20_Text">autoconfig.radio</text:p>
      <text:p text:style-name="Preformatted_20_Text">phpmyadmin2</text:p>
      <text:p text:style-name="Preformatted_20_Text">saransk</text:p>
      <text:p text:style-name="Preformatted_20_Text">tyr</text:p>
      <text:p text:style-name="Preformatted_20_Text">vic</text:p>
      <text:p text:style-name="Preformatted_20_Text">cluster2</text:p>
      <text:p text:style-name="Preformatted_20_Text">dev6</text:p>
      <text:p text:style-name="Preformatted_20_Text">xs</text:p>
      <text:p text:style-name="Preformatted_20_Text">bliss</text:p>
      <text:p text:style-name="Preformatted_20_Text">60</text:p>
      <text:p text:style-name="Preformatted_20_Text">tatiana</text:p>
      <text:p text:style-name="Preformatted_20_Text">mature</text:p>
      <text:p text:style-name="Preformatted_20_Text">babel</text:p>
      <text:p text:style-name="Preformatted_20_Text">26</text:p>
      <text:p text:style-name="Preformatted_20_Text">xinli</text:p>
      <text:p text:style-name="Preformatted_20_Text">pustaka</text:p>
      <text:p text:style-name="Preformatted_20_Text">mydesktop</text:p>
      <text:p text:style-name="Preformatted_20_Text">www.n</text:p>
      <text:p text:style-name="Preformatted_20_Text">carter</text:p>
      <text:p text:style-name="Preformatted_20_Text">22</text:p>
      <text:p text:style-name="Preformatted_20_Text">kobe</text:p>
      <text:p text:style-name="Preformatted_20_Text">testing2</text:p>
      <text:p text:style-name="Preformatted_20_Text"><text:soft-page-break/>my2</text:p>
      <text:p text:style-name="Preformatted_20_Text">90</text:p>
      <text:p text:style-name="Preformatted_20_Text">explorer</text:p>
      <text:p text:style-name="Preformatted_20_Text">wy</text:p>
      <text:p text:style-name="Preformatted_20_Text">ftp9</text:p>
      <text:p text:style-name="Preformatted_20_Text">aovivo</text:p>
      <text:p text:style-name="Preformatted_20_Text">army</text:p>
      <text:p text:style-name="Preformatted_20_Text">dx</text:p>
      <text:p text:style-name="Preformatted_20_Text">kiki</text:p>
      <text:p text:style-name="Preformatted_20_Text">phoebe</text:p>
      <text:p text:style-name="Preformatted_20_Text">clasificados</text:p>
      <text:p text:style-name="Preformatted_20_Text">survey2</text:p>
      <text:p text:style-name="Preformatted_20_Text">ravi</text:p>
      <text:p text:style-name="Preformatted_20_Text">origin-cdn</text:p>
      <text:p text:style-name="Preformatted_20_Text">dial</text:p>
      <text:p text:style-name="Preformatted_20_Text">www.legacy</text:p>
      <text:p text:style-name="Preformatted_20_Text">ftp8</text:p>
      <text:p text:style-name="Preformatted_20_Text">wz</text:p>
      <text:p text:style-name="Preformatted_20_Text">www-c</text:p>
      <text:p text:style-name="Preformatted_20_Text">nws</text:p>
      <text:p text:style-name="Preformatted_20_Text">s202</text:p>
      <text:p text:style-name="Preformatted_20_Text">80</text:p>
      <text:p text:style-name="Preformatted_20_Text">bgr01SWD</text:p>
      <text:p text:style-name="Preformatted_20_Text">voltage-pp-0000</text:p>
      <text:p text:style-name="Preformatted_20_Text">itm</text:p>
      <text:p text:style-name="Preformatted_20_Text">im.rtpete</text:p>
      <text:p text:style-name="Preformatted_20_Text">23</text:p>
      <text:p text:style-name="Preformatted_20_Text">assets1</text:p>
      <text:p text:style-name="Preformatted_20_Text">johnny</text:p>
      <text:p text:style-name="Preformatted_20_Text">street</text:p>
      <text:p text:style-name="Preformatted_20_Text">dev7</text:p>
      <text:p text:style-name="Preformatted_20_Text">ban</text:p>
      <text:p text:style-name="Preformatted_20_Text">ip-uk</text:p>
      <text:p text:style-name="Preformatted_20_Text">weightloss</text:p>
      <text:p text:style-name="Preformatted_20_Text">lpm</text:p>
      <text:p text:style-name="Preformatted_20_Text">iraq</text:p>
      <text:p text:style-name="Preformatted_20_Text">paradox</text:p>
      <text:p text:style-name="Preformatted_20_Text">fermi</text:p>
      <text:p text:style-name="Preformatted_20_Text">vino</text:p>
      <text:p text:style-name="Preformatted_20_Text">oban</text:p>
      <text:p text:style-name="Preformatted_20_Text">test14</text:p>
      <text:p text:style-name="Preformatted_20_Text">musa</text:p>
      <text:p text:style-name="Preformatted_20_Text">perpustakaan</text:p>
      <text:p text:style-name="Preformatted_20_Text">radius3</text:p>
      <text:p text:style-name="Preformatted_20_Text">rtpeteim</text:p>
      <text:p text:style-name="Preformatted_20_Text">game2</text:p>
      <text:p text:style-name="Preformatted_20_Text">pro-oh</text:p>
      <text:p text:style-name="Preformatted_20_Text">regions</text:p>
      <text:p text:style-name="Preformatted_20_Text">hcm.m</text:p>
      <text:p text:style-name="Preformatted_20_Text">dns10</text:p>
      <text:p text:style-name="Preformatted_20_Text">smx</text:p>
      <text:p text:style-name="Preformatted_20_Text">mans</text:p>
      <text:p text:style-name="Preformatted_20_Text">tns</text:p>
      <text:p text:style-name="Preformatted_20_Text">pozycjonowanie</text:p>
      <text:p text:style-name="Preformatted_20_Text">gonghui</text:p>
      <text:p text:style-name="Preformatted_20_Text">muller</text:p>
      <text:p text:style-name="Preformatted_20_Text">nick</text:p>
      <text:p text:style-name="Preformatted_20_Text">church</text:p>
      <text:p text:style-name="Preformatted_20_Text">services2</text:p>
      <text:p text:style-name="Preformatted_20_Text">hana</text:p>
      <text:p text:style-name="Preformatted_20_Text">imperial</text:p>
      <text:p text:style-name="Preformatted_20_Text">porno</text:p>
      <text:p text:style-name="Preformatted_20_Text">hama</text:p>
      <text:p text:style-name="Preformatted_20_Text">showcase</text:p>
      <text:p text:style-name="Preformatted_20_Text"><text:soft-page-break/>sputnik</text:p>
      <text:p text:style-name="Preformatted_20_Text">www.stock</text:p>
      <text:p text:style-name="Preformatted_20_Text">skywalker</text:p>
      <text:p text:style-name="Preformatted_20_Text">www.tomsk</text:p>
      <text:p text:style-name="Preformatted_20_Text">storefront</text:p>
      <text:p text:style-name="Preformatted_20_Text">crater</text:p>
      <text:p text:style-name="Preformatted_20_Text">chan</text:p>
      <text:p text:style-name="Preformatted_20_Text">localhost.m</text:p>
      <text:p text:style-name="Preformatted_20_Text">chloe</text:p>
      <text:p text:style-name="Preformatted_20_Text">pharm</text:p>
      <text:p text:style-name="Preformatted_20_Text">pavel</text:p>
      <text:p text:style-name="Preformatted_20_Text">national</text:p>
      <text:p text:style-name="Preformatted_20_Text">barcelona</text:p>
      <text:p text:style-name="Preformatted_20_Text">silvia</text:p>
      <text:p text:style-name="Preformatted_20_Text">remoteaccess</text:p>
      <text:p text:style-name="Preformatted_20_Text">webdisk.seo</text:p>
      <text:p text:style-name="Preformatted_20_Text">srv02</text:p>
      <text:p text:style-name="Preformatted_20_Text">jt</text:p>
      <text:p text:style-name="Preformatted_20_Text">recim</text:p>
      <text:p text:style-name="Preformatted_20_Text">alc</text:p>
      <text:p text:style-name="Preformatted_20_Text">fear</text:p>
      <text:p text:style-name="Preformatted_20_Text">aulavirtual</text:p>
      <text:p text:style-name="Preformatted_20_Text">prog</text:p>
      <text:p text:style-name="Preformatted_20_Text">timer</text:p>
      <text:p text:style-name="Preformatted_20_Text">kana</text:p>
      <text:p text:style-name="Preformatted_20_Text">cardinal</text:p>
      <text:p text:style-name="Preformatted_20_Text">hn.m</text:p>
      <text:p text:style-name="Preformatted_20_Text">m12</text:p>
      <text:p text:style-name="Preformatted_20_Text">timetable</text:p>
      <text:p text:style-name="Preformatted_20_Text">dev.www</text:p>
      <text:p text:style-name="Preformatted_20_Text">maxi</text:p>
      <text:p text:style-name="Preformatted_20_Text">cyan</text:p>
      <text:p text:style-name="Preformatted_20_Text">www.customer</text:p>
      <text:p text:style-name="Preformatted_20_Text">ids1</text:p>
      <text:p text:style-name="Preformatted_20_Text">ric</text:p>
      <text:p text:style-name="Preformatted_20_Text">lucas</text:p>
      <text:p text:style-name="Preformatted_20_Text">ganesh</text:p>
      <text:p text:style-name="Preformatted_20_Text">mik</text:p>
      <text:p text:style-name="Preformatted_20_Text">member1</text:p>
      <text:p text:style-name="Preformatted_20_Text">31</text:p>
      <text:p text:style-name="Preformatted_20_Text">mali</text:p>
      <text:p text:style-name="Preformatted_20_Text">noel</text:p>
      <text:p text:style-name="Preformatted_20_Text">ero</text:p>
      <text:p text:style-name="Preformatted_20_Text">pack</text:p>
      <text:p text:style-name="Preformatted_20_Text">dba</text:p>
      <text:p text:style-name="Preformatted_20_Text">reza</text:p>
      <text:p text:style-name="Preformatted_20_Text">papillon</text:p>
      <text:p text:style-name="Preformatted_20_Text">kps</text:p>
      <text:p text:style-name="Preformatted_20_Text">politics</text:p>
      <text:p text:style-name="Preformatted_20_Text">s222</text:p>
      <text:p text:style-name="Preformatted_20_Text">navigator</text:p>
      <text:p text:style-name="Preformatted_20_Text">host12</text:p>
      <text:p text:style-name="Preformatted_20_Text">designs</text:p>
      <text:p text:style-name="Preformatted_20_Text">CAR40.net</text:p>
      <text:p text:style-name="Preformatted_20_Text">elc</text:p>
      <text:p text:style-name="Preformatted_20_Text">lp3</text:p>
      <text:p text:style-name="Preformatted_20_Text">TS</text:p>
      <text:p text:style-name="Preformatted_20_Text">sta</text:p>
      <text:p text:style-name="Preformatted_20_Text">CSR21.arch</text:p>
      <text:p text:style-name="Preformatted_20_Text">pallas</text:p>
      <text:p text:style-name="Preformatted_20_Text">nostromo</text:p>
      <text:p text:style-name="Preformatted_20_Text">carl</text:p>
      <text:p text:style-name="Preformatted_20_Text">nlp</text:p>
      <text:p text:style-name="Preformatted_20_Text">terry</text:p>
      <text:p text:style-name="Preformatted_20_Text"><text:soft-page-break/>cmts2-all.gw</text:p>
      <text:p text:style-name="Preformatted_20_Text">pyramid</text:p>
      <text:p text:style-name="Preformatted_20_Text">monk</text:p>
      <text:p text:style-name="Preformatted_20_Text">keeper</text:p>
      <text:p text:style-name="Preformatted_20_Text">magpie</text:p>
      <text:p text:style-name="Preformatted_20_Text">spike</text:p>
      <text:p text:style-name="Preformatted_20_Text">wolves</text:p>
      <text:p text:style-name="Preformatted_20_Text">consumer</text:p>
      <text:p text:style-name="Preformatted_20_Text">jay</text:p>
      <text:p text:style-name="Preformatted_20_Text">mediakit</text:p>
      <text:p text:style-name="Preformatted_20_Text">topics</text:p>
      <text:p text:style-name="Preformatted_20_Text">infosys</text:p>
      <text:p text:style-name="Preformatted_20_Text">lolita</text:p>
      <text:p text:style-name="Preformatted_20_Text">www.pozycjonowanie</text:p>
      <text:p text:style-name="Preformatted_20_Text">pr1</text:p>
      <text:p text:style-name="Preformatted_20_Text">oldftp</text:p>
      <text:p text:style-name="Preformatted_20_Text">ritz</text:p>
      <text:p text:style-name="Preformatted_20_Text">www-1</text:p>
      <text:p text:style-name="Preformatted_20_Text">pastebin</text:p>
      <text:p text:style-name="Preformatted_20_Text">nowy</text:p>
      <text:p text:style-name="Preformatted_20_Text">poland</text:p>
      <text:p text:style-name="Preformatted_20_Text">tds</text:p>
      <text:p text:style-name="Preformatted_20_Text">rami</text:p>
      <text:p text:style-name="Preformatted_20_Text">mami</text:p>
      <text:p text:style-name="Preformatted_20_Text">mybook</text:p>
      <text:p text:style-name="Preformatted_20_Text">topsites</text:p>
      <text:p text:style-name="Preformatted_20_Text">statistic</text:p>
      <text:p text:style-name="Preformatted_20_Text">66</text:p>
      <text:p text:style-name="Preformatted_20_Text">gomez</text:p>
      <text:p text:style-name="Preformatted_20_Text">pamela</text:p>
      <text:p text:style-name="Preformatted_20_Text">listings</text:p>
      <text:p text:style-name="Preformatted_20_Text">only</text:p>
      <text:p text:style-name="Preformatted_20_Text">webdisk.my</text:p>
      <text:p text:style-name="Preformatted_20_Text">speak</text:p>
      <text:p text:style-name="Preformatted_20_Text">kl-cat4900-gw</text:p>
      <text:p text:style-name="Preformatted_20_Text">media3</text:p>
      <text:p text:style-name="Preformatted_20_Text">original</text:p>
      <text:p text:style-name="Preformatted_20_Text">admintest</text:p>
      <text:p text:style-name="Preformatted_20_Text">preview2</text:p>
      <text:p text:style-name="Preformatted_20_Text">game1</text:p>
      <text:p text:style-name="Preformatted_20_Text">videoconferencia</text:p>
      <text:p text:style-name="Preformatted_20_Text">academic</text:p>
      <text:p text:style-name="Preformatted_20_Text">vdp</text:p>
      <text:p text:style-name="Preformatted_20_Text">autoconfig.iphone</text:p>
      <text:p text:style-name="Preformatted_20_Text">teachers</text:p>
      <text:p text:style-name="Preformatted_20_Text">flame</text:p>
      <text:p text:style-name="Preformatted_20_Text">my1</text:p>
      <text:p text:style-name="Preformatted_20_Text">newage</text:p>
      <text:p text:style-name="Preformatted_20_Text">mx05</text:p>
      <text:p text:style-name="Preformatted_20_Text">sofa</text:p>
      <text:p text:style-name="Preformatted_20_Text">www.smart</text:p>
      <text:p text:style-name="Preformatted_20_Text">dwcloudorigin</text:p>
      <text:p text:style-name="Preformatted_20_Text">autodiscover.iphone</text:p>
      <text:p text:style-name="Preformatted_20_Text">www.templates</text:p>
      <text:p text:style-name="Preformatted_20_Text">sorigin</text:p>
      <text:p text:style-name="Preformatted_20_Text">tama</text:p>
      <text:p text:style-name="Preformatted_20_Text">cde</text:p>
      <text:p text:style-name="Preformatted_20_Text">c21</text:p>
      <text:p text:style-name="Preformatted_20_Text">fw01</text:p>
      <text:p text:style-name="Preformatted_20_Text">ross</text:p>
      <text:p text:style-name="Preformatted_20_Text">onlinegames</text:p>
      <text:p text:style-name="Preformatted_20_Text">cfd264</text:p>
      <text:p text:style-name="Preformatted_20_Text">sell</text:p>
      <text:p text:style-name="Preformatted_20_Text">teddy</text:p>
      <text:p text:style-name="Preformatted_20_Text"><text:soft-page-break/>bos</text:p>
      <text:p text:style-name="Preformatted_20_Text">ftp.cp</text:p>
      <text:p text:style-name="Preformatted_20_Text">edwin</text:p>
      <text:p text:style-name="Preformatted_20_Text">mapsorigin</text:p>
      <text:p text:style-name="Preformatted_20_Text">sync1</text:p>
      <text:p text:style-name="Preformatted_20_Text">fbm</text:p>
      <text:p text:style-name="Preformatted_20_Text">cshm-sbsc01.v10.csngok.ok</text:p>
      <text:p text:style-name="Preformatted_20_Text">warez</text:p>
      <text:p text:style-name="Preformatted_20_Text">wwworigin</text:p>
      <text:p text:style-name="Preformatted_20_Text">dwiorigin</text:p>
      <text:p text:style-name="Preformatted_20_Text">www.mob</text:p>
      <text:p text:style-name="Preformatted_20_Text">wxdataorigin</text:p>
      <text:p text:style-name="Preformatted_20_Text">justice</text:p>
      <text:p text:style-name="Preformatted_20_Text">maporigin</text:p>
      <text:p text:style-name="Preformatted_20_Text">morigin</text:p>
      <text:p text:style-name="Preformatted_20_Text">lira</text:p>
      <text:p text:style-name="Preformatted_20_Text">old1</text:p>
      <text:p text:style-name="Preformatted_20_Text">kbox</text:p>
      <text:p text:style-name="Preformatted_20_Text">legion</text:p>
      <text:p text:style-name="Preformatted_20_Text">klub</text:p>
      <text:p text:style-name="Preformatted_20_Text">hurricane</text:p>
      <text:p text:style-name="Preformatted_20_Text">fcgi</text:p>
      <text:p text:style-name="Preformatted_20_Text">may</text:p>
      <text:p text:style-name="Preformatted_20_Text">xxxxx</text:p>
      <text:p text:style-name="Preformatted_20_Text">golestan</text:p>
      <text:p text:style-name="Preformatted_20_Text">dworigin</text:p>
      <text:p text:style-name="Preformatted_20_Text">torigin</text:p>
      <text:p text:style-name="Preformatted_20_Text">nvpgk1</text:p>
      <text:p text:style-name="Preformatted_20_Text">dataorigin</text:p>
      <text:p text:style-name="Preformatted_20_Text">sed</text:p>
      <text:p text:style-name="Preformatted_20_Text">mp2</text:p>
      <text:p text:style-name="Preformatted_20_Text">www.islam</text:p>
      <text:p text:style-name="Preformatted_20_Text">nvpgk</text:p>
      <text:p text:style-name="Preformatted_20_Text">filter2</text:p>
      <text:p text:style-name="Preformatted_20_Text">mandarin</text:p>
      <text:p text:style-name="Preformatted_20_Text">staging.www</text:p>
      <text:p text:style-name="Preformatted_20_Text">mwiorigin</text:p>
      <text:p text:style-name="Preformatted_20_Text">tl</text:p>
      <text:p text:style-name="Preformatted_20_Text">soon</text:p>
      <text:p text:style-name="Preformatted_20_Text">omni</text:p>
      <text:p text:style-name="Preformatted_20_Text">www.adm</text:p>
      <text:p text:style-name="Preformatted_20_Text">lc1</text:p>
      <text:p text:style-name="Preformatted_20_Text">anders</text:p>
      <text:p text:style-name="Preformatted_20_Text">icinga</text:p>
      <text:p text:style-name="Preformatted_20_Text">wawa</text:p>
      <text:p text:style-name="Preformatted_20_Text">questionnaire</text:p>
      <text:p text:style-name="Preformatted_20_Text">dynamics</text:p>
      <text:p text:style-name="Preformatted_20_Text">bia</text:p>
      <text:p text:style-name="Preformatted_20_Text">www.km</text:p>
      <text:p text:style-name="Preformatted_20_Text">kf</text:p>
      <text:p text:style-name="Preformatted_20_Text">cognos</text:p>
      <text:p text:style-name="Preformatted_20_Text">pmb</text:p>
      <text:p text:style-name="Preformatted_20_Text">sslorigin</text:p>
      <text:p text:style-name="Preformatted_20_Text">jana</text:p>
      <text:p text:style-name="Preformatted_20_Text">nw1</text:p>
      <text:p text:style-name="Preformatted_20_Text">fedora</text:p>
      <text:p text:style-name="Preformatted_20_Text">www.devel</text:p>
      <text:p text:style-name="Preformatted_20_Text">myportal</text:p>
      <text:p text:style-name="Preformatted_20_Text">gromit</text:p>
      <text:p text:style-name="Preformatted_20_Text">www.finance</text:p>
      <text:p text:style-name="Preformatted_20_Text">today</text:p>
      <text:p text:style-name="Preformatted_20_Text">prelive</text:p>
      <text:p text:style-name="Preformatted_20_Text">kermit</text:p>
      <text:p text:style-name="Preformatted_20_Text">p5</text:p>
      <text:p text:style-name="Preformatted_20_Text"><text:soft-page-break/>s219</text:p>
      <text:p text:style-name="Preformatted_20_Text">lancelot</text:p>
      <text:p text:style-name="Preformatted_20_Text">jura</text:p>
      <text:p text:style-name="Preformatted_20_Text">cyc</text:p>
      <text:p text:style-name="Preformatted_20_Text">epi</text:p>
      <text:p text:style-name="Preformatted_20_Text">s206</text:p>
      <text:p text:style-name="Preformatted_20_Text">penelope</text:p>
      <text:p text:style-name="Preformatted_20_Text">newdev</text:p>
      <text:p text:style-name="Preformatted_20_Text">detox</text:p>
      <text:p text:style-name="Preformatted_20_Text">simba</text:p>
      <text:p text:style-name="Preformatted_20_Text">www26</text:p>
      <text:p text:style-name="Preformatted_20_Text">www.wedding</text:p>
      <text:p text:style-name="Preformatted_20_Text">wisconsin</text:p>
      <text:p text:style-name="Preformatted_20_Text">philippines</text:p>
      <text:p text:style-name="Preformatted_20_Text">fad</text:p>
      <text:p text:style-name="Preformatted_20_Text">girl</text:p>
      <text:p text:style-name="Preformatted_20_Text">www.novo</text:p>
      <text:p text:style-name="Preformatted_20_Text">apps3</text:p>
      <text:p text:style-name="Preformatted_20_Text">stb</text:p>
      <text:p text:style-name="Preformatted_20_Text">consulta</text:p>
      <text:p text:style-name="Preformatted_20_Text">dingo</text:p>
      <text:p text:style-name="Preformatted_20_Text">cmail</text:p>
      <text:p text:style-name="Preformatted_20_Text">67</text:p>
      <text:p text:style-name="Preformatted_20_Text">saba</text:p>
      <text:p text:style-name="Preformatted_20_Text">fairy</text:p>
      <text:p text:style-name="Preformatted_20_Text">bluemoon</text:p>
      <text:p text:style-name="Preformatted_20_Text">auth1</text:p>
      <text:p text:style-name="Preformatted_20_Text">athos</text:p>
      <text:p text:style-name="Preformatted_20_Text">guia</text:p>
      <text:p text:style-name="Preformatted_20_Text">songs</text:p>
      <text:p text:style-name="Preformatted_20_Text">siam</text:p>
      <text:p text:style-name="Preformatted_20_Text">novelty</text:p>
      <text:p text:style-name="Preformatted_20_Text">tera</text:p>
      <text:p text:style-name="Preformatted_20_Text">www.eshop</text:p>
      <text:p text:style-name="Preformatted_20_Text">s205</text:p>
      <text:p text:style-name="Preformatted_20_Text">clarity</text:p>
      <text:p text:style-name="Preformatted_20_Text">pdu1</text:p>
      <text:p text:style-name="Preformatted_20_Text">elias</text:p>
      <text:p text:style-name="Preformatted_20_Text">lawrence</text:p>
      <text:p text:style-name="Preformatted_20_Text">sds</text:p>
      <text:p text:style-name="Preformatted_20_Text">web0</text:p>
      <text:p text:style-name="Preformatted_20_Text">srv20</text:p>
      <text:p text:style-name="Preformatted_20_Text">fireball</text:p>
      <text:p text:style-name="Preformatted_20_Text">www.list</text:p>
      <text:p text:style-name="Preformatted_20_Text">sv8</text:p>
      <text:p text:style-name="Preformatted_20_Text">s100</text:p>
      <text:p text:style-name="Preformatted_20_Text">cambridge</text:p>
      <text:p text:style-name="Preformatted_20_Text">mission</text:p>
      <text:p text:style-name="Preformatted_20_Text">kamera</text:p>
      <text:p text:style-name="Preformatted_20_Text">atest</text:p>
      <text:p text:style-name="Preformatted_20_Text">ns69</text:p>
      <text:p text:style-name="Preformatted_20_Text">rtpqaim</text:p>
      <text:p text:style-name="Preformatted_20_Text">fair</text:p>
      <text:p text:style-name="Preformatted_20_Text">c-asa5580-v03-01.rz</text:p>
      <text:p text:style-name="Preformatted_20_Text">s42</text:p>
      <text:p text:style-name="Preformatted_20_Text">beyond</text:p>
      <text:p text:style-name="Preformatted_20_Text">demoshop</text:p>
      <text:p text:style-name="Preformatted_20_Text">horoscope</text:p>
      <text:p text:style-name="Preformatted_20_Text">puck</text:p>
      <text:p text:style-name="Preformatted_20_Text">egroupware</text:p>
      <text:p text:style-name="Preformatted_20_Text">40</text:p>
      <text:p text:style-name="Preformatted_20_Text">sup</text:p>
      <text:p text:style-name="Preformatted_20_Text">sv7</text:p>
      <text:p text:style-name="Preformatted_20_Text">three</text:p>
      <text:p text:style-name="Preformatted_20_Text"><text:soft-page-break/>option</text:p>
      <text:p text:style-name="Preformatted_20_Text">ozzy</text:p>
      <text:p text:style-name="Preformatted_20_Text">mail06</text:p>
      <text:p text:style-name="Preformatted_20_Text">mhs</text:p>
      <text:p text:style-name="Preformatted_20_Text">pasca</text:p>
      <text:p text:style-name="Preformatted_20_Text">wps</text:p>
      <text:p text:style-name="Preformatted_20_Text">53</text:p>
      <text:p text:style-name="Preformatted_20_Text">postit</text:p>
      <text:p text:style-name="Preformatted_20_Text">wii</text:p>
      <text:p text:style-name="Preformatted_20_Text">smf</text:p>
      <text:p text:style-name="Preformatted_20_Text">spitfire</text:p>
      <text:p text:style-name="Preformatted_20_Text">cstrike</text:p>
      <text:p text:style-name="Preformatted_20_Text">utopia</text:p>
      <text:p text:style-name="Preformatted_20_Text">vm01</text:p>
      <text:p text:style-name="Preformatted_20_Text">vi</text:p>
      <text:p text:style-name="Preformatted_20_Text">dms1</text:p>
      <text:p text:style-name="Preformatted_20_Text">52</text:p>
      <text:p text:style-name="Preformatted_20_Text">citrix2</text:p>
      <text:p text:style-name="Preformatted_20_Text">mxbackup</text:p>
      <text:p text:style-name="Preformatted_20_Text">vm6</text:p>
      <text:p text:style-name="Preformatted_20_Text">zeon</text:p>
      <text:p text:style-name="Preformatted_20_Text">s126</text:p>
      <text:p text:style-name="Preformatted_20_Text">classroom</text:p>
      <text:p text:style-name="Preformatted_20_Text">webalizer</text:p>
      <text:p text:style-name="Preformatted_20_Text">halo</text:p>
      <text:p text:style-name="Preformatted_20_Text">s131</text:p>
      <text:p text:style-name="Preformatted_20_Text">illiad</text:p>
      <text:p text:style-name="Preformatted_20_Text">s133</text:p>
      <text:p text:style-name="Preformatted_20_Text">archivio</text:p>
      <text:p text:style-name="Preformatted_20_Text">s134</text:p>
      <text:p text:style-name="Preformatted_20_Text">cns</text:p>
      <text:p text:style-name="Preformatted_20_Text">belgorod</text:p>
      <text:p text:style-name="Preformatted_20_Text">ldapclient</text:p>
      <text:p text:style-name="Preformatted_20_Text">klient</text:p>
      <text:p text:style-name="Preformatted_20_Text">batch</text:p>
      <text:p text:style-name="Preformatted_20_Text">fabio</text:p>
      <text:p text:style-name="Preformatted_20_Text">s211</text:p>
      <text:p text:style-name="Preformatted_20_Text">s214</text:p>
      <text:p text:style-name="Preformatted_20_Text">phaim22</text:p>
      <text:p text:style-name="Preformatted_20_Text">sfs</text:p>
      <text:p text:style-name="Preformatted_20_Text">giporigin</text:p>
      <text:p text:style-name="Preformatted_20_Text">s215</text:p>
      <text:p text:style-name="Preformatted_20_Text">melissa</text:p>
      <text:p text:style-name="Preformatted_20_Text">s213</text:p>
      <text:p text:style-name="Preformatted_20_Text">s120</text:p>
      <text:p text:style-name="Preformatted_20_Text">abel</text:p>
      <text:p text:style-name="Preformatted_20_Text">cow</text:p>
      <text:p text:style-name="Preformatted_20_Text">y2k</text:p>
      <text:p text:style-name="Preformatted_20_Text">s130</text:p>
      <text:p text:style-name="Preformatted_20_Text">gem</text:p>
      <text:p text:style-name="Preformatted_20_Text">goliath</text:p>
      <text:p text:style-name="Preformatted_20_Text">demo15</text:p>
      <text:p text:style-name="Preformatted_20_Text">tang</text:p>
      <text:p text:style-name="Preformatted_20_Text">ftpserver</text:p>
      <text:p text:style-name="Preformatted_20_Text">www.kaluga</text:p>
      <text:p text:style-name="Preformatted_20_Text">kia</text:p>
      <text:p text:style-name="Preformatted_20_Text">clips</text:p>
      <text:p text:style-name="Preformatted_20_Text">ham</text:p>
      <text:p text:style-name="Preformatted_20_Text">silence</text:p>
      <text:p text:style-name="Preformatted_20_Text">quad</text:p>
      <text:p text:style-name="Preformatted_20_Text">webinfo</text:p>
      <text:p text:style-name="Preformatted_20_Text">plugins</text:p>
      <text:p text:style-name="Preformatted_20_Text">www.article</text:p>
      <text:p text:style-name="Preformatted_20_Text">volvo</text:p>
      <text:p text:style-name="Preformatted_20_Text"><text:soft-page-break/>mb1</text:p>
      <text:p text:style-name="Preformatted_20_Text">cris</text:p>
      <text:p text:style-name="Preformatted_20_Text">ayuda</text:p>
      <text:p text:style-name="Preformatted_20_Text">kingdom</text:p>
      <text:p text:style-name="Preformatted_20_Text">juegos</text:p>
      <text:p text:style-name="Preformatted_20_Text">ns82</text:p>
      <text:p text:style-name="Preformatted_20_Text">i10</text:p>
      <text:p text:style-name="Preformatted_20_Text">autodiscover.portal</text:p>
      <text:p text:style-name="Preformatted_20_Text">autoconfig.portal</text:p>
      <text:p text:style-name="Preformatted_20_Text">ts01</text:p>
      <text:p text:style-name="Preformatted_20_Text">ns81</text:p>
      <text:p text:style-name="Preformatted_20_Text">caramel</text:p>
      <text:p text:style-name="Preformatted_20_Text">zc</text:p>
      <text:p text:style-name="Preformatted_20_Text">circle</text:p>
      <text:p text:style-name="Preformatted_20_Text">ipplan</text:p>
      <text:p text:style-name="Preformatted_20_Text">automation</text:p>
      <text:p text:style-name="Preformatted_20_Text">rob</text:p>
      <text:p text:style-name="Preformatted_20_Text">twister</text:p>
      <text:p text:style-name="Preformatted_20_Text">poznan</text:p>
      <text:p text:style-name="Preformatted_20_Text">c9</text:p>
      <text:p text:style-name="Preformatted_20_Text">moskva</text:p>
      <text:p text:style-name="Preformatted_20_Text">ns71</text:p>
      <text:p text:style-name="Preformatted_20_Text">redhat</text:p>
      <text:p text:style-name="Preformatted_20_Text">secured</text:p>
      <text:p text:style-name="Preformatted_20_Text">rr1</text:p>
      <text:p text:style-name="Preformatted_20_Text">morgan</text:p>
      <text:p text:style-name="Preformatted_20_Text">str</text:p>
      <text:p text:style-name="Preformatted_20_Text">academia</text:p>
      <text:p text:style-name="Preformatted_20_Text">researcher</text:p>
      <text:p text:style-name="Preformatted_20_Text">ns59</text:p>
      <text:p text:style-name="Preformatted_20_Text">muse</text:p>
      <text:p text:style-name="Preformatted_20_Text">www.monitoring</text:p>
      <text:p text:style-name="Preformatted_20_Text">mei</text:p>
      <text:p text:style-name="Preformatted_20_Text">ns56</text:p>
      <text:p text:style-name="Preformatted_20_Text">meridian</text:p>
      <text:p text:style-name="Preformatted_20_Text">wendy</text:p>
      <text:p text:style-name="Preformatted_20_Text">ns46</text:p>
      <text:p text:style-name="Preformatted_20_Text">brains</text:p>
      <text:p text:style-name="Preformatted_20_Text">bla</text:p>
      <text:p text:style-name="Preformatted_20_Text">autoconfig.sandbox</text:p>
      <text:p text:style-name="Preformatted_20_Text">traf</text:p>
      <text:p text:style-name="Preformatted_20_Text">autodiscover.sandbox</text:p>
      <text:p text:style-name="Preformatted_20_Text">vma</text:p>
      <text:p text:style-name="Preformatted_20_Text">nieruchomosci</text:p>
      <text:p text:style-name="Preformatted_20_Text">simpsons</text:p>
      <text:p text:style-name="Preformatted_20_Text">ark</text:p>
      <text:p text:style-name="Preformatted_20_Text">dbase</text:p>
      <text:p text:style-name="Preformatted_20_Text">bulldog</text:p>
      <text:p text:style-name="Preformatted_20_Text">lyon</text:p>
      <text:p text:style-name="Preformatted_20_Text">kkk</text:p>
      <text:p text:style-name="Preformatted_20_Text">design2</text:p>
      <text:p text:style-name="Preformatted_20_Text">sequoia</text:p>
      <text:p text:style-name="Preformatted_20_Text">centro</text:p>
      <text:p text:style-name="Preformatted_20_Text">pro-ky</text:p>
      <text:p text:style-name="Preformatted_20_Text">eternal</text:p>
      <text:p text:style-name="Preformatted_20_Text">ferrari</text:p>
      <text:p text:style-name="Preformatted_20_Text">www.kids</text:p>
      <text:p text:style-name="Preformatted_20_Text">jasmin</text:p>
      <text:p text:style-name="Preformatted_20_Text">tyb</text:p>
      <text:p text:style-name="Preformatted_20_Text">newspaper</text:p>
      <text:p text:style-name="Preformatted_20_Text">rtpclientim</text:p>
      <text:p text:style-name="Preformatted_20_Text">argentina</text:p>
      <text:p text:style-name="Preformatted_20_Text">www.net</text:p>
      <text:p text:style-name="Preformatted_20_Text">nancy</text:p>
      <text:p text:style-name="Preformatted_20_Text"><text:soft-page-break/>ajuda</text:p>
      <text:p text:style-name="Preformatted_20_Text">bosch</text:p>
      <text:p text:style-name="Preformatted_20_Text">vpnc</text:p>
      <text:p text:style-name="Preformatted_20_Text">magnitogorsk</text:p>
      <text:p text:style-name="Preformatted_20_Text">colombia</text:p>
      <text:p text:style-name="Preformatted_20_Text">cws</text:p>
      <text:p text:style-name="Preformatted_20_Text">mee</text:p>
      <text:p text:style-name="Preformatted_20_Text">convergence</text:p>
      <text:p text:style-name="Preformatted_20_Text">tech2</text:p>
      <text:p text:style-name="Preformatted_20_Text">scully</text:p>
      <text:p text:style-name="Preformatted_20_Text">deneme</text:p>
      <text:p text:style-name="Preformatted_20_Text">rudy</text:p>
      <text:p text:style-name="Preformatted_20_Text">cab</text:p>
      <text:p text:style-name="Preformatted_20_Text">day</text:p>
      <text:p text:style-name="Preformatted_20_Text">monalisa</text:p>
      <text:p text:style-name="Preformatted_20_Text">blade7</text:p>
      <text:p text:style-name="Preformatted_20_Text">galeri</text:p>
      <text:p text:style-name="Preformatted_20_Text">acer</text:p>
      <text:p text:style-name="Preformatted_20_Text">qwerty</text:p>
      <text:p text:style-name="Preformatted_20_Text">as.iso</text:p>
      <text:p text:style-name="Preformatted_20_Text">hsp</text:p>
      <text:p text:style-name="Preformatted_20_Text">proof</text:p>
      <text:p text:style-name="Preformatted_20_Text">3c</text:p>
      <text:p text:style-name="Preformatted_20_Text">www.gs</text:p>
      <text:p text:style-name="Preformatted_20_Text">host01</text:p>
      <text:p text:style-name="Preformatted_20_Text">indy</text:p>
      <text:p text:style-name="Preformatted_20_Text">paolo</text:p>
      <text:p text:style-name="Preformatted_20_Text">ns49</text:p>
      <text:p text:style-name="Preformatted_20_Text">blade5</text:p>
      <text:p text:style-name="Preformatted_20_Text">harris</text:p>
      <text:p text:style-name="Preformatted_20_Text">gw4</text:p>
      <text:p text:style-name="Preformatted_20_Text">select</text:p>
      <text:p text:style-name="Preformatted_20_Text">webdisk.reseller</text:p>
      <text:p text:style-name="Preformatted_20_Text">weber</text:p>
      <text:p text:style-name="Preformatted_20_Text">wxy</text:p>
      <text:p text:style-name="Preformatted_20_Text">dictionary</text:p>
      <text:p text:style-name="Preformatted_20_Text">dmedia-g</text:p>
      <text:p text:style-name="Preformatted_20_Text">info1</text:p>
      <text:p text:style-name="Preformatted_20_Text">verify.apple</text:p>
      <text:p text:style-name="Preformatted_20_Text">sandra</text:p>
      <text:p text:style-name="Preformatted_20_Text">b2btest</text:p>
      <text:p text:style-name="Preformatted_20_Text">pic1</text:p>
      <text:p text:style-name="Preformatted_20_Text">strong</text:p>
      <text:p text:style-name="Preformatted_20_Text">suny</text:p>
      <text:p text:style-name="Preformatted_20_Text">clientftp</text:p>
      <text:p text:style-name="Preformatted_20_Text">sml</text:p>
      <text:p text:style-name="Preformatted_20_Text">emba</text:p>
      <text:p text:style-name="Preformatted_20_Text">www.allegro</text:p>
      <text:p text:style-name="Preformatted_20_Text">tmc</text:p>
      <text:p text:style-name="Preformatted_20_Text">galadriel</text:p>
      <text:p text:style-name="Preformatted_20_Text">sun1</text:p>
      <text:p text:style-name="Preformatted_20_Text">gary</text:p>
      <text:p text:style-name="Preformatted_20_Text">medios</text:p>
      <text:p text:style-name="Preformatted_20_Text">andromede</text:p>
      <text:p text:style-name="Preformatted_20_Text">statistiche</text:p>
      <text:p text:style-name="Preformatted_20_Text">mail.99</text:p>
      <text:p text:style-name="Preformatted_20_Text">eat</text:p>
      <text:p text:style-name="Preformatted_20_Text">cdn4</text:p>
      <text:p text:style-name="Preformatted_20_Text">vps8</text:p>
      <text:p text:style-name="Preformatted_20_Text">sloth</text:p>
      <text:p text:style-name="Preformatted_20_Text">ray</text:p>
      <text:p text:style-name="Preformatted_20_Text">electro</text:p>
      <text:p text:style-name="Preformatted_20_Text">oms</text:p>
      <text:p text:style-name="Preformatted_20_Text">archangel</text:p>
      <text:p text:style-name="Preformatted_20_Text"><text:soft-page-break/>www.s3</text:p>
      <text:p text:style-name="Preformatted_20_Text">im.rtpqa</text:p>
      <text:p text:style-name="Preformatted_20_Text">bible</text:p>
      <text:p text:style-name="Preformatted_20_Text">www.alpha</text:p>
      <text:p text:style-name="Preformatted_20_Text">lovers</text:p>
      <text:p text:style-name="Preformatted_20_Text">economics</text:p>
      <text:p text:style-name="Preformatted_20_Text">sma</text:p>
      <text:p text:style-name="Preformatted_20_Text">electric</text:p>
      <text:p text:style-name="Preformatted_20_Text">ip2</text:p>
      <text:p text:style-name="Preformatted_20_Text">nene</text:p>
      <text:p text:style-name="Preformatted_20_Text">planner</text:p>
      <text:p text:style-name="Preformatted_20_Text">nw</text:p>
      <text:p text:style-name="Preformatted_20_Text">anita</text:p>
      <text:p text:style-name="Preformatted_20_Text">www.ws</text:p>
      <text:p text:style-name="Preformatted_20_Text">homolog</text:p>
      <text:p text:style-name="Preformatted_20_Text">myown</text:p>
      <text:p text:style-name="Preformatted_20_Text">rtpim</text:p>
      <text:p text:style-name="Preformatted_20_Text">firewallix</text:p>
      <text:p text:style-name="Preformatted_20_Text">traveller</text:p>
      <text:p text:style-name="Preformatted_20_Text">bulletin</text:p>
      <text:p text:style-name="Preformatted_20_Text">www.demo1</text:p>
      <text:p text:style-name="Preformatted_20_Text">benchmark</text:p>
      <text:p text:style-name="Preformatted_20_Text">whisper</text:p>
      <text:p text:style-name="Preformatted_20_Text">ann</text:p>
      <text:p text:style-name="Preformatted_20_Text">greg</text:p>
      <text:p text:style-name="Preformatted_20_Text">host25</text:p>
      <text:p text:style-name="Preformatted_20_Text">marshall</text:p>
      <text:p text:style-name="Preformatted_20_Text">spiderman</text:p>
      <text:p text:style-name="Preformatted_20_Text">crowd</text:p>
      <text:p text:style-name="Preformatted_20_Text">sprite</text:p>
      <text:p text:style-name="Preformatted_20_Text">tot</text:p>
      <text:p text:style-name="Preformatted_20_Text">harvey</text:p>
      <text:p text:style-name="Preformatted_20_Text">trs</text:p>
      <text:p text:style-name="Preformatted_20_Text">gtest</text:p>
      <text:p text:style-name="Preformatted_20_Text">shuttle</text:p>
      <text:p text:style-name="Preformatted_20_Text">modern</text:p>
      <text:p text:style-name="Preformatted_20_Text">judas</text:p>
      <text:p text:style-name="Preformatted_20_Text">backstage</text:p>
      <text:p text:style-name="Preformatted_20_Text">deti</text:p>
      <text:p text:style-name="Preformatted_20_Text">sterling</text:p>
      <text:p text:style-name="Preformatted_20_Text">ss2</text:p>
      <text:p text:style-name="Preformatted_20_Text">coconut</text:p>
      <text:p text:style-name="Preformatted_20_Text">xlzx</text:p>
      <text:p text:style-name="Preformatted_20_Text">win13</text:p>
      <text:p text:style-name="Preformatted_20_Text">scarlet</text:p>
      <text:p text:style-name="Preformatted_20_Text">www.sistemas</text:p>
      <text:p text:style-name="Preformatted_20_Text">ebs</text:p>
      <text:p text:style-name="Preformatted_20_Text">argus</text:p>
      <text:p text:style-name="Preformatted_20_Text">lh</text:p>
      <text:p text:style-name="Preformatted_20_Text">maryland</text:p>
      <text:p text:style-name="Preformatted_20_Text">yn</text:p>
      <text:p text:style-name="Preformatted_20_Text">server29</text:p>
      <text:p text:style-name="Preformatted_20_Text">relay4</text:p>
      <text:p text:style-name="Preformatted_20_Text">sexshop</text:p>
      <text:p text:style-name="Preformatted_20_Text">futaba</text:p>
      <text:p text:style-name="Preformatted_20_Text">historia</text:p>
      <text:p text:style-name="Preformatted_20_Text">b11</text:p>
      <text:p text:style-name="Preformatted_20_Text">b10</text:p>
      <text:p text:style-name="Preformatted_20_Text">markets</text:p>
      <text:p text:style-name="Preformatted_20_Text">xc</text:p>
      <text:p text:style-name="Preformatted_20_Text">www.av</text:p>
      <text:p text:style-name="Preformatted_20_Text">santafe</text:p>
      <text:p text:style-name="Preformatted_20_Text">usedcars</text:p>
      <text:p text:style-name="Preformatted_20_Text">presentation</text:p>
      <text:p text:style-name="Preformatted_20_Text"><text:soft-page-break/>cpm</text:p>
      <text:p text:style-name="Preformatted_20_Text">norway</text:p>
      <text:p text:style-name="Preformatted_20_Text">bcs</text:p>
      <text:p text:style-name="Preformatted_20_Text">krishna</text:p>
      <text:p text:style-name="Preformatted_20_Text">castle</text:p>
      <text:p text:style-name="Preformatted_20_Text">rewards</text:p>
      <text:p text:style-name="Preformatted_20_Text">alexa</text:p>
      <text:p text:style-name="Preformatted_20_Text">sonata</text:p>
      <text:p text:style-name="Preformatted_20_Text">formation</text:p>
      <text:p text:style-name="Preformatted_20_Text">www.assets</text:p>
      <text:p text:style-name="Preformatted_20_Text">radon</text:p>
      <text:p text:style-name="Preformatted_20_Text">zelda</text:p>
      <text:p text:style-name="Preformatted_20_Text">autoconfig.loja</text:p>
      <text:p text:style-name="Preformatted_20_Text">wyoming</text:p>
      <text:p text:style-name="Preformatted_20_Text">fate</text:p>
      <text:p text:style-name="Preformatted_20_Text">panel2</text:p>
      <text:p text:style-name="Preformatted_20_Text">imap3</text:p>
      <text:p text:style-name="Preformatted_20_Text">cm2</text:p>
      <text:p text:style-name="Preformatted_20_Text">autodiscover.gallery</text:p>
      <text:p text:style-name="Preformatted_20_Text">mssqladmin</text:p>
      <text:p text:style-name="Preformatted_20_Text">autoconfig.gallery</text:p>
      <text:p text:style-name="Preformatted_20_Text">www.gps</text:p>
      <text:p text:style-name="Preformatted_20_Text">autodiscover.loja</text:p>
      <text:p text:style-name="Preformatted_20_Text">smtp9</text:p>
      <text:p text:style-name="Preformatted_20_Text">wakeup</text:p>
      <text:p text:style-name="Preformatted_20_Text">d5</text:p>
      <text:p text:style-name="Preformatted_20_Text">independent</text:p>
      <text:p text:style-name="Preformatted_20_Text">julie</text:p>
      <text:p text:style-name="Preformatted_20_Text">stiri</text:p>
      <text:p text:style-name="Preformatted_20_Text">selenium</text:p>
      <text:p text:style-name="Preformatted_20_Text">www.archives</text:p>
      <text:p text:style-name="Preformatted_20_Text">platform</text:p>
      <text:p text:style-name="Preformatted_20_Text">daisuke</text:p>
      <text:p text:style-name="Preformatted_20_Text">dc3</text:p>
      <text:p text:style-name="Preformatted_20_Text">ernesto</text:p>
      <text:p text:style-name="Preformatted_20_Text">www.ps</text:p>
      <text:p text:style-name="Preformatted_20_Text">fes</text:p>
      <text:p text:style-name="Preformatted_20_Text">www.pb</text:p>
      <text:p text:style-name="Preformatted_20_Text">d9</text:p>
      <text:p text:style-name="Preformatted_20_Text">porn</text:p>
      <text:p text:style-name="Preformatted_20_Text">atomic</text:p>
      <text:p text:style-name="Preformatted_20_Text">www.correo</text:p>
      <text:p text:style-name="Preformatted_20_Text">chatter</text:p>
      <text:p text:style-name="Preformatted_20_Text">rbs</text:p>
      <text:p text:style-name="Preformatted_20_Text">emto277627</text:p>
      <text:p text:style-name="Preformatted_20_Text">tdb</text:p>
      <text:p text:style-name="Preformatted_20_Text">milwaukee</text:p>
      <text:p text:style-name="Preformatted_20_Text">tintin</text:p>
      <text:p text:style-name="Preformatted_20_Text">www.cl</text:p>
      <text:p text:style-name="Preformatted_20_Text">astral</text:p>
      <text:p text:style-name="Preformatted_20_Text">lottery</text:p>
      <text:p text:style-name="Preformatted_20_Text">paint</text:p>
      <text:p text:style-name="Preformatted_20_Text">comments</text:p>
      <text:p text:style-name="Preformatted_20_Text">thegame</text:p>
      <text:p text:style-name="Preformatted_20_Text">foryou</text:p>
      <text:p text:style-name="Preformatted_20_Text">truba</text:p>
      <text:p text:style-name="Preformatted_20_Text">mozilla</text:p>
      <text:p text:style-name="Preformatted_20_Text">borg</text:p>
      <text:p text:style-name="Preformatted_20_Text">node</text:p>
      <text:p text:style-name="Preformatted_20_Text">vps9</text:p>
      <text:p text:style-name="Preformatted_20_Text">worker</text:p>
      <text:p text:style-name="Preformatted_20_Text">wiki2</text:p>
      <text:p text:style-name="Preformatted_20_Text">outdoor</text:p>
      <text:p text:style-name="Preformatted_20_Text">monaco</text:p>
      <text:p text:style-name="Preformatted_20_Text"><text:soft-page-break/>mimosa</text:p>
      <text:p text:style-name="Preformatted_20_Text">sid</text:p>
      <text:p text:style-name="Preformatted_20_Text">body</text:p>
      <text:p text:style-name="Preformatted_20_Text">stardust</text:p>
      <text:p text:style-name="Preformatted_20_Text">devserver</text:p>
      <text:p text:style-name="Preformatted_20_Text">egresados</text:p>
      <text:p text:style-name="Preformatted_20_Text">seagull</text:p>
      <text:p text:style-name="Preformatted_20_Text">server44</text:p>
      <text:p text:style-name="Preformatted_20_Text">webdisk.host</text:p>
      <text:p text:style-name="Preformatted_20_Text">cp3</text:p>
      <text:p text:style-name="Preformatted_20_Text">swansea.cit</text:p>
      <text:p text:style-name="Preformatted_20_Text">chicken</text:p>
      <text:p text:style-name="Preformatted_20_Text">api.test</text:p>
      <text:p text:style-name="Preformatted_20_Text">server03</text:p>
      <text:p text:style-name="Preformatted_20_Text">mssql4</text:p>
      <text:p text:style-name="Preformatted_20_Text">lucia</text:p>
      <text:p text:style-name="Preformatted_20_Text">nfc</text:p>
      <text:p text:style-name="Preformatted_20_Text">vs2</text:p>
      <text:p text:style-name="Preformatted_20_Text">vale</text:p>
      <text:p text:style-name="Preformatted_20_Text">imss</text:p>
      <text:p text:style-name="Preformatted_20_Text">s41</text:p>
      <text:p text:style-name="Preformatted_20_Text">s43</text:p>
      <text:p text:style-name="Preformatted_20_Text">projekty</text:p>
      <text:p text:style-name="Preformatted_20_Text">picasso</text:p>
      <text:p text:style-name="Preformatted_20_Text">blossom</text:p>
      <text:p text:style-name="Preformatted_20_Text">eleven</text:p>
      <text:p text:style-name="Preformatted_20_Text">taobao</text:p>
      <text:p text:style-name="Preformatted_20_Text">papyrus</text:p>
      <text:p text:style-name="Preformatted_20_Text">pharma</text:p>
      <text:p text:style-name="Preformatted_20_Text">laila</text:p>
      <text:p text:style-name="Preformatted_20_Text">autodiscover.it</text:p>
      <text:p text:style-name="Preformatted_20_Text">evans</text:p>
      <text:p text:style-name="Preformatted_20_Text">ngs</text:p>
      <text:p text:style-name="Preformatted_20_Text">failover</text:p>
      <text:p text:style-name="Preformatted_20_Text">rajesh</text:p>
      <text:p text:style-name="Preformatted_20_Text">profit</text:p>
      <text:p text:style-name="Preformatted_20_Text">enlace</text:p>
      <text:p text:style-name="Preformatted_20_Text">podarok</text:p>
      <text:p text:style-name="Preformatted_20_Text">amira</text:p>
      <text:p text:style-name="Preformatted_20_Text">louis</text:p>
      <text:p text:style-name="Preformatted_20_Text">reboot</text:p>
      <text:p text:style-name="Preformatted_20_Text">planeta</text:p>
      <text:p text:style-name="Preformatted_20_Text">owner</text:p>
      <text:p text:style-name="Preformatted_20_Text">www.blackberry</text:p>
      <text:p text:style-name="Preformatted_20_Text">response</text:p>
      <text:p text:style-name="Preformatted_20_Text">server30</text:p>
      <text:p text:style-name="Preformatted_20_Text">pil</text:p>
      <text:p text:style-name="Preformatted_20_Text">del</text:p>
      <text:p text:style-name="Preformatted_20_Text">geyser</text:p>
      <text:p text:style-name="Preformatted_20_Text">mtc</text:p>
      <text:p text:style-name="Preformatted_20_Text">vanguard</text:p>
      <text:p text:style-name="Preformatted_20_Text">cec</text:p>
      <text:p text:style-name="Preformatted_20_Text">blackcat</text:p>
      <text:p text:style-name="Preformatted_20_Text">prezenty</text:p>
      <text:p text:style-name="Preformatted_20_Text">clubs</text:p>
      <text:p text:style-name="Preformatted_20_Text">yun</text:p>
      <text:p text:style-name="Preformatted_20_Text">primus</text:p>
      <text:p text:style-name="Preformatted_20_Text">www.2012</text:p>
      <text:p text:style-name="Preformatted_20_Text">apollo2</text:p>
      <text:p text:style-name="Preformatted_20_Text">www.corporate</text:p>
      <text:p text:style-name="Preformatted_20_Text">dubai</text:p>
      <text:p text:style-name="Preformatted_20_Text">devapi</text:p>
      <text:p text:style-name="Preformatted_20_Text">finanse</text:p>
      <text:p text:style-name="Preformatted_20_Text">autoconfig.music</text:p>
      <text:p text:style-name="Preformatted_20_Text"><text:soft-page-break/>autodiscover.music</text:p>
      <text:p text:style-name="Preformatted_20_Text">phenix</text:p>
      <text:p text:style-name="Preformatted_20_Text">madison</text:p>
      <text:p text:style-name="Preformatted_20_Text">tambov</text:p>
      <text:p text:style-name="Preformatted_20_Text">bcc</text:p>
      <text:p text:style-name="Preformatted_20_Text">vpnssl</text:p>
      <text:p text:style-name="Preformatted_20_Text">wp2</text:p>
      <text:p text:style-name="Preformatted_20_Text">www.hc</text:p>
      <text:p text:style-name="Preformatted_20_Text">webdisk.music</text:p>
      <text:p text:style-name="Preformatted_20_Text">mambo</text:p>
      <text:p text:style-name="Preformatted_20_Text">www.r</text:p>
      <text:p text:style-name="Preformatted_20_Text">www.europe</text:p>
      <text:p text:style-name="Preformatted_20_Text">roy</text:p>
      <text:p text:style-name="Preformatted_20_Text">apartment</text:p>
      <text:p text:style-name="Preformatted_20_Text">www.memberpbp</text:p>
      <text:p text:style-name="Preformatted_20_Text">hod</text:p>
      <text:p text:style-name="Preformatted_20_Text">server41</text:p>
      <text:p text:style-name="Preformatted_20_Text">mugen</text:p>
      <text:p text:style-name="Preformatted_20_Text">primula</text:p>
      <text:p text:style-name="Preformatted_20_Text">goodlife</text:p>
      <text:p text:style-name="Preformatted_20_Text">server25</text:p>
      <text:p text:style-name="Preformatted_20_Text">evil</text:p>
      <text:p text:style-name="Preformatted_20_Text">idp2</text:p>
      <text:p text:style-name="Preformatted_20_Text">www.memberall</text:p>
      <text:p text:style-name="Preformatted_20_Text">b15</text:p>
      <text:p text:style-name="Preformatted_20_Text">mx9</text:p>
      <text:p text:style-name="Preformatted_20_Text">memberall</text:p>
      <text:p text:style-name="Preformatted_20_Text">blade3</text:p>
      <text:p text:style-name="Preformatted_20_Text">www.pic</text:p>
      <text:p text:style-name="Preformatted_20_Text">unreal</text:p>
      <text:p text:style-name="Preformatted_20_Text">b13</text:p>
      <text:p text:style-name="Preformatted_20_Text">112</text:p>
      <text:p text:style-name="Preformatted_20_Text">acp</text:p>
      <text:p text:style-name="Preformatted_20_Text">haru</text:p>
      <text:p text:style-name="Preformatted_20_Text">mailservice</text:p>
      <text:p text:style-name="Preformatted_20_Text">no1</text:p>
      <text:p text:style-name="Preformatted_20_Text">www.irc</text:p>
      <text:p text:style-name="Preformatted_20_Text">tpl</text:p>
      <text:p text:style-name="Preformatted_20_Text">weekly</text:p>
      <text:p text:style-name="Preformatted_20_Text">webmail.forum</text:p>
      <text:p text:style-name="Preformatted_20_Text">testapi</text:p>
      <text:p text:style-name="Preformatted_20_Text">ironport2</text:p>
      <text:p text:style-name="Preformatted_20_Text">free2</text:p>
      <text:p text:style-name="Preformatted_20_Text">brothers</text:p>
      <text:p text:style-name="Preformatted_20_Text">blade6</text:p>
      <text:p text:style-name="Preformatted_20_Text">bayern</text:p>
      <text:p text:style-name="Preformatted_20_Text">daedalus</text:p>
      <text:p text:style-name="Preformatted_20_Text">cincinnati</text:p>
      <text:p text:style-name="Preformatted_20_Text">www.aurora</text:p>
      <text:p text:style-name="Preformatted_20_Text">wi</text:p>
      <text:p text:style-name="Preformatted_20_Text">avon</text:p>
      <text:p text:style-name="Preformatted_20_Text">nmc</text:p>
      <text:p text:style-name="Preformatted_20_Text">season</text:p>
      <text:p text:style-name="Preformatted_20_Text">zorro</text:p>
      <text:p text:style-name="Preformatted_20_Text">www.at</text:p>
      <text:p text:style-name="Preformatted_20_Text">fruit</text:p>
      <text:p text:style-name="Preformatted_20_Text">mx-1</text:p>
      <text:p text:style-name="Preformatted_20_Text">magneto</text:p>
      <text:p text:style-name="Preformatted_20_Text">atmail</text:p>
      <text:p text:style-name="Preformatted_20_Text">wicked</text:p>
      <text:p text:style-name="Preformatted_20_Text">webmail4</text:p>
      <text:p text:style-name="Preformatted_20_Text">sanfrancisco</text:p>
      <text:p text:style-name="Preformatted_20_Text">www.central</text:p>
      <text:p text:style-name="Preformatted_20_Text">surgut</text:p>
      <text:p text:style-name="Preformatted_20_Text"><text:soft-page-break/>adwords</text:p>
      <text:p text:style-name="Preformatted_20_Text">esl</text:p>
      <text:p text:style-name="Preformatted_20_Text">salah</text:p>
      <text:p text:style-name="Preformatted_20_Text">cmp</text:p>
      <text:p text:style-name="Preformatted_20_Text">mania</text:p>
      <text:p text:style-name="Preformatted_20_Text">mebel</text:p>
      <text:p text:style-name="Preformatted_20_Text">aviator</text:p>
      <text:p text:style-name="Preformatted_20_Text">chennai</text:p>
      <text:p text:style-name="Preformatted_20_Text">ser</text:p>
      <text:p text:style-name="Preformatted_20_Text">tccgalleries</text:p>
      <text:p text:style-name="Preformatted_20_Text">blogg</text:p>
      <text:p text:style-name="Preformatted_20_Text">jj</text:p>
      <text:p text:style-name="Preformatted_20_Text">jh</text:p>
      <text:p text:style-name="Preformatted_20_Text">smtp04</text:p>
      <text:p text:style-name="Preformatted_20_Text">www.op</text:p>
      <text:p text:style-name="Preformatted_20_Text">www.tracker</text:p>
      <text:p text:style-name="Preformatted_20_Text">gui.m</text:p>
      <text:p text:style-name="Preformatted_20_Text">someone</text:p>
      <text:p text:style-name="Preformatted_20_Text">imac</text:p>
      <text:p text:style-name="Preformatted_20_Text">tanya</text:p>
      <text:p text:style-name="Preformatted_20_Text">drew</text:p>
      <text:p text:style-name="Preformatted_20_Text">ns112</text:p>
      <text:p text:style-name="Preformatted_20_Text">kai</text:p>
      <text:p text:style-name="Preformatted_20_Text">andrey</text:p>
      <text:p text:style-name="Preformatted_20_Text">ion</text:p>
      <text:p text:style-name="Preformatted_20_Text">plum</text:p>
      <text:p text:style-name="Preformatted_20_Text">aplus</text:p>
      <text:p text:style-name="Preformatted_20_Text">weekend</text:p>
      <text:p text:style-name="Preformatted_20_Text">baker</text:p>
      <text:p text:style-name="Preformatted_20_Text">ews</text:p>
      <text:p text:style-name="Preformatted_20_Text">qp</text:p>
      <text:p text:style-name="Preformatted_20_Text">moodle1</text:p>
      <text:p text:style-name="Preformatted_20_Text">theater</text:p>
      <text:p text:style-name="Preformatted_20_Text">www.phoenix</text:p>
      <text:p text:style-name="Preformatted_20_Text">educacion</text:p>
      <text:p text:style-name="Preformatted_20_Text">parser</text:p>
      <text:p text:style-name="Preformatted_20_Text">limbo</text:p>
      <text:p text:style-name="Preformatted_20_Text">mak</text:p>
      <text:p text:style-name="Preformatted_20_Text">ns54</text:p>
      <text:p text:style-name="Preformatted_20_Text">profil</text:p>
      <text:p text:style-name="Preformatted_20_Text">arg</text:p>
      <text:p text:style-name="Preformatted_20_Text">freemail</text:p>
      <text:p text:style-name="Preformatted_20_Text">ns57</text:p>
      <text:p text:style-name="Preformatted_20_Text">42</text:p>
      <text:p text:style-name="Preformatted_20_Text">shara</text:p>
      <text:p text:style-name="Preformatted_20_Text">opal</text:p>
      <text:p text:style-name="Preformatted_20_Text">www.css</text:p>
      <text:p text:style-name="Preformatted_20_Text">mil</text:p>
      <text:p text:style-name="Preformatted_20_Text">storex</text:p>
      <text:p text:style-name="Preformatted_20_Text">download3</text:p>
      <text:p text:style-name="Preformatted_20_Text">www.apple</text:p>
      <text:p text:style-name="Preformatted_20_Text">nil</text:p>
      <text:p text:style-name="Preformatted_20_Text">mssql1</text:p>
      <text:p text:style-name="Preformatted_20_Text">records</text:p>
      <text:p text:style-name="Preformatted_20_Text">v6</text:p>
      <text:p text:style-name="Preformatted_20_Text">vine</text:p>
      <text:p text:style-name="Preformatted_20_Text">ecuador</text:p>
      <text:p text:style-name="Preformatted_20_Text">webdisk.health</text:p>
      <text:p text:style-name="Preformatted_20_Text">webdisk.social</text:p>
      <text:p text:style-name="Preformatted_20_Text">bones</text:p>
      <text:p text:style-name="Preformatted_20_Text">popup</text:p>
      <text:p text:style-name="Preformatted_20_Text">i24</text:p>
      <text:p text:style-name="Preformatted_20_Text">philosophy</text:p>
      <text:p text:style-name="Preformatted_20_Text">barry</text:p>
      <text:p text:style-name="Preformatted_20_Text"><text:soft-page-break/>amadeus</text:p>
      <text:p text:style-name="Preformatted_20_Text">www.yaroslavl</text:p>
      <text:p text:style-name="Preformatted_20_Text">bluebell</text:p>
      <text:p text:style-name="Preformatted_20_Text">45</text:p>
      <text:p text:style-name="Preformatted_20_Text">smtp13</text:p>
      <text:p text:style-name="Preformatted_20_Text">www.tutorial</text:p>
      <text:p text:style-name="Preformatted_20_Text">drop</text:p>
      <text:p text:style-name="Preformatted_20_Text">www.cars</text:p>
      <text:p text:style-name="Preformatted_20_Text">ud</text:p>
      <text:p text:style-name="Preformatted_20_Text">sql02</text:p>
      <text:p text:style-name="Preformatted_20_Text">smtp14</text:p>
      <text:p text:style-name="Preformatted_20_Text">www.meteo</text:p>
      <text:p text:style-name="Preformatted_20_Text">viktor</text:p>
      <text:p text:style-name="Preformatted_20_Text">taz</text:p>
      <text:p text:style-name="Preformatted_20_Text">www.calendar</text:p>
      <text:p text:style-name="Preformatted_20_Text">partner2</text:p>
      <text:p text:style-name="Preformatted_20_Text">h7</text:p>
      <text:p text:style-name="Preformatted_20_Text">twilight</text:p>
      <text:p text:style-name="Preformatted_20_Text">bat</text:p>
      <text:p text:style-name="Preformatted_20_Text">emo</text:p>
      <text:p text:style-name="Preformatted_20_Text">realtime</text:p>
      <text:p text:style-name="Preformatted_20_Text">demo13</text:p>
      <text:p text:style-name="Preformatted_20_Text">sasha</text:p>
      <text:p text:style-name="Preformatted_20_Text">toshiba</text:p>
      <text:p text:style-name="Preformatted_20_Text">deli</text:p>
      <text:p text:style-name="Preformatted_20_Text">mq</text:p>
      <text:p text:style-name="Preformatted_20_Text">www.todo</text:p>
      <text:p text:style-name="Preformatted_20_Text">adel</text:p>
      <text:p text:style-name="Preformatted_20_Text">47</text:p>
      <text:p text:style-name="Preformatted_20_Text">drake</text:p>
      <text:p text:style-name="Preformatted_20_Text">info2</text:p>
      <text:p text:style-name="Preformatted_20_Text">mktg</text:p>
      <text:p text:style-name="Preformatted_20_Text">webzone</text:p>
      <text:p text:style-name="Preformatted_20_Text">certificate</text:p>
      <text:p text:style-name="Preformatted_20_Text">s212</text:p>
      <text:p text:style-name="Preformatted_20_Text">themis</text:p>
      <text:p text:style-name="Preformatted_20_Text">newchat</text:p>
      <text:p text:style-name="Preformatted_20_Text">s218</text:p>
      <text:p text:style-name="Preformatted_20_Text">s217</text:p>
      <text:p text:style-name="Preformatted_20_Text">music1</text:p>
      <text:p text:style-name="Preformatted_20_Text">yoyaku</text:p>
      <text:p text:style-name="Preformatted_20_Text">shibboleth</text:p>
      <text:p text:style-name="Preformatted_20_Text">s139</text:p>
      <text:p text:style-name="Preformatted_20_Text">gordon</text:p>
      <text:p text:style-name="Preformatted_20_Text">i7</text:p>
      <text:p text:style-name="Preformatted_20_Text">employee</text:p>
      <text:p text:style-name="Preformatted_20_Text">havoc</text:p>
      <text:p text:style-name="Preformatted_20_Text">cs01</text:p>
      <text:p text:style-name="Preformatted_20_Text">lb01</text:p>
      <text:p text:style-name="Preformatted_20_Text">s138</text:p>
      <text:p text:style-name="Preformatted_20_Text">blueberry</text:p>
      <text:p text:style-name="Preformatted_20_Text">mobile3</text:p>
      <text:p text:style-name="Preformatted_20_Text">adelaide</text:p>
      <text:p text:style-name="Preformatted_20_Text">s137</text:p>
      <text:p text:style-name="Preformatted_20_Text">i8</text:p>
      <text:p text:style-name="Preformatted_20_Text">s136</text:p>
      <text:p text:style-name="Preformatted_20_Text">i9</text:p>
      <text:p text:style-name="Preformatted_20_Text">s135</text:p>
      <text:p text:style-name="Preformatted_20_Text">webdisk.it</text:p>
      <text:p text:style-name="Preformatted_20_Text">ptt</text:p>
      <text:p text:style-name="Preformatted_20_Text">zippy</text:p>
      <text:p text:style-name="Preformatted_20_Text">camp</text:p>
      <text:p text:style-name="Preformatted_20_Text">fnc</text:p>
      <text:p text:style-name="Preformatted_20_Text">m2m</text:p>
      <text:p text:style-name="Preformatted_20_Text"><text:soft-page-break/>s132</text:p>
      <text:p text:style-name="Preformatted_20_Text">gaming</text:p>
      <text:p text:style-name="Preformatted_20_Text">darius</text:p>
      <text:p text:style-name="Preformatted_20_Text">lapis</text:p>
      <text:p text:style-name="Preformatted_20_Text">netstorage</text:p>
      <text:p text:style-name="Preformatted_20_Text">s129</text:p>
      <text:p text:style-name="Preformatted_20_Text">www.singapore</text:p>
      <text:p text:style-name="Preformatted_20_Text">hunting</text:p>
      <text:p text:style-name="Preformatted_20_Text">maker</text:p>
      <text:p text:style-name="Preformatted_20_Text">win9</text:p>
      <text:p text:style-name="Preformatted_20_Text">ssh2</text:p>
      <text:p text:style-name="Preformatted_20_Text">north</text:p>
      <text:p text:style-name="Preformatted_20_Text">label</text:p>
      <text:p text:style-name="Preformatted_20_Text">cjc</text:p>
      <text:p text:style-name="Preformatted_20_Text">oneway</text:p>
      <text:p text:style-name="Preformatted_20_Text">kuba</text:p>
      <text:p text:style-name="Preformatted_20_Text">sapporo</text:p>
      <text:p text:style-name="Preformatted_20_Text">lin</text:p>
      <text:p text:style-name="Preformatted_20_Text">full</text:p>
      <text:p text:style-name="Preformatted_20_Text">bodybuilding</text:p>
      <text:p text:style-name="Preformatted_20_Text">www.phpmyadmin</text:p>
      <text:p text:style-name="Preformatted_20_Text">popular</text:p>
      <text:p text:style-name="Preformatted_20_Text">voodoo</text:p>
      <text:p text:style-name="Preformatted_20_Text">portal3</text:p>
      <text:p text:style-name="Preformatted_20_Text">wildcat</text:p>
      <text:p text:style-name="Preformatted_20_Text">lucius</text:p>
      <text:p text:style-name="Preformatted_20_Text">project2</text:p>
      <text:p text:style-name="Preformatted_20_Text">sumire</text:p>
      <text:p text:style-name="Preformatted_20_Text">mn</text:p>
      <text:p text:style-name="Preformatted_20_Text">testm</text:p>
      <text:p text:style-name="Preformatted_20_Text">britney</text:p>
      <text:p text:style-name="Preformatted_20_Text">magma</text:p>
      <text:p text:style-name="Preformatted_20_Text">bilder</text:p>
      <text:p text:style-name="Preformatted_20_Text">asian</text:p>
      <text:p text:style-name="Preformatted_20_Text">an</text:p>
      <text:p text:style-name="Preformatted_20_Text">s58</text:p>
      <text:p text:style-name="Preformatted_20_Text">www.cinema</text:p>
      <text:p text:style-name="Preformatted_20_Text">passion</text:p>
      <text:p text:style-name="Preformatted_20_Text">vds1</text:p>
      <text:p text:style-name="Preformatted_20_Text">sklad</text:p>
      <text:p text:style-name="Preformatted_20_Text">eform</text:p>
      <text:p text:style-name="Preformatted_20_Text">devdb</text:p>
      <text:p text:style-name="Preformatted_20_Text">www.test4</text:p>
      <text:p text:style-name="Preformatted_20_Text">61</text:p>
      <text:p text:style-name="Preformatted_20_Text">www.like</text:p>
      <text:p text:style-name="Preformatted_20_Text">s224</text:p>
      <text:p text:style-name="Preformatted_20_Text">andres</text:p>
      <text:p text:style-name="Preformatted_20_Text">sunflower</text:p>
      <text:p text:style-name="Preformatted_20_Text">update1</text:p>
      <text:p text:style-name="Preformatted_20_Text">gbs</text:p>
      <text:p text:style-name="Preformatted_20_Text">basij</text:p>
      <text:p text:style-name="Preformatted_20_Text">pavlov</text:p>
      <text:p text:style-name="Preformatted_20_Text">fancy</text:p>
      <text:p text:style-name="Preformatted_20_Text">locator</text:p>
      <text:p text:style-name="Preformatted_20_Text">bmail</text:p>
      <text:p text:style-name="Preformatted_20_Text">thalia</text:p>
      <text:p text:style-name="Preformatted_20_Text">tip</text:p>
      <text:p text:style-name="Preformatted_20_Text">kaiser</text:p>
      <text:p text:style-name="Preformatted_20_Text">dsc</text:p>
      <text:p text:style-name="Preformatted_20_Text">sv9</text:p>
      <text:p text:style-name="Preformatted_20_Text">success</text:p>
      <text:p text:style-name="Preformatted_20_Text">invite</text:p>
      <text:p text:style-name="Preformatted_20_Text">wellbeing</text:p>
      <text:p text:style-name="Preformatted_20_Text">emailadmin</text:p>
      <text:p text:style-name="Preformatted_20_Text"><text:soft-page-break/>ldap01</text:p>
      <text:p text:style-name="Preformatted_20_Text">srv21</text:p>
      <text:p text:style-name="Preformatted_20_Text">mstage</text:p>
      <text:p text:style-name="Preformatted_20_Text">www.booking</text:p>
      <text:p text:style-name="Preformatted_20_Text">xen3</text:p>
      <text:p text:style-name="Preformatted_20_Text">asg</text:p>
      <text:p text:style-name="Preformatted_20_Text">strike</text:p>
      <text:p text:style-name="Preformatted_20_Text">unique</text:p>
      <text:p text:style-name="Preformatted_20_Text">titus</text:p>
      <text:p text:style-name="Preformatted_20_Text">uran</text:p>
      <text:p text:style-name="Preformatted_20_Text">led</text:p>
      <text:p text:style-name="Preformatted_20_Text">webdisk.us</text:p>
      <text:p text:style-name="Preformatted_20_Text">69</text:p>
      <text:p text:style-name="Preformatted_20_Text">juniper</text:p>
      <text:p text:style-name="Preformatted_20_Text">shams</text:p>
      <text:p text:style-name="Preformatted_20_Text">repos</text:p>
      <text:p text:style-name="Preformatted_20_Text">cerbere</text:p>
      <text:p text:style-name="Preformatted_20_Text">www.tracking</text:p>
      <text:p text:style-name="Preformatted_20_Text">wwwstg</text:p>
      <text:p text:style-name="Preformatted_20_Text">hair</text:p>
      <text:p text:style-name="Preformatted_20_Text">sulu</text:p>
      <text:p text:style-name="Preformatted_20_Text">file1</text:p>
      <text:p text:style-name="Preformatted_20_Text">www.australia</text:p>
      <text:p text:style-name="Preformatted_20_Text">opsview</text:p>
      <text:p text:style-name="Preformatted_20_Text">origin-static</text:p>
      <text:p text:style-name="Preformatted_20_Text">appdev</text:p>
      <text:p text:style-name="Preformatted_20_Text">www.open</text:p>
      <text:p text:style-name="Preformatted_20_Text">bursa</text:p>
      <text:p text:style-name="Preformatted_20_Text">net1</text:p>
      <text:p text:style-name="Preformatted_20_Text">weddings</text:p>
      <text:p text:style-name="Preformatted_20_Text">www.org</text:p>
      <text:p text:style-name="Preformatted_20_Text">s210</text:p>
      <text:p text:style-name="Preformatted_20_Text">just4fun</text:p>
      <text:p text:style-name="Preformatted_20_Text">halley</text:p>
      <text:p text:style-name="Preformatted_20_Text">s144</text:p>
      <text:p text:style-name="Preformatted_20_Text">jimmy</text:p>
      <text:p text:style-name="Preformatted_20_Text">wanda</text:p>
      <text:p text:style-name="Preformatted_20_Text">test1234</text:p>
      <text:p text:style-name="Preformatted_20_Text">s143</text:p>
      <text:p text:style-name="Preformatted_20_Text">s209</text:p>
      <text:p text:style-name="Preformatted_20_Text">ipac</text:p>
      <text:p text:style-name="Preformatted_20_Text">webview</text:p>
      <text:p text:style-name="Preformatted_20_Text">gcs</text:p>
      <text:p text:style-name="Preformatted_20_Text">amazing</text:p>
      <text:p text:style-name="Preformatted_20_Text">pubs</text:p>
      <text:p text:style-name="Preformatted_20_Text">demon</text:p>
      <text:p text:style-name="Preformatted_20_Text">utah</text:p>
      <text:p text:style-name="Preformatted_20_Text">gls</text:p>
      <text:p text:style-name="Preformatted_20_Text">hertz</text:p>
      <text:p text:style-name="Preformatted_20_Text">www.wwww</text:p>
      <text:p text:style-name="Preformatted_20_Text">sipinternal</text:p>
      <text:p text:style-name="Preformatted_20_Text">lua</text:p>
      <text:p text:style-name="Preformatted_20_Text">www.exchange</text:p>
      <text:p text:style-name="Preformatted_20_Text">myblog</text:p>
      <text:p text:style-name="Preformatted_20_Text">pic3</text:p>
      <text:p text:style-name="Preformatted_20_Text">happylife</text:p>
      <text:p text:style-name="Preformatted_20_Text">xiaobao</text:p>
      <text:p text:style-name="Preformatted_20_Text">knight</text:p>
      <text:p text:style-name="Preformatted_20_Text">papercut</text:p>
      <text:p text:style-name="Preformatted_20_Text">timothy</text:p>
      <text:p text:style-name="Preformatted_20_Text">rns1</text:p>
      <text:p text:style-name="Preformatted_20_Text">77</text:p>
      <text:p text:style-name="Preformatted_20_Text">shin</text:p>
      <text:p text:style-name="Preformatted_20_Text">primrose</text:p>
      <text:p text:style-name="Preformatted_20_Text"><text:soft-page-break/>dep</text:p>
      <text:p text:style-name="Preformatted_20_Text">administrator</text:p>
      <text:p text:style-name="Preformatted_20_Text">mail</text:p>
      <text:p text:style-name="Preformatted_20_Text">filer2</text:p>
      <text:p text:style-name="Preformatted_20_Text">sharon</text:p>
      <text:p text:style-name="Preformatted_20_Text">kayako</text:p>
      <text:p text:style-name="Preformatted_20_Text">redaccion</text:p>
      <text:p text:style-name="Preformatted_20_Text">tsunami</text:p>
      <text:p text:style-name="Preformatted_20_Text">belle</text:p>
      <text:p text:style-name="Preformatted_20_Text">pokemon</text:p>
      <text:p text:style-name="Preformatted_20_Text">sleep</text:p>
      <text:p text:style-name="Preformatted_20_Text">mail40</text:p>
      <text:p text:style-name="Preformatted_20_Text">apl</text:p>
      <text:p text:style-name="Preformatted_20_Text">srv10</text:p>
      <text:p text:style-name="Preformatted_20_Text">environment</text:p>
      <text:p text:style-name="Preformatted_20_Text">adc</text:p>
      <text:p text:style-name="Preformatted_20_Text">avedge</text:p>
      <text:p text:style-name="Preformatted_20_Text">top10</text:p>
      <text:p text:style-name="Preformatted_20_Text">saint</text:p>
      <text:p text:style-name="Preformatted_20_Text">svm</text:p>
      <text:p text:style-name="Preformatted_20_Text">sonar</text:p>
      <text:p text:style-name="Preformatted_20_Text">butters</text:p>
      <text:p text:style-name="Preformatted_20_Text">warning</text:p>
      <text:p text:style-name="Preformatted_20_Text">used</text:p>
      <text:p text:style-name="Preformatted_20_Text">jeux</text:p>
      <text:p text:style-name="Preformatted_20_Text">chouchou</text:p>
      <text:p text:style-name="Preformatted_20_Text">www.learning</text:p>
      <text:p text:style-name="Preformatted_20_Text">long</text:p>
      <text:p text:style-name="Preformatted_20_Text">firewall2</text:p>
      <text:p text:style-name="Preformatted_20_Text">demo02</text:p>
      <text:p text:style-name="Preformatted_20_Text">credito</text:p>
      <text:p text:style-name="Preformatted_20_Text">wallpaper</text:p>
      <text:p text:style-name="Preformatted_20_Text">aeon</text:p>
      <text:p text:style-name="Preformatted_20_Text">billing2</text:p>
      <text:p text:style-name="Preformatted_20_Text">anal</text:p>
      <text:p text:style-name="Preformatted_20_Text">ns-2</text:p>
      <text:p text:style-name="Preformatted_20_Text">furniture</text:p>
      <text:p text:style-name="Preformatted_20_Text">titania</text:p>
      <text:p text:style-name="Preformatted_20_Text">elmer</text:p>
      <text:p text:style-name="Preformatted_20_Text">wwu</text:p>
      <text:p text:style-name="Preformatted_20_Text">autodiscover.files</text:p>
      <text:p text:style-name="Preformatted_20_Text">karaoke</text:p>
      <text:p text:style-name="Preformatted_20_Text">glory</text:p>
      <text:p text:style-name="Preformatted_20_Text">autoconfig.files</text:p>
      <text:p text:style-name="Preformatted_20_Text">deai</text:p>
      <text:p text:style-name="Preformatted_20_Text">gamez</text:p>
      <text:p text:style-name="Preformatted_20_Text">cristal</text:p>
      <text:p text:style-name="Preformatted_20_Text">sgm</text:p>
      <text:p text:style-name="Preformatted_20_Text">gates</text:p>
      <text:p text:style-name="Preformatted_20_Text">gregory</text:p>
      <text:p text:style-name="Preformatted_20_Text">acorn</text:p>
      <text:p text:style-name="Preformatted_20_Text">rice</text:p>
      <text:p text:style-name="Preformatted_20_Text">venice</text:p>
      <text:p text:style-name="Preformatted_20_Text">kid</text:p>
      <text:p text:style-name="Preformatted_20_Text">fiat</text:p>
      <text:p text:style-name="Preformatted_20_Text">geek</text:p>
      <text:p text:style-name="Preformatted_20_Text">mail27</text:p>
      <text:p text:style-name="Preformatted_20_Text">media4</text:p>
      <text:p text:style-name="Preformatted_20_Text">afp</text:p>
      <text:p text:style-name="Preformatted_20_Text">servicetest</text:p>
      <text:p text:style-name="Preformatted_20_Text">pje</text:p>
      <text:p text:style-name="Preformatted_20_Text">adp</text:p>
      <text:p text:style-name="Preformatted_20_Text">www.hn</text:p>
      <text:p text:style-name="Preformatted_20_Text">seminars</text:p>
      <text:p text:style-name="Preformatted_20_Text"><text:soft-page-break/>sql01</text:p>
      <text:p text:style-name="Preformatted_20_Text">b6</text:p>
      <text:p text:style-name="Preformatted_20_Text">sama</text:p>
      <text:p text:style-name="Preformatted_20_Text">remax</text:p>
      <text:p text:style-name="Preformatted_20_Text">vortex</text:p>
      <text:p text:style-name="Preformatted_20_Text">sharing</text:p>
      <text:p text:style-name="Preformatted_20_Text">mox</text:p>
      <text:p text:style-name="Preformatted_20_Text">vince</text:p>
      <text:p text:style-name="Preformatted_20_Text">pts</text:p>
      <text:p text:style-name="Preformatted_20_Text">rrr</text:p>
      <text:p text:style-name="Preformatted_20_Text">mimi</text:p>
      <text:p text:style-name="Preformatted_20_Text">mca</text:p>
      <text:p text:style-name="Preformatted_20_Text">concours</text:p>
      <text:p text:style-name="Preformatted_20_Text">hehe</text:p>
      <text:p text:style-name="Preformatted_20_Text">web28</text:p>
      <text:p text:style-name="Preformatted_20_Text">phi</text:p>
      <text:p text:style-name="Preformatted_20_Text">pirate</text:p>
      <text:p text:style-name="Preformatted_20_Text">trent</text:p>
      <text:p text:style-name="Preformatted_20_Text">bpa</text:p>
      <text:p text:style-name="Preformatted_20_Text">js1</text:p>
      <text:p text:style-name="Preformatted_20_Text">xszz</text:p>
      <text:p text:style-name="Preformatted_20_Text">pipe</text:p>
      <text:p text:style-name="Preformatted_20_Text">glacier</text:p>
      <text:p text:style-name="Preformatted_20_Text">bacchus</text:p>
      <text:p text:style-name="Preformatted_20_Text">puffin</text:p>
      <text:p text:style-name="Preformatted_20_Text">webim</text:p>
      <text:p text:style-name="Preformatted_20_Text">chatbox</text:p>
      <text:p text:style-name="Preformatted_20_Text">charles</text:p>
      <text:p text:style-name="Preformatted_20_Text">element</text:p>
      <text:p text:style-name="Preformatted_20_Text">www.students</text:p>
      <text:p text:style-name="Preformatted_20_Text">sana</text:p>
      <text:p text:style-name="Preformatted_20_Text">ibrahim</text:p>
      <text:p text:style-name="Preformatted_20_Text">apidev</text:p>
      <text:p text:style-name="Preformatted_20_Text">nnn</text:p>
      <text:p text:style-name="Preformatted_20_Text">webcache</text:p>
      <text:p text:style-name="Preformatted_20_Text">autodiscover.help</text:p>
      <text:p text:style-name="Preformatted_20_Text">lili</text:p>
      <text:p text:style-name="Preformatted_20_Text">autoconfig.help</text:p>
      <text:p text:style-name="Preformatted_20_Text">shaman</text:p>
      <text:p text:style-name="Preformatted_20_Text">s227</text:p>
      <text:p text:style-name="Preformatted_20_Text">remont</text:p>
      <text:p text:style-name="Preformatted_20_Text">lexus</text:p>
      <text:p text:style-name="Preformatted_20_Text">ftp.demo</text:p>
      <text:p text:style-name="Preformatted_20_Text">www.pomoc</text:p>
      <text:p text:style-name="Preformatted_20_Text">qm</text:p>
      <text:p text:style-name="Preformatted_20_Text">eddy</text:p>
      <text:p text:style-name="Preformatted_20_Text">32</text:p>
      <text:p text:style-name="Preformatted_20_Text">absolute</text:p>
      <text:p text:style-name="Preformatted_20_Text">kan</text:p>
      <text:p text:style-name="Preformatted_20_Text">espresso</text:p>
      <text:p text:style-name="Preformatted_20_Text">indra</text:p>
      <text:p text:style-name="Preformatted_20_Text">mweb</text:p>
      <text:p text:style-name="Preformatted_20_Text">rama</text:p>
      <text:p text:style-name="Preformatted_20_Text">colibri</text:p>
      <text:p text:style-name="Preformatted_20_Text">anti</text:p>
      <text:p text:style-name="Preformatted_20_Text">a8</text:p>
      <text:p text:style-name="Preformatted_20_Text">windowsupdate</text:p>
      <text:p text:style-name="Preformatted_20_Text">inspire</text:p>
      <text:p text:style-name="Preformatted_20_Text">cmstest</text:p>
      <text:p text:style-name="Preformatted_20_Text">rive</text:p>
      <text:p text:style-name="Preformatted_20_Text">now</text:p>
      <text:p text:style-name="Preformatted_20_Text">nini</text:p>
      <text:p text:style-name="Preformatted_20_Text">annunci</text:p>
      <text:p text:style-name="Preformatted_20_Text">elrond</text:p>
      <text:p text:style-name="Preformatted_20_Text"><text:soft-page-break/>heron</text:p>
      <text:p text:style-name="Preformatted_20_Text">lineage2</text:p>
      <text:p text:style-name="Preformatted_20_Text">kenzo</text:p>
      <text:p text:style-name="Preformatted_20_Text">feng</text:p>
      <text:p text:style-name="Preformatted_20_Text">envy</text:p>
      <text:p text:style-name="Preformatted_20_Text">abc123</text:p>
      <text:p text:style-name="Preformatted_20_Text">personel</text:p>
      <text:p text:style-name="Preformatted_20_Text">rides</text:p>
      <text:p text:style-name="Preformatted_20_Text">d8</text:p>
      <text:p text:style-name="Preformatted_20_Text">lust</text:p>
      <text:p text:style-name="Preformatted_20_Text">360</text:p>
      <text:p text:style-name="Preformatted_20_Text">karim</text:p>
      <text:p text:style-name="Preformatted_20_Text">sims</text:p>
      <text:p text:style-name="Preformatted_20_Text">nats</text:p>
      <text:p text:style-name="Preformatted_20_Text">nash</text:p>
      <text:p text:style-name="Preformatted_20_Text">alumnos</text:p>
      <text:p text:style-name="Preformatted_20_Text">stop</text:p>
      <text:p text:style-name="Preformatted_20_Text">bk1</text:p>
      <text:p text:style-name="Preformatted_20_Text">obiwan</text:p>
      <text:p text:style-name="Preformatted_20_Text">www.feeds</text:p>
      <text:p text:style-name="Preformatted_20_Text">arquivos</text:p>
      <text:p text:style-name="Preformatted_20_Text">store2</text:p>
      <text:p text:style-name="Preformatted_20_Text">www.futbol</text:p>
      <text:p text:style-name="Preformatted_20_Text">lexington</text:p>
      <text:p text:style-name="Preformatted_20_Text">hardy</text:p>
      <text:p text:style-name="Preformatted_20_Text">infocenter</text:p>
      <text:p text:style-name="Preformatted_20_Text">pxe</text:p>
      <text:p text:style-name="Preformatted_20_Text">edu2</text:p>
      <text:p text:style-name="Preformatted_20_Text">evaluation</text:p>
      <text:p text:style-name="Preformatted_20_Text">www.foro</text:p>
      <text:p text:style-name="Preformatted_20_Text">trading</text:p>
      <text:p text:style-name="Preformatted_20_Text">tiny</text:p>
      <text:p text:style-name="Preformatted_20_Text">www.biznes</text:p>
      <text:p text:style-name="Preformatted_20_Text">autodiscover.helpdesk</text:p>
      <text:p text:style-name="Preformatted_20_Text">larry</text:p>
      <text:p text:style-name="Preformatted_20_Text">muzik</text:p>
      <text:p text:style-name="Preformatted_20_Text">autoconfig.client</text:p>
      <text:p text:style-name="Preformatted_20_Text">volleyball</text:p>
      <text:p text:style-name="Preformatted_20_Text">kultura</text:p>
      <text:p text:style-name="Preformatted_20_Text">eman</text:p>
      <text:p text:style-name="Preformatted_20_Text">autoconfig.download</text:p>
      <text:p text:style-name="Preformatted_20_Text">autodiscover.download</text:p>
      <text:p text:style-name="Preformatted_20_Text">itadmin</text:p>
      <text:p text:style-name="Preformatted_20_Text">ultra1</text:p>
      <text:p text:style-name="Preformatted_20_Text">yamaha</text:p>
      <text:p text:style-name="Preformatted_20_Text">57</text:p>
      <text:p text:style-name="Preformatted_20_Text">must</text:p>
      <text:p text:style-name="Preformatted_20_Text">newman</text:p>
      <text:p text:style-name="Preformatted_20_Text">63</text:p>
      <text:p text:style-name="Preformatted_20_Text">mail-gw</text:p>
      <text:p text:style-name="Preformatted_20_Text">autodiscover.client</text:p>
      <text:p text:style-name="Preformatted_20_Text">bbs2</text:p>
      <text:p text:style-name="Preformatted_20_Text">topsite</text:p>
      <text:p text:style-name="Preformatted_20_Text">workplace</text:p>
      <text:p text:style-name="Preformatted_20_Text">mari</text:p>
      <text:p text:style-name="Preformatted_20_Text">mailgate1</text:p>
      <text:p text:style-name="Preformatted_20_Text">mysql10</text:p>
      <text:p text:style-name="Preformatted_20_Text">publications</text:p>
      <text:p text:style-name="Preformatted_20_Text">ka</text:p>
      <text:p text:style-name="Preformatted_20_Text">devsite</text:p>
      <text:p text:style-name="Preformatted_20_Text">report1</text:p>
      <text:p text:style-name="Preformatted_20_Text">student3</text:p>
      <text:p text:style-name="Preformatted_20_Text">yy</text:p>
      <text:p text:style-name="Preformatted_20_Text">autoconfig.helpdesk</text:p>
      <text:p text:style-name="Preformatted_20_Text"><text:soft-page-break/>www.ww</text:p>
      <text:p text:style-name="Preformatted_20_Text">lang</text:p>
      <text:p text:style-name="Preformatted_20_Text">masaki</text:p>
      <text:p text:style-name="Preformatted_20_Text">costarica</text:p>
      <text:p text:style-name="Preformatted_20_Text">set</text:p>
      <text:p text:style-name="Preformatted_20_Text">labo</text:p>
      <text:p text:style-name="Preformatted_20_Text">oriflame</text:p>
      <text:p text:style-name="Preformatted_20_Text">www.noticias</text:p>
      <text:p text:style-name="Preformatted_20_Text">devwww</text:p>
      <text:p text:style-name="Preformatted_20_Text">30</text:p>
      <text:p text:style-name="Preformatted_20_Text">www.festival</text:p>
      <text:p text:style-name="Preformatted_20_Text">tpc</text:p>
      <text:p text:style-name="Preformatted_20_Text">net-xb.ohx</text:p>
      <text:p text:style-name="Preformatted_20_Text">features</text:p>
      <text:p text:style-name="Preformatted_20_Text">bgp</text:p>
      <text:p text:style-name="Preformatted_20_Text">www.georgia</text:p>
      <text:p text:style-name="Preformatted_20_Text">webdisk.loja</text:p>
      <text:p text:style-name="Preformatted_20_Text">www.kaliningrad</text:p>
      <text:p text:style-name="Preformatted_20_Text">azerty</text:p>
      <text:p text:style-name="Preformatted_20_Text">www.chelyabinsk</text:p>
      <text:p text:style-name="Preformatted_20_Text">novgorod</text:p>
      <text:p text:style-name="Preformatted_20_Text">camfrog</text:p>
      <text:p text:style-name="Preformatted_20_Text">dig</text:p>
      <text:p text:style-name="Preformatted_20_Text">anyserver</text:p>
      <text:p text:style-name="Preformatted_20_Text">hiroshima</text:p>
      <text:p text:style-name="Preformatted_20_Text">zend</text:p>
      <text:p text:style-name="Preformatted_20_Text">www.sites</text:p>
      <text:p text:style-name="Preformatted_20_Text">carrie</text:p>
      <text:p text:style-name="Preformatted_20_Text">76</text:p>
      <text:p text:style-name="Preformatted_20_Text">olap</text:p>
      <text:p text:style-name="Preformatted_20_Text">dc4</text:p>
      <text:p text:style-name="Preformatted_20_Text">binary</text:p>
      <text:p text:style-name="Preformatted_20_Text">www.24</text:p>
      <text:p text:style-name="Preformatted_20_Text">colors</text:p>
      <text:p text:style-name="Preformatted_20_Text">mynet</text:p>
      <text:p text:style-name="Preformatted_20_Text">salary</text:p>
      <text:p text:style-name="Preformatted_20_Text">judo</text:p>
      <text:p text:style-name="Preformatted_20_Text">webdisk.tickets</text:p>
      <text:p text:style-name="Preformatted_20_Text">gravity</text:p>
      <text:p text:style-name="Preformatted_20_Text">webdisk.design</text:p>
      <text:p text:style-name="Preformatted_20_Text">aviation</text:p>
      <text:p text:style-name="Preformatted_20_Text">rst</text:p>
      <text:p text:style-name="Preformatted_20_Text">94</text:p>
      <text:p text:style-name="Preformatted_20_Text">boxer</text:p>
      <text:p text:style-name="Preformatted_20_Text">hilbert</text:p>
      <text:p text:style-name="Preformatted_20_Text">herbalife</text:p>
      <text:p text:style-name="Preformatted_20_Text">carrier</text:p>
      <text:p text:style-name="Preformatted_20_Text">64</text:p>
      <text:p text:style-name="Preformatted_20_Text">nexgen</text:p>
      <text:p text:style-name="Preformatted_20_Text">intranet1</text:p>
      <text:p text:style-name="Preformatted_20_Text">willie</text:p>
      <text:p text:style-name="Preformatted_20_Text">api.staging</text:p>
      <text:p text:style-name="Preformatted_20_Text">siena</text:p>
      <text:p text:style-name="Preformatted_20_Text">doom</text:p>
      <text:p text:style-name="Preformatted_20_Text">record</text:p>
      <text:p text:style-name="Preformatted_20_Text">admin.m</text:p>
      <text:p text:style-name="Preformatted_20_Text">l2tp</text:p>
      <text:p text:style-name="Preformatted_20_Text">mail.dev</text:p>
      <text:p text:style-name="Preformatted_20_Text">ariadne</text:p>
      <text:p text:style-name="Preformatted_20_Text">www.transport</text:p>
      <text:p text:style-name="Preformatted_20_Text">alaa</text:p>
      <text:p text:style-name="Preformatted_20_Text">area51</text:p>
      <text:p text:style-name="Preformatted_20_Text">webmail.demo</text:p>
      <text:p text:style-name="Preformatted_20_Text">www.reviews</text:p>
      <text:p text:style-name="Preformatted_20_Text"><text:soft-page-break/>cantor</text:p>
      <text:p text:style-name="Preformatted_20_Text">webdisk.links</text:p>
      <text:p text:style-name="Preformatted_20_Text">autoconfig.member</text:p>
      <text:p text:style-name="Preformatted_20_Text">test17</text:p>
      <text:p text:style-name="Preformatted_20_Text">autodiscover.member</text:p>
      <text:p text:style-name="Preformatted_20_Text">s05</text:p>
      <text:p text:style-name="Preformatted_20_Text">mail250</text:p>
      <text:p text:style-name="Preformatted_20_Text">gateway1</text:p>
      <text:p text:style-name="Preformatted_20_Text">smb</text:p>
      <text:p text:style-name="Preformatted_20_Text">web29</text:p>
      <text:p text:style-name="Preformatted_20_Text">scrubs</text:p>
      <text:p text:style-name="Preformatted_20_Text">transit</text:p>
      <text:p text:style-name="Preformatted_20_Text">chewbacca</text:p>
      <text:p text:style-name="Preformatted_20_Text">web34</text:p>
      <text:p text:style-name="Preformatted_20_Text">koha</text:p>
      <text:p text:style-name="Preformatted_20_Text">properties</text:p>
      <text:p text:style-name="Preformatted_20_Text">tori</text:p>
      <text:p text:style-name="Preformatted_20_Text">vc2</text:p>
      <text:p text:style-name="Preformatted_20_Text">mail37</text:p>
      <text:p text:style-name="Preformatted_20_Text">mail38</text:p>
      <text:p text:style-name="Preformatted_20_Text">css2</text:p>
      <text:p text:style-name="Preformatted_20_Text">mail39</text:p>
      <text:p text:style-name="Preformatted_20_Text">foxtrot</text:p>
      <text:p text:style-name="Preformatted_20_Text">printing</text:p>
      <text:p text:style-name="Preformatted_20_Text">bigben</text:p>
      <text:p text:style-name="Preformatted_20_Text">neworleans</text:p>
      <text:p text:style-name="Preformatted_20_Text">www.dms</text:p>
      <text:p text:style-name="Preformatted_20_Text">vns</text:p>
      <text:p text:style-name="Preformatted_20_Text">teams</text:p>
      <text:p text:style-name="Preformatted_20_Text">writers</text:p>
      <text:p text:style-name="Preformatted_20_Text">cmdb</text:p>
      <text:p text:style-name="Preformatted_20_Text">muenchen</text:p>
      <text:p text:style-name="Preformatted_20_Text">oldforum</text:p>
      <text:p text:style-name="Preformatted_20_Text">111</text:p>
      <text:p text:style-name="Preformatted_20_Text">libweb</text:p>
      <text:p text:style-name="Preformatted_20_Text">esx5</text:p>
      <text:p text:style-name="Preformatted_20_Text">benefits</text:p>
      <text:p text:style-name="Preformatted_20_Text">www.asia</text:p>
      <text:p text:style-name="Preformatted_20_Text">scl</text:p>
      <text:p text:style-name="Preformatted_20_Text">pws</text:p>
      <text:p text:style-name="Preformatted_20_Text">esx6</text:p>
      <text:p text:style-name="Preformatted_20_Text">28</text:p>
      <text:p text:style-name="Preformatted_20_Text">gutenberg</text:p>
      <text:p text:style-name="Preformatted_20_Text">django</text:p>
      <text:p text:style-name="Preformatted_20_Text">caldav</text:p>
      <text:p text:style-name="Preformatted_20_Text">var</text:p>
      <text:p text:style-name="Preformatted_20_Text">tracker2</text:p>
      <text:p text:style-name="Preformatted_20_Text">mov</text:p>
      <text:p text:style-name="Preformatted_20_Text">lumiere</text:p>
      <text:p text:style-name="Preformatted_20_Text">tracker1</text:p>
      <text:p text:style-name="Preformatted_20_Text">33</text:p>
      <text:p text:style-name="Preformatted_20_Text">manhattan</text:p>
      <text:p text:style-name="Preformatted_20_Text">kaku</text:p>
      <text:p text:style-name="Preformatted_20_Text">maga</text:p>
      <text:p text:style-name="Preformatted_20_Text">kumi</text:p>
      <text:p text:style-name="Preformatted_20_Text">kesc-vpn</text:p>
      <text:p text:style-name="Preformatted_20_Text">dns9</text:p>
      <text:p text:style-name="Preformatted_20_Text">kelvin</text:p>
      <text:p text:style-name="Preformatted_20_Text">insider</text:p>
      <text:p text:style-name="Preformatted_20_Text">www.car-line</text:p>
      <text:p text:style-name="Preformatted_20_Text">mastermind</text:p>
      <text:p text:style-name="Preformatted_20_Text">sw2</text:p>
      <text:p text:style-name="Preformatted_20_Text">ns80</text:p>
      <text:p text:style-name="Preformatted_20_Text">wildersol1</text:p>
      <text:p text:style-name="Preformatted_20_Text"><text:soft-page-break/>dns14</text:p>
      <text:p text:style-name="Preformatted_20_Text">ns75</text:p>
      <text:p text:style-name="Preformatted_20_Text">avasin</text:p>
      <text:p text:style-name="Preformatted_20_Text">dns.class</text:p>
      <text:p text:style-name="Preformatted_20_Text">webdisk.server</text:p>
      <text:p text:style-name="Preformatted_20_Text">handy</text:p>
      <text:p text:style-name="Preformatted_20_Text">ns68</text:p>
      <text:p text:style-name="Preformatted_20_Text">ns67</text:p>
      <text:p text:style-name="Preformatted_20_Text">seco</text:p>
      <text:p text:style-name="Preformatted_20_Text">trinidad</text:p>
      <text:p text:style-name="Preformatted_20_Text">puppetmaster</text:p>
      <text:p text:style-name="Preformatted_20_Text">immobilien</text:p>
      <text:p text:style-name="Preformatted_20_Text">regina</text:p>
      <text:p text:style-name="Preformatted_20_Text">nantes</text:p>
      <text:p text:style-name="Preformatted_20_Text">wm1</text:p>
      <text:p text:style-name="Preformatted_20_Text">ns47</text:p>
      <text:p text:style-name="Preformatted_20_Text">41</text:p>
      <text:p text:style-name="Preformatted_20_Text">citrix1</text:p>
      <text:p text:style-name="Preformatted_20_Text">citron</text:p>
      <text:p text:style-name="Preformatted_20_Text">zw</text:p>
      <text:p text:style-name="Preformatted_20_Text">dialog</text:p>
      <text:p text:style-name="Preformatted_20_Text">ns90</text:p>
      <text:p text:style-name="Preformatted_20_Text">ns111</text:p>
      <text:p text:style-name="Preformatted_20_Text">bomgar</text:p>
      <text:p text:style-name="Preformatted_20_Text">www.doc</text:p>
      <text:p text:style-name="Preformatted_20_Text">discountfinder</text:p>
      <text:p text:style-name="Preformatted_20_Text">lb02</text:p>
      <text:p text:style-name="Preformatted_20_Text">tao</text:p>
      <text:p text:style-name="Preformatted_20_Text">psg</text:p>
      <text:p text:style-name="Preformatted_20_Text">www.website</text:p>
      <text:p text:style-name="Preformatted_20_Text">resim</text:p>
      <text:p text:style-name="Preformatted_20_Text">www.sm</text:p>
      <text:p text:style-name="Preformatted_20_Text">resolver2</text:p>
      <text:p text:style-name="Preformatted_20_Text">ns120</text:p>
      <text:p text:style-name="Preformatted_20_Text">wwb</text:p>
      <text:p text:style-name="Preformatted_20_Text">101</text:p>
      <text:p text:style-name="Preformatted_20_Text">patriot</text:p>
      <text:p text:style-name="Preformatted_20_Text">portugal</text:p>
      <text:p text:style-name="Preformatted_20_Text">porsche</text:p>
      <text:p text:style-name="Preformatted_20_Text">treinamento</text:p>
      <text:p text:style-name="Preformatted_20_Text">ns110</text:p>
      <text:p text:style-name="Preformatted_20_Text">marilyn</text:p>
      <text:p text:style-name="Preformatted_20_Text">l2tp-uk</text:p>
      <text:p text:style-name="Preformatted_20_Text">aladin</text:p>
      <text:p text:style-name="Preformatted_20_Text">zim</text:p>
      <text:p text:style-name="Preformatted_20_Text">sophie</text:p>
      <text:p text:style-name="Preformatted_20_Text">francisco</text:p>
      <text:p text:style-name="Preformatted_20_Text">quebec</text:p>
      <text:p text:style-name="Preformatted_20_Text">depot1</text:p>
      <text:p text:style-name="Preformatted_20_Text">msw</text:p>
      <text:p text:style-name="Preformatted_20_Text">onlyyou</text:p>
      <text:p text:style-name="Preformatted_20_Text">thu</text:p>
      <text:p text:style-name="Preformatted_20_Text">parrot</text:p>
      <text:p text:style-name="Preformatted_20_Text">www.ces</text:p>
      <text:p text:style-name="Preformatted_20_Text">interior</text:p>
      <text:p text:style-name="Preformatted_20_Text">wins</text:p>
      <text:p text:style-name="Preformatted_20_Text">hh</text:p>
      <text:p text:style-name="Preformatted_20_Text">sr1</text:p>
      <text:p text:style-name="Preformatted_20_Text">ll</text:p>
      <text:p text:style-name="Preformatted_20_Text">tf2</text:p>
      <text:p text:style-name="Preformatted_20_Text">tallow.cit</text:p>
      <text:p text:style-name="Preformatted_20_Text">sv10</text:p>
      <text:p text:style-name="Preformatted_20_Text">bigmac</text:p>
      <text:p text:style-name="Preformatted_20_Text">lock</text:p>
      <text:p text:style-name="Preformatted_20_Text"><text:soft-page-break/>ri</text:p>
      <text:p text:style-name="Preformatted_20_Text">vtest</text:p>
      <text:p text:style-name="Preformatted_20_Text">www.products</text:p>
      <text:p text:style-name="Preformatted_20_Text">mus</text:p>
      <text:p text:style-name="Preformatted_20_Text">bewerbung</text:p>
      <text:p text:style-name="Preformatted_20_Text">www.international</text:p>
      <text:p text:style-name="Preformatted_20_Text">moc</text:p>
      <text:p text:style-name="Preformatted_20_Text">tata</text:p>
      <text:p text:style-name="Preformatted_20_Text">srm-atlas-2.gridpp</text:p>
      <text:p text:style-name="Preformatted_20_Text">bane</text:p>
      <text:p text:style-name="Preformatted_20_Text">wwwc</text:p>
      <text:p text:style-name="Preformatted_20_Text">cfg</text:p>
      <text:p text:style-name="Preformatted_20_Text">building</text:p>
      <text:p text:style-name="Preformatted_20_Text">linux.pp</text:p>
      <text:p text:style-name="Preformatted_20_Text">dev-api</text:p>
      <text:p text:style-name="Preformatted_20_Text">printserver</text:p>
      <text:p text:style-name="Preformatted_20_Text">autodiscover.online</text:p>
      <text:p text:style-name="Preformatted_20_Text">autoconfig.online</text:p>
      <text:p text:style-name="Preformatted_20_Text">gw.pp</text:p>
      <text:p text:style-name="Preformatted_20_Text">pierre</text:p>
      <text:p text:style-name="Preformatted_20_Text">cnr</text:p>
      <text:p text:style-name="Preformatted_20_Text">pressroom</text:p>
      <text:p text:style-name="Preformatted_20_Text">cox</text:p>
      <text:p text:style-name="Preformatted_20_Text">fmc</text:p>
      <text:p text:style-name="Preformatted_20_Text">amin</text:p>
      <text:p text:style-name="Preformatted_20_Text">vtp.data</text:p>
      <text:p text:style-name="Preformatted_20_Text">anis</text:p>
      <text:p text:style-name="Preformatted_20_Text">srm-atlas.gridpp</text:p>
      <text:p text:style-name="Preformatted_20_Text">dhs</text:p>
      <text:p text:style-name="Preformatted_20_Text">legacymail</text:p>
      <text:p text:style-name="Preformatted_20_Text">ws6</text:p>
      <text:p text:style-name="Preformatted_20_Text">fig</text:p>
      <text:p text:style-name="Preformatted_20_Text">devel2</text:p>
      <text:p text:style-name="Preformatted_20_Text">dia</text:p>
      <text:p text:style-name="Preformatted_20_Text">maximus</text:p>
      <text:p text:style-name="Preformatted_20_Text">heritage</text:p>
      <text:p text:style-name="Preformatted_20_Text">smoke</text:p>
      <text:p text:style-name="Preformatted_20_Text">ns2.simpleviewinc.com</text:p>
      <text:p text:style-name="Preformatted_20_Text">ns1.simpleviewinc.com</text:p>
      <text:p text:style-name="Preformatted_20_Text">lo.vip</text:p>
      <text:p text:style-name="Preformatted_20_Text">163</text:p>
      <text:p text:style-name="Preformatted_20_Text">santa</text:p>
      <text:p text:style-name="Preformatted_20_Text">popeye</text:p>
      <text:p text:style-name="Preformatted_20_Text">prefs.vip</text:p>
      <text:p text:style-name="Preformatted_20_Text">asc</text:p>
      <text:p text:style-name="Preformatted_20_Text">s04</text:p>
      <text:p text:style-name="Preformatted_20_Text">lingua</text:p>
      <text:p text:style-name="Preformatted_20_Text">amc</text:p>
      <text:p text:style-name="Preformatted_20_Text">203</text:p>
      <text:p text:style-name="Preformatted_20_Text">dnsadmin</text:p>
      <text:p text:style-name="Preformatted_20_Text">jsj</text:p>
      <text:p text:style-name="Preformatted_20_Text">s66</text:p>
      <text:p text:style-name="Preformatted_20_Text">www.toko</text:p>
      <text:p text:style-name="Preformatted_20_Text">etoile</text:p>
      <text:p text:style-name="Preformatted_20_Text">s49</text:p>
      <text:p text:style-name="Preformatted_20_Text">trafic</text:p>
      <text:p text:style-name="Preformatted_20_Text">circus</text:p>
      <text:p text:style-name="Preformatted_20_Text">orientation</text:p>
      <text:p text:style-name="Preformatted_20_Text">www.im</text:p>
      <text:p text:style-name="Preformatted_20_Text">lsg</text:p>
      <text:p text:style-name="Preformatted_20_Text">harold</text:p>
      <text:p text:style-name="Preformatted_20_Text">666</text:p>
      <text:p text:style-name="Preformatted_20_Text">email3</text:p>
      <text:p text:style-name="Preformatted_20_Text">virtual1</text:p>
      <text:p text:style-name="Preformatted_20_Text"><text:soft-page-break/>ww8</text:p>
      <text:p text:style-name="Preformatted_20_Text">rs3</text:p>
      <text:p text:style-name="Preformatted_20_Text">server33</text:p>
      <text:p text:style-name="Preformatted_20_Text">server28</text:p>
      <text:p text:style-name="Preformatted_20_Text">ii</text:p>
      <text:p text:style-name="Preformatted_20_Text">dialer</text:p>
      <text:p text:style-name="Preformatted_20_Text">eds</text:p>
      <text:p text:style-name="Preformatted_20_Text">isatap</text:p>
      <text:p text:style-name="Preformatted_20_Text">npc</text:p>
      <text:p text:style-name="Preformatted_20_Text">creditbank</text:p>
      <text:p text:style-name="Preformatted_20_Text">perfume</text:p>
      <text:p text:style-name="Preformatted_20_Text">garden</text:p>
      <text:p text:style-name="Preformatted_20_Text">cream</text:p>
      <text:p text:style-name="Preformatted_20_Text">kuku</text:p>
      <text:p text:style-name="Preformatted_20_Text">florian</text:p>
      <text:p text:style-name="Preformatted_20_Text">phy</text:p>
      <text:p text:style-name="Preformatted_20_Text">icq.jabber</text:p>
      <text:p text:style-name="Preformatted_20_Text">pop3s</text:p>
      <text:p text:style-name="Preformatted_20_Text">snort</text:p>
      <text:p text:style-name="Preformatted_20_Text">tiki</text:p>
      <text:p text:style-name="Preformatted_20_Text">right</text:p>
      <text:p text:style-name="Preformatted_20_Text">lounge</text:p>
      <text:p text:style-name="Preformatted_20_Text">great</text:p>
      <text:p text:style-name="Preformatted_20_Text">www.best</text:p>
      <text:p text:style-name="Preformatted_20_Text">kato</text:p>
      <text:p text:style-name="Preformatted_20_Text">slc</text:p>
      <text:p text:style-name="Preformatted_20_Text">wj</text:p>
      <text:p text:style-name="Preformatted_20_Text">www.delivery.a</text:p>
      <text:p text:style-name="Preformatted_20_Text">mind</text:p>
      <text:p text:style-name="Preformatted_20_Text">cover</text:p>
      <text:p text:style-name="Preformatted_20_Text">or</text:p>
      <text:p text:style-name="Preformatted_20_Text">adx</text:p>
      <text:p text:style-name="Preformatted_20_Text">pasteur</text:p>
      <text:p text:style-name="Preformatted_20_Text">chitchat</text:p>
      <text:p text:style-name="Preformatted_20_Text">inspiration</text:p>
      <text:p text:style-name="Preformatted_20_Text">kanji</text:p>
      <text:p text:style-name="Preformatted_20_Text">hari</text:p>
      <text:p text:style-name="Preformatted_20_Text">ideal</text:p>
      <text:p text:style-name="Preformatted_20_Text">socrate</text:p>
      <text:p text:style-name="Preformatted_20_Text">mc2</text:p>
      <text:p text:style-name="Preformatted_20_Text">winchester</text:p>
      <text:p text:style-name="Preformatted_20_Text">www.sanatate</text:p>
      <text:p text:style-name="Preformatted_20_Text">www.bancuri</text:p>
      <text:p text:style-name="Preformatted_20_Text">chen</text:p>
      <text:p text:style-name="Preformatted_20_Text">galois</text:p>
      <text:p text:style-name="Preformatted_20_Text">sgd</text:p>
      <text:p text:style-name="Preformatted_20_Text">recipe</text:p>
      <text:p text:style-name="Preformatted_20_Text">countdown</text:p>
      <text:p text:style-name="Preformatted_20_Text">editorial</text:p>
      <text:p text:style-name="Preformatted_20_Text">hitech</text:p>
      <text:p text:style-name="Preformatted_20_Text">365</text:p>
      <text:p text:style-name="Preformatted_20_Text">field</text:p>
      <text:p text:style-name="Preformatted_20_Text">retracker</text:p>
      <text:p text:style-name="Preformatted_20_Text">strider</text:p>
      <text:p text:style-name="Preformatted_20_Text">fleur</text:p>
      <text:p text:style-name="Preformatted_20_Text">isaac</text:p>
      <text:p text:style-name="Preformatted_20_Text">signin</text:p>
      <text:p text:style-name="Preformatted_20_Text">testcms</text:p>
      <text:p text:style-name="Preformatted_20_Text">cbc</text:p>
      <text:p text:style-name="Preformatted_20_Text">s140</text:p>
      <text:p text:style-name="Preformatted_20_Text">marwan</text:p>
      <text:p text:style-name="Preformatted_20_Text">bobo</text:p>
      <text:p text:style-name="Preformatted_20_Text">eda</text:p>
      <text:p text:style-name="Preformatted_20_Text">contribute</text:p>
      <text:p text:style-name="Preformatted_20_Text"><text:soft-page-break/>www.directorio</text:p>
      <text:p text:style-name="Preformatted_20_Text">moldova</text:p>
      <text:p text:style-name="Preformatted_20_Text">www.gift</text:p>
      <text:p text:style-name="Preformatted_20_Text">kura</text:p>
      <text:p text:style-name="Preformatted_20_Text">s226</text:p>
      <text:p text:style-name="Preformatted_20_Text">dolly</text:p>
      <text:p text:style-name="Preformatted_20_Text">psa</text:p>
      <text:p text:style-name="Preformatted_20_Text">volunteer</text:p>
      <text:p text:style-name="Preformatted_20_Text">relatorio</text:p>
      <text:p text:style-name="Preformatted_20_Text">draft</text:p>
      <text:p text:style-name="Preformatted_20_Text">iowa</text:p>
      <text:p text:style-name="Preformatted_20_Text">s127</text:p>
      <text:p text:style-name="Preformatted_20_Text">s128</text:p>
      <text:p text:style-name="Preformatted_20_Text">maat</text:p>
      <text:p text:style-name="Preformatted_20_Text">canary</text:p>
      <text:p text:style-name="Preformatted_20_Text">norton</text:p>
      <text:p text:style-name="Preformatted_20_Text">s141</text:p>
      <text:p text:style-name="Preformatted_20_Text">www.resources</text:p>
      <text:p text:style-name="Preformatted_20_Text">s142</text:p>
      <text:p text:style-name="Preformatted_20_Text">backup5</text:p>
      <text:p text:style-name="Preformatted_20_Text">xbox360</text:p>
      <text:p text:style-name="Preformatted_20_Text">s156</text:p>
      <text:p text:style-name="Preformatted_20_Text">s225</text:p>
      <text:p text:style-name="Preformatted_20_Text">diego</text:p>
      <text:p text:style-name="Preformatted_20_Text">www.order</text:p>
      <text:p text:style-name="Preformatted_20_Text">s220</text:p>
      <text:p text:style-name="Preformatted_20_Text">thayer</text:p>
      <text:p text:style-name="Preformatted_20_Text">sacramento</text:p>
      <text:p text:style-name="Preformatted_20_Text">gap</text:p>
      <text:p text:style-name="Preformatted_20_Text">nac</text:p>
      <text:p text:style-name="Preformatted_20_Text">kassa</text:p>
      <text:p text:style-name="Preformatted_20_Text">xbox</text:p>
      <text:p text:style-name="Preformatted_20_Text">user1</text:p>
      <text:p text:style-name="Preformatted_20_Text">nm2</text:p>
      <text:p text:style-name="Preformatted_20_Text">misty</text:p>
      <text:p text:style-name="Preformatted_20_Text">carina</text:p>
      <text:p text:style-name="Preformatted_20_Text">ethics</text:p>
      <text:p text:style-name="Preformatted_20_Text">sundance</text:p>
      <text:p text:style-name="Preformatted_20_Text">person</text:p>
      <text:p text:style-name="Preformatted_20_Text">charm</text:p>
      <text:p text:style-name="Preformatted_20_Text">confirm</text:p>
      <text:p text:style-name="Preformatted_20_Text">value</text:p>
      <text:p text:style-name="Preformatted_20_Text">infoweb</text:p>
      <text:p text:style-name="Preformatted_20_Text">reportes</text:p>
      <text:p text:style-name="Preformatted_20_Text">diane</text:p>
      <text:p text:style-name="Preformatted_20_Text">atenea</text:p>
      <text:p text:style-name="Preformatted_20_Text">serene</text:p>
      <text:p text:style-name="Preformatted_20_Text">www.omsk</text:p>
      <text:p text:style-name="Preformatted_20_Text">asdfg</text:p>
      <text:p text:style-name="Preformatted_20_Text">oral</text:p>
      <text:p text:style-name="Preformatted_20_Text">cmd</text:p>
      <text:p text:style-name="Preformatted_20_Text">adobe</text:p>
      <text:p text:style-name="Preformatted_20_Text">ahmad</text:p>
      <text:p text:style-name="Preformatted_20_Text">irving</text:p>
      <text:p text:style-name="Preformatted_20_Text">theia</text:p>
      <text:p text:style-name="Preformatted_20_Text">www.vladivostok</text:p>
      <text:p text:style-name="Preformatted_20_Text">m19</text:p>
      <text:p text:style-name="Preformatted_20_Text">fatima</text:p>
      <text:p text:style-name="Preformatted_20_Text">millennium</text:p>
      <text:p text:style-name="Preformatted_20_Text">avenger</text:p>
      <text:p text:style-name="Preformatted_20_Text">freechat</text:p>
      <text:p text:style-name="Preformatted_20_Text">webdemo</text:p>
      <text:p text:style-name="Preformatted_20_Text">movie2</text:p>
      <text:p text:style-name="Preformatted_20_Text">anand</text:p>
      <text:p text:style-name="Preformatted_20_Text"><text:soft-page-break/>www.sub</text:p>
      <text:p text:style-name="Preformatted_20_Text">franky</text:p>
      <text:p text:style-name="Preformatted_20_Text">cleaning</text:p>
      <text:p text:style-name="Preformatted_20_Text">arhangelsk</text:p>
      <text:p text:style-name="Preformatted_20_Text">artem</text:p>
      <text:p text:style-name="Preformatted_20_Text">barcode</text:p>
      <text:p text:style-name="Preformatted_20_Text">blink</text:p>
      <text:p text:style-name="Preformatted_20_Text">orion2</text:p>
      <text:p text:style-name="Preformatted_20_Text">euterpe</text:p>
      <text:p text:style-name="Preformatted_20_Text">wfa</text:p>
      <text:p text:style-name="Preformatted_20_Text">encuesta</text:p>
      <text:p text:style-name="Preformatted_20_Text">walking</text:p>
      <text:p text:style-name="Preformatted_20_Text">capa</text:p>
      <text:p text:style-name="Preformatted_20_Text">ape</text:p>
      <text:p text:style-name="Preformatted_20_Text">ayoub</text:p>
      <text:p text:style-name="Preformatted_20_Text">sftp3</text:p>
      <text:p text:style-name="Preformatted_20_Text">danny</text:p>
      <text:p text:style-name="Preformatted_20_Text">xa</text:p>
      <text:p text:style-name="Preformatted_20_Text">squirrel</text:p>
      <text:p text:style-name="Preformatted_20_Text">gwmail</text:p>
      <text:p text:style-name="Preformatted_20_Text">coins</text:p>
      <text:p text:style-name="Preformatted_20_Text">servis</text:p>
      <text:p text:style-name="Preformatted_20_Text">kd</text:p>
      <text:p text:style-name="Preformatted_20_Text">webhard</text:p>
      <text:p text:style-name="Preformatted_20_Text">scylla</text:p>
      <text:p text:style-name="Preformatted_20_Text">coleman</text:p>
      <text:p text:style-name="Preformatted_20_Text">weblink</text:p>
      <text:p text:style-name="Preformatted_20_Text">doris</text:p>
      <text:p text:style-name="Preformatted_20_Text">drama</text:p>
      <text:p text:style-name="Preformatted_20_Text">NS3</text:p>
      <text:p text:style-name="Preformatted_20_Text">apc4</text:p>
      <text:p text:style-name="Preformatted_20_Text">wip</text:p>
      <text:p text:style-name="Preformatted_20_Text">mistral</text:p>
      <text:p text:style-name="Preformatted_20_Text">prisma</text:p>
      <text:p text:style-name="Preformatted_20_Text">elisa</text:p>
      <text:p text:style-name="Preformatted_20_Text">outage</text:p>
      <text:p text:style-name="Preformatted_20_Text">kangaroo</text:p>
      <text:p text:style-name="Preformatted_20_Text">mpr</text:p>
      <text:p text:style-name="Preformatted_20_Text">term</text:p>
      <text:p text:style-name="Preformatted_20_Text">hakim</text:p>
      <text:p text:style-name="Preformatted_20_Text">concord</text:p>
      <text:p text:style-name="Preformatted_20_Text">pear</text:p>
      <text:p text:style-name="Preformatted_20_Text">emailing</text:p>
      <text:p text:style-name="Preformatted_20_Text">running</text:p>
      <text:p text:style-name="Preformatted_20_Text">s230</text:p>
      <text:p text:style-name="Preformatted_20_Text">scrapbook</text:p>
      <text:p text:style-name="Preformatted_20_Text">caroline</text:p>
      <text:p text:style-name="Preformatted_20_Text">distance</text:p>
      <text:p text:style-name="Preformatted_20_Text">www.sf</text:p>
      <text:p text:style-name="Preformatted_20_Text">flight</text:p>
      <text:p text:style-name="Preformatted_20_Text">ecampus</text:p>
      <text:p text:style-name="Preformatted_20_Text">host10</text:p>
      <text:p text:style-name="Preformatted_20_Text">www.la</text:p>
      <text:p text:style-name="Preformatted_20_Text">airport</text:p>
      <text:p text:style-name="Preformatted_20_Text">viola</text:p>
      <text:p text:style-name="Preformatted_20_Text">cbt</text:p>
      <text:p text:style-name="Preformatted_20_Text">www.dp</text:p>
      <text:p text:style-name="Preformatted_20_Text">www.ci</text:p>
      <text:p text:style-name="Preformatted_20_Text">nds</text:p>
      <text:p text:style-name="Preformatted_20_Text">ill</text:p>
      <text:p text:style-name="Preformatted_20_Text">ids2</text:p>
      <text:p text:style-name="Preformatted_20_Text">catering</text:p>
      <text:p text:style-name="Preformatted_20_Text">user2</text:p>
      <text:p text:style-name="Preformatted_20_Text">up1</text:p>
      <text:p text:style-name="Preformatted_20_Text"><text:soft-page-break/>up2</text:p>
      <text:p text:style-name="Preformatted_20_Text">www.pliki</text:p>
      <text:p text:style-name="Preformatted_20_Text">impulse</text:p>
      <text:p text:style-name="Preformatted_20_Text">theseus</text:p>
      <text:p text:style-name="Preformatted_20_Text">mcafee</text:p>
      <text:p text:style-name="Preformatted_20_Text">flc</text:p>
      <text:p text:style-name="Preformatted_20_Text">lvs2</text:p>
      <text:p text:style-name="Preformatted_20_Text">myphp</text:p>
      <text:p text:style-name="Preformatted_20_Text">for</text:p>
      <text:p text:style-name="Preformatted_20_Text">forums2</text:p>
      <text:p text:style-name="Preformatted_20_Text">phillip</text:p>
      <text:p text:style-name="Preformatted_20_Text">master1</text:p>
      <text:p text:style-name="Preformatted_20_Text">saturno</text:p>
      <text:p text:style-name="Preformatted_20_Text">cowboy</text:p>
      <text:p text:style-name="Preformatted_20_Text">rebel</text:p>
      <text:p text:style-name="Preformatted_20_Text">burbank</text:p>
      <text:p text:style-name="Preformatted_20_Text">lenta</text:p>
      <text:p text:style-name="Preformatted_20_Text">wellington</text:p>
      <text:p text:style-name="Preformatted_20_Text">icarus</text:p>
      <text:p text:style-name="Preformatted_20_Text">www.football</text:p>
      <text:p text:style-name="Preformatted_20_Text">midnight</text:p>
      <text:p text:style-name="Preformatted_20_Text">mafia</text:p>
      <text:p text:style-name="Preformatted_20_Text">lis</text:p>
      <text:p text:style-name="Preformatted_20_Text">cosign</text:p>
      <text:p text:style-name="Preformatted_20_Text">whiterose</text:p>
      <text:p text:style-name="Preformatted_20_Text">calliope</text:p>
      <text:p text:style-name="Preformatted_20_Text">penny</text:p>
      <text:p text:style-name="Preformatted_20_Text">geology</text:p>
      <text:p text:style-name="Preformatted_20_Text">webdisk.api</text:p>
      <text:p text:style-name="Preformatted_20_Text">mamba</text:p>
      <text:p text:style-name="Preformatted_20_Text">mit</text:p>
      <text:p text:style-name="Preformatted_20_Text">ole</text:p>
      <text:p text:style-name="Preformatted_20_Text">joseph</text:p>
      <text:p text:style-name="Preformatted_20_Text">rcp</text:p>
      <text:p text:style-name="Preformatted_20_Text">subscriptions</text:p>
      <text:p text:style-name="Preformatted_20_Text">mfs</text:p>
      <text:p text:style-name="Preformatted_20_Text">racoon</text:p>
      <text:p text:style-name="Preformatted_20_Text">maroc</text:p>
      <text:p text:style-name="Preformatted_20_Text">fg</text:p>
      <text:p text:style-name="Preformatted_20_Text">gra</text:p>
      <text:p text:style-name="Preformatted_20_Text">tsgw</text:p>
      <text:p text:style-name="Preformatted_20_Text">spravka</text:p>
      <text:p text:style-name="Preformatted_20_Text">sda</text:p>
      <text:p text:style-name="Preformatted_20_Text">cai</text:p>
      <text:p text:style-name="Preformatted_20_Text">abacus</text:p>
      <text:p text:style-name="Preformatted_20_Text">freegift</text:p>
      <text:p text:style-name="Preformatted_20_Text">delicious</text:p>
      <text:p text:style-name="Preformatted_20_Text">mail-old</text:p>
      <text:p text:style-name="Preformatted_20_Text">titanic</text:p>
      <text:p text:style-name="Preformatted_20_Text">www03</text:p>
      <text:p text:style-name="Preformatted_20_Text">igra</text:p>
      <text:p text:style-name="Preformatted_20_Text">uno</text:p>
      <text:p text:style-name="Preformatted_20_Text">plm</text:p>
      <text:p text:style-name="Preformatted_20_Text">clc</text:p>
      <text:p text:style-name="Preformatted_20_Text">eko</text:p>
      <text:p text:style-name="Preformatted_20_Text">umbrella</text:p>
      <text:p text:style-name="Preformatted_20_Text">cpan</text:p>
      <text:p text:style-name="Preformatted_20_Text">prod2</text:p>
      <text:p text:style-name="Preformatted_20_Text">cdl</text:p>
      <text:p text:style-name="Preformatted_20_Text">pebbles</text:p>
      <text:p text:style-name="Preformatted_20_Text">globe</text:p>
      <text:p text:style-name="Preformatted_20_Text">nightlife</text:p>
      <text:p text:style-name="Preformatted_20_Text">helper</text:p>
      <text:p text:style-name="Preformatted_20_Text">champions</text:p>
      <text:p text:style-name="Preformatted_20_Text"><text:soft-page-break/>joel</text:p>
      <text:p text:style-name="Preformatted_20_Text">li</text:p>
      <text:p text:style-name="Preformatted_20_Text">yumi</text:p>
      <text:p text:style-name="Preformatted_20_Text">tuanwei</text:p>
      <text:p text:style-name="Preformatted_20_Text">flirt</text:p>
      <text:p text:style-name="Preformatted_20_Text">scholar</text:p>
      <text:p text:style-name="Preformatted_20_Text">jon</text:p>
      <text:p text:style-name="Preformatted_20_Text">angela</text:p>
      <text:p text:style-name="Preformatted_20_Text">recette</text:p>
      <text:p text:style-name="Preformatted_20_Text">rahul</text:p>
      <text:p text:style-name="Preformatted_20_Text">potato</text:p>
      <text:p text:style-name="Preformatted_20_Text">hlrdap</text:p>
      <text:p text:style-name="Preformatted_20_Text">app6</text:p>
      <text:p text:style-name="Preformatted_20_Text">tree</text:p>
      <text:p text:style-name="Preformatted_20_Text">baku</text:p>
      <text:p text:style-name="Preformatted_20_Text">per</text:p>
      <text:p text:style-name="Preformatted_20_Text">superstar</text:p>
      <text:p text:style-name="Preformatted_20_Text">tops</text:p>
      <text:p text:style-name="Preformatted_20_Text">eu.edge</text:p>
      <text:p text:style-name="Preformatted_20_Text">bcm</text:p>
      <text:p text:style-name="Preformatted_20_Text">adminmail</text:p>
      <text:p text:style-name="Preformatted_20_Text">autoconfig.classifieds</text:p>
      <text:p text:style-name="Preformatted_20_Text">jordan</text:p>
      <text:p text:style-name="Preformatted_20_Text">nec</text:p>
      <text:p text:style-name="Preformatted_20_Text">managed</text:p>
      <text:p text:style-name="Preformatted_20_Text">autodiscover.classifieds</text:p>
      <text:p text:style-name="Preformatted_20_Text">ronny</text:p>
      <text:p text:style-name="Preformatted_20_Text">rover</text:p>
      <text:p text:style-name="Preformatted_20_Text">ttalk</text:p>
      <text:p text:style-name="Preformatted_20_Text">valentina</text:p>
      <text:p text:style-name="Preformatted_20_Text">boletines</text:p>
      <text:p text:style-name="Preformatted_20_Text">ithelp</text:p>
      <text:p text:style-name="Preformatted_20_Text">ida</text:p>
      <text:p text:style-name="Preformatted_20_Text">edoc</text:p>
      <text:p text:style-name="Preformatted_20_Text">partenaires</text:p>
      <text:p text:style-name="Preformatted_20_Text">restore</text:p>
      <text:p text:style-name="Preformatted_20_Text">punk</text:p>
      <text:p text:style-name="Preformatted_20_Text">excellent</text:p>
      <text:p text:style-name="Preformatted_20_Text">owen</text:p>
      <text:p text:style-name="Preformatted_20_Text">www.premium</text:p>
      <text:p text:style-name="Preformatted_20_Text">tcc</text:p>
      <text:p text:style-name="Preformatted_20_Text">www.2011</text:p>
      <text:p text:style-name="Preformatted_20_Text">emmy</text:p>
      <text:p text:style-name="Preformatted_20_Text">remotesupport</text:p>
      <text:p text:style-name="Preformatted_20_Text">gama</text:p>
      <text:p text:style-name="Preformatted_20_Text">bulkmail</text:p>
      <text:p text:style-name="Preformatted_20_Text">md1</text:p>
      <text:p text:style-name="Preformatted_20_Text">gera</text:p>
      <text:p text:style-name="Preformatted_20_Text">mailout2</text:p>
      <text:p text:style-name="Preformatted_20_Text">rbl</text:p>
      <text:p text:style-name="Preformatted_20_Text">db0</text:p>
      <text:p text:style-name="Preformatted_20_Text">alta</text:p>
      <text:p text:style-name="Preformatted_20_Text">osc</text:p>
      <text:p text:style-name="Preformatted_20_Text">testdomain</text:p>
      <text:p text:style-name="Preformatted_20_Text">email1</text:p>
      <text:p text:style-name="Preformatted_20_Text">nasa</text:p>
      <text:p text:style-name="Preformatted_20_Text">mika</text:p>
      <text:p text:style-name="Preformatted_20_Text">redwood</text:p>
      <text:p text:style-name="Preformatted_20_Text">agata</text:p>
      <text:p text:style-name="Preformatted_20_Text">voltage-ps-0000</text:p>
      <text:p text:style-name="Preformatted_20_Text">willy</text:p>
      <text:p text:style-name="Preformatted_20_Text">srv13</text:p>
      <text:p text:style-name="Preformatted_20_Text">www.phone</text:p>
      <text:p text:style-name="Preformatted_20_Text">leaf</text:p>
      <text:p text:style-name="Preformatted_20_Text"><text:soft-page-break/>sga</text:p>
      <text:p text:style-name="Preformatted_20_Text">nitro</text:p>
      <text:p text:style-name="Preformatted_20_Text">webdb</text:p>
      <text:p text:style-name="Preformatted_20_Text">b16</text:p>
      <text:p text:style-name="Preformatted_20_Text">santabarbara</text:p>
      <text:p text:style-name="Preformatted_20_Text">issue</text:p>
      <text:p text:style-name="Preformatted_20_Text">env</text:p>
      <text:p text:style-name="Preformatted_20_Text">pma2</text:p>
      <text:p text:style-name="Preformatted_20_Text">erwin</text:p>
      <text:p text:style-name="Preformatted_20_Text">kungfu</text:p>
      <text:p text:style-name="Preformatted_20_Text">cadillac</text:p>
      <text:p text:style-name="Preformatted_20_Text">antony</text:p>
      <text:p text:style-name="Preformatted_20_Text">sfx</text:p>
      <text:p text:style-name="Preformatted_20_Text">fury</text:p>
      <text:p text:style-name="Preformatted_20_Text">calls</text:p>
      <text:p text:style-name="Preformatted_20_Text">typo</text:p>
      <text:p text:style-name="Preformatted_20_Text">www.js</text:p>
      <text:p text:style-name="Preformatted_20_Text">restaurant</text:p>
      <text:p text:style-name="Preformatted_20_Text">cheers</text:p>
      <text:p text:style-name="Preformatted_20_Text">ait</text:p>
      <text:p text:style-name="Preformatted_20_Text">sirsi</text:p>
      <text:p text:style-name="Preformatted_20_Text">dust</text:p>
      <text:p text:style-name="Preformatted_20_Text">elec</text:p>
      <text:p text:style-name="Preformatted_20_Text">esther</text:p>
      <text:p text:style-name="Preformatted_20_Text">webcom</text:p>
      <text:p text:style-name="Preformatted_20_Text">www.suporte</text:p>
      <text:p text:style-name="Preformatted_20_Text">activation</text:p>
      <text:p text:style-name="Preformatted_20_Text">cassini</text:p>
      <text:p text:style-name="Preformatted_20_Text">dots</text:p>
      <text:p text:style-name="Preformatted_20_Text">sally</text:p>
      <text:p text:style-name="Preformatted_20_Text">spacewalk</text:p>
      <text:p text:style-name="Preformatted_20_Text">selfcare</text:p>
      <text:p text:style-name="Preformatted_20_Text">pia</text:p>
      <text:p text:style-name="Preformatted_20_Text">ocelot</text:p>
      <text:p text:style-name="Preformatted_20_Text">fic</text:p>
      <text:p text:style-name="Preformatted_20_Text">cute</text:p>
      <text:p text:style-name="Preformatted_20_Text">proxy5</text:p>
      <text:p text:style-name="Preformatted_20_Text">ps1</text:p>
      <text:p text:style-name="Preformatted_20_Text">dice</text:p>
      <text:p text:style-name="Preformatted_20_Text">www.cm</text:p>
      <text:p text:style-name="Preformatted_20_Text">ek</text:p>
      <text:p text:style-name="Preformatted_20_Text">archiwum</text:p>
      <text:p text:style-name="Preformatted_20_Text">nguyen</text:p>
      <text:p text:style-name="Preformatted_20_Text">webdisk.archive</text:p>
      <text:p text:style-name="Preformatted_20_Text">cel</text:p>
      <text:p text:style-name="Preformatted_20_Text">virginia</text:p>
      <text:p text:style-name="Preformatted_20_Text">webmailx</text:p>
      <text:p text:style-name="Preformatted_20_Text">www.mail2</text:p>
      <text:p text:style-name="Preformatted_20_Text">repositorio</text:p>
      <text:p text:style-name="Preformatted_20_Text">krypton</text:p>
      <text:p text:style-name="Preformatted_20_Text">ftp.new</text:p>
      <text:p text:style-name="Preformatted_20_Text">urano</text:p>
      <text:p text:style-name="Preformatted_20_Text">whitelabel</text:p>
      <text:p text:style-name="Preformatted_20_Text">pure</text:p>
      <text:p text:style-name="Preformatted_20_Text">mundo</text:p>
      <text:p text:style-name="Preformatted_20_Text">walnut</text:p>
      <text:p text:style-name="Preformatted_20_Text">trillian</text:p>
      <text:p text:style-name="Preformatted_20_Text">mail32</text:p>
      <text:p text:style-name="Preformatted_20_Text">billy</text:p>
      <text:p text:style-name="Preformatted_20_Text">sof</text:p>
      <text:p text:style-name="Preformatted_20_Text">friendship</text:p>
      <text:p text:style-name="Preformatted_20_Text">tlt</text:p>
      <text:p text:style-name="Preformatted_20_Text">mail09</text:p>
      <text:p text:style-name="Preformatted_20_Text">webcam1</text:p>
      <text:p text:style-name="Preformatted_20_Text"><text:soft-page-break/>st4</text:p>
      <text:p text:style-name="Preformatted_20_Text">nico</text:p>
      <text:p text:style-name="Preformatted_20_Text">muzica</text:p>
      <text:p text:style-name="Preformatted_20_Text">www.card</text:p>
      <text:p text:style-name="Preformatted_20_Text">policy</text:p>
      <text:p text:style-name="Preformatted_20_Text">anon</text:p>
      <text:p text:style-name="Preformatted_20_Text">mia</text:p>
      <text:p text:style-name="Preformatted_20_Text">remix</text:p>
      <text:p text:style-name="Preformatted_20_Text">aviva</text:p>
      <text:p text:style-name="Preformatted_20_Text">laplace</text:p>
      <text:p text:style-name="Preformatted_20_Text">dos</text:p>
      <text:p text:style-name="Preformatted_20_Text">shs</text:p>
      <text:p text:style-name="Preformatted_20_Text">shout</text:p>
      <text:p text:style-name="Preformatted_20_Text">fsproxyhn.kis</text:p>
      <text:p text:style-name="Preformatted_20_Text">inscription</text:p>
      <text:p text:style-name="Preformatted_20_Text">hsl</text:p>
      <text:p text:style-name="Preformatted_20_Text">mypc</text:p>
      <text:p text:style-name="Preformatted_20_Text">paco</text:p>
      <text:p text:style-name="Preformatted_20_Text">extend</text:p>
      <text:p text:style-name="Preformatted_20_Text">www.mysql</text:p>
      <text:p text:style-name="Preformatted_20_Text">icms</text:p>
      <text:p text:style-name="Preformatted_20_Text">magnum</text:p>
      <text:p text:style-name="Preformatted_20_Text">sp4</text:p>
      <text:p text:style-name="Preformatted_20_Text">fsproxyst.kis</text:p>
      <text:p text:style-name="Preformatted_20_Text">bcst-xb.ohx</text:p>
      <text:p text:style-name="Preformatted_20_Text">sebastian</text:p>
      <text:p text:style-name="Preformatted_20_Text">mobiletest</text:p>
      <text:p text:style-name="Preformatted_20_Text">mrm</text:p>
      <text:p text:style-name="Preformatted_20_Text">ies</text:p>
      <text:p text:style-name="Preformatted_20_Text">campus2</text:p>
      <text:p text:style-name="Preformatted_20_Text">rtr-xb.ohx</text:p>
      <text:p text:style-name="Preformatted_20_Text">itservicedesk</text:p>
      <text:p text:style-name="Preformatted_20_Text">spss</text:p>
      <text:p text:style-name="Preformatted_20_Text">villa</text:p>
      <text:p text:style-name="Preformatted_20_Text">epost</text:p>
      <text:p text:style-name="Preformatted_20_Text">reports2</text:p>
      <text:p text:style-name="Preformatted_20_Text">zozo</text:p>
      <text:p text:style-name="Preformatted_20_Text">tomo</text:p>
      <text:p text:style-name="Preformatted_20_Text">miracle</text:p>
      <text:p text:style-name="Preformatted_20_Text">ultimate</text:p>
      <text:p text:style-name="Preformatted_20_Text">proxy4</text:p>
      <text:p text:style-name="Preformatted_20_Text">www.cultura</text:p>
      <text:p text:style-name="Preformatted_20_Text">senator</text:p>
      <text:p text:style-name="Preformatted_20_Text">cdr</text:p>
      <text:p text:style-name="Preformatted_20_Text">werbung</text:p>
      <text:p text:style-name="Preformatted_20_Text">Chelyabinsk-RNOC-RR02.BACKBONE.urc.ac.ru</text:p>
      <text:p text:style-name="Preformatted_20_Text">www.moda</text:p>
      <text:p text:style-name="Preformatted_20_Text">rosetta</text:p>
      <text:p text:style-name="Preformatted_20_Text">smhecpsc01-v60.ok</text:p>
      <text:p text:style-name="Preformatted_20_Text">f6</text:p>
      <text:p text:style-name="Preformatted_20_Text">hrms</text:p>
      <text:p text:style-name="Preformatted_20_Text">assets3</text:p>
      <text:p text:style-name="Preformatted_20_Text">oas</text:p>
      <text:p text:style-name="Preformatted_20_Text">pgsql2</text:p>
      <text:p text:style-name="Preformatted_20_Text">pgsql1</text:p>
      <text:p text:style-name="Preformatted_20_Text">hell</text:p>
      <text:p text:style-name="Preformatted_20_Text">star2</text:p>
      <text:p text:style-name="Preformatted_20_Text">dprhensimmta</text:p>
      <text:p text:style-name="Preformatted_20_Text">nothing</text:p>
      <text:p text:style-name="Preformatted_20_Text">ffm</text:p>
      <text:p text:style-name="Preformatted_20_Text">xq</text:p>
      <text:p text:style-name="Preformatted_20_Text">www.manage</text:p>
      <text:p text:style-name="Preformatted_20_Text">jin</text:p>
      <text:p text:style-name="Preformatted_20_Text">www.do</text:p>
      <text:p text:style-name="Preformatted_20_Text"><text:soft-page-break/>rohan</text:p>
      <text:p text:style-name="Preformatted_20_Text">mx8</text:p>
      <text:p text:style-name="Preformatted_20_Text">canoe</text:p>
      <text:p text:style-name="Preformatted_20_Text">www.dc</text:p>
      <text:p text:style-name="Preformatted_20_Text">eclass</text:p>
      <text:p text:style-name="Preformatted_20_Text">hotthiscodecs</text:p>
      <text:p text:style-name="Preformatted_20_Text">kn</text:p>
      <text:p text:style-name="Preformatted_20_Text">codecsworld</text:p>
      <text:p text:style-name="Preformatted_20_Text">megamediadm</text:p>
      <text:p text:style-name="Preformatted_20_Text">symphony</text:p>
      <text:p text:style-name="Preformatted_20_Text">kea</text:p>
      <text:p text:style-name="Preformatted_20_Text">bestmediafiles</text:p>
      <text:p text:style-name="Preformatted_20_Text">enjoymediafile</text:p>
      <text:p text:style-name="Preformatted_20_Text">easymediadm</text:p>
      <text:p text:style-name="Preformatted_20_Text">devblog</text:p>
      <text:p text:style-name="Preformatted_20_Text">www.cf</text:p>
      <text:p text:style-name="Preformatted_20_Text">livedigitaldownloads</text:p>
      <text:p text:style-name="Preformatted_20_Text">downloadmediadm</text:p>
      <text:p text:style-name="Preformatted_20_Text">admin01</text:p>
      <text:p text:style-name="Preformatted_20_Text">allstar</text:p>
      <text:p text:style-name="Preformatted_20_Text">bestlivecodecs</text:p>
      <text:p text:style-name="Preformatted_20_Text">www.ls</text:p>
      <text:p text:style-name="Preformatted_20_Text">lib2</text:p>
      <text:p text:style-name="Preformatted_20_Text">s52</text:p>
      <text:p text:style-name="Preformatted_20_Text">time2</text:p>
      <text:p text:style-name="Preformatted_20_Text">www.security</text:p>
      <text:p text:style-name="Preformatted_20_Text">pow</text:p>
      <text:p text:style-name="Preformatted_20_Text">searchdigitalcodecs</text:p>
      <text:p text:style-name="Preformatted_20_Text">teaching</text:p>
      <text:p text:style-name="Preformatted_20_Text">siri</text:p>
      <text:p text:style-name="Preformatted_20_Text">thezone</text:p>
      <text:p text:style-name="Preformatted_20_Text">findfreecodecs</text:p>
      <text:p text:style-name="Preformatted_20_Text">bestdigitalcodecs</text:p>
      <text:p text:style-name="Preformatted_20_Text">luggage</text:p>
      <text:p text:style-name="Preformatted_20_Text">cu</text:p>
      <text:p text:style-name="Preformatted_20_Text">jj-cat4900-gw</text:p>
      <text:p text:style-name="Preformatted_20_Text">www.realty</text:p>
      <text:p text:style-name="Preformatted_20_Text">txt</text:p>
      <text:p text:style-name="Preformatted_20_Text">enjoythiscodecs</text:p>
      <text:p text:style-name="Preformatted_20_Text">honeymoon</text:p>
      <text:p text:style-name="Preformatted_20_Text">www.tourism</text:p>
      <text:p text:style-name="Preformatted_20_Text">tomato</text:p>
      <text:p text:style-name="Preformatted_20_Text">www.computer</text:p>
      <text:p text:style-name="Preformatted_20_Text">findmymediafiles</text:p>
      <text:p text:style-name="Preformatted_20_Text">newmediacodecs</text:p>
      <text:p text:style-name="Preformatted_20_Text">hj-cat4900-gw</text:p>
      <text:p text:style-name="Preformatted_20_Text">mydigitalcodecs</text:p>
      <text:p text:style-name="Preformatted_20_Text">flat</text:p>
      <text:p text:style-name="Preformatted_20_Text">optima</text:p>
      <text:p text:style-name="Preformatted_20_Text">asso</text:p>
      <text:p text:style-name="Preformatted_20_Text">ariane</text:p>
      <text:p text:style-name="Preformatted_20_Text">pie</text:p>
      <text:p text:style-name="Preformatted_20_Text">tuna</text:p>
      <text:p text:style-name="Preformatted_20_Text">gtm1</text:p>
      <text:p text:style-name="Preformatted_20_Text">mediacodecsworld</text:p>
      <text:p text:style-name="Preformatted_20_Text">aurelia</text:p>
      <text:p text:style-name="Preformatted_20_Text">nestor</text:p>
      <text:p text:style-name="Preformatted_20_Text">fastprodownloads</text:p>
      <text:p text:style-name="Preformatted_20_Text">srm</text:p>
      <text:p text:style-name="Preformatted_20_Text">freedigitalcodecs</text:p>
      <text:p text:style-name="Preformatted_20_Text">delivery.platform</text:p>
      <text:p text:style-name="Preformatted_20_Text">sgr</text:p>
      <text:p text:style-name="Preformatted_20_Text">megamediadownloads</text:p>
      <text:p text:style-name="Preformatted_20_Text">copyright</text:p>
      <text:p text:style-name="Preformatted_20_Text"><text:soft-page-break/>timon</text:p>
      <text:p text:style-name="Preformatted_20_Text">ldc</text:p>
      <text:p text:style-name="Preformatted_20_Text">languages</text:p>
      <text:p text:style-name="Preformatted_20_Text">fundraising</text:p>
      <text:p text:style-name="Preformatted_20_Text">fastmediadm</text:p>
      <text:p text:style-name="Preformatted_20_Text">vidar</text:p>
      <text:p text:style-name="Preformatted_20_Text">getthiscodecs</text:p>
      <text:p text:style-name="Preformatted_20_Text">linux3</text:p>
      <text:p text:style-name="Preformatted_20_Text">py</text:p>
      <text:p text:style-name="Preformatted_20_Text">gis1</text:p>
      <text:p text:style-name="Preformatted_20_Text">webdisk.office</text:p>
      <text:p text:style-name="Preformatted_20_Text">livepromanager</text:p>
      <text:p text:style-name="Preformatted_20_Text">networking</text:p>
      <text:p text:style-name="Preformatted_20_Text">silica</text:p>
      <text:p text:style-name="Preformatted_20_Text">fastdigitaldownloads</text:p>
      <text:p text:style-name="Preformatted_20_Text">newdigitalcodecs</text:p>
      <text:p text:style-name="Preformatted_20_Text">mythiscodecs</text:p>
      <text:p text:style-name="Preformatted_20_Text">skype</text:p>
      <text:p text:style-name="Preformatted_20_Text">dod</text:p>
      <text:p text:style-name="Preformatted_20_Text">rrd</text:p>
      <text:p text:style-name="Preformatted_20_Text">azalea</text:p>
      <text:p text:style-name="Preformatted_20_Text">backupmx</text:p>
      <text:p text:style-name="Preformatted_20_Text">weibo</text:p>
      <text:p text:style-name="Preformatted_20_Text">superprodownloads</text:p>
      <text:p text:style-name="Preformatted_20_Text">fukuoka</text:p>
      <text:p text:style-name="Preformatted_20_Text">webdisk.x</text:p>
      <text:p text:style-name="Preformatted_20_Text">practice</text:p>
      <text:p text:style-name="Preformatted_20_Text">muffin</text:p>
      <text:p text:style-name="Preformatted_20_Text">mystic</text:p>
      <text:p text:style-name="Preformatted_20_Text">www.germany</text:p>
      <text:p text:style-name="Preformatted_20_Text">xerxes</text:p>
      <text:p text:style-name="Preformatted_20_Text">globus</text:p>
      <text:p text:style-name="Preformatted_20_Text">freedownload</text:p>
      <text:p text:style-name="Preformatted_20_Text">als</text:p>
      <text:p text:style-name="Preformatted_20_Text">assistance</text:p>
      <text:p text:style-name="Preformatted_20_Text">lada</text:p>
      <text:p text:style-name="Preformatted_20_Text">freemediadownloads</text:p>
      <text:p text:style-name="Preformatted_20_Text">gsk</text:p>
      <text:p text:style-name="Preformatted_20_Text">wha</text:p>
      <text:p text:style-name="Preformatted_20_Text">www.vietnam</text:p>
      <text:p text:style-name="Preformatted_20_Text">downloaddigitaldownloads</text:p>
      <text:p text:style-name="Preformatted_20_Text">fastmediamanager</text:p>
      <text:p text:style-name="Preformatted_20_Text">livedigitaldm</text:p>
      <text:p text:style-name="Preformatted_20_Text">gaston</text:p>
      <text:p text:style-name="Preformatted_20_Text">megaprodownloads</text:p>
      <text:p text:style-name="Preformatted_20_Text">internship</text:p>
      <text:p text:style-name="Preformatted_20_Text">liveprocodecs</text:p>
      <text:p text:style-name="Preformatted_20_Text">arte</text:p>
      <text:p text:style-name="Preformatted_20_Text">megadigitalmanager</text:p>
      <text:p text:style-name="Preformatted_20_Text">downloadpromanager</text:p>
      <text:p text:style-name="Preformatted_20_Text">meg</text:p>
      <text:p text:style-name="Preformatted_20_Text">sow</text:p>
      <text:p text:style-name="Preformatted_20_Text">cherokee</text:p>
      <text:p text:style-name="Preformatted_20_Text">easydigitaldm</text:p>
      <text:p text:style-name="Preformatted_20_Text">freemediadm</text:p>
      <text:p text:style-name="Preformatted_20_Text">easymediamanager</text:p>
      <text:p text:style-name="Preformatted_20_Text">supervision</text:p>
      <text:p text:style-name="Preformatted_20_Text">varnish</text:p>
      <text:p text:style-name="Preformatted_20_Text">hn.ipad</text:p>
      <text:p text:style-name="Preformatted_20_Text">ressources</text:p>
      <text:p text:style-name="Preformatted_20_Text">paiement</text:p>
      <text:p text:style-name="Preformatted_20_Text">slm</text:p>
      <text:p text:style-name="Preformatted_20_Text">livemediacodecs</text:p>
      <text:p text:style-name="Preformatted_20_Text">thethiscodecs</text:p>
      <text:p text:style-name="Preformatted_20_Text"><text:soft-page-break/>sql4</text:p>
      <text:p text:style-name="Preformatted_20_Text">chum</text:p>
      <text:p text:style-name="Preformatted_20_Text">1TRMST2hn</text:p>
      <text:p text:style-name="Preformatted_20_Text">www.post</text:p>
      <text:p text:style-name="Preformatted_20_Text">vlg</text:p>
      <text:p text:style-name="Preformatted_20_Text">www.erp</text:p>
      <text:p text:style-name="Preformatted_20_Text">www.bd</text:p>
      <text:p text:style-name="Preformatted_20_Text">times</text:p>
      <text:p text:style-name="Preformatted_20_Text">newdigitalmanager</text:p>
      <text:p text:style-name="Preformatted_20_Text">dddd</text:p>
      <text:p text:style-name="Preformatted_20_Text">irina</text:p>
      <text:p text:style-name="Preformatted_20_Text">deer</text:p>
      <text:p text:style-name="Preformatted_20_Text">leech</text:p>
      <text:p text:style-name="Preformatted_20_Text">newprocodecs</text:p>
      <text:p text:style-name="Preformatted_20_Text">laser</text:p>
      <text:p text:style-name="Preformatted_20_Text">www.orders</text:p>
      <text:p text:style-name="Preformatted_20_Text">lukasz</text:p>
      <text:p text:style-name="Preformatted_20_Text">gan</text:p>
      <text:p text:style-name="Preformatted_20_Text">nascar</text:p>
      <text:p text:style-name="Preformatted_20_Text">ceo</text:p>
      <text:p text:style-name="Preformatted_20_Text">dataservices</text:p>
      <text:p text:style-name="Preformatted_20_Text">access2</text:p>
      <text:p text:style-name="Preformatted_20_Text">control2</text:p>
      <text:p text:style-name="Preformatted_20_Text">esf</text:p>
      <text:p text:style-name="Preformatted_20_Text">searchmediafilesinc</text:p>
      <text:p text:style-name="Preformatted_20_Text">joke</text:p>
      <text:p text:style-name="Preformatted_20_Text">getmediacodecs</text:p>
      <text:p text:style-name="Preformatted_20_Text">themediacodecs</text:p>
      <text:p text:style-name="Preformatted_20_Text">freehdcodecs</text:p>
      <text:p text:style-name="Preformatted_20_Text">sifa</text:p>
      <text:p text:style-name="Preformatted_20_Text">ringo</text:p>
      <text:p text:style-name="Preformatted_20_Text">thenewcodecs</text:p>
      <text:p text:style-name="Preformatted_20_Text">freeprodownloads</text:p>
      <text:p text:style-name="Preformatted_20_Text">finddigitalcodecs</text:p>
      <text:p text:style-name="Preformatted_20_Text">back2</text:p>
      <text:p text:style-name="Preformatted_20_Text">tolkien</text:p>
      <text:p text:style-name="Preformatted_20_Text">puskom</text:p>
      <text:p text:style-name="Preformatted_20_Text">stage1</text:p>
      <text:p text:style-name="Preformatted_20_Text">bestfreecodecs</text:p>
      <text:p text:style-name="Preformatted_20_Text">supermediamanager</text:p>
      <text:p text:style-name="Preformatted_20_Text">freedigitalmanager</text:p>
      <text:p text:style-name="Preformatted_20_Text">sudan</text:p>
      <text:p text:style-name="Preformatted_20_Text">www.zdrowie</text:p>
      <text:p text:style-name="Preformatted_20_Text">mendel</text:p>
      <text:p text:style-name="Preformatted_20_Text">ico</text:p>
      <text:p text:style-name="Preformatted_20_Text">digilib</text:p>
      <text:p text:style-name="Preformatted_20_Text">apunts2</text:p>
      <text:p text:style-name="Preformatted_20_Text">js.hindi</text:p>
      <text:p text:style-name="Preformatted_20_Text">hospitality</text:p>
      <text:p text:style-name="Preformatted_20_Text">vod3</text:p>
      <text:p text:style-name="Preformatted_20_Text">newprodm</text:p>
      <text:p text:style-name="Preformatted_20_Text">enet</text:p>
      <text:p text:style-name="Preformatted_20_Text">www.laptop</text:p>
      <text:p text:style-name="Preformatted_20_Text">hostel</text:p>
      <text:p text:style-name="Preformatted_20_Text">jing</text:p>
      <text:p text:style-name="Preformatted_20_Text">www.e-learning</text:p>
      <text:p text:style-name="Preformatted_20_Text">joan</text:p>
      <text:p text:style-name="Preformatted_20_Text">megamediamanager</text:p>
      <text:p text:style-name="Preformatted_20_Text">tibia</text:p>
      <text:p text:style-name="Preformatted_20_Text">searchlivecodecs</text:p>
      <text:p text:style-name="Preformatted_20_Text">b14</text:p>
      <text:p text:style-name="Preformatted_20_Text">www.insurance</text:p>
      <text:p text:style-name="Preformatted_20_Text">pesquisa</text:p>
      <text:p text:style-name="Preformatted_20_Text">mymediacodecs</text:p>
      <text:p text:style-name="Preformatted_20_Text"><text:soft-page-break/>boo</text:p>
      <text:p text:style-name="Preformatted_20_Text">liveprodownloads</text:p>
      <text:p text:style-name="Preformatted_20_Text">juli</text:p>
      <text:p text:style-name="Preformatted_20_Text">newmediadownloads</text:p>
      <text:p text:style-name="Preformatted_20_Text">bestmediafilesinc</text:p>
      <text:p text:style-name="Preformatted_20_Text">freeprodm</text:p>
      <text:p text:style-name="Preformatted_20_Text">gotcha</text:p>
      <text:p text:style-name="Preformatted_20_Text">searchmediafiles</text:p>
      <text:p text:style-name="Preformatted_20_Text">lien</text:p>
      <text:p text:style-name="Preformatted_20_Text">dreamteam</text:p>
      <text:p text:style-name="Preformatted_20_Text">lilo</text:p>
      <text:p text:style-name="Preformatted_20_Text">wsc</text:p>
      <text:p text:style-name="Preformatted_20_Text">sysmon</text:p>
      <text:p text:style-name="Preformatted_20_Text">rbt</text:p>
      <text:p text:style-name="Preformatted_20_Text">resolver</text:p>
      <text:p text:style-name="Preformatted_20_Text">loli</text:p>
      <text:p text:style-name="Preformatted_20_Text">www.mt</text:p>
      <text:p text:style-name="Preformatted_20_Text">staf</text:p>
      <text:p text:style-name="Preformatted_20_Text">garant</text:p>
      <text:p text:style-name="Preformatted_20_Text">findthiscodecs</text:p>
      <text:p text:style-name="Preformatted_20_Text">clienti</text:p>
      <text:p text:style-name="Preformatted_20_Text">way</text:p>
      <text:p text:style-name="Preformatted_20_Text">fastprodm</text:p>
      <text:p text:style-name="Preformatted_20_Text">pronto</text:p>
      <text:p text:style-name="Preformatted_20_Text">champion</text:p>
      <text:p text:style-name="Preformatted_20_Text">terms</text:p>
      <text:p text:style-name="Preformatted_20_Text">data3</text:p>
      <text:p text:style-name="Preformatted_20_Text">www.global</text:p>
      <text:p text:style-name="Preformatted_20_Text">pr2</text:p>
      <text:p text:style-name="Preformatted_20_Text">callback</text:p>
      <text:p text:style-name="Preformatted_20_Text">sede</text:p>
      <text:p text:style-name="Preformatted_20_Text">erbium</text:p>
      <text:p text:style-name="Preformatted_20_Text">madmax</text:p>
      <text:p text:style-name="Preformatted_20_Text">ku</text:p>
      <text:p text:style-name="Preformatted_20_Text">nono</text:p>
      <text:p text:style-name="Preformatted_20_Text">pkg</text:p>
      <text:p text:style-name="Preformatted_20_Text">formula1</text:p>
      <text:p text:style-name="Preformatted_20_Text">vodafone</text:p>
      <text:p text:style-name="Preformatted_20_Text">www.11</text:p>
      <text:p text:style-name="Preformatted_20_Text">evision</text:p>
      <text:p text:style-name="Preformatted_20_Text">cp01</text:p>
      <text:p text:style-name="Preformatted_20_Text">cosme</text:p>
      <text:p text:style-name="Preformatted_20_Text">darkness</text:p>
      <text:p text:style-name="Preformatted_20_Text">www.kursk</text:p>
      <text:p text:style-name="Preformatted_20_Text">opportunity</text:p>
      <text:p text:style-name="Preformatted_20_Text">webdisk.joomla</text:p>
      <text:p text:style-name="Preformatted_20_Text">www.zabbix</text:p>
      <text:p text:style-name="Preformatted_20_Text">raja</text:p>
      <text:p text:style-name="Preformatted_20_Text">dumbo</text:p>
      <text:p text:style-name="Preformatted_20_Text">sogo</text:p>
      <text:p text:style-name="Preformatted_20_Text">xfiles</text:p>
      <text:p text:style-name="Preformatted_20_Text">antispam2</text:p>
      <text:p text:style-name="Preformatted_20_Text">clover</text:p>
      <text:p text:style-name="Preformatted_20_Text">freemediamanager</text:p>
      <text:p text:style-name="Preformatted_20_Text">webdisk.blogs</text:p>
      <text:p text:style-name="Preformatted_20_Text">autoconfig.blogs</text:p>
      <text:p text:style-name="Preformatted_20_Text">marcopolo</text:p>
      <text:p text:style-name="Preformatted_20_Text">autodiscover.blogs</text:p>
      <text:p text:style-name="Preformatted_20_Text">sierra</text:p>
      <text:p text:style-name="Preformatted_20_Text">filer</text:p>
      <text:p text:style-name="Preformatted_20_Text">dana</text:p>
      <text:p text:style-name="Preformatted_20_Text">happiness</text:p>
      <text:p text:style-name="Preformatted_20_Text">webconnect</text:p>
      <text:p text:style-name="Preformatted_20_Text">icp</text:p>
      <text:p text:style-name="Preformatted_20_Text"><text:soft-page-break/>www.zp</text:p>
      <text:p text:style-name="Preformatted_20_Text">shanti</text:p>
      <text:p text:style-name="Preformatted_20_Text">superdigitaldm</text:p>
      <text:p text:style-name="Preformatted_20_Text">mynewcodecs</text:p>
      <text:p text:style-name="Preformatted_20_Text">www.notes</text:p>
      <text:p text:style-name="Preformatted_20_Text">webapi</text:p>
      <text:p text:style-name="Preformatted_20_Text">easyprodm</text:p>
      <text:p text:style-name="Preformatted_20_Text">webconference</text:p>
      <text:p text:style-name="Preformatted_20_Text">astrahan</text:p>
      <text:p text:style-name="Preformatted_20_Text">taos</text:p>
      <text:p text:style-name="Preformatted_20_Text">promociones</text:p>
      <text:p text:style-name="Preformatted_20_Text">supermediadownloads</text:p>
      <text:p text:style-name="Preformatted_20_Text">www-staging</text:p>
      <text:p text:style-name="Preformatted_20_Text">dickson</text:p>
      <text:p text:style-name="Preformatted_20_Text">livemediamanager</text:p>
      <text:p text:style-name="Preformatted_20_Text">newdigitaldm</text:p>
      <text:p text:style-name="Preformatted_20_Text">kostroma</text:p>
      <text:p text:style-name="Preformatted_20_Text">777</text:p>
      <text:p text:style-name="Preformatted_20_Text">jpk</text:p>
      <text:p text:style-name="Preformatted_20_Text">ldap-test</text:p>
      <text:p text:style-name="Preformatted_20_Text">megadigitaldm</text:p>
      <text:p text:style-name="Preformatted_20_Text">logan</text:p>
      <text:p text:style-name="Preformatted_20_Text">airsoft</text:p>
      <text:p text:style-name="Preformatted_20_Text">fastmediacodecs</text:p>
      <text:p text:style-name="Preformatted_20_Text">teal</text:p>
      <text:p text:style-name="Preformatted_20_Text">ipam</text:p>
      <text:p text:style-name="Preformatted_20_Text">advanced</text:p>
      <text:p text:style-name="Preformatted_20_Text">app7</text:p>
      <text:p text:style-name="Preformatted_20_Text">switch2</text:p>
      <text:p text:style-name="Preformatted_20_Text">hidden</text:p>
      <text:p text:style-name="Preformatted_20_Text">united</text:p>
      <text:p text:style-name="Preformatted_20_Text">underdog</text:p>
      <text:p text:style-name="Preformatted_20_Text">yaya</text:p>
      <text:p text:style-name="Preformatted_20_Text">www.system</text:p>
      <text:p text:style-name="Preformatted_20_Text">pwa</text:p>
      <text:p text:style-name="Preformatted_20_Text">lib1</text:p>
      <text:p text:style-name="Preformatted_20_Text">finder</text:p>
      <text:p text:style-name="Preformatted_20_Text">yoga</text:p>
      <text:p text:style-name="Preformatted_20_Text">lz</text:p>
      <text:p text:style-name="Preformatted_20_Text">www.podcast</text:p>
      <text:p text:style-name="Preformatted_20_Text">hobbes</text:p>
      <text:p text:style-name="Preformatted_20_Text">hani</text:p>
      <text:p text:style-name="Preformatted_20_Text">findmymediafileinc</text:p>
      <text:p text:style-name="Preformatted_20_Text">york</text:p>
      <text:p text:style-name="Preformatted_20_Text">bars</text:p>
      <text:p text:style-name="Preformatted_20_Text">www.fx</text:p>
      <text:p text:style-name="Preformatted_20_Text">skoda</text:p>
      <text:p text:style-name="Preformatted_20_Text">mysql02</text:p>
      <text:p text:style-name="Preformatted_20_Text">nueva</text:p>
      <text:p text:style-name="Preformatted_20_Text">tyler</text:p>
      <text:p text:style-name="Preformatted_20_Text">pdm</text:p>
      <text:p text:style-name="Preformatted_20_Text">wander</text:p>
      <text:p text:style-name="Preformatted_20_Text">ns00</text:p>
      <text:p text:style-name="Preformatted_20_Text">fastdigitaldm</text:p>
      <text:p text:style-name="Preformatted_20_Text">valencia</text:p>
      <text:p text:style-name="Preformatted_20_Text">dar</text:p>
      <text:p text:style-name="Preformatted_20_Text">mns</text:p>
      <text:p text:style-name="Preformatted_20_Text">easypromanager</text:p>
      <text:p text:style-name="Preformatted_20_Text">www.afisha</text:p>
      <text:p text:style-name="Preformatted_20_Text">megapromanager</text:p>
      <text:p text:style-name="Preformatted_20_Text">fastprocodecs</text:p>
      <text:p text:style-name="Preformatted_20_Text">superdigitalmanager</text:p>
      <text:p text:style-name="Preformatted_20_Text">synd</text:p>
      <text:p text:style-name="Preformatted_20_Text">wes</text:p>
      <text:p text:style-name="Preformatted_20_Text"><text:soft-page-break/>surabaya</text:p>
      <text:p text:style-name="Preformatted_20_Text">comcast</text:p>
      <text:p text:style-name="Preformatted_20_Text">demo14</text:p>
      <text:p text:style-name="Preformatted_20_Text">bestmediafileinc</text:p>
      <text:p text:style-name="Preformatted_20_Text">mouse</text:p>
      <text:p text:style-name="Preformatted_20_Text">profesionales</text:p>
      <text:p text:style-name="Preformatted_20_Text">xgb</text:p>
      <text:p text:style-name="Preformatted_20_Text">real-estate</text:p>
      <text:p text:style-name="Preformatted_20_Text">tad</text:p>
      <text:p text:style-name="Preformatted_20_Text">rl</text:p>
      <text:p text:style-name="Preformatted_20_Text">recreation</text:p>
      <text:p text:style-name="Preformatted_20_Text">www.cz</text:p>
      <text:p text:style-name="Preformatted_20_Text">dmc</text:p>
      <text:p text:style-name="Preformatted_20_Text">bestdeal</text:p>
      <text:p text:style-name="Preformatted_20_Text">fastpromanager</text:p>
      <text:p text:style-name="Preformatted_20_Text">frey</text:p>
      <text:p text:style-name="Preformatted_20_Text">eldorado</text:p>
      <text:p text:style-name="Preformatted_20_Text">pepsi</text:p>
      <text:p text:style-name="Preformatted_20_Text">dmg</text:p>
      <text:p text:style-name="Preformatted_20_Text">oldman</text:p>
      <text:p text:style-name="Preformatted_20_Text">merak</text:p>
      <text:p text:style-name="Preformatted_20_Text">www.planet</text:p>
      <text:p text:style-name="Preformatted_20_Text">raw</text:p>
      <text:p text:style-name="Preformatted_20_Text">livedigitalcodecs</text:p>
      <text:p text:style-name="Preformatted_20_Text">marta</text:p>
      <text:p text:style-name="Preformatted_20_Text">findmediafileinc</text:p>
      <text:p text:style-name="Preformatted_20_Text">megadigitaldownloads</text:p>
      <text:p text:style-name="Preformatted_20_Text">sft</text:p>
      <text:p text:style-name="Preformatted_20_Text">findmediafilesinc</text:p>
      <text:p text:style-name="Preformatted_20_Text">hotlivecodecs</text:p>
      <text:p text:style-name="Preformatted_20_Text">www.musica</text:p>
      <text:p text:style-name="Preformatted_20_Text">mtn</text:p>
      <text:p text:style-name="Preformatted_20_Text">gondor</text:p>
      <text:p text:style-name="Preformatted_20_Text">spy</text:p>
      <text:p text:style-name="Preformatted_20_Text">www.dz</text:p>
      <text:p text:style-name="Preformatted_20_Text">pdb</text:p>
      <text:p text:style-name="Preformatted_20_Text">cracker</text:p>
      <text:p text:style-name="Preformatted_20_Text">www.digital</text:p>
      <text:p text:style-name="Preformatted_20_Text">downloadhdcodecs</text:p>
      <text:p text:style-name="Preformatted_20_Text">freepromanager</text:p>
      <text:p text:style-name="Preformatted_20_Text">warrior</text:p>
      <text:p text:style-name="Preformatted_20_Text">bestthiscodecs</text:p>
      <text:p text:style-name="Preformatted_20_Text">searchmediafileinc</text:p>
      <text:p text:style-name="Preformatted_20_Text">mailmx</text:p>
      <text:p text:style-name="Preformatted_20_Text">www.mini</text:p>
      <text:p text:style-name="Preformatted_20_Text">www.kiev</text:p>
      <text:p text:style-name="Preformatted_20_Text">kizuna</text:p>
      <text:p text:style-name="Preformatted_20_Text">enjoylivecodecs</text:p>
      <text:p text:style-name="Preformatted_20_Text">mmedia</text:p>
      <text:p text:style-name="Preformatted_20_Text">idefix</text:p>
      <text:p text:style-name="Preformatted_20_Text">searchmediacodecs</text:p>
      <text:p text:style-name="Preformatted_20_Text">rdg</text:p>
      <text:p text:style-name="Preformatted_20_Text">pigeon</text:p>
      <text:p text:style-name="Preformatted_20_Text">webdisk.testing</text:p>
      <text:p text:style-name="Preformatted_20_Text">searchfreecodecs</text:p>
      <text:p text:style-name="Preformatted_20_Text">eb</text:p>
      <text:p text:style-name="Preformatted_20_Text">enjoymediafilesinc</text:p>
      <text:p text:style-name="Preformatted_20_Text">fit</text:p>
      <text:p text:style-name="Preformatted_20_Text">telefon</text:p>
      <text:p text:style-name="Preformatted_20_Text">points</text:p>
      <text:p text:style-name="Preformatted_20_Text">pla</text:p>
      <text:p text:style-name="Preformatted_20_Text">eli</text:p>
      <text:p text:style-name="Preformatted_20_Text">freedigitaldownloads</text:p>
      <text:p text:style-name="Preformatted_20_Text">paranormal</text:p>
      <text:p text:style-name="Preformatted_20_Text"><text:soft-page-break/>ms4</text:p>
      <text:p text:style-name="Preformatted_20_Text">hotdigitalcodecs</text:p>
      <text:p text:style-name="Preformatted_20_Text">awa</text:p>
      <text:p text:style-name="Preformatted_20_Text">jesse</text:p>
      <text:p text:style-name="Preformatted_20_Text">enjoymediafiles</text:p>
      <text:p text:style-name="Preformatted_20_Text">limited</text:p>
      <text:p text:style-name="Preformatted_20_Text">sgw</text:p>
      <text:p text:style-name="Preformatted_20_Text">12345</text:p>
      <text:p text:style-name="Preformatted_20_Text">worldwide</text:p>
      <text:p text:style-name="Preformatted_20_Text">aga</text:p>
      <text:p text:style-name="Preformatted_20_Text">getlivecodecs</text:p>
      <text:p text:style-name="Preformatted_20_Text">www.gb</text:p>
      <text:p text:style-name="Preformatted_20_Text">www.he</text:p>
      <text:p text:style-name="Preformatted_20_Text">findnewcodecs</text:p>
      <text:p text:style-name="Preformatted_20_Text">easymediadownloads</text:p>
      <text:p text:style-name="Preformatted_20_Text">connection</text:p>
      <text:p text:style-name="Preformatted_20_Text">ns2.hosting</text:p>
      <text:p text:style-name="Preformatted_20_Text">gucci</text:p>
      <text:p text:style-name="Preformatted_20_Text">ns1.hosting</text:p>
      <text:p text:style-name="Preformatted_20_Text">www.rc</text:p>
      <text:p text:style-name="Preformatted_20_Text">mojo</text:p>
      <text:p text:style-name="Preformatted_20_Text">freya</text:p>
      <text:p text:style-name="Preformatted_20_Text">timeline</text:p>
      <text:p text:style-name="Preformatted_20_Text">signal</text:p>
      <text:p text:style-name="Preformatted_20_Text">met</text:p>
      <text:p text:style-name="Preformatted_20_Text">pmt</text:p>
      <text:p text:style-name="Preformatted_20_Text">uk2</text:p>
      <text:p text:style-name="Preformatted_20_Text">www.expo</text:p>
      <text:p text:style-name="Preformatted_20_Text">hasan</text:p>
      <text:p text:style-name="Preformatted_20_Text">rambo</text:p>
      <text:p text:style-name="Preformatted_20_Text">eca</text:p>
      <text:p text:style-name="Preformatted_20_Text">mylivecodecs</text:p>
      <text:p text:style-name="Preformatted_20_Text">poisk</text:p>
      <text:p text:style-name="Preformatted_20_Text">fasthdcodecs</text:p>
      <text:p text:style-name="Preformatted_20_Text">s233</text:p>
      <text:p text:style-name="Preformatted_20_Text">s236</text:p>
      <text:p text:style-name="Preformatted_20_Text">apk</text:p>
      <text:p text:style-name="Preformatted_20_Text">menu</text:p>
      <text:p text:style-name="Preformatted_20_Text">skipper</text:p>
      <text:p text:style-name="Preformatted_20_Text">s237</text:p>
      <text:p text:style-name="Preformatted_20_Text">twins</text:p>
      <text:p text:style-name="Preformatted_20_Text">s239</text:p>
      <text:p text:style-name="Preformatted_20_Text">mgm</text:p>
      <text:p text:style-name="Preformatted_20_Text">eski</text:p>
      <text:p text:style-name="Preformatted_20_Text">grass</text:p>
      <text:p text:style-name="Preformatted_20_Text">starlight</text:p>
      <text:p text:style-name="Preformatted_20_Text">ns2b</text:p>
      <text:p text:style-name="Preformatted_20_Text">www.rent</text:p>
      <text:p text:style-name="Preformatted_20_Text">ismail</text:p>
      <text:p text:style-name="Preformatted_20_Text">echelon</text:p>
      <text:p text:style-name="Preformatted_20_Text">kitten</text:p>
      <text:p text:style-name="Preformatted_20_Text">bollywood</text:p>
      <text:p text:style-name="Preformatted_20_Text">enjoymediafileinc</text:p>
      <text:p text:style-name="Preformatted_20_Text">fastdigitalcodecs</text:p>
      <text:p text:style-name="Preformatted_20_Text">downloaddigitaldm</text:p>
      <text:p text:style-name="Preformatted_20_Text">downloadprocodecs</text:p>
      <text:p text:style-name="Preformatted_20_Text">motion</text:p>
      <text:p text:style-name="Preformatted_20_Text">pax</text:p>
      <text:p text:style-name="Preformatted_20_Text">lalala</text:p>
      <text:p text:style-name="Preformatted_20_Text">livemediadownloads</text:p>
      <text:p text:style-name="Preformatted_20_Text">jonathan</text:p>
      <text:p text:style-name="Preformatted_20_Text">arcturus</text:p>
      <text:p text:style-name="Preformatted_20_Text">www.poker</text:p>
      <text:p text:style-name="Preformatted_20_Text">s238</text:p>
      <text:p text:style-name="Preformatted_20_Text"><text:soft-page-break/>newshop</text:p>
      <text:p text:style-name="Preformatted_20_Text">bonjour</text:p>
      <text:p text:style-name="Preformatted_20_Text">accent</text:p>
      <text:p text:style-name="Preformatted_20_Text">win14</text:p>
      <text:p text:style-name="Preformatted_20_Text">encore</text:p>
      <text:p text:style-name="Preformatted_20_Text">raphael</text:p>
      <text:p text:style-name="Preformatted_20_Text">downloadprodownloads</text:p>
      <text:p text:style-name="Preformatted_20_Text">tarik</text:p>
      <text:p text:style-name="Preformatted_20_Text">donkey</text:p>
      <text:p text:style-name="Preformatted_20_Text">findmediacodecs</text:p>
      <text:p text:style-name="Preformatted_20_Text">hudson</text:p>
      <text:p text:style-name="Preformatted_20_Text">freedigitaldm</text:p>
      <text:p text:style-name="Preformatted_20_Text">bauer</text:p>
      <text:p text:style-name="Preformatted_20_Text">newprodownloads</text:p>
      <text:p text:style-name="Preformatted_20_Text">safari</text:p>
      <text:p text:style-name="Preformatted_20_Text">advokat</text:p>
      <text:p text:style-name="Preformatted_20_Text">hotmediacodecs</text:p>
      <text:p text:style-name="Preformatted_20_Text">mfr</text:p>
      <text:p text:style-name="Preformatted_20_Text">bubba</text:p>
      <text:p text:style-name="Preformatted_20_Text">easydigitalmanager</text:p>
      <text:p text:style-name="Preformatted_20_Text">api-dev</text:p>
      <text:p text:style-name="Preformatted_20_Text">qa-partner-portal</text:p>
      <text:p text:style-name="Preformatted_20_Text">freeprocodecs</text:p>
      <text:p text:style-name="Preformatted_20_Text">ilearn</text:p>
      <text:p text:style-name="Preformatted_20_Text">livehdcodecs</text:p>
      <text:p text:style-name="Preformatted_20_Text">plusone</text:p>
      <text:p text:style-name="Preformatted_20_Text">newhdcodecs</text:p>
      <text:p text:style-name="Preformatted_20_Text">thelivecodecs</text:p>
      <text:p text:style-name="Preformatted_20_Text">brisbane</text:p>
      <text:p text:style-name="Preformatted_20_Text">midas</text:p>
      <text:p text:style-name="Preformatted_20_Text">newdigitaldownloads</text:p>
      <text:p text:style-name="Preformatted_20_Text">fantasia</text:p>
      <text:p text:style-name="Preformatted_20_Text">tas</text:p>
      <text:p text:style-name="Preformatted_20_Text">superprodm</text:p>
      <text:p text:style-name="Preformatted_20_Text">devon</text:p>
      <text:p text:style-name="Preformatted_20_Text">blaze</text:p>
      <text:p text:style-name="Preformatted_20_Text">findmediafile</text:p>
      <text:p text:style-name="Preformatted_20_Text">easydigitaldownloads</text:p>
      <text:p text:style-name="Preformatted_20_Text">downloaddigitalcodecs</text:p>
      <text:p text:style-name="Preformatted_20_Text">findmymediafile</text:p>
      <text:p text:style-name="Preformatted_20_Text">livedigitalmanager</text:p>
      <text:p text:style-name="Preformatted_20_Text">kw</text:p>
      <text:p text:style-name="Preformatted_20_Text">enq</text:p>
      <text:p text:style-name="Preformatted_20_Text">downloadmediamanager</text:p>
      <text:p text:style-name="Preformatted_20_Text">origami</text:p>
      <text:p text:style-name="Preformatted_20_Text">www.lipetsk</text:p>
      <text:p text:style-name="Preformatted_20_Text">mongo</text:p>
      <text:p text:style-name="Preformatted_20_Text">swallow</text:p>
      <text:p text:style-name="Preformatted_20_Text">emotion</text:p>
      <text:p text:style-name="Preformatted_20_Text">megaprodm</text:p>
      <text:p text:style-name="Preformatted_20_Text">qarvip</text:p>
      <text:p text:style-name="Preformatted_20_Text">am1</text:p>
      <text:p text:style-name="Preformatted_20_Text">getdigitalcodecs</text:p>
      <text:p text:style-name="Preformatted_20_Text">www.star</text:p>
      <text:p text:style-name="Preformatted_20_Text">brother</text:p>
      <text:p text:style-name="Preformatted_20_Text">searchnewcodecs</text:p>
      <text:p text:style-name="Preformatted_20_Text">infotech</text:p>
      <text:p text:style-name="Preformatted_20_Text">performance</text:p>
      <text:p text:style-name="Preformatted_20_Text">newpromanager</text:p>
      <text:p text:style-name="Preformatted_20_Text">enjoymediacodecs</text:p>
      <text:p text:style-name="Preformatted_20_Text">honduras</text:p>
      <text:p text:style-name="Preformatted_20_Text">eowyn</text:p>
      <text:p text:style-name="Preformatted_20_Text">qa-verio-portal</text:p>
      <text:p text:style-name="Preformatted_20_Text">www.insight</text:p>
      <text:p text:style-name="Preformatted_20_Text"><text:soft-page-break/>www.script</text:p>
      <text:p text:style-name="Preformatted_20_Text">proxy01</text:p>
      <text:p text:style-name="Preformatted_20_Text">baron</text:p>
      <text:p text:style-name="Preformatted_20_Text">kif</text:p>
      <text:p text:style-name="Preformatted_20_Text">freemediacodecs</text:p>
      <text:p text:style-name="Preformatted_20_Text">jurnal</text:p>
      <text:p text:style-name="Preformatted_20_Text">google1</text:p>
      <text:p text:style-name="Preformatted_20_Text">hotfreecodecs</text:p>
      <text:p text:style-name="Preformatted_20_Text">livemediadm</text:p>
      <text:p text:style-name="Preformatted_20_Text">cheboksary</text:p>
      <text:p text:style-name="Preformatted_20_Text">www.multimedia</text:p>
      <text:p text:style-name="Preformatted_20_Text">webapps2</text:p>
      <text:p text:style-name="Preformatted_20_Text">win17</text:p>
      <text:p text:style-name="Preformatted_20_Text">hannah</text:p>
      <text:p text:style-name="Preformatted_20_Text">www.rostov</text:p>
      <text:p text:style-name="Preformatted_20_Text">entrepreneurs</text:p>
      <text:p text:style-name="Preformatted_20_Text">www.mag</text:p>
      <text:p text:style-name="Preformatted_20_Text">tarot</text:p>
      <text:p text:style-name="Preformatted_20_Text">findlivecodecs</text:p>
      <text:p text:style-name="Preformatted_20_Text">rambler</text:p>
      <text:p text:style-name="Preformatted_20_Text">win16</text:p>
      <text:p text:style-name="Preformatted_20_Text">iridium</text:p>
      <text:p text:style-name="Preformatted_20_Text">win18</text:p>
      <text:p text:style-name="Preformatted_20_Text">www.al</text:p>
      <text:p text:style-name="Preformatted_20_Text">enjoyfreecodecs</text:p>
      <text:p text:style-name="Preformatted_20_Text">inform</text:p>
      <text:p text:style-name="Preformatted_20_Text">trackit</text:p>
      <text:p text:style-name="Preformatted_20_Text">asher</text:p>
      <text:p text:style-name="Preformatted_20_Text">www.sd</text:p>
      <text:p text:style-name="Preformatted_20_Text">secmail</text:p>
      <text:p text:style-name="Preformatted_20_Text">qa.legacy</text:p>
      <text:p text:style-name="Preformatted_20_Text">superpromanager</text:p>
      <text:p text:style-name="Preformatted_20_Text">mobiledev</text:p>
      <text:p text:style-name="Preformatted_20_Text">prod.tools</text:p>
      <text:p text:style-name="Preformatted_20_Text">prod.new</text:p>
      <text:p text:style-name="Preformatted_20_Text">www.newyork</text:p>
      <text:p text:style-name="Preformatted_20_Text">rejestracja</text:p>
      <text:p text:style-name="Preformatted_20_Text">enjoycodecs</text:p>
      <text:p text:style-name="Preformatted_20_Text">132</text:p>
      <text:p text:style-name="Preformatted_20_Text">searchthiscodecs</text:p>
      <text:p text:style-name="Preformatted_20_Text">ferry</text:p>
      <text:p text:style-name="Preformatted_20_Text">findcodecs</text:p>
      <text:p text:style-name="Preformatted_20_Text">cwcx</text:p>
      <text:p text:style-name="Preformatted_20_Text">findmediafiles</text:p>
      <text:p text:style-name="Preformatted_20_Text">susan</text:p>
      <text:p text:style-name="Preformatted_20_Text">www.dashboard</text:p>
      <text:p text:style-name="Preformatted_20_Text">insomnia</text:p>
      <text:p text:style-name="Preformatted_20_Text">hotnewcodecs</text:p>
      <text:p text:style-name="Preformatted_20_Text">ocadmin</text:p>
      <text:p text:style-name="Preformatted_20_Text">cfd</text:p>
      <text:p text:style-name="Preformatted_20_Text">bestnewcodecs</text:p>
      <text:p text:style-name="Preformatted_20_Text">coder</text:p>
      <text:p text:style-name="Preformatted_20_Text">porter</text:p>
      <text:p text:style-name="Preformatted_20_Text">superdigitaldownloads</text:p>
      <text:p text:style-name="Preformatted_20_Text">sep</text:p>
      <text:p text:style-name="Preformatted_20_Text">getfreecodecs</text:p>
      <text:p text:style-name="Preformatted_20_Text">blood</text:p>
      <text:p text:style-name="Preformatted_20_Text">bestmediacodecs</text:p>
      <text:p text:style-name="Preformatted_20_Text">supermediadm</text:p>
      <text:p text:style-name="Preformatted_20_Text">downloadmediadownloads</text:p>
      <text:p text:style-name="Preformatted_20_Text">theone</text:p>
      <text:p text:style-name="Preformatted_20_Text">kpi</text:p>
      <text:p text:style-name="Preformatted_20_Text">netman</text:p>
      <text:p text:style-name="Preformatted_20_Text">epic</text:p>
      <text:p text:style-name="Preformatted_20_Text"><text:soft-page-break/>searchmediafile</text:p>
      <text:p text:style-name="Preformatted_20_Text">fastmediadownloads</text:p>
      <text:p text:style-name="Preformatted_20_Text">prospect</text:p>
      <text:p text:style-name="Preformatted_20_Text">matilda</text:p>
      <text:p text:style-name="Preformatted_20_Text">ronaldo</text:p>
      <text:p text:style-name="Preformatted_20_Text">enjoynewcodecs</text:p>
      <text:p text:style-name="Preformatted_20_Text">love1</text:p>
      <text:p text:style-name="Preformatted_20_Text">myfreecodecs</text:p>
      <text:p text:style-name="Preformatted_20_Text">esxi03</text:p>
      <text:p text:style-name="Preformatted_20_Text">shire</text:p>
      <text:p text:style-name="Preformatted_20_Text">esxi02</text:p>
      <text:p text:style-name="Preformatted_20_Text">esxi01</text:p>
      <text:p text:style-name="Preformatted_20_Text">old-www</text:p>
      <text:p text:style-name="Preformatted_20_Text">geronimo</text:p>
      <text:p text:style-name="Preformatted_20_Text">configurator</text:p>
      <text:p text:style-name="Preformatted_20_Text">downloadprodm</text:p>
      <text:p text:style-name="Preformatted_20_Text">www.zoo</text:p>
      <text:p text:style-name="Preformatted_20_Text">getnewcodecs</text:p>
      <text:p text:style-name="Preformatted_20_Text">pepito</text:p>
      <text:p text:style-name="Preformatted_20_Text">of</text:p>
      <text:p text:style-name="Preformatted_20_Text">fo</text:p>
      <text:p text:style-name="Preformatted_20_Text">wms1</text:p>
      <text:p text:style-name="Preformatted_20_Text">newmediamanager</text:p>
      <text:p text:style-name="Preformatted_20_Text">island</text:p>
      <text:p text:style-name="Preformatted_20_Text">mensa</text:p>
      <text:p text:style-name="Preformatted_20_Text">challenger</text:p>
      <text:p text:style-name="Preformatted_20_Text">www.ds</text:p>
      <text:p text:style-name="Preformatted_20_Text">www.stiri</text:p>
      <text:p text:style-name="Preformatted_20_Text">findmymediafilesinc</text:p>
      <text:p text:style-name="Preformatted_20_Text">centre</text:p>
      <text:p text:style-name="Preformatted_20_Text">chaplin</text:p>
      <text:p text:style-name="Preformatted_20_Text">onlyone</text:p>
      <text:p text:style-name="Preformatted_20_Text">malcolm</text:p>
      <text:p text:style-name="Preformatted_20_Text">thedigitalcodecs</text:p>
      <text:p text:style-name="Preformatted_20_Text">easyprodownloads</text:p>
      <text:p text:style-name="Preformatted_20_Text">cra</text:p>
      <text:p text:style-name="Preformatted_20_Text">members3</text:p>
      <text:p text:style-name="Preformatted_20_Text">members1</text:p>
      <text:p text:style-name="Preformatted_20_Text">lookatme</text:p>
      <text:p text:style-name="Preformatted_20_Text">mailbackup</text:p>
      <text:p text:style-name="Preformatted_20_Text">test07</text:p>
      <text:p text:style-name="Preformatted_20_Text">getcodecs</text:p>
      <text:p text:style-name="Preformatted_20_Text">downloadmediacodecs</text:p>
      <text:p text:style-name="Preformatted_20_Text">copper</text:p>
      <text:p text:style-name="Preformatted_20_Text">group4</text:p>
      <text:p text:style-name="Preformatted_20_Text">ginza</text:p>
      <text:p text:style-name="Preformatted_20_Text">dsf</text:p>
      <text:p text:style-name="Preformatted_20_Text">concurso</text:p>
      <text:p text:style-name="Preformatted_20_Text">bright</text:p>
      <text:p text:style-name="Preformatted_20_Text">irc2</text:p>
      <text:p text:style-name="Preformatted_20_Text">delhi</text:p>
      <text:p text:style-name="Preformatted_20_Text">ground</text:p>
      <text:p text:style-name="Preformatted_20_Text">sdp</text:p>
      <text:p text:style-name="Preformatted_20_Text">raspberry</text:p>
      <text:p text:style-name="Preformatted_20_Text">newmediadm</text:p>
      <text:p text:style-name="Preformatted_20_Text">legendary</text:p>
      <text:p text:style-name="Preformatted_20_Text">why</text:p>
      <text:p text:style-name="Preformatted_20_Text">karina</text:p>
      <text:p text:style-name="Preformatted_20_Text">ganesha</text:p>
      <text:p text:style-name="Preformatted_20_Text">liveprodm</text:p>
      <text:p text:style-name="Preformatted_20_Text">enjoydigitalcodecs</text:p>
      <text:p text:style-name="Preformatted_20_Text">d10</text:p>
      <text:p text:style-name="Preformatted_20_Text">trevor</text:p>
      <text:p text:style-name="Preformatted_20_Text">tri</text:p>
      <text:p text:style-name="Preformatted_20_Text"><text:soft-page-break/>bestmediafile</text:p>
      <text:p text:style-name="Preformatted_20_Text">czat</text:p>
      <text:p text:style-name="Preformatted_20_Text">bestcodecs</text:p>
      <text:p text:style-name="Preformatted_20_Text">azrael</text:p>
      <text:p text:style-name="Preformatted_20_Text">twinkle</text:p>
      <text:p text:style-name="Preformatted_20_Text">josh</text:p>
      <text:p text:style-name="Preformatted_20_Text">lvs1</text:p>
      <text:p text:style-name="Preformatted_20_Text">laos</text:p>
      <text:p text:style-name="Preformatted_20_Text">downloaddigitalmanager</text:p>
      <text:p text:style-name="Preformatted_20_Text">spo</text:p>
      <text:p text:style-name="Preformatted_20_Text">thefreecodecs</text:p>
      <text:p text:style-name="Preformatted_20_Text">www.pos</text:p>
      <text:p text:style-name="Preformatted_20_Text">autodiscover.stage</text:p>
      <text:p text:style-name="Preformatted_20_Text">mta01-40-auultimo</text:p>
      <text:p text:style-name="Preformatted_20_Text">mta02-60-auultimo</text:p>
      <text:p text:style-name="Preformatted_20_Text">mta01-bpo-80-auultimo</text:p>
      <text:p text:style-name="Preformatted_20_Text">mta02-bpo-80-auultimo</text:p>
      <text:p text:style-name="Preformatted_20_Text">mta01-50-auultimo</text:p>
      <text:p text:style-name="Preformatted_20_Text">adriana</text:p>
      <text:p text:style-name="Preformatted_20_Text">mta02-70-auultimo</text:p>
      <text:p text:style-name="Preformatted_20_Text">dcm</text:p>
      <text:p text:style-name="Preformatted_20_Text">mta01-bpo-10-auultimo</text:p>
      <text:p text:style-name="Preformatted_20_Text">nts</text:p>
      <text:p text:style-name="Preformatted_20_Text">ip5</text:p>
      <text:p text:style-name="Preformatted_20_Text">mta02-bpo-10-auultimo</text:p>
      <text:p text:style-name="Preformatted_20_Text">billing1</text:p>
      <text:p text:style-name="Preformatted_20_Text">mta01-bpo-90-auultimo</text:p>
      <text:p text:style-name="Preformatted_20_Text">mta02-bpo-90-auultimo</text:p>
      <text:p text:style-name="Preformatted_20_Text">mta01-60-auultimo</text:p>
      <text:p text:style-name="Preformatted_20_Text">mta02-80-auultimo</text:p>
      <text:p text:style-name="Preformatted_20_Text">mta01-bpo-20-auultimo</text:p>
      <text:p text:style-name="Preformatted_20_Text">mta02-bpo-20-auultimo</text:p>
      <text:p text:style-name="Preformatted_20_Text">mta01-70-auultimo</text:p>
      <text:p text:style-name="Preformatted_20_Text">mta02-90-auultimo</text:p>
      <text:p text:style-name="Preformatted_20_Text">autoconfig.stage</text:p>
      <text:p text:style-name="Preformatted_20_Text">fastdigitalmanager</text:p>
      <text:p text:style-name="Preformatted_20_Text">citroen</text:p>
      <text:p text:style-name="Preformatted_20_Text">popcorn</text:p>
      <text:p text:style-name="Preformatted_20_Text">mta01-bpo-30-auultimo</text:p>
      <text:p text:style-name="Preformatted_20_Text">crm1</text:p>
      <text:p text:style-name="Preformatted_20_Text">memberold</text:p>
      <text:p text:style-name="Preformatted_20_Text">mta02-bpo-30-auultimo</text:p>
      <text:p text:style-name="Preformatted_20_Text">mta02-20-auultimo</text:p>
      <text:p text:style-name="Preformatted_20_Text">mta01-80-auultimo</text:p>
      <text:p text:style-name="Preformatted_20_Text">mta01-bpo-40-auultimo</text:p>
      <text:p text:style-name="Preformatted_20_Text">intro</text:p>
      <text:p text:style-name="Preformatted_20_Text">iq</text:p>
      <text:p text:style-name="Preformatted_20_Text">mta02-bpo-40-auultimo</text:p>
      <text:p text:style-name="Preformatted_20_Text">mta01-10-auultimo</text:p>
      <text:p text:style-name="Preformatted_20_Text">mta02-30-auultimo</text:p>
      <text:p text:style-name="Preformatted_20_Text">rk</text:p>
      <text:p text:style-name="Preformatted_20_Text">mta01-90-auultimo</text:p>
      <text:p text:style-name="Preformatted_20_Text">mta02-10-auultimo</text:p>
      <text:p text:style-name="Preformatted_20_Text">mta01-bpo-50-auultimo</text:p>
      <text:p text:style-name="Preformatted_20_Text">mta02-bpo-50-auultimo</text:p>
      <text:p text:style-name="Preformatted_20_Text">vmc</text:p>
      <text:p text:style-name="Preformatted_20_Text">mobileapps</text:p>
      <text:p text:style-name="Preformatted_20_Text">www41</text:p>
      <text:p text:style-name="Preformatted_20_Text">mta01-20-auultimo</text:p>
      <text:p text:style-name="Preformatted_20_Text">mta02-40-auultimo</text:p>
      <text:p text:style-name="Preformatted_20_Text">freeman</text:p>
      <text:p text:style-name="Preformatted_20_Text">nox</text:p>
      <text:p text:style-name="Preformatted_20_Text">mta01-bpo-60-auultimo</text:p>
      <text:p text:style-name="Preformatted_20_Text">mta02-bpo-60-auultimo</text:p>
      <text:p text:style-name="Preformatted_20_Text"><text:soft-page-break/>adsense</text:p>
      <text:p text:style-name="Preformatted_20_Text">studios</text:p>
      <text:p text:style-name="Preformatted_20_Text">mta01-30-auultimo</text:p>
      <text:p text:style-name="Preformatted_20_Text">mta02-50-auultimo</text:p>
      <text:p text:style-name="Preformatted_20_Text">mta01-bpo-70-auultimo</text:p>
      <text:p text:style-name="Preformatted_20_Text">mta02-bpo-70-auultimo</text:p>
      <text:p text:style-name="Preformatted_20_Text">net2</text:p>
      <text:p text:style-name="Preformatted_20_Text">ankiety</text:p>
      <text:p text:style-name="Preformatted_20_Text">baran</text:p>
      <text:p text:style-name="Preformatted_20_Text">kami</text:p>
      <text:p text:style-name="Preformatted_20_Text">kutuphane</text:p>
      <text:p text:style-name="Preformatted_20_Text">kk</text:p>
      <text:p text:style-name="Preformatted_20_Text">acl</text:p>
      <text:p text:style-name="Preformatted_20_Text">kmc</text:p>
      <text:p text:style-name="Preformatted_20_Text">smarty</text:p>
      <text:p text:style-name="Preformatted_20_Text">m.m</text:p>
      <text:p text:style-name="Preformatted_20_Text">s63</text:p>
      <text:p text:style-name="Preformatted_20_Text">sh3</text:p>
      <text:p text:style-name="Preformatted_20_Text">analysis</text:p>
      <text:p text:style-name="Preformatted_20_Text">asi</text:p>
      <text:p text:style-name="Preformatted_20_Text">capital</text:p>
      <text:p text:style-name="Preformatted_20_Text">hrd</text:p>
      <text:p text:style-name="Preformatted_20_Text">heracles</text:p>
      <text:p text:style-name="Preformatted_20_Text">webcalendar</text:p>
      <text:p text:style-name="Preformatted_20_Text">infra</text:p>
      <text:p text:style-name="Preformatted_20_Text">mks</text:p>
      <text:p text:style-name="Preformatted_20_Text">i75</text:p>
      <text:p text:style-name="Preformatted_20_Text">servizi</text:p>
      <text:p text:style-name="Preformatted_20_Text">supra</text:p>
      <text:p text:style-name="Preformatted_20_Text">i74</text:p>
      <text:p text:style-name="Preformatted_20_Text">zixvpm</text:p>
      <text:p text:style-name="Preformatted_20_Text">asetus1</text:p>
      <text:p text:style-name="Preformatted_20_Text">i72</text:p>
      <text:p text:style-name="Preformatted_20_Text">asetus3</text:p>
      <text:p text:style-name="Preformatted_20_Text">mail.85st</text:p>
      <text:p text:style-name="Preformatted_20_Text">smtp-in</text:p>
      <text:p text:style-name="Preformatted_20_Text">asetus2</text:p>
      <text:p text:style-name="Preformatted_20_Text">btc</text:p>
      <text:p text:style-name="Preformatted_20_Text">mail.shop</text:p>
      <text:p text:style-name="Preformatted_20_Text">marconi</text:p>
      <text:p text:style-name="Preformatted_20_Text">mrtg3</text:p>
      <text:p text:style-name="Preformatted_20_Text">fleet</text:p>
      <text:p text:style-name="Preformatted_20_Text">montreal</text:p>
      <text:p text:style-name="Preformatted_20_Text">sm2</text:p>
      <text:p text:style-name="Preformatted_20_Text">xyy</text:p>
      <text:p text:style-name="Preformatted_20_Text">www.christian</text:p>
      <text:p text:style-name="Preformatted_20_Text">esa</text:p>
      <text:p text:style-name="Preformatted_20_Text">ctp</text:p>
      <text:p text:style-name="Preformatted_20_Text">z3950</text:p>
      <text:p text:style-name="Preformatted_20_Text">db8</text:p>
      <text:p text:style-name="Preformatted_20_Text">www.vhs</text:p>
      <text:p text:style-name="Preformatted_20_Text">bscw</text:p>
      <text:p text:style-name="Preformatted_20_Text">jive</text:p>
      <text:p text:style-name="Preformatted_20_Text">scope</text:p>
      <text:p text:style-name="Preformatted_20_Text">cri</text:p>
      <text:p text:style-name="Preformatted_20_Text">szkolenia</text:p>
      <text:p text:style-name="Preformatted_20_Text">85st</text:p>
      <text:p text:style-name="Preformatted_20_Text">aya</text:p>
      <text:p text:style-name="Preformatted_20_Text">smtpout2</text:p>
      <text:p text:style-name="Preformatted_20_Text">organic</text:p>
      <text:p text:style-name="Preformatted_20_Text">bdc</text:p>
      <text:p text:style-name="Preformatted_20_Text">w0</text:p>
      <text:p text:style-name="Preformatted_20_Text">minnesota</text:p>
      <text:p text:style-name="Preformatted_20_Text">rita</text:p>
      <text:p text:style-name="Preformatted_20_Text"><text:soft-page-break/>illinois</text:p>
      <text:p text:style-name="Preformatted_20_Text">mada</text:p>
      <text:p text:style-name="Preformatted_20_Text">louisiana</text:p>
      <text:p text:style-name="Preformatted_20_Text">ito</text:p>
      <text:p text:style-name="Preformatted_20_Text">mail.eyny</text:p>
      <text:p text:style-name="Preformatted_20_Text">eyny</text:p>
      <text:p text:style-name="Preformatted_20_Text">ses</text:p>
      <text:p text:style-name="Preformatted_20_Text">cloud3</text:p>
      <text:p text:style-name="Preformatted_20_Text">gs1</text:p>
      <text:p text:style-name="Preformatted_20_Text">mie</text:p>
      <text:p text:style-name="Preformatted_20_Text">albatros</text:p>
      <text:p text:style-name="Preformatted_20_Text">dieta</text:p>
      <text:p text:style-name="Preformatted_20_Text">cisl-plaisir.cit</text:p>
      <text:p text:style-name="Preformatted_20_Text">exams</text:p>
      <text:p text:style-name="Preformatted_20_Text">albatross</text:p>
      <text:p text:style-name="Preformatted_20_Text">www.prod</text:p>
      <text:p text:style-name="Preformatted_20_Text">aims</text:p>
      <text:p text:style-name="Preformatted_20_Text">qaweb1</text:p>
      <text:p text:style-name="Preformatted_20_Text">qaweb2</text:p>
      <text:p text:style-name="Preformatted_20_Text">www.atlanta</text:p>
      <text:p text:style-name="Preformatted_20_Text">img10</text:p>
      <text:p text:style-name="Preformatted_20_Text">hx</text:p>
      <text:p text:style-name="Preformatted_20_Text">ns100</text:p>
      <text:p text:style-name="Preformatted_20_Text">logout</text:p>
      <text:p text:style-name="Preformatted_20_Text">tbs</text:p>
      <text:p text:style-name="Preformatted_20_Text">sif</text:p>
      <text:p text:style-name="Preformatted_20_Text">arthouse</text:p>
      <text:p text:style-name="Preformatted_20_Text">p7</text:p>
      <text:p text:style-name="Preformatted_20_Text">vid</text:p>
      <text:p text:style-name="Preformatted_20_Text">www.pa</text:p>
      <text:p text:style-name="Preformatted_20_Text">unifi</text:p>
      <text:p text:style-name="Preformatted_20_Text">wtf</text:p>
      <text:p text:style-name="Preformatted_20_Text">geoportal</text:p>
      <text:p text:style-name="Preformatted_20_Text">blade4</text:p>
      <text:p text:style-name="Preformatted_20_Text">monarch</text:p>
      <text:p text:style-name="Preformatted_20_Text">smithers</text:p>
      <text:p text:style-name="Preformatted_20_Text">dakota</text:p>
      <text:p text:style-name="Preformatted_20_Text">gladiator</text:p>
      <text:p text:style-name="Preformatted_20_Text">place</text:p>
      <text:p text:style-name="Preformatted_20_Text">krakow</text:p>
      <text:p text:style-name="Preformatted_20_Text">crm3</text:p>
      <text:p text:style-name="Preformatted_20_Text">recipes</text:p>
      <text:p text:style-name="Preformatted_20_Text">adi</text:p>
      <text:p text:style-name="Preformatted_20_Text">ho</text:p>
      <text:p text:style-name="Preformatted_20_Text">aka</text:p>
      <text:p text:style-name="Preformatted_20_Text">ispace</text:p>
      <text:p text:style-name="Preformatted_20_Text">abyss</text:p>
      <text:p text:style-name="Preformatted_20_Text">archivo</text:p>
      <text:p text:style-name="Preformatted_20_Text">ns95</text:p>
      <text:p text:style-name="Preformatted_20_Text">wina</text:p>
      <text:p text:style-name="Preformatted_20_Text">henri</text:p>
      <text:p text:style-name="Preformatted_20_Text">trixbox</text:p>
      <text:p text:style-name="Preformatted_20_Text">inv</text:p>
      <text:p text:style-name="Preformatted_20_Text">athletics</text:p>
      <text:p text:style-name="Preformatted_20_Text">edo</text:p>
      <text:p text:style-name="Preformatted_20_Text">cobbler</text:p>
      <text:p text:style-name="Preformatted_20_Text">newdemo</text:p>
      <text:p text:style-name="Preformatted_20_Text">morningstar</text:p>
      <text:p text:style-name="Preformatted_20_Text">43</text:p>
      <text:p text:style-name="Preformatted_20_Text">sava</text:p>
      <text:p text:style-name="Preformatted_20_Text">ulysse</text:p>
      <text:p text:style-name="Preformatted_20_Text">ns73</text:p>
      <text:p text:style-name="Preformatted_20_Text">ns74</text:p>
      <text:p text:style-name="Preformatted_20_Text">autodiscover.server</text:p>
      <text:p text:style-name="Preformatted_20_Text"><text:soft-page-break/>autoconfig.server</text:p>
      <text:p text:style-name="Preformatted_20_Text">ns77</text:p>
      <text:p text:style-name="Preformatted_20_Text">monet</text:p>
      <text:p text:style-name="Preformatted_20_Text">webdisk.site</text:p>
      <text:p text:style-name="Preformatted_20_Text">alchemy</text:p>
      <text:p text:style-name="Preformatted_20_Text">baobao</text:p>
      <text:p text:style-name="Preformatted_20_Text">his</text:p>
      <text:p text:style-name="Preformatted_20_Text">dns22</text:p>
      <text:p text:style-name="Preformatted_20_Text">nida</text:p>
      <text:p text:style-name="Preformatted_20_Text">moms</text:p>
      <text:p text:style-name="Preformatted_20_Text">120</text:p>
      <text:p text:style-name="Preformatted_20_Text">nu</text:p>
      <text:p text:style-name="Preformatted_20_Text">ming</text:p>
      <text:p text:style-name="Preformatted_20_Text">dns21</text:p>
      <text:p text:style-name="Preformatted_20_Text">terre</text:p>
      <text:p text:style-name="Preformatted_20_Text">monitor3</text:p>
      <text:p text:style-name="Preformatted_20_Text">quark</text:p>
      <text:p text:style-name="Preformatted_20_Text">wcp</text:p>
      <text:p text:style-name="Preformatted_20_Text">mtv</text:p>
      <text:p text:style-name="Preformatted_20_Text">ns-1.open.ro</text:p>
      <text:p text:style-name="Preformatted_20_Text">ns-3.open.ro</text:p>
      <text:p text:style-name="Preformatted_20_Text">ns-2.open.ro</text:p>
      <text:p text:style-name="Preformatted_20_Text">indus</text:p>
      <text:p text:style-name="Preformatted_20_Text">soho</text:p>
      <text:p text:style-name="Preformatted_20_Text">ucenter</text:p>
      <text:p text:style-name="Preformatted_20_Text">kdc</text:p>
      <text:p text:style-name="Preformatted_20_Text">www.www1</text:p>
      <text:p text:style-name="Preformatted_20_Text">www.main</text:p>
      <text:p text:style-name="Preformatted_20_Text">i14</text:p>
      <text:p text:style-name="Preformatted_20_Text">alexandre</text:p>
      <text:p text:style-name="Preformatted_20_Text">i12</text:p>
      <text:p text:style-name="Preformatted_20_Text">iwww</text:p>
      <text:p text:style-name="Preformatted_20_Text">stable</text:p>
      <text:p text:style-name="Preformatted_20_Text">i11</text:p>
      <text:p text:style-name="Preformatted_20_Text">min</text:p>
      <text:p text:style-name="Preformatted_20_Text">display</text:p>
      <text:p text:style-name="Preformatted_20_Text">webdisk.helpdesk</text:p>
      <text:p text:style-name="Preformatted_20_Text">ebuy</text:p>
      <text:p text:style-name="Preformatted_20_Text">vendors</text:p>
      <text:p text:style-name="Preformatted_20_Text">vmware</text:p>
      <text:p text:style-name="Preformatted_20_Text">tick</text:p>
      <text:p text:style-name="Preformatted_20_Text">ges</text:p>
      <text:p text:style-name="Preformatted_20_Text">tsa</text:p>
      <text:p text:style-name="Preformatted_20_Text">floyd</text:p>
      <text:p text:style-name="Preformatted_20_Text">madonna</text:p>
      <text:p text:style-name="Preformatted_20_Text">replay</text:p>
      <text:p text:style-name="Preformatted_20_Text">mail46</text:p>
      <text:p text:style-name="Preformatted_20_Text">saa</text:p>
      <text:p text:style-name="Preformatted_20_Text">entrepreneur</text:p>
      <text:p text:style-name="Preformatted_20_Text">mail43</text:p>
      <text:p text:style-name="Preformatted_20_Text">s38</text:p>
      <text:p text:style-name="Preformatted_20_Text">aero</text:p>
      <text:p text:style-name="Preformatted_20_Text">aslan</text:p>
      <text:p text:style-name="Preformatted_20_Text">byte</text:p>
      <text:p text:style-name="Preformatted_20_Text">gerald</text:p>
      <text:p text:style-name="Preformatted_20_Text">www.webstore</text:p>
      <text:p text:style-name="Preformatted_20_Text">ftp12</text:p>
      <text:p text:style-name="Preformatted_20_Text">whoson</text:p>
      <text:p text:style-name="Preformatted_20_Text">roa</text:p>
      <text:p text:style-name="Preformatted_20_Text">web31</text:p>
      <text:p text:style-name="Preformatted_20_Text">giving</text:p>
      <text:p text:style-name="Preformatted_20_Text">mail08</text:p>
      <text:p text:style-name="Preformatted_20_Text">spamd</text:p>
      <text:p text:style-name="Preformatted_20_Text">vconf</text:p>
      <text:p text:style-name="Preformatted_20_Text"><text:soft-page-break/>axel</text:p>
      <text:p text:style-name="Preformatted_20_Text">news01</text:p>
      <text:p text:style-name="Preformatted_20_Text">gems</text:p>
      <text:p text:style-name="Preformatted_20_Text">snmp</text:p>
      <text:p text:style-name="Preformatted_20_Text">sweden</text:p>
      <text:p text:style-name="Preformatted_20_Text">tsc</text:p>
      <text:p text:style-name="Preformatted_20_Text">acdc</text:p>
      <text:p text:style-name="Preformatted_20_Text">test20</text:p>
      <text:p text:style-name="Preformatted_20_Text">aroma</text:p>
      <text:p text:style-name="Preformatted_20_Text">www.minecraft</text:p>
      <text:p text:style-name="Preformatted_20_Text">deborah</text:p>
      <text:p text:style-name="Preformatted_20_Text">bronze</text:p>
      <text:p text:style-name="Preformatted_20_Text">web101</text:p>
      <text:p text:style-name="Preformatted_20_Text">domain3</text:p>
      <text:p text:style-name="Preformatted_20_Text">insite</text:p>
      <text:p text:style-name="Preformatted_20_Text">shoptest</text:p>
      <text:p text:style-name="Preformatted_20_Text">sec1</text:p>
      <text:p text:style-name="Preformatted_20_Text">login1</text:p>
      <text:p text:style-name="Preformatted_20_Text">rochester</text:p>
      <text:p text:style-name="Preformatted_20_Text">hf</text:p>
      <text:p text:style-name="Preformatted_20_Text">sight</text:p>
      <text:p text:style-name="Preformatted_20_Text">www.openx</text:p>
      <text:p text:style-name="Preformatted_20_Text">apitest</text:p>
      <text:p text:style-name="Preformatted_20_Text">www.trk</text:p>
      <text:p text:style-name="Preformatted_20_Text">dispatch</text:p>
      <text:p text:style-name="Preformatted_20_Text">downloader</text:p>
      <text:p text:style-name="Preformatted_20_Text">supply</text:p>
      <text:p text:style-name="Preformatted_20_Text">mj</text:p>
      <text:p text:style-name="Preformatted_20_Text">secure5</text:p>
      <text:p text:style-name="Preformatted_20_Text">65</text:p>
      <text:p text:style-name="Preformatted_20_Text">pythagoras</text:p>
      <text:p text:style-name="Preformatted_20_Text">jr</text:p>
      <text:p text:style-name="Preformatted_20_Text">soulmate</text:p>
      <text:p text:style-name="Preformatted_20_Text">dump</text:p>
      <text:p text:style-name="Preformatted_20_Text">hao</text:p>
      <text:p text:style-name="Preformatted_20_Text">ns.forum</text:p>
      <text:p text:style-name="Preformatted_20_Text">www.myspace</text:p>
      <text:p text:style-name="Preformatted_20_Text">opencart</text:p>
      <text:p text:style-name="Preformatted_20_Text">resolve</text:p>
      <text:p text:style-name="Preformatted_20_Text">CAR40.eng</text:p>
      <text:p text:style-name="Preformatted_20_Text">www.4</text:p>
      <text:p text:style-name="Preformatted_20_Text">hound</text:p>
      <text:p text:style-name="Preformatted_20_Text">peggy</text:p>
      <text:p text:style-name="Preformatted_20_Text">www27</text:p>
      <text:p text:style-name="Preformatted_20_Text">www.3</text:p>
      <text:p text:style-name="Preformatted_20_Text">webdisk.v2</text:p>
      <text:p text:style-name="Preformatted_20_Text">reborn</text:p>
      <text:p text:style-name="Preformatted_20_Text">netra</text:p>
      <text:p text:style-name="Preformatted_20_Text">quasar</text:p>
      <text:p text:style-name="Preformatted_20_Text">zipcode</text:p>
      <text:p text:style-name="Preformatted_20_Text">moria</text:p>
      <text:p text:style-name="Preformatted_20_Text">akashi</text:p>
      <text:p text:style-name="Preformatted_20_Text">eoffice</text:p>
      <text:p text:style-name="Preformatted_20_Text">iportal</text:p>
      <text:p text:style-name="Preformatted_20_Text">rescue</text:p>
      <text:p text:style-name="Preformatted_20_Text">mail34</text:p>
      <text:p text:style-name="Preformatted_20_Text">stream4</text:p>
      <text:p text:style-name="Preformatted_20_Text">hamza</text:p>
      <text:p text:style-name="Preformatted_20_Text">seal</text:p>
      <text:p text:style-name="Preformatted_20_Text">btp</text:p>
      <text:p text:style-name="Preformatted_20_Text">surya</text:p>
      <text:p text:style-name="Preformatted_20_Text">ik</text:p>
      <text:p text:style-name="Preformatted_20_Text">tui</text:p>
      <text:p text:style-name="Preformatted_20_Text">achilles</text:p>
      <text:p text:style-name="Preformatted_20_Text"><text:soft-page-break/>ibis</text:p>
      <text:p text:style-name="Preformatted_20_Text">bazar</text:p>
      <text:p text:style-name="Preformatted_20_Text">www.w</text:p>
      <text:p text:style-name="Preformatted_20_Text">instant</text:p>
      <text:p text:style-name="Preformatted_20_Text">imperia</text:p>
      <text:p text:style-name="Preformatted_20_Text">easter</text:p>
      <text:p text:style-name="Preformatted_20_Text">imagehost</text:p>
      <text:p text:style-name="Preformatted_20_Text">boleto</text:p>
      <text:p text:style-name="Preformatted_20_Text">office1</text:p>
      <text:p text:style-name="Preformatted_20_Text">galerie</text:p>
      <text:p text:style-name="Preformatted_20_Text">ricardo</text:p>
      <text:p text:style-name="Preformatted_20_Text">complaints</text:p>
      <text:p text:style-name="Preformatted_20_Text">lark</text:p>
      <text:p text:style-name="Preformatted_20_Text">www.manual</text:p>
      <text:p text:style-name="Preformatted_20_Text">87</text:p>
      <text:p text:style-name="Preformatted_20_Text">cc2</text:p>
      <text:p text:style-name="Preformatted_20_Text">exchange01</text:p>
      <text:p text:style-name="Preformatted_20_Text">avg</text:p>
      <text:p text:style-name="Preformatted_20_Text">osprey</text:p>
      <text:p text:style-name="Preformatted_20_Text">backup01</text:p>
      <text:p text:style-name="Preformatted_20_Text">daa</text:p>
      <text:p text:style-name="Preformatted_20_Text">serg</text:p>
      <text:p text:style-name="Preformatted_20_Text">89</text:p>
      <text:p text:style-name="Preformatted_20_Text">bor</text:p>
      <text:p text:style-name="Preformatted_20_Text">91</text:p>
      <text:p text:style-name="Preformatted_20_Text">www.fotografia</text:p>
      <text:p text:style-name="Preformatted_20_Text">diesel</text:p>
      <text:p text:style-name="Preformatted_20_Text">lynch</text:p>
      <text:p text:style-name="Preformatted_20_Text">kestrel</text:p>
      <text:p text:style-name="Preformatted_20_Text">www.ekaterinburg</text:p>
      <text:p text:style-name="Preformatted_20_Text">netbackup</text:p>
      <text:p text:style-name="Preformatted_20_Text">rafael</text:p>
      <text:p text:style-name="Preformatted_20_Text">webdev1</text:p>
      <text:p text:style-name="Preformatted_20_Text">tunisie</text:p>
      <text:p text:style-name="Preformatted_20_Text">xvideos</text:p>
      <text:p text:style-name="Preformatted_20_Text">71</text:p>
      <text:p text:style-name="Preformatted_20_Text">fuck</text:p>
      <text:p text:style-name="Preformatted_20_Text">lens</text:p>
      <text:p text:style-name="Preformatted_20_Text">dominus</text:p>
      <text:p text:style-name="Preformatted_20_Text">anakin</text:p>
      <text:p text:style-name="Preformatted_20_Text">vhs</text:p>
      <text:p text:style-name="Preformatted_20_Text">iw</text:p>
      <text:p text:style-name="Preformatted_20_Text">mywebsite</text:p>
      <text:p text:style-name="Preformatted_20_Text">ukraina</text:p>
      <text:p text:style-name="Preformatted_20_Text">pyatigorsk</text:p>
      <text:p text:style-name="Preformatted_20_Text">58</text:p>
      <text:p text:style-name="Preformatted_20_Text">remoto</text:p>
      <text:p text:style-name="Preformatted_20_Text">ssl-vpn</text:p>
      <text:p text:style-name="Preformatted_20_Text">56</text:p>
      <text:p text:style-name="Preformatted_20_Text">screenshot</text:p>
      <text:p text:style-name="Preformatted_20_Text">worldmusic</text:p>
      <text:p text:style-name="Preformatted_20_Text">test18</text:p>
      <text:p text:style-name="Preformatted_20_Text">domaincontrol</text:p>
      <text:p text:style-name="Preformatted_20_Text">test16</text:p>
      <text:p text:style-name="Preformatted_20_Text">55</text:p>
      <text:p text:style-name="Preformatted_20_Text">www.16</text:p>
      <text:p text:style-name="Preformatted_20_Text">aras</text:p>
      <text:p text:style-name="Preformatted_20_Text">giovanni</text:p>
      <text:p text:style-name="Preformatted_20_Text">webdisk.development</text:p>
      <text:p text:style-name="Preformatted_20_Text">cca</text:p>
      <text:p text:style-name="Preformatted_20_Text">hussein</text:p>
      <text:p text:style-name="Preformatted_20_Text">www001</text:p>
      <text:p text:style-name="Preformatted_20_Text">cdi</text:p>
      <text:p text:style-name="Preformatted_20_Text">rancid</text:p>
      <text:p text:style-name="Preformatted_20_Text"><text:soft-page-break/>filetransfer</text:p>
      <text:p text:style-name="Preformatted_20_Text">andi</text:p>
      <text:p text:style-name="Preformatted_20_Text">autodiscover.reseller</text:p>
      <text:p text:style-name="Preformatted_20_Text">logistic</text:p>
      <text:p text:style-name="Preformatted_20_Text">gib</text:p>
      <text:p text:style-name="Preformatted_20_Text">beatles</text:p>
      <text:p text:style-name="Preformatted_20_Text">webdisk.sports</text:p>
      <text:p text:style-name="Preformatted_20_Text">snapshot</text:p>
      <text:p text:style-name="Preformatted_20_Text">autoconfig.business</text:p>
      <text:p text:style-name="Preformatted_20_Text">autodiscover.sports</text:p>
      <text:p text:style-name="Preformatted_20_Text">autoconfig.reseller</text:p>
      <text:p text:style-name="Preformatted_20_Text">hyouon32</text:p>
      <text:p text:style-name="Preformatted_20_Text">val</text:p>
      <text:p text:style-name="Preformatted_20_Text">autodiscover.business</text:p>
      <text:p text:style-name="Preformatted_20_Text">autoconfig.sports</text:p>
      <text:p text:style-name="Preformatted_20_Text">sdf</text:p>
      <text:p text:style-name="Preformatted_20_Text">webdisk.business</text:p>
      <text:p text:style-name="Preformatted_20_Text">#www</text:p>
      <text:p text:style-name="Preformatted_20_Text">webdisk.fb</text:p>
      <text:p text:style-name="Preformatted_20_Text">shp</text:p>
      <text:p text:style-name="Preformatted_20_Text">winfm</text:p>
      <text:p text:style-name="Preformatted_20_Text">gorod</text:p>
      <text:p text:style-name="Preformatted_20_Text">vserver</text:p>
      <text:p text:style-name="Preformatted_20_Text">gss</text:p>
      <text:p text:style-name="Preformatted_20_Text">auriga</text:p>
      <text:p text:style-name="Preformatted_20_Text">mrb</text:p>
      <text:p text:style-name="Preformatted_20_Text">giant</text:p>
      <text:p text:style-name="Preformatted_20_Text">nix</text:p>
      <text:p text:style-name="Preformatted_20_Text">muonline</text:p>
      <text:p text:style-name="Preformatted_20_Text">webserver1</text:p>
      <text:p text:style-name="Preformatted_20_Text">kunden</text:p>
      <text:p text:style-name="Preformatted_20_Text">www.ti</text:p>
      <text:p text:style-name="Preformatted_20_Text">ns99</text:p>
      <text:p text:style-name="Preformatted_20_Text">spec</text:p>
      <text:p text:style-name="Preformatted_20_Text">jen</text:p>
      <text:p text:style-name="Preformatted_20_Text">hale</text:p>
      <text:p text:style-name="Preformatted_20_Text">designfd</text:p>
      <text:p text:style-name="Preformatted_20_Text">aldan</text:p>
      <text:p text:style-name="Preformatted_20_Text">sip3</text:p>
      <text:p text:style-name="Preformatted_20_Text">test.m</text:p>
      <text:p text:style-name="Preformatted_20_Text">webdisk.hosting</text:p>
      <text:p text:style-name="Preformatted_20_Text">newcom</text:p>
      <text:p text:style-name="Preformatted_20_Text">monmon</text:p>
      <text:p text:style-name="Preformatted_20_Text">freeweb</text:p>
      <text:p text:style-name="Preformatted_20_Text">crm-dev</text:p>
      <text:p text:style-name="Preformatted_20_Text">backbone</text:p>
      <text:p text:style-name="Preformatted_20_Text">salad</text:p>
      <text:p text:style-name="Preformatted_20_Text">www.tester</text:p>
      <text:p text:style-name="Preformatted_20_Text">trc</text:p>
      <text:p text:style-name="Preformatted_20_Text">newport</text:p>
      <text:p text:style-name="Preformatted_20_Text">collaborate</text:p>
      <text:p text:style-name="Preformatted_20_Text">asp2</text:p>
      <text:p text:style-name="Preformatted_20_Text">davis</text:p>
      <text:p text:style-name="Preformatted_20_Text">yang</text:p>
      <text:p text:style-name="Preformatted_20_Text">captain</text:p>
      <text:p text:style-name="Preformatted_20_Text">tintuc</text:p>
      <text:p text:style-name="Preformatted_20_Text">ns103</text:p>
      <text:p text:style-name="Preformatted_20_Text">ns104</text:p>
      <text:p text:style-name="Preformatted_20_Text">sd1</text:p>
      <text:p text:style-name="Preformatted_20_Text">pmp</text:p>
      <text:p text:style-name="Preformatted_20_Text">artefact</text:p>
      <text:p text:style-name="Preformatted_20_Text">kss</text:p>
      <text:p text:style-name="Preformatted_20_Text">ns123</text:p>
      <text:p text:style-name="Preformatted_20_Text">www.accounts</text:p>
      <text:p text:style-name="Preformatted_20_Text"><text:soft-page-break/>stingray</text:p>
      <text:p text:style-name="Preformatted_20_Text">wwa</text:p>
      <text:p text:style-name="Preformatted_20_Text">ns121</text:p>
      <text:p text:style-name="Preformatted_20_Text">tweb</text:p>
      <text:p text:style-name="Preformatted_20_Text">www.sip</text:p>
      <text:p text:style-name="Preformatted_20_Text">tees</text:p>
      <text:p text:style-name="Preformatted_20_Text">www.energy</text:p>
      <text:p text:style-name="Preformatted_20_Text">origin.fhg3</text:p>
      <text:p text:style-name="Preformatted_20_Text">secureauth</text:p>
      <text:p text:style-name="Preformatted_20_Text">networld</text:p>
      <text:p text:style-name="Preformatted_20_Text">cxzy</text:p>
      <text:p text:style-name="Preformatted_20_Text">erasmus</text:p>
      <text:p text:style-name="Preformatted_20_Text">ottawa</text:p>
      <text:p text:style-name="Preformatted_20_Text">username</text:p>
      <text:p text:style-name="Preformatted_20_Text">origin.fhg</text:p>
      <text:p text:style-name="Preformatted_20_Text">origin.fhg2</text:p>
      <text:p text:style-name="Preformatted_20_Text">maxx</text:p>
      <text:p text:style-name="Preformatted_20_Text">acrux</text:p>
      <text:p text:style-name="Preformatted_20_Text">emoney</text:p>
      <text:p text:style-name="Preformatted_20_Text">www61</text:p>
      <text:p text:style-name="Preformatted_20_Text">web36</text:p>
      <text:p text:style-name="Preformatted_20_Text">pusher</text:p>
      <text:p text:style-name="Preformatted_20_Text">nsm</text:p>
      <text:p text:style-name="Preformatted_20_Text">iloveyou</text:p>
      <text:p text:style-name="Preformatted_20_Text">takeoff</text:p>
      <text:p text:style-name="Preformatted_20_Text">pnd</text:p>
      <text:p text:style-name="Preformatted_20_Text">wwwt</text:p>
      <text:p text:style-name="Preformatted_20_Text">zeropia</text:p>
      <text:p text:style-name="Preformatted_20_Text">magnus</text:p>
      <text:p text:style-name="Preformatted_20_Text">mud</text:p>
      <text:p text:style-name="Preformatted_20_Text">autodiscover.us</text:p>
      <text:p text:style-name="Preformatted_20_Text">autoconfig.us</text:p>
      <text:p text:style-name="Preformatted_20_Text">psm</text:p>
      <text:p text:style-name="Preformatted_20_Text">corvus</text:p>
      <text:p text:style-name="Preformatted_20_Text">volans</text:p>
      <text:p text:style-name="Preformatted_20_Text">firme</text:p>
      <text:p text:style-name="Preformatted_20_Text">aris</text:p>
      <text:p text:style-name="Preformatted_20_Text">webdisk.wholesale</text:p>
      <text:p text:style-name="Preformatted_20_Text">im3</text:p>
      <text:p text:style-name="Preformatted_20_Text">msx</text:p>
      <text:p text:style-name="Preformatted_20_Text">mail.tw</text:p>
      <text:p text:style-name="Preformatted_20_Text">kom</text:p>
      <text:p text:style-name="Preformatted_20_Text">builder.hosting</text:p>
      <text:p text:style-name="Preformatted_20_Text">essen</text:p>
      <text:p text:style-name="Preformatted_20_Text">zulu</text:p>
      <text:p text:style-name="Preformatted_20_Text">www.ak</text:p>
      <text:p text:style-name="Preformatted_20_Text">teknik</text:p>
      <text:p text:style-name="Preformatted_20_Text">www-spd</text:p>
      <text:p text:style-name="Preformatted_20_Text">bbc</text:p>
      <text:p text:style-name="Preformatted_20_Text">cam4</text:p>
      <text:p text:style-name="Preformatted_20_Text">bap</text:p>
      <text:p text:style-name="Preformatted_20_Text">bay</text:p>
      <text:p text:style-name="Preformatted_20_Text">webdisk.online</text:p>
      <text:p text:style-name="Preformatted_20_Text">www.nieruchomosci</text:p>
      <text:p text:style-name="Preformatted_20_Text">aoa</text:p>
      <text:p text:style-name="Preformatted_20_Text">bhm</text:p>
      <text:p text:style-name="Preformatted_20_Text">poems</text:p>
      <text:p text:style-name="Preformatted_20_Text">tcl</text:p>
      <text:p text:style-name="Preformatted_20_Text">annonces</text:p>
      <text:p text:style-name="Preformatted_20_Text">moj</text:p>
      <text:p text:style-name="Preformatted_20_Text">www.bg</text:p>
      <text:p text:style-name="Preformatted_20_Text">gtm</text:p>
      <text:p text:style-name="Preformatted_20_Text">dct</text:p>
      <text:p text:style-name="Preformatted_20_Text">s4357</text:p>
      <text:p text:style-name="Preformatted_20_Text"><text:soft-page-break/>bibliotheque</text:p>
      <text:p text:style-name="Preformatted_20_Text">www.finanse</text:p>
      <text:p text:style-name="Preformatted_20_Text">www.prezenty</text:p>
      <text:p text:style-name="Preformatted_20_Text">eie</text:p>
      <text:p text:style-name="Preformatted_20_Text">ksi</text:p>
      <text:p text:style-name="Preformatted_20_Text">vu</text:p>
      <text:p text:style-name="Preformatted_20_Text">dnc</text:p>
      <text:p text:style-name="Preformatted_20_Text">ego</text:p>
      <text:p text:style-name="Preformatted_20_Text">cpp</text:p>
      <text:p text:style-name="Preformatted_20_Text">bugtrack</text:p>
      <text:p text:style-name="Preformatted_20_Text">avl</text:p>
      <text:p text:style-name="Preformatted_20_Text">aso</text:p>
      <text:p text:style-name="Preformatted_20_Text">porthos</text:p>
      <text:p text:style-name="Preformatted_20_Text">z1</text:p>
      <text:p text:style-name="Preformatted_20_Text">paginasamarillas</text:p>
      <text:p text:style-name="Preformatted_20_Text">h14</text:p>
      <text:p text:style-name="Preformatted_20_Text">204</text:p>
      <text:p text:style-name="Preformatted_20_Text">handmade</text:p>
      <text:p text:style-name="Preformatted_20_Text">charts</text:p>
      <text:p text:style-name="Preformatted_20_Text">h12</text:p>
      <text:p text:style-name="Preformatted_20_Text">afs</text:p>
      <text:p text:style-name="Preformatted_20_Text">s37</text:p>
      <text:p text:style-name="Preformatted_20_Text">sa2</text:p>
      <text:p text:style-name="Preformatted_20_Text">kanri</text:p>
      <text:p text:style-name="Preformatted_20_Text">costa</text:p>
      <text:p text:style-name="Preformatted_20_Text">hebe</text:p>
      <text:p text:style-name="Preformatted_20_Text">ssotest</text:p>
      <text:p text:style-name="Preformatted_20_Text">server45</text:p>
      <text:p text:style-name="Preformatted_20_Text">msi</text:p>
      <text:p text:style-name="Preformatted_20_Text">server42</text:p>
      <text:p text:style-name="Preformatted_20_Text">milo</text:p>
      <text:p text:style-name="Preformatted_20_Text">web32</text:p>
      <text:p text:style-name="Preformatted_20_Text">clic</text:p>
      <text:p text:style-name="Preformatted_20_Text">stargazer</text:p>
      <text:p text:style-name="Preformatted_20_Text">pm1</text:p>
      <text:p text:style-name="Preformatted_20_Text">web35</text:p>
      <text:p text:style-name="Preformatted_20_Text">leia</text:p>
      <text:p text:style-name="Preformatted_20_Text">www.mms</text:p>
      <text:p text:style-name="Preformatted_20_Text">omg</text:p>
      <text:p text:style-name="Preformatted_20_Text">ooo</text:p>
      <text:p text:style-name="Preformatted_20_Text">zhaosheng</text:p>
      <text:p text:style-name="Preformatted_20_Text">nagi</text:p>
      <text:p text:style-name="Preformatted_20_Text">baki</text:p>
      <text:p text:style-name="Preformatted_20_Text">CHARGER</text:p>
      <text:p text:style-name="Preformatted_20_Text">seer</text:p>
      <text:p text:style-name="Preformatted_20_Text">www.arm</text:p>
      <text:p text:style-name="Preformatted_20_Text">stan</text:p>
      <text:p text:style-name="Preformatted_20_Text">m.staging</text:p>
      <text:p text:style-name="Preformatted_20_Text">teleworker</text:p>
      <text:p text:style-name="Preformatted_20_Text">gis2</text:p>
      <text:p text:style-name="Preformatted_20_Text">run</text:p>
      <text:p text:style-name="Preformatted_20_Text">tux</text:p>
      <text:p text:style-name="Preformatted_20_Text">flickr</text:p>
      <text:p text:style-name="Preformatted_20_Text">vin</text:p>
      <text:p text:style-name="Preformatted_20_Text">fds</text:p>
      <text:p text:style-name="Preformatted_20_Text">kane</text:p>
      <text:p text:style-name="Preformatted_20_Text">aquarium</text:p>
      <text:p text:style-name="Preformatted_20_Text">psn</text:p>
      <text:p text:style-name="Preformatted_20_Text">www.redirect</text:p>
      <text:p text:style-name="Preformatted_20_Text">love2</text:p>
      <text:p text:style-name="Preformatted_20_Text">aramis</text:p>
      <text:p text:style-name="Preformatted_20_Text">jweb</text:p>
      <text:p text:style-name="Preformatted_20_Text">pmx</text:p>
      <text:p text:style-name="Preformatted_20_Text">convention</text:p>
      <text:p text:style-name="Preformatted_20_Text"><text:soft-page-break/>vdc</text:p>
      <text:p text:style-name="Preformatted_20_Text">pele</text:p>
      <text:p text:style-name="Preformatted_20_Text">bangkok</text:p>
      <text:p text:style-name="Preformatted_20_Text">www.voip</text:p>
      <text:p text:style-name="Preformatted_20_Text">www.profiles</text:p>
      <text:p text:style-name="Preformatted_20_Text">webdisk.clients</text:p>
      <text:p text:style-name="Preformatted_20_Text">sentinelle</text:p>
      <text:p text:style-name="Preformatted_20_Text">hartford</text:p>
      <text:p text:style-name="Preformatted_20_Text">rwxy</text:p>
      <text:p text:style-name="Preformatted_20_Text">i19</text:p>
      <text:p text:style-name="Preformatted_20_Text">edu1</text:p>
      <text:p text:style-name="Preformatted_20_Text">c-asa5550-v03-03.rz</text:p>
      <text:p text:style-name="Preformatted_20_Text">sita</text:p>
      <text:p text:style-name="Preformatted_20_Text">osi</text:p>
      <text:p text:style-name="Preformatted_20_Text">c-asa5580-v03-02.rz</text:p>
      <text:p text:style-name="Preformatted_20_Text">autoconfig.director</text:p>
      <text:p text:style-name="Preformatted_20_Text">massive</text:p>
      <text:p text:style-name="Preformatted_20_Text">autodiscover.director</text:p>
      <text:p text:style-name="Preformatted_20_Text">www.biotech</text:p>
      <text:p text:style-name="Preformatted_20_Text">lenny</text:p>
      <text:p text:style-name="Preformatted_20_Text">ovh</text:p>
      <text:p text:style-name="Preformatted_20_Text">galactica</text:p>
      <text:p text:style-name="Preformatted_20_Text">idata</text:p>
      <text:p text:style-name="Preformatted_20_Text">tesco</text:p>
      <text:p text:style-name="Preformatted_20_Text">elma</text:p>
      <text:p text:style-name="Preformatted_20_Text">mayak</text:p>
      <text:p text:style-name="Preformatted_20_Text">esse</text:p>
      <text:p text:style-name="Preformatted_20_Text">massachusetts</text:p>
      <text:p text:style-name="Preformatted_20_Text">edmonton</text:p>
      <text:p text:style-name="Preformatted_20_Text">sv01</text:p>
      <text:p text:style-name="Preformatted_20_Text">milton</text:p>
      <text:p text:style-name="Preformatted_20_Text">hapi</text:p>
      <text:p text:style-name="Preformatted_20_Text">hats</text:p>
      <text:p text:style-name="Preformatted_20_Text">naples</text:p>
      <text:p text:style-name="Preformatted_20_Text">ori</text:p>
      <text:p text:style-name="Preformatted_20_Text">virgil</text:p>
      <text:p text:style-name="Preformatted_20_Text">inmobiliarias</text:p>
      <text:p text:style-name="Preformatted_20_Text">midwest</text:p>
      <text:p text:style-name="Preformatted_20_Text">slice</text:p>
      <text:p text:style-name="Preformatted_20_Text">part</text:p>
      <text:p text:style-name="Preformatted_20_Text">belarus</text:p>
      <text:p text:style-name="Preformatted_20_Text">mysql11</text:p>
      <text:p text:style-name="Preformatted_20_Text">mysql9</text:p>
      <text:p text:style-name="Preformatted_20_Text">classificados</text:p>
      <text:p text:style-name="Preformatted_20_Text">brahms</text:p>
      <text:p text:style-name="Preformatted_20_Text">mailb</text:p>
      <text:p text:style-name="Preformatted_20_Text">purchasing</text:p>
      <text:p text:style-name="Preformatted_20_Text">channels</text:p>
      <text:p text:style-name="Preformatted_20_Text">i16</text:p>
      <text:p text:style-name="Preformatted_20_Text">etech</text:p>
      <text:p text:style-name="Preformatted_20_Text">vod1</text:p>
      <text:p text:style-name="Preformatted_20_Text">transparencia</text:p>
      <text:p text:style-name="Preformatted_20_Text">pdi</text:p>
      <text:p text:style-name="Preformatted_20_Text">i20</text:p>
      <text:p text:style-name="Preformatted_20_Text">murakami</text:p>
      <text:p text:style-name="Preformatted_20_Text">WINDOWSTS</text:p>
      <text:p text:style-name="Preformatted_20_Text">hagrid</text:p>
      <text:p text:style-name="Preformatted_20_Text">juice</text:p>
      <text:p text:style-name="Preformatted_20_Text">hosts</text:p>
      <text:p text:style-name="Preformatted_20_Text">estate</text:p>
      <text:p text:style-name="Preformatted_20_Text">mxout</text:p>
      <text:p text:style-name="Preformatted_20_Text">bordeaux</text:p>
      <text:p text:style-name="Preformatted_20_Text">mico</text:p>
      <text:p text:style-name="Preformatted_20_Text">celular</text:p>
      <text:p text:style-name="Preformatted_20_Text"><text:soft-page-break/>fotki</text:p>
      <text:p text:style-name="Preformatted_20_Text">audrey</text:p>
      <text:p text:style-name="Preformatted_20_Text">i23</text:p>
      <text:p text:style-name="Preformatted_20_Text">marx</text:p>
      <text:p text:style-name="Preformatted_20_Text">TERMINALSERVICES</text:p>
      <text:p text:style-name="Preformatted_20_Text">petrozavodsk</text:p>
      <text:p text:style-name="Preformatted_20_Text">plone</text:p>
      <text:p text:style-name="Preformatted_20_Text">www.fl</text:p>
      <text:p text:style-name="Preformatted_20_Text">nauka</text:p>
      <text:p text:style-name="Preformatted_20_Text">continuum</text:p>
      <text:p text:style-name="Preformatted_20_Text">i25</text:p>
      <text:p text:style-name="Preformatted_20_Text">i26</text:p>
      <text:p text:style-name="Preformatted_20_Text">i27</text:p>
      <text:p text:style-name="Preformatted_20_Text">nomad</text:p>
      <text:p text:style-name="Preformatted_20_Text">b8</text:p>
      <text:p text:style-name="Preformatted_20_Text">b9</text:p>
      <text:p text:style-name="Preformatted_20_Text">TSWEB</text:p>
      <text:p text:style-name="Preformatted_20_Text">eservice</text:p>
      <text:p text:style-name="Preformatted_20_Text">i28</text:p>
      <text:p text:style-name="Preformatted_20_Text">webdisk.movil</text:p>
      <text:p text:style-name="Preformatted_20_Text">bsf</text:p>
      <text:p text:style-name="Preformatted_20_Text">parked</text:p>
      <text:p text:style-name="Preformatted_20_Text">correu</text:p>
      <text:p text:style-name="Preformatted_20_Text">joom</text:p>
      <text:p text:style-name="Preformatted_20_Text">quick</text:p>
      <text:p text:style-name="Preformatted_20_Text">poligon</text:p>
      <text:p text:style-name="Preformatted_20_Text">entest</text:p>
      <text:p text:style-name="Preformatted_20_Text">serv3</text:p>
      <text:p text:style-name="Preformatted_20_Text">mailhost2</text:p>
      <text:p text:style-name="Preformatted_20_Text">safein</text:p>
      <text:p text:style-name="Preformatted_20_Text">asus</text:p>
      <text:p text:style-name="Preformatted_20_Text">res1</text:p>
      <text:p text:style-name="Preformatted_20_Text">redbox</text:p>
      <text:p text:style-name="Preformatted_20_Text">karate</text:p>
      <text:p text:style-name="Preformatted_20_Text">gzc</text:p>
      <text:p text:style-name="Preformatted_20_Text">mom</text:p>
      <text:p text:style-name="Preformatted_20_Text">mitchell</text:p>
      <text:p text:style-name="Preformatted_20_Text">loyalty</text:p>
      <text:p text:style-name="Preformatted_20_Text">gea</text:p>
      <text:p text:style-name="Preformatted_20_Text">sapi</text:p>
      <text:p text:style-name="Preformatted_20_Text">javier</text:p>
      <text:p text:style-name="Preformatted_20_Text">park2</text:p>
      <text:p text:style-name="Preformatted_20_Text">park1</text:p>
      <text:p text:style-name="Preformatted_20_Text">news3</text:p>
      <text:p text:style-name="Preformatted_20_Text">s234</text:p>
      <text:p text:style-name="Preformatted_20_Text">s229</text:p>
      <text:p text:style-name="Preformatted_20_Text">s228</text:p>
      <text:p text:style-name="Preformatted_20_Text">mail-1</text:p>
      <text:p text:style-name="Preformatted_20_Text">shampoo</text:p>
      <text:p text:style-name="Preformatted_20_Text">rss2</text:p>
      <text:p text:style-name="Preformatted_20_Text">WINDOWS</text:p>
      <text:p text:style-name="Preformatted_20_Text">courier</text:p>
      <text:p text:style-name="Preformatted_20_Text">asterisk2</text:p>
      <text:p text:style-name="Preformatted_20_Text">zarzadzanie</text:p>
      <text:p text:style-name="Preformatted_20_Text">savenow</text:p>
      <text:p text:style-name="Preformatted_20_Text">toulouse</text:p>
      <text:p text:style-name="Preformatted_20_Text">s235</text:p>
      <text:p text:style-name="Preformatted_20_Text">s231</text:p>
      <text:p text:style-name="Preformatted_20_Text">emall</text:p>
      <text:p text:style-name="Preformatted_20_Text">s232</text:p>
      <text:p text:style-name="Preformatted_20_Text">staging1</text:p>
      <text:p text:style-name="Preformatted_20_Text">nagasaki</text:p>
      <text:p text:style-name="Preformatted_20_Text">prosper</text:p>
      <text:p text:style-name="Preformatted_20_Text">rideofthemonth</text:p>
      <text:p text:style-name="Preformatted_20_Text"><text:soft-page-break/>hideki</text:p>
      <text:p text:style-name="Preformatted_20_Text">imedia</text:p>
      <text:p text:style-name="Preformatted_20_Text">www.groups</text:p>
      <text:p text:style-name="Preformatted_20_Text">plastics</text:p>
      <text:p text:style-name="Preformatted_20_Text">wetter</text:p>
      <text:p text:style-name="Preformatted_20_Text">bin</text:p>
      <text:p text:style-name="Preformatted_20_Text">aos-creative</text:p>
      <text:p text:style-name="Preformatted_20_Text">cs02</text:p>
      <text:p text:style-name="Preformatted_20_Text">trailer</text:p>
      <text:p text:style-name="Preformatted_20_Text">mops</text:p>
      <text:p text:style-name="Preformatted_20_Text">investigacion</text:p>
      <text:p text:style-name="Preformatted_20_Text">ankieta</text:p>
      <text:p text:style-name="Preformatted_20_Text">livestreamfiold.videocdn</text:p>
      <text:p text:style-name="Preformatted_20_Text">angus</text:p>
      <text:p text:style-name="Preformatted_20_Text">uss</text:p>
      <text:p text:style-name="Preformatted_20_Text">sunday</text:p>
      <text:p text:style-name="Preformatted_20_Text">startup</text:p>
      <text:p text:style-name="Preformatted_20_Text">yuva</text:p>
      <text:p text:style-name="Preformatted_20_Text">WINDOWS2008R2</text:p>
      <text:p text:style-name="Preformatted_20_Text">mid</text:p>
      <text:p text:style-name="Preformatted_20_Text">sharp</text:p>
      <text:p text:style-name="Preformatted_20_Text">webdisk.i</text:p>
      <text:p text:style-name="Preformatted_20_Text">simix</text:p>
      <text:p text:style-name="Preformatted_20_Text">radios</text:p>
      <text:p text:style-name="Preformatted_20_Text">sct</text:p>
      <text:p text:style-name="Preformatted_20_Text">ontime</text:p>
      <text:p text:style-name="Preformatted_20_Text">www.sh</text:p>
      <text:p text:style-name="Preformatted_20_Text">devmail</text:p>
      <text:p text:style-name="Preformatted_20_Text">www.tyumen</text:p>
      <text:p text:style-name="Preformatted_20_Text">www.10</text:p>
      <text:p text:style-name="Preformatted_20_Text">www.ml</text:p>
      <text:p text:style-name="Preformatted_20_Text">103</text:p>
      <text:p text:style-name="Preformatted_20_Text">scrap</text:p>
      <text:p text:style-name="Preformatted_20_Text">mailex</text:p>
      <text:p text:style-name="Preformatted_20_Text">www-uat</text:p>
      <text:p text:style-name="Preformatted_20_Text">ekonomi</text:p>
      <text:p text:style-name="Preformatted_20_Text">aster</text:p>
      <text:p text:style-name="Preformatted_20_Text">bouncer</text:p>
      <text:p text:style-name="Preformatted_20_Text">fms1</text:p>
      <text:p text:style-name="Preformatted_20_Text">isg</text:p>
      <text:p text:style-name="Preformatted_20_Text">wms2</text:p>
      <text:p text:style-name="Preformatted_20_Text">www.mkt</text:p>
      <text:p text:style-name="Preformatted_20_Text">league</text:p>
      <text:p text:style-name="Preformatted_20_Text">srv15</text:p>
      <text:p text:style-name="Preformatted_20_Text">www.comics</text:p>
      <text:p text:style-name="Preformatted_20_Text">dbserver</text:p>
      <text:p text:style-name="Preformatted_20_Text">musicman</text:p>
      <text:p text:style-name="Preformatted_20_Text">hosting01</text:p>
      <text:p text:style-name="Preformatted_20_Text">off</text:p>
      <text:p text:style-name="Preformatted_20_Text">sparrow</text:p>
      <text:p text:style-name="Preformatted_20_Text">srv14</text:p>
      <text:p text:style-name="Preformatted_20_Text">ns-1</text:p>
      <text:p text:style-name="Preformatted_20_Text">abhi</text:p>
      <text:p text:style-name="Preformatted_20_Text">www.fenix</text:p>
      <text:p text:style-name="Preformatted_20_Text">router-h</text:p>
      <text:p text:style-name="Preformatted_20_Text">strawberry</text:p>
      <text:p text:style-name="Preformatted_20_Text">swordfish</text:p>
      <text:p text:style-name="Preformatted_20_Text">windows7</text:p>
      <text:p text:style-name="Preformatted_20_Text">lims</text:p>
      <text:p text:style-name="Preformatted_20_Text">frozen</text:p>
      <text:p text:style-name="Preformatted_20_Text">www.2013</text:p>
      <text:p text:style-name="Preformatted_20_Text">ys</text:p>
      <text:p text:style-name="Preformatted_20_Text">superhero</text:p>
      <text:p text:style-name="Preformatted_20_Text">risk</text:p>
      <text:p text:style-name="Preformatted_20_Text"><text:soft-page-break/>kansascity</text:p>
      <text:p text:style-name="Preformatted_20_Text">louisville</text:p>
      <text:p text:style-name="Preformatted_20_Text">flint</text:p>
      <text:p text:style-name="Preformatted_20_Text">www.v1</text:p>
      <text:p text:style-name="Preformatted_20_Text">joanna</text:p>
      <text:p text:style-name="Preformatted_20_Text">epayment</text:p>
      <text:p text:style-name="Preformatted_20_Text">jesus</text:p>
      <text:p text:style-name="Preformatted_20_Text">hep</text:p>
      <text:p text:style-name="Preformatted_20_Text">carme</text:p>
      <text:p text:style-name="Preformatted_20_Text">gewinnspiel</text:p>
      <text:p text:style-name="Preformatted_20_Text">saturne</text:p>
      <text:p text:style-name="Preformatted_20_Text">gum</text:p>
      <text:p text:style-name="Preformatted_20_Text">gerard</text:p>
      <text:p text:style-name="Preformatted_20_Text">crypton</text:p>
      <text:p text:style-name="Preformatted_20_Text">110</text:p>
      <text:p text:style-name="Preformatted_20_Text">rsvp</text:p>
      <text:p text:style-name="Preformatted_20_Text">ans</text:p>
      <text:p text:style-name="Preformatted_20_Text">realestate2</text:p>
      <text:p text:style-name="Preformatted_20_Text">autoconfig.archive</text:p>
      <text:p text:style-name="Preformatted_20_Text">ldap02</text:p>
      <text:p text:style-name="Preformatted_20_Text">autodiscover.archive</text:p>
      <text:p text:style-name="Preformatted_20_Text">vs3</text:p>
      <text:p text:style-name="Preformatted_20_Text">secureftp</text:p>
      <text:p text:style-name="Preformatted_20_Text">clothing</text:p>
      <text:p text:style-name="Preformatted_20_Text">sql5</text:p>
      <text:p text:style-name="Preformatted_20_Text">www.ebooks</text:p>
      <text:p text:style-name="Preformatted_20_Text">bull</text:p>
      <text:p text:style-name="Preformatted_20_Text">www.group</text:p>
      <text:p text:style-name="Preformatted_20_Text">rocks</text:p>
      <text:p text:style-name="Preformatted_20_Text">seoul</text:p>
      <text:p text:style-name="Preformatted_20_Text">faxserver</text:p>
      <text:p text:style-name="Preformatted_20_Text">heineken</text:p>
      <text:p text:style-name="Preformatted_20_Text">ams2</text:p>
      <text:p text:style-name="Preformatted_20_Text">webauth</text:p>
      <text:p text:style-name="Preformatted_20_Text">philippe</text:p>
      <text:p text:style-name="Preformatted_20_Text">mailboxes</text:p>
      <text:p text:style-name="Preformatted_20_Text">www.russia</text:p>
      <text:p text:style-name="Preformatted_20_Text">agile</text:p>
      <text:p text:style-name="Preformatted_20_Text">facturacion</text:p>
      <text:p text:style-name="Preformatted_20_Text">kimchi</text:p>
      <text:p text:style-name="Preformatted_20_Text">www.japan</text:p>
      <text:p text:style-name="Preformatted_20_Text">iran</text:p>
      <text:p text:style-name="Preformatted_20_Text">bck</text:p>
      <text:p text:style-name="Preformatted_20_Text">selena</text:p>
      <text:p text:style-name="Preformatted_20_Text">incoming</text:p>
      <text:p text:style-name="Preformatted_20_Text">scout</text:p>
      <text:p text:style-name="Preformatted_20_Text">tsm</text:p>
      <text:p text:style-name="Preformatted_20_Text">nigeria</text:p>
      <text:p text:style-name="Preformatted_20_Text">marble</text:p>
      <text:p text:style-name="Preformatted_20_Text">bom</text:p>
      <text:p text:style-name="Preformatted_20_Text">yara</text:p>
      <text:p text:style-name="Preformatted_20_Text">ns1.ha</text:p>
      <text:p text:style-name="Preformatted_20_Text">ns2.ha</text:p>
      <text:p text:style-name="Preformatted_20_Text">autoconfig.it</text:p>
      <text:p text:style-name="Preformatted_20_Text">www.florida</text:p>
      <text:p text:style-name="Preformatted_20_Text">galatea</text:p>
      <text:p text:style-name="Preformatted_20_Text">roku</text:p>
      <text:p text:style-name="Preformatted_20_Text">vip7</text:p>
      <text:p text:style-name="Preformatted_20_Text">federation</text:p>
      <text:p text:style-name="Preformatted_20_Text">vaio</text:p>
      <text:p text:style-name="Preformatted_20_Text">bazaar</text:p>
      <text:p text:style-name="Preformatted_20_Text">www.mu</text:p>
      <text:p text:style-name="Preformatted_20_Text">mailserv</text:p>
      <text:p text:style-name="Preformatted_20_Text">marry</text:p>
      <text:p text:style-name="Preformatted_20_Text"><text:soft-page-break/>sigrh</text:p>
      <text:p text:style-name="Preformatted_20_Text">wizzard</text:p>
      <text:p text:style-name="Preformatted_20_Text">cls</text:p>
      <text:p text:style-name="Preformatted_20_Text">www.ae</text:p>
      <text:p text:style-name="Preformatted_20_Text">topic</text:p>
      <text:p text:style-name="Preformatted_20_Text">www.by</text:p>
      <text:p text:style-name="Preformatted_20_Text">www.hi</text:p>
      <text:p text:style-name="Preformatted_20_Text">www.eventos</text:p>
      <text:p text:style-name="Preformatted_20_Text">webdisk.fr</text:p>
      <text:p text:style-name="Preformatted_20_Text">ipv4.forum</text:p>
      <text:p text:style-name="Preformatted_20_Text">www.ka</text:p>
      <text:p text:style-name="Preformatted_20_Text">xm</text:p>
      <text:p text:style-name="Preformatted_20_Text">webdisk.cn</text:p>
      <text:p text:style-name="Preformatted_20_Text">marks</text:p>
      <text:p text:style-name="Preformatted_20_Text">s64</text:p>
      <text:p text:style-name="Preformatted_20_Text">chromakey</text:p>
      <text:p text:style-name="Preformatted_20_Text">s57</text:p>
      <text:p text:style-name="Preformatted_20_Text">s56</text:p>
      <text:p text:style-name="Preformatted_20_Text">poc</text:p>
      <text:p text:style-name="Preformatted_20_Text">hun</text:p>
      <text:p text:style-name="Preformatted_20_Text">bds</text:p>
      <text:p text:style-name="Preformatted_20_Text">www.sql</text:p>
      <text:p text:style-name="Preformatted_20_Text">newunse</text:p>
      <text:p text:style-name="Preformatted_20_Text">www.ok</text:p>
      <text:p text:style-name="Preformatted_20_Text">hammerfest-gsw</text:p>
      <text:p text:style-name="Preformatted_20_Text">verona</text:p>
      <text:p text:style-name="Preformatted_20_Text">underworld</text:p>
      <text:p text:style-name="Preformatted_20_Text">seti</text:p>
      <text:p text:style-name="Preformatted_20_Text">landscape</text:p>
      <text:p text:style-name="Preformatted_20_Text">trek</text:p>
      <text:p text:style-name="Preformatted_20_Text">certification</text:p>
      <text:p text:style-name="Preformatted_20_Text">hemera</text:p>
      <text:p text:style-name="Preformatted_20_Text">xw</text:p>
      <text:p text:style-name="Preformatted_20_Text">massage</text:p>
      <text:p text:style-name="Preformatted_20_Text">www.space</text:p>
      <text:p text:style-name="Preformatted_20_Text">ic-asa5520-vpn-fw</text:p>
      <text:p text:style-name="Preformatted_20_Text">cstest</text:p>
      <text:p text:style-name="Preformatted_20_Text">autoconfig.link</text:p>
      <text:p text:style-name="Preformatted_20_Text">404</text:p>
      <text:p text:style-name="Preformatted_20_Text">autodiscover.link</text:p>
      <text:p text:style-name="Preformatted_20_Text">toast</text:p>
      <text:p text:style-name="Preformatted_20_Text">www.15</text:p>
      <text:p text:style-name="Preformatted_20_Text">gwia</text:p>
      <text:p text:style-name="Preformatted_20_Text">hector</text:p>
      <text:p text:style-name="Preformatted_20_Text">religion</text:p>
      <text:p text:style-name="Preformatted_20_Text">www.sk</text:p>
      <text:p text:style-name="Preformatted_20_Text">pc-cat4900-gw</text:p>
      <text:p text:style-name="Preformatted_20_Text">kj</text:p>
      <text:p text:style-name="Preformatted_20_Text">www.mailer</text:p>
      <text:p text:style-name="Preformatted_20_Text">yl</text:p>
      <text:p text:style-name="Preformatted_20_Text">piranha</text:p>
      <text:p text:style-name="Preformatted_20_Text">asap</text:p>
      <text:p text:style-name="Preformatted_20_Text">token</text:p>
      <text:p text:style-name="Preformatted_20_Text">ktv</text:p>
      <text:p text:style-name="Preformatted_20_Text">granada</text:p>
      <text:p text:style-name="Preformatted_20_Text">iws</text:p>
      <text:p text:style-name="Preformatted_20_Text">truck</text:p>
      <text:p text:style-name="Preformatted_20_Text">www.tt</text:p>
      <text:p text:style-name="Preformatted_20_Text">ebisu</text:p>
      <text:p text:style-name="Preformatted_20_Text">ssss</text:p>
      <text:p text:style-name="Preformatted_20_Text">ul-asa5520-vpn-fw</text:p>
      <text:p text:style-name="Preformatted_20_Text">www.europa</text:p>
      <text:p text:style-name="Preformatted_20_Text">autodiscover.seo</text:p>
      <text:p text:style-name="Preformatted_20_Text">arun</text:p>
      <text:p text:style-name="Preformatted_20_Text"><text:soft-page-break/>reload</text:p>
      <text:p text:style-name="Preformatted_20_Text">higgs</text:p>
      <text:p text:style-name="Preformatted_20_Text">autoconfig.seo</text:p>
      <text:p text:style-name="Preformatted_20_Text">cgp</text:p>
      <text:p text:style-name="Preformatted_20_Text">windmill</text:p>
      <text:p text:style-name="Preformatted_20_Text">wotan</text:p>
      <text:p text:style-name="Preformatted_20_Text">rmail</text:p>
      <text:p text:style-name="Preformatted_20_Text">habarovsk</text:p>
      <text:p text:style-name="Preformatted_20_Text">promote</text:p>
      <text:p text:style-name="Preformatted_20_Text">bass</text:p>
      <text:p text:style-name="Preformatted_20_Text">www.zakaz</text:p>
      <text:p text:style-name="Preformatted_20_Text">www.msf</text:p>
      <text:p text:style-name="Preformatted_20_Text">ubs</text:p>
      <text:p text:style-name="Preformatted_20_Text">elektro</text:p>
      <text:p text:style-name="Preformatted_20_Text">vixen</text:p>
      <text:p text:style-name="Preformatted_20_Text">nsq</text:p>
      <text:p text:style-name="Preformatted_20_Text">path</text:p>
      <text:p text:style-name="Preformatted_20_Text">www.hawaii</text:p>
      <text:p text:style-name="Preformatted_20_Text">sylvester</text:p>
      <text:p text:style-name="Preformatted_20_Text">bbq</text:p>
      <text:p text:style-name="Preformatted_20_Text">noor</text:p>
      <text:p text:style-name="Preformatted_20_Text">laptops</text:p>
      <text:p text:style-name="Preformatted_20_Text">cottage</text:p>
      <text:p text:style-name="Preformatted_20_Text">lighting</text:p>
      <text:p text:style-name="Preformatted_20_Text">rina</text:p>
      <text:p text:style-name="Preformatted_20_Text">bang</text:p>
      <text:p text:style-name="Preformatted_20_Text">nona</text:p>
      <text:p text:style-name="Preformatted_20_Text">duck</text:p>
      <text:p text:style-name="Preformatted_20_Text">c11</text:p>
      <text:p text:style-name="Preformatted_20_Text">travis</text:p>
      <text:p text:style-name="Preformatted_20_Text">protect</text:p>
      <text:p text:style-name="Preformatted_20_Text">nowhere</text:p>
      <text:p text:style-name="Preformatted_20_Text">akatsuki</text:p>
      <text:p text:style-name="Preformatted_20_Text">mura</text:p>
      <text:p text:style-name="Preformatted_20_Text">rac2</text:p>
      <text:p text:style-name="Preformatted_20_Text">nimble</text:p>
      <text:p text:style-name="Preformatted_20_Text">kosmos</text:p>
      <text:p text:style-name="Preformatted_20_Text">crmtest</text:p>
      <text:p text:style-name="Preformatted_20_Text">ktc</text:p>
      <text:p text:style-name="Preformatted_20_Text">json</text:p>
      <text:p text:style-name="Preformatted_20_Text">magix</text:p>
      <text:p text:style-name="Preformatted_20_Text">sponsor</text:p>
      <text:p text:style-name="Preformatted_20_Text">freelance</text:p>
      <text:p text:style-name="Preformatted_20_Text">vip5</text:p>
      <text:p text:style-name="Preformatted_20_Text">cci</text:p>
      <text:p text:style-name="Preformatted_20_Text">lbs</text:p>
      <text:p text:style-name="Preformatted_20_Text">sro</text:p>
      <text:p text:style-name="Preformatted_20_Text">kaitori</text:p>
      <text:p text:style-name="Preformatted_20_Text">mail31</text:p>
      <text:p text:style-name="Preformatted_20_Text">winston</text:p>
      <text:p text:style-name="Preformatted_20_Text">skc</text:p>
      <text:p text:style-name="Preformatted_20_Text">socket</text:p>
      <text:p text:style-name="Preformatted_20_Text">shi</text:p>
      <text:p text:style-name="Preformatted_20_Text">sei</text:p>
      <text:p text:style-name="Preformatted_20_Text">top1</text:p>
      <text:p text:style-name="Preformatted_20_Text">bono</text:p>
      <text:p text:style-name="Preformatted_20_Text">webmarketing</text:p>
      <text:p text:style-name="Preformatted_20_Text">toad</text:p>
      <text:p text:style-name="Preformatted_20_Text">sole</text:p>
      <text:p text:style-name="Preformatted_20_Text">fanclub</text:p>
      <text:p text:style-name="Preformatted_20_Text">cos</text:p>
      <text:p text:style-name="Preformatted_20_Text">pipeline</text:p>
      <text:p text:style-name="Preformatted_20_Text">ima</text:p>
      <text:p text:style-name="Preformatted_20_Text">www.fm</text:p>
      <text:p text:style-name="Preformatted_20_Text"><text:soft-page-break/>copy</text:p>
      <text:p text:style-name="Preformatted_20_Text">karin</text:p>
      <text:p text:style-name="Preformatted_20_Text">techweb</text:p>
      <text:p text:style-name="Preformatted_20_Text">didi</text:p>
      <text:p text:style-name="Preformatted_20_Text">host9</text:p>
      <text:p text:style-name="Preformatted_20_Text">b19</text:p>
      <text:p text:style-name="Preformatted_20_Text">mci</text:p>
      <text:p text:style-name="Preformatted_20_Text">reda</text:p>
      <text:p text:style-name="Preformatted_20_Text">agriculture</text:p>
      <text:p text:style-name="Preformatted_20_Text">doit</text:p>
      <text:p text:style-name="Preformatted_20_Text">ip6</text:p>
      <text:p text:style-name="Preformatted_20_Text">demo20</text:p>
      <text:p text:style-name="Preformatted_20_Text">prosfores</text:p>
      <text:p text:style-name="Preformatted_20_Text">jpn</text:p>
      <text:p text:style-name="Preformatted_20_Text">vkontakte</text:p>
      <text:p text:style-name="Preformatted_20_Text">fake</text:p>
      <text:p text:style-name="Preformatted_20_Text">miguel</text:p>
      <text:p text:style-name="Preformatted_20_Text">boxoffice</text:p>
      <text:p text:style-name="Preformatted_20_Text">dung</text:p>
      <text:p text:style-name="Preformatted_20_Text">dbd</text:p>
      <text:p text:style-name="Preformatted_20_Text">aplikasi</text:p>
      <text:p text:style-name="Preformatted_20_Text">process</text:p>
      <text:p text:style-name="Preformatted_20_Text">sunil</text:p>
      <text:p text:style-name="Preformatted_20_Text">scp</text:p>
      <text:p text:style-name="Preformatted_20_Text">irene</text:p>
      <text:p text:style-name="Preformatted_20_Text">noir</text:p>
      <text:p text:style-name="Preformatted_20_Text">hanoi</text:p>
      <text:p text:style-name="Preformatted_20_Text">gigi</text:p>
      <text:p text:style-name="Preformatted_20_Text">yusuf</text:p>
      <text:p text:style-name="Preformatted_20_Text">autoconfig.newsletter</text:p>
      <text:p text:style-name="Preformatted_20_Text">shakira</text:p>
      <text:p text:style-name="Preformatted_20_Text">autodiscover.newsletter</text:p>
      <text:p text:style-name="Preformatted_20_Text">www.pms</text:p>
      <text:p text:style-name="Preformatted_20_Text">edc</text:p>
      <text:p text:style-name="Preformatted_20_Text">www.plan</text:p>
      <text:p text:style-name="Preformatted_20_Text">serve</text:p>
      <text:p text:style-name="Preformatted_20_Text">125</text:p>
      <text:p text:style-name="Preformatted_20_Text">jean</text:p>
      <text:p text:style-name="Preformatted_20_Text">temp1</text:p>
      <text:p text:style-name="Preformatted_20_Text">filer1</text:p>
      <text:p text:style-name="Preformatted_20_Text">pcgames</text:p>
      <text:p text:style-name="Preformatted_20_Text">metc</text:p>
      <text:p text:style-name="Preformatted_20_Text">assistenza</text:p>
      <text:p text:style-name="Preformatted_20_Text">make</text:p>
      <text:p text:style-name="Preformatted_20_Text">zcc</text:p>
      <text:p text:style-name="Preformatted_20_Text">vbulletin</text:p>
      <text:p text:style-name="Preformatted_20_Text">change</text:p>
      <text:p text:style-name="Preformatted_20_Text">ibanking</text:p>
      <text:p text:style-name="Preformatted_20_Text">backup4</text:p>
      <text:p text:style-name="Preformatted_20_Text">vps102</text:p>
      <text:p text:style-name="Preformatted_20_Text">submitimages</text:p>
      <text:p text:style-name="Preformatted_20_Text">awesome</text:p>
      <text:p text:style-name="Preformatted_20_Text">presto</text:p>
      <text:p text:style-name="Preformatted_20_Text">miel</text:p>
      <text:p text:style-name="Preformatted_20_Text">www.ea</text:p>
      <text:p text:style-name="Preformatted_20_Text">nada</text:p>
      <text:p text:style-name="Preformatted_20_Text">marcel</text:p>
      <text:p text:style-name="Preformatted_20_Text">imvu</text:p>
      <text:p text:style-name="Preformatted_20_Text">tn</text:p>
      <text:p text:style-name="Preformatted_20_Text">manado</text:p>
      <text:p text:style-name="Preformatted_20_Text">svs</text:p>
      <text:p text:style-name="Preformatted_20_Text">incom</text:p>
      <text:p text:style-name="Preformatted_20_Text">www.linux</text:p>
      <text:p text:style-name="Preformatted_20_Text">www.base</text:p>
      <text:p text:style-name="Preformatted_20_Text"><text:soft-page-break/>string</text:p>
      <text:p text:style-name="Preformatted_20_Text">maurice</text:p>
      <text:p text:style-name="Preformatted_20_Text">oil</text:p>
      <text:p text:style-name="Preformatted_20_Text">oscommerce</text:p>
      <text:p text:style-name="Preformatted_20_Text">vivian</text:p>
      <text:p text:style-name="Preformatted_20_Text">lynn</text:p>
      <text:p text:style-name="Preformatted_20_Text">gundam</text:p>
      <text:p text:style-name="Preformatted_20_Text">goodtimes</text:p>
      <text:p text:style-name="Preformatted_20_Text">123456</text:p>
      <text:p text:style-name="Preformatted_20_Text">sword</text:p>
      <text:p text:style-name="Preformatted_20_Text">escape</text:p>
      <text:p text:style-name="Preformatted_20_Text">placement</text:p>
      <text:p text:style-name="Preformatted_20_Text">nuri</text:p>
      <text:p text:style-name="Preformatted_20_Text">kumar</text:p>
      <text:p text:style-name="Preformatted_20_Text">working</text:p>
      <text:p text:style-name="Preformatted_20_Text">xml-gw-host</text:p>
      <text:p text:style-name="Preformatted_20_Text">glow</text:p>
      <text:p text:style-name="Preformatted_20_Text">turner</text:p>
      <text:p text:style-name="Preformatted_20_Text">ginger</text:p>
      <text:p text:style-name="Preformatted_20_Text">nuovo</text:p>
      <text:p text:style-name="Preformatted_20_Text">brad</text:p>
      <text:p text:style-name="Preformatted_20_Text">shaggy</text:p>
      <text:p text:style-name="Preformatted_20_Text">yesterday</text:p>
      <text:p text:style-name="Preformatted_20_Text">rrhh</text:p>
      <text:p text:style-name="Preformatted_20_Text">dedi</text:p>
      <text:p text:style-name="Preformatted_20_Text">salt</text:p>
      <text:p text:style-name="Preformatted_20_Text">www.management</text:p>
      <text:p text:style-name="Preformatted_20_Text">vip8</text:p>
      <text:p text:style-name="Preformatted_20_Text">sand</text:p>
      <text:p text:style-name="Preformatted_20_Text">uhspo</text:p>
      <text:p text:style-name="Preformatted_20_Text">scom</text:p>
      <text:p text:style-name="Preformatted_20_Text">iris2</text:p>
      <text:p text:style-name="Preformatted_20_Text">masa</text:p>
      <text:p text:style-name="Preformatted_20_Text">dada</text:p>
      <text:p text:style-name="Preformatted_20_Text">www.eco</text:p>
      <text:p text:style-name="Preformatted_20_Text">hms</text:p>
      <text:p text:style-name="Preformatted_20_Text">nataly</text:p>
      <text:p text:style-name="Preformatted_20_Text">smart1</text:p>
      <text:p text:style-name="Preformatted_20_Text">inb</text:p>
      <text:p text:style-name="Preformatted_20_Text">websvn</text:p>
      <text:p text:style-name="Preformatted_20_Text">personals</text:p>
      <text:p text:style-name="Preformatted_20_Text">sola</text:p>
      <text:p text:style-name="Preformatted_20_Text">twist</text:p>
      <text:p text:style-name="Preformatted_20_Text">suri</text:p>
      <text:p text:style-name="Preformatted_20_Text">punto</text:p>
      <text:p text:style-name="Preformatted_20_Text">ting</text:p>
      <text:p text:style-name="Preformatted_20_Text">wonderland</text:p>
      <text:p text:style-name="Preformatted_20_Text">akari</text:p>
      <text:p text:style-name="Preformatted_20_Text">vh</text:p>
      <text:p text:style-name="Preformatted_20_Text">genetics</text:p>
      <text:p text:style-name="Preformatted_20_Text">prophet</text:p>
      <text:p text:style-name="Preformatted_20_Text">www.invest</text:p>
      <text:p text:style-name="Preformatted_20_Text">www.master</text:p>
      <text:p text:style-name="Preformatted_20_Text">www.ksp</text:p>
      <text:p text:style-name="Preformatted_20_Text">mailsv</text:p>
      <text:p text:style-name="Preformatted_20_Text">www.journals</text:p>
      <text:p text:style-name="Preformatted_20_Text">marcos</text:p>
      <text:p text:style-name="Preformatted_20_Text">polit</text:p>
      <text:p text:style-name="Preformatted_20_Text">www.event</text:p>
      <text:p text:style-name="Preformatted_20_Text">srv24</text:p>
      <text:p text:style-name="Preformatted_20_Text">ingenieria</text:p>
      <text:p text:style-name="Preformatted_20_Text">xsh</text:p>
      <text:p text:style-name="Preformatted_20_Text">grey</text:p>
      <text:p text:style-name="Preformatted_20_Text">bogota</text:p>
      <text:p text:style-name="Preformatted_20_Text"><text:soft-page-break/>retete</text:p>
      <text:p text:style-name="Preformatted_20_Text">informa</text:p>
      <text:p text:style-name="Preformatted_20_Text">dracula</text:p>
      <text:p text:style-name="Preformatted_20_Text">a6</text:p>
      <text:p text:style-name="Preformatted_20_Text">o1.mail</text:p>
      <text:p text:style-name="Preformatted_20_Text">www.bc</text:p>
      <text:p text:style-name="Preformatted_20_Text">mateo</text:p>
      <text:p text:style-name="Preformatted_20_Text">mylove</text:p>
      <text:p text:style-name="Preformatted_20_Text">provision</text:p>
      <text:p text:style-name="Preformatted_20_Text">dominios</text:p>
      <text:p text:style-name="Preformatted_20_Text">tvonline</text:p>
      <text:p text:style-name="Preformatted_20_Text">ccp</text:p>
      <text:p text:style-name="Preformatted_20_Text">vir</text:p>
      <text:p text:style-name="Preformatted_20_Text">xpress</text:p>
      <text:p text:style-name="Preformatted_20_Text">mgr</text:p>
      <text:p text:style-name="Preformatted_20_Text">murat</text:p>
      <text:p text:style-name="Preformatted_20_Text">demo16</text:p>
      <text:p text:style-name="Preformatted_20_Text">demo18</text:p>
      <text:p text:style-name="Preformatted_20_Text">pocket</text:p>
      <text:p text:style-name="Preformatted_20_Text">bulten</text:p>
      <text:p text:style-name="Preformatted_20_Text">www.crimea</text:p>
      <text:p text:style-name="Preformatted_20_Text">bumblebee</text:p>
      <text:p text:style-name="Preformatted_20_Text">abcde</text:p>
      <text:p text:style-name="Preformatted_20_Text">hanna</text:p>
      <text:p text:style-name="Preformatted_20_Text">lb3</text:p>
      <text:p text:style-name="Preformatted_20_Text">cynthia</text:p>
      <text:p text:style-name="Preformatted_20_Text">snowflake</text:p>
      <text:p text:style-name="Preformatted_20_Text">nap</text:p>
      <text:p text:style-name="Preformatted_20_Text">se2</text:p>
      <text:p text:style-name="Preformatted_20_Text">ibc</text:p>
      <text:p text:style-name="Preformatted_20_Text">bulksms</text:p>
      <text:p text:style-name="Preformatted_20_Text">beeline</text:p>
      <text:p text:style-name="Preformatted_20_Text">wa1</text:p>
      <text:p text:style-name="Preformatted_20_Text">www.power</text:p>
      <text:p text:style-name="Preformatted_20_Text">www.rnd</text:p>
      <text:p text:style-name="Preformatted_20_Text">www.ma</text:p>
      <text:p text:style-name="Preformatted_20_Text">cathy</text:p>
      <text:p text:style-name="Preformatted_20_Text">master2</text:p>
      <text:p text:style-name="Preformatted_20_Text">jeremy</text:p>
      <text:p text:style-name="Preformatted_20_Text">lsrp</text:p>
      <text:p text:style-name="Preformatted_20_Text">anything</text:p>
      <text:p text:style-name="Preformatted_20_Text">ps3</text:p>
      <text:p text:style-name="Preformatted_20_Text">www.luna</text:p>
      <text:p text:style-name="Preformatted_20_Text">honolulu</text:p>
      <text:p text:style-name="Preformatted_20_Text">filter1</text:p>
      <text:p text:style-name="Preformatted_20_Text">ege</text:p>
      <text:p text:style-name="Preformatted_20_Text">hellokitty</text:p>
      <text:p text:style-name="Preformatted_20_Text">acad</text:p>
      <text:p text:style-name="Preformatted_20_Text">swiss</text:p>
      <text:p text:style-name="Preformatted_20_Text">eschool</text:p>
      <text:p text:style-name="Preformatted_20_Text">ari</text:p>
      <text:p text:style-name="Preformatted_20_Text">mio</text:p>
      <text:p text:style-name="Preformatted_20_Text">slf</text:p>
      <text:p text:style-name="Preformatted_20_Text">ira</text:p>
      <text:p text:style-name="Preformatted_20_Text">raman</text:p>
      <text:p text:style-name="Preformatted_20_Text">mammoth</text:p>
      <text:p text:style-name="Preformatted_20_Text">ons</text:p>
      <text:p text:style-name="Preformatted_20_Text">jsp</text:p>
      <text:p text:style-name="Preformatted_20_Text">eroom</text:p>
      <text:p text:style-name="Preformatted_20_Text">smiles</text:p>
      <text:p text:style-name="Preformatted_20_Text">mail.de</text:p>
      <text:p text:style-name="Preformatted_20_Text">ramon</text:p>
      <text:p text:style-name="Preformatted_20_Text">jessica</text:p>
      <text:p text:style-name="Preformatted_20_Text">checkpoint</text:p>
      <text:p text:style-name="Preformatted_20_Text"><text:soft-page-break/>dawn</text:p>
      <text:p text:style-name="Preformatted_20_Text">s153</text:p>
      <text:p text:style-name="Preformatted_20_Text">lvs</text:p>
      <text:p text:style-name="Preformatted_20_Text">host13</text:p>
      <text:p text:style-name="Preformatted_20_Text">kerio</text:p>
      <text:p text:style-name="Preformatted_20_Text">pin</text:p>
      <text:p text:style-name="Preformatted_20_Text">agnes</text:p>
      <text:p text:style-name="Preformatted_20_Text">globo</text:p>
      <text:p text:style-name="Preformatted_20_Text">garage</text:p>
      <text:p text:style-name="Preformatted_20_Text">box2</text:p>
      <text:p text:style-name="Preformatted_20_Text">take</text:p>
      <text:p text:style-name="Preformatted_20_Text">star4</text:p>
      <text:p text:style-name="Preformatted_20_Text">sparkle</text:p>
      <text:p text:style-name="Preformatted_20_Text">s190</text:p>
      <text:p text:style-name="Preformatted_20_Text">rdm</text:p>
      <text:p text:style-name="Preformatted_20_Text">spotlight</text:p>
      <text:p text:style-name="Preformatted_20_Text">s176</text:p>
      <text:p text:style-name="Preformatted_20_Text">cedric</text:p>
      <text:p text:style-name="Preformatted_20_Text">nut</text:p>
      <text:p text:style-name="Preformatted_20_Text">testaccount</text:p>
      <text:p text:style-name="Preformatted_20_Text">budapest</text:p>
      <text:p text:style-name="Preformatted_20_Text">frame</text:p>
      <text:p text:style-name="Preformatted_20_Text">unico</text:p>
      <text:p text:style-name="Preformatted_20_Text">tamara</text:p>
      <text:p text:style-name="Preformatted_20_Text">fas</text:p>
      <text:p text:style-name="Preformatted_20_Text">ignite</text:p>
      <text:p text:style-name="Preformatted_20_Text">zodiac</text:p>
      <text:p text:style-name="Preformatted_20_Text">stuart</text:p>
      <text:p text:style-name="Preformatted_20_Text">kasper</text:p>
      <text:p text:style-name="Preformatted_20_Text">webapps1</text:p>
      <text:p text:style-name="Preformatted_20_Text">start2</text:p>
      <text:p text:style-name="Preformatted_20_Text">ced</text:p>
      <text:p text:style-name="Preformatted_20_Text">cpn</text:p>
      <text:p text:style-name="Preformatted_20_Text">stp</text:p>
      <text:p text:style-name="Preformatted_20_Text">newyear</text:p>
      <text:p text:style-name="Preformatted_20_Text">beach</text:p>
      <text:p text:style-name="Preformatted_20_Text">varuna</text:p>
      <text:p text:style-name="Preformatted_20_Text">leap</text:p>
      <text:p text:style-name="Preformatted_20_Text">tigers</text:p>
      <text:p text:style-name="Preformatted_20_Text">hotmail</text:p>
      <text:p text:style-name="Preformatted_20_Text">web09</text:p>
      <text:p text:style-name="Preformatted_20_Text">imaginary</text:p>
      <text:p text:style-name="Preformatted_20_Text">connections</text:p>
      <text:p text:style-name="Preformatted_20_Text">ss4</text:p>
      <text:p text:style-name="Preformatted_20_Text">mein</text:p>
      <text:p text:style-name="Preformatted_20_Text">ehsan</text:p>
      <text:p text:style-name="Preformatted_20_Text">mssql5</text:p>
      <text:p text:style-name="Preformatted_20_Text">sayac</text:p>
      <text:p text:style-name="Preformatted_20_Text">cbf4</text:p>
      <text:p text:style-name="Preformatted_20_Text">goddess</text:p>
      <text:p text:style-name="Preformatted_20_Text">mailcheck</text:p>
      <text:p text:style-name="Preformatted_20_Text">scotty</text:p>
      <text:p text:style-name="Preformatted_20_Text">referat</text:p>
      <text:p text:style-name="Preformatted_20_Text">cecilia</text:p>
      <text:p text:style-name="Preformatted_20_Text">baco</text:p>
      <text:p text:style-name="Preformatted_20_Text">atelier</text:p>
      <text:p text:style-name="Preformatted_20_Text">online1</text:p>
      <text:p text:style-name="Preformatted_20_Text">www.turismo</text:p>
      <text:p text:style-name="Preformatted_20_Text">weaver</text:p>
      <text:p text:style-name="Preformatted_20_Text">cbf5</text:p>
      <text:p text:style-name="Preformatted_20_Text">marian</text:p>
      <text:p text:style-name="Preformatted_20_Text">s223</text:p>
      <text:p text:style-name="Preformatted_20_Text">exchange1</text:p>
      <text:p text:style-name="Preformatted_20_Text">dorado</text:p>
      <text:p text:style-name="Preformatted_20_Text"><text:soft-page-break/>iserver</text:p>
      <text:p text:style-name="Preformatted_20_Text">barracuda1</text:p>
      <text:p text:style-name="Preformatted_20_Text">prada</text:p>
      <text:p text:style-name="Preformatted_20_Text">streaming2</text:p>
      <text:p text:style-name="Preformatted_20_Text">gisweb</text:p>
      <text:p text:style-name="Preformatted_20_Text">psd</text:p>
      <text:p text:style-name="Preformatted_20_Text">daffy</text:p>
      <text:p text:style-name="Preformatted_20_Text">musicbox</text:p>
      <text:p text:style-name="Preformatted_20_Text">ralph</text:p>
      <text:p text:style-name="Preformatted_20_Text">acid</text:p>
      <text:p text:style-name="Preformatted_20_Text">roland</text:p>
      <text:p text:style-name="Preformatted_20_Text">a7</text:p>
      <text:p text:style-name="Preformatted_20_Text">shelly</text:p>
      <text:p text:style-name="Preformatted_20_Text">pikachu</text:p>
      <text:p text:style-name="Preformatted_20_Text">mailstore</text:p>
      <text:p text:style-name="Preformatted_20_Text">tecnologia</text:p>
      <text:p text:style-name="Preformatted_20_Text">advice</text:p>
      <text:p text:style-name="Preformatted_20_Text">s186</text:p>
      <text:p text:style-name="Preformatted_20_Text">s167</text:p>
      <text:p text:style-name="Preformatted_20_Text">astrology</text:p>
      <text:p text:style-name="Preformatted_20_Text">lm1</text:p>
      <text:p text:style-name="Preformatted_20_Text">cocoa</text:p>
      <text:p text:style-name="Preformatted_20_Text">secrets</text:p>
      <text:p text:style-name="Preformatted_20_Text">miranda</text:p>
      <text:p text:style-name="Preformatted_20_Text">webstar</text:p>
      <text:p text:style-name="Preformatted_20_Text">alone</text:p>
      <text:p text:style-name="Preformatted_20_Text">awc</text:p>
      <text:p text:style-name="Preformatted_20_Text">younes</text:p>
      <text:p text:style-name="Preformatted_20_Text">crawler</text:p>
      <text:p text:style-name="Preformatted_20_Text">adele</text:p>
      <text:p text:style-name="Preformatted_20_Text">shamrock</text:p>
      <text:p text:style-name="Preformatted_20_Text">primavera</text:p>
      <text:p text:style-name="Preformatted_20_Text">ned</text:p>
      <text:p text:style-name="Preformatted_20_Text">webdisk.login</text:p>
      <text:p text:style-name="Preformatted_20_Text">autoconfig.login</text:p>
      <text:p text:style-name="Preformatted_20_Text">autodiscover.login</text:p>
      <text:p text:style-name="Preformatted_20_Text">cp5</text:p>
      <text:p text:style-name="Preformatted_20_Text">spiral</text:p>
      <text:p text:style-name="Preformatted_20_Text">syktyvkar</text:p>
      <text:p text:style-name="Preformatted_20_Text">fuzzy</text:p>
      <text:p text:style-name="Preformatted_20_Text">c.ns</text:p>
      <text:p text:style-name="Preformatted_20_Text">jessie</text:p>
      <text:p text:style-name="Preformatted_20_Text">i90</text:p>
      <text:p text:style-name="Preformatted_20_Text">makemoney</text:p>
      <text:p text:style-name="Preformatted_20_Text">telnet</text:p>
      <text:p text:style-name="Preformatted_20_Text">danger</text:p>
      <text:p text:style-name="Preformatted_20_Text">dollars</text:p>
      <text:p text:style-name="Preformatted_20_Text">proc</text:p>
      <text:p text:style-name="Preformatted_20_Text">as3</text:p>
      <text:p text:style-name="Preformatted_20_Text">aaaaa</text:p>
      <text:p text:style-name="Preformatted_20_Text">industrial</text:p>
      <text:p text:style-name="Preformatted_20_Text">www.network</text:p>
      <text:p text:style-name="Preformatted_20_Text">webdisk.portfolio</text:p>
      <text:p text:style-name="Preformatted_20_Text">serv83</text:p>
      <text:p text:style-name="Preformatted_20_Text">overflow</text:p>
      <text:p text:style-name="Preformatted_20_Text">www.kirov</text:p>
      <text:p text:style-name="Preformatted_20_Text">boron</text:p>
      <text:p text:style-name="Preformatted_20_Text">birds</text:p>
      <text:p text:style-name="Preformatted_20_Text">behzad</text:p>
      <text:p text:style-name="Preformatted_20_Text">faces</text:p>
      <text:p text:style-name="Preformatted_20_Text">webdisk.live</text:p>
      <text:p text:style-name="Preformatted_20_Text">tamer</text:p>
      <text:p text:style-name="Preformatted_20_Text">www-2</text:p>
      <text:p text:style-name="Preformatted_20_Text">lilac</text:p>
      <text:p text:style-name="Preformatted_20_Text"><text:soft-page-break/>devcms</text:p>
      <text:p text:style-name="Preformatted_20_Text">warranty</text:p>
      <text:p text:style-name="Preformatted_20_Text">mcq-indus-01.iutnb</text:p>
      <text:p text:style-name="Preformatted_20_Text">supreme</text:p>
      <text:p text:style-name="Preformatted_20_Text">hangman</text:p>
      <text:p text:style-name="Preformatted_20_Text">cancel</text:p>
      <text:p text:style-name="Preformatted_20_Text">mcq-projet-01.iutnb</text:p>
      <text:p text:style-name="Preformatted_20_Text">srv0</text:p>
      <text:p text:style-name="Preformatted_20_Text">slash</text:p>
      <text:p text:style-name="Preformatted_20_Text">child</text:p>
      <text:p text:style-name="Preformatted_20_Text">geoweb</text:p>
      <text:p text:style-name="Preformatted_20_Text">nowa</text:p>
      <text:p text:style-name="Preformatted_20_Text">conrad</text:p>
      <text:p text:style-name="Preformatted_20_Text">webdisk.free</text:p>
      <text:p text:style-name="Preformatted_20_Text">indesign</text:p>
      <text:p text:style-name="Preformatted_20_Text">86</text:p>
      <text:p text:style-name="Preformatted_20_Text">sbe</text:p>
      <text:p text:style-name="Preformatted_20_Text">curtis</text:p>
      <text:p text:style-name="Preformatted_20_Text">myforum</text:p>
      <text:p text:style-name="Preformatted_20_Text">infra1</text:p>
      <text:p text:style-name="Preformatted_20_Text">univ</text:p>
      <text:p text:style-name="Preformatted_20_Text">web4004</text:p>
      <text:p text:style-name="Preformatted_20_Text">rune</text:p>
      <text:p text:style-name="Preformatted_20_Text">81</text:p>
      <text:p text:style-name="Preformatted_20_Text">duplo</text:p>
      <text:p text:style-name="Preformatted_20_Text">mail35</text:p>
      <text:p text:style-name="Preformatted_20_Text">wam</text:p>
      <text:p text:style-name="Preformatted_20_Text">skins</text:p>
      <text:p text:style-name="Preformatted_20_Text">himalaya</text:p>
      <text:p text:style-name="Preformatted_20_Text">beatrice</text:p>
      <text:p text:style-name="Preformatted_20_Text">krs</text:p>
      <text:p text:style-name="Preformatted_20_Text">finland</text:p>
      <text:p text:style-name="Preformatted_20_Text">harrier</text:p>
      <text:p text:style-name="Preformatted_20_Text">fw02</text:p>
      <text:p text:style-name="Preformatted_20_Text">perfect</text:p>
      <text:p text:style-name="Preformatted_20_Text">goose</text:p>
      <text:p text:style-name="Preformatted_20_Text">genealogy</text:p>
      <text:p text:style-name="Preformatted_20_Text">erik</text:p>
      <text:p text:style-name="Preformatted_20_Text">marriage</text:p>
      <text:p text:style-name="Preformatted_20_Text">heimdall</text:p>
      <text:p text:style-name="Preformatted_20_Text">autocad</text:p>
      <text:p text:style-name="Preformatted_20_Text">pony</text:p>
      <text:p text:style-name="Preformatted_20_Text">stranger</text:p>
      <text:p text:style-name="Preformatted_20_Text">hilda</text:p>
      <text:p text:style-name="Preformatted_20_Text">advisor</text:p>
      <text:p text:style-name="Preformatted_20_Text">75</text:p>
      <text:p text:style-name="Preformatted_20_Text">win15</text:p>
      <text:p text:style-name="Preformatted_20_Text">kaizen</text:p>
      <text:p text:style-name="Preformatted_20_Text">ns150</text:p>
      <text:p text:style-name="Preformatted_20_Text">regulus</text:p>
      <text:p text:style-name="Preformatted_20_Text">adler</text:p>
      <text:p text:style-name="Preformatted_20_Text">zakaria</text:p>
      <text:p text:style-name="Preformatted_20_Text">pay2</text:p>
      <text:p text:style-name="Preformatted_20_Text">www.reports</text:p>
      <text:p text:style-name="Preformatted_20_Text">cpanel1</text:p>
      <text:p text:style-name="Preformatted_20_Text">74</text:p>
      <text:p text:style-name="Preformatted_20_Text">patricia</text:p>
      <text:p text:style-name="Preformatted_20_Text">i80</text:p>
      <text:p text:style-name="Preformatted_20_Text">Server</text:p>
      <text:p text:style-name="Preformatted_20_Text">www28</text:p>
      <text:p text:style-name="Preformatted_20_Text">www.kemerovo</text:p>
      <text:p text:style-name="Preformatted_20_Text">www.stud</text:p>
      <text:p text:style-name="Preformatted_20_Text">highway</text:p>
      <text:p text:style-name="Preformatted_20_Text">securelogin</text:p>
      <text:p text:style-name="Preformatted_20_Text"><text:soft-page-break/>www.l</text:p>
      <text:p text:style-name="Preformatted_20_Text">insane</text:p>
      <text:p text:style-name="Preformatted_20_Text">inti</text:p>
      <text:p text:style-name="Preformatted_20_Text">68</text:p>
      <text:p text:style-name="Preformatted_20_Text">www.barnaul</text:p>
      <text:p text:style-name="Preformatted_20_Text">tomtom</text:p>
      <text:p text:style-name="Preformatted_20_Text">jedi</text:p>
      <text:p text:style-name="Preformatted_20_Text">speech</text:p>
      <text:p text:style-name="Preformatted_20_Text">filebox</text:p>
      <text:p text:style-name="Preformatted_20_Text">rdns3</text:p>
      <text:p text:style-name="Preformatted_20_Text">noda</text:p>
      <text:p text:style-name="Preformatted_20_Text">integra</text:p>
      <text:p text:style-name="Preformatted_20_Text">elan</text:p>
      <text:p text:style-name="Preformatted_20_Text">kingkong</text:p>
      <text:p text:style-name="Preformatted_20_Text">akash</text:p>
      <text:p text:style-name="Preformatted_20_Text">www.irkutsk</text:p>
      <text:p text:style-name="Preformatted_20_Text">62</text:p>
      <text:p text:style-name="Preformatted_20_Text">seeker</text:p>
      <text:p text:style-name="Preformatted_20_Text">keyword</text:p>
      <text:p text:style-name="Preformatted_20_Text">log1</text:p>
      <text:p text:style-name="Preformatted_20_Text">vtc</text:p>
      <text:p text:style-name="Preformatted_20_Text">www.report</text:p>
      <text:p text:style-name="Preformatted_20_Text">agape</text:p>
      <text:p text:style-name="Preformatted_20_Text">mara</text:p>
      <text:p text:style-name="Preformatted_20_Text">responsive</text:p>
      <text:p text:style-name="Preformatted_20_Text">wan</text:p>
      <text:p text:style-name="Preformatted_20_Text">ipv4.demo</text:p>
      <text:p text:style-name="Preformatted_20_Text">bca</text:p>
      <text:p text:style-name="Preformatted_20_Text">test23</text:p>
      <text:p text:style-name="Preformatted_20_Text">96</text:p>
      <text:p text:style-name="Preformatted_20_Text">moments</text:p>
      <text:p text:style-name="Preformatted_20_Text">amp</text:p>
      <text:p text:style-name="Preformatted_20_Text">www.12</text:p>
      <text:p text:style-name="Preformatted_20_Text">www.travian</text:p>
      <text:p text:style-name="Preformatted_20_Text">escrow</text:p>
      <text:p text:style-name="Preformatted_20_Text">nights</text:p>
      <text:p text:style-name="Preformatted_20_Text">www.13</text:p>
      <text:p text:style-name="Preformatted_20_Text">dev10</text:p>
      <text:p text:style-name="Preformatted_20_Text">po2</text:p>
      <text:p text:style-name="Preformatted_20_Text">ssh1</text:p>
      <text:p text:style-name="Preformatted_20_Text">www.man</text:p>
      <text:p text:style-name="Preformatted_20_Text">w11</text:p>
      <text:p text:style-name="Preformatted_20_Text">webdisk.upload</text:p>
      <text:p text:style-name="Preformatted_20_Text">www.20</text:p>
      <text:p text:style-name="Preformatted_20_Text">surat</text:p>
      <text:p text:style-name="Preformatted_20_Text">toro</text:p>
      <text:p text:style-name="Preformatted_20_Text">go2</text:p>
      <text:p text:style-name="Preformatted_20_Text">wassup</text:p>
      <text:p text:style-name="Preformatted_20_Text">pleiades</text:p>
      <text:p text:style-name="Preformatted_20_Text">conan</text:p>
      <text:p text:style-name="Preformatted_20_Text">alef</text:p>
      <text:p text:style-name="Preformatted_20_Text">caravan</text:p>
      <text:p text:style-name="Preformatted_20_Text">amjad</text:p>
      <text:p text:style-name="Preformatted_20_Text">smtp.mail</text:p>
      <text:p text:style-name="Preformatted_20_Text">www.smolensk</text:p>
      <text:p text:style-name="Preformatted_20_Text">canopus</text:p>
      <text:p text:style-name="Preformatted_20_Text">www.9</text:p>
      <text:p text:style-name="Preformatted_20_Text">tsgateway</text:p>
      <text:p text:style-name="Preformatted_20_Text">colt</text:p>
      <text:p text:style-name="Preformatted_20_Text">02</text:p>
      <text:p text:style-name="Preformatted_20_Text">cpt</text:p>
      <text:p text:style-name="Preformatted_20_Text">www.mama</text:p>
      <text:p text:style-name="Preformatted_20_Text">redsun</text:p>
      <text:p text:style-name="Preformatted_20_Text">dac</text:p>
      <text:p text:style-name="Preformatted_20_Text"><text:soft-page-break/>fdm</text:p>
      <text:p text:style-name="Preformatted_20_Text">cdn5</text:p>
      <text:p text:style-name="Preformatted_20_Text">myip</text:p>
      <text:p text:style-name="Preformatted_20_Text">www.stavropol</text:p>
      <text:p text:style-name="Preformatted_20_Text">puertorico</text:p>
      <text:p text:style-name="Preformatted_20_Text">isc</text:p>
      <text:p text:style-name="Preformatted_20_Text">zhaopin</text:p>
      <text:p text:style-name="Preformatted_20_Text">www.esp</text:p>
      <text:p text:style-name="Preformatted_20_Text">turizm</text:p>
      <text:p text:style-name="Preformatted_20_Text">eticket</text:p>
      <text:p text:style-name="Preformatted_20_Text">assets4</text:p>
      <text:p text:style-name="Preformatted_20_Text">thewall</text:p>
      <text:p text:style-name="Preformatted_20_Text">adserver2</text:p>
      <text:p text:style-name="Preformatted_20_Text">img05</text:p>
      <text:p text:style-name="Preformatted_20_Text">autodiscover.main</text:p>
      <text:p text:style-name="Preformatted_20_Text">win20</text:p>
      <text:p text:style-name="Preformatted_20_Text">doi</text:p>
      <text:p text:style-name="Preformatted_20_Text">www.developer</text:p>
      <text:p text:style-name="Preformatted_20_Text">portale</text:p>
      <text:p text:style-name="Preformatted_20_Text">khorshid</text:p>
      <text:p text:style-name="Preformatted_20_Text">counters</text:p>
      <text:p text:style-name="Preformatted_20_Text">prs</text:p>
      <text:p text:style-name="Preformatted_20_Text">psc</text:p>
      <text:p text:style-name="Preformatted_20_Text">romans</text:p>
      <text:p text:style-name="Preformatted_20_Text">222</text:p>
      <text:p text:style-name="Preformatted_20_Text">oneclick</text:p>
      <text:p text:style-name="Preformatted_20_Text">cheap</text:p>
      <text:p text:style-name="Preformatted_20_Text">img165</text:p>
      <text:p text:style-name="Preformatted_20_Text">neuron</text:p>
      <text:p text:style-name="Preformatted_20_Text">trigger</text:p>
      <text:p text:style-name="Preformatted_20_Text">secure10</text:p>
      <text:p text:style-name="Preformatted_20_Text">nobel</text:p>
      <text:p text:style-name="Preformatted_20_Text">dakar</text:p>
      <text:p text:style-name="Preformatted_20_Text">www.dvd</text:p>
      <text:p text:style-name="Preformatted_20_Text">secure11</text:p>
      <text:p text:style-name="Preformatted_20_Text">www.demo3</text:p>
      <text:p text:style-name="Preformatted_20_Text">savebig</text:p>
      <text:p text:style-name="Preformatted_20_Text">taka</text:p>
      <text:p text:style-name="Preformatted_20_Text">sdns</text:p>
      <text:p text:style-name="Preformatted_20_Text">rhythm</text:p>
      <text:p text:style-name="Preformatted_20_Text">adagio</text:p>
      <text:p text:style-name="Preformatted_20_Text">www.property</text:p>
      <text:p text:style-name="Preformatted_20_Text">noproxy</text:p>
      <text:p text:style-name="Preformatted_20_Text">mrp</text:p>
      <text:p text:style-name="Preformatted_20_Text">sou</text:p>
      <text:p text:style-name="Preformatted_20_Text">paygate</text:p>
      <text:p text:style-name="Preformatted_20_Text">sailor</text:p>
      <text:p text:style-name="Preformatted_20_Text">#mail</text:p>
      <text:p text:style-name="Preformatted_20_Text">billpay</text:p>
      <text:p text:style-name="Preformatted_20_Text">itp</text:p>
      <text:p text:style-name="Preformatted_20_Text">volta</text:p>
      <text:p text:style-name="Preformatted_20_Text">hris</text:p>
      <text:p text:style-name="Preformatted_20_Text">sinope</text:p>
      <text:p text:style-name="Preformatted_20_Text">doodle</text:p>
      <text:p text:style-name="Preformatted_20_Text">drc</text:p>
      <text:p text:style-name="Preformatted_20_Text">xchange</text:p>
      <text:p text:style-name="Preformatted_20_Text">shield</text:p>
      <text:p text:style-name="Preformatted_20_Text">rdns</text:p>
      <text:p text:style-name="Preformatted_20_Text">hubble</text:p>
      <text:p text:style-name="Preformatted_20_Text">predator</text:p>
      <text:p text:style-name="Preformatted_20_Text">www.url</text:p>
      <text:p text:style-name="Preformatted_20_Text">turan</text:p>
      <text:p text:style-name="Preformatted_20_Text">murphy</text:p>
      <text:p text:style-name="Preformatted_20_Text">voting</text:p>
      <text:p text:style-name="Preformatted_20_Text"><text:soft-page-break/>boletim</text:p>
      <text:p text:style-name="Preformatted_20_Text">collins</text:p>
      <text:p text:style-name="Preformatted_20_Text">progamers</text:p>
      <text:p text:style-name="Preformatted_20_Text">ns97</text:p>
      <text:p text:style-name="Preformatted_20_Text">ns96</text:p>
      <text:p text:style-name="Preformatted_20_Text">host03</text:p>
      <text:p text:style-name="Preformatted_20_Text">pct</text:p>
      <text:p text:style-name="Preformatted_20_Text">watt</text:p>
      <text:p text:style-name="Preformatted_20_Text">orinoco</text:p>
      <text:p text:style-name="Preformatted_20_Text">sa1</text:p>
      <text:p text:style-name="Preformatted_20_Text">secureweb</text:p>
      <text:p text:style-name="Preformatted_20_Text">pharos</text:p>
      <text:p text:style-name="Preformatted_20_Text">nota</text:p>
      <text:p text:style-name="Preformatted_20_Text">picnic</text:p>
      <text:p text:style-name="Preformatted_20_Text">eduardo</text:p>
      <text:p text:style-name="Preformatted_20_Text">congo</text:p>
      <text:p text:style-name="Preformatted_20_Text">ns78</text:p>
      <text:p text:style-name="Preformatted_20_Text">ns76</text:p>
      <text:p text:style-name="Preformatted_20_Text">aquamarine</text:p>
      <text:p text:style-name="Preformatted_20_Text">www44</text:p>
      <text:p text:style-name="Preformatted_20_Text">sot</text:p>
      <text:p text:style-name="Preformatted_20_Text">padma</text:p>
      <text:p text:style-name="Preformatted_20_Text">mosaic</text:p>
      <text:p text:style-name="Preformatted_20_Text">hw</text:p>
      <text:p text:style-name="Preformatted_20_Text">x4</text:p>
      <text:p text:style-name="Preformatted_20_Text">rocker</text:p>
      <text:p text:style-name="Preformatted_20_Text">fathi</text:p>
      <text:p text:style-name="Preformatted_20_Text">converter</text:p>
      <text:p text:style-name="Preformatted_20_Text">derek</text:p>
      <text:p text:style-name="Preformatted_20_Text">fullmoon</text:p>
      <text:p text:style-name="Preformatted_20_Text">rns2</text:p>
      <text:p text:style-name="Preformatted_20_Text">persia</text:p>
      <text:p text:style-name="Preformatted_20_Text">t5</text:p>
      <text:p text:style-name="Preformatted_20_Text">murray</text:p>
      <text:p text:style-name="Preformatted_20_Text">vps104</text:p>
      <text:p text:style-name="Preformatted_20_Text">bsm</text:p>
      <text:p text:style-name="Preformatted_20_Text">util01</text:p>
      <text:p text:style-name="Preformatted_20_Text">barbados</text:p>
      <text:p text:style-name="Preformatted_20_Text">essence</text:p>
      <text:p text:style-name="Preformatted_20_Text">main2</text:p>
      <text:p text:style-name="Preformatted_20_Text">pcworld</text:p>
      <text:p text:style-name="Preformatted_20_Text">tis</text:p>
      <text:p text:style-name="Preformatted_20_Text">mailsvr</text:p>
      <text:p text:style-name="Preformatted_20_Text">kirakira</text:p>
      <text:p text:style-name="Preformatted_20_Text">amigo</text:p>
      <text:p text:style-name="Preformatted_20_Text">ns79</text:p>
      <text:p text:style-name="Preformatted_20_Text">smash</text:p>
      <text:p text:style-name="Preformatted_20_Text">cassiopeia</text:p>
      <text:p text:style-name="Preformatted_20_Text">fairytale</text:p>
      <text:p text:style-name="Preformatted_20_Text">ns105</text:p>
      <text:p text:style-name="Preformatted_20_Text">jnp</text:p>
      <text:p text:style-name="Preformatted_20_Text">www.puzzle</text:p>
      <text:p text:style-name="Preformatted_20_Text">mulberry</text:p>
      <text:p text:style-name="Preformatted_20_Text">solusvm</text:p>
      <text:p text:style-name="Preformatted_20_Text">bfm</text:p>
      <text:p text:style-name="Preformatted_20_Text">ns117</text:p>
      <text:p text:style-name="Preformatted_20_Text">mclaren</text:p>
      <text:p text:style-name="Preformatted_20_Text">mx13</text:p>
      <text:p text:style-name="Preformatted_20_Text">ns122</text:p>
      <text:p text:style-name="Preformatted_20_Text">technet</text:p>
      <text:p text:style-name="Preformatted_20_Text">demo19</text:p>
      <text:p text:style-name="Preformatted_20_Text">local.api</text:p>
      <text:p text:style-name="Preformatted_20_Text">www.account</text:p>
      <text:p text:style-name="Preformatted_20_Text">smtp-out-02</text:p>
      <text:p text:style-name="Preformatted_20_Text"><text:soft-page-break/>sonet</text:p>
      <text:p text:style-name="Preformatted_20_Text">vol</text:p>
      <text:p text:style-name="Preformatted_20_Text">jinx</text:p>
      <text:p text:style-name="Preformatted_20_Text">damian</text:p>
      <text:p text:style-name="Preformatted_20_Text">eminem</text:p>
      <text:p text:style-name="Preformatted_20_Text">photobook</text:p>
      <text:p text:style-name="Preformatted_20_Text">www.wd</text:p>
      <text:p text:style-name="Preformatted_20_Text">vps107</text:p>
      <text:p text:style-name="Preformatted_20_Text">atlant</text:p>
      <text:p text:style-name="Preformatted_20_Text">hamid</text:p>
      <text:p text:style-name="Preformatted_20_Text">bambino</text:p>
      <text:p text:style-name="Preformatted_20_Text">bismarck</text:p>
      <text:p text:style-name="Preformatted_20_Text">secdns</text:p>
      <text:p text:style-name="Preformatted_20_Text">fcs</text:p>
      <text:p text:style-name="Preformatted_20_Text">www.piwik</text:p>
      <text:p text:style-name="Preformatted_20_Text">kkkk</text:p>
      <text:p text:style-name="Preformatted_20_Text">jackpot</text:p>
      <text:p text:style-name="Preformatted_20_Text">excelsior</text:p>
      <text:p text:style-name="Preformatted_20_Text">tootoo</text:p>
      <text:p text:style-name="Preformatted_20_Text">alani</text:p>
      <text:p text:style-name="Preformatted_20_Text">spi</text:p>
      <text:p text:style-name="Preformatted_20_Text">vids</text:p>
      <text:p text:style-name="Preformatted_20_Text">amal</text:p>
      <text:p text:style-name="Preformatted_20_Text">newhost</text:p>
      <text:p text:style-name="Preformatted_20_Text">pingpong</text:p>
      <text:p text:style-name="Preformatted_20_Text">mail-in</text:p>
      <text:p text:style-name="Preformatted_20_Text">origin.www</text:p>
      <text:p text:style-name="Preformatted_20_Text">mister</text:p>
      <text:p text:style-name="Preformatted_20_Text">www.deals</text:p>
      <text:p text:style-name="Preformatted_20_Text">korean</text:p>
      <text:p text:style-name="Preformatted_20_Text">dinosaur</text:p>
      <text:p text:style-name="Preformatted_20_Text">kristine</text:p>
      <text:p text:style-name="Preformatted_20_Text">ccl</text:p>
      <text:p text:style-name="Preformatted_20_Text">empty</text:p>
      <text:p text:style-name="Preformatted_20_Text">shining</text:p>
      <text:p text:style-name="Preformatted_20_Text">ww9</text:p>
      <text:p text:style-name="Preformatted_20_Text">rays</text:p>
      <text:p text:style-name="Preformatted_20_Text">autoconfig.links</text:p>
      <text:p text:style-name="Preformatted_20_Text">autodiscover.wholesale</text:p>
      <text:p text:style-name="Preformatted_20_Text">www.vc</text:p>
      <text:p text:style-name="Preformatted_20_Text">clay</text:p>
      <text:p text:style-name="Preformatted_20_Text">sch</text:p>
      <text:p text:style-name="Preformatted_20_Text">nagoya</text:p>
      <text:p text:style-name="Preformatted_20_Text">minmin</text:p>
      <text:p text:style-name="Preformatted_20_Text">phs</text:p>
      <text:p text:style-name="Preformatted_20_Text">www.shadow</text:p>
      <text:p text:style-name="Preformatted_20_Text">yuan</text:p>
      <text:p text:style-name="Preformatted_20_Text">pmc</text:p>
      <text:p text:style-name="Preformatted_20_Text">autodiscover.links</text:p>
      <text:p text:style-name="Preformatted_20_Text">smiley</text:p>
      <text:p text:style-name="Preformatted_20_Text">rews</text:p>
      <text:p text:style-name="Preformatted_20_Text">olsztyn</text:p>
      <text:p text:style-name="Preformatted_20_Text">mot</text:p>
      <text:p text:style-name="Preformatted_20_Text">bioinfo</text:p>
      <text:p text:style-name="Preformatted_20_Text">osm</text:p>
      <text:p text:style-name="Preformatted_20_Text">macho</text:p>
      <text:p text:style-name="Preformatted_20_Text">mime</text:p>
      <text:p text:style-name="Preformatted_20_Text">glamour</text:p>
      <text:p text:style-name="Preformatted_20_Text">otter</text:p>
      <text:p text:style-name="Preformatted_20_Text">kx</text:p>
      <text:p text:style-name="Preformatted_20_Text">imran</text:p>
      <text:p text:style-name="Preformatted_20_Text">autoconfig.wholesale</text:p>
      <text:p text:style-name="Preformatted_20_Text">www.mailing</text:p>
      <text:p text:style-name="Preformatted_20_Text">85cc</text:p>
      <text:p text:style-name="Preformatted_20_Text"><text:soft-page-break/>www.prestige</text:p>
      <text:p text:style-name="Preformatted_20_Text">profi</text:p>
      <text:p text:style-name="Preformatted_20_Text">avril</text:p>
      <text:p text:style-name="Preformatted_20_Text">mail.fc2</text:p>
      <text:p text:style-name="Preformatted_20_Text">bb1</text:p>
      <text:p text:style-name="Preformatted_20_Text">corner</text:p>
      <text:p text:style-name="Preformatted_20_Text">legends</text:p>
      <text:p text:style-name="Preformatted_20_Text">bongda</text:p>
      <text:p text:style-name="Preformatted_20_Text">sobek</text:p>
      <text:p text:style-name="Preformatted_20_Text">asta</text:p>
      <text:p text:style-name="Preformatted_20_Text">prep</text:p>
      <text:p text:style-name="Preformatted_20_Text">sogox</text:p>
      <text:p text:style-name="Preformatted_20_Text">8591</text:p>
      <text:p text:style-name="Preformatted_20_Text">alcatraz</text:p>
      <text:p text:style-name="Preformatted_20_Text">waffle</text:p>
      <text:p text:style-name="Preformatted_20_Text">idiots</text:p>
      <text:p text:style-name="Preformatted_20_Text">mail.8591</text:p>
      <text:p text:style-name="Preformatted_20_Text">mail.77p2p</text:p>
      <text:p text:style-name="Preformatted_20_Text">spawn</text:p>
      <text:p text:style-name="Preformatted_20_Text">valerie</text:p>
      <text:p text:style-name="Preformatted_20_Text">ass</text:p>
      <text:p text:style-name="Preformatted_20_Text">emailer</text:p>
      <text:p text:style-name="Preformatted_20_Text">filmy</text:p>
      <text:p text:style-name="Preformatted_20_Text">cho</text:p>
      <text:p text:style-name="Preformatted_20_Text">bsa</text:p>
      <text:p text:style-name="Preformatted_20_Text">www.irk</text:p>
      <text:p text:style-name="Preformatted_20_Text">vip4</text:p>
      <text:p text:style-name="Preformatted_20_Text">cristian</text:p>
      <text:p text:style-name="Preformatted_20_Text">aj</text:p>
      <text:p text:style-name="Preformatted_20_Text">access1</text:p>
      <text:p text:style-name="Preformatted_20_Text">council</text:p>
      <text:p text:style-name="Preformatted_20_Text">den</text:p>
      <text:p text:style-name="Preformatted_20_Text">elysium</text:p>
      <text:p text:style-name="Preformatted_20_Text">gsf</text:p>
      <text:p text:style-name="Preformatted_20_Text">www.msn</text:p>
      <text:p text:style-name="Preformatted_20_Text">vcon</text:p>
      <text:p text:style-name="Preformatted_20_Text">drp</text:p>
      <text:p text:style-name="Preformatted_20_Text">emg</text:p>
      <text:p text:style-name="Preformatted_20_Text">cme</text:p>
      <text:p text:style-name="Preformatted_20_Text">gcm</text:p>
      <text:p text:style-name="Preformatted_20_Text">www.firmy</text:p>
      <text:p text:style-name="Preformatted_20_Text">workstation</text:p>
      <text:p text:style-name="Preformatted_20_Text">5278</text:p>
      <text:p text:style-name="Preformatted_20_Text">gadgets</text:p>
      <text:p text:style-name="Preformatted_20_Text">mail.5278</text:p>
      <text:p text:style-name="Preformatted_20_Text">tapety</text:p>
      <text:p text:style-name="Preformatted_20_Text">holocaust</text:p>
      <text:p text:style-name="Preformatted_20_Text">mail.sogox</text:p>
      <text:p text:style-name="Preformatted_20_Text">mobiles</text:p>
      <text:p text:style-name="Preformatted_20_Text">jorge</text:p>
      <text:p text:style-name="Preformatted_20_Text">m18</text:p>
      <text:p text:style-name="Preformatted_20_Text">object</text:p>
      <text:p text:style-name="Preformatted_20_Text">apps1</text:p>
      <text:p text:style-name="Preformatted_20_Text">mediasite</text:p>
      <text:p text:style-name="Preformatted_20_Text">spectro</text:p>
      <text:p text:style-name="Preformatted_20_Text">lister</text:p>
      <text:p text:style-name="Preformatted_20_Text">os2</text:p>
      <text:p text:style-name="Preformatted_20_Text">hcp</text:p>
      <text:p text:style-name="Preformatted_20_Text">228</text:p>
      <text:p text:style-name="Preformatted_20_Text">gos</text:p>
      <text:p text:style-name="Preformatted_20_Text">s46</text:p>
      <text:p text:style-name="Preformatted_20_Text">amar</text:p>
      <text:p text:style-name="Preformatted_20_Text">www.template</text:p>
      <text:p text:style-name="Preformatted_20_Text">cet</text:p>
      <text:p text:style-name="Preformatted_20_Text"><text:soft-page-break/>kor</text:p>
      <text:p text:style-name="Preformatted_20_Text">q10</text:p>
      <text:p text:style-name="Preformatted_20_Text">dsadmin</text:p>
      <text:p text:style-name="Preformatted_20_Text">mocha</text:p>
      <text:p text:style-name="Preformatted_20_Text">kiran</text:p>
      <text:p text:style-name="Preformatted_20_Text">lps</text:p>
      <text:p text:style-name="Preformatted_20_Text">blago</text:p>
      <text:p text:style-name="Preformatted_20_Text">marin</text:p>
      <text:p text:style-name="Preformatted_20_Text">sparc</text:p>
      <text:p text:style-name="Preformatted_20_Text">host02</text:p>
      <text:p text:style-name="Preformatted_20_Text">bellatrix</text:p>
      <text:p text:style-name="Preformatted_20_Text">curiosity</text:p>
      <text:p text:style-name="Preformatted_20_Text">mail.85cc</text:p>
      <text:p text:style-name="Preformatted_20_Text">biuro</text:p>
      <text:p text:style-name="Preformatted_20_Text">oursogo</text:p>
      <text:p text:style-name="Preformatted_20_Text">mail.oursogo</text:p>
      <text:p text:style-name="Preformatted_20_Text">mahdi</text:p>
      <text:p text:style-name="Preformatted_20_Text">femdom</text:p>
      <text:p text:style-name="Preformatted_20_Text">merida</text:p>
      <text:p text:style-name="Preformatted_20_Text">language</text:p>
      <text:p text:style-name="Preformatted_20_Text">alto</text:p>
      <text:p text:style-name="Preformatted_20_Text">www.delivery</text:p>
      <text:p text:style-name="Preformatted_20_Text">kopia</text:p>
      <text:p text:style-name="Preformatted_20_Text">malik</text:p>
      <text:p text:style-name="Preformatted_20_Text">dave1</text:p>
      <text:p text:style-name="Preformatted_20_Text">eburg</text:p>
      <text:p text:style-name="Preformatted_20_Text">web52</text:p>
      <text:p text:style-name="Preformatted_20_Text">web51</text:p>
      <text:p text:style-name="Preformatted_20_Text">server47</text:p>
      <text:p text:style-name="Preformatted_20_Text">senior</text:p>
      <text:p text:style-name="Preformatted_20_Text">server46</text:p>
      <text:p text:style-name="Preformatted_20_Text">mvp</text:p>
      <text:p text:style-name="Preformatted_20_Text">clan</text:p>
      <text:p text:style-name="Preformatted_20_Text">domaincontrolpanel</text:p>
      <text:p text:style-name="Preformatted_20_Text">referral</text:p>
      <text:p text:style-name="Preformatted_20_Text">www.develop</text:p>
      <text:p text:style-name="Preformatted_20_Text">halloween</text:p>
      <text:p text:style-name="Preformatted_20_Text">fee</text:p>
      <text:p text:style-name="Preformatted_20_Text">medea</text:p>
      <text:p text:style-name="Preformatted_20_Text">robotics</text:p>
      <text:p text:style-name="Preformatted_20_Text">mehdi</text:p>
      <text:p text:style-name="Preformatted_20_Text">server32</text:p>
      <text:p text:style-name="Preformatted_20_Text">mssql01</text:p>
      <text:p text:style-name="Preformatted_20_Text">jiuye</text:p>
      <text:p text:style-name="Preformatted_20_Text">server26</text:p>
      <text:p text:style-name="Preformatted_20_Text">trauma</text:p>
      <text:p text:style-name="Preformatted_20_Text">desert</text:p>
      <text:p text:style-name="Preformatted_20_Text">tu</text:p>
      <text:p text:style-name="Preformatted_20_Text">harrison</text:p>
      <text:p text:style-name="Preformatted_20_Text">box11</text:p>
      <text:p text:style-name="Preformatted_20_Text">miass</text:p>
      <text:p text:style-name="Preformatted_20_Text">darklord</text:p>
      <text:p text:style-name="Preformatted_20_Text">77p2p</text:p>
      <text:p text:style-name="Preformatted_20_Text">soluciones</text:p>
      <text:p text:style-name="Preformatted_20_Text">osd</text:p>
      <text:p text:style-name="Preformatted_20_Text">slk</text:p>
      <text:p text:style-name="Preformatted_20_Text">av8d</text:p>
      <text:p text:style-name="Preformatted_20_Text">dentistry</text:p>
      <text:p text:style-name="Preformatted_20_Text">mx-2</text:p>
      <text:p text:style-name="Preformatted_20_Text">monroe</text:p>
      <text:p text:style-name="Preformatted_20_Text">mail.av8d</text:p>
      <text:p text:style-name="Preformatted_20_Text">simorgh</text:p>
      <text:p text:style-name="Preformatted_20_Text">www.telecom</text:p>
      <text:p text:style-name="Preformatted_20_Text">kerala</text:p>
      <text:p text:style-name="Preformatted_20_Text"><text:soft-page-break/>wuhan</text:p>
      <text:p text:style-name="Preformatted_20_Text">moody</text:p>
      <text:p text:style-name="Preformatted_20_Text">erc</text:p>
      <text:p text:style-name="Preformatted_20_Text">santander</text:p>
      <text:p text:style-name="Preformatted_20_Text">sharefile</text:p>
      <text:p text:style-name="Preformatted_20_Text">niobe</text:p>
      <text:p text:style-name="Preformatted_20_Text">aca</text:p>
      <text:p text:style-name="Preformatted_20_Text">orangecounty</text:p>
      <text:p text:style-name="Preformatted_20_Text">m01</text:p>
      <text:p text:style-name="Preformatted_20_Text">pta</text:p>
      <text:p text:style-name="Preformatted_20_Text">mail41</text:p>
      <text:p text:style-name="Preformatted_20_Text">vc3</text:p>
      <text:p text:style-name="Preformatted_20_Text">www.7</text:p>
      <text:p text:style-name="Preformatted_20_Text">eleanor</text:p>
      <text:p text:style-name="Preformatted_20_Text">hvac</text:p>
      <text:p text:style-name="Preformatted_20_Text">assassin</text:p>
      <text:p text:style-name="Preformatted_20_Text">sacs</text:p>
      <text:p text:style-name="Preformatted_20_Text">mex</text:p>
      <text:p text:style-name="Preformatted_20_Text">tales</text:p>
      <text:p text:style-name="Preformatted_20_Text">webdisk.go</text:p>
      <text:p text:style-name="Preformatted_20_Text">autodiscover.exchange</text:p>
      <text:p text:style-name="Preformatted_20_Text">mail44</text:p>
      <text:p text:style-name="Preformatted_20_Text">mail.news</text:p>
      <text:p text:style-name="Preformatted_20_Text">mail45</text:p>
      <text:p text:style-name="Preformatted_20_Text">urania</text:p>
      <text:p text:style-name="Preformatted_20_Text">www.photography</text:p>
      <text:p text:style-name="Preformatted_20_Text">hamlet</text:p>
      <text:p text:style-name="Preformatted_20_Text">freebox</text:p>
      <text:p text:style-name="Preformatted_20_Text">bianca</text:p>
      <text:p text:style-name="Preformatted_20_Text">hadron</text:p>
      <text:p text:style-name="Preformatted_20_Text">vcd</text:p>
      <text:p text:style-name="Preformatted_20_Text">blake</text:p>
      <text:p text:style-name="Preformatted_20_Text">sync2</text:p>
      <text:p text:style-name="Preformatted_20_Text">pdu2</text:p>
      <text:p text:style-name="Preformatted_20_Text">konvict</text:p>
      <text:p text:style-name="Preformatted_20_Text">lobo</text:p>
      <text:p text:style-name="Preformatted_20_Text">fw3</text:p>
      <text:p text:style-name="Preformatted_20_Text">smtp-gw</text:p>
      <text:p text:style-name="Preformatted_20_Text">nhac1</text:p>
      <text:p text:style-name="Preformatted_20_Text">mail.corp</text:p>
      <text:p text:style-name="Preformatted_20_Text">as4</text:p>
      <text:p text:style-name="Preformatted_20_Text">omicron</text:p>
      <text:p text:style-name="Preformatted_20_Text">www.black</text:p>
      <text:p text:style-name="Preformatted_20_Text">ngo</text:p>
      <text:p text:style-name="Preformatted_20_Text">www.autos</text:p>
      <text:p text:style-name="Preformatted_20_Text">trends</text:p>
      <text:p text:style-name="Preformatted_20_Text">tweety</text:p>
      <text:p text:style-name="Preformatted_20_Text">kinder</text:p>
      <text:p text:style-name="Preformatted_20_Text">ttl</text:p>
      <text:p text:style-name="Preformatted_20_Text">celeste</text:p>
      <text:p text:style-name="Preformatted_20_Text">pitbull</text:p>
      <text:p text:style-name="Preformatted_20_Text">zxc</text:p>
      <text:p text:style-name="Preformatted_20_Text">exchange2</text:p>
      <text:p text:style-name="Preformatted_20_Text">groovy</text:p>
      <text:p text:style-name="Preformatted_20_Text">www.bridge</text:p>
      <text:p text:style-name="Preformatted_20_Text">oglasi</text:p>
      <text:p text:style-name="Preformatted_20_Text">desa</text:p>
      <text:p text:style-name="Preformatted_20_Text">zara</text:p>
      <text:p text:style-name="Preformatted_20_Text">oplata</text:p>
      <text:p text:style-name="Preformatted_20_Text">www.ece</text:p>
      <text:p text:style-name="Preformatted_20_Text">srv22</text:p>
      <text:p text:style-name="Preformatted_20_Text">blizzard</text:p>
      <text:p text:style-name="Preformatted_20_Text">iti</text:p>
      <text:p text:style-name="Preformatted_20_Text">ems1</text:p>
      <text:p text:style-name="Preformatted_20_Text"><text:soft-page-break/>wintermute</text:p>
      <text:p text:style-name="Preformatted_20_Text">groove</text:p>
      <text:p text:style-name="Preformatted_20_Text">srv23</text:p>
      <text:p text:style-name="Preformatted_20_Text">pearson</text:p>
      <text:p text:style-name="Preformatted_20_Text">www.ebook</text:p>
      <text:p text:style-name="Preformatted_20_Text">109</text:p>
      <text:p text:style-name="Preformatted_20_Text">rtc</text:p>
      <text:p text:style-name="Preformatted_20_Text">handbook</text:p>
      <text:p text:style-name="Preformatted_20_Text">vitrin</text:p>
      <text:p text:style-name="Preformatted_20_Text">ws02</text:p>
      <text:p text:style-name="Preformatted_20_Text">cdm</text:p>
      <text:p text:style-name="Preformatted_20_Text">adv2</text:p>
      <text:p text:style-name="Preformatted_20_Text">bugatti</text:p>
      <text:p text:style-name="Preformatted_20_Text">www.int</text:p>
      <text:p text:style-name="Preformatted_20_Text">www.rec</text:p>
      <text:p text:style-name="Preformatted_20_Text">www.tk</text:p>
      <text:p text:style-name="Preformatted_20_Text">postal</text:p>
      <text:p text:style-name="Preformatted_20_Text">chou</text:p>
      <text:p text:style-name="Preformatted_20_Text">montgomery</text:p>
      <text:p text:style-name="Preformatted_20_Text">priem</text:p>
      <text:p text:style-name="Preformatted_20_Text">bailey</text:p>
      <text:p text:style-name="Preformatted_20_Text">www.tender</text:p>
      <text:p text:style-name="Preformatted_20_Text">fileupload</text:p>
      <text:p text:style-name="Preformatted_20_Text">bestseller</text:p>
      <text:p text:style-name="Preformatted_20_Text">dongwon</text:p>
      <text:p text:style-name="Preformatted_20_Text">comet2</text:p>
      <text:p text:style-name="Preformatted_20_Text">leviathan</text:p>
      <text:p text:style-name="Preformatted_20_Text">poze</text:p>
      <text:p text:style-name="Preformatted_20_Text">mac1</text:p>
      <text:p text:style-name="Preformatted_20_Text">ebusiness</text:p>
      <text:p text:style-name="Preformatted_20_Text">www.vitrin</text:p>
      <text:p text:style-name="Preformatted_20_Text">concursos</text:p>
      <text:p text:style-name="Preformatted_20_Text">merry</text:p>
      <text:p text:style-name="Preformatted_20_Text">129</text:p>
      <text:p text:style-name="Preformatted_20_Text">cso</text:p>
      <text:p text:style-name="Preformatted_20_Text">nsp</text:p>
      <text:p text:style-name="Preformatted_20_Text">www.profile</text:p>
      <text:p text:style-name="Preformatted_20_Text">mowgli</text:p>
      <text:p text:style-name="Preformatted_20_Text">chewie</text:p>
      <text:p text:style-name="Preformatted_20_Text">alla</text:p>
      <text:p text:style-name="Preformatted_20_Text">annapolis</text:p>
      <text:p text:style-name="Preformatted_20_Text">preston</text:p>
      <text:p text:style-name="Preformatted_20_Text">nos</text:p>
      <text:p text:style-name="Preformatted_20_Text">ets</text:p>
      <text:p text:style-name="Preformatted_20_Text">kv</text:p>
      <text:p text:style-name="Preformatted_20_Text">leasing</text:p>
      <text:p text:style-name="Preformatted_20_Text">test007</text:p>
      <text:p text:style-name="Preformatted_20_Text">apricot</text:p>
      <text:p text:style-name="Preformatted_20_Text">ykt</text:p>
      <text:p text:style-name="Preformatted_20_Text">flog</text:p>
      <text:p text:style-name="Preformatted_20_Text">slx</text:p>
      <text:p text:style-name="Preformatted_20_Text">algerie</text:p>
      <text:p text:style-name="Preformatted_20_Text">indicadores</text:p>
      <text:p text:style-name="Preformatted_20_Text">excellence</text:p>
      <text:p text:style-name="Preformatted_20_Text">leslie</text:p>
      <text:p text:style-name="Preformatted_20_Text">fresno</text:p>
      <text:p text:style-name="Preformatted_20_Text">freeworld</text:p>
      <text:p text:style-name="Preformatted_20_Text">moby</text:p>
      <text:p text:style-name="Preformatted_20_Text">gestalt</text:p>
      <text:p text:style-name="Preformatted_20_Text">webdisk.jocuri</text:p>
      <text:p text:style-name="Preformatted_20_Text">zakupki</text:p>
      <text:p text:style-name="Preformatted_20_Text">edu3</text:p>
      <text:p text:style-name="Preformatted_20_Text">marion</text:p>
      <text:p text:style-name="Preformatted_20_Text">thalassa</text:p>
      <text:p text:style-name="Preformatted_20_Text"><text:soft-page-break/>autoconfig.jocuri</text:p>
      <text:p text:style-name="Preformatted_20_Text">jefferson</text:p>
      <text:p text:style-name="Preformatted_20_Text">tp1</text:p>
      <text:p text:style-name="Preformatted_20_Text">romi</text:p>
      <text:p text:style-name="Preformatted_20_Text">mpe</text:p>
      <text:p text:style-name="Preformatted_20_Text">stuttgart</text:p>
      <text:p text:style-name="Preformatted_20_Text">www.fotos</text:p>
      <text:p text:style-name="Preformatted_20_Text">timmy</text:p>
      <text:p text:style-name="Preformatted_20_Text">takaki</text:p>
      <text:p text:style-name="Preformatted_20_Text">www.bug</text:p>
      <text:p text:style-name="Preformatted_20_Text">mnemosyne</text:p>
      <text:p text:style-name="Preformatted_20_Text">artist</text:p>
      <text:p text:style-name="Preformatted_20_Text">matador</text:p>
      <text:p text:style-name="Preformatted_20_Text">autodiscover.jocuri</text:p>
      <text:p text:style-name="Preformatted_20_Text">desi</text:p>
      <text:p text:style-name="Preformatted_20_Text">encrypt</text:p>
      <text:p text:style-name="Preformatted_20_Text">bulkemail</text:p>
      <text:p text:style-name="Preformatted_20_Text">i13</text:p>
      <text:p text:style-name="Preformatted_20_Text">association</text:p>
      <text:p text:style-name="Preformatted_20_Text">esupport</text:p>
      <text:p text:style-name="Preformatted_20_Text">algeria</text:p>
      <text:p text:style-name="Preformatted_20_Text">www.elite</text:p>
      <text:p text:style-name="Preformatted_20_Text">kennedy</text:p>
      <text:p text:style-name="Preformatted_20_Text">yedek</text:p>
      <text:p text:style-name="Preformatted_20_Text">tires</text:p>
      <text:p text:style-name="Preformatted_20_Text">remo</text:p>
      <text:p text:style-name="Preformatted_20_Text">www.motoryzacja</text:p>
      <text:p text:style-name="Preformatted_20_Text">motoryzacja</text:p>
      <text:p text:style-name="Preformatted_20_Text">mystore</text:p>
      <text:p text:style-name="Preformatted_20_Text">aula</text:p>
      <text:p text:style-name="Preformatted_20_Text">pakistan</text:p>
      <text:p text:style-name="Preformatted_20_Text">socialwork</text:p>
      <text:p text:style-name="Preformatted_20_Text">ihome</text:p>
      <text:p text:style-name="Preformatted_20_Text">dept</text:p>
      <text:p text:style-name="Preformatted_20_Text">raid</text:p>
      <text:p text:style-name="Preformatted_20_Text">deepblue</text:p>
      <text:p text:style-name="Preformatted_20_Text">reserved</text:p>
      <text:p text:style-name="Preformatted_20_Text">www.dream</text:p>
      <text:p text:style-name="Preformatted_20_Text">caracas</text:p>
      <text:p text:style-name="Preformatted_20_Text">tsp</text:p>
      <text:p text:style-name="Preformatted_20_Text">wvpn</text:p>
      <text:p text:style-name="Preformatted_20_Text">triplex</text:p>
      <text:p text:style-name="Preformatted_20_Text">jobsearch</text:p>
      <text:p text:style-name="Preformatted_20_Text">sushi</text:p>
      <text:p text:style-name="Preformatted_20_Text">ontario</text:p>
      <text:p text:style-name="Preformatted_20_Text">www.losangeles</text:p>
      <text:p text:style-name="Preformatted_20_Text">szb</text:p>
      <text:p text:style-name="Preformatted_20_Text">shoutcast</text:p>
      <text:p text:style-name="Preformatted_20_Text">mga</text:p>
      <text:p text:style-name="Preformatted_20_Text">fart</text:p>
      <text:p text:style-name="Preformatted_20_Text">vito</text:p>
      <text:p text:style-name="Preformatted_20_Text">vmtest</text:p>
      <text:p text:style-name="Preformatted_20_Text">squeeze</text:p>
      <text:p text:style-name="Preformatted_20_Text">experiment</text:p>
      <text:p text:style-name="Preformatted_20_Text">tal</text:p>
      <text:p text:style-name="Preformatted_20_Text">mos</text:p>
      <text:p text:style-name="Preformatted_20_Text">blocked</text:p>
      <text:p text:style-name="Preformatted_20_Text">newsfeed</text:p>
      <text:p text:style-name="Preformatted_20_Text">lc2</text:p>
      <text:p text:style-name="Preformatted_20_Text">webdisk.newsite</text:p>
      <text:p text:style-name="Preformatted_20_Text">darling</text:p>
      <text:p text:style-name="Preformatted_20_Text">imageserver</text:p>
      <text:p text:style-name="Preformatted_20_Text">vpn4</text:p>
      <text:p text:style-name="Preformatted_20_Text">creme</text:p>
      <text:p text:style-name="Preformatted_20_Text"><text:soft-page-break/>esmeralda</text:p>
      <text:p text:style-name="Preformatted_20_Text">american</text:p>
      <text:p text:style-name="Preformatted_20_Text">pstest</text:p>
      <text:p text:style-name="Preformatted_20_Text">tabletennis</text:p>
      <text:p text:style-name="Preformatted_20_Text">www.virtual</text:p>
      <text:p text:style-name="Preformatted_20_Text">host23</text:p>
      <text:p text:style-name="Preformatted_20_Text">www.counter</text:p>
      <text:p text:style-name="Preformatted_20_Text">mb2</text:p>
      <text:p text:style-name="Preformatted_20_Text">yar</text:p>
      <text:p text:style-name="Preformatted_20_Text">vrn</text:p>
      <text:p text:style-name="Preformatted_20_Text">www-demo</text:p>
      <text:p text:style-name="Preformatted_20_Text">pc11</text:p>
      <text:p text:style-name="Preformatted_20_Text">global2</text:p>
      <text:p text:style-name="Preformatted_20_Text">www.destek</text:p>
      <text:p text:style-name="Preformatted_20_Text">bysj</text:p>
      <text:p text:style-name="Preformatted_20_Text">quarantine</text:p>
      <text:p text:style-name="Preformatted_20_Text">www.ga</text:p>
      <text:p text:style-name="Preformatted_20_Text">chandler</text:p>
      <text:p text:style-name="Preformatted_20_Text">evp</text:p>
      <text:p text:style-name="Preformatted_20_Text">reed</text:p>
      <text:p text:style-name="Preformatted_20_Text">a0</text:p>
      <text:p text:style-name="Preformatted_20_Text">www.dreams</text:p>
      <text:p text:style-name="Preformatted_20_Text">helpdesk2</text:p>
      <text:p text:style-name="Preformatted_20_Text">titans</text:p>
      <text:p text:style-name="Preformatted_20_Text">dq</text:p>
      <text:p text:style-name="Preformatted_20_Text">termin</text:p>
      <text:p text:style-name="Preformatted_20_Text">mota</text:p>
      <text:p text:style-name="Preformatted_20_Text">kamel</text:p>
      <text:p text:style-name="Preformatted_20_Text">newtech</text:p>
      <text:p text:style-name="Preformatted_20_Text">128</text:p>
      <text:p text:style-name="Preformatted_20_Text">tttt</text:p>
      <text:p text:style-name="Preformatted_20_Text">red5</text:p>
      <text:p text:style-name="Preformatted_20_Text">inews</text:p>
      <text:p text:style-name="Preformatted_20_Text">manchester</text:p>
      <text:p text:style-name="Preformatted_20_Text">e10</text:p>
      <text:p text:style-name="Preformatted_20_Text">cyberspace</text:p>
      <text:p text:style-name="Preformatted_20_Text">saigon</text:p>
      <text:p text:style-name="Preformatted_20_Text">www.users</text:p>
      <text:p text:style-name="Preformatted_20_Text">srv03</text:p>
      <text:p text:style-name="Preformatted_20_Text">www.bali</text:p>
      <text:p text:style-name="Preformatted_20_Text">lojas</text:p>
      <text:p text:style-name="Preformatted_20_Text">filosofia</text:p>
      <text:p text:style-name="Preformatted_20_Text">operations</text:p>
      <text:p text:style-name="Preformatted_20_Text">www.program</text:p>
      <text:p text:style-name="Preformatted_20_Text">regional</text:p>
      <text:p text:style-name="Preformatted_20_Text">authors</text:p>
      <text:p text:style-name="Preformatted_20_Text">malibu</text:p>
      <text:p text:style-name="Preformatted_20_Text">ghosthunter</text:p>
      <text:p text:style-name="Preformatted_20_Text">pacman</text:p>
      <text:p text:style-name="Preformatted_20_Text">ladolcevita</text:p>
      <text:p text:style-name="Preformatted_20_Text">www.style</text:p>
      <text:p text:style-name="Preformatted_20_Text">www.andy</text:p>
      <text:p text:style-name="Preformatted_20_Text">www.mr</text:p>
      <text:p text:style-name="Preformatted_20_Text">electron</text:p>
      <text:p text:style-name="Preformatted_20_Text">www.cert</text:p>
      <text:p text:style-name="Preformatted_20_Text">webmail10</text:p>
      <text:p text:style-name="Preformatted_20_Text">babbage</text:p>
      <text:p text:style-name="Preformatted_20_Text">giga</text:p>
      <text:p text:style-name="Preformatted_20_Text">g6</text:p>
      <text:p text:style-name="Preformatted_20_Text">pmm</text:p>
      <text:p text:style-name="Preformatted_20_Text">dixie</text:p>
      <text:p text:style-name="Preformatted_20_Text">bea</text:p>
      <text:p text:style-name="Preformatted_20_Text">stamp</text:p>
      <text:p text:style-name="Preformatted_20_Text">nmail</text:p>
      <text:p text:style-name="Preformatted_20_Text"><text:soft-page-break/>kage</text:p>
      <text:p text:style-name="Preformatted_20_Text">trials</text:p>
      <text:p text:style-name="Preformatted_20_Text">eforms</text:p>
      <text:p text:style-name="Preformatted_20_Text">content6</text:p>
      <text:p text:style-name="Preformatted_20_Text">markov</text:p>
      <text:p text:style-name="Preformatted_20_Text">sw3</text:p>
      <text:p text:style-name="Preformatted_20_Text">watches</text:p>
      <text:p text:style-name="Preformatted_20_Text">snowy</text:p>
      <text:p text:style-name="Preformatted_20_Text">marvel</text:p>
      <text:p text:style-name="Preformatted_20_Text">content7</text:p>
      <text:p text:style-name="Preformatted_20_Text">maru</text:p>
      <text:p text:style-name="Preformatted_20_Text">woodstock</text:p>
      <text:p text:style-name="Preformatted_20_Text">mano</text:p>
      <text:p text:style-name="Preformatted_20_Text">para</text:p>
      <text:p text:style-name="Preformatted_20_Text">markus</text:p>
      <text:p text:style-name="Preformatted_20_Text">mako</text:p>
      <text:p text:style-name="Preformatted_20_Text">srv16</text:p>
      <text:p text:style-name="Preformatted_20_Text">srv17</text:p>
      <text:p text:style-name="Preformatted_20_Text">srv18</text:p>
      <text:p text:style-name="Preformatted_20_Text">csweb</text:p>
      <text:p text:style-name="Preformatted_20_Text">www.chinese</text:p>
      <text:p text:style-name="Preformatted_20_Text">www.casino</text:p>
      <text:p text:style-name="Preformatted_20_Text">mail42</text:p>
      <text:p text:style-name="Preformatted_20_Text">mail47</text:p>
      <text:p text:style-name="Preformatted_20_Text">levi</text:p>
      <text:p text:style-name="Preformatted_20_Text">www.arabic</text:p>
      <text:p text:style-name="Preformatted_20_Text">student4</text:p>
      <text:p text:style-name="Preformatted_20_Text">www.prestashop</text:p>
      <text:p text:style-name="Preformatted_20_Text">lana</text:p>
      <text:p text:style-name="Preformatted_20_Text">domini</text:p>
      <text:p text:style-name="Preformatted_20_Text">kamikaze</text:p>
      <text:p text:style-name="Preformatted_20_Text">openmeetings</text:p>
      <text:p text:style-name="Preformatted_20_Text">ftpadmin</text:p>
      <text:p text:style-name="Preformatted_20_Text">christianity</text:p>
      <text:p text:style-name="Preformatted_20_Text">iep</text:p>
      <text:p text:style-name="Preformatted_20_Text">emc</text:p>
      <text:p text:style-name="Preformatted_20_Text">labrador</text:p>
      <text:p text:style-name="Preformatted_20_Text">poly</text:p>
      <text:p text:style-name="Preformatted_20_Text">xuebao</text:p>
      <text:p text:style-name="Preformatted_20_Text">redline</text:p>
      <text:p text:style-name="Preformatted_20_Text">tiamat</text:p>
      <text:p text:style-name="Preformatted_20_Text">aq</text:p>
      <text:p text:style-name="Preformatted_20_Text">boc</text:p>
      <text:p text:style-name="Preformatted_20_Text">silk</text:p>
      <text:p text:style-name="Preformatted_20_Text">infos</text:p>
      <text:p text:style-name="Preformatted_20_Text">xweb</text:p>
      <text:p text:style-name="Preformatted_20_Text">msite</text:p>
      <text:p text:style-name="Preformatted_20_Text">thehub</text:p>
      <text:p text:style-name="Preformatted_20_Text">rainbow2</text:p>
      <text:p text:style-name="Preformatted_20_Text">bola</text:p>
      <text:p text:style-name="Preformatted_20_Text">andreas</text:p>
      <text:p text:style-name="Preformatted_20_Text">jane</text:p>
      <text:p text:style-name="Preformatted_20_Text">www.ny</text:p>
      <text:p text:style-name="Preformatted_20_Text">webdisk.novo</text:p>
      <text:p text:style-name="Preformatted_20_Text">bsh</text:p>
      <text:p text:style-name="Preformatted_20_Text">item</text:p>
      <text:p text:style-name="Preformatted_20_Text">francis</text:p>
      <text:p text:style-name="Preformatted_20_Text">georges</text:p>
      <text:p text:style-name="Preformatted_20_Text">rainbow3</text:p>
      <text:p text:style-name="Preformatted_20_Text">schulen</text:p>
      <text:p text:style-name="Preformatted_20_Text">katy</text:p>
      <text:p text:style-name="Preformatted_20_Text">hoster</text:p>
      <text:p text:style-name="Preformatted_20_Text">garuda</text:p>
      <text:p text:style-name="Preformatted_20_Text">fsm</text:p>
      <text:p text:style-name="Preformatted_20_Text"><text:soft-page-break/>datasync</text:p>
      <text:p text:style-name="Preformatted_20_Text">greatdeal</text:p>
      <text:p text:style-name="Preformatted_20_Text">i33</text:p>
      <text:p text:style-name="Preformatted_20_Text">gamezone</text:p>
      <text:p text:style-name="Preformatted_20_Text">lawyer</text:p>
      <text:p text:style-name="Preformatted_20_Text">marcelo</text:p>
      <text:p text:style-name="Preformatted_20_Text">sl1</text:p>
      <text:p text:style-name="Preformatted_20_Text">consult</text:p>
      <text:p text:style-name="Preformatted_20_Text">hoge</text:p>
      <text:p text:style-name="Preformatted_20_Text">ellie</text:p>
      <text:p text:style-name="Preformatted_20_Text">hlj</text:p>
      <text:p text:style-name="Preformatted_20_Text">pussy</text:p>
      <text:p text:style-name="Preformatted_20_Text">jersey</text:p>
      <text:p text:style-name="Preformatted_20_Text">violette</text:p>
      <text:p text:style-name="Preformatted_20_Text">kagoshima</text:p>
      <text:p text:style-name="Preformatted_20_Text">generator</text:p>
      <text:p text:style-name="Preformatted_20_Text">webdisk.book</text:p>
      <text:p text:style-name="Preformatted_20_Text">sal</text:p>
      <text:p text:style-name="Preformatted_20_Text">databases</text:p>
      <text:p text:style-name="Preformatted_20_Text">questions</text:p>
      <text:p text:style-name="Preformatted_20_Text">www.mantis</text:p>
      <text:p text:style-name="Preformatted_20_Text">zeus1</text:p>
      <text:p text:style-name="Preformatted_20_Text">web10656</text:p>
      <text:p text:style-name="Preformatted_20_Text">centurion</text:p>
      <text:p text:style-name="Preformatted_20_Text">nika</text:p>
      <text:p text:style-name="Preformatted_20_Text">six</text:p>
      <text:p text:style-name="Preformatted_20_Text">primer</text:p>
      <text:p text:style-name="Preformatted_20_Text">roche</text:p>
      <text:p text:style-name="Preformatted_20_Text">barra</text:p>
      <text:p text:style-name="Preformatted_20_Text">www.scripts</text:p>
      <text:p text:style-name="Preformatted_20_Text">merkur</text:p>
      <text:p text:style-name="Preformatted_20_Text">www.spa</text:p>
      <text:p text:style-name="Preformatted_20_Text">radyo</text:p>
      <text:p text:style-name="Preformatted_20_Text">alvis</text:p>
      <text:p text:style-name="Preformatted_20_Text">coa</text:p>
      <text:p text:style-name="Preformatted_20_Text">cch</text:p>
      <text:p text:style-name="Preformatted_20_Text">ilo</text:p>
      <text:p text:style-name="Preformatted_20_Text">clear</text:p>
      <text:p text:style-name="Preformatted_20_Text">www.mark</text:p>
      <text:p text:style-name="Preformatted_20_Text">bells</text:p>
      <text:p text:style-name="Preformatted_20_Text">www.mars</text:p>
      <text:p text:style-name="Preformatted_20_Text">wikis</text:p>
      <text:p text:style-name="Preformatted_20_Text">autoconfig.i</text:p>
      <text:p text:style-name="Preformatted_20_Text">thot</text:p>
      <text:p text:style-name="Preformatted_20_Text">freeze</text:p>
      <text:p text:style-name="Preformatted_20_Text">sahil</text:p>
      <text:p text:style-name="Preformatted_20_Text">quattro</text:p>
      <text:p text:style-name="Preformatted_20_Text">www.klient</text:p>
      <text:p text:style-name="Preformatted_20_Text">live1</text:p>
      <text:p text:style-name="Preformatted_20_Text">rtg</text:p>
      <text:p text:style-name="Preformatted_20_Text">tinker</text:p>
      <text:p text:style-name="Preformatted_20_Text">autodiscover.i</text:p>
      <text:p text:style-name="Preformatted_20_Text">pera</text:p>
      <text:p text:style-name="Preformatted_20_Text">mirror3</text:p>
      <text:p text:style-name="Preformatted_20_Text">www.z</text:p>
      <text:p text:style-name="Preformatted_20_Text">bc1</text:p>
      <text:p text:style-name="Preformatted_20_Text">eon</text:p>
      <text:p text:style-name="Preformatted_20_Text">www.poznan</text:p>
      <text:p text:style-name="Preformatted_20_Text">communities</text:p>
      <text:p text:style-name="Preformatted_20_Text">mfc</text:p>
      <text:p text:style-name="Preformatted_20_Text">rem</text:p>
      <text:p text:style-name="Preformatted_20_Text">www.hp</text:p>
      <text:p text:style-name="Preformatted_20_Text">simg</text:p>
      <text:p text:style-name="Preformatted_20_Text">d22</text:p>
      <text:p text:style-name="Preformatted_20_Text"><text:soft-page-break/>saber</text:p>
      <text:p text:style-name="Preformatted_20_Text">planck</text:p>
      <text:p text:style-name="Preformatted_20_Text">smr</text:p>
      <text:p text:style-name="Preformatted_20_Text">joey</text:p>
      <text:p text:style-name="Preformatted_20_Text">salesforce</text:p>
      <text:p text:style-name="Preformatted_20_Text">wired</text:p>
      <text:p text:style-name="Preformatted_20_Text">kernel</text:p>
      <text:p text:style-name="Preformatted_20_Text">qatar</text:p>
      <text:p text:style-name="Preformatted_20_Text">itsm</text:p>
      <text:p text:style-name="Preformatted_20_Text">dima</text:p>
      <text:p text:style-name="Preformatted_20_Text">h8</text:p>
      <text:p text:style-name="Preformatted_20_Text">unlimited</text:p>
      <text:p text:style-name="Preformatted_20_Text">www.nice</text:p>
      <text:p text:style-name="Preformatted_20_Text">vodka</text:p>
      <text:p text:style-name="Preformatted_20_Text">sud</text:p>
      <text:p text:style-name="Preformatted_20_Text">testlink</text:p>
      <text:p text:style-name="Preformatted_20_Text">www.dental</text:p>
      <text:p text:style-name="Preformatted_20_Text">threads</text:p>
      <text:p text:style-name="Preformatted_20_Text">inca</text:p>
      <text:p text:style-name="Preformatted_20_Text">null</text:p>
      <text:p text:style-name="Preformatted_20_Text">nate</text:p>
      <text:p text:style-name="Preformatted_20_Text">blade9</text:p>
      <text:p text:style-name="Preformatted_20_Text">lifeline</text:p>
      <text:p text:style-name="Preformatted_20_Text">paf</text:p>
      <text:p text:style-name="Preformatted_20_Text">105</text:p>
      <text:p text:style-name="Preformatted_20_Text">saman</text:p>
      <text:p text:style-name="Preformatted_20_Text">b18</text:p>
      <text:p text:style-name="Preformatted_20_Text">b17</text:p>
      <text:p text:style-name="Preformatted_20_Text">hachi</text:p>
      <text:p text:style-name="Preformatted_20_Text">stick</text:p>
      <text:p text:style-name="Preformatted_20_Text">mta3</text:p>
      <text:p text:style-name="Preformatted_20_Text">prashant</text:p>
      <text:p text:style-name="Preformatted_20_Text">pavo</text:p>
      <text:p text:style-name="Preformatted_20_Text">server51</text:p>
      <text:p text:style-name="Preformatted_20_Text">coc</text:p>
      <text:p text:style-name="Preformatted_20_Text">sonny</text:p>
      <text:p text:style-name="Preformatted_20_Text">apus</text:p>
      <text:p text:style-name="Preformatted_20_Text">ibiza</text:p>
      <text:p text:style-name="Preformatted_20_Text">www.wallpapers</text:p>
      <text:p text:style-name="Preformatted_20_Text">lukas</text:p>
      <text:p text:style-name="Preformatted_20_Text">thera</text:p>
      <text:p text:style-name="Preformatted_20_Text">fmipa</text:p>
      <text:p text:style-name="Preformatted_20_Text">blade10</text:p>
      <text:p text:style-name="Preformatted_20_Text">zxcv</text:p>
      <text:p text:style-name="Preformatted_20_Text">xf</text:p>
      <text:p text:style-name="Preformatted_20_Text">ym</text:p>
      <text:p text:style-name="Preformatted_20_Text">zd</text:p>
      <text:p text:style-name="Preformatted_20_Text">oklahoma</text:p>
      <text:p text:style-name="Preformatted_20_Text">espana</text:p>
      <text:p text:style-name="Preformatted_20_Text">kool</text:p>
      <text:p text:style-name="Preformatted_20_Text">baba</text:p>
      <text:p text:style-name="Preformatted_20_Text">errors</text:p>
      <text:p text:style-name="Preformatted_20_Text">sable</text:p>
      <text:p text:style-name="Preformatted_20_Text">www.victoria</text:p>
      <text:p text:style-name="Preformatted_20_Text">tokens</text:p>
      <text:p text:style-name="Preformatted_20_Text">igate</text:p>
      <text:p text:style-name="Preformatted_20_Text">webdisk.web</text:p>
      <text:p text:style-name="Preformatted_20_Text">www.mercedes</text:p>
      <text:p text:style-name="Preformatted_20_Text">instyle</text:p>
      <text:p text:style-name="Preformatted_20_Text">aion</text:p>
      <text:p text:style-name="Preformatted_20_Text">warcraft</text:p>
      <text:p text:style-name="Preformatted_20_Text">crawl</text:p>
      <text:p text:style-name="Preformatted_20_Text">mrc</text:p>
      <text:p text:style-name="Preformatted_20_Text">orion1</text:p>
      <text:p text:style-name="Preformatted_20_Text"><text:soft-page-break/>emu</text:p>
      <text:p text:style-name="Preformatted_20_Text">cisl-gijon.cit</text:p>
      <text:p text:style-name="Preformatted_20_Text">opros</text:p>
      <text:p text:style-name="Preformatted_20_Text">teamwork</text:p>
      <text:p text:style-name="Preformatted_20_Text">ppt</text:p>
      <text:p text:style-name="Preformatted_20_Text">kang</text:p>
      <text:p text:style-name="Preformatted_20_Text">score</text:p>
      <text:p text:style-name="Preformatted_20_Text">integral</text:p>
      <text:p text:style-name="Preformatted_20_Text">stealth</text:p>
      <text:p text:style-name="Preformatted_20_Text">lo</text:p>
      <text:p text:style-name="Preformatted_20_Text">supervisor</text:p>
      <text:p text:style-name="Preformatted_20_Text">tempus</text:p>
      <text:p text:style-name="Preformatted_20_Text">c13</text:p>
      <text:p text:style-name="Preformatted_20_Text">vmware2</text:p>
      <text:p text:style-name="Preformatted_20_Text">bubbles</text:p>
      <text:p text:style-name="Preformatted_20_Text">chiba</text:p>
      <text:p text:style-name="Preformatted_20_Text">sorbete</text:p>
      <text:p text:style-name="Preformatted_20_Text">mido</text:p>
      <text:p text:style-name="Preformatted_20_Text">webdisk.docs</text:p>
      <text:p text:style-name="Preformatted_20_Text">porky</text:p>
      <text:p text:style-name="Preformatted_20_Text">autodiscover.health</text:p>
      <text:p text:style-name="Preformatted_20_Text">sha</text:p>
      <text:p text:style-name="Preformatted_20_Text">ivory</text:p>
      <text:p text:style-name="Preformatted_20_Text">true</text:p>
      <text:p text:style-name="Preformatted_20_Text">lfs</text:p>
      <text:p text:style-name="Preformatted_20_Text">vtour</text:p>
      <text:p text:style-name="Preformatted_20_Text">aha</text:p>
      <text:p text:style-name="Preformatted_20_Text">host21</text:p>
      <text:p text:style-name="Preformatted_20_Text">nato</text:p>
      <text:p text:style-name="Preformatted_20_Text">wild</text:p>
      <text:p text:style-name="Preformatted_20_Text">christopher</text:p>
      <text:p text:style-name="Preformatted_20_Text">papaya</text:p>
      <text:p text:style-name="Preformatted_20_Text">ohio</text:p>
      <text:p text:style-name="Preformatted_20_Text">permits</text:p>
      <text:p text:style-name="Preformatted_20_Text">cct</text:p>
      <text:p text:style-name="Preformatted_20_Text">heroes</text:p>
      <text:p text:style-name="Preformatted_20_Text">autoconfig.health</text:p>
      <text:p text:style-name="Preformatted_20_Text">untitled</text:p>
      <text:p text:style-name="Preformatted_20_Text">xnet</text:p>
      <text:p text:style-name="Preformatted_20_Text">xian</text:p>
      <text:p text:style-name="Preformatted_20_Text">www.rsc</text:p>
      <text:p text:style-name="Preformatted_20_Text">www.alfa</text:p>
      <text:p text:style-name="Preformatted_20_Text">bilet</text:p>
      <text:p text:style-name="Preformatted_20_Text">jas</text:p>
      <text:p text:style-name="Preformatted_20_Text">118</text:p>
      <text:p text:style-name="Preformatted_20_Text">paragon</text:p>
      <text:p text:style-name="Preformatted_20_Text">bem</text:p>
      <text:p text:style-name="Preformatted_20_Text">mordor</text:p>
      <text:p text:style-name="Preformatted_20_Text">fe1</text:p>
      <text:p text:style-name="Preformatted_20_Text">hdr</text:p>
      <text:p text:style-name="Preformatted_20_Text">www.tc</text:p>
      <text:p text:style-name="Preformatted_20_Text">customersupport</text:p>
      <text:p text:style-name="Preformatted_20_Text">million</text:p>
      <text:p text:style-name="Preformatted_20_Text">ipcam</text:p>
      <text:p text:style-name="Preformatted_20_Text">www.hub</text:p>
      <text:p text:style-name="Preformatted_20_Text">ns.demo</text:p>
      <text:p text:style-name="Preformatted_20_Text">jms</text:p>
      <text:p text:style-name="Preformatted_20_Text">pro2</text:p>
      <text:p text:style-name="Preformatted_20_Text">s76</text:p>
      <text:p text:style-name="Preformatted_20_Text">lts</text:p>
      <text:p text:style-name="Preformatted_20_Text">www.donate</text:p>
      <text:p text:style-name="Preformatted_20_Text">ddi</text:p>
      <text:p text:style-name="Preformatted_20_Text">colorful</text:p>
      <text:p text:style-name="Preformatted_20_Text">olymp</text:p>
      <text:p text:style-name="Preformatted_20_Text"><text:soft-page-break/>www.about</text:p>
      <text:p text:style-name="Preformatted_20_Text">i61</text:p>
      <text:p text:style-name="Preformatted_20_Text">longevity</text:p>
      <text:p text:style-name="Preformatted_20_Text">appstore</text:p>
      <text:p text:style-name="Preformatted_20_Text">sra</text:p>
      <text:p text:style-name="Preformatted_20_Text">tortuga</text:p>
      <text:p text:style-name="Preformatted_20_Text">www.vn</text:p>
      <text:p text:style-name="Preformatted_20_Text">sigadmin</text:p>
      <text:p text:style-name="Preformatted_20_Text">juliet</text:p>
      <text:p text:style-name="Preformatted_20_Text">aml</text:p>
      <text:p text:style-name="Preformatted_20_Text">si1d</text:p>
      <text:p text:style-name="Preformatted_20_Text">rates</text:p>
      <text:p text:style-name="Preformatted_20_Text">s55</text:p>
      <text:p text:style-name="Preformatted_20_Text">www.lady</text:p>
      <text:p text:style-name="Preformatted_20_Text">pres</text:p>
      <text:p text:style-name="Preformatted_20_Text">kos</text:p>
      <text:p text:style-name="Preformatted_20_Text">whale</text:p>
      <text:p text:style-name="Preformatted_20_Text">mal</text:p>
      <text:p text:style-name="Preformatted_20_Text">ew</text:p>
      <text:p text:style-name="Preformatted_20_Text">fender</text:p>
      <text:p text:style-name="Preformatted_20_Text">autodiscover.live</text:p>
      <text:p text:style-name="Preformatted_20_Text">solus</text:p>
      <text:p text:style-name="Preformatted_20_Text">testvpn</text:p>
      <text:p text:style-name="Preformatted_20_Text">caos</text:p>
      <text:p text:style-name="Preformatted_20_Text">autoconfig.live</text:p>
      <text:p text:style-name="Preformatted_20_Text">www.gg</text:p>
      <text:p text:style-name="Preformatted_20_Text">fans</text:p>
      <text:p text:style-name="Preformatted_20_Text">noob</text:p>
      <text:p text:style-name="Preformatted_20_Text">autodiscover.cn</text:p>
      <text:p text:style-name="Preformatted_20_Text">tdc</text:p>
      <text:p text:style-name="Preformatted_20_Text">wheat</text:p>
      <text:p text:style-name="Preformatted_20_Text">agua</text:p>
      <text:p text:style-name="Preformatted_20_Text">pineapple</text:p>
      <text:p text:style-name="Preformatted_20_Text">silva</text:p>
      <text:p text:style-name="Preformatted_20_Text">anne</text:p>
      <text:p text:style-name="Preformatted_20_Text">webdisk.de</text:p>
      <text:p text:style-name="Preformatted_20_Text">nour</text:p>
      <text:p text:style-name="Preformatted_20_Text">conferencia</text:p>
      <text:p text:style-name="Preformatted_20_Text">s68</text:p>
      <text:p text:style-name="Preformatted_20_Text">antiques</text:p>
      <text:p text:style-name="Preformatted_20_Text">www.me</text:p>
      <text:p text:style-name="Preformatted_20_Text">revista</text:p>
      <text:p text:style-name="Preformatted_20_Text">cs4</text:p>
      <text:p text:style-name="Preformatted_20_Text">shepherd</text:p>
      <text:p text:style-name="Preformatted_20_Text">ramazan</text:p>
      <text:p text:style-name="Preformatted_20_Text">zena</text:p>
      <text:p text:style-name="Preformatted_20_Text">s54</text:p>
      <text:p text:style-name="Preformatted_20_Text">lsh</text:p>
      <text:p text:style-name="Preformatted_20_Text">dnp</text:p>
      <text:p text:style-name="Preformatted_20_Text">ctc</text:p>
      <text:p text:style-name="Preformatted_20_Text">taha</text:p>
      <text:p text:style-name="Preformatted_20_Text">doku</text:p>
      <text:p text:style-name="Preformatted_20_Text">mail.in</text:p>
      <text:p text:style-name="Preformatted_20_Text">sm3</text:p>
      <text:p text:style-name="Preformatted_20_Text">boole</text:p>
      <text:p text:style-name="Preformatted_20_Text">sssss</text:p>
      <text:p text:style-name="Preformatted_20_Text">oceanus</text:p>
      <text:p text:style-name="Preformatted_20_Text">proactive</text:p>
      <text:p text:style-name="Preformatted_20_Text">zakon</text:p>
      <text:p text:style-name="Preformatted_20_Text">kobayashi</text:p>
      <text:p text:style-name="Preformatted_20_Text">www.photogallery</text:p>
      <text:p text:style-name="Preformatted_20_Text">hook</text:p>
      <text:p text:style-name="Preformatted_20_Text">srd</text:p>
      <text:p text:style-name="Preformatted_20_Text">stor1</text:p>
      <text:p text:style-name="Preformatted_20_Text"><text:soft-page-break/>arhiva</text:p>
      <text:p text:style-name="Preformatted_20_Text">preproduccion</text:p>
      <text:p text:style-name="Preformatted_20_Text">omid</text:p>
      <text:p text:style-name="Preformatted_20_Text">wp3</text:p>
      <text:p text:style-name="Preformatted_20_Text">sse</text:p>
      <text:p text:style-name="Preformatted_20_Text">webmail01</text:p>
      <text:p text:style-name="Preformatted_20_Text">spiker</text:p>
      <text:p text:style-name="Preformatted_20_Text">www.no</text:p>
      <text:p text:style-name="Preformatted_20_Text">avalanche</text:p>
      <text:p text:style-name="Preformatted_20_Text">adds</text:p>
      <text:p text:style-name="Preformatted_20_Text">crl2</text:p>
      <text:p text:style-name="Preformatted_20_Text">playboy</text:p>
      <text:p text:style-name="Preformatted_20_Text">contador</text:p>
      <text:p text:style-name="Preformatted_20_Text">sela</text:p>
      <text:p text:style-name="Preformatted_20_Text">blessing</text:p>
      <text:p text:style-name="Preformatted_20_Text">mijn</text:p>
      <text:p text:style-name="Preformatted_20_Text">luther</text:p>
      <text:p text:style-name="Preformatted_20_Text">stephen</text:p>
      <text:p text:style-name="Preformatted_20_Text">gj</text:p>
      <text:p text:style-name="Preformatted_20_Text">ananke</text:p>
      <text:p text:style-name="Preformatted_20_Text">komi</text:p>
      <text:p text:style-name="Preformatted_20_Text">www.auction</text:p>
      <text:p text:style-name="Preformatted_20_Text">dionysos</text:p>
      <text:p text:style-name="Preformatted_20_Text">www.king</text:p>
      <text:p text:style-name="Preformatted_20_Text">trix</text:p>
      <text:p text:style-name="Preformatted_20_Text">tomate</text:p>
      <text:p text:style-name="Preformatted_20_Text">www.center</text:p>
      <text:p text:style-name="Preformatted_20_Text">luck</text:p>
      <text:p text:style-name="Preformatted_20_Text">arif</text:p>
      <text:p text:style-name="Preformatted_20_Text">almighty</text:p>
      <text:p text:style-name="Preformatted_20_Text">climate</text:p>
      <text:p text:style-name="Preformatted_20_Text">vz2</text:p>
      <text:p text:style-name="Preformatted_20_Text">www.bio</text:p>
      <text:p text:style-name="Preformatted_20_Text">documentos</text:p>
      <text:p text:style-name="Preformatted_20_Text">techblog</text:p>
      <text:p text:style-name="Preformatted_20_Text">zuzu</text:p>
      <text:p text:style-name="Preformatted_20_Text">www.invoice</text:p>
      <text:p text:style-name="Preformatted_20_Text">leader</text:p>
      <text:p text:style-name="Preformatted_20_Text">chevy</text:p>
      <text:p text:style-name="Preformatted_20_Text">dune</text:p>
      <text:p text:style-name="Preformatted_20_Text">www.linkedin</text:p>
      <text:p text:style-name="Preformatted_20_Text">www.shared</text:p>
      <text:p text:style-name="Preformatted_20_Text">biyou</text:p>
      <text:p text:style-name="Preformatted_20_Text">coach</text:p>
      <text:p text:style-name="Preformatted_20_Text">literature</text:p>
      <text:p text:style-name="Preformatted_20_Text">amazone</text:p>
      <text:p text:style-name="Preformatted_20_Text">terranova</text:p>
      <text:p text:style-name="Preformatted_20_Text">arion</text:p>
      <text:p text:style-name="Preformatted_20_Text">loulou</text:p>
      <text:p text:style-name="Preformatted_20_Text">typhoon</text:p>
      <text:p text:style-name="Preformatted_20_Text">supersite</text:p>
      <text:p text:style-name="Preformatted_20_Text">gtm2</text:p>
      <text:p text:style-name="Preformatted_20_Text">webmail.test</text:p>
      <text:p text:style-name="Preformatted_20_Text">nets</text:p>
      <text:p text:style-name="Preformatted_20_Text">funny</text:p>
      <text:p text:style-name="Preformatted_20_Text">vienna</text:p>
      <text:p text:style-name="Preformatted_20_Text">bf</text:p>
      <text:p text:style-name="Preformatted_20_Text">s1103</text:p>
      <text:p text:style-name="Preformatted_20_Text">rick</text:p>
      <text:p text:style-name="Preformatted_20_Text">forza</text:p>
      <text:p text:style-name="Preformatted_20_Text">sergio</text:p>
      <text:p text:style-name="Preformatted_20_Text">cdn103</text:p>
      <text:p text:style-name="Preformatted_20_Text">interno</text:p>
      <text:p text:style-name="Preformatted_20_Text">sdi</text:p>
      <text:p text:style-name="Preformatted_20_Text"><text:soft-page-break/>i35</text:p>
      <text:p text:style-name="Preformatted_20_Text">neumann</text:p>
      <text:p text:style-name="Preformatted_20_Text">www.va</text:p>
      <text:p text:style-name="Preformatted_20_Text">moca</text:p>
      <text:p text:style-name="Preformatted_20_Text">i67</text:p>
      <text:p text:style-name="Preformatted_20_Text">nepal</text:p>
      <text:p text:style-name="Preformatted_20_Text">dme</text:p>
      <text:p text:style-name="Preformatted_20_Text">purgatory</text:p>
      <text:p text:style-name="Preformatted_20_Text">axiom</text:p>
      <text:p text:style-name="Preformatted_20_Text">invision</text:p>
      <text:p text:style-name="Preformatted_20_Text">sylar</text:p>
      <text:p text:style-name="Preformatted_20_Text">rape</text:p>
      <text:p text:style-name="Preformatted_20_Text">rams</text:p>
      <text:p text:style-name="Preformatted_20_Text">reference</text:p>
      <text:p text:style-name="Preformatted_20_Text">cdn102</text:p>
      <text:p text:style-name="Preformatted_20_Text">said</text:p>
      <text:p text:style-name="Preformatted_20_Text">i69</text:p>
      <text:p text:style-name="Preformatted_20_Text">tino</text:p>
      <text:p text:style-name="Preformatted_20_Text">medi</text:p>
      <text:p text:style-name="Preformatted_20_Text">www.et</text:p>
      <text:p text:style-name="Preformatted_20_Text">oh</text:p>
      <text:p text:style-name="Preformatted_20_Text">dauphin</text:p>
      <text:p text:style-name="Preformatted_20_Text">webdisk.books</text:p>
      <text:p text:style-name="Preformatted_20_Text">www.galaxy</text:p>
      <text:p text:style-name="Preformatted_20_Text">techinfo</text:p>
      <text:p text:style-name="Preformatted_20_Text">i71</text:p>
      <text:p text:style-name="Preformatted_20_Text">lyncwebconf</text:p>
      <text:p text:style-name="Preformatted_20_Text">minnie</text:p>
      <text:p text:style-name="Preformatted_20_Text">ectest</text:p>
      <text:p text:style-name="Preformatted_20_Text">www.newsletters</text:p>
      <text:p text:style-name="Preformatted_20_Text">i66</text:p>
      <text:p text:style-name="Preformatted_20_Text">tomy</text:p>
      <text:p text:style-name="Preformatted_20_Text">i73</text:p>
      <text:p text:style-name="Preformatted_20_Text">kst</text:p>
      <text:p text:style-name="Preformatted_20_Text">race</text:p>
      <text:p text:style-name="Preformatted_20_Text">fiction</text:p>
      <text:p text:style-name="Preformatted_20_Text">sala</text:p>
      <text:p text:style-name="Preformatted_20_Text">sbb</text:p>
      <text:p text:style-name="Preformatted_20_Text">exec</text:p>
      <text:p text:style-name="Preformatted_20_Text">jester</text:p>
      <text:p text:style-name="Preformatted_20_Text">fix</text:p>
      <text:p text:style-name="Preformatted_20_Text">www.nissan</text:p>
      <text:p text:style-name="Preformatted_20_Text">nishi</text:p>
      <text:p text:style-name="Preformatted_20_Text">hummer</text:p>
      <text:p text:style-name="Preformatted_20_Text">matrix2</text:p>
      <text:p text:style-name="Preformatted_20_Text">limelight</text:p>
      <text:p text:style-name="Preformatted_20_Text">http2</text:p>
      <text:p text:style-name="Preformatted_20_Text">warp</text:p>
      <text:p text:style-name="Preformatted_20_Text">sunlight</text:p>
      <text:p text:style-name="Preformatted_20_Text">kar</text:p>
      <text:p text:style-name="Preformatted_20_Text">mapy</text:p>
      <text:p text:style-name="Preformatted_20_Text">distributor</text:p>
      <text:p text:style-name="Preformatted_20_Text">scratchy</text:p>
      <text:p text:style-name="Preformatted_20_Text">xk</text:p>
      <text:p text:style-name="Preformatted_20_Text">lola</text:p>
      <text:p text:style-name="Preformatted_20_Text">cashing</text:p>
      <text:p text:style-name="Preformatted_20_Text">pgp</text:p>
      <text:p text:style-name="Preformatted_20_Text">sirena</text:p>
      <text:p text:style-name="Preformatted_20_Text">b30</text:p>
      <text:p text:style-name="Preformatted_20_Text">racks</text:p>
      <text:p text:style-name="Preformatted_20_Text">wash</text:p>
      <text:p text:style-name="Preformatted_20_Text">www.ko</text:p>
      <text:p text:style-name="Preformatted_20_Text">taganrog</text:p>
      <text:p text:style-name="Preformatted_20_Text">gpm</text:p>
      <text:p text:style-name="Preformatted_20_Text"><text:soft-page-break/>www.mb</text:p>
      <text:p text:style-name="Preformatted_20_Text">cha</text:p>
      <text:p text:style-name="Preformatted_20_Text">omer</text:p>
      <text:p text:style-name="Preformatted_20_Text">valhalla</text:p>
      <text:p text:style-name="Preformatted_20_Text">merci</text:p>
      <text:p text:style-name="Preformatted_20_Text">vz</text:p>
      <text:p text:style-name="Preformatted_20_Text">cache3</text:p>
      <text:p text:style-name="Preformatted_20_Text">sucre</text:p>
      <text:p text:style-name="Preformatted_20_Text">waptest</text:p>
      <text:p text:style-name="Preformatted_20_Text">sexo</text:p>
      <text:p text:style-name="Preformatted_20_Text">kani</text:p>
      <text:p text:style-name="Preformatted_20_Text">iad</text:p>
      <text:p text:style-name="Preformatted_20_Text">i76</text:p>
      <text:p text:style-name="Preformatted_20_Text">scr</text:p>
      <text:p text:style-name="Preformatted_20_Text">breezy</text:p>
      <text:p text:style-name="Preformatted_20_Text">appcgi</text:p>
      <text:p text:style-name="Preformatted_20_Text">dangan</text:p>
      <text:p text:style-name="Preformatted_20_Text">ws11</text:p>
      <text:p text:style-name="Preformatted_20_Text">www.pk</text:p>
      <text:p text:style-name="Preformatted_20_Text">www.pg</text:p>
      <text:p text:style-name="Preformatted_20_Text">i65</text:p>
      <text:p text:style-name="Preformatted_20_Text">tennessee</text:p>
      <text:p text:style-name="Preformatted_20_Text">www.ns</text:p>
      <text:p text:style-name="Preformatted_20_Text">foot</text:p>
      <text:p text:style-name="Preformatted_20_Text">lams</text:p>
      <text:p text:style-name="Preformatted_20_Text">csng.ok</text:p>
      <text:p text:style-name="Preformatted_20_Text">www.auctions</text:p>
      <text:p text:style-name="Preformatted_20_Text">i64</text:p>
      <text:p text:style-name="Preformatted_20_Text">training2</text:p>
      <text:p text:style-name="Preformatted_20_Text">abf</text:p>
      <text:p text:style-name="Preformatted_20_Text">obninsk</text:p>
      <text:p text:style-name="Preformatted_20_Text">cjxy</text:p>
      <text:p text:style-name="Preformatted_20_Text">i63</text:p>
      <text:p text:style-name="Preformatted_20_Text">pcsupport.bnsc</text:p>
      <text:p text:style-name="Preformatted_20_Text">pcb</text:p>
      <text:p text:style-name="Preformatted_20_Text">aussie</text:p>
      <text:p text:style-name="Preformatted_20_Text">buddy</text:p>
      <text:p text:style-name="Preformatted_20_Text">web6400</text:p>
      <text:p text:style-name="Preformatted_20_Text">i77</text:p>
      <text:p text:style-name="Preformatted_20_Text">s67</text:p>
      <text:p text:style-name="Preformatted_20_Text">d0</text:p>
      <text:p text:style-name="Preformatted_20_Text">linkin</text:p>
      <text:p text:style-name="Preformatted_20_Text">star9</text:p>
      <text:p text:style-name="Preformatted_20_Text">translation</text:p>
      <text:p text:style-name="Preformatted_20_Text">www.gamers</text:p>
      <text:p text:style-name="Preformatted_20_Text">flseok</text:p>
      <text:p text:style-name="Preformatted_20_Text">sota</text:p>
      <text:p text:style-name="Preformatted_20_Text">gpu</text:p>
      <text:p text:style-name="Preformatted_20_Text">candle</text:p>
      <text:p text:style-name="Preformatted_20_Text">autoconfig.de</text:p>
      <text:p text:style-name="Preformatted_20_Text">bae</text:p>
      <text:p text:style-name="Preformatted_20_Text">www.img1</text:p>
      <text:p text:style-name="Preformatted_20_Text">www.ig</text:p>
      <text:p text:style-name="Preformatted_20_Text">lic</text:p>
      <text:p text:style-name="Preformatted_20_Text">elegant</text:p>
      <text:p text:style-name="Preformatted_20_Text">mymoney</text:p>
      <text:p text:style-name="Preformatted_20_Text">s73</text:p>
      <text:p text:style-name="Preformatted_20_Text">www.fh</text:p>
      <text:p text:style-name="Preformatted_20_Text">chrysler</text:p>
      <text:p text:style-name="Preformatted_20_Text">hime</text:p>
      <text:p text:style-name="Preformatted_20_Text">myname</text:p>
      <text:p text:style-name="Preformatted_20_Text">autodiscover.de</text:p>
      <text:p text:style-name="Preformatted_20_Text">gu</text:p>
      <text:p text:style-name="Preformatted_20_Text">s77</text:p>
      <text:p text:style-name="Preformatted_20_Text"><text:soft-page-break/>bigtits</text:p>
      <text:p text:style-name="Preformatted_20_Text">autoconfig.cn</text:p>
      <text:p text:style-name="Preformatted_20_Text">ilab</text:p>
      <text:p text:style-name="Preformatted_20_Text">claude</text:p>
      <text:p text:style-name="Preformatted_20_Text">i78</text:p>
      <text:p text:style-name="Preformatted_20_Text">s78</text:p>
      <text:p text:style-name="Preformatted_20_Text">children</text:p>
      <text:p text:style-name="Preformatted_20_Text">streaming1</text:p>
      <text:p text:style-name="Preformatted_20_Text">i79</text:p>
      <text:p text:style-name="Preformatted_20_Text">beryl</text:p>
      <text:p text:style-name="Preformatted_20_Text">cosmetic</text:p>
      <text:p text:style-name="Preformatted_20_Text">s06</text:p>
      <text:p text:style-name="Preformatted_20_Text">yummy</text:p>
      <text:p text:style-name="Preformatted_20_Text">guitar</text:p>
      <text:p text:style-name="Preformatted_20_Text">vpngw</text:p>
      <text:p text:style-name="Preformatted_20_Text">lcgbdii.gridpp</text:p>
      <text:p text:style-name="Preformatted_20_Text">impuls</text:p>
      <text:p text:style-name="Preformatted_20_Text">i62</text:p>
      <text:p text:style-name="Preformatted_20_Text">baghdad</text:p>
      <text:p text:style-name="Preformatted_20_Text">ssrs</text:p>
      <text:p text:style-name="Preformatted_20_Text">backpack</text:p>
      <text:p text:style-name="Preformatted_20_Text">fenrir</text:p>
      <text:p text:style-name="Preformatted_20_Text">kurs</text:p>
      <text:p text:style-name="Preformatted_20_Text">myapps</text:p>
      <text:p text:style-name="Preformatted_20_Text">mkc</text:p>
      <text:p text:style-name="Preformatted_20_Text">derecho</text:p>
      <text:p text:style-name="Preformatted_20_Text">anil</text:p>
      <text:p text:style-name="Preformatted_20_Text">games2</text:p>
      <text:p text:style-name="Preformatted_20_Text">119</text:p>
      <text:p text:style-name="Preformatted_20_Text">teamo</text:p>
      <text:p text:style-name="Preformatted_20_Text">hts</text:p>
      <text:p text:style-name="Preformatted_20_Text">mail.newsletter</text:p>
      <text:p text:style-name="Preformatted_20_Text">Lpta001.itd</text:p>
      <text:p text:style-name="Preformatted_20_Text">lpta009.itd</text:p>
      <text:p text:style-name="Preformatted_20_Text">ad3</text:p>
      <text:p text:style-name="Preformatted_20_Text">i81</text:p>
      <text:p text:style-name="Preformatted_20_Text">zurich</text:p>
      <text:p text:style-name="Preformatted_20_Text">trex</text:p>
      <text:p text:style-name="Preformatted_20_Text">peso</text:p>
      <text:p text:style-name="Preformatted_20_Text">secure6</text:p>
      <text:p text:style-name="Preformatted_20_Text">cambodia</text:p>
      <text:p text:style-name="Preformatted_20_Text">gw.nd</text:p>
      <text:p text:style-name="Preformatted_20_Text">gmt</text:p>
      <text:p text:style-name="Preformatted_20_Text">irm</text:p>
      <text:p text:style-name="Preformatted_20_Text">magnet</text:p>
      <text:p text:style-name="Preformatted_20_Text">ras2</text:p>
      <text:p text:style-name="Preformatted_20_Text">vpn02</text:p>
      <text:p text:style-name="Preformatted_20_Text">gw.ag</text:p>
      <text:p text:style-name="Preformatted_20_Text">scholarships</text:p>
      <text:p text:style-name="Preformatted_20_Text">estrella</text:p>
      <text:p text:style-name="Preformatted_20_Text">ataman</text:p>
      <text:p text:style-name="Preformatted_20_Text">hoanganh</text:p>
      <text:p text:style-name="Preformatted_20_Text">cf165.conf</text:p>
      <text:p text:style-name="Preformatted_20_Text">mailhub.kis</text:p>
      <text:p text:style-name="Preformatted_20_Text">www.hiphop</text:p>
      <text:p text:style-name="Preformatted_20_Text">rtr-xa.ohx</text:p>
      <text:p text:style-name="Preformatted_20_Text">aldo</text:p>
      <text:p text:style-name="Preformatted_20_Text">lastminute</text:p>
      <text:p text:style-name="Preformatted_20_Text">niki</text:p>
      <text:p text:style-name="Preformatted_20_Text">shadows</text:p>
      <text:p text:style-name="Preformatted_20_Text">catalogs</text:p>
      <text:p text:style-name="Preformatted_20_Text">shuzai</text:p>
      <text:p text:style-name="Preformatted_20_Text">caca</text:p>
      <text:p text:style-name="Preformatted_20_Text">net-xa.ohx</text:p>
      <text:p text:style-name="Preformatted_20_Text"><text:soft-page-break/>monavie</text:p>
      <text:p text:style-name="Preformatted_20_Text">ulises</text:p>
      <text:p text:style-name="Preformatted_20_Text">kaspersky</text:p>
      <text:p text:style-name="Preformatted_20_Text">cf195.conf</text:p>
      <text:p text:style-name="Preformatted_20_Text">western</text:p>
      <text:p text:style-name="Preformatted_20_Text">bcst-xa.ohx</text:p>
      <text:p text:style-name="Preformatted_20_Text">cf175.conf</text:p>
      <text:p text:style-name="Preformatted_20_Text">emprego</text:p>
      <text:p text:style-name="Preformatted_20_Text">i82</text:p>
      <text:p text:style-name="Preformatted_20_Text">yutaka</text:p>
      <text:p text:style-name="Preformatted_20_Text">cf185.conf</text:p>
      <text:p text:style-name="Preformatted_20_Text">reddot</text:p>
      <text:p text:style-name="Preformatted_20_Text">xing</text:p>
      <text:p text:style-name="Preformatted_20_Text">cf155.conf</text:p>
      <text:p text:style-name="Preformatted_20_Text">regis</text:p>
      <text:p text:style-name="Preformatted_20_Text">rtr-oa.ohx</text:p>
      <text:p text:style-name="Preformatted_20_Text">wat</text:p>
      <text:p text:style-name="Preformatted_20_Text">usub</text:p>
      <text:p text:style-name="Preformatted_20_Text">cmi</text:p>
      <text:p text:style-name="Preformatted_20_Text">wartung</text:p>
      <text:p text:style-name="Preformatted_20_Text">net-oa.ohx</text:p>
      <text:p text:style-name="Preformatted_20_Text">sur</text:p>
      <text:p text:style-name="Preformatted_20_Text">lfc-atlas.gridpp</text:p>
      <text:p text:style-name="Preformatted_20_Text">bcst-oa.ohx</text:p>
      <text:p text:style-name="Preformatted_20_Text">sever</text:p>
      <text:p text:style-name="Preformatted_20_Text">marcom</text:p>
      <text:p text:style-name="Preformatted_20_Text">mon2</text:p>
      <text:p text:style-name="Preformatted_20_Text">static0</text:p>
      <text:p text:style-name="Preformatted_20_Text">mock</text:p>
      <text:p text:style-name="Preformatted_20_Text">bmb</text:p>
      <text:p text:style-name="Preformatted_20_Text">autodiscover.x</text:p>
      <text:p text:style-name="Preformatted_20_Text">maillists</text:p>
      <text:p text:style-name="Preformatted_20_Text">autoconfig.x</text:p>
      <text:p text:style-name="Preformatted_20_Text">mody</text:p>
      <text:p text:style-name="Preformatted_20_Text">i60</text:p>
      <text:p text:style-name="Preformatted_20_Text">macos</text:p>
      <text:p text:style-name="Preformatted_20_Text">veeam</text:p>
      <text:p text:style-name="Preformatted_20_Text">brett</text:p>
      <text:p text:style-name="Preformatted_20_Text">brazzers</text:p>
      <text:p text:style-name="Preformatted_20_Text">main1</text:p>
      <text:p text:style-name="Preformatted_20_Text">i58</text:p>
      <text:p text:style-name="Preformatted_20_Text">mbs</text:p>
      <text:p text:style-name="Preformatted_20_Text">cda</text:p>
      <text:p text:style-name="Preformatted_20_Text">esi</text:p>
      <text:p text:style-name="Preformatted_20_Text">panfs2-nfs.esc</text:p>
      <text:p text:style-name="Preformatted_20_Text">lila</text:p>
      <text:p text:style-name="Preformatted_20_Text">pptp01</text:p>
      <text:p text:style-name="Preformatted_20_Text">e-mail</text:p>
      <text:p text:style-name="Preformatted_20_Text">i57</text:p>
      <text:p text:style-name="Preformatted_20_Text">northstar</text:p>
      <text:p text:style-name="Preformatted_20_Text">mail29</text:p>
      <text:p text:style-name="Preformatted_20_Text">racer</text:p>
      <text:p text:style-name="Preformatted_20_Text">endeavour</text:p>
      <text:p text:style-name="Preformatted_20_Text">www.fs</text:p>
      <text:p text:style-name="Preformatted_20_Text">webdisk.articles</text:p>
      <text:p text:style-name="Preformatted_20_Text">camper</text:p>
      <text:p text:style-name="Preformatted_20_Text">exercise</text:p>
      <text:p text:style-name="Preformatted_20_Text">gost</text:p>
      <text:p text:style-name="Preformatted_20_Text">intrepid</text:p>
      <text:p text:style-name="Preformatted_20_Text">zaki</text:p>
      <text:p text:style-name="Preformatted_20_Text">theworld</text:p>
      <text:p text:style-name="Preformatted_20_Text">i83</text:p>
      <text:p text:style-name="Preformatted_20_Text">www.france</text:p>
      <text:p text:style-name="Preformatted_20_Text">www.israel</text:p>
      <text:p text:style-name="Preformatted_20_Text"><text:soft-page-break/>handball</text:p>
      <text:p text:style-name="Preformatted_20_Text">stephane</text:p>
      <text:p text:style-name="Preformatted_20_Text">hanson</text:p>
      <text:p text:style-name="Preformatted_20_Text">plug</text:p>
      <text:p text:style-name="Preformatted_20_Text">pmd</text:p>
      <text:p text:style-name="Preformatted_20_Text">adsl2</text:p>
      <text:p text:style-name="Preformatted_20_Text">i56</text:p>
      <text:p text:style-name="Preformatted_20_Text">sweets</text:p>
      <text:p text:style-name="Preformatted_20_Text">pivot</text:p>
      <text:p text:style-name="Preformatted_20_Text">i55</text:p>
      <text:p text:style-name="Preformatted_20_Text">asp-winterville.cit</text:p>
      <text:p text:style-name="Preformatted_20_Text">mail28</text:p>
      <text:p text:style-name="Preformatted_20_Text">www.crazy</text:p>
      <text:p text:style-name="Preformatted_20_Text">autodiscover.soporte</text:p>
      <text:p text:style-name="Preformatted_20_Text">rcc</text:p>
      <text:p text:style-name="Preformatted_20_Text">dragonnew</text:p>
      <text:p text:style-name="Preformatted_20_Text">c64</text:p>
      <text:p text:style-name="Preformatted_20_Text">blacksun</text:p>
      <text:p text:style-name="Preformatted_20_Text">solaria</text:p>
      <text:p text:style-name="Preformatted_20_Text">www.hardware</text:p>
      <text:p text:style-name="Preformatted_20_Text">karo</text:p>
      <text:p text:style-name="Preformatted_20_Text">continental</text:p>
      <text:p text:style-name="Preformatted_20_Text">boon</text:p>
      <text:p text:style-name="Preformatted_20_Text">mce</text:p>
      <text:p text:style-name="Preformatted_20_Text">luxor</text:p>
      <text:p text:style-name="Preformatted_20_Text">kawaii</text:p>
      <text:p text:style-name="Preformatted_20_Text">ultra2</text:p>
      <text:p text:style-name="Preformatted_20_Text">tan</text:p>
      <text:p text:style-name="Preformatted_20_Text">compunet</text:p>
      <text:p text:style-name="Preformatted_20_Text">caro</text:p>
      <text:p text:style-name="Preformatted_20_Text">maxime</text:p>
      <text:p text:style-name="Preformatted_20_Text">internetr-all</text:p>
      <text:p text:style-name="Preformatted_20_Text">m.beta</text:p>
      <text:p text:style-name="Preformatted_20_Text">hcm.ipad</text:p>
      <text:p text:style-name="Preformatted_20_Text">ei</text:p>
      <text:p text:style-name="Preformatted_20_Text">i54</text:p>
      <text:p text:style-name="Preformatted_20_Text">z-diemthi</text:p>
      <text:p text:style-name="Preformatted_20_Text">rac</text:p>
      <text:p text:style-name="Preformatted_20_Text">bomber</text:p>
      <text:p text:style-name="Preformatted_20_Text">reiki</text:p>
      <text:p text:style-name="Preformatted_20_Text">img.e</text:p>
      <text:p text:style-name="Preformatted_20_Text">ciao</text:p>
      <text:p text:style-name="Preformatted_20_Text">i53</text:p>
      <text:p text:style-name="Preformatted_20_Text">ddns</text:p>
      <text:p text:style-name="Preformatted_20_Text">changes</text:p>
      <text:p text:style-name="Preformatted_20_Text">smog</text:p>
      <text:p text:style-name="Preformatted_20_Text">mask</text:p>
      <text:p text:style-name="Preformatted_20_Text">dmca</text:p>
      <text:p text:style-name="Preformatted_20_Text">service1</text:p>
      <text:p text:style-name="Preformatted_20_Text">www.plgto.edu</text:p>
      <text:p text:style-name="Preformatted_20_Text">pepe</text:p>
      <text:p text:style-name="Preformatted_20_Text">alis</text:p>
      <text:p text:style-name="Preformatted_20_Text">bk2</text:p>
      <text:p text:style-name="Preformatted_20_Text">hindi</text:p>
      <text:p text:style-name="Preformatted_20_Text">bk3</text:p>
      <text:p text:style-name="Preformatted_20_Text">i84</text:p>
      <text:p text:style-name="Preformatted_20_Text">medicina</text:p>
      <text:p text:style-name="Preformatted_20_Text">alibaba</text:p>
      <text:p text:style-name="Preformatted_20_Text">ntc</text:p>
      <text:p text:style-name="Preformatted_20_Text">www.easy</text:p>
      <text:p text:style-name="Preformatted_20_Text">gymnastics</text:p>
      <text:p text:style-name="Preformatted_20_Text">hq2</text:p>
      <text:p text:style-name="Preformatted_20_Text">kaka</text:p>
      <text:p text:style-name="Preformatted_20_Text">i52</text:p>
      <text:p text:style-name="Preformatted_20_Text"><text:soft-page-break/>sdr</text:p>
      <text:p text:style-name="Preformatted_20_Text">ork</text:p>
      <text:p text:style-name="Preformatted_20_Text">zf</text:p>
      <text:p text:style-name="Preformatted_20_Text">natura</text:p>
      <text:p text:style-name="Preformatted_20_Text">racine</text:p>
      <text:p text:style-name="Preformatted_20_Text">quake</text:p>
      <text:p text:style-name="Preformatted_20_Text">i85</text:p>
      <text:p text:style-name="Preformatted_20_Text">xmen</text:p>
      <text:p text:style-name="Preformatted_20_Text">entertain</text:p>
      <text:p text:style-name="Preformatted_20_Text">cocoon</text:p>
      <text:p text:style-name="Preformatted_20_Text">bubu</text:p>
      <text:p text:style-name="Preformatted_20_Text">www.pets</text:p>
      <text:p text:style-name="Preformatted_20_Text">prensa</text:p>
      <text:p text:style-name="Preformatted_20_Text">stat4</text:p>
      <text:p text:style-name="Preformatted_20_Text">www.server2</text:p>
      <text:p text:style-name="Preformatted_20_Text">hst</text:p>
      <text:p text:style-name="Preformatted_20_Text">lexi</text:p>
      <text:p text:style-name="Preformatted_20_Text">www.resellers</text:p>
      <text:p text:style-name="Preformatted_20_Text">mailhub2</text:p>
      <text:p text:style-name="Preformatted_20_Text">garnet</text:p>
      <text:p text:style-name="Preformatted_20_Text">pain</text:p>
      <text:p text:style-name="Preformatted_20_Text">belka</text:p>
      <text:p text:style-name="Preformatted_20_Text">morena</text:p>
      <text:p text:style-name="Preformatted_20_Text">coca</text:p>
      <text:p text:style-name="Preformatted_20_Text">rz</text:p>
      <text:p text:style-name="Preformatted_20_Text">un121101225938</text:p>
      <text:p text:style-name="Preformatted_20_Text">sagittarius</text:p>
      <text:p text:style-name="Preformatted_20_Text">b33</text:p>
      <text:p text:style-name="Preformatted_20_Text">pci</text:p>
      <text:p text:style-name="Preformatted_20_Text">start.ru</text:p>
      <text:p text:style-name="Preformatted_20_Text">abcdef</text:p>
      <text:p text:style-name="Preformatted_20_Text">plgto.edu</text:p>
      <text:p text:style-name="Preformatted_20_Text">i51</text:p>
      <text:p text:style-name="Preformatted_20_Text">b32</text:p>
      <text:p text:style-name="Preformatted_20_Text">b31</text:p>
      <text:p text:style-name="Preformatted_20_Text">ich</text:p>
      <text:p text:style-name="Preformatted_20_Text">myway</text:p>
      <text:p text:style-name="Preformatted_20_Text">wts</text:p>
      <text:p text:style-name="Preformatted_20_Text">macedonia</text:p>
      <text:p text:style-name="Preformatted_20_Text">m-dev</text:p>
      <text:p text:style-name="Preformatted_20_Text">www.m2</text:p>
      <text:p text:style-name="Preformatted_20_Text">i86</text:p>
      <text:p text:style-name="Preformatted_20_Text">citibank</text:p>
      <text:p text:style-name="Preformatted_20_Text">explore</text:p>
      <text:p text:style-name="Preformatted_20_Text">ns1.twtelecom.net</text:p>
      <text:p text:style-name="Preformatted_20_Text">junk</text:p>
      <text:p text:style-name="Preformatted_20_Text">cupcake</text:p>
      <text:p text:style-name="Preformatted_20_Text">pixie</text:p>
      <text:p text:style-name="Preformatted_20_Text">test.shop</text:p>
      <text:p text:style-name="Preformatted_20_Text">212</text:p>
      <text:p text:style-name="Preformatted_20_Text">abdo</text:p>
      <text:p text:style-name="Preformatted_20_Text">b26</text:p>
      <text:p text:style-name="Preformatted_20_Text">automail</text:p>
      <text:p text:style-name="Preformatted_20_Text">ewa</text:p>
      <text:p text:style-name="Preformatted_20_Text">hunters</text:p>
      <text:p text:style-name="Preformatted_20_Text">b20</text:p>
      <text:p text:style-name="Preformatted_20_Text">imagini</text:p>
      <text:p text:style-name="Preformatted_20_Text">ns2.twtelecom.net</text:p>
      <text:p text:style-name="Preformatted_20_Text">121</text:p>
      <text:p text:style-name="Preformatted_20_Text">palermo</text:p>
      <text:p text:style-name="Preformatted_20_Text">frink</text:p>
      <text:p text:style-name="Preformatted_20_Text">b23</text:p>
      <text:p text:style-name="Preformatted_20_Text">smtp-in-01.mx-fs2</text:p>
      <text:p text:style-name="Preformatted_20_Text">frida</text:p>
      <text:p text:style-name="Preformatted_20_Text"><text:soft-page-break/>i50</text:p>
      <text:p text:style-name="Preformatted_20_Text">nstest</text:p>
      <text:p text:style-name="Preformatted_20_Text">replica</text:p>
      <text:p text:style-name="Preformatted_20_Text">hj</text:p>
      <text:p text:style-name="Preformatted_20_Text">arctest</text:p>
      <text:p text:style-name="Preformatted_20_Text">thulium</text:p>
      <text:p text:style-name="Preformatted_20_Text">b21</text:p>
      <text:p text:style-name="Preformatted_20_Text">i48</text:p>
      <text:p text:style-name="Preformatted_20_Text">smtp-in-03.mx-fs2</text:p>
      <text:p text:style-name="Preformatted_20_Text">investment</text:p>
      <text:p text:style-name="Preformatted_20_Text">i47</text:p>
      <text:p text:style-name="Preformatted_20_Text">i46</text:p>
      <text:p text:style-name="Preformatted_20_Text">compton</text:p>
      <text:p text:style-name="Preformatted_20_Text">smtp-in-02.mx-fs2</text:p>
      <text:p text:style-name="Preformatted_20_Text">unused.aa2</text:p>
      <text:p text:style-name="Preformatted_20_Text">home.stage</text:p>
      <text:p text:style-name="Preformatted_20_Text">g5</text:p>
      <text:p text:style-name="Preformatted_20_Text">cheyenne</text:p>
      <text:p text:style-name="Preformatted_20_Text">hostmaster</text:p>
      <text:p text:style-name="Preformatted_20_Text">webdisk.soporte</text:p>
      <text:p text:style-name="Preformatted_20_Text">g4</text:p>
      <text:p text:style-name="Preformatted_20_Text">callme</text:p>
      <text:p text:style-name="Preformatted_20_Text">i87</text:p>
      <text:p text:style-name="Preformatted_20_Text">robby</text:p>
      <text:p text:style-name="Preformatted_20_Text">www.lider</text:p>
      <text:p text:style-name="Preformatted_20_Text">vds4</text:p>
      <text:p text:style-name="Preformatted_20_Text">i88</text:p>
      <text:p text:style-name="Preformatted_20_Text">i45</text:p>
      <text:p text:style-name="Preformatted_20_Text">zahir</text:p>
      <text:p text:style-name="Preformatted_20_Text">cp4</text:p>
      <text:p text:style-name="Preformatted_20_Text">i44</text:p>
      <text:p text:style-name="Preformatted_20_Text">dojo</text:p>
      <text:p text:style-name="Preformatted_20_Text">industry</text:p>
      <text:p text:style-name="Preformatted_20_Text">bandung</text:p>
      <text:p text:style-name="Preformatted_20_Text">tumen</text:p>
      <text:p text:style-name="Preformatted_20_Text">admin5</text:p>
      <text:p text:style-name="Preformatted_20_Text">pba</text:p>
      <text:p text:style-name="Preformatted_20_Text">hideip-europe</text:p>
      <text:p text:style-name="Preformatted_20_Text">i89</text:p>
      <text:p text:style-name="Preformatted_20_Text">jaka</text:p>
      <text:p text:style-name="Preformatted_20_Text">ora-placeholder-ps-db.srv</text:p>
      <text:p text:style-name="Preformatted_20_Text">fab</text:p>
      <text:p text:style-name="Preformatted_20_Text">clara</text:p>
      <text:p text:style-name="Preformatted_20_Text">oks</text:p>
      <text:p text:style-name="Preformatted_20_Text">cor</text:p>
      <text:p text:style-name="Preformatted_20_Text">fish1</text:p>
      <text:p text:style-name="Preformatted_20_Text">bomba</text:p>
      <text:p text:style-name="Preformatted_20_Text">formosa</text:p>
      <text:p text:style-name="Preformatted_20_Text">mailweb</text:p>
      <text:p text:style-name="Preformatted_20_Text">e6</text:p>
      <text:p text:style-name="Preformatted_20_Text">autoconfig.soporte</text:p>
      <text:p text:style-name="Preformatted_20_Text">i43</text:p>
      <text:p text:style-name="Preformatted_20_Text">i42</text:p>
      <text:p text:style-name="Preformatted_20_Text">rad1</text:p>
      <text:p text:style-name="Preformatted_20_Text">www.v</text:p>
      <text:p text:style-name="Preformatted_20_Text">natalia</text:p>
      <text:p text:style-name="Preformatted_20_Text">digitalmedia</text:p>
      <text:p text:style-name="Preformatted_20_Text">i41</text:p>
      <text:p text:style-name="Preformatted_20_Text">webserver01</text:p>
      <text:p text:style-name="Preformatted_20_Text">hermes2</text:p>
      <text:p text:style-name="Preformatted_20_Text">i40</text:p>
      <text:p text:style-name="Preformatted_20_Text">e4</text:p>
      <text:p text:style-name="Preformatted_20_Text">seas</text:p>
      <text:p text:style-name="Preformatted_20_Text">nicole</text:p>
      <text:p text:style-name="Preformatted_20_Text"><text:soft-page-break/>webdisk.analytics</text:p>
      <text:p text:style-name="Preformatted_20_Text">hackers</text:p>
      <text:p text:style-name="Preformatted_20_Text">jungle</text:p>
      <text:p text:style-name="Preformatted_20_Text">i91</text:p>
      <text:p text:style-name="Preformatted_20_Text">www.holiday</text:p>
      <text:p text:style-name="Preformatted_20_Text">iva</text:p>
      <text:p text:style-name="Preformatted_20_Text">i38</text:p>
      <text:p text:style-name="Preformatted_20_Text">complete</text:p>
      <text:p text:style-name="Preformatted_20_Text">node01</text:p>
      <text:p text:style-name="Preformatted_20_Text">i92</text:p>
      <text:p text:style-name="Preformatted_20_Text">fifa</text:p>
      <text:p text:style-name="Preformatted_20_Text">healing</text:p>
      <text:p text:style-name="Preformatted_20_Text">i37</text:p>
      <text:p text:style-name="Preformatted_20_Text">abiturient</text:p>
      <text:p text:style-name="Preformatted_20_Text">gato</text:p>
      <text:p text:style-name="Preformatted_20_Text">sh7</text:p>
      <text:p text:style-name="Preformatted_20_Text">jv</text:p>
      <text:p text:style-name="Preformatted_20_Text">creator</text:p>
      <text:p text:style-name="Preformatted_20_Text">sote</text:p>
      <text:p text:style-name="Preformatted_20_Text">infiniti</text:p>
      <text:p text:style-name="Preformatted_20_Text">nit</text:p>
      <text:p text:style-name="Preformatted_20_Text">smsc</text:p>
      <text:p text:style-name="Preformatted_20_Text">mstudio</text:p>
      <text:p text:style-name="Preformatted_20_Text">four</text:p>
      <text:p text:style-name="Preformatted_20_Text">appli</text:p>
      <text:p text:style-name="Preformatted_20_Text">i93</text:p>
      <text:p text:style-name="Preformatted_20_Text">secure7</text:p>
      <text:p text:style-name="Preformatted_20_Text">i36</text:p>
      <text:p text:style-name="Preformatted_20_Text">ivy</text:p>
      <text:p text:style-name="Preformatted_20_Text">valeria</text:p>
      <text:p text:style-name="Preformatted_20_Text">smtp16</text:p>
      <text:p text:style-name="Preformatted_20_Text">rohit</text:p>
      <text:p text:style-name="Preformatted_20_Text">konto</text:p>
      <text:p text:style-name="Preformatted_20_Text">www.fz</text:p>
      <text:p text:style-name="Preformatted_20_Text">liberte</text:p>
      <text:p text:style-name="Preformatted_20_Text">pti</text:p>
      <text:p text:style-name="Preformatted_20_Text">video4</text:p>
      <text:p text:style-name="Preformatted_20_Text">protech</text:p>
      <text:p text:style-name="Preformatted_20_Text">vss</text:p>
      <text:p text:style-name="Preformatted_20_Text">kygl</text:p>
      <text:p text:style-name="Preformatted_20_Text">mp4</text:p>
      <text:p text:style-name="Preformatted_20_Text">most</text:p>
      <text:p text:style-name="Preformatted_20_Text">horoscop</text:p>
      <text:p text:style-name="Preformatted_20_Text">www34</text:p>
      <text:p text:style-name="Preformatted_20_Text">hino</text:p>
      <text:p text:style-name="Preformatted_20_Text">im4</text:p>
      <text:p text:style-name="Preformatted_20_Text">opinion</text:p>
      <text:p text:style-name="Preformatted_20_Text">ipo</text:p>
      <text:p text:style-name="Preformatted_20_Text">pingu</text:p>
      <text:p text:style-name="Preformatted_20_Text">www.door</text:p>
      <text:p text:style-name="Preformatted_20_Text">stellar</text:p>
      <text:p text:style-name="Preformatted_20_Text">cro</text:p>
      <text:p text:style-name="Preformatted_20_Text">www.horoscop</text:p>
      <text:p text:style-name="Preformatted_20_Text">i94</text:p>
      <text:p text:style-name="Preformatted_20_Text">reunion</text:p>
      <text:p text:style-name="Preformatted_20_Text">xion</text:p>
      <text:p text:style-name="Preformatted_20_Text">i39</text:p>
      <text:p text:style-name="Preformatted_20_Text">atropos</text:p>
      <text:p text:style-name="Preformatted_20_Text">training1</text:p>
      <text:p text:style-name="Preformatted_20_Text">i30</text:p>
      <text:p text:style-name="Preformatted_20_Text">yw</text:p>
      <text:p text:style-name="Preformatted_20_Text">innova</text:p>
      <text:p text:style-name="Preformatted_20_Text">tatooine</text:p>
      <text:p text:style-name="Preformatted_20_Text">dr-www</text:p>
      <text:p text:style-name="Preformatted_20_Text"><text:soft-page-break/>austria</text:p>
      <text:p text:style-name="Preformatted_20_Text">webdisk.bugs</text:p>
      <text:p text:style-name="Preformatted_20_Text">i34</text:p>
      <text:p text:style-name="Preformatted_20_Text">hood</text:p>
      <text:p text:style-name="Preformatted_20_Text">shop3</text:p>
      <text:p text:style-name="Preformatted_20_Text">www.dr</text:p>
      <text:p text:style-name="Preformatted_20_Text">SIP</text:p>
      <text:p text:style-name="Preformatted_20_Text">chester</text:p>
      <text:p text:style-name="Preformatted_20_Text">hora</text:p>
      <text:p text:style-name="Preformatted_20_Text">i96</text:p>
      <text:p text:style-name="Preformatted_20_Text">kenobi</text:p>
      <text:p text:style-name="Preformatted_20_Text">www.xy</text:p>
      <text:p text:style-name="Preformatted_20_Text">radius4</text:p>
      <text:p text:style-name="Preformatted_20_Text">datenschutz</text:p>
      <text:p text:style-name="Preformatted_20_Text">i97</text:p>
      <text:p text:style-name="Preformatted_20_Text">vod4</text:p>
      <text:p text:style-name="Preformatted_20_Text">canopy</text:p>
      <text:p text:style-name="Preformatted_20_Text">dop</text:p>
      <text:p text:style-name="Preformatted_20_Text">host20</text:p>
      <text:p text:style-name="Preformatted_20_Text">i98</text:p>
      <text:p text:style-name="Preformatted_20_Text">static-mal-g-in-g01-s</text:p>
      <text:p text:style-name="Preformatted_20_Text">sisko</text:p>
      <text:p text:style-name="Preformatted_20_Text">eol</text:p>
      <text:p text:style-name="Preformatted_20_Text">wahlen</text:p>
      <text:p text:style-name="Preformatted_20_Text">i99</text:p>
      <text:p text:style-name="Preformatted_20_Text">126</text:p>
      <text:p text:style-name="Preformatted_20_Text">issa</text:p>
      <text:p text:style-name="Preformatted_20_Text">pig</text:p>
      <text:p text:style-name="Preformatted_20_Text">auth3</text:p>
      <text:p text:style-name="Preformatted_20_Text">leela</text:p>
      <text:p text:style-name="Preformatted_20_Text">tva</text:p>
      <text:p text:style-name="Preformatted_20_Text">uk1</text:p>
      <text:p text:style-name="Preformatted_20_Text">mta01</text:p>
      <text:p text:style-name="Preformatted_20_Text">alp</text:p>
      <text:p text:style-name="Preformatted_20_Text">onion</text:p>
      <text:p text:style-name="Preformatted_20_Text">dle</text:p>
      <text:p text:style-name="Preformatted_20_Text">mlp</text:p>
      <text:p text:style-name="Preformatted_20_Text">liza</text:p>
      <text:p text:style-name="Preformatted_20_Text">khan</text:p>
      <text:p text:style-name="Preformatted_20_Text">mxmail</text:p>
      <text:p text:style-name="Preformatted_20_Text">i32</text:p>
      <text:p text:style-name="Preformatted_20_Text">mobileiron</text:p>
      <text:p text:style-name="Preformatted_20_Text">lian</text:p>
      <text:p text:style-name="Preformatted_20_Text">minos</text:p>
      <text:p text:style-name="Preformatted_20_Text">www.worker</text:p>
      <text:p text:style-name="Preformatted_20_Text">tsb</text:p>
      <text:p text:style-name="Preformatted_20_Text">mld</text:p>
      <text:p text:style-name="Preformatted_20_Text">www.build</text:p>
      <text:p text:style-name="Preformatted_20_Text">kick</text:p>
      <text:p text:style-name="Preformatted_20_Text">rtx</text:p>
      <text:p text:style-name="Preformatted_20_Text">vds3</text:p>
      <text:p text:style-name="Preformatted_20_Text">sammy</text:p>
      <text:p text:style-name="Preformatted_20_Text">vet</text:p>
      <text:p text:style-name="Preformatted_20_Text">chatting</text:p>
      <text:p text:style-name="Preformatted_20_Text">maplestory</text:p>
      <text:p text:style-name="Preformatted_20_Text">i31</text:p>
      <text:p text:style-name="Preformatted_20_Text">play1</text:p>
      <text:p text:style-name="Preformatted_20_Text">maki</text:p>
      <text:p text:style-name="Preformatted_20_Text">reyes</text:p>
      <text:p text:style-name="Preformatted_20_Text">skala</text:p>
      <text:p text:style-name="Preformatted_20_Text">mail49</text:p>
      <text:p text:style-name="Preformatted_20_Text">addicted</text:p>
      <text:p text:style-name="Preformatted_20_Text">autodiscover.movil</text:p>
      <text:p text:style-name="Preformatted_20_Text">mailgateway3</text:p>
      <text:p text:style-name="Preformatted_20_Text"><text:soft-page-break/>closed</text:p>
      <text:p text:style-name="Preformatted_20_Text">i29</text:p>
      <text:p text:style-name="Preformatted_20_Text">doctors</text:p>
      <text:p text:style-name="Preformatted_20_Text">autoconfig.movil</text:p>
      <text:p text:style-name="Preformatted_20_Text">calgary</text:p>
      <text:p text:style-name="Preformatted_20_Text">pdb2</text:p>
      <text:p text:style-name="Preformatted_20_Text">mach</text:p>
      <text:p text:style-name="Preformatted_20_Text">silverstar</text:p>
      <text:p text:style-name="Preformatted_20_Text">old3</text:p>
      <text:p text:style-name="Preformatted_20_Text">michiko</text:p>
      <text:p text:style-name="Preformatted_20_Text">bkm</text:p>
      <text:p text:style-name="Preformatted_20_Text">kl</text:p>
      <text:p text:style-name="Preformatted_20_Text">arctic</text:p>
      <text:p text:style-name="Preformatted_20_Text">utils</text:p>
      <text:p text:style-name="Preformatted_20_Text">vulcano</text:p>
      <text:p text:style-name="Preformatted_20_Text">madi</text:p>
      <text:p text:style-name="Preformatted_20_Text">test-m</text:p>
      <text:p text:style-name="Preformatted_20_Text">d28</text:p>
      <text:p text:style-name="Preformatted_20_Text">d27</text:p>
      <text:p text:style-name="Preformatted_20_Text">horses</text:p>
      <text:p text:style-name="Preformatted_20_Text">registry</text:p>
      <text:p text:style-name="Preformatted_20_Text">win22</text:p>
      <text:p text:style-name="Preformatted_20_Text">www.code</text:p>
      <text:p text:style-name="Preformatted_20_Text">ishop</text:p>
      <text:p text:style-name="Preformatted_20_Text">www.tenders</text:p>
      <text:p text:style-name="Preformatted_20_Text">www.dd</text:p>
      <text:p text:style-name="Preformatted_20_Text">horror</text:p>
      <text:p text:style-name="Preformatted_20_Text">classico</text:p>
      <text:p text:style-name="Preformatted_20_Text">autodiscover.dev2</text:p>
      <text:p text:style-name="Preformatted_20_Text">cmsdev</text:p>
      <text:p text:style-name="Preformatted_20_Text">bbss</text:p>
      <text:p text:style-name="Preformatted_20_Text">wide</text:p>
      <text:p text:style-name="Preformatted_20_Text">prima</text:p>
      <text:p text:style-name="Preformatted_20_Text">autoconfig.dev2</text:p>
      <text:p text:style-name="Preformatted_20_Text">carpenter</text:p>
      <text:p text:style-name="Preformatted_20_Text">mymusic</text:p>
      <text:p text:style-name="Preformatted_20_Text">jelly</text:p>
      <text:p text:style-name="Preformatted_20_Text">moga</text:p>
      <text:p text:style-name="Preformatted_20_Text">www.gd</text:p>
      <text:p text:style-name="Preformatted_20_Text">oswald</text:p>
      <text:p text:style-name="Preformatted_20_Text">whiteboard</text:p>
      <text:p text:style-name="Preformatted_20_Text">smallbusiness</text:p>
      <text:p text:style-name="Preformatted_20_Text">www.mp</text:p>
      <text:p text:style-name="Preformatted_20_Text">cfs</text:p>
      <text:p text:style-name="Preformatted_20_Text">rcm</text:p>
      <text:p text:style-name="Preformatted_20_Text">www.mv</text:p>
      <text:p text:style-name="Preformatted_20_Text">ben10</text:p>
      <text:p text:style-name="Preformatted_20_Text">www.conf</text:p>
      <text:p text:style-name="Preformatted_20_Text">neuro</text:p>
      <text:p text:style-name="Preformatted_20_Text">verwaltung</text:p>
      <text:p text:style-name="Preformatted_20_Text">www.cabinet</text:p>
      <text:p text:style-name="Preformatted_20_Text">www.ng</text:p>
      <text:p text:style-name="Preformatted_20_Text">tw.blog</text:p>
      <text:p text:style-name="Preformatted_20_Text">www.rr</text:p>
      <text:p text:style-name="Preformatted_20_Text">iman</text:p>
      <text:p text:style-name="Preformatted_20_Text">olympia</text:p>
      <text:p text:style-name="Preformatted_20_Text">s241</text:p>
      <text:p text:style-name="Preformatted_20_Text">dolce</text:p>
      <text:p text:style-name="Preformatted_20_Text">loko</text:p>
      <text:p text:style-name="Preformatted_20_Text">auc</text:p>
      <text:p text:style-name="Preformatted_20_Text">m.pool</text:p>
      <text:p text:style-name="Preformatted_20_Text">partner1</text:p>
      <text:p text:style-name="Preformatted_20_Text">www.spanish</text:p>
      <text:p text:style-name="Preformatted_20_Text">i22</text:p>
      <text:p text:style-name="Preformatted_20_Text"><text:soft-page-break/>moka</text:p>
      <text:p text:style-name="Preformatted_20_Text">dev.admin</text:p>
      <text:p text:style-name="Preformatted_20_Text">www.rus</text:p>
      <text:p text:style-name="Preformatted_20_Text">cdn01</text:p>
      <text:p text:style-name="Preformatted_20_Text">mws</text:p>
      <text:p text:style-name="Preformatted_20_Text">malaga</text:p>
      <text:p text:style-name="Preformatted_20_Text">mono</text:p>
      <text:p text:style-name="Preformatted_20_Text">www.firme</text:p>
      <text:p text:style-name="Preformatted_20_Text">mineral</text:p>
      <text:p text:style-name="Preformatted_20_Text">i21</text:p>
      <text:p text:style-name="Preformatted_20_Text">dipsy</text:p>
      <text:p text:style-name="Preformatted_20_Text">xd</text:p>
      <text:p text:style-name="Preformatted_20_Text">thebe</text:p>
      <text:p text:style-name="Preformatted_20_Text">www-hold</text:p>
      <text:p text:style-name="Preformatted_20_Text">winxp</text:p>
      <text:p text:style-name="Preformatted_20_Text">www.payment</text:p>
      <text:p text:style-name="Preformatted_20_Text">i18</text:p>
      <text:p text:style-name="Preformatted_20_Text">i17</text:p>
      <text:p text:style-name="Preformatted_20_Text">porto</text:p>
      <text:p text:style-name="Preformatted_20_Text">www.hf</text:p>
      <text:p text:style-name="Preformatted_20_Text">homeless</text:p>
      <text:p text:style-name="Preformatted_20_Text">well</text:p>
      <text:p text:style-name="Preformatted_20_Text">guangzhou</text:p>
      <text:p text:style-name="Preformatted_20_Text">www.sis</text:p>
      <text:p text:style-name="Preformatted_20_Text">small</text:p>
      <text:p text:style-name="Preformatted_20_Text">www-stg</text:p>
      <text:p text:style-name="Preformatted_20_Text">canal</text:p>
      <text:p text:style-name="Preformatted_20_Text">www.cats</text:p>
      <text:p text:style-name="Preformatted_20_Text">sab</text:p>
      <text:p text:style-name="Preformatted_20_Text">i15</text:p>
      <text:p text:style-name="Preformatted_20_Text">tsi</text:p>
      <text:p text:style-name="Preformatted_20_Text">discus</text:p>
      <text:p text:style-name="Preformatted_20_Text">hay</text:p>
      <text:p text:style-name="Preformatted_20_Text">slides</text:p>
      <text:p text:style-name="Preformatted_20_Text">starlife</text:p>
      <text:p text:style-name="Preformatted_20_Text">trader</text:p>
      <text:p text:style-name="Preformatted_20_Text">o1.sendgrid</text:p>
      <text:p text:style-name="Preformatted_20_Text">ipphone</text:p>
      <text:p text:style-name="Preformatted_20_Text">hungary</text:p>
      <text:p text:style-name="Preformatted_20_Text">topstar</text:p>
      <text:p text:style-name="Preformatted_20_Text">3w</text:p>
      <text:p text:style-name="Preformatted_20_Text">cairo</text:p>
      <text:p text:style-name="Preformatted_20_Text">www.dns</text:p>
      <text:p text:style-name="Preformatted_20_Text">ts.kmf</text:p>
      <text:p text:style-name="Preformatted_20_Text">nuts</text:p>
      <text:p text:style-name="Preformatted_20_Text">oper</text:p>
      <text:p text:style-name="Preformatted_20_Text">sitemanager</text:p>
      <text:p text:style-name="Preformatted_20_Text">jang</text:p>
      <text:p text:style-name="Preformatted_20_Text">vpn5</text:p>
      <text:p text:style-name="Preformatted_20_Text">dionysus</text:p>
      <text:p text:style-name="Preformatted_20_Text">asdzxc</text:p>
      <text:p text:style-name="Preformatted_20_Text">gss1</text:p>
      <text:p text:style-name="Preformatted_20_Text">tetris</text:p>
      <text:p text:style-name="Preformatted_20_Text">incubator</text:p>
      <text:p text:style-name="Preformatted_20_Text">oren</text:p>
      <text:p text:style-name="Preformatted_20_Text">newhaven</text:p>
      <text:p text:style-name="Preformatted_20_Text">cuda2</text:p>
      <text:p text:style-name="Preformatted_20_Text">pty13213b</text:p>
      <text:p text:style-name="Preformatted_20_Text">www.date</text:p>
      <text:p text:style-name="Preformatted_20_Text">estonia</text:p>
      <text:p text:style-name="Preformatted_20_Text">mrtg1</text:p>
      <text:p text:style-name="Preformatted_20_Text">wroclaw</text:p>
      <text:p text:style-name="Preformatted_20_Text">greenapple</text:p>
      <text:p text:style-name="Preformatted_20_Text">thumbs.origin</text:p>
      <text:p text:style-name="Preformatted_20_Text"><text:soft-page-break/>domination</text:p>
      <text:p text:style-name="Preformatted_20_Text">c2c</text:p>
      <text:p text:style-name="Preformatted_20_Text">creation</text:p>
      <text:p text:style-name="Preformatted_20_Text">kawagoe</text:p>
      <text:p text:style-name="Preformatted_20_Text">myhost</text:p>
      <text:p text:style-name="Preformatted_20_Text">pong</text:p>
      <text:p text:style-name="Preformatted_20_Text">vts</text:p>
      <text:p text:style-name="Preformatted_20_Text">faperta</text:p>
      <text:p text:style-name="Preformatted_20_Text">ts.fef</text:p>
      <text:p text:style-name="Preformatted_20_Text">lebanon</text:p>
      <text:p text:style-name="Preformatted_20_Text">grapher</text:p>
      <text:p text:style-name="Preformatted_20_Text">000</text:p>
      <text:p text:style-name="Preformatted_20_Text">vestnik</text:p>
      <text:p text:style-name="Preformatted_20_Text">lip</text:p>
      <text:p text:style-name="Preformatted_20_Text">myrtle</text:p>
      <text:p text:style-name="Preformatted_20_Text">ts.ydyo</text:p>
      <text:p text:style-name="Preformatted_20_Text">psbfarm</text:p>
      <text:p text:style-name="Preformatted_20_Text">newww</text:p>
      <text:p text:style-name="Preformatted_20_Text">romantic</text:p>
      <text:p text:style-name="Preformatted_20_Text">syria</text:p>
      <text:p text:style-name="Preformatted_20_Text">pergamum</text:p>
      <text:p text:style-name="Preformatted_20_Text">tpi</text:p>
      <text:p text:style-name="Preformatted_20_Text">dede</text:p>
      <text:p text:style-name="Preformatted_20_Text">edms</text:p>
      <text:p text:style-name="Preformatted_20_Text">catfish</text:p>
      <text:p text:style-name="Preformatted_20_Text">www.o</text:p>
      <text:p text:style-name="Preformatted_20_Text">egcdn</text:p>
      <text:p text:style-name="Preformatted_20_Text">www.author</text:p>
      <text:p text:style-name="Preformatted_20_Text">discuz</text:p>
      <text:p text:style-name="Preformatted_20_Text">106</text:p>
      <text:p text:style-name="Preformatted_20_Text">www.hobby</text:p>
      <text:p text:style-name="Preformatted_20_Text">statystyki</text:p>
      <text:p text:style-name="Preformatted_20_Text">contrib</text:p>
      <text:p text:style-name="Preformatted_20_Text">research1</text:p>
      <text:p text:style-name="Preformatted_20_Text">charleston</text:p>
      <text:p text:style-name="Preformatted_20_Text">katowice</text:p>
      <text:p text:style-name="Preformatted_20_Text">animals</text:p>
      <text:p text:style-name="Preformatted_20_Text">seraph</text:p>
      <text:p text:style-name="Preformatted_20_Text">darknight</text:p>
      <text:p text:style-name="Preformatted_20_Text">nasty</text:p>
      <text:p text:style-name="Preformatted_20_Text">sari</text:p>
      <text:p text:style-name="Preformatted_20_Text">chronicle</text:p>
      <text:p text:style-name="Preformatted_20_Text">stats1</text:p>
      <text:p text:style-name="Preformatted_20_Text">vz1</text:p>
      <text:p text:style-name="Preformatted_20_Text">gibbs</text:p>
      <text:p text:style-name="Preformatted_20_Text">doll</text:p>
      <text:p text:style-name="Preformatted_20_Text">via</text:p>
      <text:p text:style-name="Preformatted_20_Text">11091521400593</text:p>
      <text:p text:style-name="Preformatted_20_Text">observatorio</text:p>
      <text:p text:style-name="Preformatted_20_Text">spice</text:p>
      <text:p text:style-name="Preformatted_20_Text">sokol</text:p>
      <text:p text:style-name="Preformatted_20_Text">emails</text:p>
      <text:p text:style-name="Preformatted_20_Text">www.act</text:p>
      <text:p text:style-name="Preformatted_20_Text">khalid</text:p>
      <text:p text:style-name="Preformatted_20_Text">tucker</text:p>
      <text:p text:style-name="Preformatted_20_Text">match</text:p>
      <text:p text:style-name="Preformatted_20_Text">counterstrike</text:p>
      <text:p text:style-name="Preformatted_20_Text">testing1</text:p>
      <text:p text:style-name="Preformatted_20_Text">webdisk.director</text:p>
      <text:p text:style-name="Preformatted_20_Text">www.print</text:p>
      <text:p text:style-name="Preformatted_20_Text">fatih</text:p>
      <text:p text:style-name="Preformatted_20_Text">odie</text:p>
      <text:p text:style-name="Preformatted_20_Text">rush</text:p>
      <text:p text:style-name="Preformatted_20_Text">epro</text:p>
      <text:p text:style-name="Preformatted_20_Text"><text:soft-page-break/>belize</text:p>
      <text:p text:style-name="Preformatted_20_Text">samer</text:p>
      <text:p text:style-name="Preformatted_20_Text">ripe</text:p>
      <text:p text:style-name="Preformatted_20_Text">c-asa5550-v03-01.rz</text:p>
      <text:p text:style-name="Preformatted_20_Text">ortho</text:p>
      <text:p text:style-name="Preformatted_20_Text">c-asa5550-v03-02.rz</text:p>
      <text:p text:style-name="Preformatted_20_Text">barrie</text:p>
      <text:p text:style-name="Preformatted_20_Text">ikaros</text:p>
      <text:p text:style-name="Preformatted_20_Text">imobiliare</text:p>
      <text:p text:style-name="Preformatted_20_Text">concurs</text:p>
      <text:p text:style-name="Preformatted_20_Text">cypress</text:p>
      <text:p text:style-name="Preformatted_20_Text">cgs</text:p>
      <text:p text:style-name="Preformatted_20_Text">ashley</text:p>
      <text:p text:style-name="Preformatted_20_Text">shu</text:p>
      <text:p text:style-name="Preformatted_20_Text">ticker</text:p>
      <text:p text:style-name="Preformatted_20_Text">teleservices</text:p>
      <text:p text:style-name="Preformatted_20_Text">lover</text:p>
      <text:p text:style-name="Preformatted_20_Text">sitelife</text:p>
      <text:p text:style-name="Preformatted_20_Text">lhr</text:p>
      <text:p text:style-name="Preformatted_20_Text">www.max</text:p>
      <text:p text:style-name="Preformatted_20_Text">ffl</text:p>
      <text:p text:style-name="Preformatted_20_Text">gooogle</text:p>
      <text:p text:style-name="Preformatted_20_Text">www.lms</text:p>
      <text:p text:style-name="Preformatted_20_Text">listsrv</text:p>
      <text:p text:style-name="Preformatted_20_Text">www.city</text:p>
      <text:p text:style-name="Preformatted_20_Text">www.discovery</text:p>
      <text:p text:style-name="Preformatted_20_Text">ncp</text:p>
      <text:p text:style-name="Preformatted_20_Text">wiwi</text:p>
      <text:p text:style-name="Preformatted_20_Text">doc2</text:p>
      <text:p text:style-name="Preformatted_20_Text">omi</text:p>
      <text:p text:style-name="Preformatted_20_Text">guestbook</text:p>
      <text:p text:style-name="Preformatted_20_Text">ke</text:p>
      <text:p text:style-name="Preformatted_20_Text">justme</text:p>
      <text:p text:style-name="Preformatted_20_Text">town</text:p>
      <text:p text:style-name="Preformatted_20_Text">comet1</text:p>
      <text:p text:style-name="Preformatted_20_Text">ignition</text:p>
      <text:p text:style-name="Preformatted_20_Text">phim</text:p>
      <text:p text:style-name="Preformatted_20_Text">testonly</text:p>
      <text:p text:style-name="Preformatted_20_Text">ryder</text:p>
      <text:p text:style-name="Preformatted_20_Text">fobos</text:p>
      <text:p text:style-name="Preformatted_20_Text">lobby</text:p>
      <text:p text:style-name="Preformatted_20_Text">yahya</text:p>
      <text:p text:style-name="Preformatted_20_Text">eucalyptus</text:p>
      <text:p text:style-name="Preformatted_20_Text">bmc</text:p>
      <text:p text:style-name="Preformatted_20_Text">fps</text:p>
      <text:p text:style-name="Preformatted_20_Text">vivo</text:p>
      <text:p text:style-name="Preformatted_20_Text">230</text:p>
      <text:p text:style-name="Preformatted_20_Text">www.ops</text:p>
      <text:p text:style-name="Preformatted_20_Text">abba</text:p>
      <text:p text:style-name="Preformatted_20_Text">ringtones</text:p>
      <text:p text:style-name="Preformatted_20_Text">webd</text:p>
      <text:p text:style-name="Preformatted_20_Text">webmail-original</text:p>
      <text:p text:style-name="Preformatted_20_Text">mailrelay2</text:p>
      <text:p text:style-name="Preformatted_20_Text">isv</text:p>
      <text:p text:style-name="Preformatted_20_Text">srv19</text:p>
      <text:p text:style-name="Preformatted_20_Text">www.storm</text:p>
      <text:p text:style-name="Preformatted_20_Text">ultima</text:p>
      <text:p text:style-name="Preformatted_20_Text">naughty</text:p>
      <text:p text:style-name="Preformatted_20_Text">webproxy</text:p>
      <text:p text:style-name="Preformatted_20_Text">priya</text:p>
      <text:p text:style-name="Preformatted_20_Text">app8</text:p>
      <text:p text:style-name="Preformatted_20_Text">www.vladimir</text:p>
      <text:p text:style-name="Preformatted_20_Text">yoko</text:p>
      <text:p text:style-name="Preformatted_20_Text">tinkerbell</text:p>
      <text:p text:style-name="Preformatted_20_Text"><text:soft-page-break/>southpark</text:p>
      <text:p text:style-name="Preformatted_20_Text">julius</text:p>
      <text:p text:style-name="Preformatted_20_Text">reach</text:p>
      <text:p text:style-name="Preformatted_20_Text">peridot</text:p>
      <text:p text:style-name="Preformatted_20_Text">www.pre</text:p>
      <text:p text:style-name="Preformatted_20_Text">www.private</text:p>
      <text:p text:style-name="Preformatted_20_Text">yachts</text:p>
      <text:p text:style-name="Preformatted_20_Text">beehive</text:p>
      <text:p text:style-name="Preformatted_20_Text">ati</text:p>
      <text:p text:style-name="Preformatted_20_Text">viejo</text:p>
      <text:p text:style-name="Preformatted_20_Text">hanybal</text:p>
      <text:p text:style-name="Preformatted_20_Text">hamm</text:p>
      <text:p text:style-name="Preformatted_20_Text">hn.nhac</text:p>
      <text:p text:style-name="Preformatted_20_Text">www.mirror</text:p>
      <text:p text:style-name="Preformatted_20_Text">bangbang</text:p>
      <text:p text:style-name="Preformatted_20_Text">asha</text:p>
      <text:p text:style-name="Preformatted_20_Text">eragon</text:p>
      <text:p text:style-name="Preformatted_20_Text">probe</text:p>
      <text:p text:style-name="Preformatted_20_Text">mysql03</text:p>
      <text:p text:style-name="Preformatted_20_Text">emmanuel</text:p>
      <text:p text:style-name="Preformatted_20_Text">it1</text:p>
      <text:p text:style-name="Preformatted_20_Text">luka</text:p>
      <text:p text:style-name="Preformatted_20_Text">chillax</text:p>
      <text:p text:style-name="Preformatted_20_Text">kanto</text:p>
      <text:p text:style-name="Preformatted_20_Text">ipmonitor</text:p>
      <text:p text:style-name="Preformatted_20_Text">webworld</text:p>
      <text:p text:style-name="Preformatted_20_Text">www.evolution</text:p>
      <text:p text:style-name="Preformatted_20_Text">chetan</text:p>
      <text:p text:style-name="Preformatted_20_Text">sun2</text:p>
      <text:p text:style-name="Preformatted_20_Text">oauth</text:p>
      <text:p text:style-name="Preformatted_20_Text">web100004</text:p>
      <text:p text:style-name="Preformatted_20_Text">tmb</text:p>
      <text:p text:style-name="Preformatted_20_Text">api.dev</text:p>
      <text:p text:style-name="Preformatted_20_Text">vh2</text:p>
      <text:p text:style-name="Preformatted_20_Text">sph</text:p>
      <text:p text:style-name="Preformatted_20_Text">dmm</text:p>
      <text:p text:style-name="Preformatted_20_Text">sod</text:p>
      <text:p text:style-name="Preformatted_20_Text">hsi</text:p>
      <text:p text:style-name="Preformatted_20_Text">oficina</text:p>
      <text:p text:style-name="Preformatted_20_Text">marcin</text:p>
      <text:p text:style-name="Preformatted_20_Text">toni</text:p>
      <text:p text:style-name="Preformatted_20_Text">gilda</text:p>
      <text:p text:style-name="Preformatted_20_Text">offcampus</text:p>
      <text:p text:style-name="Preformatted_20_Text">nightmare</text:p>
      <text:p text:style-name="Preformatted_20_Text">something</text:p>
      <text:p text:style-name="Preformatted_20_Text">cas3</text:p>
      <text:p text:style-name="Preformatted_20_Text">redbull</text:p>
      <text:p text:style-name="Preformatted_20_Text">vtb</text:p>
      <text:p text:style-name="Preformatted_20_Text">i49</text:p>
      <text:p text:style-name="Preformatted_20_Text">tam</text:p>
      <text:p text:style-name="Preformatted_20_Text">tbc</text:p>
      <text:p text:style-name="Preformatted_20_Text">axa</text:p>
      <text:p text:style-name="Preformatted_20_Text">coyote</text:p>
      <text:p text:style-name="Preformatted_20_Text">avm</text:p>
      <text:p text:style-name="Preformatted_20_Text">eventum</text:p>
      <text:p text:style-name="Preformatted_20_Text">albion</text:p>
      <text:p text:style-name="Preformatted_20_Text">nanda</text:p>
      <text:p text:style-name="Preformatted_20_Text">fivestar</text:p>
      <text:p text:style-name="Preformatted_20_Text">qwe</text:p>
      <text:p text:style-name="Preformatted_20_Text">ip3</text:p>
      <text:p text:style-name="Preformatted_20_Text">www.ava</text:p>
      <text:p text:style-name="Preformatted_20_Text">rev</text:p>
      <text:p text:style-name="Preformatted_20_Text">234</text:p>
      <text:p text:style-name="Preformatted_20_Text">pinger</text:p>
      <text:p text:style-name="Preformatted_20_Text"><text:soft-page-break/>resort</text:p>
      <text:p text:style-name="Preformatted_20_Text">bdog</text:p>
      <text:p text:style-name="Preformatted_20_Text">pcc</text:p>
      <text:p text:style-name="Preformatted_20_Text">testpage</text:p>
      <text:p text:style-name="Preformatted_20_Text">wombat</text:p>
      <text:p text:style-name="Preformatted_20_Text">aplicativos</text:p>
      <text:p text:style-name="Preformatted_20_Text">audition</text:p>
      <text:p text:style-name="Preformatted_20_Text">www.lan</text:p>
      <text:p text:style-name="Preformatted_20_Text">nhce</text:p>
      <text:p text:style-name="Preformatted_20_Text">webplus</text:p>
      <text:p text:style-name="Preformatted_20_Text">wyx</text:p>
      <text:p text:style-name="Preformatted_20_Text">www.cdn2</text:p>
      <text:p text:style-name="Preformatted_20_Text">blackandwhite</text:p>
      <text:p text:style-name="Preformatted_20_Text">ericsson</text:p>
      <text:p text:style-name="Preformatted_20_Text">webdisk.home</text:p>
      <text:p text:style-name="Preformatted_20_Text">mikey</text:p>
      <text:p text:style-name="Preformatted_20_Text">arirang</text:p>
      <text:p text:style-name="Preformatted_20_Text">mst3k</text:p>
      <text:p text:style-name="Preformatted_20_Text">republic</text:p>
      <text:p text:style-name="Preformatted_20_Text">pf1</text:p>
      <text:p text:style-name="Preformatted_20_Text">www.alaska</text:p>
      <text:p text:style-name="Preformatted_20_Text">eiger</text:p>
      <text:p text:style-name="Preformatted_20_Text">websearch</text:p>
      <text:p text:style-name="Preformatted_20_Text">vegetarian</text:p>
      <text:p text:style-name="Preformatted_20_Text">localhost.blog</text:p>
      <text:p text:style-name="Preformatted_20_Text">input</text:p>
      <text:p text:style-name="Preformatted_20_Text">www.forum2</text:p>
      <text:p text:style-name="Preformatted_20_Text">avcome</text:p>
      <text:p text:style-name="Preformatted_20_Text">dat154</text:p>
      <text:p text:style-name="Preformatted_20_Text">www.sim</text:p>
      <text:p text:style-name="Preformatted_20_Text">front3</text:p>
      <text:p text:style-name="Preformatted_20_Text">pbs</text:p>
      <text:p text:style-name="Preformatted_20_Text">lords</text:p>
      <text:p text:style-name="Preformatted_20_Text">siva</text:p>
      <text:p text:style-name="Preformatted_20_Text">odc</text:p>
      <text:p text:style-name="Preformatted_20_Text">reverseproxy</text:p>
      <text:p text:style-name="Preformatted_20_Text">dys</text:p>
      <text:p text:style-name="Preformatted_20_Text">tomahawk</text:p>
      <text:p text:style-name="Preformatted_20_Text">se1</text:p>
      <text:p text:style-name="Preformatted_20_Text">server43</text:p>
      <text:p text:style-name="Preformatted_20_Text">marko</text:p>
      <text:p text:style-name="Preformatted_20_Text">nrg</text:p>
      <text:p text:style-name="Preformatted_20_Text">pooky</text:p>
      <text:p text:style-name="Preformatted_20_Text">marek</text:p>
      <text:p text:style-name="Preformatted_20_Text">chilli</text:p>
      <text:p text:style-name="Preformatted_20_Text">testuser</text:p>
      <text:p text:style-name="Preformatted_20_Text">miko</text:p>
      <text:p text:style-name="Preformatted_20_Text">080</text:p>
      <text:p text:style-name="Preformatted_20_Text">lys</text:p>
      <text:p text:style-name="Preformatted_20_Text">mobile-test</text:p>
      <text:p text:style-name="Preformatted_20_Text">kaito</text:p>
      <text:p text:style-name="Preformatted_20_Text">nine</text:p>
      <text:p text:style-name="Preformatted_20_Text">shelter</text:p>
      <text:p text:style-name="Preformatted_20_Text">hoteles</text:p>
      <text:p text:style-name="Preformatted_20_Text">mail.xvdieos</text:p>
      <text:p text:style-name="Preformatted_20_Text">mail.avcome</text:p>
      <text:p text:style-name="Preformatted_20_Text">praha</text:p>
      <text:p text:style-name="Preformatted_20_Text">albany</text:p>
      <text:p text:style-name="Preformatted_20_Text">pss</text:p>
      <text:p text:style-name="Preformatted_20_Text">advertisers</text:p>
      <text:p text:style-name="Preformatted_20_Text">host04</text:p>
      <text:p text:style-name="Preformatted_20_Text">host05</text:p>
      <text:p text:style-name="Preformatted_20_Text">cotton</text:p>
      <text:p text:style-name="Preformatted_20_Text">p8</text:p>
      <text:p text:style-name="Preformatted_20_Text"><text:soft-page-break/>mysqltest</text:p>
      <text:p text:style-name="Preformatted_20_Text">webdisk.webdesign</text:p>
      <text:p text:style-name="Preformatted_20_Text">cbr</text:p>
      <text:p text:style-name="Preformatted_20_Text">herakles</text:p>
      <text:p text:style-name="Preformatted_20_Text">i59</text:p>
      <text:p text:style-name="Preformatted_20_Text">h10</text:p>
      <text:p text:style-name="Preformatted_20_Text">serendipity</text:p>
      <text:p text:style-name="Preformatted_20_Text">autoconfig.my</text:p>
      <text:p text:style-name="Preformatted_20_Text">s39</text:p>
      <text:p text:style-name="Preformatted_20_Text">ftp.shop</text:p>
      <text:p text:style-name="Preformatted_20_Text">foxy</text:p>
      <text:p text:style-name="Preformatted_20_Text">233</text:p>
      <text:p text:style-name="Preformatted_20_Text">www.moscow</text:p>
      <text:p text:style-name="Preformatted_20_Text">lv121101224239</text:p>
      <text:p text:style-name="Preformatted_20_Text">emilia</text:p>
      <text:p text:style-name="Preformatted_20_Text">h11</text:p>
      <text:p text:style-name="Preformatted_20_Text">autodiscover.my</text:p>
      <text:p text:style-name="Preformatted_20_Text">s59</text:p>
      <text:p text:style-name="Preformatted_20_Text">jcc</text:p>
      <text:p text:style-name="Preformatted_20_Text">dev.shop</text:p>
      <text:p text:style-name="Preformatted_20_Text">s62</text:p>
      <text:p text:style-name="Preformatted_20_Text">piglet</text:p>
      <text:p text:style-name="Preformatted_20_Text">damdam</text:p>
      <text:p text:style-name="Preformatted_20_Text">h13</text:p>
      <text:p text:style-name="Preformatted_20_Text">tigger</text:p>
      <text:p text:style-name="Preformatted_20_Text">duncan</text:p>
      <text:p text:style-name="Preformatted_20_Text">s44</text:p>
      <text:p text:style-name="Preformatted_20_Text">h15</text:p>
      <text:p text:style-name="Preformatted_20_Text">madagascar</text:p>
      <text:p text:style-name="Preformatted_20_Text">sportal</text:p>
      <text:p text:style-name="Preformatted_20_Text">hank</text:p>
      <text:p text:style-name="Preformatted_20_Text">placeholder</text:p>
      <text:p text:style-name="Preformatted_20_Text">170</text:p>
      <text:p text:style-name="Preformatted_20_Text">www.k</text:p>
      <text:p text:style-name="Preformatted_20_Text">ing</text:p>
      <text:p text:style-name="Preformatted_20_Text">amt</text:p>
      <text:p text:style-name="Preformatted_20_Text">beth</text:p>
      <text:p text:style-name="Preformatted_20_Text">iii</text:p>
      <text:p text:style-name="Preformatted_20_Text">judith</text:p>
      <text:p text:style-name="Preformatted_20_Text">www.notebook</text:p>
      <text:p text:style-name="Preformatted_20_Text">server35</text:p>
      <text:p text:style-name="Preformatted_20_Text">rdweb</text:p>
      <text:p text:style-name="Preformatted_20_Text">cacti1</text:p>
      <text:p text:style-name="Preformatted_20_Text">joshi</text:p>
      <text:p text:style-name="Preformatted_20_Text">videoserver</text:p>
      <text:p text:style-name="Preformatted_20_Text">xvdieos</text:p>
      <text:p text:style-name="Preformatted_20_Text">hey</text:p>
      <text:p text:style-name="Preformatted_20_Text">genie</text:p>
      <text:p text:style-name="Preformatted_20_Text">www.nano</text:p>
      <text:p text:style-name="Preformatted_20_Text">alt.relay</text:p>
      <text:p text:style-name="Preformatted_20_Text">newmedia</text:p>
      <text:p text:style-name="Preformatted_20_Text">kamil</text:p>
      <text:p text:style-name="Preformatted_20_Text">yugioh</text:p>
      <text:p text:style-name="Preformatted_20_Text">digisys</text:p>
      <text:p text:style-name="Preformatted_20_Text">martialarts</text:p>
      <text:p text:style-name="Preformatted_20_Text">www.adrian</text:p>
      <text:p text:style-name="Preformatted_20_Text">mailing2</text:p>
      <text:p text:style-name="Preformatted_20_Text">sfr</text:p>
      <text:p text:style-name="Preformatted_20_Text">sm01</text:p>
      <text:p text:style-name="Preformatted_20_Text">m20</text:p>
      <text:p text:style-name="Preformatted_20_Text">www.wroclaw</text:p>
      <text:p text:style-name="Preformatted_20_Text">oddbanner</text:p>
      <text:p text:style-name="Preformatted_20_Text">webgis</text:p>
      <text:p text:style-name="Preformatted_20_Text">s4242</text:p>
      <text:p text:style-name="Preformatted_20_Text"><text:soft-page-break/>proposal</text:p>
      <text:p text:style-name="Preformatted_20_Text">smpp2</text:p>
      <text:p text:style-name="Preformatted_20_Text">wwwadmin</text:p>
      <text:p text:style-name="Preformatted_20_Text">sss2</text:p>
      <text:p text:style-name="Preformatted_20_Text">dio</text:p>
      <text:p text:style-name="Preformatted_20_Text">cul</text:p>
      <text:p text:style-name="Preformatted_20_Text">alvarez</text:p>
      <text:p text:style-name="Preformatted_20_Text">hs1</text:p>
      <text:p text:style-name="Preformatted_20_Text">fen</text:p>
      <text:p text:style-name="Preformatted_20_Text">eso</text:p>
      <text:p text:style-name="Preformatted_20_Text">encoder</text:p>
      <text:p text:style-name="Preformatted_20_Text">evm</text:p>
      <text:p text:style-name="Preformatted_20_Text">artur</text:p>
      <text:p text:style-name="Preformatted_20_Text">major</text:p>
      <text:p text:style-name="Preformatted_20_Text">mcm</text:p>
      <text:p text:style-name="Preformatted_20_Text">nils</text:p>
      <text:p text:style-name="Preformatted_20_Text">sohbet</text:p>
      <text:p text:style-name="Preformatted_20_Text">webdisk.marketing</text:p>
      <text:p text:style-name="Preformatted_20_Text">mobile4</text:p>
      <text:p text:style-name="Preformatted_20_Text">malta</text:p>
      <text:p text:style-name="Preformatted_20_Text">samar</text:p>
      <text:p text:style-name="Preformatted_20_Text">aaaaaa</text:p>
      <text:p text:style-name="Preformatted_20_Text">alborz</text:p>
      <text:p text:style-name="Preformatted_20_Text">sks</text:p>
      <text:p text:style-name="Preformatted_20_Text">centaurus</text:p>
      <text:p text:style-name="Preformatted_20_Text">citadel</text:p>
      <text:p text:style-name="Preformatted_20_Text">www.password</text:p>
      <text:p text:style-name="Preformatted_20_Text">cdrom</text:p>
      <text:p text:style-name="Preformatted_20_Text">mariana</text:p>
      <text:p text:style-name="Preformatted_20_Text">da17</text:p>
      <text:p text:style-name="Preformatted_20_Text">isengard</text:p>
      <text:p text:style-name="Preformatted_20_Text">angelina</text:p>
      <text:p text:style-name="Preformatted_20_Text">http1</text:p>
      <text:p text:style-name="Preformatted_20_Text">ipp</text:p>
      <text:p text:style-name="Preformatted_20_Text">mermaid</text:p>
      <text:p text:style-name="Preformatted_20_Text">margaret</text:p>
      <text:p text:style-name="Preformatted_20_Text">ama</text:p>
      <text:p text:style-name="Preformatted_20_Text">img2081</text:p>
      <text:p text:style-name="Preformatted_20_Text">hawthorn</text:p>
      <text:p text:style-name="Preformatted_20_Text">mkg</text:p>
      <text:p text:style-name="Preformatted_20_Text">roxy</text:p>
      <text:p text:style-name="Preformatted_20_Text">web002</text:p>
      <text:p text:style-name="Preformatted_20_Text">ki</text:p>
      <text:p text:style-name="Preformatted_20_Text">www.mak</text:p>
      <text:p text:style-name="Preformatted_20_Text">icpmupdate</text:p>
      <text:p text:style-name="Preformatted_20_Text">enquetes</text:p>
      <text:p text:style-name="Preformatted_20_Text">illuminati</text:p>
      <text:p text:style-name="Preformatted_20_Text">host101</text:p>
      <text:p text:style-name="Preformatted_20_Text">bubble</text:p>
      <text:p text:style-name="Preformatted_20_Text">approval</text:p>
      <text:p text:style-name="Preformatted_20_Text">dfp</text:p>
      <text:p text:style-name="Preformatted_20_Text">octans</text:p>
      <text:p text:style-name="Preformatted_20_Text">www.uat</text:p>
      <text:p text:style-name="Preformatted_20_Text">uruguay</text:p>
      <text:p text:style-name="Preformatted_20_Text">eagles</text:p>
      <text:p text:style-name="Preformatted_20_Text">distributors</text:p>
      <text:p text:style-name="Preformatted_20_Text">mail50</text:p>
      <text:p text:style-name="Preformatted_20_Text">msl</text:p>
      <text:p text:style-name="Preformatted_20_Text">trailers</text:p>
      <text:p text:style-name="Preformatted_20_Text">aks</text:p>
      <text:p text:style-name="Preformatted_20_Text">img142</text:p>
      <text:p text:style-name="Preformatted_20_Text">marianne</text:p>
      <text:p text:style-name="Preformatted_20_Text">enjoylife</text:p>
      <text:p text:style-name="Preformatted_20_Text">nsi</text:p>
      <text:p text:style-name="Preformatted_20_Text"><text:soft-page-break/>ears</text:p>
      <text:p text:style-name="Preformatted_20_Text">boomer</text:p>
      <text:p text:style-name="Preformatted_20_Text">omail</text:p>
      <text:p text:style-name="Preformatted_20_Text">s157</text:p>
      <text:p text:style-name="Preformatted_20_Text">franco</text:p>
      <text:p text:style-name="Preformatted_20_Text">mysmis</text:p>
      <text:p text:style-name="Preformatted_20_Text">s159</text:p>
      <text:p text:style-name="Preformatted_20_Text">marine</text:p>
      <text:p text:style-name="Preformatted_20_Text">micros</text:p>
      <text:p text:style-name="Preformatted_20_Text">crafts</text:p>
      <text:p text:style-name="Preformatted_20_Text">gogle</text:p>
      <text:p text:style-name="Preformatted_20_Text">holy</text:p>
      <text:p text:style-name="Preformatted_20_Text">snowball</text:p>
      <text:p text:style-name="Preformatted_20_Text">www.fin</text:p>
      <text:p text:style-name="Preformatted_20_Text">webpro</text:p>
      <text:p text:style-name="Preformatted_20_Text">mx.mse4</text:p>
      <text:p text:style-name="Preformatted_20_Text">simply</text:p>
      <text:p text:style-name="Preformatted_20_Text">kali</text:p>
      <text:p text:style-name="Preformatted_20_Text">bogdan</text:p>
      <text:p text:style-name="Preformatted_20_Text">mx.mse3</text:p>
      <text:p text:style-name="Preformatted_20_Text">jules</text:p>
      <text:p text:style-name="Preformatted_20_Text">addons</text:p>
      <text:p text:style-name="Preformatted_20_Text">appel</text:p>
      <text:p text:style-name="Preformatted_20_Text">s173</text:p>
      <text:p text:style-name="Preformatted_20_Text">reality</text:p>
      <text:p text:style-name="Preformatted_20_Text">newt</text:p>
      <text:p text:style-name="Preformatted_20_Text">tatsumi</text:p>
      <text:p text:style-name="Preformatted_20_Text">wrestling</text:p>
      <text:p text:style-name="Preformatted_20_Text">sr3</text:p>
      <text:p text:style-name="Preformatted_20_Text">un121101224723</text:p>
      <text:p text:style-name="Preformatted_20_Text">www.gm</text:p>
      <text:p text:style-name="Preformatted_20_Text">mx.mse5</text:p>
      <text:p text:style-name="Preformatted_20_Text">rsync1</text:p>
      <text:p text:style-name="Preformatted_20_Text">rsync2</text:p>
      <text:p text:style-name="Preformatted_20_Text">hansa</text:p>
      <text:p text:style-name="Preformatted_20_Text">www.cde</text:p>
      <text:p text:style-name="Preformatted_20_Text">ssi</text:p>
      <text:p text:style-name="Preformatted_20_Text">sssttt</text:p>
      <text:p text:style-name="Preformatted_20_Text">klara</text:p>
      <text:p text:style-name="Preformatted_20_Text">sudoku</text:p>
      <text:p text:style-name="Preformatted_20_Text">doraemon</text:p>
      <text:p text:style-name="Preformatted_20_Text">s175</text:p>
      <text:p text:style-name="Preformatted_20_Text">mx.mse21</text:p>
      <text:p text:style-name="Preformatted_20_Text">www51</text:p>
      <text:p text:style-name="Preformatted_20_Text">bps</text:p>
      <text:p text:style-name="Preformatted_20_Text">shino</text:p>
      <text:p text:style-name="Preformatted_20_Text">img181</text:p>
      <text:p text:style-name="Preformatted_20_Text">miyabi</text:p>
      <text:p text:style-name="Preformatted_20_Text">elk</text:p>
      <text:p text:style-name="Preformatted_20_Text">mx.cs</text:p>
      <text:p text:style-name="Preformatted_20_Text">bluerain</text:p>
      <text:p text:style-name="Preformatted_20_Text">ver</text:p>
      <text:p text:style-name="Preformatted_20_Text">www.cps</text:p>
      <text:p text:style-name="Preformatted_20_Text">ward</text:p>
      <text:p text:style-name="Preformatted_20_Text">photo1</text:p>
      <text:p text:style-name="Preformatted_20_Text">blacklabel</text:p>
      <text:p text:style-name="Preformatted_20_Text">www.people</text:p>
      <text:p text:style-name="Preformatted_20_Text">tandem</text:p>
      <text:p text:style-name="Preformatted_20_Text">webhost2</text:p>
      <text:p text:style-name="Preformatted_20_Text">abc1</text:p>
      <text:p text:style-name="Preformatted_20_Text">mail.mse4</text:p>
      <text:p text:style-name="Preformatted_20_Text">ns119</text:p>
      <text:p text:style-name="Preformatted_20_Text">virgin</text:p>
      <text:p text:style-name="Preformatted_20_Text">mail.mse3</text:p>
      <text:p text:style-name="Preformatted_20_Text"><text:soft-page-break/>panzer</text:p>
      <text:p text:style-name="Preformatted_20_Text">vds2</text:p>
      <text:p text:style-name="Preformatted_20_Text">www.cv</text:p>
      <text:p text:style-name="Preformatted_20_Text">router11v06.zdv</text:p>
      <text:p text:style-name="Preformatted_20_Text">wxdatasecure</text:p>
      <text:p text:style-name="Preformatted_20_Text">sachin</text:p>
      <text:p text:style-name="Preformatted_20_Text">wws</text:p>
      <text:p text:style-name="Preformatted_20_Text">rack10u24</text:p>
      <text:p text:style-name="Preformatted_20_Text">imwxsecure</text:p>
      <text:p text:style-name="Preformatted_20_Text">tutos</text:p>
      <text:p text:style-name="Preformatted_20_Text">blade8</text:p>
      <text:p text:style-name="Preformatted_20_Text">creater</text:p>
      <text:p text:style-name="Preformatted_20_Text">xmlsecure</text:p>
      <text:p text:style-name="Preformatted_20_Text">ssl3</text:p>
      <text:p text:style-name="Preformatted_20_Text">marktwain</text:p>
      <text:p text:style-name="Preformatted_20_Text">islamic</text:p>
      <text:p text:style-name="Preformatted_20_Text">ocsweb</text:p>
      <text:p text:style-name="Preformatted_20_Text">ns116</text:p>
      <text:p text:style-name="Preformatted_20_Text">rtp</text:p>
      <text:p text:style-name="Preformatted_20_Text">ecshop</text:p>
      <text:p text:style-name="Preformatted_20_Text">corp2</text:p>
      <text:p text:style-name="Preformatted_20_Text">cure</text:p>
      <text:p text:style-name="Preformatted_20_Text">origin-api</text:p>
      <text:p text:style-name="Preformatted_20_Text">isf</text:p>
      <text:p text:style-name="Preformatted_20_Text">zina</text:p>
      <text:p text:style-name="Preformatted_20_Text">asr</text:p>
      <text:p text:style-name="Preformatted_20_Text">v6.staging</text:p>
      <text:p text:style-name="Preformatted_20_Text">jang3572</text:p>
      <text:p text:style-name="Preformatted_20_Text">mail.mse21</text:p>
      <text:p text:style-name="Preformatted_20_Text">www.om</text:p>
      <text:p text:style-name="Preformatted_20_Text">burn</text:p>
      <text:p text:style-name="Preformatted_20_Text">www.wifi</text:p>
      <text:p text:style-name="Preformatted_20_Text">clickme</text:p>
      <text:p text:style-name="Preformatted_20_Text">floor</text:p>
      <text:p text:style-name="Preformatted_20_Text">makalu</text:p>
      <text:p text:style-name="Preformatted_20_Text">corvette</text:p>
      <text:p text:style-name="Preformatted_20_Text">api.ext</text:p>
      <text:p text:style-name="Preformatted_20_Text">bon</text:p>
      <text:p text:style-name="Preformatted_20_Text">exchbhorl2</text:p>
      <text:p text:style-name="Preformatted_20_Text">www.updates</text:p>
      <text:p text:style-name="Preformatted_20_Text">ns115</text:p>
      <text:p text:style-name="Preformatted_20_Text">ns114</text:p>
      <text:p text:style-name="Preformatted_20_Text">cploginky</text:p>
      <text:p text:style-name="Preformatted_20_Text">www.tea</text:p>
      <text:p text:style-name="Preformatted_20_Text">ns113</text:p>
      <text:p text:style-name="Preformatted_20_Text">haven</text:p>
      <text:p text:style-name="Preformatted_20_Text">hilfe</text:p>
      <text:p text:style-name="Preformatted_20_Text">ns109</text:p>
      <text:p text:style-name="Preformatted_20_Text">ns108</text:p>
      <text:p text:style-name="Preformatted_20_Text">test.secure</text:p>
      <text:p text:style-name="Preformatted_20_Text">darkfire</text:p>
      <text:p text:style-name="Preformatted_20_Text">ns107</text:p>
      <text:p text:style-name="Preformatted_20_Text">ns106</text:p>
      <text:p text:style-name="Preformatted_20_Text">vpn-uk</text:p>
      <text:p text:style-name="Preformatted_20_Text">logging</text:p>
      <text:p text:style-name="Preformatted_20_Text">api.int</text:p>
      <text:p text:style-name="Preformatted_20_Text">yd</text:p>
      <text:p text:style-name="Preformatted_20_Text">august</text:p>
      <text:p text:style-name="Preformatted_20_Text">dulich</text:p>
      <text:p text:style-name="Preformatted_20_Text">murdock</text:p>
      <text:p text:style-name="Preformatted_20_Text">peanuts</text:p>
      <text:p text:style-name="Preformatted_20_Text">autoplataforma</text:p>
      <text:p text:style-name="Preformatted_20_Text">salman</text:p>
      <text:p text:style-name="Preformatted_20_Text">deb</text:p>
      <text:p text:style-name="Preformatted_20_Text"><text:soft-page-break/>safa</text:p>
      <text:p text:style-name="Preformatted_20_Text">umbriel</text:p>
      <text:p text:style-name="Preformatted_20_Text">midian</text:p>
      <text:p text:style-name="Preformatted_20_Text">cim</text:p>
      <text:p text:style-name="Preformatted_20_Text">bru</text:p>
      <text:p text:style-name="Preformatted_20_Text">design3</text:p>
      <text:p text:style-name="Preformatted_20_Text">cploginoh</text:p>
      <text:p text:style-name="Preformatted_20_Text">pmi</text:p>
      <text:p text:style-name="Preformatted_20_Text">vps11</text:p>
      <text:p text:style-name="Preformatted_20_Text">frankfurt</text:p>
      <text:p text:style-name="Preformatted_20_Text">elaine</text:p>
      <text:p text:style-name="Preformatted_20_Text">ssl4</text:p>
      <text:p text:style-name="Preformatted_20_Text">dem</text:p>
      <text:p text:style-name="Preformatted_20_Text">pontus</text:p>
      <text:p text:style-name="Preformatted_20_Text">jalal</text:p>
      <text:p text:style-name="Preformatted_20_Text">macbeth</text:p>
      <text:p text:style-name="Preformatted_20_Text">tet</text:p>
      <text:p text:style-name="Preformatted_20_Text">supernatural</text:p>
      <text:p text:style-name="Preformatted_20_Text">mmoem</text:p>
      <text:p text:style-name="Preformatted_20_Text">westside</text:p>
      <text:p text:style-name="Preformatted_20_Text">cp01int</text:p>
      <text:p text:style-name="Preformatted_20_Text">linode</text:p>
      <text:p text:style-name="Preformatted_20_Text">vps103</text:p>
      <text:p text:style-name="Preformatted_20_Text">blackpearl</text:p>
      <text:p text:style-name="Preformatted_20_Text">proje</text:p>
      <text:p text:style-name="Preformatted_20_Text">www.theme</text:p>
      <text:p text:style-name="Preformatted_20_Text">queue</text:p>
      <text:p text:style-name="Preformatted_20_Text">iceland</text:p>
      <text:p text:style-name="Preformatted_20_Text">vivi</text:p>
      <text:p text:style-name="Preformatted_20_Text">gdi</text:p>
      <text:p text:style-name="Preformatted_20_Text">nixon</text:p>
      <text:p text:style-name="Preformatted_20_Text">esxi04</text:p>
      <text:p text:style-name="Preformatted_20_Text">icpmdirectory</text:p>
      <text:p text:style-name="Preformatted_20_Text">emr</text:p>
      <text:p text:style-name="Preformatted_20_Text">yu</text:p>
      <text:p text:style-name="Preformatted_20_Text">gif</text:p>
      <text:p text:style-name="Preformatted_20_Text">redrose</text:p>
      <text:p text:style-name="Preformatted_20_Text">gti</text:p>
      <text:p text:style-name="Preformatted_20_Text">cucumber</text:p>
      <text:p text:style-name="Preformatted_20_Text">smtp-ha</text:p>
      <text:p text:style-name="Preformatted_20_Text">dogma</text:p>
      <text:p text:style-name="Preformatted_20_Text">newlook</text:p>
      <text:p text:style-name="Preformatted_20_Text">ns83</text:p>
      <text:p text:style-name="Preformatted_20_Text">moi</text:p>
      <text:p text:style-name="Preformatted_20_Text">aspera</text:p>
      <text:p text:style-name="Preformatted_20_Text">www.projekty</text:p>
      <text:p text:style-name="Preformatted_20_Text">feri</text:p>
      <text:p text:style-name="Preformatted_20_Text">novorossiysk</text:p>
      <text:p text:style-name="Preformatted_20_Text">online2</text:p>
      <text:p text:style-name="Preformatted_20_Text">mail-mobile</text:p>
      <text:p text:style-name="Preformatted_20_Text">sinsei</text:p>
      <text:p text:style-name="Preformatted_20_Text">videochat</text:p>
      <text:p text:style-name="Preformatted_20_Text">ns98</text:p>
      <text:p text:style-name="Preformatted_20_Text">outside</text:p>
      <text:p text:style-name="Preformatted_20_Text">hoover</text:p>
      <text:p text:style-name="Preformatted_20_Text">biblioteka</text:p>
      <text:p text:style-name="Preformatted_20_Text">eddie</text:p>
      <text:p text:style-name="Preformatted_20_Text">csf</text:p>
      <text:p text:style-name="Preformatted_20_Text">freeland</text:p>
      <text:p text:style-name="Preformatted_20_Text">harmonia</text:p>
      <text:p text:style-name="Preformatted_20_Text">kas</text:p>
      <text:p text:style-name="Preformatted_20_Text">www.aaa</text:p>
      <text:p text:style-name="Preformatted_20_Text">camera3</text:p>
      <text:p text:style-name="Preformatted_20_Text">mustafa</text:p>
      <text:p text:style-name="Preformatted_20_Text"><text:soft-page-break/>paz</text:p>
      <text:p text:style-name="Preformatted_20_Text">analog</text:p>
      <text:p text:style-name="Preformatted_20_Text">mirkwood</text:p>
      <text:p text:style-name="Preformatted_20_Text">geonetwork</text:p>
      <text:p text:style-name="Preformatted_20_Text">diddy</text:p>
      <text:p text:style-name="Preformatted_20_Text">mobile9</text:p>
      <text:p text:style-name="Preformatted_20_Text">ngw</text:p>
      <text:p text:style-name="Preformatted_20_Text">sounds</text:p>
      <text:p text:style-name="Preformatted_20_Text">ian</text:p>
      <text:p text:style-name="Preformatted_20_Text">mgs</text:p>
      <text:p text:style-name="Preformatted_20_Text">hawkingdialinrouterport1</text:p>
      <text:p text:style-name="Preformatted_20_Text">newwebmail</text:p>
      <text:p text:style-name="Preformatted_20_Text">jigsaw</text:p>
      <text:p text:style-name="Preformatted_20_Text">un</text:p>
      <text:p text:style-name="Preformatted_20_Text">blade13</text:p>
      <text:p text:style-name="Preformatted_20_Text">cookbook</text:p>
      <text:p text:style-name="Preformatted_20_Text">pal</text:p>
      <text:p text:style-name="Preformatted_20_Text">www33</text:p>
      <text:p text:style-name="Preformatted_20_Text">sven</text:p>
      <text:p text:style-name="Preformatted_20_Text">lapin</text:p>
      <text:p text:style-name="Preformatted_20_Text">fargo</text:p>
      <text:p text:style-name="Preformatted_20_Text">planb</text:p>
      <text:p text:style-name="Preformatted_20_Text">elpaso</text:p>
      <text:p text:style-name="Preformatted_20_Text">www.lol</text:p>
      <text:p text:style-name="Preformatted_20_Text">ptn</text:p>
      <text:p text:style-name="Preformatted_20_Text">smtp.mse21</text:p>
      <text:p text:style-name="Preformatted_20_Text">massmail</text:p>
      <text:p text:style-name="Preformatted_20_Text">fresco</text:p>
      <text:p text:style-name="Preformatted_20_Text">Sooreh</text:p>
      <text:p text:style-name="Preformatted_20_Text">fraise</text:p>
      <text:p text:style-name="Preformatted_20_Text">sgp</text:p>
      <text:p text:style-name="Preformatted_20_Text">nstri</text:p>
      <text:p text:style-name="Preformatted_20_Text">AHWP</text:p>
      <text:p text:style-name="Preformatted_20_Text">freeforall</text:p>
      <text:p text:style-name="Preformatted_20_Text">servicenet</text:p>
      <text:p text:style-name="Preformatted_20_Text">vicky</text:p>
      <text:p text:style-name="Preformatted_20_Text">www.avia</text:p>
      <text:p text:style-name="Preformatted_20_Text">hip</text:p>
      <text:p text:style-name="Preformatted_20_Text">directories</text:p>
      <text:p text:style-name="Preformatted_20_Text">kart</text:p>
      <text:p text:style-name="Preformatted_20_Text">img06</text:p>
      <text:p text:style-name="Preformatted_20_Text">Parto</text:p>
      <text:p text:style-name="Preformatted_20_Text">stt</text:p>
      <text:p text:style-name="Preformatted_20_Text">r0</text:p>
      <text:p text:style-name="Preformatted_20_Text">dingorio</text:p>
      <text:p text:style-name="Preformatted_20_Text">peppermint</text:p>
      <text:p text:style-name="Preformatted_20_Text">mon3</text:p>
      <text:p text:style-name="Preformatted_20_Text">GIO</text:p>
      <text:p text:style-name="Preformatted_20_Text">www.threads</text:p>
      <text:p text:style-name="Preformatted_20_Text">itcenter</text:p>
      <text:p text:style-name="Preformatted_20_Text">hermes1</text:p>
      <text:p text:style-name="Preformatted_20_Text">YCG</text:p>
      <text:p text:style-name="Preformatted_20_Text">www.mir</text:p>
      <text:p text:style-name="Preformatted_20_Text">turism</text:p>
      <text:p text:style-name="Preformatted_20_Text">star3</text:p>
      <text:p text:style-name="Preformatted_20_Text">www.turism</text:p>
      <text:p text:style-name="Preformatted_20_Text">www.pop</text:p>
      <text:p text:style-name="Preformatted_20_Text">www.avto</text:p>
      <text:p text:style-name="Preformatted_20_Text">bac</text:p>
      <text:p text:style-name="Preformatted_20_Text">isee</text:p>
      <text:p text:style-name="Preformatted_20_Text">celine</text:p>
      <text:p text:style-name="Preformatted_20_Text">savings</text:p>
      <text:p text:style-name="Preformatted_20_Text">conquest</text:p>
      <text:p text:style-name="Preformatted_20_Text">myth</text:p>
      <text:p text:style-name="Preformatted_20_Text"><text:soft-page-break/>brave</text:p>
      <text:p text:style-name="Preformatted_20_Text">s185</text:p>
      <text:p text:style-name="Preformatted_20_Text">rta</text:p>
      <text:p text:style-name="Preformatted_20_Text">fptest</text:p>
      <text:p text:style-name="Preformatted_20_Text">supporter</text:p>
      <text:p text:style-name="Preformatted_20_Text">surgery</text:p>
      <text:p text:style-name="Preformatted_20_Text">excalibur</text:p>
      <text:p text:style-name="Preformatted_20_Text">service4</text:p>
      <text:p text:style-name="Preformatted_20_Text">mail.mse5</text:p>
      <text:p text:style-name="Preformatted_20_Text">www.19</text:p>
      <text:p text:style-name="Preformatted_20_Text">kenshin</text:p>
      <text:p text:style-name="Preformatted_20_Text">innovate</text:p>
      <text:p text:style-name="Preformatted_20_Text">adms</text:p>
      <text:p text:style-name="Preformatted_20_Text">rhodes</text:p>
      <text:p text:style-name="Preformatted_20_Text">webda</text:p>
      <text:p text:style-name="Preformatted_20_Text">sting</text:p>
      <text:p text:style-name="Preformatted_20_Text">www.cep</text:p>
      <text:p text:style-name="Preformatted_20_Text">web156</text:p>
      <text:p text:style-name="Preformatted_20_Text">sug</text:p>
      <text:p text:style-name="Preformatted_20_Text">pete</text:p>
      <text:p text:style-name="Preformatted_20_Text">sangsang</text:p>
      <text:p text:style-name="Preformatted_20_Text">ftp10</text:p>
      <text:p text:style-name="Preformatted_20_Text">nam</text:p>
      <text:p text:style-name="Preformatted_20_Text">mxm</text:p>
      <text:p text:style-name="Preformatted_20_Text">dingdong</text:p>
      <text:p text:style-name="Preformatted_20_Text">www.25</text:p>
      <text:p text:style-name="Preformatted_20_Text">www.logo</text:p>
      <text:p text:style-name="Preformatted_20_Text">web151</text:p>
      <text:p text:style-name="Preformatted_20_Text">93</text:p>
      <text:p text:style-name="Preformatted_20_Text">s200</text:p>
      <text:p text:style-name="Preformatted_20_Text">postgre</text:p>
      <text:p text:style-name="Preformatted_20_Text">ftp14</text:p>
      <text:p text:style-name="Preformatted_20_Text">alvin</text:p>
      <text:p text:style-name="Preformatted_20_Text">border-odd.nntp.priv</text:p>
      <text:p text:style-name="Preformatted_20_Text">britneyspears</text:p>
      <text:p text:style-name="Preformatted_20_Text">lancer</text:p>
      <text:p text:style-name="Preformatted_20_Text">ftp15</text:p>
      <text:p text:style-name="Preformatted_20_Text">www.kiss</text:p>
      <text:p text:style-name="Preformatted_20_Text">border-even.nntp.priv</text:p>
      <text:p text:style-name="Preformatted_20_Text">ddns1</text:p>
      <text:p text:style-name="Preformatted_20_Text">salina</text:p>
      <text:p text:style-name="Preformatted_20_Text">r7</text:p>
      <text:p text:style-name="Preformatted_20_Text">www.18</text:p>
      <text:p text:style-name="Preformatted_20_Text">www.17</text:p>
      <text:p text:style-name="Preformatted_20_Text">ub</text:p>
      <text:p text:style-name="Preformatted_20_Text">recycle</text:p>
      <text:p text:style-name="Preformatted_20_Text">test04</text:p>
      <text:p text:style-name="Preformatted_20_Text">attendance</text:p>
      <text:p text:style-name="Preformatted_20_Text">smsgw</text:p>
      <text:p text:style-name="Preformatted_20_Text">scholarship</text:p>
      <text:p text:style-name="Preformatted_20_Text">cristina</text:p>
      <text:p text:style-name="Preformatted_20_Text">abe</text:p>
      <text:p text:style-name="Preformatted_20_Text">mobile.dev</text:p>
      <text:p text:style-name="Preformatted_20_Text">joinus</text:p>
      <text:p text:style-name="Preformatted_20_Text">intermapper</text:p>
      <text:p text:style-name="Preformatted_20_Text">indi-web130</text:p>
      <text:p text:style-name="Preformatted_20_Text">nk</text:p>
      <text:p text:style-name="Preformatted_20_Text">97</text:p>
      <text:p text:style-name="Preformatted_20_Text">contract</text:p>
      <text:p text:style-name="Preformatted_20_Text">walk</text:p>
      <text:p text:style-name="Preformatted_20_Text">coke</text:p>
      <text:p text:style-name="Preformatted_20_Text">betaa</text:p>
      <text:p text:style-name="Preformatted_20_Text">camera2</text:p>
      <text:p text:style-name="Preformatted_20_Text">hussain</text:p>
      <text:p text:style-name="Preformatted_20_Text"><text:soft-page-break/>mahachkala</text:p>
      <text:p text:style-name="Preformatted_20_Text">www.gt</text:p>
      <text:p text:style-name="Preformatted_20_Text">endeavor</text:p>
      <text:p text:style-name="Preformatted_20_Text">esales</text:p>
      <text:p text:style-name="Preformatted_20_Text">sb1</text:p>
      <text:p text:style-name="Preformatted_20_Text">freezone</text:p>
      <text:p text:style-name="Preformatted_20_Text">ldaptest</text:p>
      <text:p text:style-name="Preformatted_20_Text">dns-2</text:p>
      <text:p text:style-name="Preformatted_20_Text">blacky</text:p>
      <text:p text:style-name="Preformatted_20_Text">internetmarketing</text:p>
      <text:p text:style-name="Preformatted_20_Text">ecomm1</text:p>
      <text:p text:style-name="Preformatted_20_Text">59</text:p>
      <text:p text:style-name="Preformatted_20_Text">oneman</text:p>
      <text:p text:style-name="Preformatted_20_Text">platypus</text:p>
      <text:p text:style-name="Preformatted_20_Text">akita</text:p>
      <text:p text:style-name="Preformatted_20_Text">ts17</text:p>
      <text:p text:style-name="Preformatted_20_Text">sagan</text:p>
      <text:p text:style-name="Preformatted_20_Text">apu</text:p>
      <text:p text:style-name="Preformatted_20_Text">suspended</text:p>
      <text:p text:style-name="Preformatted_20_Text">qms</text:p>
      <text:p text:style-name="Preformatted_20_Text">amigos</text:p>
      <text:p text:style-name="Preformatted_20_Text">dharma</text:p>
      <text:p text:style-name="Preformatted_20_Text">95</text:p>
      <text:p text:style-name="Preformatted_20_Text">tachibana</text:p>
      <text:p text:style-name="Preformatted_20_Text">beautiful</text:p>
      <text:p text:style-name="Preformatted_20_Text">barton</text:p>
      <text:p text:style-name="Preformatted_20_Text">aladdin</text:p>
      <text:p text:style-name="Preformatted_20_Text">finn</text:p>
      <text:p text:style-name="Preformatted_20_Text">i68</text:p>
      <text:p text:style-name="Preformatted_20_Text">etna</text:p>
      <text:p text:style-name="Preformatted_20_Text">vmscanus</text:p>
      <text:p text:style-name="Preformatted_20_Text">vbox</text:p>
      <text:p text:style-name="Preformatted_20_Text">gfstest</text:p>
      <text:p text:style-name="Preformatted_20_Text">ange</text:p>
      <text:p text:style-name="Preformatted_20_Text">hall</text:p>
      <text:p text:style-name="Preformatted_20_Text">jerome</text:p>
      <text:p text:style-name="Preformatted_20_Text">cdo</text:p>
      <text:p text:style-name="Preformatted_20_Text">monitoring2</text:p>
      <text:p text:style-name="Preformatted_20_Text">hsbc</text:p>
      <text:p text:style-name="Preformatted_20_Text">temp01</text:p>
      <text:p text:style-name="Preformatted_20_Text">cweb</text:p>
      <text:p text:style-name="Preformatted_20_Text">i95</text:p>
      <text:p text:style-name="Preformatted_20_Text">www.president</text:p>
      <text:p text:style-name="Preformatted_20_Text">72</text:p>
      <text:p text:style-name="Preformatted_20_Text">charmed</text:p>
      <text:p text:style-name="Preformatted_20_Text">36</text:p>
      <text:p text:style-name="Preformatted_20_Text">blog3</text:p>
      <text:p text:style-name="Preformatted_20_Text">alina</text:p>
      <text:p text:style-name="Preformatted_20_Text">www.clasificados</text:p>
      <text:p text:style-name="Preformatted_20_Text">panasonic</text:p>
      <text:p text:style-name="Preformatted_20_Text">CSR31.eng</text:p>
      <text:p text:style-name="Preformatted_20_Text">CAR21.net</text:p>
      <text:p text:style-name="Preformatted_20_Text">bba</text:p>
      <text:p text:style-name="Preformatted_20_Text">adnan</text:p>
      <text:p text:style-name="Preformatted_20_Text">www.coupon</text:p>
      <text:p text:style-name="Preformatted_20_Text">auk</text:p>
      <text:p text:style-name="Preformatted_20_Text">cub</text:p>
      <text:p text:style-name="Preformatted_20_Text">koyo</text:p>
      <text:p text:style-name="Preformatted_20_Text">rizzo</text:p>
      <text:p text:style-name="Preformatted_20_Text">escobar</text:p>
      <text:p text:style-name="Preformatted_20_Text">www.murmansk</text:p>
      <text:p text:style-name="Preformatted_20_Text">stamps</text:p>
      <text:p text:style-name="Preformatted_20_Text">moha</text:p>
      <text:p text:style-name="Preformatted_20_Text">more</text:p>
      <text:p text:style-name="Preformatted_20_Text"><text:soft-page-break/>cristi</text:p>
      <text:p text:style-name="Preformatted_20_Text">flyers</text:p>
      <text:p text:style-name="Preformatted_20_Text">sagar</text:p>
      <text:p text:style-name="Preformatted_20_Text">anger</text:p>
      <text:p text:style-name="Preformatted_20_Text">peek</text:p>
      <text:p text:style-name="Preformatted_20_Text">novokuznetsk</text:p>
      <text:p text:style-name="Preformatted_20_Text">secondary</text:p>
      <text:p text:style-name="Preformatted_20_Text">pimp</text:p>
      <text:p text:style-name="Preformatted_20_Text">mayur</text:p>
      <text:p text:style-name="Preformatted_20_Text">www-org</text:p>
      <text:p text:style-name="Preformatted_20_Text">digg</text:p>
      <text:p text:style-name="Preformatted_20_Text">ite</text:p>
      <text:p text:style-name="Preformatted_20_Text">asahi</text:p>
      <text:p text:style-name="Preformatted_20_Text">www31</text:p>
      <text:p text:style-name="Preformatted_20_Text">backup02</text:p>
      <text:p text:style-name="Preformatted_20_Text">www32</text:p>
      <text:p text:style-name="Preformatted_20_Text">www36</text:p>
      <text:p text:style-name="Preformatted_20_Text">amaranth</text:p>
      <text:p text:style-name="Preformatted_20_Text">www37</text:p>
      <text:p text:style-name="Preformatted_20_Text">striker</text:p>
      <text:p text:style-name="Preformatted_20_Text">buddha</text:p>
      <text:p text:style-name="Preformatted_20_Text">extension</text:p>
      <text:p text:style-name="Preformatted_20_Text">faceboook</text:p>
      <text:p text:style-name="Preformatted_20_Text">rise</text:p>
      <text:p text:style-name="Preformatted_20_Text">compaq</text:p>
      <text:p text:style-name="Preformatted_20_Text">intertest</text:p>
      <text:p text:style-name="Preformatted_20_Text">holding</text:p>
      <text:p text:style-name="Preformatted_20_Text">www.penza</text:p>
      <text:p text:style-name="Preformatted_20_Text">murdoch</text:p>
      <text:p text:style-name="Preformatted_20_Text">mypictures</text:p>
      <text:p text:style-name="Preformatted_20_Text">www.montana</text:p>
      <text:p text:style-name="Preformatted_20_Text">helloworld</text:p>
      <text:p text:style-name="Preformatted_20_Text">canna</text:p>
      <text:p text:style-name="Preformatted_20_Text">swati</text:p>
      <text:p text:style-name="Preformatted_20_Text">www.tvonline</text:p>
      <text:p text:style-name="Preformatted_20_Text">carlo</text:p>
      <text:p text:style-name="Preformatted_20_Text">seba</text:p>
      <text:p text:style-name="Preformatted_20_Text">ophelia</text:p>
      <text:p text:style-name="Preformatted_20_Text">adserv</text:p>
      <text:p text:style-name="Preformatted_20_Text">katrina</text:p>
      <text:p text:style-name="Preformatted_20_Text">i70</text:p>
      <text:p text:style-name="Preformatted_20_Text">tobi</text:p>
      <text:p text:style-name="Preformatted_20_Text">winupdate</text:p>
      <text:p text:style-name="Preformatted_20_Text">freetime</text:p>
      <text:p text:style-name="Preformatted_20_Text">www.translate</text:p>
      <text:p text:style-name="Preformatted_20_Text">ptrmedia</text:p>
      <text:p text:style-name="Preformatted_20_Text">tolyatti</text:p>
      <text:p text:style-name="Preformatted_20_Text">goran</text:p>
      <text:p text:style-name="Preformatted_20_Text">thesis</text:p>
      <text:p text:style-name="Preformatted_20_Text">burns</text:p>
      <text:p text:style-name="Preformatted_20_Text">reservas</text:p>
      <text:p text:style-name="Preformatted_20_Text">blend</text:p>
      <text:p text:style-name="Preformatted_20_Text">occ</text:p>
      <text:p text:style-name="Preformatted_20_Text">blade11</text:p>
      <text:p text:style-name="Preformatted_20_Text">risingsun</text:p>
      <text:p text:style-name="Preformatted_20_Text">web5516</text:p>
      <text:p text:style-name="Preformatted_20_Text">web3423</text:p>
      <text:p text:style-name="Preformatted_20_Text">web3424</text:p>
      <text:p text:style-name="Preformatted_20_Text">web3425</text:p>
      <text:p text:style-name="Preformatted_20_Text">mx06</text:p>
      <text:p text:style-name="Preformatted_20_Text">web18328</text:p>
      <text:p text:style-name="Preformatted_20_Text">oman</text:p>
      <text:p text:style-name="Preformatted_20_Text">web3426</text:p>
      <text:p text:style-name="Preformatted_20_Text">web3427</text:p>
      <text:p text:style-name="Preformatted_20_Text"><text:soft-page-break/>web18327</text:p>
      <text:p text:style-name="Preformatted_20_Text">web18770</text:p>
      <text:p text:style-name="Preformatted_20_Text">web3430</text:p>
      <text:p text:style-name="Preformatted_20_Text">web3422</text:p>
      <text:p text:style-name="Preformatted_20_Text">web3431</text:p>
      <text:p text:style-name="Preformatted_20_Text">infotec</text:p>
      <text:p text:style-name="Preformatted_20_Text">web18326</text:p>
      <text:p text:style-name="Preformatted_20_Text">web18325</text:p>
      <text:p text:style-name="Preformatted_20_Text">web3421</text:p>
      <text:p text:style-name="Preformatted_20_Text">web3432</text:p>
      <text:p text:style-name="Preformatted_20_Text">web18324</text:p>
      <text:p text:style-name="Preformatted_20_Text">web3433</text:p>
      <text:p text:style-name="Preformatted_20_Text">web3434</text:p>
      <text:p text:style-name="Preformatted_20_Text">web18323</text:p>
      <text:p text:style-name="Preformatted_20_Text">web18322</text:p>
      <text:p text:style-name="Preformatted_20_Text">www.salon</text:p>
      <text:p text:style-name="Preformatted_20_Text">web3435</text:p>
      <text:p text:style-name="Preformatted_20_Text">topgun</text:p>
      <text:p text:style-name="Preformatted_20_Text">web3436</text:p>
      <text:p text:style-name="Preformatted_20_Text">web18321</text:p>
      <text:p text:style-name="Preformatted_20_Text">web44</text:p>
      <text:p text:style-name="Preformatted_20_Text">web3437</text:p>
      <text:p text:style-name="Preformatted_20_Text">web3438</text:p>
      <text:p text:style-name="Preformatted_20_Text">web3440</text:p>
      <text:p text:style-name="Preformatted_20_Text">web3420</text:p>
      <text:p text:style-name="Preformatted_20_Text">sco</text:p>
      <text:p text:style-name="Preformatted_20_Text">web18319</text:p>
      <text:p text:style-name="Preformatted_20_Text">web3441</text:p>
      <text:p text:style-name="Preformatted_20_Text">ddp</text:p>
      <text:p text:style-name="Preformatted_20_Text">web18318</text:p>
      <text:p text:style-name="Preformatted_20_Text">ddl</text:p>
      <text:p text:style-name="Preformatted_20_Text">web3442</text:p>
      <text:p text:style-name="Preformatted_20_Text">web18317</text:p>
      <text:p text:style-name="Preformatted_20_Text">infra2</text:p>
      <text:p text:style-name="Preformatted_20_Text">web3443</text:p>
      <text:p text:style-name="Preformatted_20_Text">web18316</text:p>
      <text:p text:style-name="Preformatted_20_Text">web18315</text:p>
      <text:p text:style-name="Preformatted_20_Text">web88</text:p>
      <text:p text:style-name="Preformatted_20_Text">web18314</text:p>
      <text:p text:style-name="Preformatted_20_Text">web3444</text:p>
      <text:p text:style-name="Preformatted_20_Text">web90</text:p>
      <text:p text:style-name="Preformatted_20_Text">web3418</text:p>
      <text:p text:style-name="Preformatted_20_Text">web3445</text:p>
      <text:p text:style-name="Preformatted_20_Text">www.statystyki</text:p>
      <text:p text:style-name="Preformatted_20_Text">chaitanya</text:p>
      <text:p text:style-name="Preformatted_20_Text">rf</text:p>
      <text:p text:style-name="Preformatted_20_Text">web18313</text:p>
      <text:p text:style-name="Preformatted_20_Text">web3446</text:p>
      <text:p text:style-name="Preformatted_20_Text">web3417</text:p>
      <text:p text:style-name="Preformatted_20_Text">web3447</text:p>
      <text:p text:style-name="Preformatted_20_Text">web3448</text:p>
      <text:p text:style-name="Preformatted_20_Text">web3416</text:p>
      <text:p text:style-name="Preformatted_20_Text">cdserver</text:p>
      <text:p text:style-name="Preformatted_20_Text">web3450</text:p>
      <text:p text:style-name="Preformatted_20_Text">studyabroad</text:p>
      <text:p text:style-name="Preformatted_20_Text">web3451</text:p>
      <text:p text:style-name="Preformatted_20_Text">greendog</text:p>
      <text:p text:style-name="Preformatted_20_Text">web3452</text:p>
      <text:p text:style-name="Preformatted_20_Text">web3415</text:p>
      <text:p text:style-name="Preformatted_20_Text">tomas</text:p>
      <text:p text:style-name="Preformatted_20_Text">web3453</text:p>
      <text:p text:style-name="Preformatted_20_Text">web3454</text:p>
      <text:p text:style-name="Preformatted_20_Text">web3414</text:p>
      <text:p text:style-name="Preformatted_20_Text">web18312</text:p>
      <text:p text:style-name="Preformatted_20_Text"><text:soft-page-break/>web3455</text:p>
      <text:p text:style-name="Preformatted_20_Text">ccd</text:p>
      <text:p text:style-name="Preformatted_20_Text">web3413</text:p>
      <text:p text:style-name="Preformatted_20_Text">name1</text:p>
      <text:p text:style-name="Preformatted_20_Text">web18311</text:p>
      <text:p text:style-name="Preformatted_20_Text">kyokushin</text:p>
      <text:p text:style-name="Preformatted_20_Text">web18310</text:p>
      <text:p text:style-name="Preformatted_20_Text">br1</text:p>
      <text:p text:style-name="Preformatted_20_Text">web3412</text:p>
      <text:p text:style-name="Preformatted_20_Text">web3456</text:p>
      <text:p text:style-name="Preformatted_20_Text">web3411</text:p>
      <text:p text:style-name="Preformatted_20_Text">web18298</text:p>
      <text:p text:style-name="Preformatted_20_Text">web3457</text:p>
      <text:p text:style-name="Preformatted_20_Text">ws9</text:p>
      <text:p text:style-name="Preformatted_20_Text">web18297</text:p>
      <text:p text:style-name="Preformatted_20_Text">web3410</text:p>
      <text:p text:style-name="Preformatted_20_Text">web3458</text:p>
      <text:p text:style-name="Preformatted_20_Text">web18330</text:p>
      <text:p text:style-name="Preformatted_20_Text">web3461</text:p>
      <text:p text:style-name="Preformatted_20_Text">web3462</text:p>
      <text:p text:style-name="Preformatted_20_Text">web18331</text:p>
      <text:p text:style-name="Preformatted_20_Text">circe</text:p>
      <text:p text:style-name="Preformatted_20_Text">web3463</text:p>
      <text:p text:style-name="Preformatted_20_Text">web3408</text:p>
      <text:p text:style-name="Preformatted_20_Text">web3464</text:p>
      <text:p text:style-name="Preformatted_20_Text">web3407</text:p>
      <text:p text:style-name="Preformatted_20_Text">silent</text:p>
      <text:p text:style-name="Preformatted_20_Text">web3466</text:p>
      <text:p text:style-name="Preformatted_20_Text">web3467</text:p>
      <text:p text:style-name="Preformatted_20_Text">web18776</text:p>
      <text:p text:style-name="Preformatted_20_Text">web3406</text:p>
      <text:p text:style-name="Preformatted_20_Text">web3470</text:p>
      <text:p text:style-name="Preformatted_20_Text">web3405</text:p>
      <text:p text:style-name="Preformatted_20_Text">web3404</text:p>
      <text:p text:style-name="Preformatted_20_Text">supersonic</text:p>
      <text:p text:style-name="Preformatted_20_Text">judy</text:p>
      <text:p text:style-name="Preformatted_20_Text">web3403</text:p>
      <text:p text:style-name="Preformatted_20_Text">web3402</text:p>
      <text:p text:style-name="Preformatted_20_Text">web3471</text:p>
      <text:p text:style-name="Preformatted_20_Text">web3472</text:p>
      <text:p text:style-name="Preformatted_20_Text">web3473</text:p>
      <text:p text:style-name="Preformatted_20_Text">web3474</text:p>
      <text:p text:style-name="Preformatted_20_Text">web3401</text:p>
      <text:p text:style-name="Preformatted_20_Text">web3475</text:p>
      <text:p text:style-name="Preformatted_20_Text">web3476</text:p>
      <text:p text:style-name="Preformatted_20_Text">web3388</text:p>
      <text:p text:style-name="Preformatted_20_Text">cakes</text:p>
      <text:p text:style-name="Preformatted_20_Text">web3477</text:p>
      <text:p text:style-name="Preformatted_20_Text">web3387</text:p>
      <text:p text:style-name="Preformatted_20_Text">73</text:p>
      <text:p text:style-name="Preformatted_20_Text">web3478</text:p>
      <text:p text:style-name="Preformatted_20_Text">92</text:p>
      <text:p text:style-name="Preformatted_20_Text">web3480</text:p>
      <text:p text:style-name="Preformatted_20_Text">web3386</text:p>
      <text:p text:style-name="Preformatted_20_Text">web3481</text:p>
      <text:p text:style-name="Preformatted_20_Text">web3482</text:p>
      <text:p text:style-name="Preformatted_20_Text">web3483</text:p>
      <text:p text:style-name="Preformatted_20_Text">mh2</text:p>
      <text:p text:style-name="Preformatted_20_Text">web3484</text:p>
      <text:p text:style-name="Preformatted_20_Text">web3485</text:p>
      <text:p text:style-name="Preformatted_20_Text">web3385</text:p>
      <text:p text:style-name="Preformatted_20_Text">hinata</text:p>
      <text:p text:style-name="Preformatted_20_Text">web3486</text:p>
      <text:p text:style-name="Preformatted_20_Text">web3384</text:p>
      <text:p text:style-name="Preformatted_20_Text"><text:soft-page-break/>web3383</text:p>
      <text:p text:style-name="Preformatted_20_Text">web18296</text:p>
      <text:p text:style-name="Preformatted_20_Text">web3487</text:p>
      <text:p text:style-name="Preformatted_20_Text">web3382</text:p>
      <text:p text:style-name="Preformatted_20_Text">casas</text:p>
      <text:p text:style-name="Preformatted_20_Text">seema</text:p>
      <text:p text:style-name="Preformatted_20_Text">web18779</text:p>
      <text:p text:style-name="Preformatted_20_Text">web18332</text:p>
      <text:p text:style-name="Preformatted_20_Text">advancement</text:p>
      <text:p text:style-name="Preformatted_20_Text">web3500</text:p>
      <text:p text:style-name="Preformatted_20_Text">web18333</text:p>
      <text:p text:style-name="Preformatted_20_Text">essai</text:p>
      <text:p text:style-name="Preformatted_20_Text">web3501</text:p>
      <text:p text:style-name="Preformatted_20_Text">web3380</text:p>
      <text:p text:style-name="Preformatted_20_Text">web3502</text:p>
      <text:p text:style-name="Preformatted_20_Text">web3503</text:p>
      <text:p text:style-name="Preformatted_20_Text">web3504</text:p>
      <text:p text:style-name="Preformatted_20_Text">web3378</text:p>
      <text:p text:style-name="Preformatted_20_Text">web18295</text:p>
      <text:p text:style-name="Preformatted_20_Text">allstars</text:p>
      <text:p text:style-name="Preformatted_20_Text">web3505</text:p>
      <text:p text:style-name="Preformatted_20_Text">web18294</text:p>
      <text:p text:style-name="Preformatted_20_Text">web18293</text:p>
      <text:p text:style-name="Preformatted_20_Text">web3506</text:p>
      <text:p text:style-name="Preformatted_20_Text">web3507</text:p>
      <text:p text:style-name="Preformatted_20_Text">web3508</text:p>
      <text:p text:style-name="Preformatted_20_Text">web3510</text:p>
      <text:p text:style-name="Preformatted_20_Text">web3511</text:p>
      <text:p text:style-name="Preformatted_20_Text">web3512</text:p>
      <text:p text:style-name="Preformatted_20_Text">web3377</text:p>
      <text:p text:style-name="Preformatted_20_Text">web18292</text:p>
      <text:p text:style-name="Preformatted_20_Text">web3376</text:p>
      <text:p text:style-name="Preformatted_20_Text">web3513</text:p>
      <text:p text:style-name="Preformatted_20_Text">web3514</text:p>
      <text:p text:style-name="Preformatted_20_Text">web3515</text:p>
      <text:p text:style-name="Preformatted_20_Text">web3516</text:p>
      <text:p text:style-name="Preformatted_20_Text">web3517</text:p>
      <text:p text:style-name="Preformatted_20_Text">web3375</text:p>
      <text:p text:style-name="Preformatted_20_Text">web18783</text:p>
      <text:p text:style-name="Preformatted_20_Text">web3520</text:p>
      <text:p text:style-name="Preformatted_20_Text">web3521</text:p>
      <text:p text:style-name="Preformatted_20_Text">web18291</text:p>
      <text:p text:style-name="Preformatted_20_Text">web3522</text:p>
      <text:p text:style-name="Preformatted_20_Text">ria</text:p>
      <text:p text:style-name="Preformatted_20_Text">web3523</text:p>
      <text:p text:style-name="Preformatted_20_Text">web3524</text:p>
      <text:p text:style-name="Preformatted_20_Text">web3374</text:p>
      <text:p text:style-name="Preformatted_20_Text">web3525</text:p>
      <text:p text:style-name="Preformatted_20_Text">web18334</text:p>
      <text:p text:style-name="Preformatted_20_Text">web3373</text:p>
      <text:p text:style-name="Preformatted_20_Text">web3372</text:p>
      <text:p text:style-name="Preformatted_20_Text">web3526</text:p>
      <text:p text:style-name="Preformatted_20_Text">greenfox</text:p>
      <text:p text:style-name="Preformatted_20_Text">web3371</text:p>
      <text:p text:style-name="Preformatted_20_Text">web3527</text:p>
      <text:p text:style-name="Preformatted_20_Text">rms2</text:p>
      <text:p text:style-name="Preformatted_20_Text">web3370</text:p>
      <text:p text:style-name="Preformatted_20_Text">web3528</text:p>
      <text:p text:style-name="Preformatted_20_Text">web3531</text:p>
      <text:p text:style-name="Preformatted_20_Text">web3532</text:p>
      <text:p text:style-name="Preformatted_20_Text">web3368</text:p>
      <text:p text:style-name="Preformatted_20_Text">web18290</text:p>
      <text:p text:style-name="Preformatted_20_Text">web3533</text:p>
      <text:p text:style-name="Preformatted_20_Text">web3534</text:p>
      <text:p text:style-name="Preformatted_20_Text"><text:soft-page-break/>web18335</text:p>
      <text:p text:style-name="Preformatted_20_Text">web3535</text:p>
      <text:p text:style-name="Preformatted_20_Text">web3536</text:p>
      <text:p text:style-name="Preformatted_20_Text">web18288</text:p>
      <text:p text:style-name="Preformatted_20_Text">clans</text:p>
      <text:p text:style-name="Preformatted_20_Text">student5</text:p>
      <text:p text:style-name="Preformatted_20_Text">mgmg</text:p>
      <text:p text:style-name="Preformatted_20_Text">pif</text:p>
      <text:p text:style-name="Preformatted_20_Text">amon</text:p>
      <text:p text:style-name="Preformatted_20_Text">web3537</text:p>
      <text:p text:style-name="Preformatted_20_Text">web3367</text:p>
      <text:p text:style-name="Preformatted_20_Text">web3538</text:p>
      <text:p text:style-name="Preformatted_20_Text">web3540</text:p>
      <text:p text:style-name="Preformatted_20_Text">web18287</text:p>
      <text:p text:style-name="Preformatted_20_Text">www.rd</text:p>
      <text:p text:style-name="Preformatted_20_Text">web3541</text:p>
      <text:p text:style-name="Preformatted_20_Text">web110</text:p>
      <text:p text:style-name="Preformatted_20_Text">web3366</text:p>
      <text:p text:style-name="Preformatted_20_Text">web3542</text:p>
      <text:p text:style-name="Preformatted_20_Text">web18286</text:p>
      <text:p text:style-name="Preformatted_20_Text">isi</text:p>
      <text:p text:style-name="Preformatted_20_Text">web3543</text:p>
      <text:p text:style-name="Preformatted_20_Text">chantal</text:p>
      <text:p text:style-name="Preformatted_20_Text">web3544</text:p>
      <text:p text:style-name="Preformatted_20_Text">web3545</text:p>
      <text:p text:style-name="Preformatted_20_Text">web3546</text:p>
      <text:p text:style-name="Preformatted_20_Text">ident</text:p>
      <text:p text:style-name="Preformatted_20_Text">web3547</text:p>
      <text:p text:style-name="Preformatted_20_Text">web3365</text:p>
      <text:p text:style-name="Preformatted_20_Text">web18285</text:p>
      <text:p text:style-name="Preformatted_20_Text">www.oasis</text:p>
      <text:p text:style-name="Preformatted_20_Text">web18284</text:p>
      <text:p text:style-name="Preformatted_20_Text">web3548</text:p>
      <text:p text:style-name="Preformatted_20_Text">secure.dev</text:p>
      <text:p text:style-name="Preformatted_20_Text">web111</text:p>
      <text:p text:style-name="Preformatted_20_Text">web18283</text:p>
      <text:p text:style-name="Preformatted_20_Text">web3550</text:p>
      <text:p text:style-name="Preformatted_20_Text">web3554</text:p>
      <text:p text:style-name="Preformatted_20_Text">web126</text:p>
      <text:p text:style-name="Preformatted_20_Text">web18790</text:p>
      <text:p text:style-name="Preformatted_20_Text">earn</text:p>
      <text:p text:style-name="Preformatted_20_Text">keyboard</text:p>
      <text:p text:style-name="Preformatted_20_Text">web18791</text:p>
      <text:p text:style-name="Preformatted_20_Text">www.oregon</text:p>
      <text:p text:style-name="Preformatted_20_Text">crema</text:p>
      <text:p text:style-name="Preformatted_20_Text">web18792</text:p>
      <text:p text:style-name="Preformatted_20_Text">cryo</text:p>
      <text:p text:style-name="Preformatted_20_Text">www.prince</text:p>
      <text:p text:style-name="Preformatted_20_Text">web18803</text:p>
      <text:p text:style-name="Preformatted_20_Text">web18804</text:p>
      <text:p text:style-name="Preformatted_20_Text">testonline</text:p>
      <text:p text:style-name="Preformatted_20_Text">web18805</text:p>
      <text:p text:style-name="Preformatted_20_Text">web3364</text:p>
      <text:p text:style-name="Preformatted_20_Text">web18796</text:p>
      <text:p text:style-name="Preformatted_20_Text">muzyka</text:p>
      <text:p text:style-name="Preformatted_20_Text">web3611</text:p>
      <text:p text:style-name="Preformatted_20_Text">faster</text:p>
      <text:p text:style-name="Preformatted_20_Text">web3612</text:p>
      <text:p text:style-name="Preformatted_20_Text">web3613</text:p>
      <text:p text:style-name="Preformatted_20_Text">web3363</text:p>
      <text:p text:style-name="Preformatted_20_Text">web3614</text:p>
      <text:p text:style-name="Preformatted_20_Text">web18807</text:p>
      <text:p text:style-name="Preformatted_20_Text">web3362</text:p>
      <text:p text:style-name="Preformatted_20_Text">web3617</text:p>
      <text:p text:style-name="Preformatted_20_Text"><text:soft-page-break/>web18282</text:p>
      <text:p text:style-name="Preformatted_20_Text">web3618</text:p>
      <text:p text:style-name="Preformatted_20_Text">web18281</text:p>
      <text:p text:style-name="Preformatted_20_Text">web18279</text:p>
      <text:p text:style-name="Preformatted_20_Text">web3361</text:p>
      <text:p text:style-name="Preformatted_20_Text">web18278</text:p>
      <text:p text:style-name="Preformatted_20_Text">web3620</text:p>
      <text:p text:style-name="Preformatted_20_Text">web18336</text:p>
      <text:p text:style-name="Preformatted_20_Text">web3360</text:p>
      <text:p text:style-name="Preformatted_20_Text">wiki.dev</text:p>
      <text:p text:style-name="Preformatted_20_Text">web18759</text:p>
      <text:p text:style-name="Preformatted_20_Text">web3621</text:p>
      <text:p text:style-name="Preformatted_20_Text">web18808</text:p>
      <text:p text:style-name="Preformatted_20_Text">web18277</text:p>
      <text:p text:style-name="Preformatted_20_Text">forum5</text:p>
      <text:p text:style-name="Preformatted_20_Text">web3623</text:p>
      <text:p text:style-name="Preformatted_20_Text">web18276</text:p>
      <text:p text:style-name="Preformatted_20_Text">web18275</text:p>
      <text:p text:style-name="Preformatted_20_Text">web3624</text:p>
      <text:p text:style-name="Preformatted_20_Text">web3625</text:p>
      <text:p text:style-name="Preformatted_20_Text">web18274</text:p>
      <text:p text:style-name="Preformatted_20_Text">web18273</text:p>
      <text:p text:style-name="Preformatted_20_Text">web3626</text:p>
      <text:p text:style-name="Preformatted_20_Text">web18337</text:p>
      <text:p text:style-name="Preformatted_20_Text">web18809</text:p>
      <text:p text:style-name="Preformatted_20_Text">web3630</text:p>
      <text:p text:style-name="Preformatted_20_Text">metallica</text:p>
      <text:p text:style-name="Preformatted_20_Text">ftp13</text:p>
      <text:p text:style-name="Preformatted_20_Text">web3631</text:p>
      <text:p text:style-name="Preformatted_20_Text">skunk</text:p>
      <text:p text:style-name="Preformatted_20_Text">web3632</text:p>
      <text:p text:style-name="Preformatted_20_Text">web3633</text:p>
      <text:p text:style-name="Preformatted_20_Text">web3634</text:p>
      <text:p text:style-name="Preformatted_20_Text">web3635</text:p>
      <text:p text:style-name="Preformatted_20_Text">danube</text:p>
      <text:p text:style-name="Preformatted_20_Text">kylie</text:p>
      <text:p text:style-name="Preformatted_20_Text">alim</text:p>
      <text:p text:style-name="Preformatted_20_Text">iceberg</text:p>
      <text:p text:style-name="Preformatted_20_Text">web3636</text:p>
      <text:p text:style-name="Preformatted_20_Text">ariana</text:p>
      <text:p text:style-name="Preformatted_20_Text">web3357</text:p>
      <text:p text:style-name="Preformatted_20_Text">cae</text:p>
      <text:p text:style-name="Preformatted_20_Text">web3637</text:p>
      <text:p text:style-name="Preformatted_20_Text">tgn</text:p>
      <text:p text:style-name="Preformatted_20_Text">flo</text:p>
      <text:p text:style-name="Preformatted_20_Text">web18338</text:p>
      <text:p text:style-name="Preformatted_20_Text">web3638</text:p>
      <text:p text:style-name="Preformatted_20_Text">web3640</text:p>
      <text:p text:style-name="Preformatted_20_Text">zeppelin</text:p>
      <text:p text:style-name="Preformatted_20_Text">web3641</text:p>
      <text:p text:style-name="Preformatted_20_Text">web18272</text:p>
      <text:p text:style-name="Preformatted_20_Text">web3642</text:p>
      <text:p text:style-name="Preformatted_20_Text">web3643</text:p>
      <text:p text:style-name="Preformatted_20_Text">atb</text:p>
      <text:p text:style-name="Preformatted_20_Text">db9</text:p>
      <text:p text:style-name="Preformatted_20_Text">web3644</text:p>
      <text:p text:style-name="Preformatted_20_Text">web18271</text:p>
      <text:p text:style-name="Preformatted_20_Text">web3645</text:p>
      <text:p text:style-name="Preformatted_20_Text">ccb</text:p>
      <text:p text:style-name="Preformatted_20_Text">web3646</text:p>
      <text:p text:style-name="Preformatted_20_Text">web3648</text:p>
      <text:p text:style-name="Preformatted_20_Text">web3650</text:p>
      <text:p text:style-name="Preformatted_20_Text">web3651</text:p>
      <text:p text:style-name="Preformatted_20_Text">www.oriflame</text:p>
      <text:p text:style-name="Preformatted_20_Text"><text:soft-page-break/>web3652</text:p>
      <text:p text:style-name="Preformatted_20_Text">web3356</text:p>
      <text:p text:style-name="Preformatted_20_Text">web3653</text:p>
      <text:p text:style-name="Preformatted_20_Text">web3654</text:p>
      <text:p text:style-name="Preformatted_20_Text">web3655</text:p>
      <text:p text:style-name="Preformatted_20_Text">web18269</text:p>
      <text:p text:style-name="Preformatted_20_Text">web18339</text:p>
      <text:p text:style-name="Preformatted_20_Text">cea</text:p>
      <text:p text:style-name="Preformatted_20_Text">web3656</text:p>
      <text:p text:style-name="Preformatted_20_Text">web3657</text:p>
      <text:p text:style-name="Preformatted_20_Text">nsr2</text:p>
      <text:p text:style-name="Preformatted_20_Text">web18268</text:p>
      <text:p text:style-name="Preformatted_20_Text">aza</text:p>
      <text:p text:style-name="Preformatted_20_Text">web18341</text:p>
      <text:p text:style-name="Preformatted_20_Text">brief</text:p>
      <text:p text:style-name="Preformatted_20_Text">web3355</text:p>
      <text:p text:style-name="Preformatted_20_Text">chm</text:p>
      <text:p text:style-name="Preformatted_20_Text">web3658</text:p>
      <text:p text:style-name="Preformatted_20_Text">web3661</text:p>
      <text:p text:style-name="Preformatted_20_Text">diabolo</text:p>
      <text:p text:style-name="Preformatted_20_Text">web3662</text:p>
      <text:p text:style-name="Preformatted_20_Text">web3354</text:p>
      <text:p text:style-name="Preformatted_20_Text">web3353</text:p>
      <text:p text:style-name="Preformatted_20_Text">web3352</text:p>
      <text:p text:style-name="Preformatted_20_Text">03</text:p>
      <text:p text:style-name="Preformatted_20_Text">web3663</text:p>
      <text:p text:style-name="Preformatted_20_Text">agus</text:p>
      <text:p text:style-name="Preformatted_20_Text">web3664</text:p>
      <text:p text:style-name="Preformatted_20_Text">web3665</text:p>
      <text:p text:style-name="Preformatted_20_Text">web3666</text:p>
      <text:p text:style-name="Preformatted_20_Text">web3351</text:p>
      <text:p text:style-name="Preformatted_20_Text">web3350</text:p>
      <text:p text:style-name="Preformatted_20_Text">manta</text:p>
      <text:p text:style-name="Preformatted_20_Text">web3667</text:p>
      <text:p text:style-name="Preformatted_20_Text">web3668</text:p>
      <text:p text:style-name="Preformatted_20_Text">web3670</text:p>
      <text:p text:style-name="Preformatted_20_Text">web3671</text:p>
      <text:p text:style-name="Preformatted_20_Text">dev0</text:p>
      <text:p text:style-name="Preformatted_20_Text">web3672</text:p>
      <text:p text:style-name="Preformatted_20_Text">longisland</text:p>
      <text:p text:style-name="Preformatted_20_Text">web3673</text:p>
      <text:p text:style-name="Preformatted_20_Text">web3348</text:p>
      <text:p text:style-name="Preformatted_20_Text">web18267</text:p>
      <text:p text:style-name="Preformatted_20_Text">web3347</text:p>
      <text:p text:style-name="Preformatted_20_Text">web3674</text:p>
      <text:p text:style-name="Preformatted_20_Text">det</text:p>
      <text:p text:style-name="Preformatted_20_Text">web3346</text:p>
      <text:p text:style-name="Preformatted_20_Text">web3675</text:p>
      <text:p text:style-name="Preformatted_20_Text">web18342</text:p>
      <text:p text:style-name="Preformatted_20_Text">web3345</text:p>
      <text:p text:style-name="Preformatted_20_Text">web3676</text:p>
      <text:p text:style-name="Preformatted_20_Text">web3344</text:p>
      <text:p text:style-name="Preformatted_20_Text">web18266</text:p>
      <text:p text:style-name="Preformatted_20_Text">web3677</text:p>
      <text:p text:style-name="Preformatted_20_Text">web3678</text:p>
      <text:p text:style-name="Preformatted_20_Text">web3680</text:p>
      <text:p text:style-name="Preformatted_20_Text">web18265</text:p>
      <text:p text:style-name="Preformatted_20_Text">web17080</text:p>
      <text:p text:style-name="Preformatted_20_Text">elton</text:p>
      <text:p text:style-name="Preformatted_20_Text">web18264</text:p>
      <text:p text:style-name="Preformatted_20_Text">genome</text:p>
      <text:p text:style-name="Preformatted_20_Text">web18263</text:p>
      <text:p text:style-name="Preformatted_20_Text">win19</text:p>
      <text:p text:style-name="Preformatted_20_Text">web3343</text:p>
      <text:p text:style-name="Preformatted_20_Text"><text:soft-page-break/>xgc</text:p>
      <text:p text:style-name="Preformatted_20_Text">web3682</text:p>
      <text:p text:style-name="Preformatted_20_Text">cloud4</text:p>
      <text:p text:style-name="Preformatted_20_Text">autodiscover-redirect</text:p>
      <text:p text:style-name="Preformatted_20_Text">web3683</text:p>
      <text:p text:style-name="Preformatted_20_Text">web18262</text:p>
      <text:p text:style-name="Preformatted_20_Text">emd</text:p>
      <text:p text:style-name="Preformatted_20_Text">web3342</text:p>
      <text:p text:style-name="Preformatted_20_Text">elo</text:p>
      <text:p text:style-name="Preformatted_20_Text">kcc</text:p>
      <text:p text:style-name="Preformatted_20_Text">web18261</text:p>
      <text:p text:style-name="Preformatted_20_Text">web3684</text:p>
      <text:p text:style-name="Preformatted_20_Text">blondie</text:p>
      <text:p text:style-name="Preformatted_20_Text">web18259</text:p>
      <text:p text:style-name="Preformatted_20_Text">merlot</text:p>
      <text:p text:style-name="Preformatted_20_Text">web3685</text:p>
      <text:p text:style-name="Preformatted_20_Text">web3341</text:p>
      <text:p text:style-name="Preformatted_20_Text">isle</text:p>
      <text:p text:style-name="Preformatted_20_Text">web3686</text:p>
      <text:p text:style-name="Preformatted_20_Text">web3687</text:p>
      <text:p text:style-name="Preformatted_20_Text">web18819</text:p>
      <text:p text:style-name="Preformatted_20_Text">web3340</text:p>
      <text:p text:style-name="Preformatted_20_Text">web3700</text:p>
      <text:p text:style-name="Preformatted_20_Text">web3338</text:p>
      <text:p text:style-name="Preformatted_20_Text">web3701</text:p>
      <text:p text:style-name="Preformatted_20_Text">web3702</text:p>
      <text:p text:style-name="Preformatted_20_Text">web3337</text:p>
      <text:p text:style-name="Preformatted_20_Text">web3703</text:p>
      <text:p text:style-name="Preformatted_20_Text">medu</text:p>
      <text:p text:style-name="Preformatted_20_Text">web3704</text:p>
      <text:p text:style-name="Preformatted_20_Text">web3336</text:p>
      <text:p text:style-name="Preformatted_20_Text">web18258</text:p>
      <text:p text:style-name="Preformatted_20_Text">web18257</text:p>
      <text:p text:style-name="Preformatted_20_Text">gci</text:p>
      <text:p text:style-name="Preformatted_20_Text">webdisk.main</text:p>
      <text:p text:style-name="Preformatted_20_Text">web3705</text:p>
      <text:p text:style-name="Preformatted_20_Text">web18256</text:p>
      <text:p text:style-name="Preformatted_20_Text">web3706</text:p>
      <text:p text:style-name="Preformatted_20_Text">web3707</text:p>
      <text:p text:style-name="Preformatted_20_Text">web18343</text:p>
      <text:p text:style-name="Preformatted_20_Text">sok</text:p>
      <text:p text:style-name="Preformatted_20_Text">web3708</text:p>
      <text:p text:style-name="Preformatted_20_Text">web3711</text:p>
      <text:p text:style-name="Preformatted_20_Text">web3712</text:p>
      <text:p text:style-name="Preformatted_20_Text">web3713</text:p>
      <text:p text:style-name="Preformatted_20_Text">web3714</text:p>
      <text:p text:style-name="Preformatted_20_Text">wmv</text:p>
      <text:p text:style-name="Preformatted_20_Text">wisdom</text:p>
      <text:p text:style-name="Preformatted_20_Text">web3715</text:p>
      <text:p text:style-name="Preformatted_20_Text">web3335</text:p>
      <text:p text:style-name="Preformatted_20_Text">web3334</text:p>
      <text:p text:style-name="Preformatted_20_Text">web18255</text:p>
      <text:p text:style-name="Preformatted_20_Text">web3716</text:p>
      <text:p text:style-name="Preformatted_20_Text">web3333</text:p>
      <text:p text:style-name="Preformatted_20_Text">web3717</text:p>
      <text:p text:style-name="Preformatted_20_Text">pgames</text:p>
      <text:p text:style-name="Preformatted_20_Text">web3718</text:p>
      <text:p text:style-name="Preformatted_20_Text">web3720</text:p>
      <text:p text:style-name="Preformatted_20_Text">web18254</text:p>
      <text:p text:style-name="Preformatted_20_Text">web3721</text:p>
      <text:p text:style-name="Preformatted_20_Text">web3332</text:p>
      <text:p text:style-name="Preformatted_20_Text">web3331</text:p>
      <text:p text:style-name="Preformatted_20_Text">www.sss</text:p>
      <text:p text:style-name="Preformatted_20_Text">netscape</text:p>
      <text:p text:style-name="Preformatted_20_Text"><text:soft-page-break/>web3722</text:p>
      <text:p text:style-name="Preformatted_20_Text">web3723</text:p>
      <text:p text:style-name="Preformatted_20_Text">web3328</text:p>
      <text:p text:style-name="Preformatted_20_Text">autoconfig.main</text:p>
      <text:p text:style-name="Preformatted_20_Text">web3724</text:p>
      <text:p text:style-name="Preformatted_20_Text">web3725</text:p>
      <text:p text:style-name="Preformatted_20_Text">web18253</text:p>
      <text:p text:style-name="Preformatted_20_Text">web3726</text:p>
      <text:p text:style-name="Preformatted_20_Text">web3327</text:p>
      <text:p text:style-name="Preformatted_20_Text">web3727</text:p>
      <text:p text:style-name="Preformatted_20_Text">web18252</text:p>
      <text:p text:style-name="Preformatted_20_Text">web3728</text:p>
      <text:p text:style-name="Preformatted_20_Text">web3731</text:p>
      <text:p text:style-name="Preformatted_20_Text">qazwsx</text:p>
      <text:p text:style-name="Preformatted_20_Text">lastchance</text:p>
      <text:p text:style-name="Preformatted_20_Text">web3732</text:p>
      <text:p text:style-name="Preformatted_20_Text">web3326</text:p>
      <text:p text:style-name="Preformatted_20_Text">web3325</text:p>
      <text:p text:style-name="Preformatted_20_Text">web3324</text:p>
      <text:p text:style-name="Preformatted_20_Text">rol</text:p>
      <text:p text:style-name="Preformatted_20_Text">web3322</text:p>
      <text:p text:style-name="Preformatted_20_Text">web3321</text:p>
      <text:p text:style-name="Preformatted_20_Text">web3733</text:p>
      <text:p text:style-name="Preformatted_20_Text">web3734</text:p>
      <text:p text:style-name="Preformatted_20_Text">web3735</text:p>
      <text:p text:style-name="Preformatted_20_Text">web3736</text:p>
      <text:p text:style-name="Preformatted_20_Text">web3737</text:p>
      <text:p text:style-name="Preformatted_20_Text">web18251</text:p>
      <text:p text:style-name="Preformatted_20_Text">web18249</text:p>
      <text:p text:style-name="Preformatted_20_Text">web3320</text:p>
      <text:p text:style-name="Preformatted_20_Text">web3738</text:p>
      <text:p text:style-name="Preformatted_20_Text">web3740</text:p>
      <text:p text:style-name="Preformatted_20_Text">web3741</text:p>
      <text:p text:style-name="Preformatted_20_Text">hofman</text:p>
      <text:p text:style-name="Preformatted_20_Text">web3318</text:p>
      <text:p text:style-name="Preformatted_20_Text">web3317</text:p>
      <text:p text:style-name="Preformatted_20_Text">web3742</text:p>
      <text:p text:style-name="Preformatted_20_Text">crunch</text:p>
      <text:p text:style-name="Preformatted_20_Text">web3743</text:p>
      <text:p text:style-name="Preformatted_20_Text">web3315</text:p>
      <text:p text:style-name="Preformatted_20_Text">mailgate3</text:p>
      <text:p text:style-name="Preformatted_20_Text">web3314</text:p>
      <text:p text:style-name="Preformatted_20_Text">web3744</text:p>
      <text:p text:style-name="Preformatted_20_Text">web3745</text:p>
      <text:p text:style-name="Preformatted_20_Text">ganges</text:p>
      <text:p text:style-name="Preformatted_20_Text">web3746</text:p>
      <text:p text:style-name="Preformatted_20_Text">thehouse</text:p>
      <text:p text:style-name="Preformatted_20_Text">web3747</text:p>
      <text:p text:style-name="Preformatted_20_Text">ns141</text:p>
      <text:p text:style-name="Preformatted_20_Text">web3313</text:p>
      <text:p text:style-name="Preformatted_20_Text">web3748</text:p>
      <text:p text:style-name="Preformatted_20_Text">uninews</text:p>
      <text:p text:style-name="Preformatted_20_Text">web18248</text:p>
      <text:p text:style-name="Preformatted_20_Text">web3750</text:p>
      <text:p text:style-name="Preformatted_20_Text">web3752</text:p>
      <text:p text:style-name="Preformatted_20_Text">web3312</text:p>
      <text:p text:style-name="Preformatted_20_Text">skl</text:p>
      <text:p text:style-name="Preformatted_20_Text">web3311</text:p>
      <text:p text:style-name="Preformatted_20_Text">web18749</text:p>
      <text:p text:style-name="Preformatted_20_Text">web18740</text:p>
      <text:p text:style-name="Preformatted_20_Text">inno</text:p>
      <text:p text:style-name="Preformatted_20_Text">web3753</text:p>
      <text:p text:style-name="Preformatted_20_Text">web3754</text:p>
      <text:p text:style-name="Preformatted_20_Text">sae</text:p>
      <text:p text:style-name="Preformatted_20_Text"><text:soft-page-break/>web18344</text:p>
      <text:p text:style-name="Preformatted_20_Text">web3755</text:p>
      <text:p text:style-name="Preformatted_20_Text">bookshop</text:p>
      <text:p text:style-name="Preformatted_20_Text">web3756</text:p>
      <text:p text:style-name="Preformatted_20_Text">web3757</text:p>
      <text:p text:style-name="Preformatted_20_Text">web18247</text:p>
      <text:p text:style-name="Preformatted_20_Text">web18729</text:p>
      <text:p text:style-name="Preformatted_20_Text">web18720</text:p>
      <text:p text:style-name="Preformatted_20_Text">web18246</text:p>
      <text:p text:style-name="Preformatted_20_Text">web18716</text:p>
      <text:p text:style-name="Preformatted_20_Text">www.solutions</text:p>
      <text:p text:style-name="Preformatted_20_Text">web18245</text:p>
      <text:p text:style-name="Preformatted_20_Text">web10679</text:p>
      <text:p text:style-name="Preformatted_20_Text">web18829</text:p>
      <text:p text:style-name="Preformatted_20_Text">teste1</text:p>
      <text:p text:style-name="Preformatted_20_Text">achieve</text:p>
      <text:p text:style-name="Preformatted_20_Text">mym</text:p>
      <text:p text:style-name="Preformatted_20_Text">web18650</text:p>
      <text:p text:style-name="Preformatted_20_Text">web3760</text:p>
      <text:p text:style-name="Preformatted_20_Text">web3761</text:p>
      <text:p text:style-name="Preformatted_20_Text">web3762</text:p>
      <text:p text:style-name="Preformatted_20_Text">web3763</text:p>
      <text:p text:style-name="Preformatted_20_Text">web18640</text:p>
      <text:p text:style-name="Preformatted_20_Text">derby</text:p>
      <text:p text:style-name="Preformatted_20_Text">web18630</text:p>
      <text:p text:style-name="Preformatted_20_Text">web18619</text:p>
      <text:p text:style-name="Preformatted_20_Text">web4894</text:p>
      <text:p text:style-name="Preformatted_20_Text">web3764</text:p>
      <text:p text:style-name="Preformatted_20_Text">xi</text:p>
      <text:p text:style-name="Preformatted_20_Text">web18244</text:p>
      <text:p text:style-name="Preformatted_20_Text">web3765</text:p>
      <text:p text:style-name="Preformatted_20_Text">web3766</text:p>
      <text:p text:style-name="Preformatted_20_Text">web3767</text:p>
      <text:p text:style-name="Preformatted_20_Text">web10669</text:p>
      <text:p text:style-name="Preformatted_20_Text">web3768</text:p>
      <text:p text:style-name="Preformatted_20_Text">uds</text:p>
      <text:p text:style-name="Preformatted_20_Text">web3770</text:p>
      <text:p text:style-name="Preformatted_20_Text">ns94</text:p>
      <text:p text:style-name="Preformatted_20_Text">web3771</text:p>
      <text:p text:style-name="Preformatted_20_Text">mississippi</text:p>
      <text:p text:style-name="Preformatted_20_Text">web3772</text:p>
      <text:p text:style-name="Preformatted_20_Text">web18243</text:p>
      <text:p text:style-name="Preformatted_20_Text">web3773</text:p>
      <text:p text:style-name="Preformatted_20_Text">ns89</text:p>
      <text:p text:style-name="Preformatted_20_Text">web3774</text:p>
      <text:p text:style-name="Preformatted_20_Text">kaltura</text:p>
      <text:p text:style-name="Preformatted_20_Text">ns88</text:p>
      <text:p text:style-name="Preformatted_20_Text">web3775</text:p>
      <text:p text:style-name="Preformatted_20_Text">ns87</text:p>
      <text:p text:style-name="Preformatted_20_Text">ns86</text:p>
      <text:p text:style-name="Preformatted_20_Text">web3776</text:p>
      <text:p text:style-name="Preformatted_20_Text">ns85</text:p>
      <text:p text:style-name="Preformatted_20_Text">web3777</text:p>
      <text:p text:style-name="Preformatted_20_Text">ns84</text:p>
      <text:p text:style-name="Preformatted_20_Text">web3778</text:p>
      <text:p text:style-name="Preformatted_20_Text">web3780</text:p>
      <text:p text:style-name="Preformatted_20_Text">web18613</text:p>
      <text:p text:style-name="Preformatted_20_Text">web18242</text:p>
      <text:p text:style-name="Preformatted_20_Text">web3781</text:p>
      <text:p text:style-name="Preformatted_20_Text">web3782</text:p>
      <text:p text:style-name="Preformatted_20_Text">web18609</text:p>
      <text:p text:style-name="Preformatted_20_Text">web18598</text:p>
      <text:p text:style-name="Preformatted_20_Text">web3783</text:p>
      <text:p text:style-name="Preformatted_20_Text">web3784</text:p>
      <text:p text:style-name="Preformatted_20_Text"><text:soft-page-break/>web18597</text:p>
      <text:p text:style-name="Preformatted_20_Text">web18241</text:p>
      <text:p text:style-name="Preformatted_20_Text">web3785</text:p>
      <text:p text:style-name="Preformatted_20_Text">web18606</text:p>
      <text:p text:style-name="Preformatted_20_Text">web18595</text:p>
      <text:p text:style-name="Preformatted_20_Text">alcyone</text:p>
      <text:p text:style-name="Preformatted_20_Text">web3786</text:p>
      <text:p text:style-name="Preformatted_20_Text">web18240</text:p>
      <text:p text:style-name="Preformatted_20_Text">web18209</text:p>
      <text:p text:style-name="Preformatted_20_Text">web18594</text:p>
      <text:p text:style-name="Preformatted_20_Text">roamer</text:p>
      <text:p text:style-name="Preformatted_20_Text">web18593</text:p>
      <text:p text:style-name="Preformatted_20_Text">web18592</text:p>
      <text:p text:style-name="Preformatted_20_Text">projet</text:p>
      <text:p text:style-name="Preformatted_20_Text">web18238</text:p>
      <text:p text:style-name="Preformatted_20_Text">web18591</text:p>
      <text:p text:style-name="Preformatted_20_Text">web18237</text:p>
      <text:p text:style-name="Preformatted_20_Text">watcher</text:p>
      <text:p text:style-name="Preformatted_20_Text">orz</text:p>
      <text:p text:style-name="Preformatted_20_Text">web3787</text:p>
      <text:p text:style-name="Preformatted_20_Text">web18236</text:p>
      <text:p text:style-name="Preformatted_20_Text">web18235</text:p>
      <text:p text:style-name="Preformatted_20_Text">pip</text:p>
      <text:p text:style-name="Preformatted_20_Text">web18234</text:p>
      <text:p text:style-name="Preformatted_20_Text">web3788</text:p>
      <text:p text:style-name="Preformatted_20_Text">web18345</text:p>
      <text:p text:style-name="Preformatted_20_Text">web18600</text:p>
      <text:p text:style-name="Preformatted_20_Text">web18580</text:p>
      <text:p text:style-name="Preformatted_20_Text">web18346</text:p>
      <text:p text:style-name="Preformatted_20_Text">web18569</text:p>
      <text:p text:style-name="Preformatted_20_Text">web3801</text:p>
      <text:p text:style-name="Preformatted_20_Text">web18563</text:p>
      <text:p text:style-name="Preformatted_20_Text">web3802</text:p>
      <text:p text:style-name="Preformatted_20_Text">suport</text:p>
      <text:p text:style-name="Preformatted_20_Text">web18347</text:p>
      <text:p text:style-name="Preformatted_20_Text">ns93</text:p>
      <text:p text:style-name="Preformatted_20_Text">web3803</text:p>
      <text:p text:style-name="Preformatted_20_Text">time1</text:p>
      <text:p text:style-name="Preformatted_20_Text">web18233</text:p>
      <text:p text:style-name="Preformatted_20_Text">web3804</text:p>
      <text:p text:style-name="Preformatted_20_Text">web18562</text:p>
      <text:p text:style-name="Preformatted_20_Text">durga</text:p>
      <text:p text:style-name="Preformatted_20_Text">web3805</text:p>
      <text:p text:style-name="Preformatted_20_Text">web18561</text:p>
      <text:p text:style-name="Preformatted_20_Text">web3807</text:p>
      <text:p text:style-name="Preformatted_20_Text">xmlrpc</text:p>
      <text:p text:style-name="Preformatted_20_Text">web3808</text:p>
      <text:p text:style-name="Preformatted_20_Text">web3810</text:p>
      <text:p text:style-name="Preformatted_20_Text">web18559</text:p>
      <text:p text:style-name="Preformatted_20_Text">web18557</text:p>
      <text:p text:style-name="Preformatted_20_Text">web18348</text:p>
      <text:p text:style-name="Preformatted_20_Text">web18232</text:p>
      <text:p text:style-name="Preformatted_20_Text">web18231</text:p>
      <text:p text:style-name="Preformatted_20_Text">web18556</text:p>
      <text:p text:style-name="Preformatted_20_Text">web18555</text:p>
      <text:p text:style-name="Preformatted_20_Text">web3811</text:p>
      <text:p text:style-name="Preformatted_20_Text">web3812</text:p>
      <text:p text:style-name="Preformatted_20_Text">www.dictionary</text:p>
      <text:p text:style-name="Preformatted_20_Text">www.campaign</text:p>
      <text:p text:style-name="Preformatted_20_Text">web18554</text:p>
      <text:p text:style-name="Preformatted_20_Text">spr</text:p>
      <text:p text:style-name="Preformatted_20_Text">38</text:p>
      <text:p text:style-name="Preformatted_20_Text">joomla25</text:p>
      <text:p text:style-name="Preformatted_20_Text">web18229</text:p>
      <text:p text:style-name="Preformatted_20_Text"><text:soft-page-break/>gt2</text:p>
      <text:p text:style-name="Preformatted_20_Text">fcc</text:p>
      <text:p text:style-name="Preformatted_20_Text">web18228</text:p>
      <text:p text:style-name="Preformatted_20_Text">VPN</text:p>
      <text:p text:style-name="Preformatted_20_Text">web3459</text:p>
      <text:p text:style-name="Preformatted_20_Text">web18549</text:p>
      <text:p text:style-name="Preformatted_20_Text">web18189</text:p>
      <text:p text:style-name="Preformatted_20_Text">ns124</text:p>
      <text:p text:style-name="Preformatted_20_Text">web3814</text:p>
      <text:p text:style-name="Preformatted_20_Text">web18540</text:p>
      <text:p text:style-name="Preformatted_20_Text">web5933</text:p>
      <text:p text:style-name="Preformatted_20_Text">web3815</text:p>
      <text:p text:style-name="Preformatted_20_Text">web18530</text:p>
      <text:p text:style-name="Preformatted_20_Text">ns118</text:p>
      <text:p text:style-name="Preformatted_20_Text">web5932</text:p>
      <text:p text:style-name="Preformatted_20_Text">web18520</text:p>
      <text:p text:style-name="Preformatted_20_Text">web18509</text:p>
      <text:p text:style-name="Preformatted_20_Text">others</text:p>
      <text:p text:style-name="Preformatted_20_Text">web18507</text:p>
      <text:p text:style-name="Preformatted_20_Text">web3816</text:p>
      <text:p text:style-name="Preformatted_20_Text">webnews</text:p>
      <text:p text:style-name="Preformatted_20_Text">web18504</text:p>
      <text:p text:style-name="Preformatted_20_Text">web3817</text:p>
      <text:p text:style-name="Preformatted_20_Text">csd</text:p>
      <text:p text:style-name="Preformatted_20_Text">web3818</text:p>
      <text:p text:style-name="Preformatted_20_Text">web18503</text:p>
      <text:p text:style-name="Preformatted_20_Text">web3820</text:p>
      <text:p text:style-name="Preformatted_20_Text">web18502</text:p>
      <text:p text:style-name="Preformatted_20_Text">web3821</text:p>
      <text:p text:style-name="Preformatted_20_Text">web18350</text:p>
      <text:p text:style-name="Preformatted_20_Text">www.sia</text:p>
      <text:p text:style-name="Preformatted_20_Text">web3822</text:p>
      <text:p text:style-name="Preformatted_20_Text">web18227</text:p>
      <text:p text:style-name="Preformatted_20_Text">web3823</text:p>
      <text:p text:style-name="Preformatted_20_Text">web3824</text:p>
      <text:p text:style-name="Preformatted_20_Text">web18501</text:p>
      <text:p text:style-name="Preformatted_20_Text">web3825</text:p>
      <text:p text:style-name="Preformatted_20_Text">web3826</text:p>
      <text:p text:style-name="Preformatted_20_Text">web18226</text:p>
      <text:p text:style-name="Preformatted_20_Text">web16917</text:p>
      <text:p text:style-name="Preformatted_20_Text">chalet</text:p>
      <text:p text:style-name="Preformatted_20_Text">web3827</text:p>
      <text:p text:style-name="Preformatted_20_Text">web3939</text:p>
      <text:p text:style-name="Preformatted_20_Text">cgm</text:p>
      <text:p text:style-name="Preformatted_20_Text">web18839</text:p>
      <text:p text:style-name="Preformatted_20_Text">web3830</text:p>
      <text:p text:style-name="Preformatted_20_Text">web3831</text:p>
      <text:p text:style-name="Preformatted_20_Text">web3832</text:p>
      <text:p text:style-name="Preformatted_20_Text">web3833</text:p>
      <text:p text:style-name="Preformatted_20_Text">web3834</text:p>
      <text:p text:style-name="Preformatted_20_Text">web3835</text:p>
      <text:p text:style-name="Preformatted_20_Text">web3836</text:p>
      <text:p text:style-name="Preformatted_20_Text">web3837</text:p>
      <text:p text:style-name="Preformatted_20_Text">web18480</text:p>
      <text:p text:style-name="Preformatted_20_Text">web3838</text:p>
      <text:p text:style-name="Preformatted_20_Text">web3841</text:p>
      <text:p text:style-name="Preformatted_20_Text">lucca</text:p>
      <text:p text:style-name="Preformatted_20_Text">web3842</text:p>
      <text:p text:style-name="Preformatted_20_Text">web18225</text:p>
      <text:p text:style-name="Preformatted_20_Text">web6023</text:p>
      <text:p text:style-name="Preformatted_20_Text">web5923</text:p>
      <text:p text:style-name="Preformatted_20_Text">sidon</text:p>
      <text:p text:style-name="Preformatted_20_Text">web3843</text:p>
      <text:p text:style-name="Preformatted_20_Text">web18470</text:p>
      <text:p text:style-name="Preformatted_20_Text"><text:soft-page-break/>web3844</text:p>
      <text:p text:style-name="Preformatted_20_Text">web3845</text:p>
      <text:p text:style-name="Preformatted_20_Text">myoffice</text:p>
      <text:p text:style-name="Preformatted_20_Text">web18450</text:p>
      <text:p text:style-name="Preformatted_20_Text">web3846</text:p>
      <text:p text:style-name="Preformatted_20_Text">learn2</text:p>
      <text:p text:style-name="Preformatted_20_Text">web18224</text:p>
      <text:p text:style-name="Preformatted_20_Text">web3847</text:p>
      <text:p text:style-name="Preformatted_20_Text">web6689</text:p>
      <text:p text:style-name="Preformatted_20_Text">web18223</text:p>
      <text:p text:style-name="Preformatted_20_Text">web3848</text:p>
      <text:p text:style-name="Preformatted_20_Text">web5915</text:p>
      <text:p text:style-name="Preformatted_20_Text">web3850</text:p>
      <text:p text:style-name="Preformatted_20_Text">sen</text:p>
      <text:p text:style-name="Preformatted_20_Text">web18222</text:p>
      <text:p text:style-name="Preformatted_20_Text">web7439</text:p>
      <text:p text:style-name="Preformatted_20_Text">www52</text:p>
      <text:p text:style-name="Preformatted_20_Text">consultant</text:p>
      <text:p text:style-name="Preformatted_20_Text">web18221</text:p>
      <text:p text:style-name="Preformatted_20_Text">web18846</text:p>
      <text:p text:style-name="Preformatted_20_Text">hobart</text:p>
      <text:p text:style-name="Preformatted_20_Text">web18430</text:p>
      <text:p text:style-name="Preformatted_20_Text">vns1</text:p>
      <text:p text:style-name="Preformatted_20_Text">web6100</text:p>
      <text:p text:style-name="Preformatted_20_Text">web18219</text:p>
      <text:p text:style-name="Preformatted_20_Text">web16918</text:p>
      <text:p text:style-name="Preformatted_20_Text">web18850</text:p>
      <text:p text:style-name="Preformatted_20_Text">www.baby</text:p>
      <text:p text:style-name="Preformatted_20_Text">web18420</text:p>
      <text:p text:style-name="Preformatted_20_Text">web4000</text:p>
      <text:p text:style-name="Preformatted_20_Text">web5924</text:p>
      <text:p text:style-name="Preformatted_20_Text">web18218</text:p>
      <text:p text:style-name="Preformatted_20_Text">slot</text:p>
      <text:p text:style-name="Preformatted_20_Text">web4001</text:p>
      <text:p text:style-name="Preformatted_20_Text">hcc</text:p>
      <text:p text:style-name="Preformatted_20_Text">web4002</text:p>
      <text:p text:style-name="Preformatted_20_Text">web18217</text:p>
      <text:p text:style-name="Preformatted_20_Text">ds6</text:p>
      <text:p text:style-name="Preformatted_20_Text">web4005</text:p>
      <text:p text:style-name="Preformatted_20_Text">lanka</text:p>
      <text:p text:style-name="Preformatted_20_Text">web18216</text:p>
      <text:p text:style-name="Preformatted_20_Text">web7409</text:p>
      <text:p text:style-name="Preformatted_20_Text">web7407</text:p>
      <text:p text:style-name="Preformatted_20_Text">web5898</text:p>
      <text:p text:style-name="Preformatted_20_Text">web7396</text:p>
      <text:p text:style-name="Preformatted_20_Text">web18215</text:p>
      <text:p text:style-name="Preformatted_20_Text">ds3</text:p>
      <text:p text:style-name="Preformatted_20_Text">web7395</text:p>
      <text:p text:style-name="Preformatted_20_Text">navarro</text:p>
      <text:p text:style-name="Preformatted_20_Text">web4006</text:p>
      <text:p text:style-name="Preformatted_20_Text">thc</text:p>
      <text:p text:style-name="Preformatted_20_Text">nata</text:p>
      <text:p text:style-name="Preformatted_20_Text">web7394</text:p>
      <text:p text:style-name="Preformatted_20_Text">web5897</text:p>
      <text:p text:style-name="Preformatted_20_Text">web18214</text:p>
      <text:p text:style-name="Preformatted_20_Text">web16919</text:p>
      <text:p text:style-name="Preformatted_20_Text">web4007</text:p>
      <text:p text:style-name="Preformatted_20_Text">web7391</text:p>
      <text:p text:style-name="Preformatted_20_Text">web7376</text:p>
      <text:p text:style-name="Preformatted_20_Text">server31</text:p>
      <text:p text:style-name="Preformatted_20_Text">web7400</text:p>
      <text:p text:style-name="Preformatted_20_Text">web4008</text:p>
      <text:p text:style-name="Preformatted_20_Text">www.sys</text:p>
      <text:p text:style-name="Preformatted_20_Text">web5896</text:p>
      <text:p text:style-name="Preformatted_20_Text"><text:soft-page-break/>web4011</text:p>
      <text:p text:style-name="Preformatted_20_Text">web7385</text:p>
      <text:p text:style-name="Preformatted_20_Text">www.chevrolet</text:p>
      <text:p text:style-name="Preformatted_20_Text">www.lg</text:p>
      <text:p text:style-name="Preformatted_20_Text">web4012</text:p>
      <text:p text:style-name="Preformatted_20_Text">programas</text:p>
      <text:p text:style-name="Preformatted_20_Text">web4013</text:p>
      <text:p text:style-name="Preformatted_20_Text">web4014</text:p>
      <text:p text:style-name="Preformatted_20_Text">web4015</text:p>
      <text:p text:style-name="Preformatted_20_Text">darkorbit</text:p>
      <text:p text:style-name="Preformatted_20_Text">web4017</text:p>
      <text:p text:style-name="Preformatted_20_Text">web18853</text:p>
      <text:p text:style-name="Preformatted_20_Text">wwe</text:p>
      <text:p text:style-name="Preformatted_20_Text">web4020</text:p>
      <text:p text:style-name="Preformatted_20_Text">afm</text:p>
      <text:p text:style-name="Preformatted_20_Text">web5895</text:p>
      <text:p text:style-name="Preformatted_20_Text">etv</text:p>
      <text:p text:style-name="Preformatted_20_Text">artwork</text:p>
      <text:p text:style-name="Preformatted_20_Text">web4021</text:p>
      <text:p text:style-name="Preformatted_20_Text">web4022</text:p>
      <text:p text:style-name="Preformatted_20_Text">web7379</text:p>
      <text:p text:style-name="Preformatted_20_Text">web4024</text:p>
      <text:p text:style-name="Preformatted_20_Text">web4025</text:p>
      <text:p text:style-name="Preformatted_20_Text">web7378</text:p>
      <text:p text:style-name="Preformatted_20_Text">web18213</text:p>
      <text:p text:style-name="Preformatted_20_Text">web5894</text:p>
      <text:p text:style-name="Preformatted_20_Text">web4026</text:p>
      <text:p text:style-name="Preformatted_20_Text">web7446</text:p>
      <text:p text:style-name="Preformatted_20_Text">web7369</text:p>
      <text:p text:style-name="Preformatted_20_Text">web4027</text:p>
      <text:p text:style-name="Preformatted_20_Text">wpc</text:p>
      <text:p text:style-name="Preformatted_20_Text">web18212</text:p>
      <text:p text:style-name="Preformatted_20_Text">drogo</text:p>
      <text:p text:style-name="Preformatted_20_Text">web4028</text:p>
      <text:p text:style-name="Preformatted_20_Text">web4031</text:p>
      <text:p text:style-name="Preformatted_20_Text">web4032</text:p>
      <text:p text:style-name="Preformatted_20_Text">web5903</text:p>
      <text:p text:style-name="Preformatted_20_Text">web4033</text:p>
      <text:p text:style-name="Preformatted_20_Text">web4034</text:p>
      <text:p text:style-name="Preformatted_20_Text">ezadmin</text:p>
      <text:p text:style-name="Preformatted_20_Text">web5941</text:p>
      <text:p text:style-name="Preformatted_20_Text">orac</text:p>
      <text:p text:style-name="Preformatted_20_Text">web4035</text:p>
      <text:p text:style-name="Preformatted_20_Text">web18211</text:p>
      <text:p text:style-name="Preformatted_20_Text">web4036</text:p>
      <text:p text:style-name="Preformatted_20_Text">web4037</text:p>
      <text:p text:style-name="Preformatted_20_Text">web7445</text:p>
      <text:p text:style-name="Preformatted_20_Text">syd</text:p>
      <text:p text:style-name="Preformatted_20_Text">web18210</text:p>
      <text:p text:style-name="Preformatted_20_Text">web4038</text:p>
      <text:p text:style-name="Preformatted_20_Text">web5892</text:p>
      <text:p text:style-name="Preformatted_20_Text">web4040</text:p>
      <text:p text:style-name="Preformatted_20_Text">web6699</text:p>
      <text:p text:style-name="Preformatted_20_Text">web7361</text:p>
      <text:p text:style-name="Preformatted_20_Text">web4041</text:p>
      <text:p text:style-name="Preformatted_20_Text">srl</text:p>
      <text:p text:style-name="Preformatted_20_Text">web4042</text:p>
      <text:p text:style-name="Preformatted_20_Text">web4043</text:p>
      <text:p text:style-name="Preformatted_20_Text">web5891</text:p>
      <text:p text:style-name="Preformatted_20_Text">blackbird</text:p>
      <text:p text:style-name="Preformatted_20_Text">web7357</text:p>
      <text:p text:style-name="Preformatted_20_Text">web16921</text:p>
      <text:p text:style-name="Preformatted_20_Text">web18349</text:p>
      <text:p text:style-name="Preformatted_20_Text">web5890</text:p>
      <text:p text:style-name="Preformatted_20_Text"><text:soft-page-break/>web4044</text:p>
      <text:p text:style-name="Preformatted_20_Text">ds10</text:p>
      <text:p text:style-name="Preformatted_20_Text">web18198</text:p>
      <text:p text:style-name="Preformatted_20_Text">web4045</text:p>
      <text:p text:style-name="Preformatted_20_Text">web4046</text:p>
      <text:p text:style-name="Preformatted_20_Text">s1012</text:p>
      <text:p text:style-name="Preformatted_20_Text">web4047</text:p>
      <text:p text:style-name="Preformatted_20_Text">web18197</text:p>
      <text:p text:style-name="Preformatted_20_Text">web4048</text:p>
      <text:p text:style-name="Preformatted_20_Text">web7352</text:p>
      <text:p text:style-name="Preformatted_20_Text">web7350</text:p>
      <text:p text:style-name="Preformatted_20_Text">web4050</text:p>
      <text:p text:style-name="Preformatted_20_Text">gs2</text:p>
      <text:p text:style-name="Preformatted_20_Text">web18196</text:p>
      <text:p text:style-name="Preformatted_20_Text">host122</text:p>
      <text:p text:style-name="Preformatted_20_Text">web4051</text:p>
      <text:p text:style-name="Preformatted_20_Text">mail.kuku</text:p>
      <text:p text:style-name="Preformatted_20_Text">web4052</text:p>
      <text:p text:style-name="Preformatted_20_Text">ag1</text:p>
      <text:p text:style-name="Preformatted_20_Text">web4053</text:p>
      <text:p text:style-name="Preformatted_20_Text">web18195</text:p>
      <text:p text:style-name="Preformatted_20_Text">web18340</text:p>
      <text:p text:style-name="Preformatted_20_Text">web4054</text:p>
      <text:p text:style-name="Preformatted_20_Text">web7339</text:p>
      <text:p text:style-name="Preformatted_20_Text">rmc</text:p>
      <text:p text:style-name="Preformatted_20_Text">web5886</text:p>
      <text:p text:style-name="Preformatted_20_Text">web18329</text:p>
      <text:p text:style-name="Preformatted_20_Text">imt</text:p>
      <text:p text:style-name="Preformatted_20_Text">web4055</text:p>
      <text:p text:style-name="Preformatted_20_Text">web4056</text:p>
      <text:p text:style-name="Preformatted_20_Text">reseller2</text:p>
      <text:p text:style-name="Preformatted_20_Text">web5926</text:p>
      <text:p text:style-name="Preformatted_20_Text">web18194</text:p>
      <text:p text:style-name="Preformatted_20_Text">fist</text:p>
      <text:p text:style-name="Preformatted_20_Text">web18193</text:p>
      <text:p text:style-name="Preformatted_20_Text">ott</text:p>
      <text:p text:style-name="Preformatted_20_Text">web7330</text:p>
      <text:p text:style-name="Preformatted_20_Text">web7325</text:p>
      <text:p text:style-name="Preformatted_20_Text">web4057</text:p>
      <text:p text:style-name="Preformatted_20_Text">web18320</text:p>
      <text:p text:style-name="Preformatted_20_Text">webdisk.gmail</text:p>
      <text:p text:style-name="Preformatted_20_Text">smm</text:p>
      <text:p text:style-name="Preformatted_20_Text">web7323</text:p>
      <text:p text:style-name="Preformatted_20_Text">web4060</text:p>
      <text:p text:style-name="Preformatted_20_Text">web4061</text:p>
      <text:p text:style-name="Preformatted_20_Text">web16922</text:p>
      <text:p text:style-name="Preformatted_20_Text">web18192</text:p>
      <text:p text:style-name="Preformatted_20_Text">anas</text:p>
      <text:p text:style-name="Preformatted_20_Text">orl</text:p>
      <text:p text:style-name="Preformatted_20_Text">gene</text:p>
      <text:p text:style-name="Preformatted_20_Text">web7319</text:p>
      <text:p text:style-name="Preformatted_20_Text">web4062</text:p>
      <text:p text:style-name="Preformatted_20_Text">web4063</text:p>
      <text:p text:style-name="Preformatted_20_Text">web4064</text:p>
      <text:p text:style-name="Preformatted_20_Text">web4065</text:p>
      <text:p text:style-name="Preformatted_20_Text">web4066</text:p>
      <text:p text:style-name="Preformatted_20_Text">web5927</text:p>
      <text:p text:style-name="Preformatted_20_Text">web4067</text:p>
      <text:p text:style-name="Preformatted_20_Text">host120</text:p>
      <text:p text:style-name="Preformatted_20_Text">web7318</text:p>
      <text:p text:style-name="Preformatted_20_Text">web4068</text:p>
      <text:p text:style-name="Preformatted_20_Text">vhost2</text:p>
      <text:p text:style-name="Preformatted_20_Text">sdm</text:p>
      <text:p text:style-name="Preformatted_20_Text">web4070</text:p>
      <text:p text:style-name="Preformatted_20_Text"><text:soft-page-break/>web4071</text:p>
      <text:p text:style-name="Preformatted_20_Text">img04</text:p>
      <text:p text:style-name="Preformatted_20_Text">yy568</text:p>
      <text:p text:style-name="Preformatted_20_Text">web4072</text:p>
      <text:p text:style-name="Preformatted_20_Text">web7316</text:p>
      <text:p text:style-name="Preformatted_20_Text">web4073</text:p>
      <text:p text:style-name="Preformatted_20_Text">voyeur</text:p>
      <text:p text:style-name="Preformatted_20_Text">web4074</text:p>
      <text:p text:style-name="Preformatted_20_Text">web18191</text:p>
      <text:p text:style-name="Preformatted_20_Text">web4075</text:p>
      <text:p text:style-name="Preformatted_20_Text">twc</text:p>
      <text:p text:style-name="Preformatted_20_Text">mila</text:p>
      <text:p text:style-name="Preformatted_20_Text">web18190</text:p>
      <text:p text:style-name="Preformatted_20_Text">www.red</text:p>
      <text:p text:style-name="Preformatted_20_Text">web18299</text:p>
      <text:p text:style-name="Preformatted_20_Text">web4076</text:p>
      <text:p text:style-name="Preformatted_20_Text">web4077</text:p>
      <text:p text:style-name="Preformatted_20_Text">web4078</text:p>
      <text:p text:style-name="Preformatted_20_Text">engels</text:p>
      <text:p text:style-name="Preformatted_20_Text">web4080</text:p>
      <text:p text:style-name="Preformatted_20_Text">web18308</text:p>
      <text:p text:style-name="Preformatted_20_Text">web4081</text:p>
      <text:p text:style-name="Preformatted_20_Text">web18307</text:p>
      <text:p text:style-name="Preformatted_20_Text">web4082</text:p>
      <text:p text:style-name="Preformatted_20_Text">web18306</text:p>
      <text:p text:style-name="Preformatted_20_Text">666av</text:p>
      <text:p text:style-name="Preformatted_20_Text">srp</text:p>
      <text:p text:style-name="Preformatted_20_Text">web7311</text:p>
      <text:p text:style-name="Preformatted_20_Text">testapp</text:p>
      <text:p text:style-name="Preformatted_20_Text">web16923</text:p>
      <text:p text:style-name="Preformatted_20_Text">web18305</text:p>
      <text:p text:style-name="Preformatted_20_Text">web18188</text:p>
      <text:p text:style-name="Preformatted_20_Text">web4084</text:p>
      <text:p text:style-name="Preformatted_20_Text">web4085</text:p>
      <text:p text:style-name="Preformatted_20_Text">web4086</text:p>
      <text:p text:style-name="Preformatted_20_Text">web4088</text:p>
      <text:p text:style-name="Preformatted_20_Text">ldp</text:p>
      <text:p text:style-name="Preformatted_20_Text">ius</text:p>
      <text:p text:style-name="Preformatted_20_Text">web4100</text:p>
      <text:p text:style-name="Preformatted_20_Text">web5928</text:p>
      <text:p text:style-name="Preformatted_20_Text">dof</text:p>
      <text:p text:style-name="Preformatted_20_Text">amb</text:p>
      <text:p text:style-name="Preformatted_20_Text">web7310</text:p>
      <text:p text:style-name="Preformatted_20_Text">web18304</text:p>
      <text:p text:style-name="Preformatted_20_Text">www.kh</text:p>
      <text:p text:style-name="Preformatted_20_Text">smpp1</text:p>
      <text:p text:style-name="Preformatted_20_Text">web16924</text:p>
      <text:p text:style-name="Preformatted_20_Text">web18303</text:p>
      <text:p text:style-name="Preformatted_20_Text">web18187</text:p>
      <text:p text:style-name="Preformatted_20_Text">web4101</text:p>
      <text:p text:style-name="Preformatted_20_Text">web4102</text:p>
      <text:p text:style-name="Preformatted_20_Text">web4103</text:p>
      <text:p text:style-name="Preformatted_20_Text">eoe</text:p>
      <text:p text:style-name="Preformatted_20_Text">web4104</text:p>
      <text:p text:style-name="Preformatted_20_Text">web4105</text:p>
      <text:p text:style-name="Preformatted_20_Text">web7297</text:p>
      <text:p text:style-name="Preformatted_20_Text">fatality</text:p>
      <text:p text:style-name="Preformatted_20_Text">web18186</text:p>
      <text:p text:style-name="Preformatted_20_Text">dpt</text:p>
      <text:p text:style-name="Preformatted_20_Text">vv</text:p>
      <text:p text:style-name="Preformatted_20_Text">web18302</text:p>
      <text:p text:style-name="Preformatted_20_Text">web4106</text:p>
      <text:p text:style-name="Preformatted_20_Text">ipn</text:p>
      <text:p text:style-name="Preformatted_20_Text">web4107</text:p>
      <text:p text:style-name="Preformatted_20_Text"><text:soft-page-break/>jbc</text:p>
      <text:p text:style-name="Preformatted_20_Text">web18185</text:p>
      <text:p text:style-name="Preformatted_20_Text">exo</text:p>
      <text:p text:style-name="Preformatted_20_Text">web18866</text:p>
      <text:p text:style-name="Preformatted_20_Text">web6030</text:p>
      <text:p text:style-name="Preformatted_20_Text">download4</text:p>
      <text:p text:style-name="Preformatted_20_Text">web4110</text:p>
      <text:p text:style-name="Preformatted_20_Text">web7296</text:p>
      <text:p text:style-name="Preformatted_20_Text">web18411</text:p>
      <text:p text:style-name="Preformatted_20_Text">ger</text:p>
      <text:p text:style-name="Preformatted_20_Text">web18184</text:p>
      <text:p text:style-name="Preformatted_20_Text">web4111</text:p>
      <text:p text:style-name="Preformatted_20_Text">web18183</text:p>
      <text:p text:style-name="Preformatted_20_Text">web18182</text:p>
      <text:p text:style-name="Preformatted_20_Text">web18301</text:p>
      <text:p text:style-name="Preformatted_20_Text">activity</text:p>
      <text:p text:style-name="Preformatted_20_Text">web18181</text:p>
      <text:p text:style-name="Preformatted_20_Text">web4112</text:p>
      <text:p text:style-name="Preformatted_20_Text">epg</text:p>
      <text:p text:style-name="Preformatted_20_Text">web4113</text:p>
      <text:p text:style-name="Preformatted_20_Text">web4114</text:p>
      <text:p text:style-name="Preformatted_20_Text">web4115</text:p>
      <text:p text:style-name="Preformatted_20_Text">web7295</text:p>
      <text:p text:style-name="Preformatted_20_Text">web4116</text:p>
      <text:p text:style-name="Preformatted_20_Text">web4117</text:p>
      <text:p text:style-name="Preformatted_20_Text">web4118</text:p>
      <text:p text:style-name="Preformatted_20_Text">web18300</text:p>
      <text:p text:style-name="Preformatted_20_Text">fir</text:p>
      <text:p text:style-name="Preformatted_20_Text">www.scc</text:p>
      <text:p text:style-name="Preformatted_20_Text">web4120</text:p>
      <text:p text:style-name="Preformatted_20_Text">edelweiss</text:p>
      <text:p text:style-name="Preformatted_20_Text">web7304</text:p>
      <text:p text:style-name="Preformatted_20_Text">m13</text:p>
      <text:p text:style-name="Preformatted_20_Text">server40</text:p>
      <text:p text:style-name="Preformatted_20_Text">web18179</text:p>
      <text:p text:style-name="Preformatted_20_Text">web18178</text:p>
      <text:p text:style-name="Preformatted_20_Text">web4121</text:p>
      <text:p text:style-name="Preformatted_20_Text">web4122</text:p>
      <text:p text:style-name="Preformatted_20_Text">web7303</text:p>
      <text:p text:style-name="Preformatted_20_Text">web18177</text:p>
      <text:p text:style-name="Preformatted_20_Text">web4123</text:p>
      <text:p text:style-name="Preformatted_20_Text">web5880</text:p>
      <text:p text:style-name="Preformatted_20_Text">camaras</text:p>
      <text:p text:style-name="Preformatted_20_Text">web18412</text:p>
      <text:p text:style-name="Preformatted_20_Text">web18413</text:p>
      <text:p text:style-name="Preformatted_20_Text">web7292</text:p>
      <text:p text:style-name="Preformatted_20_Text">web4124</text:p>
      <text:p text:style-name="Preformatted_20_Text">web4125</text:p>
      <text:p text:style-name="Preformatted_20_Text">web18414</text:p>
      <text:p text:style-name="Preformatted_20_Text">web4127</text:p>
      <text:p text:style-name="Preformatted_20_Text">web7291</text:p>
      <text:p text:style-name="Preformatted_20_Text">web7290</text:p>
      <text:p text:style-name="Preformatted_20_Text">web18870</text:p>
      <text:p text:style-name="Preformatted_20_Text">web4130</text:p>
      <text:p text:style-name="Preformatted_20_Text">annualreport</text:p>
      <text:p text:style-name="Preformatted_20_Text">web3729</text:p>
      <text:p text:style-name="Preformatted_20_Text">web18176</text:p>
      <text:p text:style-name="Preformatted_20_Text">jiaowu</text:p>
      <text:p text:style-name="Preformatted_20_Text">web5789</text:p>
      <text:p text:style-name="Preformatted_20_Text">web18175</text:p>
      <text:p text:style-name="Preformatted_20_Text">truyen</text:p>
      <text:p text:style-name="Preformatted_20_Text">web4132</text:p>
      <text:p text:style-name="Preformatted_20_Text">tf1</text:p>
      <text:p text:style-name="Preformatted_20_Text">web18415</text:p>
      <text:p text:style-name="Preformatted_20_Text"><text:soft-page-break/>kds</text:p>
      <text:p text:style-name="Preformatted_20_Text">h21</text:p>
      <text:p text:style-name="Preformatted_20_Text">web7286</text:p>
      <text:p text:style-name="Preformatted_20_Text">web18174</text:p>
      <text:p text:style-name="Preformatted_20_Text">web18173</text:p>
      <text:p text:style-name="Preformatted_20_Text">scd</text:p>
      <text:p text:style-name="Preformatted_20_Text">web18416</text:p>
      <text:p text:style-name="Preformatted_20_Text">kir</text:p>
      <text:p text:style-name="Preformatted_20_Text">web18280</text:p>
      <text:p text:style-name="Preformatted_20_Text">web7284</text:p>
      <text:p text:style-name="Preformatted_20_Text">web7281</text:p>
      <text:p text:style-name="Preformatted_20_Text">web7280</text:p>
      <text:p text:style-name="Preformatted_20_Text">web4133</text:p>
      <text:p text:style-name="Preformatted_20_Text">web4134</text:p>
      <text:p text:style-name="Preformatted_20_Text">www.malaysia</text:p>
      <text:p text:style-name="Preformatted_20_Text">205</text:p>
      <text:p text:style-name="Preformatted_20_Text">web18270</text:p>
      <text:p text:style-name="Preformatted_20_Text">web18172</text:p>
      <text:p text:style-name="Preformatted_20_Text">web7273</text:p>
      <text:p text:style-name="Preformatted_20_Text">web7271</text:p>
      <text:p text:style-name="Preformatted_20_Text">adadmin</text:p>
      <text:p text:style-name="Preformatted_20_Text">web7269</text:p>
      <text:p text:style-name="Preformatted_20_Text">mae</text:p>
      <text:p text:style-name="Preformatted_20_Text">web4135</text:p>
      <text:p text:style-name="Preformatted_20_Text">web18417</text:p>
      <text:p text:style-name="Preformatted_20_Text">freebooks</text:p>
      <text:p text:style-name="Preformatted_20_Text">web6696</text:p>
      <text:p text:style-name="Preformatted_20_Text">web7266</text:p>
      <text:p text:style-name="Preformatted_20_Text">ktm</text:p>
      <text:p text:style-name="Preformatted_20_Text">grd</text:p>
      <text:p text:style-name="Preformatted_20_Text">cyprus</text:p>
      <text:p text:style-name="Preformatted_20_Text">web4136</text:p>
      <text:p text:style-name="Preformatted_20_Text">web4137</text:p>
      <text:p text:style-name="Preformatted_20_Text">web4138</text:p>
      <text:p text:style-name="Preformatted_20_Text">recon</text:p>
      <text:p text:style-name="Preformatted_20_Text">web4141</text:p>
      <text:p text:style-name="Preformatted_20_Text">web18171</text:p>
      <text:p text:style-name="Preformatted_20_Text">web18418</text:p>
      <text:p text:style-name="Preformatted_20_Text">gore</text:p>
      <text:p text:style-name="Preformatted_20_Text">web18260</text:p>
      <text:p text:style-name="Preformatted_20_Text">web4142</text:p>
      <text:p text:style-name="Preformatted_20_Text">vitrine</text:p>
      <text:p text:style-name="Preformatted_20_Text">hektor</text:p>
      <text:p text:style-name="Preformatted_20_Text">elijah</text:p>
      <text:p text:style-name="Preformatted_20_Text">arp</text:p>
      <text:p text:style-name="Preformatted_20_Text">famous</text:p>
      <text:p text:style-name="Preformatted_20_Text">web10719</text:p>
      <text:p text:style-name="Preformatted_20_Text">p6</text:p>
      <text:p text:style-name="Preformatted_20_Text">web7260</text:p>
      <text:p text:style-name="Preformatted_20_Text">web18170</text:p>
      <text:p text:style-name="Preformatted_20_Text">web4143</text:p>
      <text:p text:style-name="Preformatted_20_Text">web5873</text:p>
      <text:p text:style-name="Preformatted_20_Text">any</text:p>
      <text:p text:style-name="Preformatted_20_Text">web3959</text:p>
      <text:p text:style-name="Preformatted_20_Text">web4144</text:p>
      <text:p text:style-name="Preformatted_20_Text">web4145</text:p>
      <text:p text:style-name="Preformatted_20_Text">web4146</text:p>
      <text:p text:style-name="Preformatted_20_Text">web18168</text:p>
      <text:p text:style-name="Preformatted_20_Text">web4147</text:p>
      <text:p text:style-name="Preformatted_20_Text">ckarea</text:p>
      <text:p text:style-name="Preformatted_20_Text">web4148</text:p>
      <text:p text:style-name="Preformatted_20_Text">web18167</text:p>
      <text:p text:style-name="Preformatted_20_Text">e-commerce</text:p>
      <text:p text:style-name="Preformatted_20_Text">web4150</text:p>
      <text:p text:style-name="Preformatted_20_Text"><text:soft-page-break/>web6095</text:p>
      <text:p text:style-name="Preformatted_20_Text">mail.yy568</text:p>
      <text:p text:style-name="Preformatted_20_Text">server49</text:p>
      <text:p text:style-name="Preformatted_20_Text">www.informatica</text:p>
      <text:p text:style-name="Preformatted_20_Text">msd</text:p>
      <text:p text:style-name="Preformatted_20_Text">server48</text:p>
      <text:p text:style-name="Preformatted_20_Text">www.thumbs</text:p>
      <text:p text:style-name="Preformatted_20_Text">web18250</text:p>
      <text:p text:style-name="Preformatted_20_Text">slpda</text:p>
      <text:p text:style-name="Preformatted_20_Text">web18166</text:p>
      <text:p text:style-name="Preformatted_20_Text">frm</text:p>
      <text:p text:style-name="Preformatted_20_Text">web18165</text:p>
      <text:p text:style-name="Preformatted_20_Text">mail.666av</text:p>
      <text:p text:style-name="Preformatted_20_Text">aic</text:p>
      <text:p text:style-name="Preformatted_20_Text">web4429</text:p>
      <text:p text:style-name="Preformatted_20_Text">1111</text:p>
      <text:p text:style-name="Preformatted_20_Text">mail.080</text:p>
      <text:p text:style-name="Preformatted_20_Text">pizzahut</text:p>
      <text:p text:style-name="Preformatted_20_Text">web7253</text:p>
      <text:p text:style-name="Preformatted_20_Text">web10698</text:p>
      <text:p text:style-name="Preformatted_20_Text">web18880</text:p>
      <text:p text:style-name="Preformatted_20_Text">web7251</text:p>
      <text:p text:style-name="Preformatted_20_Text">web6096</text:p>
      <text:p text:style-name="Preformatted_20_Text">web7249</text:p>
      <text:p text:style-name="Preformatted_20_Text">web10695</text:p>
      <text:p text:style-name="Preformatted_20_Text">web4211</text:p>
      <text:p text:style-name="Preformatted_20_Text">web4212</text:p>
      <text:p text:style-name="Preformatted_20_Text">jpadult</text:p>
      <text:p text:style-name="Preformatted_20_Text">web4213</text:p>
      <text:p text:style-name="Preformatted_20_Text">web4214</text:p>
      <text:p text:style-name="Preformatted_20_Text">mail.jpadult</text:p>
      <text:p text:style-name="Preformatted_20_Text">web4215</text:p>
      <text:p text:style-name="Preformatted_20_Text">web4216</text:p>
      <text:p text:style-name="Preformatted_20_Text">web4217</text:p>
      <text:p text:style-name="Preformatted_20_Text">www.orel</text:p>
      <text:p text:style-name="Preformatted_20_Text">web4218</text:p>
      <text:p text:style-name="Preformatted_20_Text">web18419</text:p>
      <text:p text:style-name="Preformatted_20_Text">mail.ckarea</text:p>
      <text:p text:style-name="Preformatted_20_Text">web10694</text:p>
      <text:p text:style-name="Preformatted_20_Text">web4220</text:p>
      <text:p text:style-name="Preformatted_20_Text">spor</text:p>
      <text:p text:style-name="Preformatted_20_Text">ost</text:p>
      <text:p text:style-name="Preformatted_20_Text">web4221</text:p>
      <text:p text:style-name="Preformatted_20_Text">web7246</text:p>
      <text:p text:style-name="Preformatted_20_Text">web4222</text:p>
      <text:p text:style-name="Preformatted_20_Text">web18164</text:p>
      <text:p text:style-name="Preformatted_20_Text">web4223</text:p>
      <text:p text:style-name="Preformatted_20_Text">alpha5</text:p>
      <text:p text:style-name="Preformatted_20_Text">web10692</text:p>
      <text:p text:style-name="Preformatted_20_Text">web18421</text:p>
      <text:p text:style-name="Preformatted_20_Text">web18239</text:p>
      <text:p text:style-name="Preformatted_20_Text">prd</text:p>
      <text:p text:style-name="Preformatted_20_Text">www.memberlite</text:p>
      <text:p text:style-name="Preformatted_20_Text">web4224</text:p>
      <text:p text:style-name="Preformatted_20_Text">web4225</text:p>
      <text:p text:style-name="Preformatted_20_Text">web10691</text:p>
      <text:p text:style-name="Preformatted_20_Text">web4226</text:p>
      <text:p text:style-name="Preformatted_20_Text">web4227</text:p>
      <text:p text:style-name="Preformatted_20_Text">web4228</text:p>
      <text:p text:style-name="Preformatted_20_Text">web4230</text:p>
      <text:p text:style-name="Preformatted_20_Text">web4231</text:p>
      <text:p text:style-name="Preformatted_20_Text">esports</text:p>
      <text:p text:style-name="Preformatted_20_Text">web5869</text:p>
      <text:p text:style-name="Preformatted_20_Text">web18163</text:p>
      <text:p text:style-name="Preformatted_20_Text"><text:soft-page-break/>acca</text:p>
      <text:p text:style-name="Preformatted_20_Text">volterra</text:p>
      <text:p text:style-name="Preformatted_20_Text">web4232</text:p>
      <text:p text:style-name="Preformatted_20_Text">web4233</text:p>
      <text:p text:style-name="Preformatted_20_Text">web4234</text:p>
      <text:p text:style-name="Preformatted_20_Text">web18422</text:p>
      <text:p text:style-name="Preformatted_20_Text">web18162</text:p>
      <text:p text:style-name="Preformatted_20_Text">www.s4</text:p>
      <text:p text:style-name="Preformatted_20_Text">web7242</text:p>
      <text:p text:style-name="Preformatted_20_Text">virt</text:p>
      <text:p text:style-name="Preformatted_20_Text">web7312</text:p>
      <text:p text:style-name="Preformatted_20_Text">web7240</text:p>
      <text:p text:style-name="Preformatted_20_Text">web18161</text:p>
      <text:p text:style-name="Preformatted_20_Text">web7421</text:p>
      <text:p text:style-name="Preformatted_20_Text">web4235</text:p>
      <text:p text:style-name="Preformatted_20_Text">web4237</text:p>
      <text:p text:style-name="Preformatted_20_Text">web10682</text:p>
      <text:p text:style-name="Preformatted_20_Text">web18230</text:p>
      <text:p text:style-name="Preformatted_20_Text">web18886</text:p>
      <text:p text:style-name="Preformatted_20_Text">sgt</text:p>
      <text:p text:style-name="Preformatted_20_Text">web7233</text:p>
      <text:p text:style-name="Preformatted_20_Text">web4240</text:p>
      <text:p text:style-name="Preformatted_20_Text">web4241</text:p>
      <text:p text:style-name="Preformatted_20_Text">web18159</text:p>
      <text:p text:style-name="Preformatted_20_Text">web4242</text:p>
      <text:p text:style-name="Preformatted_20_Text">web4243</text:p>
      <text:p text:style-name="Preformatted_20_Text">web7219</text:p>
      <text:p text:style-name="Preformatted_20_Text">235</text:p>
      <text:p text:style-name="Preformatted_20_Text">antigo</text:p>
      <text:p text:style-name="Preformatted_20_Text">web18158</text:p>
      <text:p text:style-name="Preformatted_20_Text">web18157</text:p>
      <text:p text:style-name="Preformatted_20_Text">arsenic</text:p>
      <text:p text:style-name="Preformatted_20_Text">web4244</text:p>
      <text:p text:style-name="Preformatted_20_Text">gallium</text:p>
      <text:p text:style-name="Preformatted_20_Text">web7229</text:p>
      <text:p text:style-name="Preformatted_20_Text">web4245</text:p>
      <text:p text:style-name="Preformatted_20_Text">web18156</text:p>
      <text:p text:style-name="Preformatted_20_Text">web18155</text:p>
      <text:p text:style-name="Preformatted_20_Text">web7226</text:p>
      <text:p text:style-name="Preformatted_20_Text">je</text:p>
      <text:p text:style-name="Preformatted_20_Text">web5866</text:p>
      <text:p text:style-name="Preformatted_20_Text">firefox</text:p>
      <text:p text:style-name="Preformatted_20_Text">web4246</text:p>
      <text:p text:style-name="Preformatted_20_Text">sw5</text:p>
      <text:p text:style-name="Preformatted_20_Text">web18423</text:p>
      <text:p text:style-name="Preformatted_20_Text">hl</text:p>
      <text:p text:style-name="Preformatted_20_Text">web18220</text:p>
      <text:p text:style-name="Preformatted_20_Text">web10670</text:p>
      <text:p text:style-name="Preformatted_20_Text">vh1</text:p>
      <text:p text:style-name="Preformatted_20_Text">web18424</text:p>
      <text:p text:style-name="Preformatted_20_Text">web18154</text:p>
      <text:p text:style-name="Preformatted_20_Text">web18153</text:p>
      <text:p text:style-name="Preformatted_20_Text">web10668</text:p>
      <text:p text:style-name="Preformatted_20_Text">web4247</text:p>
      <text:p text:style-name="Preformatted_20_Text">web4248</text:p>
      <text:p text:style-name="Preformatted_20_Text">web18152</text:p>
      <text:p text:style-name="Preformatted_20_Text">wr</text:p>
      <text:p text:style-name="Preformatted_20_Text">web3710</text:p>
      <text:p text:style-name="Preformatted_20_Text">ufo</text:p>
      <text:p text:style-name="Preformatted_20_Text">web6039</text:p>
      <text:p text:style-name="Preformatted_20_Text">web4250</text:p>
      <text:p text:style-name="Preformatted_20_Text">web4251</text:p>
      <text:p text:style-name="Preformatted_20_Text">ns201</text:p>
      <text:p text:style-name="Preformatted_20_Text">web7220</text:p>
      <text:p text:style-name="Preformatted_20_Text"><text:soft-page-break/>www.tennis</text:p>
      <text:p text:style-name="Preformatted_20_Text">web7217</text:p>
      <text:p text:style-name="Preformatted_20_Text">out1</text:p>
      <text:p text:style-name="Preformatted_20_Text">ns.blog</text:p>
      <text:p text:style-name="Preformatted_20_Text">web18199</text:p>
      <text:p text:style-name="Preformatted_20_Text">rq</text:p>
      <text:p text:style-name="Preformatted_20_Text">web18425</text:p>
      <text:p text:style-name="Preformatted_20_Text">web4252</text:p>
      <text:p text:style-name="Preformatted_20_Text">web18208</text:p>
      <text:p text:style-name="Preformatted_20_Text">web7213</text:p>
      <text:p text:style-name="Preformatted_20_Text">vio</text:p>
      <text:p text:style-name="Preformatted_20_Text">ns161</text:p>
      <text:p text:style-name="Preformatted_20_Text">darkside</text:p>
      <text:p text:style-name="Preformatted_20_Text">dict</text:p>
      <text:p text:style-name="Preformatted_20_Text">web18151</text:p>
      <text:p text:style-name="Preformatted_20_Text">web18149</text:p>
      <text:p text:style-name="Preformatted_20_Text">gear</text:p>
      <text:p text:style-name="Preformatted_20_Text">nalog</text:p>
      <text:p text:style-name="Preformatted_20_Text">web18207</text:p>
      <text:p text:style-name="Preformatted_20_Text">web18206</text:p>
      <text:p text:style-name="Preformatted_20_Text">web18148</text:p>
      <text:p text:style-name="Preformatted_20_Text">covers</text:p>
      <text:p text:style-name="Preformatted_20_Text">web18147</text:p>
      <text:p text:style-name="Preformatted_20_Text">web18146</text:p>
      <text:p text:style-name="Preformatted_20_Text">web4253</text:p>
      <text:p text:style-name="Preformatted_20_Text">web18145</text:p>
      <text:p text:style-name="Preformatted_20_Text">web18205</text:p>
      <text:p text:style-name="Preformatted_20_Text">zee</text:p>
      <text:p text:style-name="Preformatted_20_Text">web4254</text:p>
      <text:p text:style-name="Preformatted_20_Text">web18144</text:p>
      <text:p text:style-name="Preformatted_20_Text">vasco</text:p>
      <text:p text:style-name="Preformatted_20_Text">web4255</text:p>
      <text:p text:style-name="Preformatted_20_Text">web18204</text:p>
      <text:p text:style-name="Preformatted_20_Text">web4256</text:p>
      <text:p text:style-name="Preformatted_20_Text">web4257</text:p>
      <text:p text:style-name="Preformatted_20_Text">crt</text:p>
      <text:p text:style-name="Preformatted_20_Text">web18426</text:p>
      <text:p text:style-name="Preformatted_20_Text">web18900</text:p>
      <text:p text:style-name="Preformatted_20_Text">frontdoor</text:p>
      <text:p text:style-name="Preformatted_20_Text">web4260</text:p>
      <text:p text:style-name="Preformatted_20_Text">dns1.freshegg.net</text:p>
      <text:p text:style-name="Preformatted_20_Text">web-02</text:p>
      <text:p text:style-name="Preformatted_20_Text">web18143</text:p>
      <text:p text:style-name="Preformatted_20_Text">web18142</text:p>
      <text:p text:style-name="Preformatted_20_Text">gaspar</text:p>
      <text:p text:style-name="Preformatted_20_Text">autoconfig.fb</text:p>
      <text:p text:style-name="Preformatted_20_Text">autodiscover.fb</text:p>
      <text:p text:style-name="Preformatted_20_Text">web4261</text:p>
      <text:p text:style-name="Preformatted_20_Text">web4262</text:p>
      <text:p text:style-name="Preformatted_20_Text">dns13</text:p>
      <text:p text:style-name="Preformatted_20_Text">web18203</text:p>
      <text:p text:style-name="Preformatted_20_Text">itec</text:p>
      <text:p text:style-name="Preformatted_20_Text">web18427</text:p>
      <text:p text:style-name="Preformatted_20_Text">web18428</text:p>
      <text:p text:style-name="Preformatted_20_Text">web4263</text:p>
      <text:p text:style-name="Preformatted_20_Text">web4264</text:p>
      <text:p text:style-name="Preformatted_20_Text">web18202</text:p>
      <text:p text:style-name="Preformatted_20_Text">web18201</text:p>
      <text:p text:style-name="Preformatted_20_Text">web18891</text:p>
      <text:p text:style-name="Preformatted_20_Text">web18141</text:p>
      <text:p text:style-name="Preformatted_20_Text">web-01</text:p>
      <text:p text:style-name="Preformatted_20_Text">web4266</text:p>
      <text:p text:style-name="Preformatted_20_Text">ness</text:p>
      <text:p text:style-name="Preformatted_20_Text">wishlist</text:p>
      <text:p text:style-name="Preformatted_20_Text"><text:soft-page-break/>web18200</text:p>
      <text:p text:style-name="Preformatted_20_Text">web4267</text:p>
      <text:p text:style-name="Preformatted_20_Text">web18139</text:p>
      <text:p text:style-name="Preformatted_20_Text">autoconfig.lists</text:p>
      <text:p text:style-name="Preformatted_20_Text">autodiscover.lists</text:p>
      <text:p text:style-name="Preformatted_20_Text">webcam2</text:p>
      <text:p text:style-name="Preformatted_20_Text">sumy</text:p>
      <text:p text:style-name="Preformatted_20_Text">studentmail</text:p>
      <text:p text:style-name="Preformatted_20_Text">web4419</text:p>
      <text:p text:style-name="Preformatted_20_Text">logic</text:p>
      <text:p text:style-name="Preformatted_20_Text">web10649</text:p>
      <text:p text:style-name="Preformatted_20_Text">web4268</text:p>
      <text:p text:style-name="Preformatted_20_Text">kfree</text:p>
      <text:p text:style-name="Preformatted_20_Text">web4270</text:p>
      <text:p text:style-name="Preformatted_20_Text">protector</text:p>
      <text:p text:style-name="Preformatted_20_Text">web18138</text:p>
      <text:p text:style-name="Preformatted_20_Text">web4271</text:p>
      <text:p text:style-name="Preformatted_20_Text">juventus</text:p>
      <text:p text:style-name="Preformatted_20_Text">web18892</text:p>
      <text:p text:style-name="Preformatted_20_Text">web18137</text:p>
      <text:p text:style-name="Preformatted_20_Text">web18136</text:p>
      <text:p text:style-name="Preformatted_20_Text">centennial</text:p>
      <text:p text:style-name="Preformatted_20_Text">web18429</text:p>
      <text:p text:style-name="Preformatted_20_Text">web18135</text:p>
      <text:p text:style-name="Preformatted_20_Text">web4273</text:p>
      <text:p text:style-name="Preformatted_20_Text">web10642</text:p>
      <text:p text:style-name="Preformatted_20_Text">www.teacher</text:p>
      <text:p text:style-name="Preformatted_20_Text">csj</text:p>
      <text:p text:style-name="Preformatted_20_Text">web4274</text:p>
      <text:p text:style-name="Preformatted_20_Text">autodiscover.student</text:p>
      <text:p text:style-name="Preformatted_20_Text">web18431</text:p>
      <text:p text:style-name="Preformatted_20_Text">www.inventory</text:p>
      <text:p text:style-name="Preformatted_20_Text">web18180</text:p>
      <text:p text:style-name="Preformatted_20_Text">mac2</text:p>
      <text:p text:style-name="Preformatted_20_Text">web4275</text:p>
      <text:p text:style-name="Preformatted_20_Text">webclasseur</text:p>
      <text:p text:style-name="Preformatted_20_Text">web10639</text:p>
      <text:p text:style-name="Preformatted_20_Text">notes1</text:p>
      <text:p text:style-name="Preformatted_20_Text">web4276</text:p>
      <text:p text:style-name="Preformatted_20_Text">web18432</text:p>
      <text:p text:style-name="Preformatted_20_Text">web4277</text:p>
      <text:p text:style-name="Preformatted_20_Text">claymore</text:p>
      <text:p text:style-name="Preformatted_20_Text">web18903</text:p>
      <text:p text:style-name="Preformatted_20_Text">thetis</text:p>
      <text:p text:style-name="Preformatted_20_Text">web18134</text:p>
      <text:p text:style-name="Preformatted_20_Text">web4280</text:p>
      <text:p text:style-name="Preformatted_20_Text">autodiscover.clients</text:p>
      <text:p text:style-name="Preformatted_20_Text">web3698</text:p>
      <text:p text:style-name="Preformatted_20_Text">noise</text:p>
      <text:p text:style-name="Preformatted_20_Text">web18133</text:p>
      <text:p text:style-name="Preformatted_20_Text">www.anime</text:p>
      <text:p text:style-name="Preformatted_20_Text">autoconfig.clients</text:p>
      <text:p text:style-name="Preformatted_20_Text">web4281</text:p>
      <text:p text:style-name="Preformatted_20_Text">web18132</text:p>
      <text:p text:style-name="Preformatted_20_Text">d101</text:p>
      <text:p text:style-name="Preformatted_20_Text">web5860</text:p>
      <text:p text:style-name="Preformatted_20_Text">web6693</text:p>
      <text:p text:style-name="Preformatted_20_Text">web4282</text:p>
      <text:p text:style-name="Preformatted_20_Text">web18131</text:p>
      <text:p text:style-name="Preformatted_20_Text">web18169</text:p>
      <text:p text:style-name="Preformatted_20_Text">libanswers</text:p>
      <text:p text:style-name="Preformatted_20_Text">web10629</text:p>
      <text:p text:style-name="Preformatted_20_Text">web7399</text:p>
      <text:p text:style-name="Preformatted_20_Text">web10622</text:p>
      <text:p text:style-name="Preformatted_20_Text"><text:soft-page-break/>web18129</text:p>
      <text:p text:style-name="Preformatted_20_Text">niagara</text:p>
      <text:p text:style-name="Preformatted_20_Text">attach</text:p>
      <text:p text:style-name="Preformatted_20_Text">michal</text:p>
      <text:p text:style-name="Preformatted_20_Text">web18128</text:p>
      <text:p text:style-name="Preformatted_20_Text">banner2</text:p>
      <text:p text:style-name="Preformatted_20_Text">web18127</text:p>
      <text:p text:style-name="Preformatted_20_Text">web4283</text:p>
      <text:p text:style-name="Preformatted_20_Text">web4284</text:p>
      <text:p text:style-name="Preformatted_20_Text">www.audio</text:p>
      <text:p text:style-name="Preformatted_20_Text">musique</text:p>
      <text:p text:style-name="Preformatted_20_Text">web7398</text:p>
      <text:p text:style-name="Preformatted_20_Text">named</text:p>
      <text:p text:style-name="Preformatted_20_Text">odds</text:p>
      <text:p text:style-name="Preformatted_20_Text">webdisk.teste</text:p>
      <text:p text:style-name="Preformatted_20_Text">web18126</text:p>
      <text:p text:style-name="Preformatted_20_Text">web18894</text:p>
      <text:p text:style-name="Preformatted_20_Text">naomi</text:p>
      <text:p text:style-name="Preformatted_20_Text">redcross</text:p>
      <text:p text:style-name="Preformatted_20_Text">web4286</text:p>
      <text:p text:style-name="Preformatted_20_Text">www.orange</text:p>
      <text:p text:style-name="Preformatted_20_Text">web18125</text:p>
      <text:p text:style-name="Preformatted_20_Text">paprika</text:p>
      <text:p text:style-name="Preformatted_20_Text">www.ajax</text:p>
      <text:p text:style-name="Preformatted_20_Text">web4287</text:p>
      <text:p text:style-name="Preformatted_20_Text">web4288</text:p>
      <text:p text:style-name="Preformatted_20_Text">web4301</text:p>
      <text:p text:style-name="Preformatted_20_Text">web18124</text:p>
      <text:p text:style-name="Preformatted_20_Text">web18123</text:p>
      <text:p text:style-name="Preformatted_20_Text">lance</text:p>
      <text:p text:style-name="Preformatted_20_Text">web18895</text:p>
      <text:p text:style-name="Preformatted_20_Text">hahaha</text:p>
      <text:p text:style-name="Preformatted_20_Text">web18160</text:p>
      <text:p text:style-name="Preformatted_20_Text">calendario</text:p>
      <text:p text:style-name="Preformatted_20_Text">www.www3</text:p>
      <text:p text:style-name="Preformatted_20_Text">knox</text:p>
      <text:p text:style-name="Preformatted_20_Text">fafa</text:p>
      <text:p text:style-name="Preformatted_20_Text">web4303</text:p>
      <text:p text:style-name="Preformatted_20_Text">web10619</text:p>
      <text:p text:style-name="Preformatted_20_Text">web18121</text:p>
      <text:p text:style-name="Preformatted_20_Text">jquery</text:p>
      <text:p text:style-name="Preformatted_20_Text">web4304</text:p>
      <text:p text:style-name="Preformatted_20_Text">web4305</text:p>
      <text:p text:style-name="Preformatted_20_Text">web18119</text:p>
      <text:p text:style-name="Preformatted_20_Text">www.sso</text:p>
      <text:p text:style-name="Preformatted_20_Text">web7397</text:p>
      <text:p text:style-name="Preformatted_20_Text">web18118</text:p>
      <text:p text:style-name="Preformatted_20_Text">web18117</text:p>
      <text:p text:style-name="Preformatted_20_Text">web6739</text:p>
      <text:p text:style-name="Preformatted_20_Text">web4306</text:p>
      <text:p text:style-name="Preformatted_20_Text">web18116</text:p>
      <text:p text:style-name="Preformatted_20_Text">kokoro</text:p>
      <text:p text:style-name="Preformatted_20_Text">web10613</text:p>
      <text:p text:style-name="Preformatted_20_Text">web18115</text:p>
      <text:p text:style-name="Preformatted_20_Text">web18150</text:p>
      <text:p text:style-name="Preformatted_20_Text">web18896</text:p>
      <text:p text:style-name="Preformatted_20_Text">jimbo</text:p>
      <text:p text:style-name="Preformatted_20_Text">web18114</text:p>
      <text:p text:style-name="Preformatted_20_Text">takumi</text:p>
      <text:p text:style-name="Preformatted_20_Text">web4310</text:p>
      <text:p text:style-name="Preformatted_20_Text">web3697</text:p>
      <text:p text:style-name="Preformatted_20_Text">web3970</text:p>
      <text:p text:style-name="Preformatted_20_Text">web4311</text:p>
      <text:p text:style-name="Preformatted_20_Text">fisip</text:p>
      <text:p text:style-name="Preformatted_20_Text"><text:soft-page-break/>web18113</text:p>
      <text:p text:style-name="Preformatted_20_Text">pdfs</text:p>
      <text:p text:style-name="Preformatted_20_Text">web18112</text:p>
      <text:p text:style-name="Preformatted_20_Text">september</text:p>
      <text:p text:style-name="Preformatted_20_Text">web4312</text:p>
      <text:p text:style-name="Preformatted_20_Text">broadway</text:p>
      <text:p text:style-name="Preformatted_20_Text">fkip</text:p>
      <text:p text:style-name="Preformatted_20_Text">web4313</text:p>
      <text:p text:style-name="Preformatted_20_Text">web18140</text:p>
      <text:p text:style-name="Preformatted_20_Text">web4399</text:p>
      <text:p text:style-name="Preformatted_20_Text">underwear</text:p>
      <text:p text:style-name="Preformatted_20_Text">nelly</text:p>
      <text:p text:style-name="Preformatted_20_Text">web4314</text:p>
      <text:p text:style-name="Preformatted_20_Text">web18111</text:p>
      <text:p text:style-name="Preformatted_20_Text">perfil</text:p>
      <text:p text:style-name="Preformatted_20_Text">web17999</text:p>
      <text:p text:style-name="Preformatted_20_Text">web7393</text:p>
      <text:p text:style-name="Preformatted_20_Text">web17998</text:p>
      <text:p text:style-name="Preformatted_20_Text">web18907</text:p>
      <text:p text:style-name="Preformatted_20_Text">web17997</text:p>
      <text:p text:style-name="Preformatted_20_Text">web4316</text:p>
      <text:p text:style-name="Preformatted_20_Text">web4317</text:p>
      <text:p text:style-name="Preformatted_20_Text">web17996</text:p>
      <text:p text:style-name="Preformatted_20_Text">web17995</text:p>
      <text:p text:style-name="Preformatted_20_Text">pari</text:p>
      <text:p text:style-name="Preformatted_20_Text">web18130</text:p>
      <text:p text:style-name="Preformatted_20_Text">web5849</text:p>
      <text:p text:style-name="Preformatted_20_Text">web17994</text:p>
      <text:p text:style-name="Preformatted_20_Text">web4318</text:p>
      <text:p text:style-name="Preformatted_20_Text">web4320</text:p>
      <text:p text:style-name="Preformatted_20_Text">web17993</text:p>
      <text:p text:style-name="Preformatted_20_Text">arie</text:p>
      <text:p text:style-name="Preformatted_20_Text">web7392</text:p>
      <text:p text:style-name="Preformatted_20_Text">moran</text:p>
      <text:p text:style-name="Preformatted_20_Text">web18122</text:p>
      <text:p text:style-name="Preformatted_20_Text">allen</text:p>
      <text:p text:style-name="Preformatted_20_Text">web4321</text:p>
      <text:p text:style-name="Preformatted_20_Text">www.2010</text:p>
      <text:p text:style-name="Preformatted_20_Text">web3696</text:p>
      <text:p text:style-name="Preformatted_20_Text">web17992</text:p>
      <text:p text:style-name="Preformatted_20_Text">web17991</text:p>
      <text:p text:style-name="Preformatted_20_Text">slide</text:p>
      <text:p text:style-name="Preformatted_20_Text">marlboro</text:p>
      <text:p text:style-name="Preformatted_20_Text">web18120</text:p>
      <text:p text:style-name="Preformatted_20_Text">origin-blog</text:p>
      <text:p text:style-name="Preformatted_20_Text">niche</text:p>
      <text:p text:style-name="Preformatted_20_Text">web17990</text:p>
      <text:p text:style-name="Preformatted_20_Text">web4395</text:p>
      <text:p text:style-name="Preformatted_20_Text">leeds</text:p>
      <text:p text:style-name="Preformatted_20_Text">comsci</text:p>
      <text:p text:style-name="Preformatted_20_Text">web7390</text:p>
      <text:p text:style-name="Preformatted_20_Text">web18898</text:p>
      <text:p text:style-name="Preformatted_20_Text">web4323</text:p>
      <text:p text:style-name="Preformatted_20_Text">web17988</text:p>
      <text:p text:style-name="Preformatted_20_Text">web4324</text:p>
      <text:p text:style-name="Preformatted_20_Text">web3958</text:p>
      <text:p text:style-name="Preformatted_20_Text">web4325</text:p>
      <text:p text:style-name="Preformatted_20_Text">web4326</text:p>
      <text:p text:style-name="Preformatted_20_Text">web17987</text:p>
      <text:p text:style-name="Preformatted_20_Text">web4392</text:p>
      <text:p text:style-name="Preformatted_20_Text">web3692</text:p>
      <text:p text:style-name="Preformatted_20_Text">web18910</text:p>
      <text:p text:style-name="Preformatted_20_Text">web4330</text:p>
      <text:p text:style-name="Preformatted_20_Text">web17986</text:p>
      <text:p text:style-name="Preformatted_20_Text"><text:soft-page-break/>web4331</text:p>
      <text:p text:style-name="Preformatted_20_Text">mascot</text:p>
      <text:p text:style-name="Preformatted_20_Text">web4332</text:p>
      <text:p text:style-name="Preformatted_20_Text">web4333</text:p>
      <text:p text:style-name="Preformatted_20_Text">web17989</text:p>
      <text:p text:style-name="Preformatted_20_Text">web18433</text:p>
      <text:p text:style-name="Preformatted_20_Text">web17985</text:p>
      <text:p text:style-name="Preformatted_20_Text">web17984</text:p>
      <text:p text:style-name="Preformatted_20_Text">web4334</text:p>
      <text:p text:style-name="Preformatted_20_Text">myphotos</text:p>
      <text:p text:style-name="Preformatted_20_Text">www.denver</text:p>
      <text:p text:style-name="Preformatted_20_Text">web4335</text:p>
      <text:p text:style-name="Preformatted_20_Text">web4336</text:p>
      <text:p text:style-name="Preformatted_20_Text">web17983</text:p>
      <text:p text:style-name="Preformatted_20_Text">web18434</text:p>
      <text:p text:style-name="Preformatted_20_Text">gfs</text:p>
      <text:p text:style-name="Preformatted_20_Text">web4337</text:p>
      <text:p text:style-name="Preformatted_20_Text">web18435</text:p>
      <text:p text:style-name="Preformatted_20_Text">web4338</text:p>
      <text:p text:style-name="Preformatted_20_Text">fortmyers</text:p>
      <text:p text:style-name="Preformatted_20_Text">ctl</text:p>
      <text:p text:style-name="Preformatted_20_Text">web4340</text:p>
      <text:p text:style-name="Preformatted_20_Text">web17982</text:p>
      <text:p text:style-name="Preformatted_20_Text">web4341</text:p>
      <text:p text:style-name="Preformatted_20_Text">web17980</text:p>
      <text:p text:style-name="Preformatted_20_Text">web4342</text:p>
      <text:p text:style-name="Preformatted_20_Text">www.quran</text:p>
      <text:p text:style-name="Preformatted_20_Text">web4389</text:p>
      <text:p text:style-name="Preformatted_20_Text">web4343</text:p>
      <text:p text:style-name="Preformatted_20_Text">web17981</text:p>
      <text:p text:style-name="Preformatted_20_Text">web4344</text:p>
      <text:p text:style-name="Preformatted_20_Text">web17979</text:p>
      <text:p text:style-name="Preformatted_20_Text">web4345</text:p>
      <text:p text:style-name="Preformatted_20_Text">web6700</text:p>
      <text:p text:style-name="Preformatted_20_Text">web17978</text:p>
      <text:p text:style-name="Preformatted_20_Text">module</text:p>
      <text:p text:style-name="Preformatted_20_Text">web17977</text:p>
      <text:p text:style-name="Preformatted_20_Text">web4346</text:p>
      <text:p text:style-name="Preformatted_20_Text">cpl</text:p>
      <text:p text:style-name="Preformatted_20_Text">www.rp</text:p>
      <text:p text:style-name="Preformatted_20_Text">www.sb</text:p>
      <text:p text:style-name="Preformatted_20_Text">web4347</text:p>
      <text:p text:style-name="Preformatted_20_Text">web4348</text:p>
      <text:p text:style-name="Preformatted_20_Text">web4350</text:p>
      <text:p text:style-name="Preformatted_20_Text">web17970</text:p>
      <text:p text:style-name="Preformatted_20_Text">web4351</text:p>
      <text:p text:style-name="Preformatted_20_Text">web17960</text:p>
      <text:p text:style-name="Preformatted_20_Text">web4352</text:p>
      <text:p text:style-name="Preformatted_20_Text">ptr</text:p>
      <text:p text:style-name="Preformatted_20_Text">downtown</text:p>
      <text:p text:style-name="Preformatted_20_Text">web3999</text:p>
      <text:p text:style-name="Preformatted_20_Text">web4899</text:p>
      <text:p text:style-name="Preformatted_20_Text">web18436</text:p>
      <text:p text:style-name="Preformatted_20_Text">web4353</text:p>
      <text:p text:style-name="Preformatted_20_Text">web4354</text:p>
      <text:p text:style-name="Preformatted_20_Text">www.focus</text:p>
      <text:p text:style-name="Preformatted_20_Text">web4355</text:p>
      <text:p text:style-name="Preformatted_20_Text">frederick</text:p>
      <text:p text:style-name="Preformatted_20_Text">web4356</text:p>
      <text:p text:style-name="Preformatted_20_Text">web17976</text:p>
      <text:p text:style-name="Preformatted_20_Text">web4357</text:p>
      <text:p text:style-name="Preformatted_20_Text">adder</text:p>
      <text:p text:style-name="Preformatted_20_Text">web5938</text:p>
      <text:p text:style-name="Preformatted_20_Text">web4358</text:p>
      <text:p text:style-name="Preformatted_20_Text"><text:soft-page-break/>www.foros</text:p>
      <text:p text:style-name="Preformatted_20_Text">lidia</text:p>
      <text:p text:style-name="Preformatted_20_Text">web3694</text:p>
      <text:p text:style-name="Preformatted_20_Text">web4360</text:p>
      <text:p text:style-name="Preformatted_20_Text">web18050</text:p>
      <text:p text:style-name="Preformatted_20_Text">web4361</text:p>
      <text:p text:style-name="Preformatted_20_Text">fgc</text:p>
      <text:p text:style-name="Preformatted_20_Text">web17975</text:p>
      <text:p text:style-name="Preformatted_20_Text">web18048</text:p>
      <text:p text:style-name="Preformatted_20_Text">web18047</text:p>
      <text:p text:style-name="Preformatted_20_Text">web18046</text:p>
      <text:p text:style-name="Preformatted_20_Text">diffusion</text:p>
      <text:p text:style-name="Preformatted_20_Text">web18045</text:p>
      <text:p text:style-name="Preformatted_20_Text">web18044</text:p>
      <text:p text:style-name="Preformatted_20_Text">nsd</text:p>
      <text:p text:style-name="Preformatted_20_Text">www.ghost</text:p>
      <text:p text:style-name="Preformatted_20_Text">web18437</text:p>
      <text:p text:style-name="Preformatted_20_Text">aukcje</text:p>
      <text:p text:style-name="Preformatted_20_Text">web4362</text:p>
      <text:p text:style-name="Preformatted_20_Text">web4363</text:p>
      <text:p text:style-name="Preformatted_20_Text">raki</text:p>
      <text:p text:style-name="Preformatted_20_Text">web17974</text:p>
      <text:p text:style-name="Preformatted_20_Text">web4364</text:p>
      <text:p text:style-name="Preformatted_20_Text">crimson</text:p>
      <text:p text:style-name="Preformatted_20_Text">www.glass</text:p>
      <text:p text:style-name="Preformatted_20_Text">web17973</text:p>
      <text:p text:style-name="Preformatted_20_Text">site5</text:p>
      <text:p text:style-name="Preformatted_20_Text">rival</text:p>
      <text:p text:style-name="Preformatted_20_Text">web17972</text:p>
      <text:p text:style-name="Preformatted_20_Text">web17971</text:p>
      <text:p text:style-name="Preformatted_20_Text">lst</text:p>
      <text:p text:style-name="Preformatted_20_Text">vtls</text:p>
      <text:p text:style-name="Preformatted_20_Text">web4365</text:p>
      <text:p text:style-name="Preformatted_20_Text">web4366</text:p>
      <text:p text:style-name="Preformatted_20_Text">gjc</text:p>
      <text:p text:style-name="Preformatted_20_Text">web18043</text:p>
      <text:p text:style-name="Preformatted_20_Text">web4367</text:p>
      <text:p text:style-name="Preformatted_20_Text">otc</text:p>
      <text:p text:style-name="Preformatted_20_Text">riker</text:p>
      <text:p text:style-name="Preformatted_20_Text">www.che</text:p>
      <text:p text:style-name="Preformatted_20_Text">web17969</text:p>
      <text:p text:style-name="Preformatted_20_Text">panic</text:p>
      <text:p text:style-name="Preformatted_20_Text">web4368</text:p>
      <text:p text:style-name="Preformatted_20_Text">tallahassee</text:p>
      <text:p text:style-name="Preformatted_20_Text">web17968</text:p>
      <text:p text:style-name="Preformatted_20_Text">web17967</text:p>
      <text:p text:style-name="Preformatted_20_Text">web4370</text:p>
      <text:p text:style-name="Preformatted_20_Text">web4371</text:p>
      <text:p text:style-name="Preformatted_20_Text">arcgis</text:p>
      <text:p text:style-name="Preformatted_20_Text">document</text:p>
      <text:p text:style-name="Preformatted_20_Text">web4372</text:p>
      <text:p text:style-name="Preformatted_20_Text">wen</text:p>
      <text:p text:style-name="Preformatted_20_Text">web18438</text:p>
      <text:p text:style-name="Preformatted_20_Text">web4373</text:p>
      <text:p text:style-name="Preformatted_20_Text">web4374</text:p>
      <text:p text:style-name="Preformatted_20_Text">surrey</text:p>
      <text:p text:style-name="Preformatted_20_Text">web4375</text:p>
      <text:p text:style-name="Preformatted_20_Text">www.inter</text:p>
      <text:p text:style-name="Preformatted_20_Text">res2</text:p>
      <text:p text:style-name="Preformatted_20_Text">ddh</text:p>
      <text:p text:style-name="Preformatted_20_Text">web18042</text:p>
      <text:p text:style-name="Preformatted_20_Text">web4376</text:p>
      <text:p text:style-name="Preformatted_20_Text">web4377</text:p>
      <text:p text:style-name="Preformatted_20_Text">web4378</text:p>
      <text:p text:style-name="Preformatted_20_Text"><text:soft-page-break/>web18041</text:p>
      <text:p text:style-name="Preformatted_20_Text">web4380</text:p>
      <text:p text:style-name="Preformatted_20_Text">web18040</text:p>
      <text:p text:style-name="Preformatted_20_Text">myjob</text:p>
      <text:p text:style-name="Preformatted_20_Text">periodismo</text:p>
      <text:p text:style-name="Preformatted_20_Text">www.livehelp</text:p>
      <text:p text:style-name="Preformatted_20_Text">wsus2</text:p>
      <text:p text:style-name="Preformatted_20_Text">base2</text:p>
      <text:p text:style-name="Preformatted_20_Text">web17966</text:p>
      <text:p text:style-name="Preformatted_20_Text">www.keith</text:p>
      <text:p text:style-name="Preformatted_20_Text">web4381</text:p>
      <text:p text:style-name="Preformatted_20_Text">web18038</text:p>
      <text:p text:style-name="Preformatted_20_Text">ubezpieczenia</text:p>
      <text:p text:style-name="Preformatted_20_Text">www.ubezpieczenia</text:p>
      <text:p text:style-name="Preformatted_20_Text">web18037</text:p>
      <text:p text:style-name="Preformatted_20_Text">redstone</text:p>
      <text:p text:style-name="Preformatted_20_Text">web18440</text:p>
      <text:p text:style-name="Preformatted_20_Text">web18036</text:p>
      <text:p text:style-name="Preformatted_20_Text">web18035</text:p>
      <text:p text:style-name="Preformatted_20_Text">web4382</text:p>
      <text:p text:style-name="Preformatted_20_Text">web4383</text:p>
      <text:p text:style-name="Preformatted_20_Text">web4384</text:p>
      <text:p text:style-name="Preformatted_20_Text">dma</text:p>
      <text:p text:style-name="Preformatted_20_Text">web18034</text:p>
      <text:p text:style-name="Preformatted_20_Text">web18033</text:p>
      <text:p text:style-name="Preformatted_20_Text">lmc</text:p>
      <text:p text:style-name="Preformatted_20_Text">web18032</text:p>
      <text:p text:style-name="Preformatted_20_Text">web18031</text:p>
      <text:p text:style-name="Preformatted_20_Text">hosting4</text:p>
      <text:p text:style-name="Preformatted_20_Text">web17929</text:p>
      <text:p text:style-name="Preformatted_20_Text">web18028</text:p>
      <text:p text:style-name="Preformatted_20_Text">web18027</text:p>
      <text:p text:style-name="Preformatted_20_Text">s242</text:p>
      <text:p text:style-name="Preformatted_20_Text">web18026</text:p>
      <text:p text:style-name="Preformatted_20_Text">web18025</text:p>
      <text:p text:style-name="Preformatted_20_Text">web17965</text:p>
      <text:p text:style-name="Preformatted_20_Text">web17964</text:p>
      <text:p text:style-name="Preformatted_20_Text">web17963</text:p>
      <text:p text:style-name="Preformatted_20_Text">graffiti</text:p>
      <text:p text:style-name="Preformatted_20_Text">web18024</text:p>
      <text:p text:style-name="Preformatted_20_Text">www.miami</text:p>
      <text:p text:style-name="Preformatted_20_Text">web18023</text:p>
      <text:p text:style-name="Preformatted_20_Text">eu1</text:p>
      <text:p text:style-name="Preformatted_20_Text">validate</text:p>
      <text:p text:style-name="Preformatted_20_Text">web18441</text:p>
      <text:p text:style-name="Preformatted_20_Text">web4385</text:p>
      <text:p text:style-name="Preformatted_20_Text">singer</text:p>
      <text:p text:style-name="Preformatted_20_Text">seis</text:p>
      <text:p text:style-name="Preformatted_20_Text">web18442</text:p>
      <text:p text:style-name="Preformatted_20_Text">web5831</text:p>
      <text:p text:style-name="Preformatted_20_Text">web18022</text:p>
      <text:p text:style-name="Preformatted_20_Text">web18021</text:p>
      <text:p text:style-name="Preformatted_20_Text">web17962</text:p>
      <text:p text:style-name="Preformatted_20_Text">ddc</text:p>
      <text:p text:style-name="Preformatted_20_Text">web17961</text:p>
      <text:p text:style-name="Preformatted_20_Text">yalta</text:p>
      <text:p text:style-name="Preformatted_20_Text">web4386</text:p>
      <text:p text:style-name="Preformatted_20_Text">jiwei</text:p>
      <text:p text:style-name="Preformatted_20_Text">test001</text:p>
      <text:p text:style-name="Preformatted_20_Text">web17959</text:p>
      <text:p text:style-name="Preformatted_20_Text">web4387</text:p>
      <text:p text:style-name="Preformatted_20_Text">cs5</text:p>
      <text:p text:style-name="Preformatted_20_Text">test111</text:p>
      <text:p text:style-name="Preformatted_20_Text">www.digi</text:p>
      <text:p text:style-name="Preformatted_20_Text"><text:soft-page-break/>mailserver3</text:p>
      <text:p text:style-name="Preformatted_20_Text">babyface</text:p>
      <text:p text:style-name="Preformatted_20_Text">test333</text:p>
      <text:p text:style-name="Preformatted_20_Text">arjuna</text:p>
      <text:p text:style-name="Preformatted_20_Text">web18019</text:p>
      <text:p text:style-name="Preformatted_20_Text">web17958</text:p>
      <text:p text:style-name="Preformatted_20_Text">gjs</text:p>
      <text:p text:style-name="Preformatted_20_Text">web18018</text:p>
      <text:p text:style-name="Preformatted_20_Text">kalendarz</text:p>
      <text:p text:style-name="Preformatted_20_Text">ehealth</text:p>
      <text:p text:style-name="Preformatted_20_Text">web18017</text:p>
      <text:p text:style-name="Preformatted_20_Text">web18919</text:p>
      <text:p text:style-name="Preformatted_20_Text">hicham</text:p>
      <text:p text:style-name="Preformatted_20_Text">web4400</text:p>
      <text:p text:style-name="Preformatted_20_Text">web5829</text:p>
      <text:p text:style-name="Preformatted_20_Text">mdc</text:p>
      <text:p text:style-name="Preformatted_20_Text">web4401</text:p>
      <text:p text:style-name="Preformatted_20_Text">web18016</text:p>
      <text:p text:style-name="Preformatted_20_Text">abood</text:p>
      <text:p text:style-name="Preformatted_20_Text">web17915</text:p>
      <text:p text:style-name="Preformatted_20_Text">web4402</text:p>
      <text:p text:style-name="Preformatted_20_Text">web17914</text:p>
      <text:p text:style-name="Preformatted_20_Text">cmcc</text:p>
      <text:p text:style-name="Preformatted_20_Text">web18013</text:p>
      <text:p text:style-name="Preformatted_20_Text">web18012</text:p>
      <text:p text:style-name="Preformatted_20_Text">web4403</text:p>
      <text:p text:style-name="Preformatted_20_Text">web18443</text:p>
      <text:p text:style-name="Preformatted_20_Text">www.wj</text:p>
      <text:p text:style-name="Preformatted_20_Text">hikaru</text:p>
      <text:p text:style-name="Preformatted_20_Text">www.sn</text:p>
      <text:p text:style-name="Preformatted_20_Text">duster</text:p>
      <text:p text:style-name="Preformatted_20_Text">vcm</text:p>
      <text:p text:style-name="Preformatted_20_Text">www.mg</text:p>
      <text:p text:style-name="Preformatted_20_Text">nv</text:p>
      <text:p text:style-name="Preformatted_20_Text">web18444</text:p>
      <text:p text:style-name="Preformatted_20_Text">web17957</text:p>
      <text:p text:style-name="Preformatted_20_Text">webmail.admin</text:p>
      <text:p text:style-name="Preformatted_20_Text">builder.admin</text:p>
      <text:p text:style-name="Preformatted_20_Text">web17956</text:p>
      <text:p text:style-name="Preformatted_20_Text">web18445</text:p>
      <text:p text:style-name="Preformatted_20_Text">web18011</text:p>
      <text:p text:style-name="Preformatted_20_Text">web17899</text:p>
      <text:p text:style-name="Preformatted_20_Text">web18008</text:p>
      <text:p text:style-name="Preformatted_20_Text">andorra</text:p>
      <text:p text:style-name="Preformatted_20_Text">web18007</text:p>
      <text:p text:style-name="Preformatted_20_Text">web4404</text:p>
      <text:p text:style-name="Preformatted_20_Text">web18006</text:p>
      <text:p text:style-name="Preformatted_20_Text">www.secret</text:p>
      <text:p text:style-name="Preformatted_20_Text">web17955</text:p>
      <text:p text:style-name="Preformatted_20_Text">rodeo</text:p>
      <text:p text:style-name="Preformatted_20_Text">web18446</text:p>
      <text:p text:style-name="Preformatted_20_Text">brainstorm</text:p>
      <text:p text:style-name="Preformatted_20_Text">web18005</text:p>
      <text:p text:style-name="Preformatted_20_Text">extensions</text:p>
      <text:p text:style-name="Preformatted_20_Text">bks</text:p>
      <text:p text:style-name="Preformatted_20_Text">concorde</text:p>
      <text:p text:style-name="Preformatted_20_Text">web4405</text:p>
      <text:p text:style-name="Preformatted_20_Text">polly</text:p>
      <text:p text:style-name="Preformatted_20_Text">www.ve</text:p>
      <text:p text:style-name="Preformatted_20_Text">web4406</text:p>
      <text:p text:style-name="Preformatted_20_Text">web17954</text:p>
      <text:p text:style-name="Preformatted_20_Text">web17953</text:p>
      <text:p text:style-name="Preformatted_20_Text">web4407</text:p>
      <text:p text:style-name="Preformatted_20_Text">outbound1</text:p>
      <text:p text:style-name="Preformatted_20_Text"><text:soft-page-break/>web17952</text:p>
      <text:p text:style-name="Preformatted_20_Text">web17951</text:p>
      <text:p text:style-name="Preformatted_20_Text">web4408</text:p>
      <text:p text:style-name="Preformatted_20_Text">porta</text:p>
      <text:p text:style-name="Preformatted_20_Text">web18004</text:p>
      <text:p text:style-name="Preformatted_20_Text">web4410</text:p>
      <text:p text:style-name="Preformatted_20_Text">web18003</text:p>
      <text:p text:style-name="Preformatted_20_Text">web18447</text:p>
      <text:p text:style-name="Preformatted_20_Text">web18049</text:p>
      <text:p text:style-name="Preformatted_20_Text">web4411</text:p>
      <text:p text:style-name="Preformatted_20_Text">web4412</text:p>
      <text:p text:style-name="Preformatted_20_Text">podolsk</text:p>
      <text:p text:style-name="Preformatted_20_Text">web18002</text:p>
      <text:p text:style-name="Preformatted_20_Text">web4413</text:p>
      <text:p text:style-name="Preformatted_20_Text">confirmation</text:p>
      <text:p text:style-name="Preformatted_20_Text">web18001</text:p>
      <text:p text:style-name="Preformatted_20_Text">web4414</text:p>
      <text:p text:style-name="Preformatted_20_Text">harley</text:p>
      <text:p text:style-name="Preformatted_20_Text">web4415</text:p>
      <text:p text:style-name="Preformatted_20_Text">www.nn</text:p>
      <text:p text:style-name="Preformatted_20_Text">s253</text:p>
      <text:p text:style-name="Preformatted_20_Text">web17890</text:p>
      <text:p text:style-name="Preformatted_20_Text">web10449</text:p>
      <text:p text:style-name="Preformatted_20_Text">web4416</text:p>
      <text:p text:style-name="Preformatted_20_Text">web4417</text:p>
      <text:p text:style-name="Preformatted_20_Text">web17880</text:p>
      <text:p text:style-name="Preformatted_20_Text">web10439</text:p>
      <text:p text:style-name="Preformatted_20_Text">tivi</text:p>
      <text:p text:style-name="Preformatted_20_Text">web10434</text:p>
      <text:p text:style-name="Preformatted_20_Text">snr</text:p>
      <text:p text:style-name="Preformatted_20_Text">web4418</text:p>
      <text:p text:style-name="Preformatted_20_Text">web4420</text:p>
      <text:p text:style-name="Preformatted_20_Text">web17870</text:p>
      <text:p text:style-name="Preformatted_20_Text">matematika</text:p>
      <text:p text:style-name="Preformatted_20_Text">zabawki</text:p>
      <text:p text:style-name="Preformatted_20_Text">web17948</text:p>
      <text:p text:style-name="Preformatted_20_Text">web18448</text:p>
      <text:p text:style-name="Preformatted_20_Text">fms2</text:p>
      <text:p text:style-name="Preformatted_20_Text">web6151</text:p>
      <text:p text:style-name="Preformatted_20_Text">web4421</text:p>
      <text:p text:style-name="Preformatted_20_Text">web18449</text:p>
      <text:p text:style-name="Preformatted_20_Text">cptest</text:p>
      <text:p text:style-name="Preformatted_20_Text">swww</text:p>
      <text:p text:style-name="Preformatted_20_Text">vle</text:p>
      <text:p text:style-name="Preformatted_20_Text">web17947</text:p>
      <text:p text:style-name="Preformatted_20_Text">web17946</text:p>
      <text:p text:style-name="Preformatted_20_Text">www.zabawki</text:p>
      <text:p text:style-name="Preformatted_20_Text">web17945</text:p>
      <text:p text:style-name="Preformatted_20_Text">web4422</text:p>
      <text:p text:style-name="Preformatted_20_Text">web3691</text:p>
      <text:p text:style-name="Preformatted_20_Text">web17860</text:p>
      <text:p text:style-name="Preformatted_20_Text">web5819</text:p>
      <text:p text:style-name="Preformatted_20_Text">web17944</text:p>
      <text:p text:style-name="Preformatted_20_Text">web4423</text:p>
      <text:p text:style-name="Preformatted_20_Text">web17943</text:p>
      <text:p text:style-name="Preformatted_20_Text">web17850</text:p>
      <text:p text:style-name="Preformatted_20_Text">crl1</text:p>
      <text:p text:style-name="Preformatted_20_Text">web17942</text:p>
      <text:p text:style-name="Preformatted_20_Text">web17941</text:p>
      <text:p text:style-name="Preformatted_20_Text">web4424</text:p>
      <text:p text:style-name="Preformatted_20_Text">web7359</text:p>
      <text:p text:style-name="Preformatted_20_Text">informatika</text:p>
      <text:p text:style-name="Preformatted_20_Text">keystone</text:p>
      <text:p text:style-name="Preformatted_20_Text">web18039</text:p>
      <text:p text:style-name="Preformatted_20_Text"><text:soft-page-break/>web17938</text:p>
      <text:p text:style-name="Preformatted_20_Text">web6850</text:p>
      <text:p text:style-name="Preformatted_20_Text">mana</text:p>
      <text:p text:style-name="Preformatted_20_Text">edesign</text:p>
      <text:p text:style-name="Preformatted_20_Text">web4425</text:p>
      <text:p text:style-name="Preformatted_20_Text">web6149</text:p>
      <text:p text:style-name="Preformatted_20_Text">web17840</text:p>
      <text:p text:style-name="Preformatted_20_Text">base1</text:p>
      <text:p text:style-name="Preformatted_20_Text">sla</text:p>
      <text:p text:style-name="Preformatted_20_Text">web6843</text:p>
      <text:p text:style-name="Preformatted_20_Text">web4426</text:p>
      <text:p text:style-name="Preformatted_20_Text">web3792</text:p>
      <text:p text:style-name="Preformatted_20_Text">web6842</text:p>
      <text:p text:style-name="Preformatted_20_Text">www.cpa</text:p>
      <text:p text:style-name="Preformatted_20_Text">web4427</text:p>
      <text:p text:style-name="Preformatted_20_Text">doberman</text:p>
      <text:p text:style-name="Preformatted_20_Text">web3690</text:p>
      <text:p text:style-name="Preformatted_20_Text">web6836</text:p>
      <text:p text:style-name="Preformatted_20_Text">sexuality</text:p>
      <text:p text:style-name="Preformatted_20_Text">web17830</text:p>
      <text:p text:style-name="Preformatted_20_Text">web6830</text:p>
      <text:p text:style-name="Preformatted_20_Text">web17820</text:p>
      <text:p text:style-name="Preformatted_20_Text">web6823</text:p>
      <text:p text:style-name="Preformatted_20_Text">web4428</text:p>
      <text:p text:style-name="Preformatted_20_Text">web17937</text:p>
      <text:p text:style-name="Preformatted_20_Text">web4909</text:p>
      <text:p text:style-name="Preformatted_20_Text">web4431</text:p>
      <text:p text:style-name="Preformatted_20_Text">web6819</text:p>
      <text:p text:style-name="Preformatted_20_Text">web17936</text:p>
      <text:p text:style-name="Preformatted_20_Text">bebe</text:p>
      <text:p text:style-name="Preformatted_20_Text">web17935</text:p>
      <text:p text:style-name="Preformatted_20_Text">www.greetings</text:p>
      <text:p text:style-name="Preformatted_20_Text">wikileaks</text:p>
      <text:p text:style-name="Preformatted_20_Text">web6816</text:p>
      <text:p text:style-name="Preformatted_20_Text">web5809</text:p>
      <text:p text:style-name="Preformatted_20_Text">por</text:p>
      <text:p text:style-name="Preformatted_20_Text">web4432</text:p>
      <text:p text:style-name="Preformatted_20_Text">web4433</text:p>
      <text:p text:style-name="Preformatted_20_Text">revelation</text:p>
      <text:p text:style-name="Preformatted_20_Text">web4434</text:p>
      <text:p text:style-name="Preformatted_20_Text">web4435</text:p>
      <text:p text:style-name="Preformatted_20_Text">precious</text:p>
      <text:p text:style-name="Preformatted_20_Text">autoconfig.web</text:p>
      <text:p text:style-name="Preformatted_20_Text">web4436</text:p>
      <text:p text:style-name="Preformatted_20_Text">web4437</text:p>
      <text:p text:style-name="Preformatted_20_Text">web5937</text:p>
      <text:p text:style-name="Preformatted_20_Text">web3688</text:p>
      <text:p text:style-name="Preformatted_20_Text">web18451</text:p>
      <text:p text:style-name="Preformatted_20_Text">web6809</text:p>
      <text:p text:style-name="Preformatted_20_Text">web4438</text:p>
      <text:p text:style-name="Preformatted_20_Text">web17934</text:p>
      <text:p text:style-name="Preformatted_20_Text">wm3</text:p>
      <text:p text:style-name="Preformatted_20_Text">zing</text:p>
      <text:p text:style-name="Preformatted_20_Text">web6798</text:p>
      <text:p text:style-name="Preformatted_20_Text">quetzal</text:p>
      <text:p text:style-name="Preformatted_20_Text">web4440</text:p>
      <text:p text:style-name="Preformatted_20_Text">web6797</text:p>
      <text:p text:style-name="Preformatted_20_Text">web5798</text:p>
      <text:p text:style-name="Preformatted_20_Text">web4441</text:p>
      <text:p text:style-name="Preformatted_20_Text">web4442</text:p>
      <text:p text:style-name="Preformatted_20_Text">web18452</text:p>
      <text:p text:style-name="Preformatted_20_Text">web6796</text:p>
      <text:p text:style-name="Preformatted_20_Text">web4443</text:p>
      <text:p text:style-name="Preformatted_20_Text">web4444</text:p>
      <text:p text:style-name="Preformatted_20_Text"><text:soft-page-break/>web17933</text:p>
      <text:p text:style-name="Preformatted_20_Text">web4445</text:p>
      <text:p text:style-name="Preformatted_20_Text">autodiscover.web</text:p>
      <text:p text:style-name="Preformatted_20_Text">web17932</text:p>
      <text:p text:style-name="Preformatted_20_Text">ex2</text:p>
      <text:p text:style-name="Preformatted_20_Text">web17931</text:p>
      <text:p text:style-name="Preformatted_20_Text">web17930</text:p>
      <text:p text:style-name="Preformatted_20_Text">web6795</text:p>
      <text:p text:style-name="Preformatted_20_Text">stages</text:p>
      <text:p text:style-name="Preformatted_20_Text">niko</text:p>
      <text:p text:style-name="Preformatted_20_Text">www.vologda</text:p>
      <text:p text:style-name="Preformatted_20_Text">web4446</text:p>
      <text:p text:style-name="Preformatted_20_Text">web4447</text:p>
      <text:p text:style-name="Preformatted_20_Text">web17928</text:p>
      <text:p text:style-name="Preformatted_20_Text">web6794</text:p>
      <text:p text:style-name="Preformatted_20_Text">web18453</text:p>
      <text:p text:style-name="Preformatted_20_Text">web6803</text:p>
      <text:p text:style-name="Preformatted_20_Text">katana</text:p>
      <text:p text:style-name="Preformatted_20_Text">hippo</text:p>
      <text:p text:style-name="Preformatted_20_Text">web4448</text:p>
      <text:p text:style-name="Preformatted_20_Text">web17927</text:p>
      <text:p text:style-name="Preformatted_20_Text">web6792</text:p>
      <text:p text:style-name="Preformatted_20_Text">web5797</text:p>
      <text:p text:style-name="Preformatted_20_Text">ksu</text:p>
      <text:p text:style-name="Preformatted_20_Text">web6791</text:p>
      <text:p text:style-name="Preformatted_20_Text">web4450</text:p>
      <text:p text:style-name="Preformatted_20_Text">web18929</text:p>
      <text:p text:style-name="Preformatted_20_Text">www.onlinegames</text:p>
      <text:p text:style-name="Preformatted_20_Text">web5899</text:p>
      <text:p text:style-name="Preformatted_20_Text">web17926</text:p>
      <text:p text:style-name="Preformatted_20_Text">sh4</text:p>
      <text:p text:style-name="Preformatted_20_Text">web17925</text:p>
      <text:p text:style-name="Preformatted_20_Text">warm</text:p>
      <text:p text:style-name="Preformatted_20_Text">web17924</text:p>
      <text:p text:style-name="Preformatted_20_Text">web18454</text:p>
      <text:p text:style-name="Preformatted_20_Text">web7349</text:p>
      <text:p text:style-name="Preformatted_20_Text">gorilla</text:p>
      <text:p text:style-name="Preformatted_20_Text">web18455</text:p>
      <text:p text:style-name="Preformatted_20_Text">web18456</text:p>
      <text:p text:style-name="Preformatted_20_Text">web6790</text:p>
      <text:p text:style-name="Preformatted_20_Text">web5796</text:p>
      <text:p text:style-name="Preformatted_20_Text">web6780</text:p>
      <text:p text:style-name="Preformatted_20_Text">www.songs</text:p>
      <text:p text:style-name="Preformatted_20_Text">web17923</text:p>
      <text:p text:style-name="Preformatted_20_Text">web18457</text:p>
      <text:p text:style-name="Preformatted_20_Text">web18458</text:p>
      <text:p text:style-name="Preformatted_20_Text">web5794</text:p>
      <text:p text:style-name="Preformatted_20_Text">web6773</text:p>
      <text:p text:style-name="Preformatted_20_Text">web4511</text:p>
      <text:p text:style-name="Preformatted_20_Text">web17922</text:p>
      <text:p text:style-name="Preformatted_20_Text">inventario</text:p>
      <text:p text:style-name="Preformatted_20_Text">ws191</text:p>
      <text:p text:style-name="Preformatted_20_Text">web4512</text:p>
      <text:p text:style-name="Preformatted_20_Text">web5239</text:p>
      <text:p text:style-name="Preformatted_20_Text">ws182</text:p>
      <text:p text:style-name="Preformatted_20_Text">ws201</text:p>
      <text:p text:style-name="Preformatted_20_Text">web4513</text:p>
      <text:p text:style-name="Preformatted_20_Text">web6769</text:p>
      <text:p text:style-name="Preformatted_20_Text">web5793</text:p>
      <text:p text:style-name="Preformatted_20_Text">web6768</text:p>
      <text:p text:style-name="Preformatted_20_Text">ws102</text:p>
      <text:p text:style-name="Preformatted_20_Text">ws101</text:p>
      <text:p text:style-name="Preformatted_20_Text">yogi</text:p>
      <text:p text:style-name="Preformatted_20_Text">web6766</text:p>
      <text:p text:style-name="Preformatted_20_Text"><text:soft-page-break/>ws192</text:p>
      <text:p text:style-name="Preformatted_20_Text">kodak</text:p>
      <text:p text:style-name="Preformatted_20_Text">web18460</text:p>
      <text:p text:style-name="Preformatted_20_Text">c0</text:p>
      <text:p text:style-name="Preformatted_20_Text">vive</text:p>
      <text:p text:style-name="Preformatted_20_Text">web4349</text:p>
      <text:p text:style-name="Preformatted_20_Text">web4514</text:p>
      <text:p text:style-name="Preformatted_20_Text">web18461</text:p>
      <text:p text:style-name="Preformatted_20_Text">web5792</text:p>
      <text:p text:style-name="Preformatted_20_Text">web6760</text:p>
      <text:p text:style-name="Preformatted_20_Text">rondo</text:p>
      <text:p text:style-name="Preformatted_20_Text">netsys</text:p>
      <text:p text:style-name="Preformatted_20_Text">combo</text:p>
      <text:p text:style-name="Preformatted_20_Text">web4515</text:p>
      <text:p text:style-name="Preformatted_20_Text">web4516</text:p>
      <text:p text:style-name="Preformatted_20_Text">mychart</text:p>
      <text:p text:style-name="Preformatted_20_Text">web5791</text:p>
      <text:p text:style-name="Preformatted_20_Text">web4517</text:p>
      <text:p text:style-name="Preformatted_20_Text">web18462</text:p>
      <text:p text:style-name="Preformatted_20_Text">visualbasic</text:p>
      <text:p text:style-name="Preformatted_20_Text">web17750</text:p>
      <text:p text:style-name="Preformatted_20_Text">bbt</text:p>
      <text:p text:style-name="Preformatted_20_Text">web5949</text:p>
      <text:p text:style-name="Preformatted_20_Text">web6753</text:p>
      <text:p text:style-name="Preformatted_20_Text">shady</text:p>
      <text:p text:style-name="Preformatted_20_Text">parkour</text:p>
      <text:p text:style-name="Preformatted_20_Text">web17921</text:p>
      <text:p text:style-name="Preformatted_20_Text">web18463</text:p>
      <text:p text:style-name="Preformatted_20_Text">hiho</text:p>
      <text:p text:style-name="Preformatted_20_Text">rooms</text:p>
      <text:p text:style-name="Preformatted_20_Text">web5790</text:p>
      <text:p text:style-name="Preformatted_20_Text">web4518</text:p>
      <text:p text:style-name="Preformatted_20_Text">www.indonesia</text:p>
      <text:p text:style-name="Preformatted_20_Text">web18464</text:p>
      <text:p text:style-name="Preformatted_20_Text">web18020</text:p>
      <text:p text:style-name="Preformatted_20_Text">web4520</text:p>
      <text:p text:style-name="Preformatted_20_Text">web4521</text:p>
      <text:p text:style-name="Preformatted_20_Text">web17918</text:p>
      <text:p text:style-name="Preformatted_20_Text">web4522</text:p>
      <text:p text:style-name="Preformatted_20_Text">web6749</text:p>
      <text:p text:style-name="Preformatted_20_Text">ftpweb</text:p>
      <text:p text:style-name="Preformatted_20_Text">web4523</text:p>
      <text:p text:style-name="Preformatted_20_Text">holidayoffer</text:p>
      <text:p text:style-name="Preformatted_20_Text">web17917</text:p>
      <text:p text:style-name="Preformatted_20_Text">web4524</text:p>
      <text:p text:style-name="Preformatted_20_Text">web18465</text:p>
      <text:p text:style-name="Preformatted_20_Text">web6746</text:p>
      <text:p text:style-name="Preformatted_20_Text">web18466</text:p>
      <text:p text:style-name="Preformatted_20_Text">qt</text:p>
      <text:p text:style-name="Preformatted_20_Text">web4525</text:p>
      <text:p text:style-name="Preformatted_20_Text">web4526</text:p>
      <text:p text:style-name="Preformatted_20_Text">smtp.out</text:p>
      <text:p text:style-name="Preformatted_20_Text">web4527</text:p>
      <text:p text:style-name="Preformatted_20_Text">web18939</text:p>
      <text:p text:style-name="Preformatted_20_Text">web17916</text:p>
      <text:p text:style-name="Preformatted_20_Text">web17740</text:p>
      <text:p text:style-name="Preformatted_20_Text">web6743</text:p>
      <text:p text:style-name="Preformatted_20_Text">web4530</text:p>
      <text:p text:style-name="Preformatted_20_Text">web6740</text:p>
      <text:p text:style-name="Preformatted_20_Text">web4531</text:p>
      <text:p text:style-name="Preformatted_20_Text">web4532</text:p>
      <text:p text:style-name="Preformatted_20_Text">www.weather</text:p>
      <text:p text:style-name="Preformatted_20_Text">tehran</text:p>
      <text:p text:style-name="Preformatted_20_Text">web17030</text:p>
      <text:p text:style-name="Preformatted_20_Text"><text:soft-page-break/>web17730</text:p>
      <text:p text:style-name="Preformatted_20_Text">web6729</text:p>
      <text:p text:style-name="Preformatted_20_Text">web4533</text:p>
      <text:p text:style-name="Preformatted_20_Text">web4534</text:p>
      <text:p text:style-name="Preformatted_20_Text">web18467</text:p>
      <text:p text:style-name="Preformatted_20_Text">web18015</text:p>
      <text:p text:style-name="Preformatted_20_Text">web17949</text:p>
      <text:p text:style-name="Preformatted_20_Text">web4535</text:p>
      <text:p text:style-name="Preformatted_20_Text">web18014</text:p>
      <text:p text:style-name="Preformatted_20_Text">web6726</text:p>
      <text:p text:style-name="Preformatted_20_Text">memories</text:p>
      <text:p text:style-name="Preformatted_20_Text">web17720</text:p>
      <text:p text:style-name="Preformatted_20_Text">web4536</text:p>
      <text:p text:style-name="Preformatted_20_Text">dic</text:p>
      <text:p text:style-name="Preformatted_20_Text">mailmx2</text:p>
      <text:p text:style-name="Preformatted_20_Text">mailmx1</text:p>
      <text:p text:style-name="Preformatted_20_Text">web4537</text:p>
      <text:p text:style-name="Preformatted_20_Text">web6720</text:p>
      <text:p text:style-name="Preformatted_20_Text">web4538</text:p>
      <text:p text:style-name="Preformatted_20_Text">fpa</text:p>
      <text:p text:style-name="Preformatted_20_Text">web17699</text:p>
      <text:p text:style-name="Preformatted_20_Text">web4339</text:p>
      <text:p text:style-name="Preformatted_20_Text">web17913</text:p>
      <text:p text:style-name="Preformatted_20_Text">web4540</text:p>
      <text:p text:style-name="Preformatted_20_Text">web17912</text:p>
      <text:p text:style-name="Preformatted_20_Text">web4541</text:p>
      <text:p text:style-name="Preformatted_20_Text">web17911</text:p>
      <text:p text:style-name="Preformatted_20_Text">web6713</text:p>
      <text:p text:style-name="Preformatted_20_Text">web4542</text:p>
      <text:p text:style-name="Preformatted_20_Text">sly</text:p>
      <text:p text:style-name="Preformatted_20_Text">web4543</text:p>
      <text:p text:style-name="Preformatted_20_Text">web4544</text:p>
      <text:p text:style-name="Preformatted_20_Text">web17910</text:p>
      <text:p text:style-name="Preformatted_20_Text">web17707</text:p>
      <text:p text:style-name="Preformatted_20_Text">web17706</text:p>
      <text:p text:style-name="Preformatted_20_Text">web4545</text:p>
      <text:p text:style-name="Preformatted_20_Text">smtp15</text:p>
      <text:p text:style-name="Preformatted_20_Text">web4546</text:p>
      <text:p text:style-name="Preformatted_20_Text">web4547</text:p>
      <text:p text:style-name="Preformatted_20_Text">web17705</text:p>
      <text:p text:style-name="Preformatted_20_Text">jgxy</text:p>
      <text:p text:style-name="Preformatted_20_Text">web4548</text:p>
      <text:p text:style-name="Preformatted_20_Text">web6709</text:p>
      <text:p text:style-name="Preformatted_20_Text">web4550</text:p>
      <text:p text:style-name="Preformatted_20_Text">web17898</text:p>
      <text:p text:style-name="Preformatted_20_Text">php54</text:p>
      <text:p text:style-name="Preformatted_20_Text">web4551</text:p>
      <text:p text:style-name="Preformatted_20_Text">fe2</text:p>
      <text:p text:style-name="Preformatted_20_Text">web17907</text:p>
      <text:p text:style-name="Preformatted_20_Text">web4552</text:p>
      <text:p text:style-name="Preformatted_20_Text">web4553</text:p>
      <text:p text:style-name="Preformatted_20_Text">web17906</text:p>
      <text:p text:style-name="Preformatted_20_Text">web17704</text:p>
      <text:p text:style-name="Preformatted_20_Text">web6698</text:p>
      <text:p text:style-name="Preformatted_20_Text">alles</text:p>
      <text:p text:style-name="Preformatted_20_Text">web18468</text:p>
      <text:p text:style-name="Preformatted_20_Text">web17703</text:p>
      <text:p text:style-name="Preformatted_20_Text">web6697</text:p>
      <text:p text:style-name="Preformatted_20_Text">web17702</text:p>
      <text:p text:style-name="Preformatted_20_Text">web4554</text:p>
      <text:p text:style-name="Preformatted_20_Text">web17905</text:p>
      <text:p text:style-name="Preformatted_20_Text">manufacturing</text:p>
      <text:p text:style-name="Preformatted_20_Text">revistas</text:p>
      <text:p text:style-name="Preformatted_20_Text">web17904</text:p>
      <text:p text:style-name="Preformatted_20_Text"><text:soft-page-break/>web18469</text:p>
      <text:p text:style-name="Preformatted_20_Text">nasc</text:p>
      <text:p text:style-name="Preformatted_20_Text">web17893</text:p>
      <text:p text:style-name="Preformatted_20_Text">tvr</text:p>
      <text:p text:style-name="Preformatted_20_Text">www.mall</text:p>
      <text:p text:style-name="Preformatted_20_Text">web4555</text:p>
      <text:p text:style-name="Preformatted_20_Text">letsgo</text:p>
      <text:p text:style-name="Preformatted_20_Text">web6706</text:p>
      <text:p text:style-name="Preformatted_20_Text">web4556</text:p>
      <text:p text:style-name="Preformatted_20_Text">web4557</text:p>
      <text:p text:style-name="Preformatted_20_Text">swap</text:p>
      <text:p text:style-name="Preformatted_20_Text">web4558</text:p>
      <text:p text:style-name="Preformatted_20_Text">web17701</text:p>
      <text:p text:style-name="Preformatted_20_Text">www.daniel</text:p>
      <text:p text:style-name="Preformatted_20_Text">web6695</text:p>
      <text:p text:style-name="Preformatted_20_Text">security2</text:p>
      <text:p text:style-name="Preformatted_20_Text">web4561</text:p>
      <text:p text:style-name="Preformatted_20_Text">web4562</text:p>
      <text:p text:style-name="Preformatted_20_Text">web17690</text:p>
      <text:p text:style-name="Preformatted_20_Text">sagitta</text:p>
      <text:p text:style-name="Preformatted_20_Text">web6694</text:p>
      <text:p text:style-name="Preformatted_20_Text">web4563</text:p>
      <text:p text:style-name="Preformatted_20_Text">camus</text:p>
      <text:p text:style-name="Preformatted_20_Text">web18471</text:p>
      <text:p text:style-name="Preformatted_20_Text">web4564</text:p>
      <text:p text:style-name="Preformatted_20_Text">web6703</text:p>
      <text:p text:style-name="Preformatted_20_Text">web6692</text:p>
      <text:p text:style-name="Preformatted_20_Text">ita</text:p>
      <text:p text:style-name="Preformatted_20_Text">web17892</text:p>
      <text:p text:style-name="Preformatted_20_Text">web4565</text:p>
      <text:p text:style-name="Preformatted_20_Text">web4567</text:p>
      <text:p text:style-name="Preformatted_20_Text">web6691</text:p>
      <text:p text:style-name="Preformatted_20_Text">web4568</text:p>
      <text:p text:style-name="Preformatted_20_Text">browse</text:p>
      <text:p text:style-name="Preformatted_20_Text">web4570</text:p>
      <text:p text:style-name="Preformatted_20_Text">web18909</text:p>
      <text:p text:style-name="Preformatted_20_Text">web4571</text:p>
      <text:p text:style-name="Preformatted_20_Text">web4572</text:p>
      <text:p text:style-name="Preformatted_20_Text">web4574</text:p>
      <text:p text:style-name="Preformatted_20_Text">web4575</text:p>
      <text:p text:style-name="Preformatted_20_Text">tiga</text:p>
      <text:p text:style-name="Preformatted_20_Text">web4576</text:p>
      <text:p text:style-name="Preformatted_20_Text">betablog</text:p>
      <text:p text:style-name="Preformatted_20_Text">web4577</text:p>
      <text:p text:style-name="Preformatted_20_Text">web17680</text:p>
      <text:p text:style-name="Preformatted_20_Text">web17891</text:p>
      <text:p text:style-name="Preformatted_20_Text">web4578</text:p>
      <text:p text:style-name="Preformatted_20_Text">web4581</text:p>
      <text:p text:style-name="Preformatted_20_Text">web4582</text:p>
      <text:p text:style-name="Preformatted_20_Text">tetra</text:p>
      <text:p text:style-name="Preformatted_20_Text">web17900</text:p>
      <text:p text:style-name="Preformatted_20_Text">web4583</text:p>
      <text:p text:style-name="Preformatted_20_Text">traders</text:p>
      <text:p text:style-name="Preformatted_20_Text">srt</text:p>
      <text:p text:style-name="Preformatted_20_Text">web6683</text:p>
      <text:p text:style-name="Preformatted_20_Text">web7329</text:p>
      <text:p text:style-name="Preformatted_20_Text">sklep2</text:p>
      <text:p text:style-name="Preformatted_20_Text">web4584</text:p>
      <text:p text:style-name="Preformatted_20_Text">otaku</text:p>
      <text:p text:style-name="Preformatted_20_Text">web17888</text:p>
      <text:p text:style-name="Preformatted_20_Text">web17887</text:p>
      <text:p text:style-name="Preformatted_20_Text">web17886</text:p>
      <text:p text:style-name="Preformatted_20_Text">vm11</text:p>
      <text:p text:style-name="Preformatted_20_Text">web4585</text:p>
      <text:p text:style-name="Preformatted_20_Text"><text:soft-page-break/>web4587</text:p>
      <text:p text:style-name="Preformatted_20_Text">web17885</text:p>
      <text:p text:style-name="Preformatted_20_Text">dev02</text:p>
      <text:p text:style-name="Preformatted_20_Text">web6416</text:p>
      <text:p text:style-name="Preformatted_20_Text">web6679</text:p>
      <text:p text:style-name="Preformatted_20_Text">web18949</text:p>
      <text:p text:style-name="Preformatted_20_Text">web4600</text:p>
      <text:p text:style-name="Preformatted_20_Text">web17884</text:p>
      <text:p text:style-name="Preformatted_20_Text">masoud</text:p>
      <text:p text:style-name="Preformatted_20_Text">tmn</text:p>
      <text:p text:style-name="Preformatted_20_Text">s74</text:p>
      <text:p text:style-name="Preformatted_20_Text">www.yes</text:p>
      <text:p text:style-name="Preformatted_20_Text">s72</text:p>
      <text:p text:style-name="Preformatted_20_Text">web6676</text:p>
      <text:p text:style-name="Preformatted_20_Text">web17883</text:p>
      <text:p text:style-name="Preformatted_20_Text">web17669</text:p>
      <text:p text:style-name="Preformatted_20_Text">web6670</text:p>
      <text:p text:style-name="Preformatted_20_Text">web17939</text:p>
      <text:p text:style-name="Preformatted_20_Text">nms2</text:p>
      <text:p text:style-name="Preformatted_20_Text">soto</text:p>
      <text:p text:style-name="Preformatted_20_Text">web17882</text:p>
      <text:p text:style-name="Preformatted_20_Text">nir</text:p>
      <text:p text:style-name="Preformatted_20_Text">www.men</text:p>
      <text:p text:style-name="Preformatted_20_Text">web17881</text:p>
      <text:p text:style-name="Preformatted_20_Text">web17660</text:p>
      <text:p text:style-name="Preformatted_20_Text">ciscoworks</text:p>
      <text:p text:style-name="Preformatted_20_Text">web6663</text:p>
      <text:p text:style-name="Preformatted_20_Text">ricette</text:p>
      <text:p text:style-name="Preformatted_20_Text">web17879</text:p>
      <text:p text:style-name="Preformatted_20_Text">graduation</text:p>
      <text:p text:style-name="Preformatted_20_Text">www.upgrade</text:p>
      <text:p text:style-name="Preformatted_20_Text">web4601</text:p>
      <text:p text:style-name="Preformatted_20_Text">s65</text:p>
      <text:p text:style-name="Preformatted_20_Text">vds22</text:p>
      <text:p text:style-name="Preformatted_20_Text">web6659</text:p>
      <text:p text:style-name="Preformatted_20_Text">teck</text:p>
      <text:p text:style-name="Preformatted_20_Text">web17878</text:p>
      <text:p text:style-name="Preformatted_20_Text">yearbook</text:p>
      <text:p text:style-name="Preformatted_20_Text">web17649</text:p>
      <text:p text:style-name="Preformatted_20_Text">web17877</text:p>
      <text:p text:style-name="Preformatted_20_Text">web17876</text:p>
      <text:p text:style-name="Preformatted_20_Text">qwertyuiop</text:p>
      <text:p text:style-name="Preformatted_20_Text">web4602</text:p>
      <text:p text:style-name="Preformatted_20_Text">web4329</text:p>
      <text:p text:style-name="Preformatted_20_Text">web5936</text:p>
      <text:p text:style-name="Preformatted_20_Text">web17875</text:p>
      <text:p text:style-name="Preformatted_20_Text">web6650</text:p>
      <text:p text:style-name="Preformatted_20_Text">uslugi</text:p>
      <text:p text:style-name="Preformatted_20_Text">keitai</text:p>
      <text:p text:style-name="Preformatted_20_Text">pixels</text:p>
      <text:p text:style-name="Preformatted_20_Text">web4604</text:p>
      <text:p text:style-name="Preformatted_20_Text">sisa</text:p>
      <text:p text:style-name="Preformatted_20_Text">web4605</text:p>
      <text:p text:style-name="Preformatted_20_Text">lars</text:p>
      <text:p text:style-name="Preformatted_20_Text">web17874</text:p>
      <text:p text:style-name="Preformatted_20_Text">web4328</text:p>
      <text:p text:style-name="Preformatted_20_Text">facts</text:p>
      <text:p text:style-name="Preformatted_20_Text">rdb</text:p>
      <text:p text:style-name="Preformatted_20_Text">web17873</text:p>
      <text:p text:style-name="Preformatted_20_Text">web17872</text:p>
      <text:p text:style-name="Preformatted_20_Text">web4606</text:p>
      <text:p text:style-name="Preformatted_20_Text">fsa</text:p>
      <text:p text:style-name="Preformatted_20_Text">anaconda</text:p>
      <text:p text:style-name="Preformatted_20_Text">stack</text:p>
      <text:p text:style-name="Preformatted_20_Text"><text:soft-page-break/>web17871</text:p>
      <text:p text:style-name="Preformatted_20_Text">sire</text:p>
      <text:p text:style-name="Preformatted_20_Text">web4607</text:p>
      <text:p text:style-name="Preformatted_20_Text">web4608</text:p>
      <text:p text:style-name="Preformatted_20_Text">web4611</text:p>
      <text:p text:style-name="Preformatted_20_Text">web4612</text:p>
      <text:p text:style-name="Preformatted_20_Text">exile</text:p>
      <text:p text:style-name="Preformatted_20_Text">web4613</text:p>
      <text:p text:style-name="Preformatted_20_Text">web17869</text:p>
      <text:p text:style-name="Preformatted_20_Text">gallery2</text:p>
      <text:p text:style-name="Preformatted_20_Text">web4614</text:p>
      <text:p text:style-name="Preformatted_20_Text">h120</text:p>
      <text:p text:style-name="Preformatted_20_Text">web4615</text:p>
      <text:p text:style-name="Preformatted_20_Text">web4617</text:p>
      <text:p text:style-name="Preformatted_20_Text">web17868</text:p>
      <text:p text:style-name="Preformatted_20_Text">web17867</text:p>
      <text:p text:style-name="Preformatted_20_Text">web17866</text:p>
      <text:p text:style-name="Preformatted_20_Text">web4618</text:p>
      <text:p text:style-name="Preformatted_20_Text">web4620</text:p>
      <text:p text:style-name="Preformatted_20_Text">web18472</text:p>
      <text:p text:style-name="Preformatted_20_Text">web17865</text:p>
      <text:p text:style-name="Preformatted_20_Text">web17640</text:p>
      <text:p text:style-name="Preformatted_20_Text">web6644</text:p>
      <text:p text:style-name="Preformatted_20_Text">web6643</text:p>
      <text:p text:style-name="Preformatted_20_Text">adminpc</text:p>
      <text:p text:style-name="Preformatted_20_Text">web18473</text:p>
      <text:p text:style-name="Preformatted_20_Text">web4327</text:p>
      <text:p text:style-name="Preformatted_20_Text">web6639</text:p>
      <text:p text:style-name="Preformatted_20_Text">web17864</text:p>
      <text:p text:style-name="Preformatted_20_Text">testvps</text:p>
      <text:p text:style-name="Preformatted_20_Text">web17863</text:p>
      <text:p text:style-name="Preformatted_20_Text">web4621</text:p>
      <text:p text:style-name="Preformatted_20_Text">web17862</text:p>
      <text:p text:style-name="Preformatted_20_Text">web17861</text:p>
      <text:p text:style-name="Preformatted_20_Text">jaime</text:p>
      <text:p text:style-name="Preformatted_20_Text">web4622</text:p>
      <text:p text:style-name="Preformatted_20_Text">shane</text:p>
      <text:p text:style-name="Preformatted_20_Text">web6636</text:p>
      <text:p text:style-name="Preformatted_20_Text">nnm</text:p>
      <text:p text:style-name="Preformatted_20_Text">web4624</text:p>
      <text:p text:style-name="Preformatted_20_Text">web17630</text:p>
      <text:p text:style-name="Preformatted_20_Text">seat</text:p>
      <text:p text:style-name="Preformatted_20_Text">cpnew</text:p>
      <text:p text:style-name="Preformatted_20_Text">kmm</text:p>
      <text:p text:style-name="Preformatted_20_Text">unplugged</text:p>
      <text:p text:style-name="Preformatted_20_Text">web6630</text:p>
      <text:p text:style-name="Preformatted_20_Text">web17620</text:p>
      <text:p text:style-name="Preformatted_20_Text">web6623</text:p>
      <text:p text:style-name="Preformatted_20_Text">swamp</text:p>
      <text:p text:style-name="Preformatted_20_Text">jury</text:p>
      <text:p text:style-name="Preformatted_20_Text">web4626</text:p>
      <text:p text:style-name="Preformatted_20_Text">web18030</text:p>
      <text:p text:style-name="Preformatted_20_Text">chacha</text:p>
      <text:p text:style-name="Preformatted_20_Text">web4627</text:p>
      <text:p text:style-name="Preformatted_20_Text">web4322</text:p>
      <text:p text:style-name="Preformatted_20_Text">riza</text:p>
      <text:p text:style-name="Preformatted_20_Text">web17599</text:p>
      <text:p text:style-name="Preformatted_20_Text">www.player</text:p>
      <text:p text:style-name="Preformatted_20_Text">web18474</text:p>
      <text:p text:style-name="Preformatted_20_Text">sondage</text:p>
      <text:p text:style-name="Preformatted_20_Text">www.agora</text:p>
      <text:p text:style-name="Preformatted_20_Text">web4628</text:p>
      <text:p text:style-name="Preformatted_20_Text">polycom1</text:p>
      <text:p text:style-name="Preformatted_20_Text">web17859</text:p>
      <text:p text:style-name="Preformatted_20_Text"><text:soft-page-break/>web18475</text:p>
      <text:p text:style-name="Preformatted_20_Text">q2</text:p>
      <text:p text:style-name="Preformatted_20_Text">web4631</text:p>
      <text:p text:style-name="Preformatted_20_Text">web17608</text:p>
      <text:p text:style-name="Preformatted_20_Text">web17607</text:p>
      <text:p text:style-name="Preformatted_20_Text">web4632</text:p>
      <text:p text:style-name="Preformatted_20_Text">o1</text:p>
      <text:p text:style-name="Preformatted_20_Text">web17606</text:p>
      <text:p text:style-name="Preformatted_20_Text">web17605</text:p>
      <text:p text:style-name="Preformatted_20_Text">web17604</text:p>
      <text:p text:style-name="Preformatted_20_Text">web4633</text:p>
      <text:p text:style-name="Preformatted_20_Text">web17858</text:p>
      <text:p text:style-name="Preformatted_20_Text">redirector</text:p>
      <text:p text:style-name="Preformatted_20_Text">web17857</text:p>
      <text:p text:style-name="Preformatted_20_Text">web17856</text:p>
      <text:p text:style-name="Preformatted_20_Text">zeit</text:p>
      <text:p text:style-name="Preformatted_20_Text">antigua</text:p>
      <text:p text:style-name="Preformatted_20_Text">froggy</text:p>
      <text:p text:style-name="Preformatted_20_Text">ecp</text:p>
      <text:p text:style-name="Preformatted_20_Text">larch</text:p>
      <text:p text:style-name="Preformatted_20_Text">web17603</text:p>
      <text:p text:style-name="Preformatted_20_Text">web18476</text:p>
      <text:p text:style-name="Preformatted_20_Text">naoki</text:p>
      <text:p text:style-name="Preformatted_20_Text">vs4</text:p>
      <text:p text:style-name="Preformatted_20_Text">web17602</text:p>
      <text:p text:style-name="Preformatted_20_Text">bluesea</text:p>
      <text:p text:style-name="Preformatted_20_Text">web4634</text:p>
      <text:p text:style-name="Preformatted_20_Text">klaus</text:p>
      <text:p text:style-name="Preformatted_20_Text">web17855</text:p>
      <text:p text:style-name="Preformatted_20_Text">www.ben</text:p>
      <text:p text:style-name="Preformatted_20_Text">web17854</text:p>
      <text:p text:style-name="Preformatted_20_Text">vpn-test</text:p>
      <text:p text:style-name="Preformatted_20_Text">web4635</text:p>
      <text:p text:style-name="Preformatted_20_Text">chromium</text:p>
      <text:p text:style-name="Preformatted_20_Text">web17601</text:p>
      <text:p text:style-name="Preformatted_20_Text">web18477</text:p>
      <text:p text:style-name="Preformatted_20_Text">web4636</text:p>
      <text:p text:style-name="Preformatted_20_Text">web4637</text:p>
      <text:p text:style-name="Preformatted_20_Text">web17590</text:p>
      <text:p text:style-name="Preformatted_20_Text">web17853</text:p>
      <text:p text:style-name="Preformatted_20_Text">web4638</text:p>
      <text:p text:style-name="Preformatted_20_Text">estates</text:p>
      <text:p text:style-name="Preformatted_20_Text">web17852</text:p>
      <text:p text:style-name="Preformatted_20_Text">web17851</text:p>
      <text:p text:style-name="Preformatted_20_Text">web17849</text:p>
      <text:p text:style-name="Preformatted_20_Text">web17848</text:p>
      <text:p text:style-name="Preformatted_20_Text">web4319</text:p>
      <text:p text:style-name="Preformatted_20_Text">zia</text:p>
      <text:p text:style-name="Preformatted_20_Text">web18478</text:p>
      <text:p text:style-name="Preformatted_20_Text">host41</text:p>
      <text:p text:style-name="Preformatted_20_Text">web17847</text:p>
      <text:p text:style-name="Preformatted_20_Text">web17846</text:p>
      <text:p text:style-name="Preformatted_20_Text">web18479</text:p>
      <text:p text:style-name="Preformatted_20_Text">web4641</text:p>
      <text:p text:style-name="Preformatted_20_Text">riad</text:p>
      <text:p text:style-name="Preformatted_20_Text">vertex</text:p>
      <text:p text:style-name="Preformatted_20_Text">web3681</text:p>
      <text:p text:style-name="Preformatted_20_Text">web17580</text:p>
      <text:p text:style-name="Preformatted_20_Text">web17845</text:p>
      <text:p text:style-name="Preformatted_20_Text">web7429</text:p>
      <text:p text:style-name="Preformatted_20_Text">web17844</text:p>
      <text:p text:style-name="Preformatted_20_Text">web17843</text:p>
      <text:p text:style-name="Preformatted_20_Text">web17570</text:p>
      <text:p text:style-name="Preformatted_20_Text">web4642</text:p>
      <text:p text:style-name="Preformatted_20_Text"><text:soft-page-break/>web4643</text:p>
      <text:p text:style-name="Preformatted_20_Text">fileproxy</text:p>
      <text:p text:style-name="Preformatted_20_Text">www.entertainment</text:p>
      <text:p text:style-name="Preformatted_20_Text">web17842</text:p>
      <text:p text:style-name="Preformatted_20_Text">dce</text:p>
      <text:p text:style-name="Preformatted_20_Text">rana</text:p>
      <text:p text:style-name="Preformatted_20_Text">remote1</text:p>
      <text:p text:style-name="Preformatted_20_Text">web4315</text:p>
      <text:p text:style-name="Preformatted_20_Text">web7309</text:p>
      <text:p text:style-name="Preformatted_20_Text">web17560</text:p>
      <text:p text:style-name="Preformatted_20_Text">paola</text:p>
      <text:p text:style-name="Preformatted_20_Text">nutri</text:p>
      <text:p text:style-name="Preformatted_20_Text">web17841</text:p>
      <text:p text:style-name="Preformatted_20_Text">web4644</text:p>
      <text:p text:style-name="Preformatted_20_Text">printer2</text:p>
      <text:p text:style-name="Preformatted_20_Text">web17839</text:p>
      <text:p text:style-name="Preformatted_20_Text">web17838</text:p>
      <text:p text:style-name="Preformatted_20_Text">mdb</text:p>
      <text:p text:style-name="Preformatted_20_Text">web7298</text:p>
      <text:p text:style-name="Preformatted_20_Text">web4645</text:p>
      <text:p text:style-name="Preformatted_20_Text">funzone</text:p>
      <text:p text:style-name="Preformatted_20_Text">web17837</text:p>
      <text:p text:style-name="Preformatted_20_Text">web17836</text:p>
      <text:p text:style-name="Preformatted_20_Text">web4599</text:p>
      <text:p text:style-name="Preformatted_20_Text">web17835</text:p>
      <text:p text:style-name="Preformatted_20_Text">web4647</text:p>
      <text:p text:style-name="Preformatted_20_Text">web17834</text:p>
      <text:p text:style-name="Preformatted_20_Text">web3679</text:p>
      <text:p text:style-name="Preformatted_20_Text">web17550</text:p>
      <text:p text:style-name="Preformatted_20_Text">xmlfeed</text:p>
      <text:p text:style-name="Preformatted_20_Text">web4648</text:p>
      <text:p text:style-name="Preformatted_20_Text">web17833</text:p>
      <text:p text:style-name="Preformatted_20_Text">f11</text:p>
      <text:p text:style-name="Preformatted_20_Text">web4650</text:p>
      <text:p text:style-name="Preformatted_20_Text">web6043</text:p>
      <text:p text:style-name="Preformatted_20_Text">camera1</text:p>
      <text:p text:style-name="Preformatted_20_Text">web17832</text:p>
      <text:p text:style-name="Preformatted_20_Text">nozaki</text:p>
      <text:p text:style-name="Preformatted_20_Text">web4651</text:p>
      <text:p text:style-name="Preformatted_20_Text">web4652</text:p>
      <text:p text:style-name="Preformatted_20_Text">web4653</text:p>
      <text:p text:style-name="Preformatted_20_Text">st01</text:p>
      <text:p text:style-name="Preformatted_20_Text">web4654</text:p>
      <text:p text:style-name="Preformatted_20_Text">web4655</text:p>
      <text:p text:style-name="Preformatted_20_Text">tpe</text:p>
      <text:p text:style-name="Preformatted_20_Text">web6549</text:p>
      <text:p text:style-name="Preformatted_20_Text">web17540</text:p>
      <text:p text:style-name="Preformatted_20_Text">web4656</text:p>
      <text:p text:style-name="Preformatted_20_Text">web17831</text:p>
      <text:p text:style-name="Preformatted_20_Text">rumba</text:p>
      <text:p text:style-name="Preformatted_20_Text">messagerie</text:p>
      <text:p text:style-name="Preformatted_20_Text">web4657</text:p>
      <text:p text:style-name="Preformatted_20_Text">web4309</text:p>
      <text:p text:style-name="Preformatted_20_Text">web7294</text:p>
      <text:p text:style-name="Preformatted_20_Text">www.painel</text:p>
      <text:p text:style-name="Preformatted_20_Text">yamada</text:p>
      <text:p text:style-name="Preformatted_20_Text">web18481</text:p>
      <text:p text:style-name="Preformatted_20_Text">web4658</text:p>
      <text:p text:style-name="Preformatted_20_Text">bill2</text:p>
      <text:p text:style-name="Preformatted_20_Text">webmail5</text:p>
      <text:p text:style-name="Preformatted_20_Text">webdisk.drupal</text:p>
      <text:p text:style-name="Preformatted_20_Text">autoresponder</text:p>
      <text:p text:style-name="Preformatted_20_Text">web18482</text:p>
      <text:p text:style-name="Preformatted_20_Text">web4660</text:p>
      <text:p text:style-name="Preformatted_20_Text"><text:soft-page-break/>soledad</text:p>
      <text:p text:style-name="Preformatted_20_Text">web18483</text:p>
      <text:p text:style-name="Preformatted_20_Text">netserv1</text:p>
      <text:p text:style-name="Preformatted_20_Text">web6539</text:p>
      <text:p text:style-name="Preformatted_20_Text">web4661</text:p>
      <text:p text:style-name="Preformatted_20_Text">web4308</text:p>
      <text:p text:style-name="Preformatted_20_Text">web4662</text:p>
      <text:p text:style-name="Preformatted_20_Text">web17829</text:p>
      <text:p text:style-name="Preformatted_20_Text">ns.math</text:p>
      <text:p text:style-name="Preformatted_20_Text">web17828</text:p>
      <text:p text:style-name="Preformatted_20_Text">web17827</text:p>
      <text:p text:style-name="Preformatted_20_Text">web18484</text:p>
      <text:p text:style-name="Preformatted_20_Text">tracks</text:p>
      <text:p text:style-name="Preformatted_20_Text">cisco1</text:p>
      <text:p text:style-name="Preformatted_20_Text">ashi</text:p>
      <text:p text:style-name="Preformatted_20_Text">d16</text:p>
      <text:p text:style-name="Preformatted_20_Text">www.tours</text:p>
      <text:p text:style-name="Preformatted_20_Text">sf2</text:p>
      <text:p text:style-name="Preformatted_20_Text">web17826</text:p>
      <text:p text:style-name="Preformatted_20_Text">web4663</text:p>
      <text:p text:style-name="Preformatted_20_Text">d15</text:p>
      <text:p text:style-name="Preformatted_20_Text">web7293</text:p>
      <text:p text:style-name="Preformatted_20_Text">web4664</text:p>
      <text:p text:style-name="Preformatted_20_Text">web4665</text:p>
      <text:p text:style-name="Preformatted_20_Text">d14</text:p>
      <text:p text:style-name="Preformatted_20_Text">d13</text:p>
      <text:p text:style-name="Preformatted_20_Text">d12</text:p>
      <text:p text:style-name="Preformatted_20_Text">d11</text:p>
      <text:p text:style-name="Preformatted_20_Text">www.amazon</text:p>
      <text:p text:style-name="Preformatted_20_Text">web4666</text:p>
      <text:p text:style-name="Preformatted_20_Text">cesar</text:p>
      <text:p text:style-name="Preformatted_20_Text">randall</text:p>
      <text:p text:style-name="Preformatted_20_Text">web4667</text:p>
      <text:p text:style-name="Preformatted_20_Text">terri</text:p>
      <text:p text:style-name="Preformatted_20_Text">web17530</text:p>
      <text:p text:style-name="Preformatted_20_Text">web4668</text:p>
      <text:p text:style-name="Preformatted_20_Text">almaty</text:p>
      <text:p text:style-name="Preformatted_20_Text">mab</text:p>
      <text:p text:style-name="Preformatted_20_Text">cameron</text:p>
      <text:p text:style-name="Preformatted_20_Text">web4670</text:p>
      <text:p text:style-name="Preformatted_20_Text">calipso</text:p>
      <text:p text:style-name="Preformatted_20_Text">web3790</text:p>
      <text:p text:style-name="Preformatted_20_Text">web4671</text:p>
      <text:p text:style-name="Preformatted_20_Text">web18485</text:p>
      <text:p text:style-name="Preformatted_20_Text">postbox</text:p>
      <text:p text:style-name="Preformatted_20_Text">pap</text:p>
      <text:p text:style-name="Preformatted_20_Text">nord</text:p>
      <text:p text:style-name="Preformatted_20_Text">tls</text:p>
      <text:p text:style-name="Preformatted_20_Text">web17825</text:p>
      <text:p text:style-name="Preformatted_20_Text">web4672</text:p>
      <text:p text:style-name="Preformatted_20_Text">web4673</text:p>
      <text:p text:style-name="Preformatted_20_Text">web18486</text:p>
      <text:p text:style-name="Preformatted_20_Text">web4674</text:p>
      <text:p text:style-name="Preformatted_20_Text">web17824</text:p>
      <text:p text:style-name="Preformatted_20_Text">web18487</text:p>
      <text:p text:style-name="Preformatted_20_Text">web4675</text:p>
      <text:p text:style-name="Preformatted_20_Text">web18488</text:p>
      <text:p text:style-name="Preformatted_20_Text">meganet</text:p>
      <text:p text:style-name="Preformatted_20_Text">web4307</text:p>
      <text:p text:style-name="Preformatted_20_Text">tomita</text:p>
      <text:p text:style-name="Preformatted_20_Text">web18489</text:p>
      <text:p text:style-name="Preformatted_20_Text">web4676</text:p>
      <text:p text:style-name="Preformatted_20_Text">web17823</text:p>
      <text:p text:style-name="Preformatted_20_Text">www.dj</text:p>
      <text:p text:style-name="Preformatted_20_Text"><text:soft-page-break/>web17822</text:p>
      <text:p text:style-name="Preformatted_20_Text">web4677</text:p>
      <text:p text:style-name="Preformatted_20_Text">webdisk.magento</text:p>
      <text:p text:style-name="Preformatted_20_Text">web4678</text:p>
      <text:p text:style-name="Preformatted_20_Text">web4680</text:p>
      <text:p text:style-name="Preformatted_20_Text">test55</text:p>
      <text:p text:style-name="Preformatted_20_Text">web6530</text:p>
      <text:p text:style-name="Preformatted_20_Text">tsubasa</text:p>
      <text:p text:style-name="Preformatted_20_Text">web4681</text:p>
      <text:p text:style-name="Preformatted_20_Text">web4682</text:p>
      <text:p text:style-name="Preformatted_20_Text">sprint</text:p>
      <text:p text:style-name="Preformatted_20_Text">web4296</text:p>
      <text:p text:style-name="Preformatted_20_Text">web17821</text:p>
      <text:p text:style-name="Preformatted_20_Text">web17819</text:p>
      <text:p text:style-name="Preformatted_20_Text">web4684</text:p>
      <text:p text:style-name="Preformatted_20_Text">web4685</text:p>
      <text:p text:style-name="Preformatted_20_Text">ovs</text:p>
      <text:p text:style-name="Preformatted_20_Text">web4686</text:p>
      <text:p text:style-name="Preformatted_20_Text">bcp</text:p>
      <text:p text:style-name="Preformatted_20_Text">rehab</text:p>
      <text:p text:style-name="Preformatted_20_Text">web17520</text:p>
      <text:p text:style-name="Preformatted_20_Text">comodo</text:p>
      <text:p text:style-name="Preformatted_20_Text">web17818</text:p>
      <text:p text:style-name="Preformatted_20_Text">tierra</text:p>
      <text:p text:style-name="Preformatted_20_Text">www.lite</text:p>
      <text:p text:style-name="Preformatted_20_Text">www.bulk</text:p>
      <text:p text:style-name="Preformatted_20_Text">web4687</text:p>
      <text:p text:style-name="Preformatted_20_Text">smbc</text:p>
      <text:p text:style-name="Preformatted_20_Text">babe</text:p>
      <text:p text:style-name="Preformatted_20_Text">bada</text:p>
      <text:p text:style-name="Preformatted_20_Text">web4295</text:p>
      <text:p text:style-name="Preformatted_20_Text">web4688</text:p>
      <text:p text:style-name="Preformatted_20_Text">c12</text:p>
      <text:p text:style-name="Preformatted_20_Text">web17817</text:p>
      <text:p text:style-name="Preformatted_20_Text">web4294</text:p>
      <text:p text:style-name="Preformatted_20_Text">web18491</text:p>
      <text:p text:style-name="Preformatted_20_Text">www.silver</text:p>
      <text:p text:style-name="Preformatted_20_Text">web4293</text:p>
      <text:p text:style-name="Preformatted_20_Text">web17816</text:p>
      <text:p text:style-name="Preformatted_20_Text">web4701</text:p>
      <text:p text:style-name="Preformatted_20_Text">web6509</text:p>
      <text:p text:style-name="Preformatted_20_Text">web18009</text:p>
      <text:p text:style-name="Preformatted_20_Text">web4702</text:p>
      <text:p text:style-name="Preformatted_20_Text">web4703</text:p>
      <text:p text:style-name="Preformatted_20_Text">rosebud</text:p>
      <text:p text:style-name="Preformatted_20_Text">amor</text:p>
      <text:p text:style-name="Preformatted_20_Text">web6498</text:p>
      <text:p text:style-name="Preformatted_20_Text">web6497</text:p>
      <text:p text:style-name="Preformatted_20_Text">web18492</text:p>
      <text:p text:style-name="Preformatted_20_Text">web18493</text:p>
      <text:p text:style-name="Preformatted_20_Text">web6496</text:p>
      <text:p text:style-name="Preformatted_20_Text">web4704</text:p>
      <text:p text:style-name="Preformatted_20_Text">web17815</text:p>
      <text:p text:style-name="Preformatted_20_Text">web17814</text:p>
      <text:p text:style-name="Preformatted_20_Text">chin</text:p>
      <text:p text:style-name="Preformatted_20_Text">web6495</text:p>
      <text:p text:style-name="Preformatted_20_Text">web4705</text:p>
      <text:p text:style-name="Preformatted_20_Text">web4706</text:p>
      <text:p text:style-name="Preformatted_20_Text">www.mo</text:p>
      <text:p text:style-name="Preformatted_20_Text">daybyday</text:p>
      <text:p text:style-name="Preformatted_20_Text">web17813</text:p>
      <text:p text:style-name="Preformatted_20_Text">web4707</text:p>
      <text:p text:style-name="Preformatted_20_Text">web4302</text:p>
      <text:p text:style-name="Preformatted_20_Text">web5935</text:p>
      <text:p text:style-name="Preformatted_20_Text"><text:soft-page-break/>www.antiques</text:p>
      <text:p text:style-name="Preformatted_20_Text">web4708</text:p>
      <text:p text:style-name="Preformatted_20_Text">web17812</text:p>
      <text:p text:style-name="Preformatted_20_Text">web6494</text:p>
      <text:p text:style-name="Preformatted_20_Text">web18494</text:p>
      <text:p text:style-name="Preformatted_20_Text">web4710</text:p>
      <text:p text:style-name="Preformatted_20_Text">baito</text:p>
      <text:p text:style-name="Preformatted_20_Text">sunpower</text:p>
      <text:p text:style-name="Preformatted_20_Text">web17811</text:p>
      <text:p text:style-name="Preformatted_20_Text">web17908</text:p>
      <text:p text:style-name="Preformatted_20_Text">wraith</text:p>
      <text:p text:style-name="Preformatted_20_Text">web6493</text:p>
      <text:p text:style-name="Preformatted_20_Text">web5199</text:p>
      <text:p text:style-name="Preformatted_20_Text">web4029</text:p>
      <text:p text:style-name="Preformatted_20_Text">site4</text:p>
      <text:p text:style-name="Preformatted_20_Text">web6492</text:p>
      <text:p text:style-name="Preformatted_20_Text">cliente</text:p>
      <text:p text:style-name="Preformatted_20_Text">web6491</text:p>
      <text:p text:style-name="Preformatted_20_Text">naboo</text:p>
      <text:p text:style-name="Preformatted_20_Text">mon1</text:p>
      <text:p text:style-name="Preformatted_20_Text">web17749</text:p>
      <text:p text:style-name="Preformatted_20_Text">web4711</text:p>
      <text:p text:style-name="Preformatted_20_Text">web4712</text:p>
      <text:p text:style-name="Preformatted_20_Text">web6500</text:p>
      <text:p text:style-name="Preformatted_20_Text">web17748</text:p>
      <text:p text:style-name="Preformatted_20_Text">web17747</text:p>
      <text:p text:style-name="Preformatted_20_Text">naps</text:p>
      <text:p text:style-name="Preformatted_20_Text">spl</text:p>
      <text:p text:style-name="Preformatted_20_Text">toaster</text:p>
      <text:p text:style-name="Preformatted_20_Text">ogre</text:p>
      <text:p text:style-name="Preformatted_20_Text">web17746</text:p>
      <text:p text:style-name="Preformatted_20_Text">web3949</text:p>
      <text:p text:style-name="Preformatted_20_Text">mimo</text:p>
      <text:p text:style-name="Preformatted_20_Text">web17745</text:p>
      <text:p text:style-name="Preformatted_20_Text">mica</text:p>
      <text:p text:style-name="Preformatted_20_Text">hayato</text:p>
      <text:p text:style-name="Preformatted_20_Text">iproxy1</text:p>
      <text:p text:style-name="Preformatted_20_Text">web17744</text:p>
      <text:p text:style-name="Preformatted_20_Text">web17897</text:p>
      <text:p text:style-name="Preformatted_20_Text">ppi</text:p>
      <text:p text:style-name="Preformatted_20_Text">otr</text:p>
      <text:p text:style-name="Preformatted_20_Text">web17743</text:p>
      <text:p text:style-name="Preformatted_20_Text">web4714</text:p>
      <text:p text:style-name="Preformatted_20_Text">hispania</text:p>
      <text:p text:style-name="Preformatted_20_Text">itnet</text:p>
      <text:p text:style-name="Preformatted_20_Text">web17742</text:p>
      <text:p text:style-name="Preformatted_20_Text">web4715</text:p>
      <text:p text:style-name="Preformatted_20_Text">web6485</text:p>
      <text:p text:style-name="Preformatted_20_Text">www.torun</text:p>
      <text:p text:style-name="Preformatted_20_Text">game5</text:p>
      <text:p text:style-name="Preformatted_20_Text">web17741</text:p>
      <text:p text:style-name="Preformatted_20_Text">web4716</text:p>
      <text:p text:style-name="Preformatted_20_Text">web4300</text:p>
      <text:p text:style-name="Preformatted_20_Text">webdisk.dating</text:p>
      <text:p text:style-name="Preformatted_20_Text">web17739</text:p>
      <text:p text:style-name="Preformatted_20_Text">web18495</text:p>
      <text:p text:style-name="Preformatted_20_Text">quentin</text:p>
      <text:p text:style-name="Preformatted_20_Text">web4717</text:p>
      <text:p text:style-name="Preformatted_20_Text">obmen</text:p>
      <text:p text:style-name="Preformatted_20_Text">universum</text:p>
      <text:p text:style-name="Preformatted_20_Text">web17738</text:p>
      <text:p text:style-name="Preformatted_20_Text">web17896</text:p>
      <text:p text:style-name="Preformatted_20_Text">julian</text:p>
      <text:p text:style-name="Preformatted_20_Text">web18496</text:p>
      <text:p text:style-name="Preformatted_20_Text"><text:soft-page-break/>web17737</text:p>
      <text:p text:style-name="Preformatted_20_Text">web18497</text:p>
      <text:p text:style-name="Preformatted_20_Text">dogbert</text:p>
      <text:p text:style-name="Preformatted_20_Text">web17736</text:p>
      <text:p text:style-name="Preformatted_20_Text">web4718</text:p>
      <text:p text:style-name="Preformatted_20_Text">web4720</text:p>
      <text:p text:style-name="Preformatted_20_Text">web4721</text:p>
      <text:p text:style-name="Preformatted_20_Text">web17735</text:p>
      <text:p text:style-name="Preformatted_20_Text">cdms</text:p>
      <text:p text:style-name="Preformatted_20_Text">web6479</text:p>
      <text:p text:style-name="Preformatted_20_Text">jns</text:p>
      <text:p text:style-name="Preformatted_20_Text">miller</text:p>
      <text:p text:style-name="Preformatted_20_Text">plesk1</text:p>
      <text:p text:style-name="Preformatted_20_Text">web4722</text:p>
      <text:p text:style-name="Preformatted_20_Text">web17895</text:p>
      <text:p text:style-name="Preformatted_20_Text">web17894</text:p>
      <text:p text:style-name="Preformatted_20_Text">www.tube</text:p>
      <text:p text:style-name="Preformatted_20_Text">web4723</text:p>
      <text:p text:style-name="Preformatted_20_Text">web4724</text:p>
      <text:p text:style-name="Preformatted_20_Text">web18498</text:p>
      <text:p text:style-name="Preformatted_20_Text">www-backup</text:p>
      <text:p text:style-name="Preformatted_20_Text">kolo</text:p>
      <text:p text:style-name="Preformatted_20_Text">triple</text:p>
      <text:p text:style-name="Preformatted_20_Text">libopac</text:p>
      <text:p text:style-name="Preformatted_20_Text">web6469</text:p>
      <text:p text:style-name="Preformatted_20_Text">web17734</text:p>
      <text:p text:style-name="Preformatted_20_Text">web17733</text:p>
      <text:p text:style-name="Preformatted_20_Text">roza</text:p>
      <text:p text:style-name="Preformatted_20_Text">web17732</text:p>
      <text:p text:style-name="Preformatted_20_Text">coin</text:p>
      <text:p text:style-name="Preformatted_20_Text">come</text:p>
      <text:p text:style-name="Preformatted_20_Text">web17731</text:p>
      <text:p text:style-name="Preformatted_20_Text">mag1</text:p>
      <text:p text:style-name="Preformatted_20_Text">coms</text:p>
      <text:p text:style-name="Preformatted_20_Text">web4725</text:p>
      <text:p text:style-name="Preformatted_20_Text">web4726</text:p>
      <text:p text:style-name="Preformatted_20_Text">web16940</text:p>
      <text:p text:style-name="Preformatted_20_Text">lantern</text:p>
      <text:p text:style-name="Preformatted_20_Text">happytime</text:p>
      <text:p text:style-name="Preformatted_20_Text">mailmaster</text:p>
      <text:p text:style-name="Preformatted_20_Text">web4893</text:p>
      <text:p text:style-name="Preformatted_20_Text">nsmaster</text:p>
      <text:p text:style-name="Preformatted_20_Text">web18511</text:p>
      <text:p text:style-name="Preformatted_20_Text">web17903</text:p>
      <text:p text:style-name="Preformatted_20_Text">web4285</text:p>
      <text:p text:style-name="Preformatted_20_Text">web4727</text:p>
      <text:p text:style-name="Preformatted_20_Text">web17902</text:p>
      <text:p text:style-name="Preformatted_20_Text">diva</text:p>
      <text:p text:style-name="Preformatted_20_Text">web17729</text:p>
      <text:p text:style-name="Preformatted_20_Text">www.example</text:p>
      <text:p text:style-name="Preformatted_20_Text">wpdemo</text:p>
      <text:p text:style-name="Preformatted_20_Text">web6459</text:p>
      <text:p text:style-name="Preformatted_20_Text">b22</text:p>
      <text:p text:style-name="Preformatted_20_Text">web17901</text:p>
      <text:p text:style-name="Preformatted_20_Text">sona</text:p>
      <text:p text:style-name="Preformatted_20_Text">writer</text:p>
      <text:p text:style-name="Preformatted_20_Text">web4728</text:p>
      <text:p text:style-name="Preformatted_20_Text">web17728</text:p>
      <text:p text:style-name="Preformatted_20_Text">web6449</text:p>
      <text:p text:style-name="Preformatted_20_Text">web18512</text:p>
      <text:p text:style-name="Preformatted_20_Text">web17727</text:p>
      <text:p text:style-name="Preformatted_20_Text">web4730</text:p>
      <text:p text:style-name="Preformatted_20_Text">mmk</text:p>
      <text:p text:style-name="Preformatted_20_Text">web4731</text:p>
      <text:p text:style-name="Preformatted_20_Text"><text:soft-page-break/>imaging</text:p>
      <text:p text:style-name="Preformatted_20_Text">kerr</text:p>
      <text:p text:style-name="Preformatted_20_Text">web4732</text:p>
      <text:p text:style-name="Preformatted_20_Text">web18000</text:p>
      <text:p text:style-name="Preformatted_20_Text">fe01</text:p>
      <text:p text:style-name="Preformatted_20_Text">web6439</text:p>
      <text:p text:style-name="Preformatted_20_Text">web4733</text:p>
      <text:p text:style-name="Preformatted_20_Text">seller</text:p>
      <text:p text:style-name="Preformatted_20_Text">web6438</text:p>
      <text:p text:style-name="Preformatted_20_Text">web4734</text:p>
      <text:p text:style-name="Preformatted_20_Text">web4735</text:p>
      <text:p text:style-name="Preformatted_20_Text">taichi</text:p>
      <text:p text:style-name="Preformatted_20_Text">mighty</text:p>
      <text:p text:style-name="Preformatted_20_Text">web7275</text:p>
      <text:p text:style-name="Preformatted_20_Text">e5</text:p>
      <text:p text:style-name="Preformatted_20_Text">web18513</text:p>
      <text:p text:style-name="Preformatted_20_Text">indira</text:p>
      <text:p text:style-name="Preformatted_20_Text">www.technology</text:p>
      <text:p text:style-name="Preformatted_20_Text">a9</text:p>
      <text:p text:style-name="Preformatted_20_Text">web4736</text:p>
      <text:p text:style-name="Preformatted_20_Text">web3758</text:p>
      <text:p text:style-name="Preformatted_20_Text">web4737</text:p>
      <text:p text:style-name="Preformatted_20_Text">web4738</text:p>
      <text:p text:style-name="Preformatted_20_Text">web4279</text:p>
      <text:p text:style-name="Preformatted_20_Text">web4740</text:p>
      <text:p text:style-name="Preformatted_20_Text">web6669</text:p>
      <text:p text:style-name="Preformatted_20_Text">olya</text:p>
      <text:p text:style-name="Preformatted_20_Text">web17726</text:p>
      <text:p text:style-name="Preformatted_20_Text">web4690</text:p>
      <text:p text:style-name="Preformatted_20_Text">midget</text:p>
      <text:p text:style-name="Preformatted_20_Text">web4741</text:p>
      <text:p text:style-name="Preformatted_20_Text">web4278</text:p>
      <text:p text:style-name="Preformatted_20_Text">web4692</text:p>
      <text:p text:style-name="Preformatted_20_Text">web6049</text:p>
      <text:p text:style-name="Preformatted_20_Text">web4742</text:p>
      <text:p text:style-name="Preformatted_20_Text">adsrv</text:p>
      <text:p text:style-name="Preformatted_20_Text">web17725</text:p>
      <text:p text:style-name="Preformatted_20_Text">web4292</text:p>
      <text:p text:style-name="Preformatted_20_Text">web4744</text:p>
      <text:p text:style-name="Preformatted_20_Text">web3759</text:p>
      <text:p text:style-name="Preformatted_20_Text">oleg</text:p>
      <text:p text:style-name="Preformatted_20_Text">web4745</text:p>
      <text:p text:style-name="Preformatted_20_Text">remove</text:p>
      <text:p text:style-name="Preformatted_20_Text">web4900</text:p>
      <text:p text:style-name="Preformatted_20_Text">web4746</text:p>
      <text:p text:style-name="Preformatted_20_Text">web4747</text:p>
      <text:p text:style-name="Preformatted_20_Text">web17724</text:p>
      <text:p text:style-name="Preformatted_20_Text">web17723</text:p>
      <text:p text:style-name="Preformatted_20_Text">web4939</text:p>
      <text:p text:style-name="Preformatted_20_Text">web17722</text:p>
      <text:p text:style-name="Preformatted_20_Text">web7389</text:p>
      <text:p text:style-name="Preformatted_20_Text">web3969</text:p>
      <text:p text:style-name="Preformatted_20_Text">pancho</text:p>
      <text:p text:style-name="Preformatted_20_Text">web17721</text:p>
      <text:p text:style-name="Preformatted_20_Text">web4713</text:p>
      <text:p text:style-name="Preformatted_20_Text">web6409</text:p>
      <text:p text:style-name="Preformatted_20_Text">vsa</text:p>
      <text:p text:style-name="Preformatted_20_Text">web6398</text:p>
      <text:p text:style-name="Preformatted_20_Text">web17719</text:p>
      <text:p text:style-name="Preformatted_20_Text">web17718</text:p>
      <text:p text:style-name="Preformatted_20_Text">relay01</text:p>
      <text:p text:style-name="Preformatted_20_Text">web5919</text:p>
      <text:p text:style-name="Preformatted_20_Text">web3489</text:p>
      <text:p text:style-name="Preformatted_20_Text">nippon</text:p>
      <text:p text:style-name="Preformatted_20_Text"><text:soft-page-break/>web6397</text:p>
      <text:p text:style-name="Preformatted_20_Text">web6430</text:p>
      <text:p text:style-name="Preformatted_20_Text">web6396</text:p>
      <text:p text:style-name="Preformatted_20_Text">web4719</text:p>
      <text:p text:style-name="Preformatted_20_Text">relay02</text:p>
      <text:p text:style-name="Preformatted_20_Text">web18514</text:p>
      <text:p text:style-name="Preformatted_20_Text">web4748</text:p>
      <text:p text:style-name="Preformatted_20_Text">web4750</text:p>
      <text:p text:style-name="Preformatted_20_Text">web4099</text:p>
      <text:p text:style-name="Preformatted_20_Text">www.herbalife</text:p>
      <text:p text:style-name="Preformatted_20_Text">web6394</text:p>
      <text:p text:style-name="Preformatted_20_Text">web5279</text:p>
      <text:p text:style-name="Preformatted_20_Text">hash</text:p>
      <text:p text:style-name="Preformatted_20_Text">web17717</text:p>
      <text:p text:style-name="Preformatted_20_Text">www.time</text:p>
      <text:p text:style-name="Preformatted_20_Text">web17716</text:p>
      <text:p text:style-name="Preformatted_20_Text">web5945</text:p>
      <text:p text:style-name="Preformatted_20_Text">web17715</text:p>
      <text:p text:style-name="Preformatted_20_Text">gman</text:p>
      <text:p text:style-name="Preformatted_20_Text">web4812</text:p>
      <text:p text:style-name="Preformatted_20_Text">railway</text:p>
      <text:p text:style-name="Preformatted_20_Text">fai</text:p>
      <text:p text:style-name="Preformatted_20_Text">web17714</text:p>
      <text:p text:style-name="Preformatted_20_Text">web4813</text:p>
      <text:p text:style-name="Preformatted_20_Text">web4814</text:p>
      <text:p text:style-name="Preformatted_20_Text">web4815</text:p>
      <text:p text:style-name="Preformatted_20_Text">web4816</text:p>
      <text:p text:style-name="Preformatted_20_Text">web17713</text:p>
      <text:p text:style-name="Preformatted_20_Text">gong</text:p>
      <text:p text:style-name="Preformatted_20_Text">web4817</text:p>
      <text:p text:style-name="Preformatted_20_Text">web4818</text:p>
      <text:p text:style-name="Preformatted_20_Text">web4820</text:p>
      <text:p text:style-name="Preformatted_20_Text">web4821</text:p>
      <text:p text:style-name="Preformatted_20_Text">hide</text:p>
      <text:p text:style-name="Preformatted_20_Text">humanresources</text:p>
      <text:p text:style-name="Preformatted_20_Text">web4822</text:p>
      <text:p text:style-name="Preformatted_20_Text">web4823</text:p>
      <text:p text:style-name="Preformatted_20_Text">web4824</text:p>
      <text:p text:style-name="Preformatted_20_Text">web6393</text:p>
      <text:p text:style-name="Preformatted_20_Text">web10699</text:p>
      <text:p text:style-name="Preformatted_20_Text">web4219</text:p>
      <text:p text:style-name="Preformatted_20_Text">hist</text:p>
      <text:p text:style-name="Preformatted_20_Text">web4825</text:p>
      <text:p text:style-name="Preformatted_20_Text">web4827</text:p>
      <text:p text:style-name="Preformatted_20_Text">soi</text:p>
      <text:p text:style-name="Preformatted_20_Text">shredder</text:p>
      <text:p text:style-name="Preformatted_20_Text">muzika</text:p>
      <text:p text:style-name="Preformatted_20_Text">web4828</text:p>
      <text:p text:style-name="Preformatted_20_Text">web4831</text:p>
      <text:p text:style-name="Preformatted_20_Text">web4832</text:p>
      <text:p text:style-name="Preformatted_20_Text">web4833</text:p>
      <text:p text:style-name="Preformatted_20_Text">web4834</text:p>
      <text:p text:style-name="Preformatted_20_Text">zvezda</text:p>
      <text:p text:style-name="Preformatted_20_Text">web4835</text:p>
      <text:p text:style-name="Preformatted_20_Text">web5950</text:p>
      <text:p text:style-name="Preformatted_20_Text">web4836</text:p>
      <text:p text:style-name="Preformatted_20_Text">web17712</text:p>
      <text:p text:style-name="Preformatted_20_Text">hola</text:p>
      <text:p text:style-name="Preformatted_20_Text">fed</text:p>
      <text:p text:style-name="Preformatted_20_Text">gip</text:p>
      <text:p text:style-name="Preformatted_20_Text">web18515</text:p>
      <text:p text:style-name="Preformatted_20_Text">web4837</text:p>
      <text:p text:style-name="Preformatted_20_Text">web4838</text:p>
      <text:p text:style-name="Preformatted_20_Text">web6390</text:p>
      <text:p text:style-name="Preformatted_20_Text"><text:soft-page-break/>web4840</text:p>
      <text:p text:style-name="Preformatted_20_Text">youcef</text:p>
      <text:p text:style-name="Preformatted_20_Text">web17711</text:p>
      <text:p text:style-name="Preformatted_20_Text">web4841</text:p>
      <text:p text:style-name="Preformatted_20_Text">web4842</text:p>
      <text:p text:style-name="Preformatted_20_Text">web4843</text:p>
      <text:p text:style-name="Preformatted_20_Text">duma</text:p>
      <text:p text:style-name="Preformatted_20_Text">jain</text:p>
      <text:p text:style-name="Preformatted_20_Text">web18439</text:p>
      <text:p text:style-name="Preformatted_20_Text">web4272</text:p>
      <text:p text:style-name="Preformatted_20_Text">ftp02</text:p>
      <text:p text:style-name="Preformatted_20_Text">web4844</text:p>
      <text:p text:style-name="Preformatted_20_Text">web4890</text:p>
      <text:p text:style-name="Preformatted_20_Text">web4845</text:p>
      <text:p text:style-name="Preformatted_20_Text">radikal</text:p>
      <text:p text:style-name="Preformatted_20_Text">web4846</text:p>
      <text:p text:style-name="Preformatted_20_Text">web17029</text:p>
      <text:p text:style-name="Preformatted_20_Text">web4847</text:p>
      <text:p text:style-name="Preformatted_20_Text">web17710</text:p>
      <text:p text:style-name="Preformatted_20_Text">web3929</text:p>
      <text:p text:style-name="Preformatted_20_Text">lori</text:p>
      <text:p text:style-name="Preformatted_20_Text">raymond</text:p>
      <text:p text:style-name="Preformatted_20_Text">web17698</text:p>
      <text:p text:style-name="Preformatted_20_Text">web4848</text:p>
      <text:p text:style-name="Preformatted_20_Text">web17909</text:p>
      <text:p text:style-name="Preformatted_20_Text">web4850</text:p>
      <text:p text:style-name="Preformatted_20_Text">web4269</text:p>
      <text:p text:style-name="Preformatted_20_Text">211</text:p>
      <text:p text:style-name="Preformatted_20_Text">web4829</text:p>
      <text:p text:style-name="Preformatted_20_Text">web6360</text:p>
      <text:p text:style-name="Preformatted_20_Text">lizard</text:p>
      <text:p text:style-name="Preformatted_20_Text">web4851</text:p>
      <text:p text:style-name="Preformatted_20_Text">web4852</text:p>
      <text:p text:style-name="Preformatted_20_Text">web6099</text:p>
      <text:p text:style-name="Preformatted_20_Text">web17697</text:p>
      <text:p text:style-name="Preformatted_20_Text">forum-test</text:p>
      <text:p text:style-name="Preformatted_20_Text">web4853</text:p>
      <text:p text:style-name="Preformatted_20_Text">web17696</text:p>
      <text:p text:style-name="Preformatted_20_Text">web5946</text:p>
      <text:p text:style-name="Preformatted_20_Text">web4854</text:p>
      <text:p text:style-name="Preformatted_20_Text">web4855</text:p>
      <text:p text:style-name="Preformatted_20_Text">web4856</text:p>
      <text:p text:style-name="Preformatted_20_Text">web4857</text:p>
      <text:p text:style-name="Preformatted_20_Text">web6489</text:p>
      <text:p text:style-name="Preformatted_20_Text">web3399</text:p>
      <text:p text:style-name="Preformatted_20_Text">web4858</text:p>
      <text:p text:style-name="Preformatted_20_Text">web4860</text:p>
      <text:p text:style-name="Preformatted_20_Text">web4861</text:p>
      <text:p text:style-name="Preformatted_20_Text">web4862</text:p>
      <text:p text:style-name="Preformatted_20_Text">web4863</text:p>
      <text:p text:style-name="Preformatted_20_Text">web6349</text:p>
      <text:p text:style-name="Preformatted_20_Text">web4864</text:p>
      <text:p text:style-name="Preformatted_20_Text">web17009</text:p>
      <text:p text:style-name="Preformatted_20_Text">kari</text:p>
      <text:p text:style-name="Preformatted_20_Text">web4865</text:p>
      <text:p text:style-name="Preformatted_20_Text">web4098</text:p>
      <text:p text:style-name="Preformatted_20_Text">web4866</text:p>
      <text:p text:style-name="Preformatted_20_Text">web4867</text:p>
      <text:p text:style-name="Preformatted_20_Text">web5934</text:p>
      <text:p text:style-name="Preformatted_20_Text">web18516</text:p>
      <text:p text:style-name="Preformatted_20_Text">web4868</text:p>
      <text:p text:style-name="Preformatted_20_Text">web4920</text:p>
      <text:p text:style-name="Preformatted_20_Text">web6339</text:p>
      <text:p text:style-name="Preformatted_20_Text">asterisk1</text:p>
      <text:p text:style-name="Preformatted_20_Text"><text:soft-page-break/>mydomain</text:p>
      <text:p text:style-name="Preformatted_20_Text">pkm</text:p>
      <text:p text:style-name="Preformatted_20_Text">www.cart</text:p>
      <text:p text:style-name="Preformatted_20_Text">web4870</text:p>
      <text:p text:style-name="Preformatted_20_Text">k1</text:p>
      <text:p text:style-name="Preformatted_20_Text">web4871</text:p>
      <text:p text:style-name="Preformatted_20_Text">web4872</text:p>
      <text:p text:style-name="Preformatted_20_Text">lazy</text:p>
      <text:p text:style-name="Preformatted_20_Text">web6329</text:p>
      <text:p text:style-name="Preformatted_20_Text">web4873</text:p>
      <text:p text:style-name="Preformatted_20_Text">june</text:p>
      <text:p text:style-name="Preformatted_20_Text">web4874</text:p>
      <text:p text:style-name="Preformatted_20_Text">web17695</text:p>
      <text:p text:style-name="Preformatted_20_Text">alberto</text:p>
      <text:p text:style-name="Preformatted_20_Text">web16911</text:p>
      <text:p text:style-name="Preformatted_20_Text">web17694</text:p>
      <text:p text:style-name="Preformatted_20_Text">web17693</text:p>
      <text:p text:style-name="Preformatted_20_Text">web16912</text:p>
      <text:p text:style-name="Preformatted_20_Text">web18517</text:p>
      <text:p text:style-name="Preformatted_20_Text">quack</text:p>
      <text:p text:style-name="Preformatted_20_Text">web4259</text:p>
      <text:p text:style-name="Preformatted_20_Text">web16913</text:p>
      <text:p text:style-name="Preformatted_20_Text">web4875</text:p>
      <text:p text:style-name="Preformatted_20_Text">kepegawaian</text:p>
      <text:p text:style-name="Preformatted_20_Text">web4258</text:p>
      <text:p text:style-name="Preformatted_20_Text">koti</text:p>
      <text:p text:style-name="Preformatted_20_Text">web5920</text:p>
      <text:p text:style-name="Preformatted_20_Text">web4876</text:p>
      <text:p text:style-name="Preformatted_20_Text">web16914</text:p>
      <text:p text:style-name="Preformatted_20_Text">web16915</text:p>
      <text:p text:style-name="Preformatted_20_Text">web5299</text:p>
      <text:p text:style-name="Preformatted_20_Text">web4877</text:p>
      <text:p text:style-name="Preformatted_20_Text">web4878</text:p>
      <text:p text:style-name="Preformatted_20_Text">d37</text:p>
      <text:p text:style-name="Preformatted_20_Text">d36</text:p>
      <text:p text:style-name="Preformatted_20_Text">web17016</text:p>
      <text:p text:style-name="Preformatted_20_Text">www.cool</text:p>
      <text:p text:style-name="Preformatted_20_Text">web4906</text:p>
      <text:p text:style-name="Preformatted_20_Text">web4880</text:p>
      <text:p text:style-name="Preformatted_20_Text">d34</text:p>
      <text:p text:style-name="Preformatted_20_Text">limo</text:p>
      <text:p text:style-name="Preformatted_20_Text">d32</text:p>
      <text:p text:style-name="Preformatted_20_Text">switch3</text:p>
      <text:p text:style-name="Preformatted_20_Text">web4881</text:p>
      <text:p text:style-name="Preformatted_20_Text">d31</text:p>
      <text:p text:style-name="Preformatted_20_Text">male</text:p>
      <text:p text:style-name="Preformatted_20_Text">web7299</text:p>
      <text:p text:style-name="Preformatted_20_Text">web18459</text:p>
      <text:p text:style-name="Preformatted_20_Text">web6129</text:p>
      <text:p text:style-name="Preformatted_20_Text">web17692</text:p>
      <text:p text:style-name="Preformatted_20_Text">persona</text:p>
      <text:p text:style-name="Preformatted_20_Text">web3769</text:p>
      <text:p text:style-name="Preformatted_20_Text">web4882</text:p>
      <text:p text:style-name="Preformatted_20_Text">web4883</text:p>
      <text:p text:style-name="Preformatted_20_Text">web4884</text:p>
      <text:p text:style-name="Preformatted_20_Text">web3669</text:p>
      <text:p text:style-name="Preformatted_20_Text">web17691</text:p>
      <text:p text:style-name="Preformatted_20_Text">web4885</text:p>
      <text:p text:style-name="Preformatted_20_Text">web4949</text:p>
      <text:p text:style-name="Preformatted_20_Text">web4886</text:p>
      <text:p text:style-name="Preformatted_20_Text">web17700</text:p>
      <text:p text:style-name="Preformatted_20_Text">web4887</text:p>
      <text:p text:style-name="Preformatted_20_Text">maze</text:p>
      <text:p text:style-name="Preformatted_20_Text">web4888</text:p>
      <text:p text:style-name="Preformatted_20_Text"><text:soft-page-break/>web5001</text:p>
      <text:p text:style-name="Preformatted_20_Text">web17688</text:p>
      <text:p text:style-name="Preformatted_20_Text">web18800</text:p>
      <text:p text:style-name="Preformatted_20_Text">kuma</text:p>
      <text:p text:style-name="Preformatted_20_Text">web5002</text:p>
      <text:p text:style-name="Preformatted_20_Text">web4249</text:p>
      <text:p text:style-name="Preformatted_20_Text">web17687</text:p>
      <text:p text:style-name="Preformatted_20_Text">web5003</text:p>
      <text:p text:style-name="Preformatted_20_Text">webdisk.team</text:p>
      <text:p text:style-name="Preformatted_20_Text">web5004</text:p>
      <text:p text:style-name="Preformatted_20_Text">web5005</text:p>
      <text:p text:style-name="Preformatted_20_Text">spruce</text:p>
      <text:p text:style-name="Preformatted_20_Text">web6391</text:p>
      <text:p text:style-name="Preformatted_20_Text">web5007</text:p>
      <text:p text:style-name="Preformatted_20_Text">mess</text:p>
      <text:p text:style-name="Preformatted_20_Text">shooter</text:p>
      <text:p text:style-name="Preformatted_20_Text">publiker</text:p>
      <text:p text:style-name="Preformatted_20_Text">web5008</text:p>
      <text:p text:style-name="Preformatted_20_Text">kyle</text:p>
      <text:p text:style-name="Preformatted_20_Text">server08</text:p>
      <text:p text:style-name="Preformatted_20_Text">zabbix2</text:p>
      <text:p text:style-name="Preformatted_20_Text">web6249</text:p>
      <text:p text:style-name="Preformatted_20_Text">visions</text:p>
      <text:p text:style-name="Preformatted_20_Text">sw4</text:p>
      <text:p text:style-name="Preformatted_20_Text">web17103</text:p>
      <text:p text:style-name="Preformatted_20_Text">web5010</text:p>
      <text:p text:style-name="Preformatted_20_Text">www.kz</text:p>
      <text:p text:style-name="Preformatted_20_Text">web5011</text:p>
      <text:p text:style-name="Preformatted_20_Text">web17686</text:p>
      <text:p text:style-name="Preformatted_20_Text">web17019</text:p>
      <text:p text:style-name="Preformatted_20_Text">web5012</text:p>
      <text:p text:style-name="Preformatted_20_Text">miku</text:p>
      <text:p text:style-name="Preformatted_20_Text">web17685</text:p>
      <text:p text:style-name="Preformatted_20_Text">web5013</text:p>
      <text:p text:style-name="Preformatted_20_Text">web100000</text:p>
      <text:p text:style-name="Preformatted_20_Text">web5014</text:p>
      <text:p text:style-name="Preformatted_20_Text">web5015</text:p>
      <text:p text:style-name="Preformatted_20_Text">web5016</text:p>
      <text:p text:style-name="Preformatted_20_Text">miso</text:p>
      <text:p text:style-name="Preformatted_20_Text">web5017</text:p>
      <text:p text:style-name="Preformatted_20_Text">web5018</text:p>
      <text:p text:style-name="Preformatted_20_Text">web7239</text:p>
      <text:p text:style-name="Preformatted_20_Text">swanson</text:p>
      <text:p text:style-name="Preformatted_20_Text">composite</text:p>
      <text:p text:style-name="Preformatted_20_Text">monika</text:p>
      <text:p text:style-name="Preformatted_20_Text">web17684</text:p>
      <text:p text:style-name="Preformatted_20_Text">carnival</text:p>
      <text:p text:style-name="Preformatted_20_Text">web6239</text:p>
      <text:p text:style-name="Preformatted_20_Text">web100001</text:p>
      <text:p text:style-name="Preformatted_20_Text">web5020</text:p>
      <text:p text:style-name="Preformatted_20_Text">web5021</text:p>
      <text:p text:style-name="Preformatted_20_Text">web100002</text:p>
      <text:p text:style-name="Preformatted_20_Text">web5022</text:p>
      <text:p text:style-name="Preformatted_20_Text">www.test6</text:p>
      <text:p text:style-name="Preformatted_20_Text">web5023</text:p>
      <text:p text:style-name="Preformatted_20_Text">web5024</text:p>
      <text:p text:style-name="Preformatted_20_Text">web5025</text:p>
      <text:p text:style-name="Preformatted_20_Text">web5026</text:p>
      <text:p text:style-name="Preformatted_20_Text">cpd</text:p>
      <text:p text:style-name="Preformatted_20_Text">aukro</text:p>
      <text:p text:style-name="Preformatted_20_Text">bullet</text:p>
      <text:p text:style-name="Preformatted_20_Text">web18518</text:p>
      <text:p text:style-name="Preformatted_20_Text">web6230</text:p>
      <text:p text:style-name="Preformatted_20_Text">web17683</text:p>
      <text:p text:style-name="Preformatted_20_Text"><text:soft-page-break/>de1</text:p>
      <text:p text:style-name="Preformatted_20_Text">web5027</text:p>
      <text:p text:style-name="Preformatted_20_Text">web5028</text:p>
      <text:p text:style-name="Preformatted_20_Text">rosie</text:p>
      <text:p text:style-name="Preformatted_20_Text">web4039</text:p>
      <text:p text:style-name="Preformatted_20_Text">web5030</text:p>
      <text:p text:style-name="Preformatted_20_Text">maximum</text:p>
      <text:p text:style-name="Preformatted_20_Text">ican</text:p>
      <text:p text:style-name="Preformatted_20_Text">web5031</text:p>
      <text:p text:style-name="Preformatted_20_Text">mohsen</text:p>
      <text:p text:style-name="Preformatted_20_Text">web5032</text:p>
      <text:p text:style-name="Preformatted_20_Text">web17682</text:p>
      <text:p text:style-name="Preformatted_20_Text">web5033</text:p>
      <text:p text:style-name="Preformatted_20_Text">web18519</text:p>
      <text:p text:style-name="Preformatted_20_Text">web18521</text:p>
      <text:p text:style-name="Preformatted_20_Text">web4239</text:p>
      <text:p text:style-name="Preformatted_20_Text">web17681</text:p>
      <text:p text:style-name="Preformatted_20_Text">web5034</text:p>
      <text:p text:style-name="Preformatted_20_Text">web5035</text:p>
      <text:p text:style-name="Preformatted_20_Text">tunisia</text:p>
      <text:p text:style-name="Preformatted_20_Text">sidious</text:p>
      <text:p text:style-name="Preformatted_20_Text">web17679</text:p>
      <text:p text:style-name="Preformatted_20_Text">web5036</text:p>
      <text:p text:style-name="Preformatted_20_Text">web18522</text:p>
      <text:p text:style-name="Preformatted_20_Text">web5037</text:p>
      <text:p text:style-name="Preformatted_20_Text">web17678</text:p>
      <text:p text:style-name="Preformatted_20_Text">web5038</text:p>
      <text:p text:style-name="Preformatted_20_Text">web5040</text:p>
      <text:p text:style-name="Preformatted_20_Text">web5041</text:p>
      <text:p text:style-name="Preformatted_20_Text">workfromhome</text:p>
      <text:p text:style-name="Preformatted_20_Text">cw01host9</text:p>
      <text:p text:style-name="Preformatted_20_Text">cw01host8</text:p>
      <text:p text:style-name="Preformatted_20_Text">web17677</text:p>
      <text:p text:style-name="Preformatted_20_Text">web17676</text:p>
      <text:p text:style-name="Preformatted_20_Text">nathan</text:p>
      <text:p text:style-name="Preformatted_20_Text">cw01host7</text:p>
      <text:p text:style-name="Preformatted_20_Text">web17675</text:p>
      <text:p text:style-name="Preformatted_20_Text">web5042</text:p>
      <text:p text:style-name="Preformatted_20_Text">web5323</text:p>
      <text:p text:style-name="Preformatted_20_Text">web5043</text:p>
      <text:p text:style-name="Preformatted_20_Text">web5044</text:p>
      <text:p text:style-name="Preformatted_20_Text">web17674</text:p>
      <text:p text:style-name="Preformatted_20_Text">web5045</text:p>
      <text:p text:style-name="Preformatted_20_Text">web17673</text:p>
      <text:p text:style-name="Preformatted_20_Text">web5046</text:p>
      <text:p text:style-name="Preformatted_20_Text">web3329</text:p>
      <text:p text:style-name="Preformatted_20_Text">glad</text:p>
      <text:p text:style-name="Preformatted_20_Text">web5047</text:p>
      <text:p text:style-name="Preformatted_20_Text">retailer</text:p>
      <text:p text:style-name="Preformatted_20_Text">web5048</text:p>
      <text:p text:style-name="Preformatted_20_Text">web5050</text:p>
      <text:p text:style-name="Preformatted_20_Text">web5729</text:p>
      <text:p text:style-name="Preformatted_20_Text">web4951</text:p>
      <text:p text:style-name="Preformatted_20_Text">web4952</text:p>
      <text:p text:style-name="Preformatted_20_Text">web4953</text:p>
      <text:p text:style-name="Preformatted_20_Text">web17672</text:p>
      <text:p text:style-name="Preformatted_20_Text">web4954</text:p>
      <text:p text:style-name="Preformatted_20_Text">web4955</text:p>
      <text:p text:style-name="Preformatted_20_Text">web17671</text:p>
      <text:p text:style-name="Preformatted_20_Text">web4956</text:p>
      <text:p text:style-name="Preformatted_20_Text">web4957</text:p>
      <text:p text:style-name="Preformatted_20_Text">web4958</text:p>
      <text:p text:style-name="Preformatted_20_Text">web16925</text:p>
      <text:p text:style-name="Preformatted_20_Text">web4962</text:p>
      <text:p text:style-name="Preformatted_20_Text"><text:soft-page-break/>foru</text:p>
      <text:p text:style-name="Preformatted_20_Text">web4963</text:p>
      <text:p text:style-name="Preformatted_20_Text">pns.dtag.de</text:p>
      <text:p text:style-name="Preformatted_20_Text">low</text:p>
      <text:p text:style-name="Preformatted_20_Text">web4964</text:p>
      <text:p text:style-name="Preformatted_20_Text">web17670</text:p>
      <text:p text:style-name="Preformatted_20_Text">web4965</text:p>
      <text:p text:style-name="Preformatted_20_Text">nore</text:p>
      <text:p text:style-name="Preformatted_20_Text">xo</text:p>
      <text:p text:style-name="Preformatted_20_Text">web17668</text:p>
      <text:p text:style-name="Preformatted_20_Text">web4966</text:p>
      <text:p text:style-name="Preformatted_20_Text">programming</text:p>
      <text:p text:style-name="Preformatted_20_Text">mx00</text:p>
      <text:p text:style-name="Preformatted_20_Text">ichi</text:p>
      <text:p text:style-name="Preformatted_20_Text">rapids</text:p>
      <text:p text:style-name="Preformatted_20_Text">mpi</text:p>
      <text:p text:style-name="Preformatted_20_Text">pana</text:p>
      <text:p text:style-name="Preformatted_20_Text">web16926</text:p>
      <text:p text:style-name="Preformatted_20_Text">app9</text:p>
      <text:p text:style-name="Preformatted_20_Text">web4967</text:p>
      <text:p text:style-name="Preformatted_20_Text">web4968</text:p>
      <text:p text:style-name="Preformatted_20_Text">web16927</text:p>
      <text:p text:style-name="Preformatted_20_Text">web17667</text:p>
      <text:p text:style-name="Preformatted_20_Text">web17666</text:p>
      <text:p text:style-name="Preformatted_20_Text">web17665</text:p>
      <text:p text:style-name="Preformatted_20_Text">web4970</text:p>
      <text:p text:style-name="Preformatted_20_Text">chihiro</text:p>
      <text:p text:style-name="Preformatted_20_Text">web16928</text:p>
      <text:p text:style-name="Preformatted_20_Text">web17664</text:p>
      <text:p text:style-name="Preformatted_20_Text">web17663</text:p>
      <text:p text:style-name="Preformatted_20_Text">gunther</text:p>
      <text:p text:style-name="Preformatted_20_Text">web16930</text:p>
      <text:p text:style-name="Preformatted_20_Text">cw01host6</text:p>
      <text:p text:style-name="Preformatted_20_Text">shemale</text:p>
      <text:p text:style-name="Preformatted_20_Text">web4971</text:p>
      <text:p text:style-name="Preformatted_20_Text">web17662</text:p>
      <text:p text:style-name="Preformatted_20_Text">web4972</text:p>
      <text:p text:style-name="Preformatted_20_Text">web4973</text:p>
      <text:p text:style-name="Preformatted_20_Text">web4974</text:p>
      <text:p text:style-name="Preformatted_20_Text">cw01host5</text:p>
      <text:p text:style-name="Preformatted_20_Text">web4975</text:p>
      <text:p text:style-name="Preformatted_20_Text">web4976</text:p>
      <text:p text:style-name="Preformatted_20_Text">web4977</text:p>
      <text:p text:style-name="Preformatted_20_Text">web17661</text:p>
      <text:p text:style-name="Preformatted_20_Text">web4978</text:p>
      <text:p text:style-name="Preformatted_20_Text">meetme</text:p>
      <text:p text:style-name="Preformatted_20_Text">cw01host4</text:p>
      <text:p text:style-name="Preformatted_20_Text">web4980</text:p>
      <text:p text:style-name="Preformatted_20_Text">web18523</text:p>
      <text:p text:style-name="Preformatted_20_Text">web4981</text:p>
      <text:p text:style-name="Preformatted_20_Text">megara</text:p>
      <text:p text:style-name="Preformatted_20_Text">web4982</text:p>
      <text:p text:style-name="Preformatted_20_Text">web4983</text:p>
      <text:p text:style-name="Preformatted_20_Text">beta.admin</text:p>
      <text:p text:style-name="Preformatted_20_Text">web4984</text:p>
      <text:p text:style-name="Preformatted_20_Text">www.profesionales</text:p>
      <text:p text:style-name="Preformatted_20_Text">cw01host3</text:p>
      <text:p text:style-name="Preformatted_20_Text">web3499</text:p>
      <text:p text:style-name="Preformatted_20_Text">web17659</text:p>
      <text:p text:style-name="Preformatted_20_Text">web18524</text:p>
      <text:p text:style-name="Preformatted_20_Text">web4985</text:p>
      <text:p text:style-name="Preformatted_20_Text">numbers</text:p>
      <text:p text:style-name="Preformatted_20_Text">web16931</text:p>
      <text:p text:style-name="Preformatted_20_Text">web5859</text:p>
      <text:p text:style-name="Preformatted_20_Text"><text:soft-page-break/>web3799</text:p>
      <text:p text:style-name="Preformatted_20_Text">web4987</text:p>
      <text:p text:style-name="Preformatted_20_Text">web4990</text:p>
      <text:p text:style-name="Preformatted_20_Text">cw01host2</text:p>
      <text:p text:style-name="Preformatted_20_Text">web16932</text:p>
      <text:p text:style-name="Preformatted_20_Text">web18525</text:p>
      <text:p text:style-name="Preformatted_20_Text">autoconfig.joomla</text:p>
      <text:p text:style-name="Preformatted_20_Text">warriors</text:p>
      <text:p text:style-name="Preformatted_20_Text">autodiscover.joomla</text:p>
      <text:p text:style-name="Preformatted_20_Text">wushu</text:p>
      <text:p text:style-name="Preformatted_20_Text">web16933</text:p>
      <text:p text:style-name="Preformatted_20_Text">pola</text:p>
      <text:p text:style-name="Preformatted_20_Text">web16934</text:p>
      <text:p text:style-name="Preformatted_20_Text">preview1</text:p>
      <text:p text:style-name="Preformatted_20_Text">minus</text:p>
      <text:p text:style-name="Preformatted_20_Text">web4991</text:p>
      <text:p text:style-name="Preformatted_20_Text">privat</text:p>
      <text:p text:style-name="Preformatted_20_Text">web16935</text:p>
      <text:p text:style-name="Preformatted_20_Text">cw01host1</text:p>
      <text:p text:style-name="Preformatted_20_Text">radio2</text:p>
      <text:p text:style-name="Preformatted_20_Text">ireland</text:p>
      <text:p text:style-name="Preformatted_20_Text">web17089</text:p>
      <text:p text:style-name="Preformatted_20_Text">web4993</text:p>
      <text:p text:style-name="Preformatted_20_Text">pull</text:p>
      <text:p text:style-name="Preformatted_20_Text">web6209</text:p>
      <text:p text:style-name="Preformatted_20_Text">beekeeping</text:p>
      <text:p text:style-name="Preformatted_20_Text">web4994</text:p>
      <text:p text:style-name="Preformatted_20_Text">pobeda</text:p>
      <text:p text:style-name="Preformatted_20_Text">web4995</text:p>
      <text:p text:style-name="Preformatted_20_Text">benz</text:p>
      <text:p text:style-name="Preformatted_20_Text">cost</text:p>
      <text:p text:style-name="Preformatted_20_Text">web17658</text:p>
      <text:p text:style-name="Preformatted_20_Text">web17657</text:p>
      <text:p text:style-name="Preformatted_20_Text">zhang</text:p>
      <text:p text:style-name="Preformatted_20_Text">web4996</text:p>
      <text:p text:style-name="Preformatted_20_Text">deva</text:p>
      <text:p text:style-name="Preformatted_20_Text">rt1</text:p>
      <text:p text:style-name="Preformatted_20_Text">web18526</text:p>
      <text:p text:style-name="Preformatted_20_Text">web18527</text:p>
      <text:p text:style-name="Preformatted_20_Text">web17656</text:p>
      <text:p text:style-name="Preformatted_20_Text">thanh</text:p>
      <text:p text:style-name="Preformatted_20_Text">dominio</text:p>
      <text:p text:style-name="Preformatted_20_Text">web4997</text:p>
      <text:p text:style-name="Preformatted_20_Text">web6198</text:p>
      <text:p text:style-name="Preformatted_20_Text">philips</text:p>
      <text:p text:style-name="Preformatted_20_Text">web4998</text:p>
      <text:p text:style-name="Preformatted_20_Text">web4999</text:p>
      <text:p text:style-name="Preformatted_20_Text">web5111</text:p>
      <text:p text:style-name="Preformatted_20_Text">web5112</text:p>
      <text:p text:style-name="Preformatted_20_Text">web17655</text:p>
      <text:p text:style-name="Preformatted_20_Text">web17036</text:p>
      <text:p text:style-name="Preformatted_20_Text">web5113</text:p>
      <text:p text:style-name="Preformatted_20_Text">iPhone</text:p>
      <text:p text:style-name="Preformatted_20_Text">web18528</text:p>
      <text:p text:style-name="Preformatted_20_Text">web3709</text:p>
      <text:p text:style-name="Preformatted_20_Text">web16937</text:p>
      <text:p text:style-name="Preformatted_20_Text">web18529</text:p>
      <text:p text:style-name="Preformatted_20_Text">ogame</text:p>
      <text:p text:style-name="Preformatted_20_Text">web17654</text:p>
      <text:p text:style-name="Preformatted_20_Text">web18531</text:p>
      <text:p text:style-name="Preformatted_20_Text">yasin</text:p>
      <text:p text:style-name="Preformatted_20_Text">web17653</text:p>
      <text:p text:style-name="Preformatted_20_Text">popmail</text:p>
      <text:p text:style-name="Preformatted_20_Text">web17652</text:p>
      <text:p text:style-name="Preformatted_20_Text"><text:soft-page-break/>web5114</text:p>
      <text:p text:style-name="Preformatted_20_Text">web16938</text:p>
      <text:p text:style-name="Preformatted_20_Text">web5115</text:p>
      <text:p text:style-name="Preformatted_20_Text">web5116</text:p>
      <text:p text:style-name="Preformatted_20_Text">web5117</text:p>
      <text:p text:style-name="Preformatted_20_Text">web5118</text:p>
      <text:p text:style-name="Preformatted_20_Text">web5120</text:p>
      <text:p text:style-name="Preformatted_20_Text">web4238</text:p>
      <text:p text:style-name="Preformatted_20_Text">web17040</text:p>
      <text:p text:style-name="Preformatted_20_Text">web5121</text:p>
      <text:p text:style-name="Preformatted_20_Text">web6197</text:p>
      <text:p text:style-name="Preformatted_20_Text">web5122</text:p>
      <text:p text:style-name="Preformatted_20_Text">web16941</text:p>
      <text:p text:style-name="Preformatted_20_Text">web16942</text:p>
      <text:p text:style-name="Preformatted_20_Text">web6196</text:p>
      <text:p text:style-name="Preformatted_20_Text">web6194</text:p>
      <text:p text:style-name="Preformatted_20_Text">web16943</text:p>
      <text:p text:style-name="Preformatted_20_Text">web5123</text:p>
      <text:p text:style-name="Preformatted_20_Text">web6193</text:p>
      <text:p text:style-name="Preformatted_20_Text">devils</text:p>
      <text:p text:style-name="Preformatted_20_Text">www.ch</text:p>
      <text:p text:style-name="Preformatted_20_Text">web5124</text:p>
      <text:p text:style-name="Preformatted_20_Text">web5125</text:p>
      <text:p text:style-name="Preformatted_20_Text">web5126</text:p>
      <text:p text:style-name="Preformatted_20_Text">web6191</text:p>
      <text:p text:style-name="Preformatted_20_Text">web5127</text:p>
      <text:p text:style-name="Preformatted_20_Text">web6190</text:p>
      <text:p text:style-name="Preformatted_20_Text">web17651</text:p>
      <text:p text:style-name="Preformatted_20_Text">web17650</text:p>
      <text:p text:style-name="Preformatted_20_Text">web5128</text:p>
      <text:p text:style-name="Preformatted_20_Text">web5131</text:p>
      <text:p text:style-name="Preformatted_20_Text">marino</text:p>
      <text:p text:style-name="Preformatted_20_Text">web5132</text:p>
      <text:p text:style-name="Preformatted_20_Text">web5133</text:p>
      <text:p text:style-name="Preformatted_20_Text">web5589</text:p>
      <text:p text:style-name="Preformatted_20_Text">web5134</text:p>
      <text:p text:style-name="Preformatted_20_Text">web5135</text:p>
      <text:p text:style-name="Preformatted_20_Text">web5136</text:p>
      <text:p text:style-name="Preformatted_20_Text">web5137</text:p>
      <text:p text:style-name="Preformatted_20_Text">tma</text:p>
      <text:p text:style-name="Preformatted_20_Text">ns.test</text:p>
      <text:p text:style-name="Preformatted_20_Text">web17648</text:p>
      <text:p text:style-name="Preformatted_20_Text">web5138</text:p>
      <text:p text:style-name="Preformatted_20_Text">web5140</text:p>
      <text:p text:style-name="Preformatted_20_Text">web5141</text:p>
      <text:p text:style-name="Preformatted_20_Text">web4236</text:p>
      <text:p text:style-name="Preformatted_20_Text">web5142</text:p>
      <text:p text:style-name="Preformatted_20_Text">web16944</text:p>
      <text:p text:style-name="Preformatted_20_Text">web6180</text:p>
      <text:p text:style-name="Preformatted_20_Text">web5143</text:p>
      <text:p text:style-name="Preformatted_20_Text">web5144</text:p>
      <text:p text:style-name="Preformatted_20_Text">web6173</text:p>
      <text:p text:style-name="Preformatted_20_Text">web5145</text:p>
      <text:p text:style-name="Preformatted_20_Text">web17647</text:p>
      <text:p text:style-name="Preformatted_20_Text">web5146</text:p>
      <text:p text:style-name="Preformatted_20_Text">web5147</text:p>
      <text:p text:style-name="Preformatted_20_Text">web5148</text:p>
      <text:p text:style-name="Preformatted_20_Text">web5150</text:p>
      <text:p text:style-name="Preformatted_20_Text">web5151</text:p>
      <text:p text:style-name="Preformatted_20_Text">web6169</text:p>
      <text:p text:style-name="Preformatted_20_Text">final</text:p>
      <text:p text:style-name="Preformatted_20_Text">nadya</text:p>
      <text:p text:style-name="Preformatted_20_Text">web17646</text:p>
      <text:p text:style-name="Preformatted_20_Text">web6167</text:p>
      <text:p text:style-name="Preformatted_20_Text"><text:soft-page-break/>web5152</text:p>
      <text:p text:style-name="Preformatted_20_Text">web5153</text:p>
      <text:p text:style-name="Preformatted_20_Text">www.mi</text:p>
      <text:p text:style-name="Preformatted_20_Text">web5154</text:p>
      <text:p text:style-name="Preformatted_20_Text">web5155</text:p>
      <text:p text:style-name="Preformatted_20_Text">web5156</text:p>
      <text:p text:style-name="Preformatted_20_Text">gus</text:p>
      <text:p text:style-name="Preformatted_20_Text">web16945</text:p>
      <text:p text:style-name="Preformatted_20_Text">web16946</text:p>
      <text:p text:style-name="Preformatted_20_Text">combat</text:p>
      <text:p text:style-name="Preformatted_20_Text">web5157</text:p>
      <text:p text:style-name="Preformatted_20_Text">web5158</text:p>
      <text:p text:style-name="Preformatted_20_Text">roeder</text:p>
      <text:p text:style-name="Preformatted_20_Text">web4579</text:p>
      <text:p text:style-name="Preformatted_20_Text">web17645</text:p>
      <text:p text:style-name="Preformatted_20_Text">web18490</text:p>
      <text:p text:style-name="Preformatted_20_Text">web6160</text:p>
      <text:p text:style-name="Preformatted_20_Text">web5161</text:p>
      <text:p text:style-name="Preformatted_20_Text">web16947</text:p>
      <text:p text:style-name="Preformatted_20_Text">towa</text:p>
      <text:p text:style-name="Preformatted_20_Text">web17039</text:p>
      <text:p text:style-name="Preformatted_20_Text">web17150</text:p>
      <text:p text:style-name="Preformatted_20_Text">web17644</text:p>
      <text:p text:style-name="Preformatted_20_Text">web5162</text:p>
      <text:p text:style-name="Preformatted_20_Text">web17643</text:p>
      <text:p text:style-name="Preformatted_20_Text">callpilot</text:p>
      <text:p text:style-name="Preformatted_20_Text">web5163</text:p>
      <text:p text:style-name="Preformatted_20_Text">lp4</text:p>
      <text:p text:style-name="Preformatted_20_Text">web5164</text:p>
      <text:p text:style-name="Preformatted_20_Text">mailto</text:p>
      <text:p text:style-name="Preformatted_20_Text">web17642</text:p>
      <text:p text:style-name="Preformatted_20_Text">web5165</text:p>
      <text:p text:style-name="Preformatted_20_Text">web5166</text:p>
      <text:p text:style-name="Preformatted_20_Text">postman</text:p>
      <text:p text:style-name="Preformatted_20_Text">friendly</text:p>
      <text:p text:style-name="Preformatted_20_Text">web5167</text:p>
      <text:p text:style-name="Preformatted_20_Text">web5168</text:p>
      <text:p text:style-name="Preformatted_20_Text">web5170</text:p>
      <text:p text:style-name="Preformatted_20_Text">web5591</text:p>
      <text:p text:style-name="Preformatted_20_Text">web5171</text:p>
      <text:p text:style-name="Preformatted_20_Text">web5172</text:p>
      <text:p text:style-name="Preformatted_20_Text">web4229</text:p>
      <text:p text:style-name="Preformatted_20_Text">web18532</text:p>
      <text:p text:style-name="Preformatted_20_Text">web5173</text:p>
      <text:p text:style-name="Preformatted_20_Text">web5174</text:p>
      <text:p text:style-name="Preformatted_20_Text">web16950</text:p>
      <text:p text:style-name="Preformatted_20_Text">zona</text:p>
      <text:p text:style-name="Preformatted_20_Text">web5175</text:p>
      <text:p text:style-name="Preformatted_20_Text">web5176</text:p>
      <text:p text:style-name="Preformatted_20_Text">web5177</text:p>
      <text:p text:style-name="Preformatted_20_Text">topdog</text:p>
      <text:p text:style-name="Preformatted_20_Text">web16951</text:p>
      <text:p text:style-name="Preformatted_20_Text">web16952</text:p>
      <text:p text:style-name="Preformatted_20_Text">web18505</text:p>
      <text:p text:style-name="Preformatted_20_Text">web18506</text:p>
      <text:p text:style-name="Preformatted_20_Text">web4299</text:p>
      <text:p text:style-name="Preformatted_20_Text">web17139</text:p>
      <text:p text:style-name="Preformatted_20_Text">web5178</text:p>
      <text:p text:style-name="Preformatted_20_Text">web17641</text:p>
      <text:p text:style-name="Preformatted_20_Text">web6139</text:p>
      <text:p text:style-name="Preformatted_20_Text">web5180</text:p>
      <text:p text:style-name="Preformatted_20_Text">web17129</text:p>
      <text:p text:style-name="Preformatted_20_Text">web6131</text:p>
      <text:p text:style-name="Preformatted_20_Text">web17639</text:p>
      <text:p text:style-name="Preformatted_20_Text"><text:soft-page-break/>vital</text:p>
      <text:p text:style-name="Preformatted_20_Text">myplace</text:p>
      <text:p text:style-name="Preformatted_20_Text">vermeer</text:p>
      <text:p text:style-name="Preformatted_20_Text">web4922</text:p>
      <text:p text:style-name="Preformatted_20_Text">web5181</text:p>
      <text:p text:style-name="Preformatted_20_Text">web5182</text:p>
      <text:p text:style-name="Preformatted_20_Text">palmsprings</text:p>
      <text:p text:style-name="Preformatted_20_Text">web5184</text:p>
      <text:p text:style-name="Preformatted_20_Text">web5185</text:p>
      <text:p text:style-name="Preformatted_20_Text">web16954</text:p>
      <text:p text:style-name="Preformatted_20_Text">web17119</text:p>
      <text:p text:style-name="Preformatted_20_Text">web17638</text:p>
      <text:p text:style-name="Preformatted_20_Text">boost</text:p>
      <text:p text:style-name="Preformatted_20_Text">web5329</text:p>
      <text:p text:style-name="Preformatted_20_Text">web18508</text:p>
      <text:p text:style-name="Preformatted_20_Text">web5186</text:p>
      <text:p text:style-name="Preformatted_20_Text">web5187</text:p>
      <text:p text:style-name="Preformatted_20_Text">scream</text:p>
      <text:p text:style-name="Preformatted_20_Text">woow</text:p>
      <text:p text:style-name="Preformatted_20_Text">web17637</text:p>
      <text:p text:style-name="Preformatted_20_Text">web5188</text:p>
      <text:p text:style-name="Preformatted_20_Text">www.torrent</text:p>
      <text:p text:style-name="Preformatted_20_Text">web5201</text:p>
      <text:p text:style-name="Preformatted_20_Text">web18950</text:p>
      <text:p text:style-name="Preformatted_20_Text">web17636</text:p>
      <text:p text:style-name="Preformatted_20_Text">web18948</text:p>
      <text:p text:style-name="Preformatted_20_Text">web5202</text:p>
      <text:p text:style-name="Preformatted_20_Text">web18947</text:p>
      <text:p text:style-name="Preformatted_20_Text">web16956</text:p>
      <text:p text:style-name="Preformatted_20_Text">web5203</text:p>
      <text:p text:style-name="Preformatted_20_Text">a01</text:p>
      <text:p text:style-name="Preformatted_20_Text">web18946</text:p>
      <text:p text:style-name="Preformatted_20_Text">web3349</text:p>
      <text:p text:style-name="Preformatted_20_Text">web5204</text:p>
      <text:p text:style-name="Preformatted_20_Text">web5205</text:p>
      <text:p text:style-name="Preformatted_20_Text">web5206</text:p>
      <text:p text:style-name="Preformatted_20_Text">web18945</text:p>
      <text:p text:style-name="Preformatted_20_Text">web5207</text:p>
      <text:p text:style-name="Preformatted_20_Text">web5208</text:p>
      <text:p text:style-name="Preformatted_20_Text">web5210</text:p>
      <text:p text:style-name="Preformatted_20_Text">web5211</text:p>
      <text:p text:style-name="Preformatted_20_Text">web18944</text:p>
      <text:p text:style-name="Preformatted_20_Text">web5212</text:p>
      <text:p text:style-name="Preformatted_20_Text">web5213</text:p>
      <text:p text:style-name="Preformatted_20_Text">web18533</text:p>
      <text:p text:style-name="Preformatted_20_Text">web5214</text:p>
      <text:p text:style-name="Preformatted_20_Text">www.bi</text:p>
      <text:p text:style-name="Preformatted_20_Text">web18510</text:p>
      <text:p text:style-name="Preformatted_20_Text">nick2</text:p>
      <text:p text:style-name="Preformatted_20_Text">web18943</text:p>
      <text:p text:style-name="Preformatted_20_Text">web16957</text:p>
      <text:p text:style-name="Preformatted_20_Text">web5215</text:p>
      <text:p text:style-name="Preformatted_20_Text">web16958</text:p>
      <text:p text:style-name="Preformatted_20_Text">web17635</text:p>
      <text:p text:style-name="Preformatted_20_Text">web17634</text:p>
      <text:p text:style-name="Preformatted_20_Text">web18942</text:p>
      <text:p text:style-name="Preformatted_20_Text">web17060</text:p>
      <text:p text:style-name="Preformatted_20_Text">web18941</text:p>
      <text:p text:style-name="Preformatted_20_Text">web5216</text:p>
      <text:p text:style-name="Preformatted_20_Text">web16961</text:p>
      <text:p text:style-name="Preformatted_20_Text">web17633</text:p>
      <text:p text:style-name="Preformatted_20_Text">web17632</text:p>
      <text:p text:style-name="Preformatted_20_Text">web3359</text:p>
      <text:p text:style-name="Preformatted_20_Text">web5217</text:p>
      <text:p text:style-name="Preformatted_20_Text"><text:soft-page-break/>web17631</text:p>
      <text:p text:style-name="Preformatted_20_Text">web3779</text:p>
      <text:p text:style-name="Preformatted_20_Text">web17629</text:p>
      <text:p text:style-name="Preformatted_20_Text">tiamo</text:p>
      <text:p text:style-name="Preformatted_20_Text">web5218</text:p>
      <text:p text:style-name="Preformatted_20_Text">web7419</text:p>
      <text:p text:style-name="Preformatted_20_Text">web5220</text:p>
      <text:p text:style-name="Preformatted_20_Text">web5221</text:p>
      <text:p text:style-name="Preformatted_20_Text">web17069</text:p>
      <text:p text:style-name="Preformatted_20_Text">web17072</text:p>
      <text:p text:style-name="Preformatted_20_Text">web18534</text:p>
      <text:p text:style-name="Preformatted_20_Text">web5222</text:p>
      <text:p text:style-name="Preformatted_20_Text">web18940</text:p>
      <text:p text:style-name="Preformatted_20_Text">backupserver</text:p>
      <text:p text:style-name="Preformatted_20_Text">web18938</text:p>
      <text:p text:style-name="Preformatted_20_Text">hihihi</text:p>
      <text:p text:style-name="Preformatted_20_Text">ttk</text:p>
      <text:p text:style-name="Preformatted_20_Text">web18937</text:p>
      <text:p text:style-name="Preformatted_20_Text">web16974</text:p>
      <text:p text:style-name="Preformatted_20_Text">web4819</text:p>
      <text:p text:style-name="Preformatted_20_Text">www.mega</text:p>
      <text:p text:style-name="Preformatted_20_Text">web16995</text:p>
      <text:p text:style-name="Preformatted_20_Text">web5223</text:p>
      <text:p text:style-name="Preformatted_20_Text">buck</text:p>
      <text:p text:style-name="Preformatted_20_Text">dex</text:p>
      <text:p text:style-name="Preformatted_20_Text">web16975</text:p>
      <text:p text:style-name="Preformatted_20_Text">web16976</text:p>
      <text:p text:style-name="Preformatted_20_Text">web5224</text:p>
      <text:p text:style-name="Preformatted_20_Text">bestway</text:p>
      <text:p text:style-name="Preformatted_20_Text">web5225</text:p>
      <text:p text:style-name="Preformatted_20_Text">web18936</text:p>
      <text:p text:style-name="Preformatted_20_Text">web3369</text:p>
      <text:p text:style-name="Preformatted_20_Text">advertisement</text:p>
      <text:p text:style-name="Preformatted_20_Text">ptest</text:p>
      <text:p text:style-name="Preformatted_20_Text">star7</text:p>
      <text:p text:style-name="Preformatted_20_Text">web16977</text:p>
      <text:p text:style-name="Preformatted_20_Text">web18935</text:p>
      <text:p text:style-name="Preformatted_20_Text">prod1</text:p>
      <text:p text:style-name="Preformatted_20_Text">syzx</text:p>
      <text:p text:style-name="Preformatted_20_Text">web18934</text:p>
      <text:p text:style-name="Preformatted_20_Text">web17628</text:p>
      <text:p text:style-name="Preformatted_20_Text">web5226</text:p>
      <text:p text:style-name="Preformatted_20_Text">web5227</text:p>
      <text:p text:style-name="Preformatted_20_Text">monitoreo</text:p>
      <text:p text:style-name="Preformatted_20_Text">yellowstone</text:p>
      <text:p text:style-name="Preformatted_20_Text">web18933</text:p>
      <text:p text:style-name="Preformatted_20_Text">web5228</text:p>
      <text:p text:style-name="Preformatted_20_Text">web18932</text:p>
      <text:p text:style-name="Preformatted_20_Text">demo17</text:p>
      <text:p text:style-name="Preformatted_20_Text">newstest</text:p>
      <text:p text:style-name="Preformatted_20_Text">demo21</text:p>
      <text:p text:style-name="Preformatted_20_Text">web17627</text:p>
      <text:p text:style-name="Preformatted_20_Text">web18535</text:p>
      <text:p text:style-name="Preformatted_20_Text">web18931</text:p>
      <text:p text:style-name="Preformatted_20_Text">web16978</text:p>
      <text:p text:style-name="Preformatted_20_Text">web5230</text:p>
      <text:p text:style-name="Preformatted_20_Text">web5231</text:p>
      <text:p text:style-name="Preformatted_20_Text">web5195</text:p>
      <text:p text:style-name="Preformatted_20_Text">marius</text:p>
      <text:p text:style-name="Preformatted_20_Text">web17626</text:p>
      <text:p text:style-name="Preformatted_20_Text">web5232</text:p>
      <text:p text:style-name="Preformatted_20_Text">hadi</text:p>
      <text:p text:style-name="Preformatted_20_Text">www.boutique</text:p>
      <text:p text:style-name="Preformatted_20_Text">web5233</text:p>
      <text:p text:style-name="Preformatted_20_Text"><text:soft-page-break/>arslan</text:p>
      <text:p text:style-name="Preformatted_20_Text">web17079</text:p>
      <text:p text:style-name="Preformatted_20_Text">web5234</text:p>
      <text:p text:style-name="Preformatted_20_Text">web18930</text:p>
      <text:p text:style-name="Preformatted_20_Text">web4826</text:p>
      <text:p text:style-name="Preformatted_20_Text">fullhouse</text:p>
      <text:p text:style-name="Preformatted_20_Text">web17625</text:p>
      <text:p text:style-name="Preformatted_20_Text">www.all</text:p>
      <text:p text:style-name="Preformatted_20_Text">web5235</text:p>
      <text:p text:style-name="Preformatted_20_Text">web5236</text:p>
      <text:p text:style-name="Preformatted_20_Text">ironport1</text:p>
      <text:p text:style-name="Preformatted_20_Text">web5237</text:p>
      <text:p text:style-name="Preformatted_20_Text">web18928</text:p>
      <text:p text:style-name="Preformatted_20_Text">web18927</text:p>
      <text:p text:style-name="Preformatted_20_Text">web5238</text:p>
      <text:p text:style-name="Preformatted_20_Text">web6369</text:p>
      <text:p text:style-name="Preformatted_20_Text">web17624</text:p>
      <text:p text:style-name="Preformatted_20_Text">web16984</text:p>
      <text:p text:style-name="Preformatted_20_Text">web5241</text:p>
      <text:p text:style-name="Preformatted_20_Text">beta4</text:p>
      <text:p text:style-name="Preformatted_20_Text">rusty</text:p>
      <text:p text:style-name="Preformatted_20_Text">web18536</text:p>
      <text:p text:style-name="Preformatted_20_Text">web16985</text:p>
      <text:p text:style-name="Preformatted_20_Text">rod</text:p>
      <text:p text:style-name="Preformatted_20_Text">web18926</text:p>
      <text:p text:style-name="Preformatted_20_Text">web5242</text:p>
      <text:p text:style-name="Preformatted_20_Text">origin.m</text:p>
      <text:p text:style-name="Preformatted_20_Text">web18925</text:p>
      <text:p text:style-name="Preformatted_20_Text">web18924</text:p>
      <text:p text:style-name="Preformatted_20_Text">web18537</text:p>
      <text:p text:style-name="Preformatted_20_Text">web5243</text:p>
      <text:p text:style-name="Preformatted_20_Text">oldadmin</text:p>
      <text:p text:style-name="Preformatted_20_Text">site3</text:p>
      <text:p text:style-name="Preformatted_20_Text">web5244</text:p>
      <text:p text:style-name="Preformatted_20_Text">shaka</text:p>
      <text:p text:style-name="Preformatted_20_Text">web16986</text:p>
      <text:p text:style-name="Preformatted_20_Text">hecate</text:p>
      <text:p text:style-name="Preformatted_20_Text">web5245</text:p>
      <text:p text:style-name="Preformatted_20_Text">web5246</text:p>
      <text:p text:style-name="Preformatted_20_Text">web17623</text:p>
      <text:p text:style-name="Preformatted_20_Text">web5247</text:p>
      <text:p text:style-name="Preformatted_20_Text">web5248</text:p>
      <text:p text:style-name="Preformatted_20_Text">192</text:p>
      <text:p text:style-name="Preformatted_20_Text">web5250</text:p>
      <text:p text:style-name="Preformatted_20_Text">hptest</text:p>
      <text:p text:style-name="Preformatted_20_Text">web5251</text:p>
      <text:p text:style-name="Preformatted_20_Text">web5252</text:p>
      <text:p text:style-name="Preformatted_20_Text">web18923</text:p>
      <text:p text:style-name="Preformatted_20_Text">web5253</text:p>
      <text:p text:style-name="Preformatted_20_Text">web5254</text:p>
      <text:p text:style-name="Preformatted_20_Text">web3379</text:p>
      <text:p text:style-name="Preformatted_20_Text">web18500</text:p>
      <text:p text:style-name="Preformatted_20_Text">mystyle</text:p>
      <text:p text:style-name="Preformatted_20_Text">web17622</text:p>
      <text:p text:style-name="Preformatted_20_Text">www.cod</text:p>
      <text:p text:style-name="Preformatted_20_Text">web5255</text:p>
      <text:p text:style-name="Preformatted_20_Text">checkmate</text:p>
      <text:p text:style-name="Preformatted_20_Text">web5256</text:p>
      <text:p text:style-name="Preformatted_20_Text">web16987</text:p>
      <text:p text:style-name="Preformatted_20_Text">web3381</text:p>
      <text:p text:style-name="Preformatted_20_Text">web18538</text:p>
      <text:p text:style-name="Preformatted_20_Text">web5257</text:p>
      <text:p text:style-name="Preformatted_20_Text">web5258</text:p>
      <text:p text:style-name="Preformatted_20_Text">se3</text:p>
      <text:p text:style-name="Preformatted_20_Text"><text:soft-page-break/>web18289</text:p>
      <text:p text:style-name="Preformatted_20_Text">web16988</text:p>
      <text:p text:style-name="Preformatted_20_Text">web18539</text:p>
      <text:p text:style-name="Preformatted_20_Text">web5262</text:p>
      <text:p text:style-name="Preformatted_20_Text">web3739</text:p>
      <text:p text:style-name="Preformatted_20_Text">web5264</text:p>
      <text:p text:style-name="Preformatted_20_Text">sheldon</text:p>
      <text:p text:style-name="Preformatted_20_Text">web5265</text:p>
      <text:p text:style-name="Preformatted_20_Text">web5267</text:p>
      <text:p text:style-name="Preformatted_20_Text">web18922</text:p>
      <text:p text:style-name="Preformatted_20_Text">web18921</text:p>
      <text:p text:style-name="Preformatted_20_Text">web5268</text:p>
      <text:p text:style-name="Preformatted_20_Text">web5270</text:p>
      <text:p text:style-name="Preformatted_20_Text">autoconfig.api</text:p>
      <text:p text:style-name="Preformatted_20_Text">web18920</text:p>
      <text:p text:style-name="Preformatted_20_Text">sajan</text:p>
      <text:p text:style-name="Preformatted_20_Text">web5271</text:p>
      <text:p text:style-name="Preformatted_20_Text">web17090</text:p>
      <text:p text:style-name="Preformatted_20_Text">notifications</text:p>
      <text:p text:style-name="Preformatted_20_Text">web5272</text:p>
      <text:p text:style-name="Preformatted_20_Text">web5274</text:p>
      <text:p text:style-name="Preformatted_20_Text">web18918</text:p>
      <text:p text:style-name="Preformatted_20_Text">web5275</text:p>
      <text:p text:style-name="Preformatted_20_Text">web18917</text:p>
      <text:p text:style-name="Preformatted_20_Text">web18916</text:p>
      <text:p text:style-name="Preformatted_20_Text">web5276</text:p>
      <text:p text:style-name="Preformatted_20_Text">web5277</text:p>
      <text:p text:style-name="Preformatted_20_Text">web17621</text:p>
      <text:p text:style-name="Preformatted_20_Text">autodiscover.api</text:p>
      <text:p text:style-name="Preformatted_20_Text">web5278</text:p>
      <text:p text:style-name="Preformatted_20_Text">web5281</text:p>
      <text:p text:style-name="Preformatted_20_Text">web17619</text:p>
      <text:p text:style-name="Preformatted_20_Text">pkd</text:p>
      <text:p text:style-name="Preformatted_20_Text">web5282</text:p>
      <text:p text:style-name="Preformatted_20_Text">web17101</text:p>
      <text:p text:style-name="Preformatted_20_Text">web5283</text:p>
      <text:p text:style-name="Preformatted_20_Text">web5019</text:p>
      <text:p text:style-name="Preformatted_20_Text">web17618</text:p>
      <text:p text:style-name="Preformatted_20_Text">kon</text:p>
      <text:p text:style-name="Preformatted_20_Text">web5285</text:p>
      <text:p text:style-name="Preformatted_20_Text">web5287</text:p>
      <text:p text:style-name="Preformatted_20_Text">web5419</text:p>
      <text:p text:style-name="Preformatted_20_Text">web5288</text:p>
      <text:p text:style-name="Preformatted_20_Text">web5301</text:p>
      <text:p text:style-name="Preformatted_20_Text">skills</text:p>
      <text:p text:style-name="Preformatted_20_Text">web16992</text:p>
      <text:p text:style-name="Preformatted_20_Text">web5302</text:p>
      <text:p text:style-name="Preformatted_20_Text">web18915</text:p>
      <text:p text:style-name="Preformatted_20_Text">web18541</text:p>
      <text:p text:style-name="Preformatted_20_Text">koa</text:p>
      <text:p text:style-name="Preformatted_20_Text">web18914</text:p>
      <text:p text:style-name="Preformatted_20_Text">web17617</text:p>
      <text:p text:style-name="Preformatted_20_Text">web5304</text:p>
      <text:p text:style-name="Preformatted_20_Text">web18913</text:p>
      <text:p text:style-name="Preformatted_20_Text">web5305</text:p>
      <text:p text:style-name="Preformatted_20_Text">web18542</text:p>
      <text:p text:style-name="Preformatted_20_Text">autodiscover.testing</text:p>
      <text:p text:style-name="Preformatted_20_Text">web6379</text:p>
      <text:p text:style-name="Preformatted_20_Text">politik</text:p>
      <text:p text:style-name="Preformatted_20_Text">comunity</text:p>
      <text:p text:style-name="Preformatted_20_Text">web5306</text:p>
      <text:p text:style-name="Preformatted_20_Text">sqlserver</text:p>
      <text:p text:style-name="Preformatted_20_Text">web17616</text:p>
      <text:p text:style-name="Preformatted_20_Text">autoconfig.testing</text:p>
      <text:p text:style-name="Preformatted_20_Text"><text:soft-page-break/>web18912</text:p>
      <text:p text:style-name="Preformatted_20_Text">web5307</text:p>
      <text:p text:style-name="Preformatted_20_Text">immortal</text:p>
      <text:p text:style-name="Preformatted_20_Text">web5308</text:p>
      <text:p text:style-name="Preformatted_20_Text">web16948</text:p>
      <text:p text:style-name="Preformatted_20_Text">web18911</text:p>
      <text:p text:style-name="Preformatted_20_Text">web17093</text:p>
      <text:p text:style-name="Preformatted_20_Text">web17110</text:p>
      <text:p text:style-name="Preformatted_20_Text">web6779</text:p>
      <text:p text:style-name="Preformatted_20_Text">web17615</text:p>
      <text:p text:style-name="Preformatted_20_Text">web17614</text:p>
      <text:p text:style-name="Preformatted_20_Text">web5311</text:p>
      <text:p text:style-name="Preformatted_20_Text">web18908</text:p>
      <text:p text:style-name="Preformatted_20_Text">web17613</text:p>
      <text:p text:style-name="Preformatted_20_Text">web17612</text:p>
      <text:p text:style-name="Preformatted_20_Text">mall1</text:p>
      <text:p text:style-name="Preformatted_20_Text">casting</text:p>
      <text:p text:style-name="Preformatted_20_Text">web5312</text:p>
      <text:p text:style-name="Preformatted_20_Text">web5313</text:p>
      <text:p text:style-name="Preformatted_20_Text">www.contest</text:p>
      <text:p text:style-name="Preformatted_20_Text">web5314</text:p>
      <text:p text:style-name="Preformatted_20_Text">web5315</text:p>
      <text:p text:style-name="Preformatted_20_Text">web5317</text:p>
      <text:p text:style-name="Preformatted_20_Text">web5318</text:p>
      <text:p text:style-name="Preformatted_20_Text">web17611</text:p>
      <text:p text:style-name="Preformatted_20_Text">web17609</text:p>
      <text:p text:style-name="Preformatted_20_Text">web18897</text:p>
      <text:p text:style-name="Preformatted_20_Text">web5320</text:p>
      <text:p text:style-name="Preformatted_20_Text">web5321</text:p>
      <text:p text:style-name="Preformatted_20_Text">www.sync</text:p>
      <text:p text:style-name="Preformatted_20_Text">web18906</text:p>
      <text:p text:style-name="Preformatted_20_Text">web5324</text:p>
      <text:p text:style-name="Preformatted_20_Text">web17094</text:p>
      <text:p text:style-name="Preformatted_20_Text">web5325</text:p>
      <text:p text:style-name="Preformatted_20_Text">go4it</text:p>
      <text:p text:style-name="Preformatted_20_Text">web18905</text:p>
      <text:p text:style-name="Preformatted_20_Text">s240</text:p>
      <text:p text:style-name="Preformatted_20_Text">zcgl</text:p>
      <text:p text:style-name="Preformatted_20_Text">web5326</text:p>
      <text:p text:style-name="Preformatted_20_Text">slave1</text:p>
      <text:p text:style-name="Preformatted_20_Text">osama</text:p>
      <text:p text:style-name="Preformatted_20_Text">web5327</text:p>
      <text:p text:style-name="Preformatted_20_Text">layout</text:p>
      <text:p text:style-name="Preformatted_20_Text">web18904</text:p>
      <text:p text:style-name="Preformatted_20_Text">wsa</text:p>
      <text:p text:style-name="Preformatted_20_Text">omkar</text:p>
      <text:p text:style-name="Preformatted_20_Text">web5328</text:p>
      <text:p text:style-name="Preformatted_20_Text">web5331</text:p>
      <text:p text:style-name="Preformatted_20_Text">patel</text:p>
      <text:p text:style-name="Preformatted_20_Text">web5332</text:p>
      <text:p text:style-name="Preformatted_20_Text">salim</text:p>
      <text:p text:style-name="Preformatted_20_Text">web5333</text:p>
      <text:p text:style-name="Preformatted_20_Text">web18543</text:p>
      <text:p text:style-name="Preformatted_20_Text">web5334</text:p>
      <text:p text:style-name="Preformatted_20_Text">web4839</text:p>
      <text:p text:style-name="Preformatted_20_Text">web5335</text:p>
      <text:p text:style-name="Preformatted_20_Text">basel</text:p>
      <text:p text:style-name="Preformatted_20_Text">web5336</text:p>
      <text:p text:style-name="Preformatted_20_Text">dei</text:p>
      <text:p text:style-name="Preformatted_20_Text">web5338</text:p>
      <text:p text:style-name="Preformatted_20_Text">web17598</text:p>
      <text:p text:style-name="Preformatted_20_Text">web5340</text:p>
      <text:p text:style-name="Preformatted_20_Text">web18893</text:p>
      <text:p text:style-name="Preformatted_20_Text">web5341</text:p>
      <text:p text:style-name="Preformatted_20_Text"><text:soft-page-break/>www.models</text:p>
      <text:p text:style-name="Preformatted_20_Text">noe</text:p>
      <text:p text:style-name="Preformatted_20_Text">web5342</text:p>
      <text:p text:style-name="Preformatted_20_Text">wanderer</text:p>
      <text:p text:style-name="Preformatted_20_Text">web18544</text:p>
      <text:p text:style-name="Preformatted_20_Text">web17597</text:p>
      <text:p text:style-name="Preformatted_20_Text">vidyo</text:p>
      <text:p text:style-name="Preformatted_20_Text">web5343</text:p>
      <text:p text:style-name="Preformatted_20_Text">web17596</text:p>
      <text:p text:style-name="Preformatted_20_Text">web17105</text:p>
      <text:p text:style-name="Preformatted_20_Text">web17595</text:p>
      <text:p text:style-name="Preformatted_20_Text">web17594</text:p>
      <text:p text:style-name="Preformatted_20_Text">web5344</text:p>
      <text:p text:style-name="Preformatted_20_Text">web17593</text:p>
      <text:p text:style-name="Preformatted_20_Text">web5345</text:p>
      <text:p text:style-name="Preformatted_20_Text">web18902</text:p>
      <text:p text:style-name="Preformatted_20_Text">web17592</text:p>
      <text:p text:style-name="Preformatted_20_Text">web5346</text:p>
      <text:p text:style-name="Preformatted_20_Text">web18901</text:p>
      <text:p text:style-name="Preformatted_20_Text">paraguay</text:p>
      <text:p text:style-name="Preformatted_20_Text">license1</text:p>
      <text:p text:style-name="Preformatted_20_Text">arrow</text:p>
      <text:p text:style-name="Preformatted_20_Text">web18889</text:p>
      <text:p text:style-name="Preformatted_20_Text">web17591</text:p>
      <text:p text:style-name="Preformatted_20_Text">web5347</text:p>
      <text:p text:style-name="Preformatted_20_Text">web17589</text:p>
      <text:p text:style-name="Preformatted_20_Text">web18888</text:p>
      <text:p text:style-name="Preformatted_20_Text">web5348</text:p>
      <text:p text:style-name="Preformatted_20_Text">web18887</text:p>
      <text:p text:style-name="Preformatted_20_Text">web17588</text:p>
      <text:p text:style-name="Preformatted_20_Text">web17587</text:p>
      <text:p text:style-name="Preformatted_20_Text">web5350</text:p>
      <text:p text:style-name="Preformatted_20_Text">web3693</text:p>
      <text:p text:style-name="Preformatted_20_Text">web17106</text:p>
      <text:p text:style-name="Preformatted_20_Text">web3400</text:p>
      <text:p text:style-name="Preformatted_20_Text">web16997</text:p>
      <text:p text:style-name="Preformatted_20_Text">web17586</text:p>
      <text:p text:style-name="Preformatted_20_Text">bad</text:p>
      <text:p text:style-name="Preformatted_20_Text">fortran</text:p>
      <text:p text:style-name="Preformatted_20_Text">web4586</text:p>
      <text:p text:style-name="Preformatted_20_Text">web5411</text:p>
      <text:p text:style-name="Preformatted_20_Text">web17107</text:p>
      <text:p text:style-name="Preformatted_20_Text">web18885</text:p>
      <text:p text:style-name="Preformatted_20_Text">web18884</text:p>
      <text:p text:style-name="Preformatted_20_Text">web3391</text:p>
      <text:p text:style-name="Preformatted_20_Text">web18883</text:p>
      <text:p text:style-name="Preformatted_20_Text">web5412</text:p>
      <text:p text:style-name="Preformatted_20_Text">web5413</text:p>
      <text:p text:style-name="Preformatted_20_Text">pse</text:p>
      <text:p text:style-name="Preformatted_20_Text">web5414</text:p>
      <text:p text:style-name="Preformatted_20_Text">web17585</text:p>
      <text:p text:style-name="Preformatted_20_Text">web5415</text:p>
      <text:p text:style-name="Preformatted_20_Text">tin</text:p>
      <text:p text:style-name="Preformatted_20_Text">web18882</text:p>
      <text:p text:style-name="Preformatted_20_Text">web18881</text:p>
      <text:p text:style-name="Preformatted_20_Text">web17050</text:p>
      <text:p text:style-name="Preformatted_20_Text">web17108</text:p>
      <text:p text:style-name="Preformatted_20_Text">b99</text:p>
      <text:p text:style-name="Preformatted_20_Text">necro</text:p>
      <text:p text:style-name="Preformatted_20_Text">web18879</text:p>
      <text:p text:style-name="Preformatted_20_Text">web18878</text:p>
      <text:p text:style-name="Preformatted_20_Text">web17584</text:p>
      <text:p text:style-name="Preformatted_20_Text">web18877</text:p>
      <text:p text:style-name="Preformatted_20_Text">web5416</text:p>
      <text:p text:style-name="Preformatted_20_Text"><text:soft-page-break/>web17583</text:p>
      <text:p text:style-name="Preformatted_20_Text">headhunter</text:p>
      <text:p text:style-name="Preformatted_20_Text">web5417</text:p>
      <text:p text:style-name="Preformatted_20_Text">web18876</text:p>
      <text:p text:style-name="Preformatted_20_Text">web5420</text:p>
      <text:p text:style-name="Preformatted_20_Text">web5421</text:p>
      <text:p text:style-name="Preformatted_20_Text">web5422</text:p>
      <text:p text:style-name="Preformatted_20_Text">borabora</text:p>
      <text:p text:style-name="Preformatted_20_Text">web5423</text:p>
      <text:p text:style-name="Preformatted_20_Text">web5424</text:p>
      <text:p text:style-name="Preformatted_20_Text">web3392</text:p>
      <text:p text:style-name="Preformatted_20_Text">web5425</text:p>
      <text:p text:style-name="Preformatted_20_Text">www.nnov</text:p>
      <text:p text:style-name="Preformatted_20_Text">web5426</text:p>
      <text:p text:style-name="Preformatted_20_Text">web17582</text:p>
      <text:p text:style-name="Preformatted_20_Text">web3439</text:p>
      <text:p text:style-name="Preformatted_20_Text">web5427</text:p>
      <text:p text:style-name="Preformatted_20_Text">web17099</text:p>
      <text:p text:style-name="Preformatted_20_Text">web5428</text:p>
      <text:p text:style-name="Preformatted_20_Text">web5430</text:p>
      <text:p text:style-name="Preformatted_20_Text">web5431</text:p>
      <text:p text:style-name="Preformatted_20_Text">web17581</text:p>
      <text:p text:style-name="Preformatted_20_Text">web5432</text:p>
      <text:p text:style-name="Preformatted_20_Text">web3393</text:p>
      <text:p text:style-name="Preformatted_20_Text">apteka</text:p>
      <text:p text:style-name="Preformatted_20_Text">rector</text:p>
      <text:p text:style-name="Preformatted_20_Text">pegas</text:p>
      <text:p text:style-name="Preformatted_20_Text">web3394</text:p>
      <text:p text:style-name="Preformatted_20_Text">liebe</text:p>
      <text:p text:style-name="Preformatted_20_Text">web5433</text:p>
      <text:p text:style-name="Preformatted_20_Text">web5434</text:p>
      <text:p text:style-name="Preformatted_20_Text">web5435</text:p>
      <text:p text:style-name="Preformatted_20_Text">web17579</text:p>
      <text:p text:style-name="Preformatted_20_Text">web5436</text:p>
      <text:p text:style-name="Preformatted_20_Text">web17578</text:p>
      <text:p text:style-name="Preformatted_20_Text">web5437</text:p>
      <text:p text:style-name="Preformatted_20_Text">web6389</text:p>
      <text:p text:style-name="Preformatted_20_Text">web3395</text:p>
      <text:p text:style-name="Preformatted_20_Text">kapital</text:p>
      <text:p text:style-name="Preformatted_20_Text">web16996</text:p>
      <text:p text:style-name="Preformatted_20_Text">web5438</text:p>
      <text:p text:style-name="Preformatted_20_Text">web17577</text:p>
      <text:p text:style-name="Preformatted_20_Text">lolol</text:p>
      <text:p text:style-name="Preformatted_20_Text">web5440</text:p>
      <text:p text:style-name="Preformatted_20_Text">web3396</text:p>
      <text:p text:style-name="Preformatted_20_Text">web18875</text:p>
      <text:p text:style-name="Preformatted_20_Text">web5441</text:p>
      <text:p text:style-name="Preformatted_20_Text">clubhouse</text:p>
      <text:p text:style-name="Preformatted_20_Text">web5442</text:p>
      <text:p text:style-name="Preformatted_20_Text">kraft</text:p>
      <text:p text:style-name="Preformatted_20_Text">web5443</text:p>
      <text:p text:style-name="Preformatted_20_Text">web18874</text:p>
      <text:p text:style-name="Preformatted_20_Text">web5444</text:p>
      <text:p text:style-name="Preformatted_20_Text">web18873</text:p>
      <text:p text:style-name="Preformatted_20_Text">jxcg</text:p>
      <text:p text:style-name="Preformatted_20_Text">web6392</text:p>
      <text:p text:style-name="Preformatted_20_Text">web5445</text:p>
      <text:p text:style-name="Preformatted_20_Text">web17576</text:p>
      <text:p text:style-name="Preformatted_20_Text">web4849</text:p>
      <text:p text:style-name="Preformatted_20_Text">web5446</text:p>
      <text:p text:style-name="Preformatted_20_Text">window</text:p>
      <text:p text:style-name="Preformatted_20_Text">klimt</text:p>
      <text:p text:style-name="Preformatted_20_Text">web3397</text:p>
      <text:p text:style-name="Preformatted_20_Text">web5447</text:p>
      <text:p text:style-name="Preformatted_20_Text"><text:soft-page-break/>web17575</text:p>
      <text:p text:style-name="Preformatted_20_Text">mur</text:p>
      <text:p text:style-name="Preformatted_20_Text">dsi</text:p>
      <text:p text:style-name="Preformatted_20_Text">web5448</text:p>
      <text:p text:style-name="Preformatted_20_Text">dedicado</text:p>
      <text:p text:style-name="Preformatted_20_Text">web17574</text:p>
      <text:p text:style-name="Preformatted_20_Text">www.mail1</text:p>
      <text:p text:style-name="Preformatted_20_Text">web5450</text:p>
      <text:p text:style-name="Preformatted_20_Text">web18545</text:p>
      <text:p text:style-name="Preformatted_20_Text">web18872</text:p>
      <text:p text:style-name="Preformatted_20_Text">web5451</text:p>
      <text:p text:style-name="Preformatted_20_Text">web18871</text:p>
      <text:p text:style-name="Preformatted_20_Text">web5452</text:p>
      <text:p text:style-name="Preformatted_20_Text">web3398</text:p>
      <text:p text:style-name="Preformatted_20_Text">web5453</text:p>
      <text:p text:style-name="Preformatted_20_Text">web5454</text:p>
      <text:p text:style-name="Preformatted_20_Text">marly</text:p>
      <text:p text:style-name="Preformatted_20_Text">web17573</text:p>
      <text:p text:style-name="Preformatted_20_Text">crayon</text:p>
      <text:p text:style-name="Preformatted_20_Text">web13129</text:p>
      <text:p text:style-name="Preformatted_20_Text">web18546</text:p>
      <text:p text:style-name="Preformatted_20_Text">goodfeel</text:p>
      <text:p text:style-name="Preformatted_20_Text">web18869</text:p>
      <text:p text:style-name="Preformatted_20_Text">web17572</text:p>
      <text:p text:style-name="Preformatted_20_Text">kuban</text:p>
      <text:p text:style-name="Preformatted_20_Text">web5455</text:p>
      <text:p text:style-name="Preformatted_20_Text">web18868</text:p>
      <text:p text:style-name="Preformatted_20_Text">sanctuary</text:p>
      <text:p text:style-name="Preformatted_20_Text">baloo</text:p>
      <text:p text:style-name="Preformatted_20_Text">web6519</text:p>
      <text:p text:style-name="Preformatted_20_Text">web3409</text:p>
      <text:p text:style-name="Preformatted_20_Text">web18560</text:p>
      <text:p text:style-name="Preformatted_20_Text">web6395</text:p>
      <text:p text:style-name="Preformatted_20_Text">web5456</text:p>
      <text:p text:style-name="Preformatted_20_Text">web5457</text:p>
      <text:p text:style-name="Preformatted_20_Text">bsd1</text:p>
      <text:p text:style-name="Preformatted_20_Text">web17571</text:p>
      <text:p text:style-name="Preformatted_20_Text">web5458</text:p>
      <text:p text:style-name="Preformatted_20_Text">web13139</text:p>
      <text:p text:style-name="Preformatted_20_Text">web10690</text:p>
      <text:p text:style-name="Preformatted_20_Text">web17569</text:p>
      <text:p text:style-name="Preformatted_20_Text">web5461</text:p>
      <text:p text:style-name="Preformatted_20_Text">web17568</text:p>
      <text:p text:style-name="Preformatted_20_Text">medium</text:p>
      <text:p text:style-name="Preformatted_20_Text">web5462</text:p>
      <text:p text:style-name="Preformatted_20_Text">web5463</text:p>
      <text:p text:style-name="Preformatted_20_Text">web13149</text:p>
      <text:p text:style-name="Preformatted_20_Text">web5464</text:p>
      <text:p text:style-name="Preformatted_20_Text">web5465</text:p>
      <text:p text:style-name="Preformatted_20_Text">mayor</text:p>
      <text:p text:style-name="Preformatted_20_Text">web5466</text:p>
      <text:p text:style-name="Preformatted_20_Text">lucky7</text:p>
      <text:p text:style-name="Preformatted_20_Text">zlatoust</text:p>
      <text:p text:style-name="Preformatted_20_Text">web5467</text:p>
      <text:p text:style-name="Preformatted_20_Text">web18867</text:p>
      <text:p text:style-name="Preformatted_20_Text">web13152</text:p>
      <text:p text:style-name="Preformatted_20_Text">web17567</text:p>
      <text:p text:style-name="Preformatted_20_Text">web17104</text:p>
      <text:p text:style-name="Preformatted_20_Text">win21</text:p>
      <text:p text:style-name="Preformatted_20_Text">web13157</text:p>
      <text:p text:style-name="Preformatted_20_Text">web5468</text:p>
      <text:p text:style-name="Preformatted_20_Text">web5470</text:p>
      <text:p text:style-name="Preformatted_20_Text">web5471</text:p>
      <text:p text:style-name="Preformatted_20_Text">psms</text:p>
      <text:p text:style-name="Preformatted_20_Text"><text:soft-page-break/>torun</text:p>
      <text:p text:style-name="Preformatted_20_Text">web5473</text:p>
      <text:p text:style-name="Preformatted_20_Text">web5474</text:p>
      <text:p text:style-name="Preformatted_20_Text">evergreen</text:p>
      <text:p text:style-name="Preformatted_20_Text">leila</text:p>
      <text:p text:style-name="Preformatted_20_Text">yume</text:p>
      <text:p text:style-name="Preformatted_20_Text">cuda</text:p>
      <text:p text:style-name="Preformatted_20_Text">maher</text:p>
      <text:p text:style-name="Preformatted_20_Text">web13159</text:p>
      <text:p text:style-name="Preformatted_20_Text">web18865</text:p>
      <text:p text:style-name="Preformatted_20_Text">web5475</text:p>
      <text:p text:style-name="Preformatted_20_Text">web17566</text:p>
      <text:p text:style-name="Preformatted_20_Text">oe</text:p>
      <text:p text:style-name="Preformatted_20_Text">web5476</text:p>
      <text:p text:style-name="Preformatted_20_Text">web5477</text:p>
      <text:p text:style-name="Preformatted_20_Text">web6399</text:p>
      <text:p text:style-name="Preformatted_20_Text">salama</text:p>
      <text:p text:style-name="Preformatted_20_Text">web5478</text:p>
      <text:p text:style-name="Preformatted_20_Text">web18864</text:p>
      <text:p text:style-name="Preformatted_20_Text">web17565</text:p>
      <text:p text:style-name="Preformatted_20_Text">web18863</text:p>
      <text:p text:style-name="Preformatted_20_Text">web5480</text:p>
      <text:p text:style-name="Preformatted_20_Text">web5481</text:p>
      <text:p text:style-name="Preformatted_20_Text">limon</text:p>
      <text:p text:style-name="Preformatted_20_Text">gaga</text:p>
      <text:p text:style-name="Preformatted_20_Text">web18862</text:p>
      <text:p text:style-name="Preformatted_20_Text">www.america</text:p>
      <text:p text:style-name="Preformatted_20_Text">libre</text:p>
      <text:p text:style-name="Preformatted_20_Text">lithuania</text:p>
      <text:p text:style-name="Preformatted_20_Text">web13163</text:p>
      <text:p text:style-name="Preformatted_20_Text">sancho</text:p>
      <text:p text:style-name="Preformatted_20_Text">www.saransk</text:p>
      <text:p text:style-name="Preformatted_20_Text">onelove</text:p>
      <text:p text:style-name="Preformatted_20_Text">web17564</text:p>
      <text:p text:style-name="Preformatted_20_Text">web5482</text:p>
      <text:p text:style-name="Preformatted_20_Text">www.quotes</text:p>
      <text:p text:style-name="Preformatted_20_Text">web17563</text:p>
      <text:p text:style-name="Preformatted_20_Text">web3990</text:p>
      <text:p text:style-name="Preformatted_20_Text">web17562</text:p>
      <text:p text:style-name="Preformatted_20_Text">web5483</text:p>
      <text:p text:style-name="Preformatted_20_Text">jumbo</text:p>
      <text:p text:style-name="Preformatted_20_Text">web5484</text:p>
      <text:p text:style-name="Preformatted_20_Text">julio</text:p>
      <text:p text:style-name="Preformatted_20_Text">web13168</text:p>
      <text:p text:style-name="Preformatted_20_Text">metamorphosis</text:p>
      <text:p text:style-name="Preformatted_20_Text">web5485</text:p>
      <text:p text:style-name="Preformatted_20_Text">khalil</text:p>
      <text:p text:style-name="Preformatted_20_Text">web5486</text:p>
      <text:p text:style-name="Preformatted_20_Text">web5487</text:p>
      <text:p text:style-name="Preformatted_20_Text">web13169</text:p>
      <text:p text:style-name="Preformatted_20_Text">web5488</text:p>
      <text:p text:style-name="Preformatted_20_Text">paranoia</text:p>
      <text:p text:style-name="Preformatted_20_Text">khaled</text:p>
      <text:p text:style-name="Preformatted_20_Text">bigdog</text:p>
      <text:p text:style-name="Preformatted_20_Text">web5500</text:p>
      <text:p text:style-name="Preformatted_20_Text">web7428</text:p>
      <text:p text:style-name="Preformatted_20_Text">web18547</text:p>
      <text:p text:style-name="Preformatted_20_Text">web4589</text:p>
      <text:p text:style-name="Preformatted_20_Text">web5502</text:p>
      <text:p text:style-name="Preformatted_20_Text">web4859</text:p>
      <text:p text:style-name="Preformatted_20_Text">web5503</text:p>
      <text:p text:style-name="Preformatted_20_Text">web13179</text:p>
      <text:p text:style-name="Preformatted_20_Text">web13182</text:p>
      <text:p text:style-name="Preformatted_20_Text">web3419</text:p>
      <text:p text:style-name="Preformatted_20_Text"><text:soft-page-break/>web5504</text:p>
      <text:p text:style-name="Preformatted_20_Text">maven</text:p>
      <text:p text:style-name="Preformatted_20_Text">web5505</text:p>
      <text:p text:style-name="Preformatted_20_Text">web3800</text:p>
      <text:p text:style-name="Preformatted_20_Text">web13190</text:p>
      <text:p text:style-name="Preformatted_20_Text">web18548</text:p>
      <text:p text:style-name="Preformatted_20_Text">web5506</text:p>
      <text:p text:style-name="Preformatted_20_Text">web5507</text:p>
      <text:p text:style-name="Preformatted_20_Text">web17561</text:p>
      <text:p text:style-name="Preformatted_20_Text">web18861</text:p>
      <text:p text:style-name="Preformatted_20_Text">openemm</text:p>
      <text:p text:style-name="Preformatted_20_Text">web5508</text:p>
      <text:p text:style-name="Preformatted_20_Text">web18550</text:p>
      <text:p text:style-name="Preformatted_20_Text">bilal</text:p>
      <text:p text:style-name="Preformatted_20_Text">web17559</text:p>
      <text:p text:style-name="Preformatted_20_Text">nicaragua</text:p>
      <text:p text:style-name="Preformatted_20_Text">web5510</text:p>
      <text:p text:style-name="Preformatted_20_Text">tif</text:p>
      <text:p text:style-name="Preformatted_20_Text">web18860</text:p>
      <text:p text:style-name="Preformatted_20_Text">web17558</text:p>
      <text:p text:style-name="Preformatted_20_Text">web5511</text:p>
      <text:p text:style-name="Preformatted_20_Text">web13191</text:p>
      <text:p text:style-name="Preformatted_20_Text">lcc</text:p>
      <text:p text:style-name="Preformatted_20_Text">admini</text:p>
      <text:p text:style-name="Preformatted_20_Text">ding</text:p>
      <text:p text:style-name="Preformatted_20_Text">web5512</text:p>
      <text:p text:style-name="Preformatted_20_Text">web13192</text:p>
      <text:p text:style-name="Preformatted_20_Text">mcb</text:p>
      <text:p text:style-name="Preformatted_20_Text">web5513</text:p>
      <text:p text:style-name="Preformatted_20_Text">web13193</text:p>
      <text:p text:style-name="Preformatted_20_Text">web5514</text:p>
      <text:p text:style-name="Preformatted_20_Text">web5515</text:p>
      <text:p text:style-name="Preformatted_20_Text">web17557</text:p>
      <text:p text:style-name="Preformatted_20_Text">web13194</text:p>
      <text:p text:style-name="Preformatted_20_Text">jolly</text:p>
      <text:p text:style-name="Preformatted_20_Text">web18858</text:p>
      <text:p text:style-name="Preformatted_20_Text">issam</text:p>
      <text:p text:style-name="Preformatted_20_Text">artis</text:p>
      <text:p text:style-name="Preformatted_20_Text">web5517</text:p>
      <text:p text:style-name="Preformatted_20_Text">web17556</text:p>
      <text:p text:style-name="Preformatted_20_Text">web13195</text:p>
      <text:p text:style-name="Preformatted_20_Text">web17555</text:p>
      <text:p text:style-name="Preformatted_20_Text">web13196</text:p>
      <text:p text:style-name="Preformatted_20_Text">alisa</text:p>
      <text:p text:style-name="Preformatted_20_Text">web5518</text:p>
      <text:p text:style-name="Preformatted_20_Text">redtube</text:p>
      <text:p text:style-name="Preformatted_20_Text">web18857</text:p>
      <text:p text:style-name="Preformatted_20_Text">colgate</text:p>
      <text:p text:style-name="Preformatted_20_Text">web13197</text:p>
      <text:p text:style-name="Preformatted_20_Text">web5520</text:p>
      <text:p text:style-name="Preformatted_20_Text">democracy</text:p>
      <text:p text:style-name="Preformatted_20_Text">web13198</text:p>
      <text:p text:style-name="Preformatted_20_Text">web13209</text:p>
      <text:p text:style-name="Preformatted_20_Text">plesk2</text:p>
      <text:p text:style-name="Preformatted_20_Text">web18856</text:p>
      <text:p text:style-name="Preformatted_20_Text">web18855</text:p>
      <text:p text:style-name="Preformatted_20_Text">web13212</text:p>
      <text:p text:style-name="Preformatted_20_Text">web5521</text:p>
      <text:p text:style-name="Preformatted_20_Text">web18551</text:p>
      <text:p text:style-name="Preformatted_20_Text">web5522</text:p>
      <text:p text:style-name="Preformatted_20_Text">web13213</text:p>
      <text:p text:style-name="Preformatted_20_Text">liliana</text:p>
      <text:p text:style-name="Preformatted_20_Text">web5523</text:p>
      <text:p text:style-name="Preformatted_20_Text">bookman</text:p>
      <text:p text:style-name="Preformatted_20_Text"><text:soft-page-break/>vf</text:p>
      <text:p text:style-name="Preformatted_20_Text">web5524</text:p>
      <text:p text:style-name="Preformatted_20_Text">web13216</text:p>
      <text:p text:style-name="Preformatted_20_Text">web13217</text:p>
      <text:p text:style-name="Preformatted_20_Text">web5525</text:p>
      <text:p text:style-name="Preformatted_20_Text">web5526</text:p>
      <text:p text:style-name="Preformatted_20_Text">web5527</text:p>
      <text:p text:style-name="Preformatted_20_Text">web17554</text:p>
      <text:p text:style-name="Preformatted_20_Text">web17553</text:p>
      <text:p text:style-name="Preformatted_20_Text">web17552</text:p>
      <text:p text:style-name="Preformatted_20_Text">web13219</text:p>
      <text:p text:style-name="Preformatted_20_Text">web6419</text:p>
      <text:p text:style-name="Preformatted_20_Text">web13229</text:p>
      <text:p text:style-name="Preformatted_20_Text">web5912</text:p>
      <text:p text:style-name="Preformatted_20_Text">web5528</text:p>
      <text:p text:style-name="Preformatted_20_Text">web18854</text:p>
      <text:p text:style-name="Preformatted_20_Text">grants</text:p>
      <text:p text:style-name="Preformatted_20_Text">web5531</text:p>
      <text:p text:style-name="Preformatted_20_Text">web4869</text:p>
      <text:p text:style-name="Preformatted_20_Text">web10693</text:p>
      <text:p text:style-name="Preformatted_20_Text">web13238</text:p>
      <text:p text:style-name="Preformatted_20_Text">web5532</text:p>
      <text:p text:style-name="Preformatted_20_Text">web5533</text:p>
      <text:p text:style-name="Preformatted_20_Text">web5534</text:p>
      <text:p text:style-name="Preformatted_20_Text">web3428</text:p>
      <text:p text:style-name="Preformatted_20_Text">web13239</text:p>
      <text:p text:style-name="Preformatted_20_Text">web17551</text:p>
      <text:p text:style-name="Preformatted_20_Text">c10</text:p>
      <text:p text:style-name="Preformatted_20_Text">zoot</text:p>
      <text:p text:style-name="Preformatted_20_Text">web4289</text:p>
      <text:p text:style-name="Preformatted_20_Text">web3989</text:p>
      <text:p text:style-name="Preformatted_20_Text">web3429</text:p>
      <text:p text:style-name="Preformatted_20_Text">web5535</text:p>
      <text:p text:style-name="Preformatted_20_Text">web13245</text:p>
      <text:p text:style-name="Preformatted_20_Text">ripley</text:p>
      <text:p text:style-name="Preformatted_20_Text">web5536</text:p>
      <text:p text:style-name="Preformatted_20_Text">web5537</text:p>
      <text:p text:style-name="Preformatted_20_Text">rockon</text:p>
      <text:p text:style-name="Preformatted_20_Text">web5538</text:p>
      <text:p text:style-name="Preformatted_20_Text">rawan</text:p>
      <text:p text:style-name="Preformatted_20_Text">web17092</text:p>
      <text:p text:style-name="Preformatted_20_Text">web13250</text:p>
      <text:p text:style-name="Preformatted_20_Text">web3529</text:p>
      <text:p text:style-name="Preformatted_20_Text">web4699</text:p>
      <text:p text:style-name="Preformatted_20_Text">rasta</text:p>
      <text:p text:style-name="Preformatted_20_Text">web5540</text:p>
      <text:p text:style-name="Preformatted_20_Text">web5541</text:p>
      <text:p text:style-name="Preformatted_20_Text">web5799</text:p>
      <text:p text:style-name="Preformatted_20_Text">web5542</text:p>
      <text:p text:style-name="Preformatted_20_Text">onlineworld</text:p>
      <text:p text:style-name="Preformatted_20_Text">web17549</text:p>
      <text:p text:style-name="Preformatted_20_Text">web17548</text:p>
      <text:p text:style-name="Preformatted_20_Text">web5879</text:p>
      <text:p text:style-name="Preformatted_20_Text">web5543</text:p>
      <text:p text:style-name="Preformatted_20_Text">web4879</text:p>
      <text:p text:style-name="Preformatted_20_Text">jimo</text:p>
      <text:p text:style-name="Preformatted_20_Text">web5544</text:p>
      <text:p text:style-name="Preformatted_20_Text">web5545</text:p>
      <text:p text:style-name="Preformatted_20_Text">staging.shop</text:p>
      <text:p text:style-name="Preformatted_20_Text">ns129</text:p>
      <text:p text:style-name="Preformatted_20_Text">web5546</text:p>
      <text:p text:style-name="Preformatted_20_Text">web18552</text:p>
      <text:p text:style-name="Preformatted_20_Text">rogers</text:p>
      <text:p text:style-name="Preformatted_20_Text">web5547</text:p>
      <text:p text:style-name="Preformatted_20_Text"><text:soft-page-break/>web5548</text:p>
      <text:p text:style-name="Preformatted_20_Text">rodrigo</text:p>
      <text:p text:style-name="Preformatted_20_Text">web18499</text:p>
      <text:p text:style-name="Preformatted_20_Text">web18589</text:p>
      <text:p text:style-name="Preformatted_20_Text">web17547</text:p>
      <text:p text:style-name="Preformatted_20_Text">web3794</text:p>
      <text:p text:style-name="Preformatted_20_Text">ns128</text:p>
      <text:p text:style-name="Preformatted_20_Text">web17546</text:p>
      <text:p text:style-name="Preformatted_20_Text">web18553</text:p>
      <text:p text:style-name="Preformatted_20_Text">web10696</text:p>
      <text:p text:style-name="Preformatted_20_Text">epage</text:p>
      <text:p text:style-name="Preformatted_20_Text">web6789</text:p>
      <text:p text:style-name="Preformatted_20_Text">web5550</text:p>
      <text:p text:style-name="Preformatted_20_Text">web18558</text:p>
      <text:p text:style-name="Preformatted_20_Text">ns126</text:p>
      <text:p text:style-name="Preformatted_20_Text">ns125</text:p>
      <text:p text:style-name="Preformatted_20_Text">web5551</text:p>
      <text:p text:style-name="Preformatted_20_Text">web5552</text:p>
      <text:p text:style-name="Preformatted_20_Text">web5553</text:p>
      <text:p text:style-name="Preformatted_20_Text">web5554</text:p>
      <text:p text:style-name="Preformatted_20_Text">temporal</text:p>
      <text:p text:style-name="Preformatted_20_Text">jamie</text:p>
      <text:p text:style-name="Preformatted_20_Text">web5000</text:p>
      <text:p text:style-name="Preformatted_20_Text">web3795</text:p>
      <text:p text:style-name="Preformatted_20_Text">terence</text:p>
      <text:p text:style-name="Preformatted_20_Text">web18564</text:p>
      <text:p text:style-name="Preformatted_20_Text">web4901</text:p>
      <text:p text:style-name="Preformatted_20_Text">web4902</text:p>
      <text:p text:style-name="Preformatted_20_Text">web5555</text:p>
      <text:p text:style-name="Preformatted_20_Text">tecnica</text:p>
      <text:p text:style-name="Preformatted_20_Text">web17545</text:p>
      <text:p text:style-name="Preformatted_20_Text">web3449</text:p>
      <text:p text:style-name="Preformatted_20_Text">jamal</text:p>
      <text:p text:style-name="Preformatted_20_Text">testing123</text:p>
      <text:p text:style-name="Preformatted_20_Text">web5556</text:p>
      <text:p text:style-name="Preformatted_20_Text">web10697</text:p>
      <text:p text:style-name="Preformatted_20_Text">www.california</text:p>
      <text:p text:style-name="Preformatted_20_Text">web5557</text:p>
      <text:p text:style-name="Preformatted_20_Text">web18599</text:p>
      <text:p text:style-name="Preformatted_20_Text">web4903</text:p>
      <text:p text:style-name="Preformatted_20_Text">web5558</text:p>
      <text:p text:style-name="Preformatted_20_Text">web16960</text:p>
      <text:p text:style-name="Preformatted_20_Text">web5560</text:p>
      <text:p text:style-name="Preformatted_20_Text">web4904</text:p>
      <text:p text:style-name="Preformatted_20_Text">web16949</text:p>
      <text:p text:style-name="Preformatted_20_Text">web4889</text:p>
      <text:p text:style-name="Preformatted_20_Text">web4905</text:p>
      <text:p text:style-name="Preformatted_20_Text">www.tlc</text:p>
      <text:p text:style-name="Preformatted_20_Text">web5006</text:p>
      <text:p text:style-name="Preformatted_20_Text">web4907</text:p>
      <text:p text:style-name="Preformatted_20_Text">igloo</text:p>
      <text:p text:style-name="Preformatted_20_Text">web4908</text:p>
      <text:p text:style-name="Preformatted_20_Text">dreamland</text:p>
      <text:p text:style-name="Preformatted_20_Text">hosam</text:p>
      <text:p text:style-name="Preformatted_20_Text">web17544</text:p>
      <text:p text:style-name="Preformatted_20_Text">web4911</text:p>
      <text:p text:style-name="Preformatted_20_Text">web4897</text:p>
      <text:p text:style-name="Preformatted_20_Text">web4912</text:p>
      <text:p text:style-name="Preformatted_20_Text">web5561</text:p>
      <text:p text:style-name="Preformatted_20_Text">asdfghjkl</text:p>
      <text:p text:style-name="Preformatted_20_Text">devsecure</text:p>
      <text:p text:style-name="Preformatted_20_Text">prize</text:p>
      <text:p text:style-name="Preformatted_20_Text">web3460</text:p>
      <text:p text:style-name="Preformatted_20_Text">web5562</text:p>
      <text:p text:style-name="Preformatted_20_Text"><text:soft-page-break/>web18565</text:p>
      <text:p text:style-name="Preformatted_20_Text">web4913</text:p>
      <text:p text:style-name="Preformatted_20_Text">web16998</text:p>
      <text:p text:style-name="Preformatted_20_Text">web17543</text:p>
      <text:p text:style-name="Preformatted_20_Text">merpati</text:p>
      <text:p text:style-name="Preformatted_20_Text">web4914</text:p>
      <text:p text:style-name="Preformatted_20_Text">web5563</text:p>
      <text:p text:style-name="Preformatted_20_Text">web5564</text:p>
      <text:p text:style-name="Preformatted_20_Text">web5565</text:p>
      <text:p text:style-name="Preformatted_20_Text">web6457</text:p>
      <text:p text:style-name="Preformatted_20_Text">admin6</text:p>
      <text:p text:style-name="Preformatted_20_Text">gca</text:p>
      <text:p text:style-name="Preformatted_20_Text">perso</text:p>
      <text:p text:style-name="Preformatted_20_Text">web4915</text:p>
      <text:p text:style-name="Preformatted_20_Text">web17542</text:p>
      <text:p text:style-name="Preformatted_20_Text">web17541</text:p>
      <text:p text:style-name="Preformatted_20_Text">web5566</text:p>
      <text:p text:style-name="Preformatted_20_Text">web4592</text:p>
      <text:p text:style-name="Preformatted_20_Text">web6793</text:p>
      <text:p text:style-name="Preformatted_20_Text">web17539</text:p>
      <text:p text:style-name="Preformatted_20_Text">web17538</text:p>
      <text:p text:style-name="Preformatted_20_Text">web5568</text:p>
      <text:p text:style-name="Preformatted_20_Text">endymion</text:p>
      <text:p text:style-name="Preformatted_20_Text">web4916</text:p>
      <text:p text:style-name="Preformatted_20_Text">web4917</text:p>
      <text:p text:style-name="Preformatted_20_Text">funky</text:p>
      <text:p text:style-name="Preformatted_20_Text">web5572</text:p>
      <text:p text:style-name="Preformatted_20_Text">webdisk.photos</text:p>
      <text:p text:style-name="Preformatted_20_Text">web5573</text:p>
      <text:p text:style-name="Preformatted_20_Text">web5574</text:p>
      <text:p text:style-name="Preformatted_20_Text">web17537</text:p>
      <text:p text:style-name="Preformatted_20_Text">web3465</text:p>
      <text:p text:style-name="Preformatted_20_Text">web18566</text:p>
      <text:p text:style-name="Preformatted_20_Text">dns03</text:p>
      <text:p text:style-name="Preformatted_20_Text">sawyer</text:p>
      <text:p text:style-name="Preformatted_20_Text">web5575</text:p>
      <text:p text:style-name="Preformatted_20_Text">web5576</text:p>
      <text:p text:style-name="Preformatted_20_Text">web5577</text:p>
      <text:p text:style-name="Preformatted_20_Text">web4918</text:p>
      <text:p text:style-name="Preformatted_20_Text">web4921</text:p>
      <text:p text:style-name="Preformatted_20_Text">web3468</text:p>
      <text:p text:style-name="Preformatted_20_Text">web3469</text:p>
      <text:p text:style-name="Preformatted_20_Text">web5578</text:p>
      <text:p text:style-name="Preformatted_20_Text">haris</text:p>
      <text:p text:style-name="Preformatted_20_Text">web3809</text:p>
      <text:p text:style-name="Preformatted_20_Text">videocenter</text:p>
      <text:p text:style-name="Preformatted_20_Text">moncompte</text:p>
      <text:p text:style-name="Preformatted_20_Text">web4896</text:p>
      <text:p text:style-name="Preformatted_20_Text">web5580</text:p>
      <text:p text:style-name="Preformatted_20_Text">web6429</text:p>
      <text:p text:style-name="Preformatted_20_Text">racktables</text:p>
      <text:p text:style-name="Preformatted_20_Text">redondo</text:p>
      <text:p text:style-name="Preformatted_20_Text">web17536</text:p>
      <text:p text:style-name="Preformatted_20_Text">web17535</text:p>
      <text:p text:style-name="Preformatted_20_Text">web3479</text:p>
      <text:p text:style-name="Preformatted_20_Text">isidore</text:p>
      <text:p text:style-name="Preformatted_20_Text">web18567</text:p>
      <text:p text:style-name="Preformatted_20_Text">web18639</text:p>
      <text:p text:style-name="Preformatted_20_Text">web17534</text:p>
      <text:p text:style-name="Preformatted_20_Text">web5581</text:p>
      <text:p text:style-name="Preformatted_20_Text">web17533</text:p>
      <text:p text:style-name="Preformatted_20_Text">pradeep</text:p>
      <text:p text:style-name="Preformatted_20_Text">shouji</text:p>
      <text:p text:style-name="Preformatted_20_Text">web5909</text:p>
      <text:p text:style-name="Preformatted_20_Text"><text:soft-page-break/>web4935</text:p>
      <text:p text:style-name="Preformatted_20_Text">web5889</text:p>
      <text:p text:style-name="Preformatted_20_Text">web5582</text:p>
      <text:p text:style-name="Preformatted_20_Text">web5583</text:p>
      <text:p text:style-name="Preformatted_20_Text">web4940</text:p>
      <text:p text:style-name="Preformatted_20_Text">web5584</text:p>
      <text:p text:style-name="Preformatted_20_Text">dock</text:p>
      <text:p text:style-name="Preformatted_20_Text">web5585</text:p>
      <text:p text:style-name="Preformatted_20_Text">web3488</text:p>
      <text:p text:style-name="Preformatted_20_Text">vps106</text:p>
      <text:p text:style-name="Preformatted_20_Text">web10715</text:p>
      <text:p text:style-name="Preformatted_20_Text">web7443</text:p>
      <text:p text:style-name="Preformatted_20_Text">magenta</text:p>
      <text:p text:style-name="Preformatted_20_Text">web3490</text:p>
      <text:p text:style-name="Preformatted_20_Text">nakamura</text:p>
      <text:p text:style-name="Preformatted_20_Text">gadmin</text:p>
      <text:p text:style-name="Preformatted_20_Text">habbo</text:p>
      <text:p text:style-name="Preformatted_20_Text">web3930</text:p>
      <text:p text:style-name="Preformatted_20_Text">web5586</text:p>
      <text:p text:style-name="Preformatted_20_Text">web3491</text:p>
      <text:p text:style-name="Preformatted_20_Text">web5587</text:p>
      <text:p text:style-name="Preformatted_20_Text">web5588</text:p>
      <text:p text:style-name="Preformatted_20_Text">traffic2</text:p>
      <text:p text:style-name="Preformatted_20_Text">web3492</text:p>
      <text:p text:style-name="Preformatted_20_Text">spambox</text:p>
      <text:p text:style-name="Preformatted_20_Text">chaotic</text:p>
      <text:p text:style-name="Preformatted_20_Text">2006</text:p>
      <text:p text:style-name="Preformatted_20_Text">web3493</text:p>
      <text:p text:style-name="Preformatted_20_Text">ntv</text:p>
      <text:p text:style-name="Preformatted_20_Text">web18309</text:p>
      <text:p text:style-name="Preformatted_20_Text">web17532</text:p>
      <text:p text:style-name="Preformatted_20_Text">forte</text:p>
      <text:p text:style-name="Preformatted_20_Text">web5602</text:p>
      <text:p text:style-name="Preformatted_20_Text">web5603</text:p>
      <text:p text:style-name="Preformatted_20_Text">web3494</text:p>
      <text:p text:style-name="Preformatted_20_Text">web5604</text:p>
      <text:p text:style-name="Preformatted_20_Text">web6490</text:p>
      <text:p text:style-name="Preformatted_20_Text">web3660</text:p>
      <text:p text:style-name="Preformatted_20_Text">web18568</text:p>
      <text:p text:style-name="Preformatted_20_Text">web18570</text:p>
      <text:p text:style-name="Preformatted_20_Text">vps115</text:p>
      <text:p text:style-name="Preformatted_20_Text">web5605</text:p>
      <text:p text:style-name="Preformatted_20_Text">web5606</text:p>
      <text:p text:style-name="Preformatted_20_Text">isabel</text:p>
      <text:p text:style-name="Preformatted_20_Text">file01</text:p>
      <text:p text:style-name="Preformatted_20_Text">web5607</text:p>
      <text:p text:style-name="Preformatted_20_Text">web3496</text:p>
      <text:p text:style-name="Preformatted_20_Text">web5608</text:p>
      <text:p text:style-name="Preformatted_20_Text">web5610</text:p>
      <text:p text:style-name="Preformatted_20_Text">web4593</text:p>
      <text:p text:style-name="Preformatted_20_Text">web5612</text:p>
      <text:p text:style-name="Preformatted_20_Text">web6799</text:p>
      <text:p text:style-name="Preformatted_20_Text">web5613</text:p>
      <text:p text:style-name="Preformatted_20_Text">lacoste</text:p>
      <text:p text:style-name="Preformatted_20_Text">web5614</text:p>
      <text:p text:style-name="Preformatted_20_Text">eidos</text:p>
      <text:p text:style-name="Preformatted_20_Text">web17531</text:p>
      <text:p text:style-name="Preformatted_20_Text">www.public</text:p>
      <text:p text:style-name="Preformatted_20_Text">web4950</text:p>
      <text:p text:style-name="Preformatted_20_Text">accelerator</text:p>
      <text:p text:style-name="Preformatted_20_Text">web3497</text:p>
      <text:p text:style-name="Preformatted_20_Text">web5615</text:p>
      <text:p text:style-name="Preformatted_20_Text">web5616</text:p>
      <text:p text:style-name="Preformatted_20_Text">web5617</text:p>
      <text:p text:style-name="Preformatted_20_Text"><text:soft-page-break/>web3498</text:p>
      <text:p text:style-name="Preformatted_20_Text">web5618</text:p>
      <text:p text:style-name="Preformatted_20_Text">web5620</text:p>
      <text:p text:style-name="Preformatted_20_Text">web17529</text:p>
      <text:p text:style-name="Preformatted_20_Text">web10689</text:p>
      <text:p text:style-name="Preformatted_20_Text">inlove</text:p>
      <text:p text:style-name="Preformatted_20_Text">web3509</text:p>
      <text:p text:style-name="Preformatted_20_Text">web5622</text:p>
      <text:p text:style-name="Preformatted_20_Text">od</text:p>
      <text:p text:style-name="Preformatted_20_Text">web5623</text:p>
      <text:p text:style-name="Preformatted_20_Text">web5624</text:p>
      <text:p text:style-name="Preformatted_20_Text">web5625</text:p>
      <text:p text:style-name="Preformatted_20_Text">web5893</text:p>
      <text:p text:style-name="Preformatted_20_Text">filex</text:p>
      <text:p text:style-name="Preformatted_20_Text">web5626</text:p>
      <text:p text:style-name="Preformatted_20_Text">cw07web01</text:p>
      <text:p text:style-name="Preformatted_20_Text">vps108</text:p>
      <text:p text:style-name="Preformatted_20_Text">web6499</text:p>
      <text:p text:style-name="Preformatted_20_Text">web4959</text:p>
      <text:p text:style-name="Preformatted_20_Text">web5627</text:p>
      <text:p text:style-name="Preformatted_20_Text">web3518</text:p>
      <text:p text:style-name="Preformatted_20_Text">web5628</text:p>
      <text:p text:style-name="Preformatted_20_Text">web6759</text:p>
      <text:p text:style-name="Preformatted_20_Text">web5630</text:p>
      <text:p text:style-name="Preformatted_20_Text">web5631</text:p>
      <text:p text:style-name="Preformatted_20_Text">mohamed</text:p>
      <text:p text:style-name="Preformatted_20_Text">web3519</text:p>
      <text:p text:style-name="Preformatted_20_Text">elegance</text:p>
      <text:p text:style-name="Preformatted_20_Text">web3998</text:p>
      <text:p text:style-name="Preformatted_20_Text">web5632</text:p>
      <text:p text:style-name="Preformatted_20_Text">webalbum</text:p>
      <text:p text:style-name="Preformatted_20_Text">web5633</text:p>
      <text:p text:style-name="Preformatted_20_Text">web6520</text:p>
      <text:p text:style-name="Preformatted_20_Text">web3530</text:p>
      <text:p text:style-name="Preformatted_20_Text">web3819</text:p>
      <text:p text:style-name="Preformatted_20_Text">cpanel3</text:p>
      <text:p text:style-name="Preformatted_20_Text">web6059</text:p>
      <text:p text:style-name="Preformatted_20_Text">web18571</text:p>
      <text:p text:style-name="Preformatted_20_Text">web7449</text:p>
      <text:p text:style-name="Preformatted_20_Text">web18572</text:p>
      <text:p text:style-name="Preformatted_20_Text">web6529</text:p>
      <text:p text:style-name="Preformatted_20_Text">web18789</text:p>
      <text:p text:style-name="Preformatted_20_Text">melinda</text:p>
      <text:p text:style-name="Preformatted_20_Text">simpletest</text:p>
      <text:p text:style-name="Preformatted_20_Text">proxy02</text:p>
      <text:p text:style-name="Preformatted_20_Text">web3979</text:p>
      <text:p text:style-name="Preformatted_20_Text">web5634</text:p>
      <text:p text:style-name="Preformatted_20_Text">web5635</text:p>
      <text:p text:style-name="Preformatted_20_Text">web3539</text:p>
      <text:p text:style-name="Preformatted_20_Text">web4895</text:p>
      <text:p text:style-name="Preformatted_20_Text">web5259</text:p>
      <text:p text:style-name="Preformatted_20_Text">web3549</text:p>
      <text:p text:style-name="Preformatted_20_Text">web5637</text:p>
      <text:p text:style-name="Preformatted_20_Text">web5910</text:p>
      <text:p text:style-name="Preformatted_20_Text">web5638</text:p>
      <text:p text:style-name="Preformatted_20_Text">web5911</text:p>
      <text:p text:style-name="Preformatted_20_Text">web4992</text:p>
      <text:p text:style-name="Preformatted_20_Text">web5942</text:p>
      <text:p text:style-name="Preformatted_20_Text">web5795</text:p>
      <text:p text:style-name="Preformatted_20_Text">web6839</text:p>
      <text:p text:style-name="Preformatted_20_Text">web5640</text:p>
      <text:p text:style-name="Preformatted_20_Text">web5913</text:p>
      <text:p text:style-name="Preformatted_20_Text">web5929</text:p>
      <text:p text:style-name="Preformatted_20_Text">prove</text:p>
      <text:p text:style-name="Preformatted_20_Text"><text:soft-page-break/>web5641</text:p>
      <text:p text:style-name="Preformatted_20_Text">web5642</text:p>
      <text:p text:style-name="Preformatted_20_Text">hangout</text:p>
      <text:p text:style-name="Preformatted_20_Text">web5643</text:p>
      <text:p text:style-name="Preformatted_20_Text">web18852</text:p>
      <text:p text:style-name="Preformatted_20_Text">darkman</text:p>
      <text:p text:style-name="Preformatted_20_Text">web16980</text:p>
      <text:p text:style-name="Preformatted_20_Text">refresh</text:p>
      <text:p text:style-name="Preformatted_20_Text">web5644</text:p>
      <text:p text:style-name="Preformatted_20_Text">web5645</text:p>
      <text:p text:style-name="Preformatted_20_Text">web17920</text:p>
      <text:p text:style-name="Preformatted_20_Text">web5646</text:p>
      <text:p text:style-name="Preformatted_20_Text">web5647</text:p>
      <text:p text:style-name="Preformatted_20_Text">web5648</text:p>
      <text:p text:style-name="Preformatted_20_Text">web5914</text:p>
      <text:p text:style-name="Preformatted_20_Text">209</text:p>
      <text:p text:style-name="Preformatted_20_Text">web5119</text:p>
      <text:p text:style-name="Preformatted_20_Text">satan</text:p>
      <text:p text:style-name="Preformatted_20_Text">angie</text:p>
      <text:p text:style-name="Preformatted_20_Text">web6119</text:p>
      <text:p text:style-name="Preformatted_20_Text">web5650</text:p>
      <text:p text:style-name="Preformatted_20_Text">web18730</text:p>
      <text:p text:style-name="Preformatted_20_Text">web4595</text:p>
      <text:p text:style-name="Preformatted_20_Text">web5711</text:p>
      <text:p text:style-name="Preformatted_20_Text">web7289</text:p>
      <text:p text:style-name="Preformatted_20_Text">web5712</text:p>
      <text:p text:style-name="Preformatted_20_Text">annex</text:p>
      <text:p text:style-name="Preformatted_20_Text">web10729</text:p>
      <text:p text:style-name="Preformatted_20_Text">web5713</text:p>
      <text:p text:style-name="Preformatted_20_Text">web17889</text:p>
      <text:p text:style-name="Preformatted_20_Text">web5714</text:p>
      <text:p text:style-name="Preformatted_20_Text">web5715</text:p>
      <text:p text:style-name="Preformatted_20_Text">web5716</text:p>
      <text:p text:style-name="Preformatted_20_Text">web5717</text:p>
      <text:p text:style-name="Preformatted_20_Text">web4139</text:p>
      <text:p text:style-name="Preformatted_20_Text">web17528</text:p>
      <text:p text:style-name="Preformatted_20_Text">web5718</text:p>
      <text:p text:style-name="Preformatted_20_Text">web5720</text:p>
      <text:p text:style-name="Preformatted_20_Text">bauhaus</text:p>
      <text:p text:style-name="Preformatted_20_Text">web5721</text:p>
      <text:p text:style-name="Preformatted_20_Text">web5722</text:p>
      <text:p text:style-name="Preformatted_20_Text">web6016</text:p>
      <text:p text:style-name="Preformatted_20_Text">rudolf</text:p>
      <text:p text:style-name="Preformatted_20_Text">web5129</text:p>
      <text:p text:style-name="Preformatted_20_Text">web5723</text:p>
      <text:p text:style-name="Preformatted_20_Text">web5724</text:p>
      <text:p text:style-name="Preformatted_20_Text">web5725</text:p>
      <text:p text:style-name="Preformatted_20_Text">web5726</text:p>
      <text:p text:style-name="Preformatted_20_Text">angola</text:p>
      <text:p text:style-name="Preformatted_20_Text">web5917</text:p>
      <text:p text:style-name="Preformatted_20_Text">web5727</text:p>
      <text:p text:style-name="Preformatted_20_Text">unavailable</text:p>
      <text:p text:style-name="Preformatted_20_Text">web18810</text:p>
      <text:p text:style-name="Preformatted_20_Text">webdisk.partners</text:p>
      <text:p text:style-name="Preformatted_20_Text">web5918</text:p>
      <text:p text:style-name="Preformatted_20_Text">web5728</text:p>
      <text:p text:style-name="Preformatted_20_Text">web5731</text:p>
      <text:p text:style-name="Preformatted_20_Text">gi</text:p>
      <text:p text:style-name="Preformatted_20_Text">web6019</text:p>
      <text:p text:style-name="Preformatted_20_Text">web5732</text:p>
      <text:p text:style-name="Preformatted_20_Text">web5733</text:p>
      <text:p text:style-name="Preformatted_20_Text">web6849</text:p>
      <text:p text:style-name="Preformatted_20_Text">cw03host1</text:p>
      <text:p text:style-name="Preformatted_20_Text">web5734</text:p>
      <text:p text:style-name="Preformatted_20_Text"><text:soft-page-break/>whynot</text:p>
      <text:p text:style-name="Preformatted_20_Text">web5735</text:p>
      <text:p text:style-name="Preformatted_20_Text">cw03host2</text:p>
      <text:p text:style-name="Preformatted_20_Text">web5921</text:p>
      <text:p text:style-name="Preformatted_20_Text">animes</text:p>
      <text:p text:style-name="Preformatted_20_Text">web18851</text:p>
      <text:p text:style-name="Preformatted_20_Text">web3719</text:p>
      <text:p text:style-name="Preformatted_20_Text">web18849</text:p>
      <text:p text:style-name="Preformatted_20_Text">web5922</text:p>
      <text:p text:style-name="Preformatted_20_Text">web3615</text:p>
      <text:p text:style-name="Preformatted_20_Text">web3616</text:p>
      <text:p text:style-name="Preformatted_20_Text">web6829</text:p>
      <text:p text:style-name="Preformatted_20_Text">web5159</text:p>
      <text:p text:style-name="Preformatted_20_Text">web5736</text:p>
      <text:p text:style-name="Preformatted_20_Text">mercator</text:p>
      <text:p text:style-name="Preformatted_20_Text">web3619</text:p>
      <text:p text:style-name="Preformatted_20_Text">web16990</text:p>
      <text:p text:style-name="Preformatted_20_Text">web17527</text:p>
      <text:p text:style-name="Preformatted_20_Text">web6616</text:p>
      <text:p text:style-name="Preformatted_20_Text">publica</text:p>
      <text:p text:style-name="Preformatted_20_Text">ejournals</text:p>
      <text:p text:style-name="Preformatted_20_Text">web5737</text:p>
      <text:p text:style-name="Preformatted_20_Text">web3622</text:p>
      <text:p text:style-name="Preformatted_20_Text">web5738</text:p>
      <text:p text:style-name="Preformatted_20_Text">web5740</text:p>
      <text:p text:style-name="Preformatted_20_Text">externo</text:p>
      <text:p text:style-name="Preformatted_20_Text">web3316</text:p>
      <text:p text:style-name="Preformatted_20_Text">web3319</text:p>
      <text:p text:style-name="Preformatted_20_Text">web17526</text:p>
      <text:p text:style-name="Preformatted_20_Text">web5741</text:p>
      <text:p text:style-name="Preformatted_20_Text">autodiscover.host</text:p>
      <text:p text:style-name="Preformatted_20_Text">highland</text:p>
      <text:p text:style-name="Preformatted_20_Text">web18573</text:p>
      <text:p text:style-name="Preformatted_20_Text">web17525</text:p>
      <text:p text:style-name="Preformatted_20_Text">autoconfig.host</text:p>
      <text:p text:style-name="Preformatted_20_Text">web5742</text:p>
      <text:p text:style-name="Preformatted_20_Text">web5743</text:p>
      <text:p text:style-name="Preformatted_20_Text">web5744</text:p>
      <text:p text:style-name="Preformatted_20_Text">web17524</text:p>
      <text:p text:style-name="Preformatted_20_Text">web17523</text:p>
      <text:p text:style-name="Preformatted_20_Text">web5745</text:p>
      <text:p text:style-name="Preformatted_20_Text">web5746</text:p>
      <text:p text:style-name="Preformatted_20_Text">www.cam</text:p>
      <text:p text:style-name="Preformatted_20_Text">web5747</text:p>
      <text:p text:style-name="Preformatted_20_Text">web5750</text:p>
      <text:p text:style-name="Preformatted_20_Text">drago</text:p>
      <text:p text:style-name="Preformatted_20_Text">test002</text:p>
      <text:p text:style-name="Preformatted_20_Text">web5751</text:p>
      <text:p text:style-name="Preformatted_20_Text">web17522</text:p>
      <text:p text:style-name="Preformatted_20_Text">web5752</text:p>
      <text:p text:style-name="Preformatted_20_Text">web5753</text:p>
      <text:p text:style-name="Preformatted_20_Text">web3323</text:p>
      <text:p text:style-name="Preformatted_20_Text">imk</text:p>
      <text:p text:style-name="Preformatted_20_Text">web6619</text:p>
      <text:p text:style-name="Preformatted_20_Text">spaces</text:p>
      <text:p text:style-name="Preformatted_20_Text">web3628</text:p>
      <text:p text:style-name="Preformatted_20_Text">web5754</text:p>
      <text:p text:style-name="Preformatted_20_Text">web3629</text:p>
      <text:p text:style-name="Preformatted_20_Text">web3358</text:p>
      <text:p text:style-name="Preformatted_20_Text">web5755</text:p>
      <text:p text:style-name="Preformatted_20_Text">www.bill</text:p>
      <text:p text:style-name="Preformatted_20_Text">web5757</text:p>
      <text:p text:style-name="Preformatted_20_Text">dofus</text:p>
      <text:p text:style-name="Preformatted_20_Text">web5758</text:p>
      <text:p text:style-name="Preformatted_20_Text"><text:soft-page-break/>web5760</text:p>
      <text:p text:style-name="Preformatted_20_Text">web18010</text:p>
      <text:p text:style-name="Preformatted_20_Text">web5761</text:p>
      <text:p text:style-name="Preformatted_20_Text">web18574</text:p>
      <text:p text:style-name="Preformatted_20_Text">web18848</text:p>
      <text:p text:style-name="Preformatted_20_Text">web3495</text:p>
      <text:p text:style-name="Preformatted_20_Text">edson</text:p>
      <text:p text:style-name="Preformatted_20_Text">web5762</text:p>
      <text:p text:style-name="Preformatted_20_Text">web5763</text:p>
      <text:p text:style-name="Preformatted_20_Text">web5764</text:p>
      <text:p text:style-name="Preformatted_20_Text">web5765</text:p>
      <text:p text:style-name="Preformatted_20_Text">web5219</text:p>
      <text:p text:style-name="Preformatted_20_Text">web5766</text:p>
      <text:p text:style-name="Preformatted_20_Text">web5767</text:p>
      <text:p text:style-name="Preformatted_20_Text">web17521</text:p>
      <text:p text:style-name="Preformatted_20_Text">web5768</text:p>
      <text:p text:style-name="Preformatted_20_Text">web18847</text:p>
      <text:p text:style-name="Preformatted_20_Text">web5770</text:p>
      <text:p text:style-name="Preformatted_20_Text">web5771</text:p>
      <text:p text:style-name="Preformatted_20_Text">web5772</text:p>
      <text:p text:style-name="Preformatted_20_Text">divya</text:p>
      <text:p text:style-name="Preformatted_20_Text">web5773</text:p>
      <text:p text:style-name="Preformatted_20_Text">web16999</text:p>
      <text:p text:style-name="Preformatted_20_Text">gigabyte</text:p>
      <text:p text:style-name="Preformatted_20_Text">realmadrid</text:p>
      <text:p text:style-name="Preformatted_20_Text">tiago</text:p>
      <text:p text:style-name="Preformatted_20_Text">web17919</text:p>
      <text:p text:style-name="Preformatted_20_Text">drumandbass</text:p>
      <text:p text:style-name="Preformatted_20_Text">web5774</text:p>
      <text:p text:style-name="Preformatted_20_Text">web17091</text:p>
      <text:p text:style-name="Preformatted_20_Text">web18845</text:p>
      <text:p text:style-name="Preformatted_20_Text">web5775</text:p>
      <text:p text:style-name="Preformatted_20_Text">web18575</text:p>
      <text:p text:style-name="Preformatted_20_Text">web5776</text:p>
      <text:p text:style-name="Preformatted_20_Text">web3806</text:p>
      <text:p text:style-name="Preformatted_20_Text">web3798</text:p>
      <text:p text:style-name="Preformatted_20_Text">web6719</text:p>
      <text:p text:style-name="Preformatted_20_Text">web5777</text:p>
      <text:p text:style-name="Preformatted_20_Text">calculus</text:p>
      <text:p text:style-name="Preformatted_20_Text">web18576</text:p>
      <text:p text:style-name="Preformatted_20_Text">web18890</text:p>
      <text:p text:style-name="Preformatted_20_Text">web5778</text:p>
      <text:p text:style-name="Preformatted_20_Text">web18029</text:p>
      <text:p text:style-name="Preformatted_20_Text">web3943</text:p>
      <text:p text:style-name="Preformatted_20_Text">reb</text:p>
      <text:p text:style-name="Preformatted_20_Text">web3944</text:p>
      <text:p text:style-name="Preformatted_20_Text">ebank</text:p>
      <text:p text:style-name="Preformatted_20_Text">web3945</text:p>
      <text:p text:style-name="Preformatted_20_Text">web17519</text:p>
      <text:p text:style-name="Preformatted_20_Text">web5780</text:p>
      <text:p text:style-name="Preformatted_20_Text">web3948</text:p>
      <text:p text:style-name="Preformatted_20_Text">web5781</text:p>
      <text:p text:style-name="Preformatted_20_Text">web5782</text:p>
      <text:p text:style-name="Preformatted_20_Text">web4049</text:p>
      <text:p text:style-name="Preformatted_20_Text">web5783</text:p>
      <text:p text:style-name="Preformatted_20_Text">web5290</text:p>
      <text:p text:style-name="Preformatted_20_Text">web3953</text:p>
      <text:p text:style-name="Preformatted_20_Text">fso</text:p>
      <text:p text:style-name="Preformatted_20_Text">web5784</text:p>
      <text:p text:style-name="Preformatted_20_Text">www.acs</text:p>
      <text:p text:style-name="Preformatted_20_Text">web17518</text:p>
      <text:p text:style-name="Preformatted_20_Text">web4059</text:p>
      <text:p text:style-name="Preformatted_20_Text">fortress</text:p>
      <text:p text:style-name="Preformatted_20_Text">web5785</text:p>
      <text:p text:style-name="Preformatted_20_Text"><text:soft-page-break/>philip</text:p>
      <text:p text:style-name="Preformatted_20_Text">www.ams</text:p>
      <text:p text:style-name="Preformatted_20_Text">web17517</text:p>
      <text:p text:style-name="Preformatted_20_Text">milkyway</text:p>
      <text:p text:style-name="Preformatted_20_Text">live3</text:p>
      <text:p text:style-name="Preformatted_20_Text">web17516</text:p>
      <text:p text:style-name="Preformatted_20_Text">web5786</text:p>
      <text:p text:style-name="Preformatted_20_Text">web5787</text:p>
      <text:p text:style-name="Preformatted_20_Text">web5788</text:p>
      <text:p text:style-name="Preformatted_20_Text">web3961</text:p>
      <text:p text:style-name="Preformatted_20_Text">web3963</text:p>
      <text:p text:style-name="Preformatted_20_Text">icom</text:p>
      <text:p text:style-name="Preformatted_20_Text">web5801</text:p>
      <text:p text:style-name="Preformatted_20_Text">web5802</text:p>
      <text:p text:style-name="Preformatted_20_Text">web5803</text:p>
      <text:p text:style-name="Preformatted_20_Text">web5804</text:p>
      <text:p text:style-name="Preformatted_20_Text">web18899</text:p>
      <text:p text:style-name="Preformatted_20_Text">www.ict</text:p>
      <text:p text:style-name="Preformatted_20_Text">web5805</text:p>
      <text:p text:style-name="Preformatted_20_Text">web17515</text:p>
      <text:p text:style-name="Preformatted_20_Text">web5806</text:p>
      <text:p text:style-name="Preformatted_20_Text">euro2008</text:p>
      <text:p text:style-name="Preformatted_20_Text">web5807</text:p>
      <text:p text:style-name="Preformatted_20_Text">web5808</text:p>
      <text:p text:style-name="Preformatted_20_Text">mms2</text:p>
      <text:p text:style-name="Preformatted_20_Text">www.cis</text:p>
      <text:p text:style-name="Preformatted_20_Text">web5810</text:p>
      <text:p text:style-name="Preformatted_20_Text">web5811</text:p>
      <text:p text:style-name="Preformatted_20_Text">terror</text:p>
      <text:p text:style-name="Preformatted_20_Text">web3965</text:p>
      <text:p text:style-name="Preformatted_20_Text">web5812</text:p>
      <text:p text:style-name="Preformatted_20_Text">web17514</text:p>
      <text:p text:style-name="Preformatted_20_Text">web3966</text:p>
      <text:p text:style-name="Preformatted_20_Text">web5813</text:p>
      <text:p text:style-name="Preformatted_20_Text">web3975</text:p>
      <text:p text:style-name="Preformatted_20_Text">web4079</text:p>
      <text:p text:style-name="Preformatted_20_Text">web5814</text:p>
      <text:p text:style-name="Preformatted_20_Text">web3981</text:p>
      <text:p text:style-name="Preformatted_20_Text">web3984</text:p>
      <text:p text:style-name="Preformatted_20_Text">web5815</text:p>
      <text:p text:style-name="Preformatted_20_Text">problem</text:p>
      <text:p text:style-name="Preformatted_20_Text">web5816</text:p>
      <text:p text:style-name="Preformatted_20_Text">web5817</text:p>
      <text:p text:style-name="Preformatted_20_Text">deuce</text:p>
      <text:p text:style-name="Preformatted_20_Text">web17513</text:p>
      <text:p text:style-name="Preformatted_20_Text">web3985</text:p>
      <text:p text:style-name="Preformatted_20_Text">web5818</text:p>
      <text:p text:style-name="Preformatted_20_Text">web4087</text:p>
      <text:p text:style-name="Preformatted_20_Text">web5820</text:p>
      <text:p text:style-name="Preformatted_20_Text">web5821</text:p>
      <text:p text:style-name="Preformatted_20_Text">web5822</text:p>
      <text:p text:style-name="Preformatted_20_Text">web17512</text:p>
      <text:p text:style-name="Preformatted_20_Text">web5823</text:p>
      <text:p text:style-name="Preformatted_20_Text">web3988</text:p>
      <text:p text:style-name="Preformatted_20_Text">web5824</text:p>
      <text:p text:style-name="Preformatted_20_Text">clare</text:p>
      <text:p text:style-name="Preformatted_20_Text">web4093</text:p>
      <text:p text:style-name="Preformatted_20_Text">web4097</text:p>
      <text:p text:style-name="Preformatted_20_Text">web5825</text:p>
      <text:p text:style-name="Preformatted_20_Text">web3330</text:p>
      <text:p text:style-name="Preformatted_20_Text">web10709</text:p>
      <text:p text:style-name="Preformatted_20_Text">web3791</text:p>
      <text:p text:style-name="Preformatted_20_Text">web4291</text:p>
      <text:p text:style-name="Preformatted_20_Text">web5826</text:p>
      <text:p text:style-name="Preformatted_20_Text"><text:soft-page-break/>web5827</text:p>
      <text:p text:style-name="Preformatted_20_Text">web3793</text:p>
      <text:p text:style-name="Preformatted_20_Text">web18577</text:p>
      <text:p text:style-name="Preformatted_20_Text">web17940</text:p>
      <text:p text:style-name="Preformatted_20_Text">web3796</text:p>
      <text:p text:style-name="Preformatted_20_Text">web3797</text:p>
      <text:p text:style-name="Preformatted_20_Text">web17511</text:p>
      <text:p text:style-name="Preformatted_20_Text">web5800</text:p>
      <text:p text:style-name="Preformatted_20_Text">web3813</text:p>
      <text:p text:style-name="Preformatted_20_Text">web5779</text:p>
      <text:p text:style-name="Preformatted_20_Text">web5931</text:p>
      <text:p text:style-name="Preformatted_20_Text">nazgul</text:p>
      <text:p text:style-name="Preformatted_20_Text">web5828</text:p>
      <text:p text:style-name="Preformatted_20_Text">web5830</text:p>
      <text:p text:style-name="Preformatted_20_Text">web4609</text:p>
      <text:p text:style-name="Preformatted_20_Text">craig</text:p>
      <text:p text:style-name="Preformatted_20_Text">web5832</text:p>
      <text:p text:style-name="Preformatted_20_Text">web5833</text:p>
      <text:p text:style-name="Preformatted_20_Text">web5834</text:p>
      <text:p text:style-name="Preformatted_20_Text">web4359</text:p>
      <text:p text:style-name="Preformatted_20_Text">web4369</text:p>
      <text:p text:style-name="Preformatted_20_Text">web5835</text:p>
      <text:p text:style-name="Preformatted_20_Text">web4379</text:p>
      <text:p text:style-name="Preformatted_20_Text">web4919</text:p>
      <text:p text:style-name="Preformatted_20_Text">web5836</text:p>
      <text:p text:style-name="Preformatted_20_Text">webtech</text:p>
      <text:p text:style-name="Preformatted_20_Text">web5837</text:p>
      <text:p text:style-name="Preformatted_20_Text">asdasd</text:p>
      <text:p text:style-name="Preformatted_20_Text">web4089</text:p>
      <text:p text:style-name="Preformatted_20_Text">guava</text:p>
      <text:p text:style-name="Preformatted_20_Text">web5838</text:p>
      <text:p text:style-name="Preformatted_20_Text">web5841</text:p>
      <text:p text:style-name="Preformatted_20_Text">web6649</text:p>
      <text:p text:style-name="Preformatted_20_Text">enzo</text:p>
      <text:p text:style-name="Preformatted_20_Text">aztec</text:p>
      <text:p text:style-name="Preformatted_20_Text">web5842</text:p>
      <text:p text:style-name="Preformatted_20_Text">web4388</text:p>
      <text:p text:style-name="Preformatted_20_Text">web5843</text:p>
      <text:p text:style-name="Preformatted_20_Text">web4390</text:p>
      <text:p text:style-name="Preformatted_20_Text">chill</text:p>
      <text:p text:style-name="Preformatted_20_Text">web5844</text:p>
      <text:p text:style-name="Preformatted_20_Text">web4391</text:p>
      <text:p text:style-name="Preformatted_20_Text">web5845</text:p>
      <text:p text:style-name="Preformatted_20_Text">s155</text:p>
      <text:p text:style-name="Preformatted_20_Text">web5846</text:p>
      <text:p text:style-name="Preformatted_20_Text">web5769</text:p>
      <text:p text:style-name="Preformatted_20_Text">web5847</text:p>
      <text:p text:style-name="Preformatted_20_Text">ashish</text:p>
      <text:p text:style-name="Preformatted_20_Text">web18578</text:p>
      <text:p text:style-name="Preformatted_20_Text">web5848</text:p>
      <text:p text:style-name="Preformatted_20_Text">web4393</text:p>
      <text:p text:style-name="Preformatted_20_Text">web4394</text:p>
      <text:p text:style-name="Preformatted_20_Text">web5621</text:p>
      <text:p text:style-name="Preformatted_20_Text">web18844</text:p>
      <text:p text:style-name="Preformatted_20_Text">web5850</text:p>
      <text:p text:style-name="Preformatted_20_Text">web5851</text:p>
      <text:p text:style-name="Preformatted_20_Text">web4396</text:p>
      <text:p text:style-name="Preformatted_20_Text">web4397</text:p>
      <text:p text:style-name="Preformatted_20_Text">web5852</text:p>
      <text:p text:style-name="Preformatted_20_Text">web5853</text:p>
      <text:p text:style-name="Preformatted_20_Text">web18843</text:p>
      <text:p text:style-name="Preformatted_20_Text">web5854</text:p>
      <text:p text:style-name="Preformatted_20_Text">web4398</text:p>
      <text:p text:style-name="Preformatted_20_Text">web5855</text:p>
      <text:p text:style-name="Preformatted_20_Text"><text:soft-page-break/>lab1</text:p>
      <text:p text:style-name="Preformatted_20_Text">web5856</text:p>
      <text:p text:style-name="Preformatted_20_Text">web5857</text:p>
      <text:p text:style-name="Preformatted_20_Text">desperado</text:p>
      <text:p text:style-name="Preformatted_20_Text">web5858</text:p>
      <text:p text:style-name="Preformatted_20_Text">web5861</text:p>
      <text:p text:style-name="Preformatted_20_Text">web5862</text:p>
      <text:p text:style-name="Preformatted_20_Text">web5863</text:p>
      <text:p text:style-name="Preformatted_20_Text">web5864</text:p>
      <text:p text:style-name="Preformatted_20_Text">web5865</text:p>
      <text:p text:style-name="Preformatted_20_Text">web5867</text:p>
      <text:p text:style-name="Preformatted_20_Text">bandar</text:p>
      <text:p text:style-name="Preformatted_20_Text">web18842</text:p>
      <text:p text:style-name="Preformatted_20_Text">bk01</text:p>
      <text:p text:style-name="Preformatted_20_Text">web4409</text:p>
      <text:p text:style-name="Preformatted_20_Text">web5868</text:p>
      <text:p text:style-name="Preformatted_20_Text">web5870</text:p>
      <text:p text:style-name="Preformatted_20_Text">web5871</text:p>
      <text:p text:style-name="Preformatted_20_Text">web5872</text:p>
      <text:p text:style-name="Preformatted_20_Text">web5874</text:p>
      <text:p text:style-name="Preformatted_20_Text">doggy</text:p>
      <text:p text:style-name="Preformatted_20_Text">web5875</text:p>
      <text:p text:style-name="Preformatted_20_Text">web3689</text:p>
      <text:p text:style-name="Preformatted_20_Text">web5876</text:p>
      <text:p text:style-name="Preformatted_20_Text">web5877</text:p>
      <text:p text:style-name="Preformatted_20_Text">web5878</text:p>
      <text:p text:style-name="Preformatted_20_Text">dolls</text:p>
      <text:p text:style-name="Preformatted_20_Text">aymen</text:p>
      <text:p text:style-name="Preformatted_20_Text">newmoon</text:p>
      <text:p text:style-name="Preformatted_20_Text">web4430</text:p>
      <text:p text:style-name="Preformatted_20_Text">web4439</text:p>
      <text:p text:style-name="Preformatted_20_Text">web4290</text:p>
      <text:p text:style-name="Preformatted_20_Text">web5619</text:p>
      <text:p text:style-name="Preformatted_20_Text">web3828</text:p>
      <text:p text:style-name="Preformatted_20_Text">web5759</text:p>
      <text:p text:style-name="Preformatted_20_Text">kagami</text:p>
      <text:p text:style-name="Preformatted_20_Text">web5881</text:p>
      <text:p text:style-name="Preformatted_20_Text">tournament</text:p>
      <text:p text:style-name="Preformatted_20_Text">web5882</text:p>
      <text:p text:style-name="Preformatted_20_Text">web5883</text:p>
      <text:p text:style-name="Preformatted_20_Text">web5884</text:p>
      <text:p text:style-name="Preformatted_20_Text">web5885</text:p>
      <text:p text:style-name="Preformatted_20_Text">web5756</text:p>
      <text:p text:style-name="Preformatted_20_Text">web5749</text:p>
      <text:p text:style-name="Preformatted_20_Text">web5887</text:p>
      <text:p text:style-name="Preformatted_20_Text">respect</text:p>
      <text:p text:style-name="Preformatted_20_Text">xanadu</text:p>
      <text:p text:style-name="Preformatted_20_Text">terminus</text:p>
      <text:p text:style-name="Preformatted_20_Text">web18579</text:p>
      <text:p text:style-name="Preformatted_20_Text">web5888</text:p>
      <text:p text:style-name="Preformatted_20_Text">web5900</text:p>
      <text:p text:style-name="Preformatted_20_Text">web5901</text:p>
      <text:p text:style-name="Preformatted_20_Text">web5902</text:p>
      <text:p text:style-name="Preformatted_20_Text">web5748</text:p>
      <text:p text:style-name="Preformatted_20_Text">web5904</text:p>
      <text:p text:style-name="Preformatted_20_Text">web5905</text:p>
      <text:p text:style-name="Preformatted_20_Text">blazer</text:p>
      <text:p text:style-name="Preformatted_20_Text">web5906</text:p>
      <text:p text:style-name="Preformatted_20_Text">drift</text:p>
      <text:p text:style-name="Preformatted_20_Text">web4449</text:p>
      <text:p text:style-name="Preformatted_20_Text">web18841</text:p>
      <text:p text:style-name="Preformatted_20_Text">web5907</text:p>
      <text:p text:style-name="Preformatted_20_Text">web5908</text:p>
      <text:p text:style-name="Preformatted_20_Text">farmer</text:p>
      <text:p text:style-name="Preformatted_20_Text"><text:soft-page-break/>web6011</text:p>
      <text:p text:style-name="Preformatted_20_Text">web18581</text:p>
      <text:p text:style-name="Preformatted_20_Text">elis</text:p>
      <text:p text:style-name="Preformatted_20_Text">web6012</text:p>
      <text:p text:style-name="Preformatted_20_Text">web3829</text:p>
      <text:p text:style-name="Preformatted_20_Text">web5739</text:p>
      <text:p text:style-name="Preformatted_20_Text">web6013</text:p>
      <text:p text:style-name="Preformatted_20_Text">web6014</text:p>
      <text:p text:style-name="Preformatted_20_Text">web6015</text:p>
      <text:p text:style-name="Preformatted_20_Text">web3339</text:p>
      <text:p text:style-name="Preformatted_20_Text">web6017</text:p>
      <text:p text:style-name="Preformatted_20_Text">web6018</text:p>
      <text:p text:style-name="Preformatted_20_Text">web6020</text:p>
      <text:p text:style-name="Preformatted_20_Text">web3983</text:p>
      <text:p text:style-name="Preformatted_20_Text">web6021</text:p>
      <text:p text:style-name="Preformatted_20_Text">web6022</text:p>
      <text:p text:style-name="Preformatted_20_Text">bills</text:p>
      <text:p text:style-name="Preformatted_20_Text">web6024</text:p>
      <text:p text:style-name="Preformatted_20_Text">web4519</text:p>
      <text:p text:style-name="Preformatted_20_Text">web6025</text:p>
      <text:p text:style-name="Preformatted_20_Text">web18582</text:p>
      <text:p text:style-name="Preformatted_20_Text">web3840</text:p>
      <text:p text:style-name="Preformatted_20_Text">www.sochi</text:p>
      <text:p text:style-name="Preformatted_20_Text">web18583</text:p>
      <text:p text:style-name="Preformatted_20_Text">annie</text:p>
      <text:p text:style-name="Preformatted_20_Text">saffron</text:p>
      <text:p text:style-name="Preformatted_20_Text">alter</text:p>
      <text:p text:style-name="Preformatted_20_Text">web4528</text:p>
      <text:p text:style-name="Preformatted_20_Text">web18584</text:p>
      <text:p text:style-name="Preformatted_20_Text">web6026</text:p>
      <text:p text:style-name="Preformatted_20_Text">web18840</text:p>
      <text:p text:style-name="Preformatted_20_Text">simplex</text:p>
      <text:p text:style-name="Preformatted_20_Text">web4539</text:p>
      <text:p text:style-name="Preformatted_20_Text">web18585</text:p>
      <text:p text:style-name="Preformatted_20_Text">web18586</text:p>
      <text:p text:style-name="Preformatted_20_Text">web18838</text:p>
      <text:p text:style-name="Preformatted_20_Text">web6027</text:p>
      <text:p text:style-name="Preformatted_20_Text">web3991</text:p>
      <text:p text:style-name="Preformatted_20_Text">web4549</text:p>
      <text:p text:style-name="Preformatted_20_Text">web6028</text:p>
      <text:p text:style-name="Preformatted_20_Text">web3389</text:p>
      <text:p text:style-name="Preformatted_20_Text">web18837</text:p>
      <text:p text:style-name="Preformatted_20_Text">web4560</text:p>
      <text:p text:style-name="Preformatted_20_Text">web3849</text:p>
      <text:p text:style-name="Preformatted_20_Text">web18587</text:p>
      <text:p text:style-name="Preformatted_20_Text">amity</text:p>
      <text:p text:style-name="Preformatted_20_Text">web4566</text:p>
      <text:p text:style-name="Preformatted_20_Text">testphp</text:p>
      <text:p text:style-name="Preformatted_20_Text">web6031</text:p>
      <text:p text:style-name="Preformatted_20_Text">web18836</text:p>
      <text:p text:style-name="Preformatted_20_Text">web6032</text:p>
      <text:p text:style-name="Preformatted_20_Text">web6033</text:p>
      <text:p text:style-name="Preformatted_20_Text">s169</text:p>
      <text:p text:style-name="Preformatted_20_Text">web18588</text:p>
      <text:p text:style-name="Preformatted_20_Text">celcom</text:p>
      <text:p text:style-name="Preformatted_20_Text">web6034</text:p>
      <text:p text:style-name="Preformatted_20_Text">tmm</text:p>
      <text:p text:style-name="Preformatted_20_Text">web6035</text:p>
      <text:p text:style-name="Preformatted_20_Text">tania</text:p>
      <text:p text:style-name="Preformatted_20_Text">web4569</text:p>
      <text:p text:style-name="Preformatted_20_Text">web6036</text:p>
      <text:p text:style-name="Preformatted_20_Text">freely</text:p>
      <text:p text:style-name="Preformatted_20_Text">cyberzone</text:p>
      <text:p text:style-name="Preformatted_20_Text">web6037</text:p>
      <text:p text:style-name="Preformatted_20_Text"><text:soft-page-break/>rascal</text:p>
      <text:p text:style-name="Preformatted_20_Text">vampire</text:p>
      <text:p text:style-name="Preformatted_20_Text">web18835</text:p>
      <text:p text:style-name="Preformatted_20_Text">web6038</text:p>
      <text:p text:style-name="Preformatted_20_Text">daum</text:p>
      <text:p text:style-name="Preformatted_20_Text">web4573</text:p>
      <text:p text:style-name="Preformatted_20_Text">web18834</text:p>
      <text:p text:style-name="Preformatted_20_Text">web17149</text:p>
      <text:p text:style-name="Preformatted_20_Text">eplus</text:p>
      <text:p text:style-name="Preformatted_20_Text">web4580</text:p>
      <text:p text:style-name="Preformatted_20_Text">web6040</text:p>
      <text:p text:style-name="Preformatted_20_Text">web6041</text:p>
      <text:p text:style-name="Preformatted_20_Text">web6042</text:p>
      <text:p text:style-name="Preformatted_20_Text">web6044</text:p>
      <text:p text:style-name="Preformatted_20_Text">web6045</text:p>
      <text:p text:style-name="Preformatted_20_Text">web6046</text:p>
      <text:p text:style-name="Preformatted_20_Text">web16953</text:p>
      <text:p text:style-name="Preformatted_20_Text">web4929</text:p>
      <text:p text:style-name="Preformatted_20_Text">dzone</text:p>
      <text:p text:style-name="Preformatted_20_Text">erica</text:p>
      <text:p text:style-name="Preformatted_20_Text">erika</text:p>
      <text:p text:style-name="Preformatted_20_Text">gaban</text:p>
      <text:p text:style-name="Preformatted_20_Text">web17148</text:p>
      <text:p text:style-name="Preformatted_20_Text">s158</text:p>
      <text:p text:style-name="Preformatted_20_Text">web6047</text:p>
      <text:p text:style-name="Preformatted_20_Text">web6048</text:p>
      <text:p text:style-name="Preformatted_20_Text">web6050</text:p>
      <text:p text:style-name="Preformatted_20_Text">web17147</text:p>
      <text:p text:style-name="Preformatted_20_Text">www.krasnoyarsk</text:p>
      <text:p text:style-name="Preformatted_20_Text">web17950</text:p>
      <text:p text:style-name="Preformatted_20_Text">web6051</text:p>
      <text:p text:style-name="Preformatted_20_Text">web4898</text:p>
      <text:p text:style-name="Preformatted_20_Text">web18833</text:p>
      <text:p text:style-name="Preformatted_20_Text">web6052</text:p>
      <text:p text:style-name="Preformatted_20_Text">web6053</text:p>
      <text:p text:style-name="Preformatted_20_Text">web18601</text:p>
      <text:p text:style-name="Preformatted_20_Text">web6054</text:p>
      <text:p text:style-name="Preformatted_20_Text">web17146</text:p>
      <text:p text:style-name="Preformatted_20_Text">web6055</text:p>
      <text:p text:style-name="Preformatted_20_Text">mountainbike</text:p>
      <text:p text:style-name="Preformatted_20_Text">web4588</text:p>
      <text:p text:style-name="Preformatted_20_Text">web6056</text:p>
      <text:p text:style-name="Preformatted_20_Text">survey1</text:p>
      <text:p text:style-name="Preformatted_20_Text">entry</text:p>
      <text:p text:style-name="Preformatted_20_Text">web4590</text:p>
      <text:p text:style-name="Preformatted_20_Text">keira</text:p>
      <text:p text:style-name="Preformatted_20_Text">mybaby</text:p>
      <text:p text:style-name="Preformatted_20_Text">web17145</text:p>
      <text:p text:style-name="Preformatted_20_Text">web18832</text:p>
      <text:p text:style-name="Preformatted_20_Text">pra</text:p>
      <text:p text:style-name="Preformatted_20_Text">web4591</text:p>
      <text:p text:style-name="Preformatted_20_Text">web18602</text:p>
      <text:p text:style-name="Preformatted_20_Text">rti</text:p>
      <text:p text:style-name="Preformatted_20_Text">web6057</text:p>
      <text:p text:style-name="Preformatted_20_Text">web6058</text:p>
      <text:p text:style-name="Preformatted_20_Text">web6060</text:p>
      <text:p text:style-name="Preformatted_20_Text">web18831</text:p>
      <text:p text:style-name="Preformatted_20_Text">web4603</text:p>
      <text:p text:style-name="Preformatted_20_Text">web18830</text:p>
      <text:p text:style-name="Preformatted_20_Text">web4594</text:p>
      <text:p text:style-name="Preformatted_20_Text">web6061</text:p>
      <text:p text:style-name="Preformatted_20_Text">web18603</text:p>
      <text:p text:style-name="Preformatted_20_Text">web6062</text:p>
      <text:p text:style-name="Preformatted_20_Text">web17144</text:p>
      <text:p text:style-name="Preformatted_20_Text"><text:soft-page-break/>web4596</text:p>
      <text:p text:style-name="Preformatted_20_Text">gears</text:p>
      <text:p text:style-name="Preformatted_20_Text">web6063</text:p>
      <text:p text:style-name="Preformatted_20_Text">web4597</text:p>
      <text:p text:style-name="Preformatted_20_Text">web6064</text:p>
      <text:p text:style-name="Preformatted_20_Text">web6065</text:p>
      <text:p text:style-name="Preformatted_20_Text">bikini</text:p>
      <text:p text:style-name="Preformatted_20_Text">armada</text:p>
      <text:p text:style-name="Preformatted_20_Text">videobox</text:p>
      <text:p text:style-name="Preformatted_20_Text">web6066</text:p>
      <text:p text:style-name="Preformatted_20_Text">web17143</text:p>
      <text:p text:style-name="Preformatted_20_Text">www.td</text:p>
      <text:p text:style-name="Preformatted_20_Text">web6067</text:p>
      <text:p text:style-name="Preformatted_20_Text">wsi</text:p>
      <text:p text:style-name="Preformatted_20_Text">web4598</text:p>
      <text:p text:style-name="Preformatted_20_Text">web6068</text:p>
      <text:p text:style-name="Preformatted_20_Text">web6070</text:p>
      <text:p text:style-name="Preformatted_20_Text">web18828</text:p>
      <text:p text:style-name="Preformatted_20_Text">web6071</text:p>
      <text:p text:style-name="Preformatted_20_Text">web4610</text:p>
      <text:p text:style-name="Preformatted_20_Text">web17142</text:p>
      <text:p text:style-name="Preformatted_20_Text">web18827</text:p>
      <text:p text:style-name="Preformatted_20_Text">smstest</text:p>
      <text:p text:style-name="Preformatted_20_Text">web6072</text:p>
      <text:p text:style-name="Preformatted_20_Text">web6073</text:p>
      <text:p text:style-name="Preformatted_20_Text">web6074</text:p>
      <text:p text:style-name="Preformatted_20_Text">ens</text:p>
      <text:p text:style-name="Preformatted_20_Text">web17141</text:p>
      <text:p text:style-name="Preformatted_20_Text">bns</text:p>
      <text:p text:style-name="Preformatted_20_Text">web17140</text:p>
      <text:p text:style-name="Preformatted_20_Text">web5944</text:p>
      <text:p text:style-name="Preformatted_20_Text">www.ulyanovsk</text:p>
      <text:p text:style-name="Preformatted_20_Text">diamante</text:p>
      <text:p text:style-name="Preformatted_20_Text">web6075</text:p>
      <text:p text:style-name="Preformatted_20_Text">web6076</text:p>
      <text:p text:style-name="Preformatted_20_Text">web10356</text:p>
      <text:p text:style-name="Preformatted_20_Text">web18604</text:p>
      <text:p text:style-name="Preformatted_20_Text">web6077</text:p>
      <text:p text:style-name="Preformatted_20_Text">web17138</text:p>
      <text:p text:style-name="Preformatted_20_Text">power4</text:p>
      <text:p text:style-name="Preformatted_20_Text">depression</text:p>
      <text:p text:style-name="Preformatted_20_Text">web6078</text:p>
      <text:p text:style-name="Preformatted_20_Text">web6080</text:p>
      <text:p text:style-name="Preformatted_20_Text">web17137</text:p>
      <text:p text:style-name="Preformatted_20_Text">web6081</text:p>
      <text:p text:style-name="Preformatted_20_Text">web4623</text:p>
      <text:p text:style-name="Preformatted_20_Text">web6082</text:p>
      <text:p text:style-name="Preformatted_20_Text">web4625</text:p>
      <text:p text:style-name="Preformatted_20_Text">web6083</text:p>
      <text:p text:style-name="Preformatted_20_Text">web6084</text:p>
      <text:p text:style-name="Preformatted_20_Text">ftp.secure</text:p>
      <text:p text:style-name="Preformatted_20_Text">web4630</text:p>
      <text:p text:style-name="Preformatted_20_Text">web10431</text:p>
      <text:p text:style-name="Preformatted_20_Text">web53</text:p>
      <text:p text:style-name="Preformatted_20_Text">web6085</text:p>
      <text:p text:style-name="Preformatted_20_Text">web6086</text:p>
      <text:p text:style-name="Preformatted_20_Text">web6087</text:p>
      <text:p text:style-name="Preformatted_20_Text">web18826</text:p>
      <text:p text:style-name="Preformatted_20_Text">web10432</text:p>
      <text:p text:style-name="Preformatted_20_Text">ginny</text:p>
      <text:p text:style-name="Preformatted_20_Text">web54</text:p>
      <text:p text:style-name="Preformatted_20_Text">web17136</text:p>
      <text:p text:style-name="Preformatted_20_Text">shortcuts</text:p>
      <text:p text:style-name="Preformatted_20_Text">web10433</text:p>
      <text:p text:style-name="Preformatted_20_Text"><text:soft-page-break/>web18825</text:p>
      <text:p text:style-name="Preformatted_20_Text">web10435</text:p>
      <text:p text:style-name="Preformatted_20_Text">village</text:p>
      <text:p text:style-name="Preformatted_20_Text">web43</text:p>
      <text:p text:style-name="Preformatted_20_Text">web6088</text:p>
      <text:p text:style-name="Preformatted_20_Text">web10436</text:p>
      <text:p text:style-name="Preformatted_20_Text">www.izhevsk</text:p>
      <text:p text:style-name="Preformatted_20_Text">web6101</text:p>
      <text:p text:style-name="Preformatted_20_Text">web6102</text:p>
      <text:p text:style-name="Preformatted_20_Text">mylive</text:p>
      <text:p text:style-name="Preformatted_20_Text">web6103</text:p>
      <text:p text:style-name="Preformatted_20_Text">web18824</text:p>
      <text:p text:style-name="Preformatted_20_Text">web6104</text:p>
      <text:p text:style-name="Preformatted_20_Text">hermit</text:p>
      <text:p text:style-name="Preformatted_20_Text">web10437</text:p>
      <text:p text:style-name="Preformatted_20_Text">web17135</text:p>
      <text:p text:style-name="Preformatted_20_Text">shh</text:p>
      <text:p text:style-name="Preformatted_20_Text">web18823</text:p>
      <text:p text:style-name="Preformatted_20_Text">rinrin</text:p>
      <text:p text:style-name="Preformatted_20_Text">web6105</text:p>
      <text:p text:style-name="Preformatted_20_Text">web18822</text:p>
      <text:p text:style-name="Preformatted_20_Text">web10438</text:p>
      <text:p text:style-name="Preformatted_20_Text">web6106</text:p>
      <text:p text:style-name="Preformatted_20_Text">web10440</text:p>
      <text:p text:style-name="Preformatted_20_Text">web6108</text:p>
      <text:p text:style-name="Preformatted_20_Text">web6110</text:p>
      <text:p text:style-name="Preformatted_20_Text">web17134</text:p>
      <text:p text:style-name="Preformatted_20_Text">web10441</text:p>
      <text:p text:style-name="Preformatted_20_Text">web6111</text:p>
      <text:p text:style-name="Preformatted_20_Text">web6112</text:p>
      <text:p text:style-name="Preformatted_20_Text">headlines</text:p>
      <text:p text:style-name="Preformatted_20_Text">web6113</text:p>
      <text:p text:style-name="Preformatted_20_Text">web6114</text:p>
      <text:p text:style-name="Preformatted_20_Text">web18821</text:p>
      <text:p text:style-name="Preformatted_20_Text">web6115</text:p>
      <text:p text:style-name="Preformatted_20_Text">web10442</text:p>
      <text:p text:style-name="Preformatted_20_Text">web18820</text:p>
      <text:p text:style-name="Preformatted_20_Text">web10443</text:p>
      <text:p text:style-name="Preformatted_20_Text">web6116</text:p>
      <text:p text:style-name="Preformatted_20_Text">web6117</text:p>
      <text:p text:style-name="Preformatted_20_Text">web10444</text:p>
      <text:p text:style-name="Preformatted_20_Text">web6118</text:p>
      <text:p text:style-name="Preformatted_20_Text">web6120</text:p>
      <text:p text:style-name="Preformatted_20_Text">fairtrade</text:p>
      <text:p text:style-name="Preformatted_20_Text">spartacus</text:p>
      <text:p text:style-name="Preformatted_20_Text">web18605</text:p>
      <text:p text:style-name="Preformatted_20_Text">web17133</text:p>
      <text:p text:style-name="Preformatted_20_Text">web10445</text:p>
      <text:p text:style-name="Preformatted_20_Text">web6121</text:p>
      <text:p text:style-name="Preformatted_20_Text">web6122</text:p>
      <text:p text:style-name="Preformatted_20_Text">www.stu</text:p>
      <text:p text:style-name="Preformatted_20_Text">web6123</text:p>
      <text:p text:style-name="Preformatted_20_Text">web10446</text:p>
      <text:p text:style-name="Preformatted_20_Text">web6124</text:p>
      <text:p text:style-name="Preformatted_20_Text">webdisk.club</text:p>
      <text:p text:style-name="Preformatted_20_Text">web17132</text:p>
      <text:p text:style-name="Preformatted_20_Text">web18818</text:p>
      <text:p text:style-name="Preformatted_20_Text">web18817</text:p>
      <text:p text:style-name="Preformatted_20_Text">web17131</text:p>
      <text:p text:style-name="Preformatted_20_Text">web6125</text:p>
      <text:p text:style-name="Preformatted_20_Text">fadi</text:p>
      <text:p text:style-name="Preformatted_20_Text">web18596</text:p>
      <text:p text:style-name="Preformatted_20_Text">web10447</text:p>
      <text:p text:style-name="Preformatted_20_Text">web10448</text:p>
      <text:p text:style-name="Preformatted_20_Text"><text:soft-page-break/>web18607</text:p>
      <text:p text:style-name="Preformatted_20_Text">web6126</text:p>
      <text:p text:style-name="Preformatted_20_Text">web10450</text:p>
      <text:p text:style-name="Preformatted_20_Text">web18816</text:p>
      <text:p text:style-name="Preformatted_20_Text">web18815</text:p>
      <text:p text:style-name="Preformatted_20_Text">yokohama</text:p>
      <text:p text:style-name="Preformatted_20_Text">web10451</text:p>
      <text:p text:style-name="Preformatted_20_Text">exporter</text:p>
      <text:p text:style-name="Preformatted_20_Text">web6127</text:p>
      <text:p text:style-name="Preformatted_20_Text">web6128</text:p>
      <text:p text:style-name="Preformatted_20_Text">web18814</text:p>
      <text:p text:style-name="Preformatted_20_Text">web6130</text:p>
      <text:p text:style-name="Preformatted_20_Text">web4640</text:p>
      <text:p text:style-name="Preformatted_20_Text">nightwing</text:p>
      <text:p text:style-name="Preformatted_20_Text">web6132</text:p>
      <text:p text:style-name="Preformatted_20_Text">web6133</text:p>
      <text:p text:style-name="Preformatted_20_Text">spectra</text:p>
      <text:p text:style-name="Preformatted_20_Text">bread</text:p>
      <text:p text:style-name="Preformatted_20_Text">web4646</text:p>
      <text:p text:style-name="Preformatted_20_Text">web6134</text:p>
      <text:p text:style-name="Preformatted_20_Text">web4649</text:p>
      <text:p text:style-name="Preformatted_20_Text">web6135</text:p>
      <text:p text:style-name="Preformatted_20_Text">web6136</text:p>
      <text:p text:style-name="Preformatted_20_Text">gort</text:p>
      <text:p text:style-name="Preformatted_20_Text">web6137</text:p>
      <text:p text:style-name="Preformatted_20_Text">web4659</text:p>
      <text:p text:style-name="Preformatted_20_Text">web10611</text:p>
      <text:p text:style-name="Preformatted_20_Text">web18813</text:p>
      <text:p text:style-name="Preformatted_20_Text">web17130</text:p>
      <text:p text:style-name="Preformatted_20_Text">web10612</text:p>
      <text:p text:style-name="Preformatted_20_Text">web18859</text:p>
      <text:p text:style-name="Preformatted_20_Text">rekrutacja</text:p>
      <text:p text:style-name="Preformatted_20_Text">www.rekrutacja</text:p>
      <text:p text:style-name="Preformatted_20_Text">web6138</text:p>
      <text:p text:style-name="Preformatted_20_Text">web18812</text:p>
      <text:p text:style-name="Preformatted_20_Text">web10614</text:p>
      <text:p text:style-name="Preformatted_20_Text">forum3</text:p>
      <text:p text:style-name="Preformatted_20_Text">thekey</text:p>
      <text:p text:style-name="Preformatted_20_Text">web6140</text:p>
      <text:p text:style-name="Preformatted_20_Text">web10615</text:p>
      <text:p text:style-name="Preformatted_20_Text">web18811</text:p>
      <text:p text:style-name="Preformatted_20_Text">web6141</text:p>
      <text:p text:style-name="Preformatted_20_Text">web6142</text:p>
      <text:p text:style-name="Preformatted_20_Text">web6143</text:p>
      <text:p text:style-name="Preformatted_20_Text">web10616</text:p>
      <text:p text:style-name="Preformatted_20_Text">web10617</text:p>
      <text:p text:style-name="Preformatted_20_Text">web10618</text:p>
      <text:p text:style-name="Preformatted_20_Text">web17128</text:p>
      <text:p text:style-name="Preformatted_20_Text">web10620</text:p>
      <text:p text:style-name="Preformatted_20_Text">web10621</text:p>
      <text:p text:style-name="Preformatted_20_Text">web6144</text:p>
      <text:p text:style-name="Preformatted_20_Text">mydev</text:p>
      <text:p text:style-name="Preformatted_20_Text">web6145</text:p>
      <text:p text:style-name="Preformatted_20_Text">web6146</text:p>
      <text:p text:style-name="Preformatted_20_Text">web18799</text:p>
      <text:p text:style-name="Preformatted_20_Text">web6147</text:p>
      <text:p text:style-name="Preformatted_20_Text">astronomy</text:p>
      <text:p text:style-name="Preformatted_20_Text">domi</text:p>
      <text:p text:style-name="Preformatted_20_Text">web6148</text:p>
      <text:p text:style-name="Preformatted_20_Text">web10623</text:p>
      <text:p text:style-name="Preformatted_20_Text">rtmp</text:p>
      <text:p text:style-name="Preformatted_20_Text">web6150</text:p>
      <text:p text:style-name="Preformatted_20_Text">web4616</text:p>
      <text:p text:style-name="Preformatted_20_Text">bappeda</text:p>
      <text:p text:style-name="Preformatted_20_Text"><text:soft-page-break/>web6152</text:p>
      <text:p text:style-name="Preformatted_20_Text">web18608</text:p>
      <text:p text:style-name="Preformatted_20_Text">web10624</text:p>
      <text:p text:style-name="Preformatted_20_Text">web18610</text:p>
      <text:p text:style-name="Preformatted_20_Text">web6153</text:p>
      <text:p text:style-name="Preformatted_20_Text">web10625</text:p>
      <text:p text:style-name="Preformatted_20_Text">web6154</text:p>
      <text:p text:style-name="Preformatted_20_Text">web6155</text:p>
      <text:p text:style-name="Preformatted_20_Text">web6156</text:p>
      <text:p text:style-name="Preformatted_20_Text">www.mdm</text:p>
      <text:p text:style-name="Preformatted_20_Text">cnet</text:p>
      <text:p text:style-name="Preformatted_20_Text">goodies</text:p>
      <text:p text:style-name="Preformatted_20_Text">web18611</text:p>
      <text:p text:style-name="Preformatted_20_Text">web18612</text:p>
      <text:p text:style-name="Preformatted_20_Text">happy123</text:p>
      <text:p text:style-name="Preformatted_20_Text">web18798</text:p>
      <text:p text:style-name="Preformatted_20_Text">web16955</text:p>
      <text:p text:style-name="Preformatted_20_Text">web6157</text:p>
      <text:p text:style-name="Preformatted_20_Text">web6158</text:p>
      <text:p text:style-name="Preformatted_20_Text">web18614</text:p>
      <text:p text:style-name="Preformatted_20_Text">web18797</text:p>
      <text:p text:style-name="Preformatted_20_Text">eedition</text:p>
      <text:p text:style-name="Preformatted_20_Text">web17127</text:p>
      <text:p text:style-name="Preformatted_20_Text">web18615</text:p>
      <text:p text:style-name="Preformatted_20_Text">radium</text:p>
      <text:p text:style-name="Preformatted_20_Text">web10626</text:p>
      <text:p text:style-name="Preformatted_20_Text">web6161</text:p>
      <text:p text:style-name="Preformatted_20_Text">web17126</text:p>
      <text:p text:style-name="Preformatted_20_Text">www.testsite</text:p>
      <text:p text:style-name="Preformatted_20_Text">web18616</text:p>
      <text:p text:style-name="Preformatted_20_Text">web6162</text:p>
      <text:p text:style-name="Preformatted_20_Text">portalweb</text:p>
      <text:p text:style-name="Preformatted_20_Text">web18806</text:p>
      <text:p text:style-name="Preformatted_20_Text">web6163</text:p>
      <text:p text:style-name="Preformatted_20_Text">web10627</text:p>
      <text:p text:style-name="Preformatted_20_Text">mandrake</text:p>
      <text:p text:style-name="Preformatted_20_Text">web6164</text:p>
      <text:p text:style-name="Preformatted_20_Text">web6165</text:p>
      <text:p text:style-name="Preformatted_20_Text">web18795</text:p>
      <text:p text:style-name="Preformatted_20_Text">web18794</text:p>
      <text:p text:style-name="Preformatted_20_Text">web10628</text:p>
      <text:p text:style-name="Preformatted_20_Text">web6166</text:p>
      <text:p text:style-name="Preformatted_20_Text">web18793</text:p>
      <text:p text:style-name="Preformatted_20_Text">oam</text:p>
      <text:p text:style-name="Preformatted_20_Text">web10630</text:p>
      <text:p text:style-name="Preformatted_20_Text">web5839</text:p>
      <text:p text:style-name="Preformatted_20_Text">web10631</text:p>
      <text:p text:style-name="Preformatted_20_Text">web10632</text:p>
      <text:p text:style-name="Preformatted_20_Text">web10633</text:p>
      <text:p text:style-name="Preformatted_20_Text">web10634</text:p>
      <text:p text:style-name="Preformatted_20_Text">web10635</text:p>
      <text:p text:style-name="Preformatted_20_Text">web10636</text:p>
      <text:p text:style-name="Preformatted_20_Text">web10637</text:p>
      <text:p text:style-name="Preformatted_20_Text">easymoney</text:p>
      <text:p text:style-name="Preformatted_20_Text">bomb</text:p>
      <text:p text:style-name="Preformatted_20_Text">bangbros</text:p>
      <text:p text:style-name="Preformatted_20_Text">web10638</text:p>
      <text:p text:style-name="Preformatted_20_Text">web18617</text:p>
      <text:p text:style-name="Preformatted_20_Text">web6168</text:p>
      <text:p text:style-name="Preformatted_20_Text">web10640</text:p>
      <text:p text:style-name="Preformatted_20_Text">web10641</text:p>
      <text:p text:style-name="Preformatted_20_Text">server07</text:p>
      <text:p text:style-name="Preformatted_20_Text">web10643</text:p>
      <text:p text:style-name="Preformatted_20_Text">backup6</text:p>
      <text:p text:style-name="Preformatted_20_Text"><text:soft-page-break/>web10644</text:p>
      <text:p text:style-name="Preformatted_20_Text">jenny</text:p>
      <text:p text:style-name="Preformatted_20_Text">server06</text:p>
      <text:p text:style-name="Preformatted_20_Text">web18802</text:p>
      <text:p text:style-name="Preformatted_20_Text">web18618</text:p>
      <text:p text:style-name="Preformatted_20_Text">hshs</text:p>
      <text:p text:style-name="Preformatted_20_Text">web10645</text:p>
      <text:p text:style-name="Preformatted_20_Text">web17125</text:p>
      <text:p text:style-name="Preformatted_20_Text">web6170</text:p>
      <text:p text:style-name="Preformatted_20_Text">web10646</text:p>
      <text:p text:style-name="Preformatted_20_Text">onlinetest</text:p>
      <text:p text:style-name="Preformatted_20_Text">web6171</text:p>
      <text:p text:style-name="Preformatted_20_Text">web10647</text:p>
      <text:p text:style-name="Preformatted_20_Text">web10648</text:p>
      <text:p text:style-name="Preformatted_20_Text">web10650</text:p>
      <text:p text:style-name="Preformatted_20_Text">web10651</text:p>
      <text:p text:style-name="Preformatted_20_Text">web10652</text:p>
      <text:p text:style-name="Preformatted_20_Text">web18801</text:p>
      <text:p text:style-name="Preformatted_20_Text">tpp</text:p>
      <text:p text:style-name="Preformatted_20_Text">web6172</text:p>
      <text:p text:style-name="Preformatted_20_Text">tunis</text:p>
      <text:p text:style-name="Preformatted_20_Text">web6174</text:p>
      <text:p text:style-name="Preformatted_20_Text">web6175</text:p>
      <text:p text:style-name="Preformatted_20_Text">web10653</text:p>
      <text:p text:style-name="Preformatted_20_Text">web16983</text:p>
      <text:p text:style-name="Preformatted_20_Text">web18620</text:p>
      <text:p text:style-name="Preformatted_20_Text">web6176</text:p>
      <text:p text:style-name="Preformatted_20_Text">freeads</text:p>
      <text:p text:style-name="Preformatted_20_Text">swim</text:p>
      <text:p text:style-name="Preformatted_20_Text">web10654</text:p>
      <text:p text:style-name="Preformatted_20_Text">web10655</text:p>
      <text:p text:style-name="Preformatted_20_Text">muzic</text:p>
      <text:p text:style-name="Preformatted_20_Text">web10657</text:p>
      <text:p text:style-name="Preformatted_20_Text">mofos</text:p>
      <text:p text:style-name="Preformatted_20_Text">web10658</text:p>
      <text:p text:style-name="Preformatted_20_Text">web10660</text:p>
      <text:p text:style-name="Preformatted_20_Text">web18788</text:p>
      <text:p text:style-name="Preformatted_20_Text">web10661</text:p>
      <text:p text:style-name="Preformatted_20_Text">web6177</text:p>
      <text:p text:style-name="Preformatted_20_Text">web10662</text:p>
      <text:p text:style-name="Preformatted_20_Text">web18621</text:p>
      <text:p text:style-name="Preformatted_20_Text">web6178</text:p>
      <text:p text:style-name="Preformatted_20_Text">realitykings</text:p>
      <text:p text:style-name="Preformatted_20_Text">bhc</text:p>
      <text:p text:style-name="Preformatted_20_Text">web10663</text:p>
      <text:p text:style-name="Preformatted_20_Text">web10664</text:p>
      <text:p text:style-name="Preformatted_20_Text">web18622</text:p>
      <text:p text:style-name="Preformatted_20_Text">web10665</text:p>
      <text:p text:style-name="Preformatted_20_Text">web10666</text:p>
      <text:p text:style-name="Preformatted_20_Text">web10667</text:p>
      <text:p text:style-name="Preformatted_20_Text">web4669</text:p>
      <text:p text:style-name="Preformatted_20_Text">web6159</text:p>
      <text:p text:style-name="Preformatted_20_Text">web10671</text:p>
      <text:p text:style-name="Preformatted_20_Text">web10672</text:p>
      <text:p text:style-name="Preformatted_20_Text">iservice</text:p>
      <text:p text:style-name="Preformatted_20_Text">smurf</text:p>
      <text:p text:style-name="Preformatted_20_Text">web6181</text:p>
      <text:p text:style-name="Preformatted_20_Text">web18787</text:p>
      <text:p text:style-name="Preformatted_20_Text">www.oc</text:p>
      <text:p text:style-name="Preformatted_20_Text">ide</text:p>
      <text:p text:style-name="Preformatted_20_Text">web18786</text:p>
      <text:p text:style-name="Preformatted_20_Text">armageddon</text:p>
      <text:p text:style-name="Preformatted_20_Text">web6182</text:p>
      <text:p text:style-name="Preformatted_20_Text">web17124</text:p>
      <text:p text:style-name="Preformatted_20_Text"><text:soft-page-break/>web18785</text:p>
      <text:p text:style-name="Preformatted_20_Text">web6183</text:p>
      <text:p text:style-name="Preformatted_20_Text">web6184</text:p>
      <text:p text:style-name="Preformatted_20_Text">web10673</text:p>
      <text:p text:style-name="Preformatted_20_Text">web10674</text:p>
      <text:p text:style-name="Preformatted_20_Text">web6185</text:p>
      <text:p text:style-name="Preformatted_20_Text">web6186</text:p>
      <text:p text:style-name="Preformatted_20_Text">kain</text:p>
      <text:p text:style-name="Preformatted_20_Text">ssl7</text:p>
      <text:p text:style-name="Preformatted_20_Text">web10675</text:p>
      <text:p text:style-name="Preformatted_20_Text">web6187</text:p>
      <text:p text:style-name="Preformatted_20_Text">web10676</text:p>
      <text:p text:style-name="Preformatted_20_Text">web6188</text:p>
      <text:p text:style-name="Preformatted_20_Text">web10677</text:p>
      <text:p text:style-name="Preformatted_20_Text">web18623</text:p>
      <text:p text:style-name="Preformatted_20_Text">web18624</text:p>
      <text:p text:style-name="Preformatted_20_Text">web10678</text:p>
      <text:p text:style-name="Preformatted_20_Text">web10680</text:p>
      <text:p text:style-name="Preformatted_20_Text">web6200</text:p>
      <text:p text:style-name="Preformatted_20_Text">web6201</text:p>
      <text:p text:style-name="Preformatted_20_Text">web10681</text:p>
      <text:p text:style-name="Preformatted_20_Text">web10683</text:p>
      <text:p text:style-name="Preformatted_20_Text">web6202</text:p>
      <text:p text:style-name="Preformatted_20_Text">web6203</text:p>
      <text:p text:style-name="Preformatted_20_Text">web10684</text:p>
      <text:p text:style-name="Preformatted_20_Text">web18784</text:p>
      <text:p text:style-name="Preformatted_20_Text">itservices</text:p>
      <text:p text:style-name="Preformatted_20_Text">web6204</text:p>
      <text:p text:style-name="Preformatted_20_Text">web17123</text:p>
      <text:p text:style-name="Preformatted_20_Text">alterego</text:p>
      <text:p text:style-name="Preformatted_20_Text">web16982</text:p>
      <text:p text:style-name="Preformatted_20_Text">web10685</text:p>
      <text:p text:style-name="Preformatted_20_Text">web18782</text:p>
      <text:p text:style-name="Preformatted_20_Text">web10686</text:p>
      <text:p text:style-name="Preformatted_20_Text">pinetree</text:p>
      <text:p text:style-name="Preformatted_20_Text">web18625</text:p>
      <text:p text:style-name="Preformatted_20_Text">web6205</text:p>
      <text:p text:style-name="Preformatted_20_Text">web6206</text:p>
      <text:p text:style-name="Preformatted_20_Text">web6207</text:p>
      <text:p text:style-name="Preformatted_20_Text">temple</text:p>
      <text:p text:style-name="Preformatted_20_Text">web10687</text:p>
      <text:p text:style-name="Preformatted_20_Text">web10688</text:p>
      <text:p text:style-name="Preformatted_20_Text">d21</text:p>
      <text:p text:style-name="Preformatted_20_Text">web6208</text:p>
      <text:p text:style-name="Preformatted_20_Text">web6210</text:p>
      <text:p text:style-name="Preformatted_20_Text">web6211</text:p>
      <text:p text:style-name="Preformatted_20_Text">web10700</text:p>
      <text:p text:style-name="Preformatted_20_Text">web10701</text:p>
      <text:p text:style-name="Preformatted_20_Text">web18626</text:p>
      <text:p text:style-name="Preformatted_20_Text">web6212</text:p>
      <text:p text:style-name="Preformatted_20_Text">web6213</text:p>
      <text:p text:style-name="Preformatted_20_Text">web6214</text:p>
      <text:p text:style-name="Preformatted_20_Text">web18781</text:p>
      <text:p text:style-name="Preformatted_20_Text">web6215</text:p>
      <text:p text:style-name="Preformatted_20_Text">web17122</text:p>
      <text:p text:style-name="Preformatted_20_Text">web18627</text:p>
      <text:p text:style-name="Preformatted_20_Text">web18780</text:p>
      <text:p text:style-name="Preformatted_20_Text">bas</text:p>
      <text:p text:style-name="Preformatted_20_Text">web10702</text:p>
      <text:p text:style-name="Preformatted_20_Text">web6216</text:p>
      <text:p text:style-name="Preformatted_20_Text">web18628</text:p>
      <text:p text:style-name="Preformatted_20_Text">web10703</text:p>
      <text:p text:style-name="Preformatted_20_Text">dbs1</text:p>
      <text:p text:style-name="Preformatted_20_Text">web6217</text:p>
      <text:p text:style-name="Preformatted_20_Text"><text:soft-page-break/>web6218</text:p>
      <text:p text:style-name="Preformatted_20_Text">web17121</text:p>
      <text:p text:style-name="Preformatted_20_Text">loves</text:p>
      <text:p text:style-name="Preformatted_20_Text">prado</text:p>
      <text:p text:style-name="Preformatted_20_Text">web18778</text:p>
      <text:p text:style-name="Preformatted_20_Text">web6220</text:p>
      <text:p text:style-name="Preformatted_20_Text">goya</text:p>
      <text:p text:style-name="Preformatted_20_Text">web6221</text:p>
      <text:p text:style-name="Preformatted_20_Text">web6222</text:p>
      <text:p text:style-name="Preformatted_20_Text">web6223</text:p>
      <text:p text:style-name="Preformatted_20_Text">web10704</text:p>
      <text:p text:style-name="Preformatted_20_Text">web6224</text:p>
      <text:p text:style-name="Preformatted_20_Text">web10705</text:p>
      <text:p text:style-name="Preformatted_20_Text">iftp</text:p>
      <text:p text:style-name="Preformatted_20_Text">web18629</text:p>
      <text:p text:style-name="Preformatted_20_Text">hoken</text:p>
      <text:p text:style-name="Preformatted_20_Text">web6225</text:p>
      <text:p text:style-name="Preformatted_20_Text">web6226</text:p>
      <text:p text:style-name="Preformatted_20_Text">reform</text:p>
      <text:p text:style-name="Preformatted_20_Text">easydns2.dualtec.com.br</text:p>
      <text:p text:style-name="Preformatted_20_Text">web17120</text:p>
      <text:p text:style-name="Preformatted_20_Text">easydns1.dualtec.com.br</text:p>
      <text:p text:style-name="Preformatted_20_Text">web6227</text:p>
      <text:p text:style-name="Preformatted_20_Text">web10706</text:p>
      <text:p text:style-name="Preformatted_20_Text">web10707</text:p>
      <text:p text:style-name="Preformatted_20_Text">web6228</text:p>
      <text:p text:style-name="Preformatted_20_Text">web10708</text:p>
      <text:p text:style-name="Preformatted_20_Text">web17118</text:p>
      <text:p text:style-name="Preformatted_20_Text">webdisk.foro</text:p>
      <text:p text:style-name="Preformatted_20_Text">web17117</text:p>
      <text:p text:style-name="Preformatted_20_Text">web18631</text:p>
      <text:p text:style-name="Preformatted_20_Text">web10710</text:p>
      <text:p text:style-name="Preformatted_20_Text">web6231</text:p>
      <text:p text:style-name="Preformatted_20_Text">web18632</text:p>
      <text:p text:style-name="Preformatted_20_Text">web10711</text:p>
      <text:p text:style-name="Preformatted_20_Text">web10712</text:p>
      <text:p text:style-name="Preformatted_20_Text">daugia</text:p>
      <text:p text:style-name="Preformatted_20_Text">web10713</text:p>
      <text:p text:style-name="Preformatted_20_Text">web10714</text:p>
      <text:p text:style-name="Preformatted_20_Text">dev-admin</text:p>
      <text:p text:style-name="Preformatted_20_Text">web6232</text:p>
      <text:p text:style-name="Preformatted_20_Text">odp</text:p>
      <text:p text:style-name="Preformatted_20_Text">dl5</text:p>
      <text:p text:style-name="Preformatted_20_Text">web17116</text:p>
      <text:p text:style-name="Preformatted_20_Text">web17115</text:p>
      <text:p text:style-name="Preformatted_20_Text">web18633</text:p>
      <text:p text:style-name="Preformatted_20_Text">web6233</text:p>
      <text:p text:style-name="Preformatted_20_Text">web10716</text:p>
      <text:p text:style-name="Preformatted_20_Text">sergey</text:p>
      <text:p text:style-name="Preformatted_20_Text">web10717</text:p>
      <text:p text:style-name="Preformatted_20_Text">web6234</text:p>
      <text:p text:style-name="Preformatted_20_Text">web6235</text:p>
      <text:p text:style-name="Preformatted_20_Text">web6236</text:p>
      <text:p text:style-name="Preformatted_20_Text">web6237</text:p>
      <text:p text:style-name="Preformatted_20_Text">minotaur</text:p>
      <text:p text:style-name="Preformatted_20_Text">web6238</text:p>
      <text:p text:style-name="Preformatted_20_Text">web18777</text:p>
      <text:p text:style-name="Preformatted_20_Text">web6240</text:p>
      <text:p text:style-name="Preformatted_20_Text">web6241</text:p>
      <text:p text:style-name="Preformatted_20_Text">web16981</text:p>
      <text:p text:style-name="Preformatted_20_Text">web10718</text:p>
      <text:p text:style-name="Preformatted_20_Text">buu</text:p>
      <text:p text:style-name="Preformatted_20_Text">web6242</text:p>
      <text:p text:style-name="Preformatted_20_Text">iraqi</text:p>
      <text:p text:style-name="Preformatted_20_Text"><text:soft-page-break/>web17114</text:p>
      <text:p text:style-name="Preformatted_20_Text">web17113</text:p>
      <text:p text:style-name="Preformatted_20_Text">web6243</text:p>
      <text:p text:style-name="Preformatted_20_Text">bowling</text:p>
      <text:p text:style-name="Preformatted_20_Text">web17112</text:p>
      <text:p text:style-name="Preformatted_20_Text">web6244</text:p>
      <text:p text:style-name="Preformatted_20_Text">web18634</text:p>
      <text:p text:style-name="Preformatted_20_Text">web18635</text:p>
      <text:p text:style-name="Preformatted_20_Text">web18636</text:p>
      <text:p text:style-name="Preformatted_20_Text">web18637</text:p>
      <text:p text:style-name="Preformatted_20_Text">web18775</text:p>
      <text:p text:style-name="Preformatted_20_Text">web6245</text:p>
      <text:p text:style-name="Preformatted_20_Text">web6246</text:p>
      <text:p text:style-name="Preformatted_20_Text">web6247</text:p>
      <text:p text:style-name="Preformatted_20_Text">web18774</text:p>
      <text:p text:style-name="Preformatted_20_Text">web18638</text:p>
      <text:p text:style-name="Preformatted_20_Text">web6248</text:p>
      <text:p text:style-name="Preformatted_20_Text">web10720</text:p>
      <text:p text:style-name="Preformatted_20_Text">web17111</text:p>
      <text:p text:style-name="Preformatted_20_Text">web18773</text:p>
      <text:p text:style-name="Preformatted_20_Text">ns131</text:p>
      <text:p text:style-name="Preformatted_20_Text">web17109</text:p>
      <text:p text:style-name="Preformatted_20_Text">web17059</text:p>
      <text:p text:style-name="Preformatted_20_Text">nessus</text:p>
      <text:p text:style-name="Preformatted_20_Text">web6250</text:p>
      <text:p text:style-name="Preformatted_20_Text">web17098</text:p>
      <text:p text:style-name="Preformatted_20_Text">web17097</text:p>
      <text:p text:style-name="Preformatted_20_Text">web10721</text:p>
      <text:p text:style-name="Preformatted_20_Text">www.designer</text:p>
      <text:p text:style-name="Preformatted_20_Text">web10722</text:p>
      <text:p text:style-name="Preformatted_20_Text">web18641</text:p>
      <text:p text:style-name="Preformatted_20_Text">aziz</text:p>
      <text:p text:style-name="Preformatted_20_Text">web10723</text:p>
      <text:p text:style-name="Preformatted_20_Text">melpomene</text:p>
      <text:p text:style-name="Preformatted_20_Text">echidna</text:p>
      <text:p text:style-name="Preformatted_20_Text">polish</text:p>
      <text:p text:style-name="Preformatted_20_Text">ixion</text:p>
      <text:p text:style-name="Preformatted_20_Text">web18642</text:p>
      <text:p text:style-name="Preformatted_20_Text">sanat</text:p>
      <text:p text:style-name="Preformatted_20_Text">www.ventas</text:p>
      <text:p text:style-name="Preformatted_20_Text">web18643</text:p>
      <text:p text:style-name="Preformatted_20_Text">web10724</text:p>
      <text:p text:style-name="Preformatted_20_Text">web17096</text:p>
      <text:p text:style-name="Preformatted_20_Text">malabar</text:p>
      <text:p text:style-name="Preformatted_20_Text">web18772</text:p>
      <text:p text:style-name="Preformatted_20_Text">web17095</text:p>
      <text:p text:style-name="Preformatted_20_Text">web16994</text:p>
      <text:p text:style-name="Preformatted_20_Text">protocolo</text:p>
      <text:p text:style-name="Preformatted_20_Text">web4619</text:p>
      <text:p text:style-name="Preformatted_20_Text">web10725</text:p>
      <text:p text:style-name="Preformatted_20_Text">who</text:p>
      <text:p text:style-name="Preformatted_20_Text">web6311</text:p>
      <text:p text:style-name="Preformatted_20_Text">web16993</text:p>
      <text:p text:style-name="Preformatted_20_Text">web17102</text:p>
      <text:p text:style-name="Preformatted_20_Text">web6312</text:p>
      <text:p text:style-name="Preformatted_20_Text">web6313</text:p>
      <text:p text:style-name="Preformatted_20_Text">web6314</text:p>
      <text:p text:style-name="Preformatted_20_Text">jak</text:p>
      <text:p text:style-name="Preformatted_20_Text">web10726</text:p>
      <text:p text:style-name="Preformatted_20_Text">web18644</text:p>
      <text:p text:style-name="Preformatted_20_Text">web6315</text:p>
      <text:p text:style-name="Preformatted_20_Text">tottori</text:p>
      <text:p text:style-name="Preformatted_20_Text">web6316</text:p>
      <text:p text:style-name="Preformatted_20_Text">web6317</text:p>
      <text:p text:style-name="Preformatted_20_Text"><text:soft-page-break/>web16991</text:p>
      <text:p text:style-name="Preformatted_20_Text">web10727</text:p>
      <text:p text:style-name="Preformatted_20_Text">www.fis</text:p>
      <text:p text:style-name="Preformatted_20_Text">web6318</text:p>
      <text:p text:style-name="Preformatted_20_Text">web6320</text:p>
      <text:p text:style-name="Preformatted_20_Text">web6321</text:p>
      <text:p text:style-name="Preformatted_20_Text">web10728</text:p>
      <text:p text:style-name="Preformatted_20_Text">web17100</text:p>
      <text:p text:style-name="Preformatted_20_Text">web6322</text:p>
      <text:p text:style-name="Preformatted_20_Text">web6323</text:p>
      <text:p text:style-name="Preformatted_20_Text">web18771</text:p>
      <text:p text:style-name="Preformatted_20_Text">web6324</text:p>
      <text:p text:style-name="Preformatted_20_Text">web18645</text:p>
      <text:p text:style-name="Preformatted_20_Text">web6325</text:p>
      <text:p text:style-name="Preformatted_20_Text">web6326</text:p>
      <text:p text:style-name="Preformatted_20_Text">web17088</text:p>
      <text:p text:style-name="Preformatted_20_Text">web6327</text:p>
      <text:p text:style-name="Preformatted_20_Text">web6328</text:p>
      <text:p text:style-name="Preformatted_20_Text">strauss</text:p>
      <text:p text:style-name="Preformatted_20_Text">web6330</text:p>
      <text:p text:style-name="Preformatted_20_Text">web17087</text:p>
      <text:p text:style-name="Preformatted_20_Text">vm03</text:p>
      <text:p text:style-name="Preformatted_20_Text">vspace</text:p>
      <text:p text:style-name="Preformatted_20_Text">web10730</text:p>
      <text:p text:style-name="Preformatted_20_Text">web4679</text:p>
      <text:p text:style-name="Preformatted_20_Text">web6331</text:p>
      <text:p text:style-name="Preformatted_20_Text">web6332</text:p>
      <text:p text:style-name="Preformatted_20_Text">web18769</text:p>
      <text:p text:style-name="Preformatted_20_Text">web6333</text:p>
      <text:p text:style-name="Preformatted_20_Text">www.agro</text:p>
      <text:p text:style-name="Preformatted_20_Text">web17086</text:p>
      <text:p text:style-name="Preformatted_20_Text">web6334</text:p>
      <text:p text:style-name="Preformatted_20_Text">web17085</text:p>
      <text:p text:style-name="Preformatted_20_Text">web4683</text:p>
      <text:p text:style-name="Preformatted_20_Text">web6335</text:p>
      <text:p text:style-name="Preformatted_20_Text">web6336</text:p>
      <text:p text:style-name="Preformatted_20_Text">web6337</text:p>
      <text:p text:style-name="Preformatted_20_Text">web6338</text:p>
      <text:p text:style-name="Preformatted_20_Text">new3</text:p>
      <text:p text:style-name="Preformatted_20_Text">web6340</text:p>
      <text:p text:style-name="Preformatted_20_Text">olm</text:p>
      <text:p text:style-name="Preformatted_20_Text">web4700</text:p>
      <text:p text:style-name="Preformatted_20_Text">lyncext</text:p>
      <text:p text:style-name="Preformatted_20_Text">web6341</text:p>
      <text:p text:style-name="Preformatted_20_Text">web6342</text:p>
      <text:p text:style-name="Preformatted_20_Text">web6343</text:p>
      <text:p text:style-name="Preformatted_20_Text">web3992</text:p>
      <text:p text:style-name="Preformatted_20_Text">web17084</text:p>
      <text:p text:style-name="Preformatted_20_Text">cgc</text:p>
      <text:p text:style-name="Preformatted_20_Text">web4693</text:p>
      <text:p text:style-name="Preformatted_20_Text">web4694</text:p>
      <text:p text:style-name="Preformatted_20_Text">web6344</text:p>
      <text:p text:style-name="Preformatted_20_Text">www.cams</text:p>
      <text:p text:style-name="Preformatted_20_Text">www.casa</text:p>
      <text:p text:style-name="Preformatted_20_Text">web6345</text:p>
      <text:p text:style-name="Preformatted_20_Text">web4695</text:p>
      <text:p text:style-name="Preformatted_20_Text">web6346</text:p>
      <text:p text:style-name="Preformatted_20_Text">web4696</text:p>
      <text:p text:style-name="Preformatted_20_Text">web4697</text:p>
      <text:p text:style-name="Preformatted_20_Text">web17083</text:p>
      <text:p text:style-name="Preformatted_20_Text">web6347</text:p>
      <text:p text:style-name="Preformatted_20_Text">sm4</text:p>
      <text:p text:style-name="Preformatted_20_Text">web18768</text:p>
      <text:p text:style-name="Preformatted_20_Text">arda</text:p>
      <text:p text:style-name="Preformatted_20_Text"><text:soft-page-break/>web18767</text:p>
      <text:p text:style-name="Preformatted_20_Text">bnc</text:p>
      <text:p text:style-name="Preformatted_20_Text">web6348</text:p>
      <text:p text:style-name="Preformatted_20_Text">web17082</text:p>
      <text:p text:style-name="Preformatted_20_Text">web6350</text:p>
      <text:p text:style-name="Preformatted_20_Text">web6351</text:p>
      <text:p text:style-name="Preformatted_20_Text">www.chef</text:p>
      <text:p text:style-name="Preformatted_20_Text">web6352</text:p>
      <text:p text:style-name="Preformatted_20_Text">web6353</text:p>
      <text:p text:style-name="Preformatted_20_Text">cjy</text:p>
      <text:p text:style-name="Preformatted_20_Text">web6354</text:p>
      <text:p text:style-name="Preformatted_20_Text">web6355</text:p>
      <text:p text:style-name="Preformatted_20_Text">ghc</text:p>
      <text:p text:style-name="Preformatted_20_Text">web6356</text:p>
      <text:p text:style-name="Preformatted_20_Text">web17081</text:p>
      <text:p text:style-name="Preformatted_20_Text">web6357</text:p>
      <text:p text:style-name="Preformatted_20_Text">web6358</text:p>
      <text:p text:style-name="Preformatted_20_Text">web6361</text:p>
      <text:p text:style-name="Preformatted_20_Text">web6362</text:p>
      <text:p text:style-name="Preformatted_20_Text">web6363</text:p>
      <text:p text:style-name="Preformatted_20_Text">web6364</text:p>
      <text:p text:style-name="Preformatted_20_Text">web4698</text:p>
      <text:p text:style-name="Preformatted_20_Text">web4709</text:p>
      <text:p text:style-name="Preformatted_20_Text">web18766</text:p>
      <text:p text:style-name="Preformatted_20_Text">www.buzz</text:p>
      <text:p text:style-name="Preformatted_20_Text">web6365</text:p>
      <text:p text:style-name="Preformatted_20_Text">web6366</text:p>
      <text:p text:style-name="Preformatted_20_Text">web6367</text:p>
      <text:p text:style-name="Preformatted_20_Text">ns140</text:p>
      <text:p text:style-name="Preformatted_20_Text">www.core</text:p>
      <text:p text:style-name="Preformatted_20_Text">web6368</text:p>
      <text:p text:style-name="Preformatted_20_Text">web6370</text:p>
      <text:p text:style-name="Preformatted_20_Text">ecdl</text:p>
      <text:p text:style-name="Preformatted_20_Text">web18765</text:p>
      <text:p text:style-name="Preformatted_20_Text">arab</text:p>
      <text:p text:style-name="Preformatted_20_Text">web6371</text:p>
      <text:p text:style-name="Preformatted_20_Text">web6372</text:p>
      <text:p text:style-name="Preformatted_20_Text">web6373</text:p>
      <text:p text:style-name="Preformatted_20_Text">web16979</text:p>
      <text:p text:style-name="Preformatted_20_Text">web17078</text:p>
      <text:p text:style-name="Preformatted_20_Text">web6374</text:p>
      <text:p text:style-name="Preformatted_20_Text">web6375</text:p>
      <text:p text:style-name="Preformatted_20_Text">abdullah</text:p>
      <text:p text:style-name="Preformatted_20_Text">web6376</text:p>
      <text:p text:style-name="Preformatted_20_Text">web6377</text:p>
      <text:p text:style-name="Preformatted_20_Text">deepak</text:p>
      <text:p text:style-name="Preformatted_20_Text">web6378</text:p>
      <text:p text:style-name="Preformatted_20_Text">beny</text:p>
      <text:p text:style-name="Preformatted_20_Text">web4891</text:p>
      <text:p text:style-name="Preformatted_20_Text">web4729</text:p>
      <text:p text:style-name="Preformatted_20_Text">web17077</text:p>
      <text:p text:style-name="Preformatted_20_Text">web6380</text:p>
      <text:p text:style-name="Preformatted_20_Text">weblync</text:p>
      <text:p text:style-name="Preformatted_20_Text">web17076</text:p>
      <text:p text:style-name="Preformatted_20_Text">www003</text:p>
      <text:p text:style-name="Preformatted_20_Text">web17075</text:p>
      <text:p text:style-name="Preformatted_20_Text">web17074</text:p>
      <text:p text:style-name="Preformatted_20_Text">web18590</text:p>
      <text:p text:style-name="Preformatted_20_Text">web6381</text:p>
      <text:p text:style-name="Preformatted_20_Text">web3730</text:p>
      <text:p text:style-name="Preformatted_20_Text">web18764</text:p>
      <text:p text:style-name="Preformatted_20_Text">web4739</text:p>
      <text:p text:style-name="Preformatted_20_Text">web4743</text:p>
      <text:p text:style-name="Preformatted_20_Text">web6382</text:p>
      <text:p text:style-name="Preformatted_20_Text"><text:soft-page-break/>www.plant</text:p>
      <text:p text:style-name="Preformatted_20_Text">web5009</text:p>
      <text:p text:style-name="Preformatted_20_Text">web17073</text:p>
      <text:p text:style-name="Preformatted_20_Text">logserver</text:p>
      <text:p text:style-name="Preformatted_20_Text">web18763</text:p>
      <text:p text:style-name="Preformatted_20_Text">web6383</text:p>
      <text:p text:style-name="Preformatted_20_Text">web16972</text:p>
      <text:p text:style-name="Preformatted_20_Text">web18762</text:p>
      <text:p text:style-name="Preformatted_20_Text">web17600</text:p>
      <text:p text:style-name="Preformatted_20_Text">web17071</text:p>
      <text:p text:style-name="Preformatted_20_Text">web6384</text:p>
      <text:p text:style-name="Preformatted_20_Text">web16970</text:p>
      <text:p text:style-name="Preformatted_20_Text">web18761</text:p>
      <text:p text:style-name="Preformatted_20_Text">web6385</text:p>
      <text:p text:style-name="Preformatted_20_Text">web6386</text:p>
      <text:p text:style-name="Preformatted_20_Text">web6387</text:p>
      <text:p text:style-name="Preformatted_20_Text">web17068</text:p>
      <text:p text:style-name="Preformatted_20_Text">web6388</text:p>
      <text:p text:style-name="Preformatted_20_Text">discussion</text:p>
      <text:p text:style-name="Preformatted_20_Text">web4749</text:p>
      <text:p text:style-name="Preformatted_20_Text">web17067</text:p>
      <text:p text:style-name="Preformatted_20_Text">web6401</text:p>
      <text:p text:style-name="Preformatted_20_Text">web6402</text:p>
      <text:p text:style-name="Preformatted_20_Text">web6403</text:p>
      <text:p text:style-name="Preformatted_20_Text">web18760</text:p>
      <text:p text:style-name="Preformatted_20_Text">web6404</text:p>
      <text:p text:style-name="Preformatted_20_Text">web6405</text:p>
      <text:p text:style-name="Preformatted_20_Text">web18758</text:p>
      <text:p text:style-name="Preformatted_20_Text">web4529</text:p>
      <text:p text:style-name="Preformatted_20_Text">web4297</text:p>
      <text:p text:style-name="Preformatted_20_Text">web17610</text:p>
      <text:p text:style-name="Preformatted_20_Text">web4003</text:p>
      <text:p text:style-name="Preformatted_20_Text">web6406</text:p>
      <text:p text:style-name="Preformatted_20_Text">web18757</text:p>
      <text:p text:style-name="Preformatted_20_Text">jericho</text:p>
      <text:p text:style-name="Preformatted_20_Text">web6407</text:p>
      <text:p text:style-name="Preformatted_20_Text">web18756</text:p>
      <text:p text:style-name="Preformatted_20_Text">web6408</text:p>
      <text:p text:style-name="Preformatted_20_Text">web6410</text:p>
      <text:p text:style-name="Preformatted_20_Text">qv</text:p>
      <text:p text:style-name="Preformatted_20_Text">web4811</text:p>
      <text:p text:style-name="Preformatted_20_Text">web4010</text:p>
      <text:p text:style-name="Preformatted_20_Text">web17066</text:p>
      <text:p text:style-name="Preformatted_20_Text">web17065</text:p>
      <text:p text:style-name="Preformatted_20_Text">join2</text:p>
      <text:p text:style-name="Preformatted_20_Text">web6411</text:p>
      <text:p text:style-name="Preformatted_20_Text">web6412</text:p>
      <text:p text:style-name="Preformatted_20_Text">web3911</text:p>
      <text:p text:style-name="Preformatted_20_Text">web18755</text:p>
      <text:p text:style-name="Preformatted_20_Text">web6413</text:p>
      <text:p text:style-name="Preformatted_20_Text">web17064</text:p>
      <text:p text:style-name="Preformatted_20_Text">web18754</text:p>
      <text:p text:style-name="Preformatted_20_Text">web6414</text:p>
      <text:p text:style-name="Preformatted_20_Text">web3912</text:p>
      <text:p text:style-name="Preformatted_20_Text">memoria</text:p>
      <text:p text:style-name="Preformatted_20_Text">web16963</text:p>
      <text:p text:style-name="Preformatted_20_Text">sigam</text:p>
      <text:p text:style-name="Preformatted_20_Text">web3913</text:p>
      <text:p text:style-name="Preformatted_20_Text">arkansas</text:p>
      <text:p text:style-name="Preformatted_20_Text">web17062</text:p>
      <text:p text:style-name="Preformatted_20_Text">web18753</text:p>
      <text:p text:style-name="Preformatted_20_Text">web3914</text:p>
      <text:p text:style-name="Preformatted_20_Text">web6415</text:p>
      <text:p text:style-name="Preformatted_20_Text">web6417</text:p>
      <text:p text:style-name="Preformatted_20_Text"><text:soft-page-break/>web18752</text:p>
      <text:p text:style-name="Preformatted_20_Text">117</text:p>
      <text:p text:style-name="Preformatted_20_Text">web6418</text:p>
      <text:p text:style-name="Preformatted_20_Text">web17061</text:p>
      <text:p text:style-name="Preformatted_20_Text">advocate</text:p>
      <text:p text:style-name="Preformatted_20_Text">web6420</text:p>
      <text:p text:style-name="Preformatted_20_Text">web18751</text:p>
      <text:p text:style-name="Preformatted_20_Text">web16959</text:p>
      <text:p text:style-name="Preformatted_20_Text">web18750</text:p>
      <text:p text:style-name="Preformatted_20_Text">web6421</text:p>
      <text:p text:style-name="Preformatted_20_Text">web3915</text:p>
      <text:p text:style-name="Preformatted_20_Text">web6422</text:p>
      <text:p text:style-name="Preformatted_20_Text">www.washington</text:p>
      <text:p text:style-name="Preformatted_20_Text">web6423</text:p>
      <text:p text:style-name="Preformatted_20_Text">web17058</text:p>
      <text:p text:style-name="Preformatted_20_Text">web6424</text:p>
      <text:p text:style-name="Preformatted_20_Text">hassan</text:p>
      <text:p text:style-name="Preformatted_20_Text">web17057</text:p>
      <text:p text:style-name="Preformatted_20_Text">web6425</text:p>
      <text:p text:style-name="Preformatted_20_Text">web18748</text:p>
      <text:p text:style-name="Preformatted_20_Text">web4016</text:p>
      <text:p text:style-name="Preformatted_20_Text">web17056</text:p>
      <text:p text:style-name="Preformatted_20_Text">web18747</text:p>
      <text:p text:style-name="Preformatted_20_Text">web6426</text:p>
      <text:p text:style-name="Preformatted_20_Text">web5459</text:p>
      <text:p text:style-name="Preformatted_20_Text">web6427</text:p>
      <text:p text:style-name="Preformatted_20_Text">web6428</text:p>
      <text:p text:style-name="Preformatted_20_Text">harper</text:p>
      <text:p text:style-name="Preformatted_20_Text">web6431</text:p>
      <text:p text:style-name="Preformatted_20_Text">web6432</text:p>
      <text:p text:style-name="Preformatted_20_Text">web18746</text:p>
      <text:p text:style-name="Preformatted_20_Text">web18745</text:p>
      <text:p text:style-name="Preformatted_20_Text">bits</text:p>
      <text:p text:style-name="Preformatted_20_Text">web6433</text:p>
      <text:p text:style-name="Preformatted_20_Text">web18744</text:p>
      <text:p text:style-name="Preformatted_20_Text">files4</text:p>
      <text:p text:style-name="Preformatted_20_Text">web6434</text:p>
      <text:p text:style-name="Preformatted_20_Text">web6435</text:p>
      <text:p text:style-name="Preformatted_20_Text">web17055</text:p>
      <text:p text:style-name="Preformatted_20_Text">web6436</text:p>
      <text:p text:style-name="Preformatted_20_Text">web17054</text:p>
      <text:p text:style-name="Preformatted_20_Text">vscan</text:p>
      <text:p text:style-name="Preformatted_20_Text">web6437</text:p>
      <text:p text:style-name="Preformatted_20_Text">web3917</text:p>
      <text:p text:style-name="Preformatted_20_Text">web6440</text:p>
      <text:p text:style-name="Preformatted_20_Text">web4018</text:p>
      <text:p text:style-name="Preformatted_20_Text">tesoreria</text:p>
      <text:p text:style-name="Preformatted_20_Text">web6441</text:p>
      <text:p text:style-name="Preformatted_20_Text">rentals</text:p>
      <text:p text:style-name="Preformatted_20_Text">web17053</text:p>
      <text:p text:style-name="Preformatted_20_Text">web4019</text:p>
      <text:p text:style-name="Preformatted_20_Text">web17052</text:p>
      <text:p text:style-name="Preformatted_20_Text">web3921</text:p>
      <text:p text:style-name="Preformatted_20_Text">web17051</text:p>
      <text:p text:style-name="Preformatted_20_Text">web17049</text:p>
      <text:p text:style-name="Preformatted_20_Text">web17048</text:p>
      <text:p text:style-name="Preformatted_20_Text">web17047</text:p>
      <text:p text:style-name="Preformatted_20_Text">web6442</text:p>
      <text:p text:style-name="Preformatted_20_Text">bacon</text:p>
      <text:p text:style-name="Preformatted_20_Text">web3627</text:p>
      <text:p text:style-name="Preformatted_20_Text">web3922</text:p>
      <text:p text:style-name="Preformatted_20_Text">web5925</text:p>
      <text:p text:style-name="Preformatted_20_Text">web6443</text:p>
      <text:p text:style-name="Preformatted_20_Text">web6444</text:p>
      <text:p text:style-name="Preformatted_20_Text"><text:soft-page-break/>web17046</text:p>
      <text:p text:style-name="Preformatted_20_Text">kochi</text:p>
      <text:p text:style-name="Preformatted_20_Text">web4023</text:p>
      <text:p text:style-name="Preformatted_20_Text">web6445</text:p>
      <text:p text:style-name="Preformatted_20_Text">web6446</text:p>
      <text:p text:style-name="Preformatted_20_Text">web17045</text:p>
      <text:p text:style-name="Preformatted_20_Text">web4923</text:p>
      <text:p text:style-name="Preformatted_20_Text">web17044</text:p>
      <text:p text:style-name="Preformatted_20_Text">web6447</text:p>
      <text:p text:style-name="Preformatted_20_Text">casanova</text:p>
      <text:p text:style-name="Preformatted_20_Text">web18743</text:p>
      <text:p text:style-name="Preformatted_20_Text">web4924</text:p>
      <text:p text:style-name="Preformatted_20_Text">web6448</text:p>
      <text:p text:style-name="Preformatted_20_Text">web17043</text:p>
      <text:p text:style-name="Preformatted_20_Text">www.the</text:p>
      <text:p text:style-name="Preformatted_20_Text">web6450</text:p>
      <text:p text:style-name="Preformatted_20_Text">web6451</text:p>
      <text:p text:style-name="Preformatted_20_Text">web3924</text:p>
      <text:p text:style-name="Preformatted_20_Text">web4925</text:p>
      <text:p text:style-name="Preformatted_20_Text">web6452</text:p>
      <text:p text:style-name="Preformatted_20_Text">web4926</text:p>
      <text:p text:style-name="Preformatted_20_Text">web6453</text:p>
      <text:p text:style-name="Preformatted_20_Text">web4927</text:p>
      <text:p text:style-name="Preformatted_20_Text">beam</text:p>
      <text:p text:style-name="Preformatted_20_Text">web4928</text:p>
      <text:p text:style-name="Preformatted_20_Text">kawaji</text:p>
      <text:p text:style-name="Preformatted_20_Text">optics</text:p>
      <text:p text:style-name="Preformatted_20_Text">midgard</text:p>
      <text:p text:style-name="Preformatted_20_Text">web5029</text:p>
      <text:p text:style-name="Preformatted_20_Text">130</text:p>
      <text:p text:style-name="Preformatted_20_Text">web17042</text:p>
      <text:p text:style-name="Preformatted_20_Text">bayside.cit</text:p>
      <text:p text:style-name="Preformatted_20_Text">web17041</text:p>
      <text:p text:style-name="Preformatted_20_Text">web6454</text:p>
      <text:p text:style-name="Preformatted_20_Text">web3925</text:p>
      <text:p text:style-name="Preformatted_20_Text">diamant</text:p>
      <text:p text:style-name="Preformatted_20_Text">web16939</text:p>
      <text:p text:style-name="Preformatted_20_Text">web17038</text:p>
      <text:p text:style-name="Preformatted_20_Text">web17037</text:p>
      <text:p text:style-name="Preformatted_20_Text">web5940</text:p>
      <text:p text:style-name="Preformatted_20_Text">web16936</text:p>
      <text:p text:style-name="Preformatted_20_Text">web4931</text:p>
      <text:p text:style-name="Preformatted_20_Text">web6455</text:p>
      <text:p text:style-name="Preformatted_20_Text">web6456</text:p>
      <text:p text:style-name="Preformatted_20_Text">web17035</text:p>
      <text:p text:style-name="Preformatted_20_Text">web4933</text:p>
      <text:p text:style-name="Preformatted_20_Text">web4934</text:p>
      <text:p text:style-name="Preformatted_20_Text">web6458</text:p>
      <text:p text:style-name="Preformatted_20_Text">web3926</text:p>
      <text:p text:style-name="Preformatted_20_Text">ceramics</text:p>
      <text:p text:style-name="Preformatted_20_Text">web6460</text:p>
      <text:p text:style-name="Preformatted_20_Text">web4936</text:p>
      <text:p text:style-name="Preformatted_20_Text">web4937</text:p>
      <text:p text:style-name="Preformatted_20_Text">radioweb</text:p>
      <text:p text:style-name="Preformatted_20_Text">web17034</text:p>
      <text:p text:style-name="Preformatted_20_Text">web17033</text:p>
      <text:p text:style-name="Preformatted_20_Text">web17032</text:p>
      <text:p text:style-name="Preformatted_20_Text">web17031</text:p>
      <text:p text:style-name="Preformatted_20_Text">web6461</text:p>
      <text:p text:style-name="Preformatted_20_Text">web5939</text:p>
      <text:p text:style-name="Preformatted_20_Text">web6462</text:p>
      <text:p text:style-name="Preformatted_20_Text">web6463</text:p>
      <text:p text:style-name="Preformatted_20_Text">musicworld</text:p>
      <text:p text:style-name="Preformatted_20_Text">web6464</text:p>
      <text:p text:style-name="Preformatted_20_Text"><text:soft-page-break/>web4938</text:p>
      <text:p text:style-name="Preformatted_20_Text">wwwa</text:p>
      <text:p text:style-name="Preformatted_20_Text">wwwb</text:p>
      <text:p text:style-name="Preformatted_20_Text">web6465</text:p>
      <text:p text:style-name="Preformatted_20_Text">web5039</text:p>
      <text:p text:style-name="Preformatted_20_Text">grassroots</text:p>
      <text:p text:style-name="Preformatted_20_Text">web16929</text:p>
      <text:p text:style-name="Preformatted_20_Text">web10659</text:p>
      <text:p text:style-name="Preformatted_20_Text">web6466</text:p>
      <text:p text:style-name="Preformatted_20_Text">web18742</text:p>
      <text:p text:style-name="Preformatted_20_Text">web6467</text:p>
      <text:p text:style-name="Preformatted_20_Text">web5309</text:p>
      <text:p text:style-name="Preformatted_20_Text">web17028</text:p>
      <text:p text:style-name="Preformatted_20_Text">web4941</text:p>
      <text:p text:style-name="Preformatted_20_Text">web3927</text:p>
      <text:p text:style-name="Preformatted_20_Text">web6468</text:p>
      <text:p text:style-name="Preformatted_20_Text">web6470</text:p>
      <text:p text:style-name="Preformatted_20_Text">web4942</text:p>
      <text:p text:style-name="Preformatted_20_Text">web6471</text:p>
      <text:p text:style-name="Preformatted_20_Text">web4943</text:p>
      <text:p text:style-name="Preformatted_20_Text">web18741</text:p>
      <text:p text:style-name="Preformatted_20_Text">jz</text:p>
      <text:p text:style-name="Preformatted_20_Text">web4944</text:p>
      <text:p text:style-name="Preformatted_20_Text">yh</text:p>
      <text:p text:style-name="Preformatted_20_Text">chat4</text:p>
      <text:p text:style-name="Preformatted_20_Text">web6472</text:p>
      <text:p text:style-name="Preformatted_20_Text">adis</text:p>
      <text:p text:style-name="Preformatted_20_Text">web18739</text:p>
      <text:p text:style-name="Preformatted_20_Text">web4945</text:p>
      <text:p text:style-name="Preformatted_20_Text">web4946</text:p>
      <text:p text:style-name="Preformatted_20_Text">web6473</text:p>
      <text:p text:style-name="Preformatted_20_Text">web3928</text:p>
      <text:p text:style-name="Preformatted_20_Text">web4947</text:p>
      <text:p text:style-name="Preformatted_20_Text">loadtest</text:p>
      <text:p text:style-name="Preformatted_20_Text">web4948</text:p>
      <text:p text:style-name="Preformatted_20_Text">locate</text:p>
      <text:p text:style-name="Preformatted_20_Text">vpbx</text:p>
      <text:p text:style-name="Preformatted_20_Text">ssr</text:p>
      <text:p text:style-name="Preformatted_20_Text">web6229</text:p>
      <text:p text:style-name="Preformatted_20_Text">web5049</text:p>
      <text:p text:style-name="Preformatted_20_Text">web6474</text:p>
      <text:p text:style-name="Preformatted_20_Text">web4030</text:p>
      <text:p text:style-name="Preformatted_20_Text">dtk</text:p>
      <text:p text:style-name="Preformatted_20_Text">web13189</text:p>
      <text:p text:style-name="Preformatted_20_Text">www.quality</text:p>
      <text:p text:style-name="Preformatted_20_Text">web3931</text:p>
      <text:p text:style-name="Preformatted_20_Text">web17027</text:p>
      <text:p text:style-name="Preformatted_20_Text">web4960</text:p>
      <text:p text:style-name="Preformatted_20_Text">web4961</text:p>
      <text:p text:style-name="Preformatted_20_Text">javascript</text:p>
      <text:p text:style-name="Preformatted_20_Text">micco</text:p>
      <text:p text:style-name="Preformatted_20_Text">micos</text:p>
      <text:p text:style-name="Preformatted_20_Text">web6475</text:p>
      <text:p text:style-name="Preformatted_20_Text">web3932</text:p>
      <text:p text:style-name="Preformatted_20_Text">web6476</text:p>
      <text:p text:style-name="Preformatted_20_Text">web6477</text:p>
      <text:p text:style-name="Preformatted_20_Text">web6478</text:p>
      <text:p text:style-name="Preformatted_20_Text">web3933</text:p>
      <text:p text:style-name="Preformatted_20_Text">web6480</text:p>
      <text:p text:style-name="Preformatted_20_Text">web4969</text:p>
      <text:p text:style-name="Preformatted_20_Text">www.html</text:p>
      <text:p text:style-name="Preformatted_20_Text">web6481</text:p>
      <text:p text:style-name="Preformatted_20_Text">web17026</text:p>
      <text:p text:style-name="Preformatted_20_Text">web17025</text:p>
      <text:p text:style-name="Preformatted_20_Text"><text:soft-page-break/>web6079</text:p>
      <text:p text:style-name="Preformatted_20_Text">web18738</text:p>
      <text:p text:style-name="Preformatted_20_Text">web6482</text:p>
      <text:p text:style-name="Preformatted_20_Text">web18737</text:p>
      <text:p text:style-name="Preformatted_20_Text">web6483</text:p>
      <text:p text:style-name="Preformatted_20_Text">web3934</text:p>
      <text:p text:style-name="Preformatted_20_Text">web7259</text:p>
      <text:p text:style-name="Preformatted_20_Text">web4979</text:p>
      <text:p text:style-name="Preformatted_20_Text">web6484</text:p>
      <text:p text:style-name="Preformatted_20_Text">web4910</text:p>
      <text:p text:style-name="Preformatted_20_Text">web17024</text:p>
      <text:p text:style-name="Preformatted_20_Text">web6486</text:p>
      <text:p text:style-name="Preformatted_20_Text">web3935</text:p>
      <text:p text:style-name="Preformatted_20_Text">faktury</text:p>
      <text:p text:style-name="Preformatted_20_Text">web4265</text:p>
      <text:p text:style-name="Preformatted_20_Text">web3936</text:p>
      <text:p text:style-name="Preformatted_20_Text">web6487</text:p>
      <text:p text:style-name="Preformatted_20_Text">web6488</text:p>
      <text:p text:style-name="Preformatted_20_Text">web17023</text:p>
      <text:p text:style-name="Preformatted_20_Text">web6501</text:p>
      <text:p text:style-name="Preformatted_20_Text">web6502</text:p>
      <text:p text:style-name="Preformatted_20_Text">web6503</text:p>
      <text:p text:style-name="Preformatted_20_Text">web4986</text:p>
      <text:p text:style-name="Preformatted_20_Text">web4988</text:p>
      <text:p text:style-name="Preformatted_20_Text">web6504</text:p>
      <text:p text:style-name="Preformatted_20_Text">web4989</text:p>
      <text:p text:style-name="Preformatted_20_Text">web3937</text:p>
      <text:p text:style-name="Preformatted_20_Text">web3938</text:p>
      <text:p text:style-name="Preformatted_20_Text">web3994</text:p>
      <text:p text:style-name="Preformatted_20_Text">subscriber</text:p>
      <text:p text:style-name="Preformatted_20_Text">web6505</text:p>
      <text:p text:style-name="Preformatted_20_Text">survivors</text:p>
      <text:p text:style-name="Preformatted_20_Text">web18736</text:p>
      <text:p text:style-name="Preformatted_20_Text">web13199</text:p>
      <text:p text:style-name="Preformatted_20_Text">web18735</text:p>
      <text:p text:style-name="Preformatted_20_Text">web6506</text:p>
      <text:p text:style-name="Preformatted_20_Text">web3941</text:p>
      <text:p text:style-name="Preformatted_20_Text">web3942</text:p>
      <text:p text:style-name="Preformatted_20_Text">sparta</text:p>
      <text:p text:style-name="Preformatted_20_Text">web6507</text:p>
      <text:p text:style-name="Preformatted_20_Text">pgsql3</text:p>
      <text:p text:style-name="Preformatted_20_Text">web5130</text:p>
      <text:p text:style-name="Preformatted_20_Text">web6097</text:p>
      <text:p text:style-name="Preformatted_20_Text">web13125</text:p>
      <text:p text:style-name="Preformatted_20_Text">web17020</text:p>
      <text:p text:style-name="Preformatted_20_Text">web13126</text:p>
      <text:p text:style-name="Preformatted_20_Text">web6508</text:p>
      <text:p text:style-name="Preformatted_20_Text">web13127</text:p>
      <text:p text:style-name="Preformatted_20_Text">web6510</text:p>
      <text:p text:style-name="Preformatted_20_Text">web6511</text:p>
      <text:p text:style-name="Preformatted_20_Text">web13128</text:p>
      <text:p text:style-name="Preformatted_20_Text">veterinaria</text:p>
      <text:p text:style-name="Preformatted_20_Text">web6512</text:p>
      <text:p text:style-name="Preformatted_20_Text">web17022</text:p>
      <text:p text:style-name="Preformatted_20_Text">web13130</text:p>
      <text:p text:style-name="Preformatted_20_Text">web6513</text:p>
      <text:p text:style-name="Preformatted_20_Text">vlc</text:p>
      <text:p text:style-name="Preformatted_20_Text">web17021</text:p>
      <text:p text:style-name="Preformatted_20_Text">web13131</text:p>
      <text:p text:style-name="Preformatted_20_Text">web6514</text:p>
      <text:p text:style-name="Preformatted_20_Text">www.mta</text:p>
      <text:p text:style-name="Preformatted_20_Text">web18734</text:p>
      <text:p text:style-name="Preformatted_20_Text">babes</text:p>
      <text:p text:style-name="Preformatted_20_Text">web13132</text:p>
      <text:p text:style-name="Preformatted_20_Text"><text:soft-page-break/>web6515</text:p>
      <text:p text:style-name="Preformatted_20_Text">turf</text:p>
      <text:p text:style-name="Preformatted_20_Text">web6516</text:p>
      <text:p text:style-name="Preformatted_20_Text">web6517</text:p>
      <text:p text:style-name="Preformatted_20_Text">tres</text:p>
      <text:p text:style-name="Preformatted_20_Text">ldaps</text:p>
      <text:p text:style-name="Preformatted_20_Text">web6518</text:p>
      <text:p text:style-name="Preformatted_20_Text">web16920</text:p>
      <text:p text:style-name="Preformatted_20_Text">web6521</text:p>
      <text:p text:style-name="Preformatted_20_Text">web13133</text:p>
      <text:p text:style-name="Preformatted_20_Text">web6522</text:p>
      <text:p text:style-name="Preformatted_20_Text">web6523</text:p>
      <text:p text:style-name="Preformatted_20_Text">web13134</text:p>
      <text:p text:style-name="Preformatted_20_Text">web6524</text:p>
      <text:p text:style-name="Preformatted_20_Text">web13135</text:p>
      <text:p text:style-name="Preformatted_20_Text">web17018</text:p>
      <text:p text:style-name="Preformatted_20_Text">web6525</text:p>
      <text:p text:style-name="Preformatted_20_Text">web18733</text:p>
      <text:p text:style-name="Preformatted_20_Text">runner</text:p>
      <text:p text:style-name="Preformatted_20_Text">web13136</text:p>
      <text:p text:style-name="Preformatted_20_Text">web17017</text:p>
      <text:p text:style-name="Preformatted_20_Text">web6526</text:p>
      <text:p text:style-name="Preformatted_20_Text">wfb</text:p>
      <text:p text:style-name="Preformatted_20_Text">web6527</text:p>
      <text:p text:style-name="Preformatted_20_Text">web6528</text:p>
      <text:p text:style-name="Preformatted_20_Text">renoir</text:p>
      <text:p text:style-name="Preformatted_20_Text">web18732</text:p>
      <text:p text:style-name="Preformatted_20_Text">web18731</text:p>
      <text:p text:style-name="Preformatted_20_Text">web16973</text:p>
      <text:p text:style-name="Preformatted_20_Text">reka</text:p>
      <text:p text:style-name="Preformatted_20_Text">web13137</text:p>
      <text:p text:style-name="Preformatted_20_Text">web13138</text:p>
      <text:p text:style-name="Preformatted_20_Text">web13140</text:p>
      <text:p text:style-name="Preformatted_20_Text">forwarding</text:p>
      <text:p text:style-name="Preformatted_20_Text">web6089</text:p>
      <text:p text:style-name="Preformatted_20_Text">web16916</text:p>
      <text:p text:style-name="Preformatted_20_Text">web17015</text:p>
      <text:p text:style-name="Preformatted_20_Text">web17014</text:p>
      <text:p text:style-name="Preformatted_20_Text">web6531</text:p>
      <text:p text:style-name="Preformatted_20_Text">web13141</text:p>
      <text:p text:style-name="Preformatted_20_Text">web13142</text:p>
      <text:p text:style-name="Preformatted_20_Text">web17013</text:p>
      <text:p text:style-name="Preformatted_20_Text">web17012</text:p>
      <text:p text:style-name="Preformatted_20_Text">web13143</text:p>
      <text:p text:style-name="Preformatted_20_Text">web6532</text:p>
      <text:p text:style-name="Preformatted_20_Text">web6533</text:p>
      <text:p text:style-name="Preformatted_20_Text">web6534</text:p>
      <text:p text:style-name="Preformatted_20_Text">web6535</text:p>
      <text:p text:style-name="Preformatted_20_Text">inex</text:p>
      <text:p text:style-name="Preformatted_20_Text">web6219</text:p>
      <text:p text:style-name="Preformatted_20_Text">web6536</text:p>
      <text:p text:style-name="Preformatted_20_Text">lc3</text:p>
      <text:p text:style-name="Preformatted_20_Text">web6537</text:p>
      <text:p text:style-name="Preformatted_20_Text">ots</text:p>
      <text:p text:style-name="Preformatted_20_Text">web17011</text:p>
      <text:p text:style-name="Preformatted_20_Text">web6538</text:p>
      <text:p text:style-name="Preformatted_20_Text">web13144</text:p>
      <text:p text:style-name="Preformatted_20_Text">santosh</text:p>
      <text:p text:style-name="Preformatted_20_Text">web6540</text:p>
      <text:p text:style-name="Preformatted_20_Text">web6541</text:p>
      <text:p text:style-name="Preformatted_20_Text">web13145</text:p>
      <text:p text:style-name="Preformatted_20_Text">web18728</text:p>
      <text:p text:style-name="Preformatted_20_Text">web5189</text:p>
      <text:p text:style-name="Preformatted_20_Text">web6542</text:p>
      <text:p text:style-name="Preformatted_20_Text"><text:soft-page-break/>web13146</text:p>
      <text:p text:style-name="Preformatted_20_Text">web18727</text:p>
      <text:p text:style-name="Preformatted_20_Text">web202</text:p>
      <text:p text:style-name="Preformatted_20_Text">web6543</text:p>
      <text:p text:style-name="Preformatted_20_Text">cannes</text:p>
      <text:p text:style-name="Preformatted_20_Text">web6544</text:p>
      <text:p text:style-name="Preformatted_20_Text">web18726</text:p>
      <text:p text:style-name="Preformatted_20_Text">blog-dev</text:p>
      <text:p text:style-name="Preformatted_20_Text">web13147</text:p>
      <text:p text:style-name="Preformatted_20_Text">web13148</text:p>
      <text:p text:style-name="Preformatted_20_Text">web18725</text:p>
      <text:p text:style-name="Preformatted_20_Text">web13150</text:p>
      <text:p text:style-name="Preformatted_20_Text">web18724</text:p>
      <text:p text:style-name="Preformatted_20_Text">web13151</text:p>
      <text:p text:style-name="Preformatted_20_Text">web6545</text:p>
      <text:p text:style-name="Preformatted_20_Text">web17010</text:p>
      <text:p text:style-name="Preformatted_20_Text">web6546</text:p>
      <text:p text:style-name="Preformatted_20_Text">web201</text:p>
      <text:p text:style-name="Preformatted_20_Text">web17008</text:p>
      <text:p text:style-name="Preformatted_20_Text">web18723</text:p>
      <text:p text:style-name="Preformatted_20_Text">web6547</text:p>
      <text:p text:style-name="Preformatted_20_Text">web18722</text:p>
      <text:p text:style-name="Preformatted_20_Text">cl1</text:p>
      <text:p text:style-name="Preformatted_20_Text">web18721</text:p>
      <text:p text:style-name="Preformatted_20_Text">web13153</text:p>
      <text:p text:style-name="Preformatted_20_Text">blanco</text:p>
      <text:p text:style-name="Preformatted_20_Text">web13154</text:p>
      <text:p text:style-name="Preformatted_20_Text">talos</text:p>
      <text:p text:style-name="Preformatted_20_Text">web6548</text:p>
      <text:p text:style-name="Preformatted_20_Text">web6550</text:p>
      <text:p text:style-name="Preformatted_20_Text">web4629</text:p>
      <text:p text:style-name="Preformatted_20_Text">web6611</text:p>
      <text:p text:style-name="Preformatted_20_Text">web6612</text:p>
      <text:p text:style-name="Preformatted_20_Text">web6613</text:p>
      <text:p text:style-name="Preformatted_20_Text">web13155</text:p>
      <text:p text:style-name="Preformatted_20_Text">web13156</text:p>
      <text:p text:style-name="Preformatted_20_Text">web6614</text:p>
      <text:p text:style-name="Preformatted_20_Text">web18719</text:p>
      <text:p text:style-name="Preformatted_20_Text">web13158</text:p>
      <text:p text:style-name="Preformatted_20_Text">web6615</text:p>
      <text:p text:style-name="Preformatted_20_Text">web6617</text:p>
      <text:p text:style-name="Preformatted_20_Text">web17007</text:p>
      <text:p text:style-name="Preformatted_20_Text">cw01host10</text:p>
      <text:p text:style-name="Preformatted_20_Text">web5948</text:p>
      <text:p text:style-name="Preformatted_20_Text">web13160</text:p>
      <text:p text:style-name="Preformatted_20_Text">web17006</text:p>
      <text:p text:style-name="Preformatted_20_Text">web6618</text:p>
      <text:p text:style-name="Preformatted_20_Text">web17005</text:p>
      <text:p text:style-name="Preformatted_20_Text">web6620</text:p>
      <text:p text:style-name="Preformatted_20_Text">web13161</text:p>
      <text:p text:style-name="Preformatted_20_Text">web13162</text:p>
      <text:p text:style-name="Preformatted_20_Text">web13164</text:p>
      <text:p text:style-name="Preformatted_20_Text">web6621</text:p>
      <text:p text:style-name="Preformatted_20_Text">web18718</text:p>
      <text:p text:style-name="Preformatted_20_Text">web6622</text:p>
      <text:p text:style-name="Preformatted_20_Text">web13165</text:p>
      <text:p text:style-name="Preformatted_20_Text">web17004</text:p>
      <text:p text:style-name="Preformatted_20_Text">web6624</text:p>
      <text:p text:style-name="Preformatted_20_Text">web13166</text:p>
      <text:p text:style-name="Preformatted_20_Text">web6625</text:p>
      <text:p text:style-name="Preformatted_20_Text">web13167</text:p>
      <text:p text:style-name="Preformatted_20_Text">web6626</text:p>
      <text:p text:style-name="Preformatted_20_Text">web6627</text:p>
      <text:p text:style-name="Preformatted_20_Text">suche</text:p>
      <text:p text:style-name="Preformatted_20_Text"><text:soft-page-break/>web5139</text:p>
      <text:p text:style-name="Preformatted_20_Text">web17003</text:p>
      <text:p text:style-name="Preformatted_20_Text">backyard</text:p>
      <text:p text:style-name="Preformatted_20_Text">web6628</text:p>
      <text:p text:style-name="Preformatted_20_Text">web17002</text:p>
      <text:p text:style-name="Preformatted_20_Text">opendata</text:p>
      <text:p text:style-name="Preformatted_20_Text">web13170</text:p>
      <text:p text:style-name="Preformatted_20_Text">nita</text:p>
      <text:p text:style-name="Preformatted_20_Text">web3919</text:p>
      <text:p text:style-name="Preformatted_20_Text">web6631</text:p>
      <text:p text:style-name="Preformatted_20_Text">web17001</text:p>
      <text:p text:style-name="Preformatted_20_Text">web6632</text:p>
      <text:p text:style-name="Preformatted_20_Text">web18717</text:p>
      <text:p text:style-name="Preformatted_20_Text">web6633</text:p>
      <text:p text:style-name="Preformatted_20_Text">web16989</text:p>
      <text:p text:style-name="Preformatted_20_Text">web6634</text:p>
      <text:p text:style-name="Preformatted_20_Text">inout</text:p>
      <text:p text:style-name="Preformatted_20_Text">web16971</text:p>
      <text:p text:style-name="Preformatted_20_Text">web6635</text:p>
      <text:p text:style-name="Preformatted_20_Text">web6637</text:p>
      <text:p text:style-name="Preformatted_20_Text">fastcash</text:p>
      <text:p text:style-name="Preformatted_20_Text">ftp.staging</text:p>
      <text:p text:style-name="Preformatted_20_Text">web6319</text:p>
      <text:p text:style-name="Preformatted_20_Text">web17000</text:p>
      <text:p text:style-name="Preformatted_20_Text">web6640</text:p>
      <text:p text:style-name="Preformatted_20_Text">web6641</text:p>
      <text:p text:style-name="Preformatted_20_Text">web5599</text:p>
      <text:p text:style-name="Preformatted_20_Text">web6642</text:p>
      <text:p text:style-name="Preformatted_20_Text">web5289</text:p>
      <text:p text:style-name="Preformatted_20_Text">web6645</text:p>
      <text:p text:style-name="Preformatted_20_Text">web6199</text:p>
      <text:p text:style-name="Preformatted_20_Text">web13171</text:p>
      <text:p text:style-name="Preformatted_20_Text">web6646</text:p>
      <text:p text:style-name="Preformatted_20_Text">web13172</text:p>
      <text:p text:style-name="Preformatted_20_Text">naif</text:p>
      <text:p text:style-name="Preformatted_20_Text">jackass</text:p>
      <text:p text:style-name="Preformatted_20_Text">web13173</text:p>
      <text:p text:style-name="Preformatted_20_Text">web13174</text:p>
      <text:p text:style-name="Preformatted_20_Text">web13175</text:p>
      <text:p text:style-name="Preformatted_20_Text">web5840</text:p>
      <text:p text:style-name="Preformatted_20_Text">web6647</text:p>
      <text:p text:style-name="Preformatted_20_Text">web6648</text:p>
      <text:p text:style-name="Preformatted_20_Text">web6651</text:p>
      <text:p text:style-name="Preformatted_20_Text">web6652</text:p>
      <text:p text:style-name="Preformatted_20_Text">web6653</text:p>
      <text:p text:style-name="Preformatted_20_Text">alms</text:p>
      <text:p text:style-name="Preformatted_20_Text">web13176</text:p>
      <text:p text:style-name="Preformatted_20_Text">dragons</text:p>
      <text:p text:style-name="Preformatted_20_Text">iina</text:p>
      <text:p text:style-name="Preformatted_20_Text">web13177</text:p>
      <text:p text:style-name="Preformatted_20_Text">www.tibia</text:p>
      <text:p text:style-name="Preformatted_20_Text">web6654</text:p>
      <text:p text:style-name="Preformatted_20_Text">web18715</text:p>
      <text:p text:style-name="Preformatted_20_Text">web6655</text:p>
      <text:p text:style-name="Preformatted_20_Text">web4932</text:p>
      <text:p text:style-name="Preformatted_20_Text">backlink</text:p>
      <text:p text:style-name="Preformatted_20_Text">web13178</text:p>
      <text:p text:style-name="Preformatted_20_Text">web4559</text:p>
      <text:p text:style-name="Preformatted_20_Text">web13180</text:p>
      <text:p text:style-name="Preformatted_20_Text">web13181</text:p>
      <text:p text:style-name="Preformatted_20_Text">web13183</text:p>
      <text:p text:style-name="Preformatted_20_Text">web13184</text:p>
      <text:p text:style-name="Preformatted_20_Text">thegallery</text:p>
      <text:p text:style-name="Preformatted_20_Text">web6656</text:p>
      <text:p text:style-name="Preformatted_20_Text"><text:soft-page-break/>007</text:p>
      <text:p text:style-name="Preformatted_20_Text">st6</text:p>
      <text:p text:style-name="Preformatted_20_Text">web4298</text:p>
      <text:p text:style-name="Preformatted_20_Text">web6657</text:p>
      <text:p text:style-name="Preformatted_20_Text">web18714</text:p>
      <text:p text:style-name="Preformatted_20_Text">nlb</text:p>
      <text:p text:style-name="Preformatted_20_Text">web6658</text:p>
      <text:p text:style-name="Preformatted_20_Text">iview</text:p>
      <text:p text:style-name="Preformatted_20_Text">web18713</text:p>
      <text:p text:style-name="Preformatted_20_Text">web18712</text:p>
      <text:p text:style-name="Preformatted_20_Text">web4149</text:p>
      <text:p text:style-name="Preformatted_20_Text">web18711</text:p>
      <text:p text:style-name="Preformatted_20_Text">web6660</text:p>
      <text:p text:style-name="Preformatted_20_Text">web6661</text:p>
      <text:p text:style-name="Preformatted_20_Text">web6662</text:p>
      <text:p text:style-name="Preformatted_20_Text">feedme</text:p>
      <text:p text:style-name="Preformatted_20_Text">web13185</text:p>
      <text:p text:style-name="Preformatted_20_Text">web5592</text:p>
      <text:p text:style-name="Preformatted_20_Text">web17070</text:p>
      <text:p text:style-name="Preformatted_20_Text">web6664</text:p>
      <text:p text:style-name="Preformatted_20_Text">web13186</text:p>
      <text:p text:style-name="Preformatted_20_Text">web6665</text:p>
      <text:p text:style-name="Preformatted_20_Text">wargames</text:p>
      <text:p text:style-name="Preformatted_20_Text">earnmoney</text:p>
      <text:p text:style-name="Preformatted_20_Text">web16968</text:p>
      <text:p text:style-name="Preformatted_20_Text">edu4</text:p>
      <text:p text:style-name="Preformatted_20_Text">web13187</text:p>
      <text:p text:style-name="Preformatted_20_Text">web13188</text:p>
      <text:p text:style-name="Preformatted_20_Text">web6666</text:p>
      <text:p text:style-name="Preformatted_20_Text">web16967</text:p>
      <text:p text:style-name="Preformatted_20_Text">www.test5</text:p>
      <text:p text:style-name="Preformatted_20_Text">web6667</text:p>
      <text:p text:style-name="Preformatted_20_Text">web6668</text:p>
      <text:p text:style-name="Preformatted_20_Text">web16966</text:p>
      <text:p text:style-name="Preformatted_20_Text">web13200</text:p>
      <text:p text:style-name="Preformatted_20_Text">web13201</text:p>
      <text:p text:style-name="Preformatted_20_Text">web3390</text:p>
      <text:p text:style-name="Preformatted_20_Text">web6671</text:p>
      <text:p text:style-name="Preformatted_20_Text">web6672</text:p>
      <text:p text:style-name="Preformatted_20_Text">web6673</text:p>
      <text:p text:style-name="Preformatted_20_Text">web6674</text:p>
      <text:p text:style-name="Preformatted_20_Text">web6675</text:p>
      <text:p text:style-name="Preformatted_20_Text">web6677</text:p>
      <text:p text:style-name="Preformatted_20_Text">www.ld</text:p>
      <text:p text:style-name="Preformatted_20_Text">web3699</text:p>
      <text:p text:style-name="Preformatted_20_Text">web13202</text:p>
      <text:p text:style-name="Preformatted_20_Text">web5590</text:p>
      <text:p text:style-name="Preformatted_20_Text">web6678</text:p>
      <text:p text:style-name="Preformatted_20_Text">imagegallery</text:p>
      <text:p text:style-name="Preformatted_20_Text">web6680</text:p>
      <text:p text:style-name="Preformatted_20_Text">web5492</text:p>
      <text:p text:style-name="Preformatted_20_Text">web6681</text:p>
      <text:p text:style-name="Preformatted_20_Text">web16965</text:p>
      <text:p text:style-name="Preformatted_20_Text">web13203</text:p>
      <text:p text:style-name="Preformatted_20_Text">web13204</text:p>
      <text:p text:style-name="Preformatted_20_Text">web3923</text:p>
      <text:p text:style-name="Preformatted_20_Text">web5649</text:p>
      <text:p text:style-name="Preformatted_20_Text">web13205</text:p>
      <text:p text:style-name="Preformatted_20_Text">web13206</text:p>
      <text:p text:style-name="Preformatted_20_Text">web6682</text:p>
      <text:p text:style-name="Preformatted_20_Text">web6684</text:p>
      <text:p text:style-name="Preformatted_20_Text">www.fan</text:p>
      <text:p text:style-name="Preformatted_20_Text">web13207</text:p>
      <text:p text:style-name="Preformatted_20_Text">web6685</text:p>
      <text:p text:style-name="Preformatted_20_Text"><text:soft-page-break/>webdisk.movies</text:p>
      <text:p text:style-name="Preformatted_20_Text">web13208</text:p>
      <text:p text:style-name="Preformatted_20_Text">mountain</text:p>
      <text:p text:style-name="Preformatted_20_Text">joko</text:p>
      <text:p text:style-name="Preformatted_20_Text">dmx</text:p>
      <text:p text:style-name="Preformatted_20_Text">web5639</text:p>
      <text:p text:style-name="Preformatted_20_Text">web13210</text:p>
      <text:p text:style-name="Preformatted_20_Text">web6069</text:p>
      <text:p text:style-name="Preformatted_20_Text">web13211</text:p>
      <text:p text:style-name="Preformatted_20_Text">web16964</text:p>
      <text:p text:style-name="Preformatted_20_Text">web6686</text:p>
      <text:p text:style-name="Preformatted_20_Text">web6195</text:p>
      <text:p text:style-name="Preformatted_20_Text">web6687</text:p>
      <text:p text:style-name="Preformatted_20_Text">web17063</text:p>
      <text:p text:style-name="Preformatted_20_Text">web6688</text:p>
      <text:p text:style-name="Preformatted_20_Text">blik</text:p>
      <text:p text:style-name="Preformatted_20_Text">kala</text:p>
      <text:p text:style-name="Preformatted_20_Text">web5719</text:p>
      <text:p text:style-name="Preformatted_20_Text">web6701</text:p>
      <text:p text:style-name="Preformatted_20_Text">web6702</text:p>
      <text:p text:style-name="Preformatted_20_Text">web6704</text:p>
      <text:p text:style-name="Preformatted_20_Text">www.gov</text:p>
      <text:p text:style-name="Preformatted_20_Text">web16962</text:p>
      <text:p text:style-name="Preformatted_20_Text">web6705</text:p>
      <text:p text:style-name="Preformatted_20_Text">sociology</text:p>
      <text:p text:style-name="Preformatted_20_Text">web6707</text:p>
      <text:p text:style-name="Preformatted_20_Text">web13214</text:p>
      <text:p text:style-name="Preformatted_20_Text">web13215</text:p>
      <text:p text:style-name="Preformatted_20_Text">web3946</text:p>
      <text:p text:style-name="Preformatted_20_Text">web13218</text:p>
      <text:p text:style-name="Preformatted_20_Text">web13220</text:p>
      <text:p text:style-name="Preformatted_20_Text">web13221</text:p>
      <text:p text:style-name="Preformatted_20_Text">web6708</text:p>
      <text:p text:style-name="Preformatted_20_Text">web6710</text:p>
      <text:p text:style-name="Preformatted_20_Text">web13222</text:p>
      <text:p text:style-name="Preformatted_20_Text">web7450</text:p>
      <text:p text:style-name="Preformatted_20_Text">web13223</text:p>
      <text:p text:style-name="Preformatted_20_Text">web6711</text:p>
      <text:p text:style-name="Preformatted_20_Text">web7448</text:p>
      <text:p text:style-name="Preformatted_20_Text">holland</text:p>
      <text:p text:style-name="Preformatted_20_Text">web13224</text:p>
      <text:p text:style-name="Preformatted_20_Text">web13225</text:p>
      <text:p text:style-name="Preformatted_20_Text">web6712</text:p>
      <text:p text:style-name="Preformatted_20_Text">web7447</text:p>
      <text:p text:style-name="Preformatted_20_Text">web13226</text:p>
      <text:p text:style-name="Preformatted_20_Text">web6714</text:p>
      <text:p text:style-name="Preformatted_20_Text">web6715</text:p>
      <text:p text:style-name="Preformatted_20_Text">web6716</text:p>
      <text:p text:style-name="Preformatted_20_Text">web7279</text:p>
      <text:p text:style-name="Preformatted_20_Text">web6717</text:p>
      <text:p text:style-name="Preformatted_20_Text">web6718</text:p>
      <text:p text:style-name="Preformatted_20_Text">web13227</text:p>
      <text:p text:style-name="Preformatted_20_Text">web5636</text:p>
      <text:p text:style-name="Preformatted_20_Text">web13228</text:p>
      <text:p text:style-name="Preformatted_20_Text">web13230</text:p>
      <text:p text:style-name="Preformatted_20_Text">web6109</text:p>
      <text:p text:style-name="Preformatted_20_Text">web13231</text:p>
      <text:p text:style-name="Preformatted_20_Text">web6721</text:p>
      <text:p text:style-name="Preformatted_20_Text">web13232</text:p>
      <text:p text:style-name="Preformatted_20_Text">ebi</text:p>
      <text:p text:style-name="Preformatted_20_Text">web4830</text:p>
      <text:p text:style-name="Preformatted_20_Text">web6029</text:p>
      <text:p text:style-name="Preformatted_20_Text">web6722</text:p>
      <text:p text:style-name="Preformatted_20_Text">web6723</text:p>
      <text:p text:style-name="Preformatted_20_Text"><text:soft-page-break/>web5629</text:p>
      <text:p text:style-name="Preformatted_20_Text">web6724</text:p>
      <text:p text:style-name="Preformatted_20_Text">web6725</text:p>
      <text:p text:style-name="Preformatted_20_Text">web3649</text:p>
      <text:p text:style-name="Preformatted_20_Text">iapps</text:p>
      <text:p text:style-name="Preformatted_20_Text">web7444</text:p>
      <text:p text:style-name="Preformatted_20_Text">web5192</text:p>
      <text:p text:style-name="Preformatted_20_Text">web6727</text:p>
      <text:p text:style-name="Preformatted_20_Text">web6728</text:p>
      <text:p text:style-name="Preformatted_20_Text">web6730</text:p>
      <text:p text:style-name="Preformatted_20_Text">web6731</text:p>
      <text:p text:style-name="Preformatted_20_Text">web7442</text:p>
      <text:p text:style-name="Preformatted_20_Text">web5916</text:p>
      <text:p text:style-name="Preformatted_20_Text">web6732</text:p>
      <text:p text:style-name="Preformatted_20_Text">web4140</text:p>
      <text:p text:style-name="Preformatted_20_Text">web6733</text:p>
      <text:p text:style-name="Preformatted_20_Text">web6734</text:p>
      <text:p text:style-name="Preformatted_20_Text">web7441</text:p>
      <text:p text:style-name="Preformatted_20_Text">web7440</text:p>
      <text:p text:style-name="Preformatted_20_Text">web6735</text:p>
      <text:p text:style-name="Preformatted_20_Text">web5611</text:p>
      <text:p text:style-name="Preformatted_20_Text">web18646</text:p>
      <text:p text:style-name="Preformatted_20_Text">natal</text:p>
      <text:p text:style-name="Preformatted_20_Text">web13233</text:p>
      <text:p text:style-name="Preformatted_20_Text">web5609</text:p>
      <text:p text:style-name="Preformatted_20_Text">web6736</text:p>
      <text:p text:style-name="Preformatted_20_Text">web5598</text:p>
      <text:p text:style-name="Preformatted_20_Text">web5597</text:p>
      <text:p text:style-name="Preformatted_20_Text">web7438</text:p>
      <text:p text:style-name="Preformatted_20_Text">web7437</text:p>
      <text:p text:style-name="Preformatted_20_Text">web6737</text:p>
      <text:p text:style-name="Preformatted_20_Text">web6738</text:p>
      <text:p text:style-name="Preformatted_20_Text">diaspora</text:p>
      <text:p text:style-name="Preformatted_20_Text">web6741</text:p>
      <text:p text:style-name="Preformatted_20_Text">web6098</text:p>
      <text:p text:style-name="Preformatted_20_Text">web13234</text:p>
      <text:p text:style-name="Preformatted_20_Text">web18647</text:p>
      <text:p text:style-name="Preformatted_20_Text">web13235</text:p>
      <text:p text:style-name="Preformatted_20_Text">web13236</text:p>
      <text:p text:style-name="Preformatted_20_Text">web5596</text:p>
      <text:p text:style-name="Preformatted_20_Text">web7436</text:p>
      <text:p text:style-name="Preformatted_20_Text">web5595</text:p>
      <text:p text:style-name="Preformatted_20_Text">web5594</text:p>
      <text:p text:style-name="Preformatted_20_Text">web13237</text:p>
      <text:p text:style-name="Preformatted_20_Text">web5149</text:p>
      <text:p text:style-name="Preformatted_20_Text">web13240</text:p>
      <text:p text:style-name="Preformatted_20_Text">web7435</text:p>
      <text:p text:style-name="Preformatted_20_Text">web7434</text:p>
      <text:p text:style-name="Preformatted_20_Text">bydgoszcz</text:p>
      <text:p text:style-name="Preformatted_20_Text">web13241</text:p>
      <text:p text:style-name="Preformatted_20_Text">web5593</text:p>
      <text:p text:style-name="Preformatted_20_Text">web7433</text:p>
      <text:p text:style-name="Preformatted_20_Text">web6742</text:p>
      <text:p text:style-name="Preformatted_20_Text">web7432</text:p>
      <text:p text:style-name="Preformatted_20_Text">web7431</text:p>
      <text:p text:style-name="Preformatted_20_Text">lloyd</text:p>
      <text:p text:style-name="Preformatted_20_Text">web6744</text:p>
      <text:p text:style-name="Preformatted_20_Text">web6745</text:p>
      <text:p text:style-name="Preformatted_20_Text">web6747</text:p>
      <text:p text:style-name="Preformatted_20_Text">web7430</text:p>
      <text:p text:style-name="Preformatted_20_Text">web6748</text:p>
      <text:p text:style-name="Preformatted_20_Text">web13242</text:p>
      <text:p text:style-name="Preformatted_20_Text">web6750</text:p>
      <text:p text:style-name="Preformatted_20_Text">web6751</text:p>
      <text:p text:style-name="Preformatted_20_Text"><text:soft-page-break/>web6752</text:p>
      <text:p text:style-name="Preformatted_20_Text">web6754</text:p>
      <text:p text:style-name="Preformatted_20_Text">web6755</text:p>
      <text:p text:style-name="Preformatted_20_Text">web7427</text:p>
      <text:p text:style-name="Preformatted_20_Text">web4892</text:p>
      <text:p text:style-name="Preformatted_20_Text">web5601</text:p>
      <text:p text:style-name="Preformatted_20_Text">web7426</text:p>
      <text:p text:style-name="Preformatted_20_Text">web5600</text:p>
      <text:p text:style-name="Preformatted_20_Text">web13243</text:p>
      <text:p text:style-name="Preformatted_20_Text">web7425</text:p>
      <text:p text:style-name="Preformatted_20_Text">web7424</text:p>
      <text:p text:style-name="Preformatted_20_Text">web6756</text:p>
      <text:p text:style-name="Preformatted_20_Text">web6757</text:p>
      <text:p text:style-name="Preformatted_20_Text">web13244</text:p>
      <text:p text:style-name="Preformatted_20_Text">web6758</text:p>
      <text:p text:style-name="Preformatted_20_Text">engage</text:p>
      <text:p text:style-name="Preformatted_20_Text">web6761</text:p>
      <text:p text:style-name="Preformatted_20_Text">web6762</text:p>
      <text:p text:style-name="Preformatted_20_Text">web5489</text:p>
      <text:p text:style-name="Preformatted_20_Text">test.support</text:p>
      <text:p text:style-name="Preformatted_20_Text">web6763</text:p>
      <text:p text:style-name="Preformatted_20_Text">web13246</text:p>
      <text:p text:style-name="Preformatted_20_Text">web7423</text:p>
      <text:p text:style-name="Preformatted_20_Text">web13247</text:p>
      <text:p text:style-name="Preformatted_20_Text">relais</text:p>
      <text:p text:style-name="Preformatted_20_Text">web6764</text:p>
      <text:p text:style-name="Preformatted_20_Text">web7422</text:p>
      <text:p text:style-name="Preformatted_20_Text">web6765</text:p>
      <text:p text:style-name="Preformatted_20_Text">web6767</text:p>
      <text:p text:style-name="Preformatted_20_Text">web13248</text:p>
      <text:p text:style-name="Preformatted_20_Text">web7420</text:p>
      <text:p text:style-name="Preformatted_20_Text">web6770</text:p>
      <text:p text:style-name="Preformatted_20_Text">web6771</text:p>
      <text:p text:style-name="Preformatted_20_Text">web7418</text:p>
      <text:p text:style-name="Preformatted_20_Text">web7417</text:p>
      <text:p text:style-name="Preformatted_20_Text">web7416</text:p>
      <text:p text:style-name="Preformatted_20_Text">web7415</text:p>
      <text:p text:style-name="Preformatted_20_Text">web6772</text:p>
      <text:p text:style-name="Preformatted_20_Text">x22</text:p>
      <text:p text:style-name="Preformatted_20_Text">ever</text:p>
      <text:p text:style-name="Preformatted_20_Text">web5579</text:p>
      <text:p text:style-name="Preformatted_20_Text">web6774</text:p>
      <text:p text:style-name="Preformatted_20_Text">web3947</text:p>
      <text:p text:style-name="Preformatted_20_Text">web5571</text:p>
      <text:p text:style-name="Preformatted_20_Text">web5491</text:p>
      <text:p text:style-name="Preformatted_20_Text">web5570</text:p>
      <text:p text:style-name="Preformatted_20_Text">web5160</text:p>
      <text:p text:style-name="Preformatted_20_Text">web3950</text:p>
      <text:p text:style-name="Preformatted_20_Text">web6775</text:p>
      <text:p text:style-name="Preformatted_20_Text">web6776</text:p>
      <text:p text:style-name="Preformatted_20_Text">web7414</text:p>
      <text:p text:style-name="Preformatted_20_Text">web6777</text:p>
      <text:p text:style-name="Preformatted_20_Text">web18648</text:p>
      <text:p text:style-name="Preformatted_20_Text">web6778</text:p>
      <text:p text:style-name="Preformatted_20_Text">web6781</text:p>
      <text:p text:style-name="Preformatted_20_Text">web7413</text:p>
      <text:p text:style-name="Preformatted_20_Text">endor</text:p>
      <text:p text:style-name="Preformatted_20_Text">web6782</text:p>
      <text:p text:style-name="Preformatted_20_Text">gaza</text:p>
      <text:p text:style-name="Preformatted_20_Text">web6107</text:p>
      <text:p text:style-name="Preformatted_20_Text">webdisk.app</text:p>
      <text:p text:style-name="Preformatted_20_Text">figaro</text:p>
      <text:p text:style-name="Preformatted_20_Text">web5567</text:p>
      <text:p text:style-name="Preformatted_20_Text">web7412</text:p>
      <text:p text:style-name="Preformatted_20_Text"><text:soft-page-break/>web3647</text:p>
      <text:p text:style-name="Preformatted_20_Text">web6783</text:p>
      <text:p text:style-name="Preformatted_20_Text">web7411</text:p>
      <text:p text:style-name="Preformatted_20_Text">web7410</text:p>
      <text:p text:style-name="Preformatted_20_Text">web6784</text:p>
      <text:p text:style-name="Preformatted_20_Text">web6785</text:p>
      <text:p text:style-name="Preformatted_20_Text">msuperserv</text:p>
      <text:p text:style-name="Preformatted_20_Text">web7408</text:p>
      <text:p text:style-name="Preformatted_20_Text">web3695</text:p>
      <text:p text:style-name="Preformatted_20_Text">salix</text:p>
      <text:p text:style-name="Preformatted_20_Text">web3951</text:p>
      <text:p text:style-name="Preformatted_20_Text">web7406</text:p>
      <text:p text:style-name="Preformatted_20_Text">web6786</text:p>
      <text:p text:style-name="Preformatted_20_Text">www.webstats</text:p>
      <text:p text:style-name="Preformatted_20_Text">web5190</text:p>
      <text:p text:style-name="Preformatted_20_Text">cdf</text:p>
      <text:p text:style-name="Preformatted_20_Text">web4131</text:p>
      <text:p text:style-name="Preformatted_20_Text">web6787</text:p>
      <text:p text:style-name="Preformatted_20_Text">web6788</text:p>
      <text:p text:style-name="Preformatted_20_Text">web6800</text:p>
      <text:p text:style-name="Preformatted_20_Text">web7405</text:p>
      <text:p text:style-name="Preformatted_20_Text">web6801</text:p>
      <text:p text:style-name="Preformatted_20_Text">webdisk.community</text:p>
      <text:p text:style-name="Preformatted_20_Text">web6802</text:p>
      <text:p text:style-name="Preformatted_20_Text">web5169</text:p>
      <text:p text:style-name="Preformatted_20_Text">web6804</text:p>
      <text:p text:style-name="Preformatted_20_Text">web6805</text:p>
      <text:p text:style-name="Preformatted_20_Text">web6806</text:p>
      <text:p text:style-name="Preformatted_20_Text">web6807</text:p>
      <text:p text:style-name="Preformatted_20_Text">web5494</text:p>
      <text:p text:style-name="Preformatted_20_Text">web3952</text:p>
      <text:p text:style-name="Preformatted_20_Text">web5495</text:p>
      <text:p text:style-name="Preformatted_20_Text">web6808</text:p>
      <text:p text:style-name="Preformatted_20_Text">web6810</text:p>
      <text:p text:style-name="Preformatted_20_Text">web6811</text:p>
      <text:p text:style-name="Preformatted_20_Text">web3920</text:p>
      <text:p text:style-name="Preformatted_20_Text">web4691</text:p>
      <text:p text:style-name="Preformatted_20_Text">web6812</text:p>
      <text:p text:style-name="Preformatted_20_Text">web5179</text:p>
      <text:p text:style-name="Preformatted_20_Text">palembang</text:p>
      <text:p text:style-name="Preformatted_20_Text">web6813</text:p>
      <text:p text:style-name="Preformatted_20_Text">ajs</text:p>
      <text:p text:style-name="Preformatted_20_Text">web7404</text:p>
      <text:p text:style-name="Preformatted_20_Text">web7403</text:p>
      <text:p text:style-name="Preformatted_20_Text">smtp05</text:p>
      <text:p text:style-name="Preformatted_20_Text">ecr</text:p>
      <text:p text:style-name="Preformatted_20_Text">web6814</text:p>
      <text:p text:style-name="Preformatted_20_Text">web7402</text:p>
      <text:p text:style-name="Preformatted_20_Text">web7401</text:p>
      <text:p text:style-name="Preformatted_20_Text">finch</text:p>
      <text:p text:style-name="Preformatted_20_Text">tdr</text:p>
      <text:p text:style-name="Preformatted_20_Text">web4129</text:p>
      <text:p text:style-name="Preformatted_20_Text">web6815</text:p>
      <text:p text:style-name="Preformatted_20_Text">web6817</text:p>
      <text:p text:style-name="Preformatted_20_Text">ien</text:p>
      <text:p text:style-name="Preformatted_20_Text">bedroom</text:p>
      <text:p text:style-name="Preformatted_20_Text">web5183</text:p>
      <text:p text:style-name="Preformatted_20_Text">web6818</text:p>
      <text:p text:style-name="Preformatted_20_Text">hre</text:p>
      <text:p text:style-name="Preformatted_20_Text">web6820</text:p>
      <text:p text:style-name="Preformatted_20_Text">web6821</text:p>
      <text:p text:style-name="Preformatted_20_Text">web3954</text:p>
      <text:p text:style-name="Preformatted_20_Text">web7388</text:p>
      <text:p text:style-name="Preformatted_20_Text">web5200</text:p>
      <text:p text:style-name="Preformatted_20_Text"><text:soft-page-break/>web6822</text:p>
      <text:p text:style-name="Preformatted_20_Text">web7387</text:p>
      <text:p text:style-name="Preformatted_20_Text">web6824</text:p>
      <text:p text:style-name="Preformatted_20_Text">web5549</text:p>
      <text:p text:style-name="Preformatted_20_Text">deve</text:p>
      <text:p text:style-name="Preformatted_20_Text">web3955</text:p>
      <text:p text:style-name="Preformatted_20_Text">web4128</text:p>
      <text:p text:style-name="Preformatted_20_Text">web5569</text:p>
      <text:p text:style-name="Preformatted_20_Text">web5191</text:p>
      <text:p text:style-name="Preformatted_20_Text">web5539</text:p>
      <text:p text:style-name="Preformatted_20_Text">web6825</text:p>
      <text:p text:style-name="Preformatted_20_Text">web7386</text:p>
      <text:p text:style-name="Preformatted_20_Text">web6826</text:p>
      <text:p text:style-name="Preformatted_20_Text">web4126</text:p>
      <text:p text:style-name="Preformatted_20_Text">web6827</text:p>
      <text:p text:style-name="Preformatted_20_Text">innovo</text:p>
      <text:p text:style-name="Preformatted_20_Text">web5193</text:p>
      <text:p text:style-name="Preformatted_20_Text">web6828</text:p>
      <text:p text:style-name="Preformatted_20_Text">web7384</text:p>
      <text:p text:style-name="Preformatted_20_Text">web7383</text:p>
      <text:p text:style-name="Preformatted_20_Text">web6831</text:p>
      <text:p text:style-name="Preformatted_20_Text">adrms</text:p>
      <text:p text:style-name="Preformatted_20_Text">web5943</text:p>
      <text:p text:style-name="Preformatted_20_Text">web6832</text:p>
      <text:p text:style-name="Preformatted_20_Text">web6833</text:p>
      <text:p text:style-name="Preformatted_20_Text">web5194</text:p>
      <text:p text:style-name="Preformatted_20_Text">web6834</text:p>
      <text:p text:style-name="Preformatted_20_Text">web6835</text:p>
      <text:p text:style-name="Preformatted_20_Text">web6837</text:p>
      <text:p text:style-name="Preformatted_20_Text">web3956</text:p>
      <text:p text:style-name="Preformatted_20_Text">web7382</text:p>
      <text:p text:style-name="Preformatted_20_Text">web6838</text:p>
      <text:p text:style-name="Preformatted_20_Text">web5196</text:p>
      <text:p text:style-name="Preformatted_20_Text">web5530</text:p>
      <text:p text:style-name="Preformatted_20_Text">web6840</text:p>
      <text:p text:style-name="Preformatted_20_Text">web7381</text:p>
      <text:p text:style-name="Preformatted_20_Text">web6841</text:p>
      <text:p text:style-name="Preformatted_20_Text">web5947</text:p>
      <text:p text:style-name="Preformatted_20_Text">web3918</text:p>
      <text:p text:style-name="Preformatted_20_Text">web6844</text:p>
      <text:p text:style-name="Preformatted_20_Text">web5197</text:p>
      <text:p text:style-name="Preformatted_20_Text">web6845</text:p>
      <text:p text:style-name="Preformatted_20_Text">web7380</text:p>
      <text:p text:style-name="Preformatted_20_Text">web5509</text:p>
      <text:p text:style-name="Preformatted_20_Text">web5498</text:p>
      <text:p text:style-name="Preformatted_20_Text">tiens</text:p>
      <text:p text:style-name="Preformatted_20_Text">web6846</text:p>
      <text:p text:style-name="Preformatted_20_Text">xen4</text:p>
      <text:p text:style-name="Preformatted_20_Text">web6847</text:p>
      <text:p text:style-name="Preformatted_20_Text">web6848</text:p>
      <text:p text:style-name="Preformatted_20_Text">chicco</text:p>
      <text:p text:style-name="Preformatted_20_Text">sgb</text:p>
      <text:p text:style-name="Preformatted_20_Text">web7377</text:p>
      <text:p text:style-name="Preformatted_20_Text">web6179</text:p>
      <text:p text:style-name="Preformatted_20_Text">easyway</text:p>
      <text:p text:style-name="Preformatted_20_Text">web3659</text:p>
      <text:p text:style-name="Preformatted_20_Text">web5198</text:p>
      <text:p text:style-name="Preformatted_20_Text">web5209</text:p>
      <text:p text:style-name="Preformatted_20_Text">deedee</text:p>
      <text:p text:style-name="Preformatted_20_Text">web4639</text:p>
      <text:p text:style-name="Preformatted_20_Text">web5519</text:p>
      <text:p text:style-name="Preformatted_20_Text">web5499</text:p>
      <text:p text:style-name="Preformatted_20_Text">pwc</text:p>
      <text:p text:style-name="Preformatted_20_Text">web18649</text:p>
      <text:p text:style-name="Preformatted_20_Text"><text:soft-page-break/>b161</text:p>
      <text:p text:style-name="Preformatted_20_Text">web3749</text:p>
      <text:p text:style-name="Preformatted_20_Text">web5497</text:p>
      <text:p text:style-name="Preformatted_20_Text">web4930</text:p>
      <text:p text:style-name="Preformatted_20_Text">web5496</text:p>
      <text:p text:style-name="Preformatted_20_Text">b123</text:p>
      <text:p text:style-name="Preformatted_20_Text">jellyfish</text:p>
      <text:p text:style-name="Preformatted_20_Text">web-hosting</text:p>
      <text:p text:style-name="Preformatted_20_Text">web5493</text:p>
      <text:p text:style-name="Preformatted_20_Text">web6690</text:p>
      <text:p text:style-name="Preformatted_20_Text">web7211</text:p>
      <text:p text:style-name="Preformatted_20_Text">web4119</text:p>
      <text:p text:style-name="Preformatted_20_Text">web5501</text:p>
      <text:p text:style-name="Preformatted_20_Text">fukushima</text:p>
      <text:p text:style-name="Preformatted_20_Text">web5490</text:p>
      <text:p text:style-name="Preformatted_20_Text">nebo</text:p>
      <text:p text:style-name="Preformatted_20_Text">web5559</text:p>
      <text:p text:style-name="Preformatted_20_Text">web3957</text:p>
      <text:p text:style-name="Preformatted_20_Text">web7212</text:p>
      <text:p text:style-name="Preformatted_20_Text">web7214</text:p>
      <text:p text:style-name="Preformatted_20_Text">web5479</text:p>
      <text:p text:style-name="Preformatted_20_Text">web7215</text:p>
      <text:p text:style-name="Preformatted_20_Text">web7216</text:p>
      <text:p text:style-name="Preformatted_20_Text">web4058</text:p>
      <text:p text:style-name="Preformatted_20_Text">web7218</text:p>
      <text:p text:style-name="Preformatted_20_Text">web7221</text:p>
      <text:p text:style-name="Preformatted_20_Text">selly</text:p>
      <text:p text:style-name="Preformatted_20_Text">web6094</text:p>
      <text:p text:style-name="Preformatted_20_Text">bindu</text:p>
      <text:p text:style-name="Preformatted_20_Text">web7375</text:p>
      <text:p text:style-name="Preformatted_20_Text">web7222</text:p>
      <text:p text:style-name="Preformatted_20_Text">web7223</text:p>
      <text:p text:style-name="Preformatted_20_Text">web7224</text:p>
      <text:p text:style-name="Preformatted_20_Text">web7225</text:p>
      <text:p text:style-name="Preformatted_20_Text">web6629</text:p>
      <text:p text:style-name="Preformatted_20_Text">web7227</text:p>
      <text:p text:style-name="Preformatted_20_Text">adil</text:p>
      <text:p text:style-name="Preformatted_20_Text">web7374</text:p>
      <text:p text:style-name="Preformatted_20_Text">web7373</text:p>
      <text:p text:style-name="Preformatted_20_Text">web7228</text:p>
      <text:p text:style-name="Preformatted_20_Text">web5472</text:p>
      <text:p text:style-name="Preformatted_20_Text">web7372</text:p>
      <text:p text:style-name="Preformatted_20_Text">web5469</text:p>
      <text:p text:style-name="Preformatted_20_Text">web3916</text:p>
      <text:p text:style-name="Preformatted_20_Text">web7230</text:p>
      <text:p text:style-name="Preformatted_20_Text">web7371</text:p>
      <text:p text:style-name="Preformatted_20_Text">web7370</text:p>
      <text:p text:style-name="Preformatted_20_Text">web7368</text:p>
      <text:p text:style-name="Preformatted_20_Text">blaster</text:p>
      <text:p text:style-name="Preformatted_20_Text">web6638</text:p>
      <text:p text:style-name="Preformatted_20_Text">web3960</text:p>
      <text:p text:style-name="Preformatted_20_Text">web7231</text:p>
      <text:p text:style-name="Preformatted_20_Text">web7367</text:p>
      <text:p text:style-name="Preformatted_20_Text">starweb</text:p>
      <text:p text:style-name="Preformatted_20_Text">web5229</text:p>
      <text:p text:style-name="Preformatted_20_Text">web5460</text:p>
      <text:p text:style-name="Preformatted_20_Text">web16969</text:p>
      <text:p text:style-name="Preformatted_20_Text">web3962</text:p>
      <text:p text:style-name="Preformatted_20_Text">web7232</text:p>
      <text:p text:style-name="Preformatted_20_Text">web5240</text:p>
      <text:p text:style-name="Preformatted_20_Text">web5449</text:p>
      <text:p text:style-name="Preformatted_20_Text">web3964</text:p>
      <text:p text:style-name="Preformatted_20_Text">web3789</text:p>
      <text:p text:style-name="Preformatted_20_Text">web5249</text:p>
      <text:p text:style-name="Preformatted_20_Text"><text:soft-page-break/>web7366</text:p>
      <text:p text:style-name="Preformatted_20_Text">web7234</text:p>
      <text:p text:style-name="Preformatted_20_Text">web3839</text:p>
      <text:p text:style-name="Preformatted_20_Text">le</text:p>
      <text:p text:style-name="Preformatted_20_Text">web7235</text:p>
      <text:p text:style-name="Preformatted_20_Text">web6093</text:p>
      <text:p text:style-name="Preformatted_20_Text">elgg</text:p>
      <text:p text:style-name="Preformatted_20_Text">web7365</text:p>
      <text:p text:style-name="Preformatted_20_Text">web4109</text:p>
      <text:p text:style-name="Preformatted_20_Text">hud</text:p>
      <text:p text:style-name="Preformatted_20_Text">eset</text:p>
      <text:p text:style-name="Preformatted_20_Text">web7236</text:p>
      <text:p text:style-name="Preformatted_20_Text">web7237</text:p>
      <text:p text:style-name="Preformatted_20_Text">web3995</text:p>
      <text:p text:style-name="Preformatted_20_Text">asp1</text:p>
      <text:p text:style-name="Preformatted_20_Text">kingston</text:p>
      <text:p text:style-name="Preformatted_20_Text">web5260</text:p>
      <text:p text:style-name="Preformatted_20_Text">web5261</text:p>
      <text:p text:style-name="Preformatted_20_Text">ntt</text:p>
      <text:p text:style-name="Preformatted_20_Text">samho</text:p>
      <text:p text:style-name="Preformatted_20_Text">webdisk.ip</text:p>
      <text:p text:style-name="Preformatted_20_Text">web3967</text:p>
      <text:p text:style-name="Preformatted_20_Text">web7364</text:p>
      <text:p text:style-name="Preformatted_20_Text">web7238</text:p>
      <text:p text:style-name="Preformatted_20_Text">web7363</text:p>
      <text:p text:style-name="Preformatted_20_Text">faisal</text:p>
      <text:p text:style-name="Preformatted_20_Text">singh</text:p>
      <text:p text:style-name="Preformatted_20_Text">web7362</text:p>
      <text:p text:style-name="Preformatted_20_Text">web7360</text:p>
      <text:p text:style-name="Preformatted_20_Text">web5263</text:p>
      <text:p text:style-name="Preformatted_20_Text">web5439</text:p>
      <text:p text:style-name="Preformatted_20_Text">web7358</text:p>
      <text:p text:style-name="Preformatted_20_Text">web7241</text:p>
      <text:p text:style-name="Preformatted_20_Text">fabian</text:p>
      <text:p text:style-name="Preformatted_20_Text">web4108</text:p>
      <text:p text:style-name="Preformatted_20_Text">web7243</text:p>
      <text:p text:style-name="Preformatted_20_Text">web5266</text:p>
      <text:p text:style-name="Preformatted_20_Text">web7244</text:p>
      <text:p text:style-name="Preformatted_20_Text">web7245</text:p>
      <text:p text:style-name="Preformatted_20_Text">web3968</text:p>
      <text:p text:style-name="Preformatted_20_Text">web5269</text:p>
      <text:p text:style-name="Preformatted_20_Text">www29</text:p>
      <text:p text:style-name="Preformatted_20_Text">web4069</text:p>
      <text:p text:style-name="Preformatted_20_Text">www39</text:p>
      <text:p text:style-name="Preformatted_20_Text">www35</text:p>
      <text:p text:style-name="Preformatted_20_Text">web7247</text:p>
      <text:p text:style-name="Preformatted_20_Text">web3997</text:p>
      <text:p text:style-name="Preformatted_20_Text">web5273</text:p>
      <text:p text:style-name="Preformatted_20_Text">web6192</text:p>
      <text:p text:style-name="Preformatted_20_Text">web4009</text:p>
      <text:p text:style-name="Preformatted_20_Text">web5429</text:p>
      <text:p text:style-name="Preformatted_20_Text">web7248</text:p>
      <text:p text:style-name="Preformatted_20_Text">web3971</text:p>
      <text:p text:style-name="Preformatted_20_Text">web7250</text:p>
      <text:p text:style-name="Preformatted_20_Text">web7356</text:p>
      <text:p text:style-name="Preformatted_20_Text">web5280</text:p>
      <text:p text:style-name="Preformatted_20_Text">web7355</text:p>
      <text:p text:style-name="Preformatted_20_Text">web7354</text:p>
      <text:p text:style-name="Preformatted_20_Text">web7252</text:p>
      <text:p text:style-name="Preformatted_20_Text">web5730</text:p>
      <text:p text:style-name="Preformatted_20_Text">web6359</text:p>
      <text:p text:style-name="Preformatted_20_Text">web4096</text:p>
      <text:p text:style-name="Preformatted_20_Text">web7254</text:p>
      <text:p text:style-name="Preformatted_20_Text">tmp7</text:p>
      <text:p text:style-name="Preformatted_20_Text"><text:soft-page-break/>darkknight</text:p>
      <text:p text:style-name="Preformatted_20_Text">web3972</text:p>
      <text:p text:style-name="Preformatted_20_Text">web7353</text:p>
      <text:p text:style-name="Preformatted_20_Text">answer</text:p>
      <text:p text:style-name="Preformatted_20_Text">web4095</text:p>
      <text:p text:style-name="Preformatted_20_Text">web5284</text:p>
      <text:p text:style-name="Preformatted_20_Text">mail.pics</text:p>
      <text:p text:style-name="Preformatted_20_Text">web7255</text:p>
      <text:p text:style-name="Preformatted_20_Text">web7256</text:p>
      <text:p text:style-name="Preformatted_20_Text">web7257</text:p>
      <text:p text:style-name="Preformatted_20_Text">web6092</text:p>
      <text:p text:style-name="Preformatted_20_Text">web7351</text:p>
      <text:p text:style-name="Preformatted_20_Text">web5930</text:p>
      <text:p text:style-name="Preformatted_20_Text">web7258</text:p>
      <text:p text:style-name="Preformatted_20_Text">ver2</text:p>
      <text:p text:style-name="Preformatted_20_Text">web7348</text:p>
      <text:p text:style-name="Preformatted_20_Text">web7261</text:p>
      <text:p text:style-name="Preformatted_20_Text">web7262</text:p>
      <text:p text:style-name="Preformatted_20_Text">web5286</text:p>
      <text:p text:style-name="Preformatted_20_Text">web7347</text:p>
      <text:p text:style-name="Preformatted_20_Text">web5418</text:p>
      <text:p text:style-name="Preformatted_20_Text">137</text:p>
      <text:p text:style-name="Preformatted_20_Text">web7263</text:p>
      <text:p text:style-name="Preformatted_20_Text">sysadmin</text:p>
      <text:p text:style-name="Preformatted_20_Text">web7346</text:p>
      <text:p text:style-name="Preformatted_20_Text">web3996</text:p>
      <text:p text:style-name="Preformatted_20_Text">web7345</text:p>
      <text:p text:style-name="Preformatted_20_Text">web7344</text:p>
      <text:p text:style-name="Preformatted_20_Text">web7264</text:p>
      <text:p text:style-name="Preformatted_20_Text">web7343</text:p>
      <text:p text:style-name="Preformatted_20_Text">web4094</text:p>
      <text:p text:style-name="Preformatted_20_Text">web7265</text:p>
      <text:p text:style-name="Preformatted_20_Text">web3973</text:p>
      <text:p text:style-name="Preformatted_20_Text">web7342</text:p>
      <text:p text:style-name="Preformatted_20_Text">akasaka</text:p>
      <text:p text:style-name="Preformatted_20_Text">groupon</text:p>
      <text:p text:style-name="Preformatted_20_Text">web5300</text:p>
      <text:p text:style-name="Preformatted_20_Text">web5291</text:p>
      <text:p text:style-name="Preformatted_20_Text">web3993</text:p>
      <text:p text:style-name="Preformatted_20_Text">web7341</text:p>
      <text:p text:style-name="Preformatted_20_Text">web7340</text:p>
      <text:p text:style-name="Preformatted_20_Text">web7267</text:p>
      <text:p text:style-name="Preformatted_20_Text">web5292</text:p>
      <text:p text:style-name="Preformatted_20_Text">web7268</text:p>
      <text:p text:style-name="Preformatted_20_Text">web5303</text:p>
      <text:p text:style-name="Preformatted_20_Text">web5294</text:p>
      <text:p text:style-name="Preformatted_20_Text">oyster</text:p>
      <text:p text:style-name="Preformatted_20_Text">web7270</text:p>
      <text:p text:style-name="Preformatted_20_Text">seabird</text:p>
      <text:p text:style-name="Preformatted_20_Text">docman</text:p>
      <text:p text:style-name="Preformatted_20_Text">web3974</text:p>
      <text:p text:style-name="Preformatted_20_Text">web5295</text:p>
      <text:p text:style-name="Preformatted_20_Text">web17709</text:p>
      <text:p text:style-name="Preformatted_20_Text">web3940</text:p>
      <text:p text:style-name="Preformatted_20_Text">web5296</text:p>
      <text:p text:style-name="Preformatted_20_Text">web7272</text:p>
      <text:p text:style-name="Preformatted_20_Text">web4689</text:p>
      <text:p text:style-name="Preformatted_20_Text">web7338</text:p>
      <text:p text:style-name="Preformatted_20_Text">web5297</text:p>
      <text:p text:style-name="Preformatted_20_Text">web4092</text:p>
      <text:p text:style-name="Preformatted_20_Text">www.6</text:p>
      <text:p text:style-name="Preformatted_20_Text">www.5</text:p>
      <text:p text:style-name="Preformatted_20_Text">web5298</text:p>
      <text:p text:style-name="Preformatted_20_Text">web7274</text:p>
      <text:p text:style-name="Preformatted_20_Text"><text:soft-page-break/>web7276</text:p>
      <text:p text:style-name="Preformatted_20_Text">web7277</text:p>
      <text:p text:style-name="Preformatted_20_Text">hmc</text:p>
      <text:p text:style-name="Preformatted_20_Text">web17708</text:p>
      <text:p text:style-name="Preformatted_20_Text">web7278</text:p>
      <text:p text:style-name="Preformatted_20_Text">web7337</text:p>
      <text:p text:style-name="Preformatted_20_Text">web4091</text:p>
      <text:p text:style-name="Preformatted_20_Text">web5310</text:p>
      <text:p text:style-name="Preformatted_20_Text">web4090</text:p>
      <text:p text:style-name="Preformatted_20_Text">web7336</text:p>
      <text:p text:style-name="Preformatted_20_Text">web6189</text:p>
      <text:p text:style-name="Preformatted_20_Text">web6091</text:p>
      <text:p text:style-name="Preformatted_20_Text">web7282</text:p>
      <text:p text:style-name="Preformatted_20_Text">web3976</text:p>
      <text:p text:style-name="Preformatted_20_Text">tableau</text:p>
      <text:p text:style-name="Preformatted_20_Text">web3987</text:p>
      <text:p text:style-name="Preformatted_20_Text">web3986</text:p>
      <text:p text:style-name="Preformatted_20_Text">firebird</text:p>
      <text:p text:style-name="Preformatted_20_Text">web7335</text:p>
      <text:p text:style-name="Preformatted_20_Text">visual</text:p>
      <text:p text:style-name="Preformatted_20_Text">web7334</text:p>
      <text:p text:style-name="Preformatted_20_Text">webpay</text:p>
      <text:p text:style-name="Preformatted_20_Text">hoth</text:p>
      <text:p text:style-name="Preformatted_20_Text">www.bo</text:p>
      <text:p text:style-name="Preformatted_20_Text">web7333</text:p>
      <text:p text:style-name="Preformatted_20_Text">web5316</text:p>
      <text:p text:style-name="Preformatted_20_Text">web5319</text:p>
      <text:p text:style-name="Preformatted_20_Text">vishnu</text:p>
      <text:p text:style-name="Preformatted_20_Text">web7283</text:p>
      <text:p text:style-name="Preformatted_20_Text">reisen</text:p>
      <text:p text:style-name="Preformatted_20_Text">web7285</text:p>
      <text:p text:style-name="Preformatted_20_Text">web7287</text:p>
      <text:p text:style-name="Preformatted_20_Text">web7288</text:p>
      <text:p text:style-name="Preformatted_20_Text">web7300</text:p>
      <text:p text:style-name="Preformatted_20_Text">web7301</text:p>
      <text:p text:style-name="Preformatted_20_Text">web7332</text:p>
      <text:p text:style-name="Preformatted_20_Text">web7331</text:p>
      <text:p text:style-name="Preformatted_20_Text">web5529</text:p>
      <text:p text:style-name="Preformatted_20_Text">web6090</text:p>
      <text:p text:style-name="Preformatted_20_Text">web3977</text:p>
      <text:p text:style-name="Preformatted_20_Text">web5349</text:p>
      <text:p text:style-name="Preformatted_20_Text">cosanostra</text:p>
      <text:p text:style-name="Preformatted_20_Text">web7328</text:p>
      <text:p text:style-name="Preformatted_20_Text">rat</text:p>
      <text:p text:style-name="Preformatted_20_Text">web5322</text:p>
      <text:p text:style-name="Preformatted_20_Text">ws02qa000</text:p>
      <text:p text:style-name="Preformatted_20_Text">web7327</text:p>
      <text:p text:style-name="Preformatted_20_Text">web7302</text:p>
      <text:p text:style-name="Preformatted_20_Text">web7326</text:p>
      <text:p text:style-name="Preformatted_20_Text">web5293</text:p>
      <text:p text:style-name="Preformatted_20_Text">walrus</text:p>
      <text:p text:style-name="Preformatted_20_Text">web7305</text:p>
      <text:p text:style-name="Preformatted_20_Text">ws02qa001</text:p>
      <text:p text:style-name="Preformatted_20_Text">scooby</text:p>
      <text:p text:style-name="Preformatted_20_Text">skylight</text:p>
      <text:p text:style-name="Preformatted_20_Text">velma</text:p>
      <text:p text:style-name="Preformatted_20_Text">ws02qa002</text:p>
      <text:p text:style-name="Preformatted_20_Text">web3751</text:p>
      <text:p text:style-name="Preformatted_20_Text">web7324</text:p>
      <text:p text:style-name="Preformatted_20_Text">ws02qa003</text:p>
      <text:p text:style-name="Preformatted_20_Text">ws02qa004</text:p>
      <text:p text:style-name="Preformatted_20_Text">web3978</text:p>
      <text:p text:style-name="Preformatted_20_Text">web5330</text:p>
      <text:p text:style-name="Preformatted_20_Text">web7306</text:p>
      <text:p text:style-name="Preformatted_20_Text"><text:soft-page-break/>sleepy</text:p>
      <text:p text:style-name="Preformatted_20_Text">sandbox1</text:p>
      <text:p text:style-name="Preformatted_20_Text">morton</text:p>
      <text:p text:style-name="Preformatted_20_Text">web3980</text:p>
      <text:p text:style-name="Preformatted_20_Text">web7322</text:p>
      <text:p text:style-name="Preformatted_20_Text">www.novosibirsk</text:p>
      <text:p text:style-name="Preformatted_20_Text">mathematics</text:p>
      <text:p text:style-name="Preformatted_20_Text">web7307</text:p>
      <text:p text:style-name="Preformatted_20_Text">web13249</text:p>
      <text:p text:style-name="Preformatted_20_Text">croatia</text:p>
      <text:p text:style-name="Preformatted_20_Text">sst</text:p>
      <text:p text:style-name="Preformatted_20_Text">web5337</text:p>
      <text:p text:style-name="Preformatted_20_Text">web7321</text:p>
      <text:p text:style-name="Preformatted_20_Text">web4083</text:p>
      <text:p text:style-name="Preformatted_20_Text">web7320</text:p>
      <text:p text:style-name="Preformatted_20_Text">web5339</text:p>
      <text:p text:style-name="Preformatted_20_Text">web3982</text:p>
      <text:p text:style-name="Preformatted_20_Text">web7317</text:p>
      <text:p text:style-name="Preformatted_20_Text">web17689</text:p>
      <text:p text:style-name="Preformatted_20_Text">reps</text:p>
      <text:p text:style-name="Preformatted_20_Text">web7308</text:p>
      <text:p text:style-name="Preformatted_20_Text">homeschooling</text:p>
      <text:p text:style-name="Preformatted_20_Text">web7315</text:p>
      <text:p text:style-name="Preformatted_20_Text">web7314</text:p>
      <text:p text:style-name="Preformatted_20_Text">web7313</text:p>
      <text:p text:style-name="Preformatted_20_Text">web3639</text:p>
      <text:p text:style-name="Preformatted_20_Text">memberlite</text:p>
      <text:p text:style-name="Preformatted_20_Text">testmobile</text:p>
      <text:p text:style-name="Preformatted_20_Text">b.i61</text:p>
      <text:p text:style-name="Preformatted_20_Text">orbital</text:p>
      <text:p text:style-name="Preformatted_20_Text">scrapbooking</text:p>
      <text:p text:style-name="Preformatted_20_Text">b.i59</text:p>
      <text:p text:style-name="Preformatted_20_Text">b.i62</text:p>
      <text:p text:style-name="Preformatted_20_Text">b.i58</text:p>
      <text:p text:style-name="Preformatted_20_Text">therock</text:p>
      <text:p text:style-name="Preformatted_20_Text">abcdefg</text:p>
      <text:p text:style-name="Preformatted_20_Text">b.i57</text:p>
      <text:p text:style-name="Preformatted_20_Text">myinfo</text:p>
      <text:p text:style-name="Preformatted_20_Text">b.i63</text:p>
      <text:p text:style-name="Preformatted_20_Text">b.i64</text:p>
      <text:p text:style-name="Preformatted_20_Text">b.i65</text:p>
      <text:p text:style-name="Preformatted_20_Text">b.i56</text:p>
      <text:p text:style-name="Preformatted_20_Text">b.i55</text:p>
      <text:p text:style-name="Preformatted_20_Text">b.i66</text:p>
      <text:p text:style-name="Preformatted_20_Text">b.i67</text:p>
      <text:p text:style-name="Preformatted_20_Text">devforum</text:p>
      <text:p text:style-name="Preformatted_20_Text">b.i54</text:p>
      <text:p text:style-name="Preformatted_20_Text">smpt</text:p>
      <text:p text:style-name="Preformatted_20_Text">b.i53</text:p>
      <text:p text:style-name="Preformatted_20_Text">drupaltest</text:p>
      <text:p text:style-name="Preformatted_20_Text">b.i52</text:p>
      <text:p text:style-name="Preformatted_20_Text">venkat</text:p>
      <text:p text:style-name="Preformatted_20_Text">kimoto</text:p>
      <text:p text:style-name="Preformatted_20_Text">b.i68</text:p>
      <text:p text:style-name="Preformatted_20_Text">b.i69</text:p>
      <text:p text:style-name="Preformatted_20_Text">b.i51</text:p>
      <text:p text:style-name="Preformatted_20_Text">b.i49</text:p>
      <text:p text:style-name="Preformatted_20_Text">faceebook</text:p>
      <text:p text:style-name="Preformatted_20_Text">b.i48</text:p>
      <text:p text:style-name="Preformatted_20_Text">eac</text:p>
      <text:p text:style-name="Preformatted_20_Text">vhosts</text:p>
      <text:p text:style-name="Preformatted_20_Text">b.i47</text:p>
      <text:p text:style-name="Preformatted_20_Text">b.i46</text:p>
      <text:p text:style-name="Preformatted_20_Text">www.uy</text:p>
      <text:p text:style-name="Preformatted_20_Text"><text:soft-page-break/>b.i71</text:p>
      <text:p text:style-name="Preformatted_20_Text">b.i45</text:p>
      <text:p text:style-name="Preformatted_20_Text">b.i44</text:p>
      <text:p text:style-name="Preformatted_20_Text">b.i43</text:p>
      <text:p text:style-name="Preformatted_20_Text">b.i42</text:p>
      <text:p text:style-name="Preformatted_20_Text">b.i41</text:p>
      <text:p text:style-name="Preformatted_20_Text">b.i72</text:p>
      <text:p text:style-name="Preformatted_20_Text">www.14</text:p>
      <text:p text:style-name="Preformatted_20_Text">b.i40</text:p>
      <text:p text:style-name="Preformatted_20_Text">b.i38</text:p>
      <text:p text:style-name="Preformatted_20_Text">b.i37</text:p>
      <text:p text:style-name="Preformatted_20_Text">b.i36</text:p>
      <text:p text:style-name="Preformatted_20_Text">b.i73</text:p>
      <text:p text:style-name="Preformatted_20_Text">youssef</text:p>
      <text:p text:style-name="Preformatted_20_Text">b.i35</text:p>
      <text:p text:style-name="Preformatted_20_Text">b.i74</text:p>
      <text:p text:style-name="Preformatted_20_Text">b.i75</text:p>
      <text:p text:style-name="Preformatted_20_Text">b.i34</text:p>
      <text:p text:style-name="Preformatted_20_Text">cuckoo</text:p>
      <text:p text:style-name="Preformatted_20_Text">xink</text:p>
      <text:p text:style-name="Preformatted_20_Text">b.i33</text:p>
      <text:p text:style-name="Preformatted_20_Text">b.i32</text:p>
      <text:p text:style-name="Preformatted_20_Text">169</text:p>
      <text:p text:style-name="Preformatted_20_Text">b.i31</text:p>
      <text:p text:style-name="Preformatted_20_Text">237</text:p>
      <text:p text:style-name="Preformatted_20_Text">b.i29</text:p>
      <text:p text:style-name="Preformatted_20_Text">ohyes</text:p>
      <text:p text:style-name="Preformatted_20_Text">b.i76</text:p>
      <text:p text:style-name="Preformatted_20_Text">b.i77</text:p>
      <text:p text:style-name="Preformatted_20_Text">b.i28</text:p>
      <text:p text:style-name="Preformatted_20_Text">b.i27</text:p>
      <text:p text:style-name="Preformatted_20_Text">timemachine</text:p>
      <text:p text:style-name="Preformatted_20_Text">resimler</text:p>
      <text:p text:style-name="Preformatted_20_Text">b.i78</text:p>
      <text:p text:style-name="Preformatted_20_Text">autodiscover.design</text:p>
      <text:p text:style-name="Preformatted_20_Text">b.i26</text:p>
      <text:p text:style-name="Preformatted_20_Text">b.i25</text:p>
      <text:p text:style-name="Preformatted_20_Text">b.i24</text:p>
      <text:p text:style-name="Preformatted_20_Text">pylon</text:p>
      <text:p text:style-name="Preformatted_20_Text">b.i79</text:p>
      <text:p text:style-name="Preformatted_20_Text">www.financial</text:p>
      <text:p text:style-name="Preformatted_20_Text">retailers</text:p>
      <text:p text:style-name="Preformatted_20_Text">b.i81</text:p>
      <text:p text:style-name="Preformatted_20_Text">momen</text:p>
      <text:p text:style-name="Preformatted_20_Text">b.i82</text:p>
      <text:p text:style-name="Preformatted_20_Text">autoconfig.design</text:p>
      <text:p text:style-name="Preformatted_20_Text">fsc</text:p>
      <text:p text:style-name="Preformatted_20_Text">b.i23</text:p>
      <text:p text:style-name="Preformatted_20_Text">b.i22</text:p>
      <text:p text:style-name="Preformatted_20_Text">b.i21</text:p>
      <text:p text:style-name="Preformatted_20_Text">guideline</text:p>
      <text:p text:style-name="Preformatted_20_Text">131</text:p>
      <text:p text:style-name="Preformatted_20_Text">reef</text:p>
      <text:p text:style-name="Preformatted_20_Text">134</text:p>
      <text:p text:style-name="Preformatted_20_Text">h2media</text:p>
      <text:p text:style-name="Preformatted_20_Text">funnyman</text:p>
      <text:p text:style-name="Preformatted_20_Text">b.i83</text:p>
      <text:p text:style-name="Preformatted_20_Text">afshin</text:p>
      <text:p text:style-name="Preformatted_20_Text">choose</text:p>
      <text:p text:style-name="Preformatted_20_Text">www.ffm</text:p>
      <text:p text:style-name="Preformatted_20_Text">162</text:p>
      <text:p text:style-name="Preformatted_20_Text">eforce</text:p>
      <text:p text:style-name="Preformatted_20_Text">storm2</text:p>
      <text:p text:style-name="Preformatted_20_Text">openvz</text:p>
      <text:p text:style-name="Preformatted_20_Text"><text:soft-page-break/>b.i84</text:p>
      <text:p text:style-name="Preformatted_20_Text">b.i20</text:p>
      <text:p text:style-name="Preformatted_20_Text">bestcar</text:p>
      <text:p text:style-name="Preformatted_20_Text">b.i18</text:p>
      <text:p text:style-name="Preformatted_20_Text">milkbar</text:p>
      <text:p text:style-name="Preformatted_20_Text">b.i85</text:p>
      <text:p text:style-name="Preformatted_20_Text">b.i17</text:p>
      <text:p text:style-name="Preformatted_20_Text">punjabi</text:p>
      <text:p text:style-name="Preformatted_20_Text">logiciel</text:p>
      <text:p text:style-name="Preformatted_20_Text">b.i86</text:p>
      <text:p text:style-name="Preformatted_20_Text">dreamz</text:p>
      <text:p text:style-name="Preformatted_20_Text">clk</text:p>
      <text:p text:style-name="Preformatted_20_Text">b.i16</text:p>
      <text:p text:style-name="Preformatted_20_Text">autodiscover.tickets</text:p>
      <text:p text:style-name="Preformatted_20_Text">b.i15</text:p>
      <text:p text:style-name="Preformatted_20_Text">b.i87</text:p>
      <text:p text:style-name="Preformatted_20_Text">autoconfig.tickets</text:p>
      <text:p text:style-name="Preformatted_20_Text">huygens</text:p>
      <text:p text:style-name="Preformatted_20_Text">thales</text:p>
      <text:p text:style-name="Preformatted_20_Text">jason1</text:p>
      <text:p text:style-name="Preformatted_20_Text">alertus</text:p>
      <text:p text:style-name="Preformatted_20_Text">invent</text:p>
      <text:p text:style-name="Preformatted_20_Text">b.i14</text:p>
      <text:p text:style-name="Preformatted_20_Text">kopenhagen</text:p>
      <text:p text:style-name="Preformatted_20_Text">b.i13</text:p>
      <text:p text:style-name="Preformatted_20_Text">b.i12</text:p>
      <text:p text:style-name="Preformatted_20_Text">b.i88</text:p>
      <text:p text:style-name="Preformatted_20_Text">t10</text:p>
      <text:p text:style-name="Preformatted_20_Text">b.i11</text:p>
      <text:p text:style-name="Preformatted_20_Text">b.i89</text:p>
      <text:p text:style-name="Preformatted_20_Text">b.i10</text:p>
      <text:p text:style-name="Preformatted_20_Text">b.i91</text:p>
      <text:p text:style-name="Preformatted_20_Text">geotech</text:p>
      <text:p text:style-name="Preformatted_20_Text">b.i92</text:p>
      <text:p text:style-name="Preformatted_20_Text">d.i40</text:p>
      <text:p text:style-name="Preformatted_20_Text">d.i91</text:p>
      <text:p text:style-name="Preformatted_20_Text">d.i90</text:p>
      <text:p text:style-name="Preformatted_20_Text">hamburg</text:p>
      <text:p text:style-name="Preformatted_20_Text">marie1</text:p>
      <text:p text:style-name="Preformatted_20_Text">schubert</text:p>
      <text:p text:style-name="Preformatted_20_Text">whiterabbit</text:p>
      <text:p text:style-name="Preformatted_20_Text">janey</text:p>
      <text:p text:style-name="Preformatted_20_Text">r230.i90</text:p>
      <text:p text:style-name="Preformatted_20_Text">d.i86</text:p>
      <text:p text:style-name="Preformatted_20_Text">d.i85</text:p>
      <text:p text:style-name="Preformatted_20_Text">contractor</text:p>
      <text:p text:style-name="Preformatted_20_Text">d.i80</text:p>
      <text:p text:style-name="Preformatted_20_Text">b.i93</text:p>
      <text:p text:style-name="Preformatted_20_Text">qa.secure</text:p>
      <text:p text:style-name="Preformatted_20_Text">qa.www</text:p>
      <text:p text:style-name="Preformatted_20_Text">staffs</text:p>
      <text:p text:style-name="Preformatted_20_Text">b.i94</text:p>
      <text:p text:style-name="Preformatted_20_Text">jambo</text:p>
      <text:p text:style-name="Preformatted_20_Text">uws</text:p>
      <text:p text:style-name="Preformatted_20_Text">build.www</text:p>
      <text:p text:style-name="Preformatted_20_Text">ak47</text:p>
      <text:p text:style-name="Preformatted_20_Text">b.i95</text:p>
      <text:p text:style-name="Preformatted_20_Text">splayer</text:p>
      <text:p text:style-name="Preformatted_20_Text">b.i96</text:p>
      <text:p text:style-name="Preformatted_20_Text">r230.i80</text:p>
      <text:p text:style-name="Preformatted_20_Text">translator</text:p>
      <text:p text:style-name="Preformatted_20_Text">qa-lohika.www</text:p>
      <text:p text:style-name="Preformatted_20_Text">elnino</text:p>
      <text:p text:style-name="Preformatted_20_Text">freesoft</text:p>
      <text:p text:style-name="Preformatted_20_Text"><text:soft-page-break/>local.www</text:p>
      <text:p text:style-name="Preformatted_20_Text">b.i97</text:p>
      <text:p text:style-name="Preformatted_20_Text">local.secure</text:p>
      <text:p text:style-name="Preformatted_20_Text">anilkumar</text:p>
      <text:p text:style-name="Preformatted_20_Text">b.i98</text:p>
      <text:p text:style-name="Preformatted_20_Text">build-lohika.www</text:p>
      <text:p text:style-name="Preformatted_20_Text">d.i70</text:p>
      <text:p text:style-name="Preformatted_20_Text">usertest</text:p>
      <text:p text:style-name="Preformatted_20_Text">b.i0</text:p>
      <text:p text:style-name="Preformatted_20_Text">rolando</text:p>
      <text:p text:style-name="Preformatted_20_Text">kath</text:p>
      <text:p text:style-name="Preformatted_20_Text">build.secure</text:p>
      <text:p text:style-name="Preformatted_20_Text">rotor</text:p>
      <text:p text:style-name="Preformatted_20_Text">polychrome</text:p>
      <text:p text:style-name="Preformatted_20_Text">imhere</text:p>
      <text:p text:style-name="Preformatted_20_Text">opmanager</text:p>
      <text:p text:style-name="Preformatted_20_Text">r230.i69</text:p>
      <text:p text:style-name="Preformatted_20_Text">courrier</text:p>
      <text:p text:style-name="Preformatted_20_Text">dn2</text:p>
      <text:p text:style-name="Preformatted_20_Text">shinbus</text:p>
      <text:p text:style-name="Preformatted_20_Text">masq</text:p>
      <text:p text:style-name="Preformatted_20_Text">d.i59</text:p>
      <text:p text:style-name="Preformatted_20_Text">anto</text:p>
      <text:p text:style-name="Preformatted_20_Text">b117</text:p>
      <text:p text:style-name="Preformatted_20_Text">mayrose</text:p>
      <text:p text:style-name="Preformatted_20_Text">tribuna</text:p>
      <text:p text:style-name="Preformatted_20_Text">b148</text:p>
      <text:p text:style-name="Preformatted_20_Text">mtb2000</text:p>
      <text:p text:style-name="Preformatted_20_Text">r230.i59</text:p>
      <text:p text:style-name="Preformatted_20_Text">servicecenter</text:p>
      <text:p text:style-name="Preformatted_20_Text">fastnet</text:p>
      <text:p text:style-name="Preformatted_20_Text">a1234567</text:p>
      <text:p text:style-name="Preformatted_20_Text">hayden</text:p>
      <text:p text:style-name="Preformatted_20_Text">d.i49</text:p>
      <text:p text:style-name="Preformatted_20_Text">anarchy</text:p>
      <text:p text:style-name="Preformatted_20_Text">hbf</text:p>
      <text:p text:style-name="Preformatted_20_Text">redwing</text:p>
      <text:p text:style-name="Preformatted_20_Text">brew</text:p>
      <text:p text:style-name="Preformatted_20_Text">connector</text:p>
      <text:p text:style-name="Preformatted_20_Text">fishbook</text:p>
      <text:p text:style-name="Preformatted_20_Text">www.phys</text:p>
      <text:p text:style-name="Preformatted_20_Text">idp-test</text:p>
      <text:p text:style-name="Preformatted_20_Text">smart2</text:p>
      <text:p text:style-name="Preformatted_20_Text">d.i99</text:p>
      <text:p text:style-name="Preformatted_20_Text">d.i98</text:p>
      <text:p text:style-name="Preformatted_20_Text">d.i97</text:p>
      <text:p text:style-name="Preformatted_20_Text">d.i96</text:p>
      <text:p text:style-name="Preformatted_20_Text">qweasd</text:p>
      <text:p text:style-name="Preformatted_20_Text">d.i95</text:p>
      <text:p text:style-name="Preformatted_20_Text">funfunfun</text:p>
      <text:p text:style-name="Preformatted_20_Text">d.i94</text:p>
      <text:p text:style-name="Preformatted_20_Text">d.i93</text:p>
      <text:p text:style-name="Preformatted_20_Text">amoozesh</text:p>
      <text:p text:style-name="Preformatted_20_Text">b.i1</text:p>
      <text:p text:style-name="Preformatted_20_Text">comedy</text:p>
      <text:p text:style-name="Preformatted_20_Text">craiova</text:p>
      <text:p text:style-name="Preformatted_20_Text">www.sante</text:p>
      <text:p text:style-name="Preformatted_20_Text">daesin</text:p>
      <text:p text:style-name="Preformatted_20_Text">d.i92</text:p>
      <text:p text:style-name="Preformatted_20_Text">b.i2</text:p>
      <text:p text:style-name="Preformatted_20_Text">r230.i50</text:p>
      <text:p text:style-name="Preformatted_20_Text">d.i89</text:p>
      <text:p text:style-name="Preformatted_20_Text">b.i3</text:p>
      <text:p text:style-name="Preformatted_20_Text">zoidberg</text:p>
      <text:p text:style-name="Preformatted_20_Text"><text:soft-page-break/>farhangi</text:p>
      <text:p text:style-name="Preformatted_20_Text">d.i88</text:p>
      <text:p text:style-name="Preformatted_20_Text">d.i87</text:p>
      <text:p text:style-name="Preformatted_20_Text">ebm</text:p>
      <text:p text:style-name="Preformatted_20_Text">lilith</text:p>
      <text:p text:style-name="Preformatted_20_Text">i-origin</text:p>
      <text:p text:style-name="Preformatted_20_Text">logbook</text:p>
      <text:p text:style-name="Preformatted_20_Text">b.i4</text:p>
      <text:p text:style-name="Preformatted_20_Text">d.i46</text:p>
      <text:p text:style-name="Preformatted_20_Text">ielts</text:p>
      <text:p text:style-name="Preformatted_20_Text">ww7</text:p>
      <text:p text:style-name="Preformatted_20_Text">imis</text:p>
      <text:p text:style-name="Preformatted_20_Text">d.i84</text:p>
      <text:p text:style-name="Preformatted_20_Text">barlow</text:p>
      <text:p text:style-name="Preformatted_20_Text">gestao</text:p>
      <text:p text:style-name="Preformatted_20_Text">backlinks</text:p>
      <text:p text:style-name="Preformatted_20_Text">d.i83</text:p>
      <text:p text:style-name="Preformatted_20_Text">ateam</text:p>
      <text:p text:style-name="Preformatted_20_Text">algol</text:p>
      <text:p text:style-name="Preformatted_20_Text">denebola</text:p>
      <text:p text:style-name="Preformatted_20_Text">d.i82</text:p>
      <text:p text:style-name="Preformatted_20_Text">b.i5</text:p>
      <text:p text:style-name="Preformatted_20_Text">b.i6</text:p>
      <text:p text:style-name="Preformatted_20_Text">d.i81</text:p>
      <text:p text:style-name="Preformatted_20_Text">b.i7</text:p>
      <text:p text:style-name="Preformatted_20_Text">d.i79</text:p>
      <text:p text:style-name="Preformatted_20_Text">fs5</text:p>
      <text:p text:style-name="Preformatted_20_Text">_domainkey</text:p>
      <text:p text:style-name="Preformatted_20_Text">webdisk.card</text:p>
      <text:p text:style-name="Preformatted_20_Text">d.i78</text:p>
      <text:p text:style-name="Preformatted_20_Text">autodiscover.app</text:p>
      <text:p text:style-name="Preformatted_20_Text">b.i8</text:p>
      <text:p text:style-name="Preformatted_20_Text">b.i9</text:p>
      <text:p text:style-name="Preformatted_20_Text">autoconfig.app</text:p>
      <text:p text:style-name="Preformatted_20_Text">garm</text:p>
      <text:p text:style-name="Preformatted_20_Text">gava</text:p>
      <text:p text:style-name="Preformatted_20_Text">www.shop2</text:p>
      <text:p text:style-name="Preformatted_20_Text">d.i77</text:p>
      <text:p text:style-name="Preformatted_20_Text">camilla</text:p>
      <text:p text:style-name="Preformatted_20_Text">ptah</text:p>
      <text:p text:style-name="Preformatted_20_Text">mcd-www2</text:p>
      <text:p text:style-name="Preformatted_20_Text">d.i76</text:p>
      <text:p text:style-name="Preformatted_20_Text">x10</text:p>
      <text:p text:style-name="Preformatted_20_Text">x11</text:p>
      <text:p text:style-name="Preformatted_20_Text">gareth</text:p>
      <text:p text:style-name="Preformatted_20_Text">d.i75</text:p>
      <text:p text:style-name="Preformatted_20_Text">autodiscover.v2</text:p>
      <text:p text:style-name="Preformatted_20_Text">autoconfig.v2</text:p>
      <text:p text:style-name="Preformatted_20_Text">d.i74</text:p>
      <text:p text:style-name="Preformatted_20_Text">d.i73</text:p>
      <text:p text:style-name="Preformatted_20_Text">version1</text:p>
      <text:p text:style-name="Preformatted_20_Text">av1</text:p>
      <text:p text:style-name="Preformatted_20_Text">d.i72</text:p>
      <text:p text:style-name="Preformatted_20_Text">qh</text:p>
      <text:p text:style-name="Preformatted_20_Text">mansour</text:p>
      <text:p text:style-name="Preformatted_20_Text">d.i71</text:p>
      <text:p text:style-name="Preformatted_20_Text">d.i69</text:p>
      <text:p text:style-name="Preformatted_20_Text">d.i68</text:p>
      <text:p text:style-name="Preformatted_20_Text">d.i67</text:p>
      <text:p text:style-name="Preformatted_20_Text">julliet</text:p>
      <text:p text:style-name="Preformatted_20_Text">drupal7</text:p>
      <text:p text:style-name="Preformatted_20_Text">kepa</text:p>
      <text:p text:style-name="Preformatted_20_Text">d.i66</text:p>
      <text:p text:style-name="Preformatted_20_Text">safer</text:p>
      <text:p text:style-name="Preformatted_20_Text"><text:soft-page-break/>d.i65</text:p>
      <text:p text:style-name="Preformatted_20_Text">textile</text:p>
      <text:p text:style-name="Preformatted_20_Text">mf1</text:p>
      <text:p text:style-name="Preformatted_20_Text">ispadmin</text:p>
      <text:p text:style-name="Preformatted_20_Text">d.i64</text:p>
      <text:p text:style-name="Preformatted_20_Text">d.i63</text:p>
      <text:p text:style-name="Preformatted_20_Text">fuel</text:p>
      <text:p text:style-name="Preformatted_20_Text">spooky</text:p>
      <text:p text:style-name="Preformatted_20_Text">gobo</text:p>
      <text:p text:style-name="Preformatted_20_Text">aoi</text:p>
      <text:p text:style-name="Preformatted_20_Text">www.new1</text:p>
      <text:p text:style-name="Preformatted_20_Text">krsk</text:p>
      <text:p text:style-name="Preformatted_20_Text">d.i62</text:p>
      <text:p text:style-name="Preformatted_20_Text">d.i61</text:p>
      <text:p text:style-name="Preformatted_20_Text">d.i60</text:p>
      <text:p text:style-name="Preformatted_20_Text">autoconfig.webdesign</text:p>
      <text:p text:style-name="Preformatted_20_Text">roo</text:p>
      <text:p text:style-name="Preformatted_20_Text">d.i58</text:p>
      <text:p text:style-name="Preformatted_20_Text">d.i57</text:p>
      <text:p text:style-name="Preformatted_20_Text">d.i56</text:p>
      <text:p text:style-name="Preformatted_20_Text">dns18</text:p>
      <text:p text:style-name="Preformatted_20_Text">d.i55</text:p>
      <text:p text:style-name="Preformatted_20_Text">d.i54</text:p>
      <text:p text:style-name="Preformatted_20_Text">dns20</text:p>
      <text:p text:style-name="Preformatted_20_Text">autodiscover.webdesign</text:p>
      <text:p text:style-name="Preformatted_20_Text">d.i53</text:p>
      <text:p text:style-name="Preformatted_20_Text">d.i52</text:p>
      <text:p text:style-name="Preformatted_20_Text">screen</text:p>
      <text:p text:style-name="Preformatted_20_Text">context</text:p>
      <text:p text:style-name="Preformatted_20_Text">dns19</text:p>
      <text:p text:style-name="Preformatted_20_Text">webdisk.labs</text:p>
      <text:p text:style-name="Preformatted_20_Text">mafiawars</text:p>
      <text:p text:style-name="Preformatted_20_Text">serv4</text:p>
      <text:p text:style-name="Preformatted_20_Text">d.i51</text:p>
      <text:p text:style-name="Preformatted_20_Text">d.i50</text:p>
      <text:p text:style-name="Preformatted_20_Text">d.i48</text:p>
      <text:p text:style-name="Preformatted_20_Text">cleverskincare</text:p>
      <text:p text:style-name="Preformatted_20_Text">d.i47</text:p>
      <text:p text:style-name="Preformatted_20_Text">rapidleech</text:p>
      <text:p text:style-name="Preformatted_20_Text">hideip-canada</text:p>
      <text:p text:style-name="Preformatted_20_Text">garcia</text:p>
      <text:p text:style-name="Preformatted_20_Text">d.i39</text:p>
      <text:p text:style-name="Preformatted_20_Text">d.i45</text:p>
      <text:p text:style-name="Preformatted_20_Text">wedge</text:p>
      <text:p text:style-name="Preformatted_20_Text">flames</text:p>
      <text:p text:style-name="Preformatted_20_Text">d.i44</text:p>
      <text:p text:style-name="Preformatted_20_Text">csm-nat-10</text:p>
      <text:p text:style-name="Preformatted_20_Text">d.i43</text:p>
      <text:p text:style-name="Preformatted_20_Text">d.i42</text:p>
      <text:p text:style-name="Preformatted_20_Text">d.i41</text:p>
      <text:p text:style-name="Preformatted_20_Text">d.i38</text:p>
      <text:p text:style-name="Preformatted_20_Text">itd</text:p>
      <text:p text:style-name="Preformatted_20_Text">boky</text:p>
      <text:p text:style-name="Preformatted_20_Text">gautam</text:p>
      <text:p text:style-name="Preformatted_20_Text">www.afaceri</text:p>
      <text:p text:style-name="Preformatted_20_Text">cpw</text:p>
      <text:p text:style-name="Preformatted_20_Text">miyazaki</text:p>
      <text:p text:style-name="Preformatted_20_Text">ip-ca</text:p>
      <text:p text:style-name="Preformatted_20_Text">ici</text:p>
      <text:p text:style-name="Preformatted_20_Text">pclab</text:p>
      <text:p text:style-name="Preformatted_20_Text">autodiscover.movies</text:p>
      <text:p text:style-name="Preformatted_20_Text">hideip-hongkong</text:p>
      <text:p text:style-name="Preformatted_20_Text">autoconfig.movies</text:p>
      <text:p text:style-name="Preformatted_20_Text">webclient</text:p>
      <text:p text:style-name="Preformatted_20_Text"><text:soft-page-break/>dame</text:p>
      <text:p text:style-name="Preformatted_20_Text">ip-hk</text:p>
      <text:p text:style-name="Preformatted_20_Text">slipknot</text:p>
      <text:p text:style-name="Preformatted_20_Text">ip-it</text:p>
      <text:p text:style-name="Preformatted_20_Text">www012</text:p>
      <text:p text:style-name="Preformatted_20_Text">mysql41</text:p>
      <text:p text:style-name="Preformatted_20_Text">www.imagegallery</text:p>
      <text:p text:style-name="Preformatted_20_Text">mapz</text:p>
      <text:p text:style-name="Preformatted_20_Text">mall49</text:p>
      <text:p text:style-name="Preformatted_20_Text">kota</text:p>
      <text:p text:style-name="Preformatted_20_Text">l2tp-ca</text:p>
      <text:p text:style-name="Preformatted_20_Text">dcode</text:p>
      <text:p text:style-name="Preformatted_20_Text">midori</text:p>
      <text:p text:style-name="Preformatted_20_Text">l2tp-hk</text:p>
      <text:p text:style-name="Preformatted_20_Text">highschool</text:p>
      <text:p text:style-name="Preformatted_20_Text">l2tp-it</text:p>
      <text:p text:style-name="Preformatted_20_Text">gapi</text:p>
      <text:p text:style-name="Preformatted_20_Text">whisky</text:p>
      <text:p text:style-name="Preformatted_20_Text">flores</text:p>
      <text:p text:style-name="Preformatted_20_Text">gmax</text:p>
      <text:p text:style-name="Preformatted_20_Text">gogl</text:p>
      <text:p text:style-name="Preformatted_20_Text">medo</text:p>
      <text:p text:style-name="Preformatted_20_Text">gshf</text:p>
      <text:p text:style-name="Preformatted_20_Text">hideip-italy</text:p>
      <text:p text:style-name="Preformatted_20_Text">loke</text:p>
      <text:p text:style-name="Preformatted_20_Text">gardena</text:p>
      <text:p text:style-name="Preformatted_20_Text">www.zero</text:p>
      <text:p text:style-name="Preformatted_20_Text">windows1</text:p>
      <text:p text:style-name="Preformatted_20_Text">fap</text:p>
      <text:p text:style-name="Preformatted_20_Text">baikal</text:p>
      <text:p text:style-name="Preformatted_20_Text">driss</text:p>
      <text:p text:style-name="P1">juridico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4:02:50.939592835</meta:creation-date>
    <dc:date>2022-05-02T14:03:19.493021768</dc:date>
    <meta:editing-duration>PT29S</meta:editing-duration>
    <meta:editing-cycles>1</meta:editing-cycles>
    <meta:document-statistic meta:table-count="0" meta:image-count="0" meta:object-count="0" meta:page-count="313" meta:paragraph-count="20000" meta:word-count="20000" meta:character-count="129205" meta:non-whitespace-character-count="129205"/>
    <meta:generator>LibreOffice/7.3.1.3$Linux_X86_64 LibreOffice_project/30$Build-3</meta:generator>
  </office:meta>
</office:document-meta>
</file>